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6.svm" manifest:media-type=""/>
  <manifest:file-entry manifest:full-path="Pictures/TablePreview55.svm" manifest:media-type=""/>
  <manifest:file-entry manifest:full-path="Pictures/TablePreview54.svm" manifest:media-type=""/>
  <manifest:file-entry manifest:full-path="Pictures/TablePreview53.svm" manifest:media-type=""/>
  <manifest:file-entry manifest:full-path="Pictures/TablePreview52.svm" manifest:media-type=""/>
  <manifest:file-entry manifest:full-path="Pictures/TablePreview51.svm" manifest:media-type=""/>
  <manifest:file-entry manifest:full-path="Pictures/TablePreview50.svm" manifest:media-type=""/>
  <manifest:file-entry manifest:full-path="Pictures/TablePreview46.svm" manifest:media-type=""/>
  <manifest:file-entry manifest:full-path="Pictures/TablePreview45.svm" manifest:media-type=""/>
  <manifest:file-entry manifest:full-path="Pictures/TablePreview44.svm" manifest:media-type=""/>
  <manifest:file-entry manifest:full-path="Pictures/TablePreview43.svm" manifest:media-type=""/>
  <manifest:file-entry manifest:full-path="Pictures/TablePreview42.svm" manifest:media-type=""/>
  <manifest:file-entry manifest:full-path="Pictures/TablePreview41.svm" manifest:media-type=""/>
  <manifest:file-entry manifest:full-path="Pictures/TablePreview40.svm" manifest:media-type=""/>
  <manifest:file-entry manifest:full-path="Pictures/TablePreview39.svm" manifest:media-type=""/>
  <manifest:file-entry manifest:full-path="Pictures/TablePreview38.svm" manifest:media-type=""/>
  <manifest:file-entry manifest:full-path="Pictures/TablePreview37.svm" manifest:media-type=""/>
  <manifest:file-entry manifest:full-path="Pictures/TablePreview36.svm" manifest:media-type=""/>
  <manifest:file-entry manifest:full-path="Pictures/TablePreview35.svm" manifest:media-type=""/>
  <manifest:file-entry manifest:full-path="Pictures/TablePreview34.svm" manifest:media-type=""/>
  <manifest:file-entry manifest:full-path="Pictures/TablePreview33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13.svm" manifest:media-type=""/>
  <manifest:file-entry manifest:full-path="Pictures/TablePreview49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48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47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25.svm" manifest:media-type=""/>
  <manifest:file-entry manifest:full-path="Pictures/TablePreview29.svm" manifest:media-type=""/>
  <manifest:file-entry manifest:full-path="Pictures/TablePreview4.svm" manifest:media-type=""/>
  <manifest:file-entry manifest:full-path="Pictures/TablePreview24.svm" manifest:media-type=""/>
  <manifest:file-entry manifest:full-path="Pictures/TablePreview28.svm" manifest:media-type=""/>
  <manifest:file-entry manifest:full-path="Pictures/TablePreview3.svm" manifest:media-type=""/>
  <manifest:file-entry manifest:full-path="Pictures/TablePreview23.svm" manifest:media-type=""/>
  <manifest:file-entry manifest:full-path="Pictures/TablePreview27.svm" manifest:media-type=""/>
  <manifest:file-entry manifest:full-path="Pictures/TablePreview2.svm" manifest:media-type=""/>
  <manifest:file-entry manifest:full-path="Pictures/TablePreview22.svm" manifest:media-type=""/>
  <manifest:file-entry manifest:full-path="Pictures/TablePreview26.svm" manifest:media-type=""/>
  <manifest:file-entry manifest:full-path="Pictures/TablePreview1.svm" manifest:media-type=""/>
  <manifest:file-entry manifest:full-path="Pictures/TablePreview19.svm" manifest:media-type=""/>
  <manifest:file-entry manifest:full-path="Pictures/TablePreview21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57.svm" manifest:media-type=""/>
  <manifest:file-entry manifest:full-path="Pictures/TablePreview20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/>
    <style:font-face style:name="+mn-cs1" svg:font-family="+mn-cs" style:font-pitch="variable"/>
    <style:font-face style:name="+mn-ea" svg:font-family="+mn-ea"/>
    <style:font-face style:name="+mn-ea1" svg:font-family="+mn-ea" style:font-pitch="variable"/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053cm" svg:stroke-color="#336699" draw:marker-end="msArrowEnd_20_5" draw:marker-end-width="0.21cm" draw:marker-end-center="false" draw:stroke-linejoin="miter" draw:fill="solid" draw:fill-color="#add6ff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solid" svg:stroke-width="0.053cm" svg:stroke-color="#ffffff" draw:stroke-linejoin="miter" draw:fill="solid" draw:fill-color="#add6ff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" style:family="graphic" style:parent-style-name="standard" style:list-style-name="L4">
      <style:graphic-properties draw:stroke="solid" svg:stroke-width="0.053cm" svg:stroke-color="#ffffff" draw:stroke-linejoin="miter" draw:fill="solid" draw:fill-color="#add6ff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" style:family="graphic" style:parent-style-name="standard" style:list-style-name="L4">
      <style:graphic-properties draw:stroke="solid" svg:stroke-width="0.053cm" svg:stroke-color="#ffffff" draw:stroke-linejoin="miter" draw:fill="solid" draw:fill-color="#add6ff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8" style:family="graphic" style:parent-style-name="standard" style:list-style-name="L4">
      <style:graphic-properties draw:stroke="solid" svg:stroke-width="0.053cm" svg:stroke-color="#ffffff" draw:stroke-linejoin="miter" draw:fill="solid" draw:fill-color="#add6ff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9" style:family="graphic" style:parent-style-name="standard" style:list-style-name="L4">
      <style:graphic-properties draw:stroke="solid" svg:stroke-width="0.053cm" svg:stroke-color="#ffffff" draw:stroke-linejoin="miter" draw:fill="solid" draw:fill-color="#add6ff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0" style:family="graphic" style:parent-style-name="standard" style:list-style-name="L4">
      <style:graphic-properties draw:stroke="solid" svg:stroke-width="0.053cm" svg:stroke-color="#ffffff" draw:stroke-linejoin="miter" draw:fill="solid" draw:fill-color="#add6ff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1" style:family="graphic" style:parent-style-name="standard" style:list-style-name="L4">
      <style:graphic-properties draw:stroke="solid" svg:stroke-width="0.053cm" svg:stroke-color="#ffffff" draw:stroke-linejoin="miter" draw:fill="solid" draw:fill-color="#add6ff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2" style:family="graphic" style:parent-style-name="standard" style:list-style-name="L4">
      <style:graphic-properties draw:stroke="solid" svg:stroke-width="0.053cm" svg:stroke-color="#ffffff" draw:stroke-linejoin="miter" draw:fill="solid" draw:fill-color="#add6ff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3" style:family="graphic" style:parent-style-name="standard" style:list-style-name="L4">
      <style:graphic-properties draw:stroke="solid" svg:stroke-width="0.053cm" svg:stroke-color="#ffffff" draw:stroke-linejoin="miter" draw:fill="solid" draw:fill-color="#add6ff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4" style:family="graphic" style:parent-style-name="standard" style:list-style-name="L4">
      <style:graphic-properties draw:stroke="solid" svg:stroke-width="0.053cm" svg:stroke-color="#ffffff" draw:stroke-linejoin="miter" draw:fill="solid" draw:fill-color="#add6ff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5" style:family="graphic" style:parent-style-name="standard" style:list-style-name="L4">
      <style:graphic-properties draw:stroke="solid" svg:stroke-width="0.053cm" svg:stroke-color="#ffffff" draw:stroke-linejoin="miter" draw:fill="solid" draw:fill-color="#add6ff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6" style:family="graphic" style:parent-style-name="standard" style:list-style-name="L4">
      <style:graphic-properties draw:stroke="solid" svg:stroke-width="0.053cm" svg:stroke-color="#ffffff" draw:stroke-linejoin="miter" draw:fill="solid" draw:fill-color="#add6ff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7" style:family="graphic" style:parent-style-name="standard" style:list-style-name="L4">
      <style:graphic-properties draw:stroke="solid" svg:stroke-width="0.053cm" svg:stroke-color="#ffffff" draw:stroke-linejoin="miter" draw:fill="solid" draw:fill-color="#add6ff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8" style:family="graphic" style:parent-style-name="standard" style:list-style-name="L4">
      <style:graphic-properties draw:stroke="solid" svg:stroke-width="0.053cm" svg:stroke-color="#ffffff" draw:stroke-linejoin="miter" draw:fill="solid" draw:fill-color="#add6ff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9" style:family="graphic" style:parent-style-name="standard" style:list-style-name="L4">
      <style:graphic-properties draw:stroke="solid" svg:stroke-width="0.053cm" svg:stroke-color="#ffffff" draw:stroke-linejoin="miter" draw:fill="solid" draw:fill-color="#add6ff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0" style:family="graphic">
      <style:graphic-properties style:protect="size"/>
    </style:style>
    <style:style style:name="gr21" style:family="graphic" style:parent-style-name="standard" style:list-style-name="L3">
      <style:graphic-properties draw:stroke="solid" svg:stroke-width="0.026cm" svg:stroke-color="#ffffff" draw:stroke-linejoin="miter" draw:fill="solid" draw:fill-color="#2b548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3">
      <style:graphic-properties draw:stroke="solid" svg:stroke-width="0.026cm" svg:stroke-color="#ffffff" draw:stroke-linejoin="miter" draw:fill="solid" draw:fill-color="#00b8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>
      <style:graphic-properties draw:stroke="solid" svg:stroke-width="0.079cm" svg:stroke-color="#ffffff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4" style:family="graphic" style:parent-style-name="standard" style:list-style-name="L3">
      <style:graphic-properties draw:stroke="solid" svg:stroke-width="0.026cm" svg:stroke-color="#ffffff" draw:stroke-linejoin="miter" draw:fill="solid" draw:fill-color="#00b8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 style:list-style-name="L3">
      <style:graphic-properties draw:stroke="solid" svg:stroke-width="0.026cm" svg:stroke-color="#ffffff" draw:stroke-linejoin="miter" draw:fill="solid" draw:fill-color="#00b8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 style:list-style-name="L3">
      <style:graphic-properties draw:stroke="solid" svg:stroke-width="0.026cm" svg:stroke-color="#ffffff" draw:stroke-linejoin="miter" draw:fill="solid" draw:fill-color="#00b8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 style:list-style-name="L3">
      <style:graphic-properties draw:stroke="solid" svg:stroke-width="0.026cm" svg:stroke-color="#ffffff" draw:stroke-linejoin="miter" draw:fill="solid" draw:fill-color="#00b8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 style:list-style-name="L3">
      <style:graphic-properties draw:stroke="solid" svg:stroke-width="0.026cm" svg:stroke-color="#ffffff" draw:stroke-linejoin="miter" draw:fill="solid" draw:fill-color="#00b8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 style:list-style-name="L3">
      <style:graphic-properties draw:stroke="solid" svg:stroke-width="0.026cm" svg:stroke-color="#ffffff" draw:stroke-linejoin="miter" draw:fill="solid" draw:fill-color="#00b8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3">
      <style:graphic-properties draw:stroke="solid" svg:stroke-width="0.026cm" svg:stroke-color="#ffffff" draw:stroke-linejoin="miter" draw:fill="solid" draw:fill-color="#00b8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 style:list-style-name="L3">
      <style:graphic-properties draw:stroke="solid" svg:stroke-width="0.026cm" svg:stroke-color="#ffffff" draw:stroke-linejoin="miter" draw:fill="solid" draw:fill-color="#00b8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>
      <style:graphic-properties draw:stroke="solid" svg:stroke-width="0.212cm" svg:stroke-color="#ffffff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3" style:family="graphic" style:parent-style-name="standard" style:list-style-name="L3">
      <style:graphic-properties draw:stroke="solid" svg:stroke-width="0.026cm" svg:stroke-color="#ffffff" draw:stroke-linejoin="miter" draw:fill="solid" draw:fill-color="#00b8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 style:list-style-name="L3">
      <style:graphic-properties draw:stroke="solid" svg:stroke-width="0.026cm" svg:stroke-color="#ffffff" draw:stroke-linejoin="miter" draw:fill="solid" draw:fill-color="#00b8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3">
      <style:graphic-properties draw:stroke="solid" svg:stroke-width="0.026cm" svg:stroke-color="#ffffff" draw:stroke-linejoin="miter" draw:fill="solid" draw:fill-color="#00b8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5">
      <style:graphic-properties draw:stroke="solid" svg:stroke-width="0.053cm" svg:stroke-color="#ffffff" draw:stroke-linejoin="miter" draw:fill="solid" draw:fill-color="#add6ff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7" style:family="graphic" style:parent-style-name="standard" style:list-style-name="L5">
      <style:graphic-properties draw:stroke="solid" svg:stroke-width="0.053cm" svg:stroke-color="#ffffff" draw:stroke-linejoin="miter" draw:fill="solid" draw:fill-color="#add6ff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8" style:family="graphic" style:parent-style-name="standard" style:list-style-name="L5">
      <style:graphic-properties draw:stroke="solid" svg:stroke-width="0.053cm" svg:stroke-color="#ffffff" draw:stroke-linejoin="miter" draw:fill="solid" draw:fill-color="#add6ff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9" style:family="graphic" style:parent-style-name="standard" style:list-style-name="L5">
      <style:graphic-properties draw:stroke="solid" svg:stroke-width="0.053cm" svg:stroke-color="#ffffff" draw:stroke-linejoin="miter" draw:fill="solid" draw:fill-color="#add6ff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0" style:family="graphic" style:parent-style-name="standard" style:list-style-name="L5">
      <style:graphic-properties draw:stroke="solid" svg:stroke-width="0.053cm" svg:stroke-color="#ffffff" draw:stroke-linejoin="miter" draw:fill="solid" draw:fill-color="#add6ff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1" style:family="graphic" style:parent-style-name="standard" style:list-style-name="L5">
      <style:graphic-properties draw:stroke="solid" svg:stroke-width="0.053cm" svg:stroke-color="#ffffff" draw:stroke-linejoin="miter" draw:fill="solid" draw:fill-color="#add6ff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2" style:family="graphic" style:parent-style-name="standard" style:list-style-name="L5">
      <style:graphic-properties draw:stroke="solid" svg:stroke-width="0.053cm" svg:stroke-color="#ffffff" draw:stroke-linejoin="miter" draw:fill="solid" draw:fill-color="#add6ff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3" style:family="graphic" style:parent-style-name="standard" style:list-style-name="L5">
      <style:graphic-properties draw:stroke="solid" svg:stroke-width="0.053cm" svg:stroke-color="#ffffff" draw:stroke-linejoin="miter" draw:fill="solid" draw:fill-color="#add6ff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4" style:family="graphic" style:parent-style-name="standard" style:list-style-name="L5">
      <style:graphic-properties draw:stroke="solid" svg:stroke-width="0.053cm" svg:stroke-color="#ffffff" draw:stroke-linejoin="miter" draw:fill="solid" draw:fill-color="#add6ff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5" style:family="graphic" style:parent-style-name="standard" style:list-style-name="L5">
      <style:graphic-properties draw:stroke="solid" svg:stroke-width="0.053cm" svg:stroke-color="#ffffff" draw:stroke-linejoin="miter" draw:fill="solid" draw:fill-color="#add6ff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6" style:family="graphic" style:parent-style-name="standard" style:list-style-name="L5">
      <style:graphic-properties draw:stroke="solid" svg:stroke-width="0.053cm" svg:stroke-color="#ffffff" draw:stroke-linejoin="miter" draw:fill="solid" draw:fill-color="#add6ff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7" style:family="graphic" style:parent-style-name="standard" style:list-style-name="L5">
      <style:graphic-properties draw:stroke="solid" svg:stroke-width="0.053cm" svg:stroke-color="#ffffff" draw:stroke-linejoin="miter" draw:fill="solid" draw:fill-color="#add6ff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8" style:family="graphic" style:parent-style-name="standard" style:list-style-name="L5">
      <style:graphic-properties draw:stroke="solid" svg:stroke-width="0.053cm" svg:stroke-color="#ffffff" draw:stroke-linejoin="miter" draw:fill="solid" draw:fill-color="#add6ff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9" style:family="graphic" style:parent-style-name="standard" style:list-style-name="L5">
      <style:graphic-properties draw:stroke="solid" svg:stroke-width="0.053cm" svg:stroke-color="#ffffff" draw:stroke-linejoin="miter" draw:fill="solid" draw:fill-color="#add6ff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0" style:family="graphic" style:parent-style-name="standard" style:list-style-name="L5">
      <style:graphic-properties draw:stroke="solid" svg:stroke-width="0.053cm" svg:stroke-color="#ffffff" draw:stroke-linejoin="miter" draw:fill="solid" draw:fill-color="#add6ff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1" style:family="graphic" style:parent-style-name="standard" style:list-style-name="L3">
      <style:graphic-properties draw:stroke="solid" svg:stroke-width="0.026cm" svg:stroke-color="#ffffff" draw:stroke-linejoin="miter" draw:fill="solid" draw:fill-color="#2b548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3">
      <style:graphic-properties draw:stroke="solid" svg:stroke-width="0.026cm" svg:stroke-color="#ffffff" draw:stroke-linejoin="miter" draw:fill="solid" draw:fill-color="#2b548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>
      <style:graphic-properties draw:stroke="solid" svg:stroke-width="0.026cm" svg:stroke-color="#000000" draw:stroke-linejoin="miter" draw:fill="solid" draw:fill-color="#add6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solid" draw:fill-color="#add6ff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5" style:family="graphic" style:parent-style-name="standard" style:list-style-name="L4">
      <style:graphic-properties draw:stroke="none" svg:stroke-width="0.026cm" draw:stroke-linejoin="miter" draw:fill="solid" draw:fill-color="#add6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4">
      <style:graphic-properties draw:stroke="none" svg:stroke-width="0.026cm" draw:stroke-linejoin="miter" draw:fill="solid" draw:fill-color="#add6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4">
      <style:graphic-properties draw:stroke="none" svg:stroke-width="0.026cm" draw:stroke-linejoin="miter" draw:fill="solid" draw:fill-color="#add6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4">
      <style:graphic-properties draw:stroke="none" svg:stroke-width="0.026cm" draw:stroke-linejoin="miter" draw:fill="solid" draw:fill-color="#add6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4">
      <style:graphic-properties draw:stroke="none" svg:stroke-width="0.026cm" draw:stroke-linejoin="miter" draw:fill="solid" draw:fill-color="#add6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4">
      <style:graphic-properties draw:stroke="none" svg:stroke-width="0.026cm" draw:stroke-linejoin="miter" draw:fill="solid" draw:fill-color="#add6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4">
      <style:graphic-properties draw:stroke="none" svg:stroke-width="0.026cm" draw:stroke-linejoin="miter" draw:fill="solid" draw:fill-color="#add6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4">
      <style:graphic-properties draw:stroke="none" svg:stroke-width="0.026cm" draw:stroke-linejoin="miter" draw:fill="solid" draw:fill-color="#add6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4">
      <style:graphic-properties draw:stroke="none" svg:stroke-width="0.026cm" draw:stroke-linejoin="miter" draw:fill="solid" draw:fill-color="#add6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4">
      <style:graphic-properties draw:stroke="none" svg:stroke-width="0.026cm" draw:stroke-linejoin="miter" draw:fill="solid" draw:fill-color="#add6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4">
      <style:graphic-properties draw:stroke="none" svg:stroke-width="0.026cm" draw:stroke-linejoin="miter" draw:fill="solid" draw:fill-color="#add6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4">
      <style:graphic-properties draw:stroke="none" svg:stroke-width="0.026cm" draw:stroke-linejoin="miter" draw:fill="solid" draw:fill-color="#add6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4">
      <style:graphic-properties draw:stroke="none" svg:stroke-width="0.026cm" draw:stroke-linejoin="miter" draw:fill="solid" draw:fill-color="#add6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4">
      <style:graphic-properties draw:stroke="none" svg:stroke-width="0.026cm" draw:stroke-linejoin="miter" draw:fill="solid" draw:fill-color="#add6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4">
      <style:graphic-properties draw:stroke="none" svg:stroke-width="0.026cm" draw:stroke-linejoin="miter" draw:fill="solid" draw:fill-color="#add6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>
      <style:graphic-properties draw:stroke="dash" draw:stroke-dash="Double_20_Dash" svg:stroke-width="0.026cm" svg:stroke-color="#ffffff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1" style:family="graphic" style:parent-style-name="standard" style:list-style-name="L4">
      <style:graphic-properties draw:stroke="solid" svg:stroke-width="0.026cm" svg:stroke-color="#ffffff" draw:stroke-linejoin="miter" draw:fill="solid" draw:fill-color="#add6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2" style:family="graphic" style:parent-style-name="standard" style:list-style-name="L4">
      <style:graphic-properties draw:stroke="solid" svg:stroke-width="0.026cm" svg:stroke-color="#ffffff" draw:stroke-linejoin="miter" draw:fill="solid" draw:fill-color="#add6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standard" style:list-style-name="L4">
      <style:graphic-properties draw:stroke="solid" svg:stroke-width="0.026cm" svg:stroke-color="#ffffff" draw:stroke-linejoin="miter" draw:fill="solid" draw:fill-color="#add6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4" style:family="graphic" style:parent-style-name="standard" style:list-style-name="L4">
      <style:graphic-properties draw:stroke="solid" svg:stroke-width="0.026cm" svg:stroke-color="#ffffff" draw:stroke-linejoin="miter" draw:fill="solid" draw:fill-color="#add6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26cm" svg:stroke-color="#000000" draw:stroke-linejoin="miter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 style:list-style-name="L4">
      <style:graphic-properties draw:stroke="none" svg:stroke-width="0.026cm" draw:stroke-linejoin="miter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4">
      <style:graphic-properties draw:stroke="none" svg:stroke-width="0.026cm" draw:stroke-linejoin="miter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4">
      <style:graphic-properties draw:stroke="none" svg:stroke-width="0.026cm" draw:stroke-linejoin="miter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6">
      <style:graphic-properties draw:stroke="none" svg:stroke-width="0cm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6">
      <style:graphic-properties draw:stroke="none" svg:stroke-width="0cm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6">
      <style:graphic-properties draw:stroke="none" svg:stroke-width="0cm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6">
      <style:graphic-properties draw:stroke="none" svg:stroke-width="0cm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4">
      <style:graphic-properties draw:stroke="none" svg:stroke-width="0.026cm" draw:stroke-linejoin="miter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6">
      <style:graphic-properties draw:stroke="none" svg:stroke-width="0cm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6">
      <style:graphic-properties draw:stroke="none" svg:stroke-width="0cm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4">
      <style:graphic-properties draw:stroke="none" svg:stroke-width="0.026cm" draw:stroke-linejoin="miter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 style:list-style-name="L6">
      <style:graphic-properties draw:stroke="none" svg:stroke-width="0cm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>
      <style:graphic-properties draw:stroke="dash" draw:stroke-dash="Double_20_Dash" svg:stroke-width="0.106cm" svg:stroke-color="#009999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90" style:family="graphic" style:parent-style-name="standard" style:list-style-name="L6">
      <style:graphic-properties draw:stroke="none" svg:stroke-width="0cm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6">
      <style:graphic-properties draw:stroke="none" svg:stroke-width="0cm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6">
      <style:graphic-properties draw:stroke="none" svg:stroke-width="0cm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6">
      <style:graphic-properties draw:stroke="none" svg:stroke-width="0cm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6">
      <style:graphic-properties draw:stroke="none" svg:stroke-width="0cm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6">
      <style:graphic-properties draw:stroke="none" svg:stroke-width="0cm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6">
      <style:graphic-properties draw:stroke="none" svg:stroke-width="0cm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4">
      <style:graphic-properties draw:stroke="none" svg:stroke-width="0.026cm" draw:stroke-linejoin="miter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4">
      <style:graphic-properties draw:stroke="none" svg:stroke-width="0.026cm" draw:stroke-linejoin="miter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4">
      <style:graphic-properties draw:stroke="none" svg:stroke-width="0.026cm" draw:stroke-linejoin="miter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4">
      <style:graphic-properties draw:stroke="none" svg:stroke-width="0.026cm" draw:stroke-linejoin="miter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4">
      <style:graphic-properties draw:stroke="none" svg:stroke-width="0.026cm" draw:stroke-linejoin="miter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4">
      <style:graphic-properties draw:stroke="none" svg:stroke-width="0.026cm" draw:stroke-linejoin="miter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4">
      <style:graphic-properties draw:stroke="none" svg:stroke-width="0.026cm" draw:stroke-linejoin="miter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 style:list-style-name="L4">
      <style:graphic-properties draw:stroke="none" svg:stroke-width="0.026cm" draw:stroke-linejoin="miter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 style:list-style-name="L4">
      <style:graphic-properties draw:stroke="none" svg:stroke-width="0.026cm" draw:stroke-linejoin="miter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 style:list-style-name="L4">
      <style:graphic-properties draw:stroke="none" svg:stroke-width="0.026cm" draw:stroke-linejoin="miter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4">
      <style:graphic-properties draw:stroke="none" svg:stroke-width="0.026cm" draw:stroke-linejoin="miter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 style:list-style-name="L4">
      <style:graphic-properties draw:stroke="none" svg:stroke-width="0.026cm" draw:stroke-linejoin="miter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 style:list-style-name="L4">
      <style:graphic-properties draw:stroke="none" svg:stroke-width="0.026cm" draw:stroke-linejoin="miter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 style:list-style-name="L4">
      <style:graphic-properties draw:stroke="none" svg:stroke-width="0.026cm" draw:stroke-linejoin="miter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 style:list-style-name="L4">
      <style:graphic-properties draw:stroke="none" svg:stroke-width="0.026cm" draw:stroke-linejoin="miter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 style:list-style-name="L4">
      <style:graphic-properties draw:stroke="none" svg:stroke-width="0.026cm" draw:stroke-linejoin="miter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 style:list-style-name="L4">
      <style:graphic-properties draw:stroke="none" svg:stroke-width="0.026cm" draw:stroke-linejoin="miter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4">
      <style:graphic-properties draw:stroke="none" svg:stroke-width="0.026cm" draw:stroke-linejoin="miter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 style:list-style-name="L4">
      <style:graphic-properties draw:stroke="none" svg:stroke-width="0.026cm" draw:stroke-linejoin="miter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4">
      <style:graphic-properties draw:stroke="none" svg:stroke-width="0.026cm" draw:stroke-linejoin="miter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4">
      <style:graphic-properties draw:stroke="none" svg:stroke-width="0.026cm" draw:stroke-linejoin="miter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 style:list-style-name="L4">
      <style:graphic-properties draw:stroke="none" svg:stroke-width="0.026cm" draw:stroke-linejoin="miter" draw:fill="solid" draw:fill-color="#e5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 style:list-style-name="L6">
      <style:graphic-properties draw:stroke="solid" svg:stroke-width="0.026cm" svg:stroke-color="#ffffff" draw:stroke-linejoin="miter" draw:fill="solid" draw:fill-color="#e5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 style:list-style-name="L4">
      <style:graphic-properties draw:stroke="solid" svg:stroke-width="0.026cm" svg:stroke-color="#ffffff" draw:stroke-linejoin="miter" draw:fill="solid" draw:fill-color="#e5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 style:list-style-name="L7">
      <style:graphic-properties draw:stroke="solid" svg:stroke-width="0.026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0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fff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8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>
      <style:graphic-properties draw:stroke="none" svg:stroke-width="0.026cm" draw:stroke-linejoin="round" svg:stroke-linecap="butt" draw:fill="solid" draw:fill-color="#ff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4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fff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fff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fff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8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0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fff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5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fff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6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fff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7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8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fff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9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0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1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2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fff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3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4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fff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5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fff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6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fff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7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8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fff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9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fff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0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fff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1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fff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2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fff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3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fff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4" style:family="graphic" style:parent-style-name="standard" style:list-style-name="L8">
      <style:graphic-properties draw:stroke="solid" svg:stroke-width="0.026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5" style:family="graphic" style:parent-style-name="standard">
      <style:graphic-properties draw:stroke="none" svg:stroke-width="0.026cm" draw:stroke-linejoin="round" svg:stroke-linecap="butt" draw:fill="solid" draw:fill-color="#3333cc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76" style:family="graphic" style:parent-style-name="standard">
      <style:graphic-properties draw:stroke="solid" svg:stroke-width="0.053cm" svg:stroke-color="#003366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7" style:family="graphic" style:parent-style-name="standard" style:list-style-name="L8">
      <style:graphic-properties draw:stroke="solid" svg:stroke-width="0.026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8" style:family="graphic" style:parent-style-name="standard" style:list-style-name="L8">
      <style:graphic-properties draw:stroke="solid" svg:stroke-width="0.026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0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1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2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5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6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8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9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0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1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2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3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4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5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6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7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8" style:family="graphic" style:parent-style-name="standard">
      <style:graphic-properties draw:stroke="none" svg:stroke-width="0.026cm" draw:stroke-linejoin="round" svg:stroke-linecap="butt" draw:fill="solid" draw:fill-color="#00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99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0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1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2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3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4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5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6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7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8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9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0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1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2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3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4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5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6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7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8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9" style:family="graphic" style:parent-style-name="standard" style:list-style-name="L12">
      <style:graphic-properties draw:stroke="solid" svg:stroke-width="0.026cm" svg:stroke-color="#003366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0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1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2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3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4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5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6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7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8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9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0" style:family="graphic" style:parent-style-name="standard">
      <style:graphic-properties draw:stroke="dash" draw:stroke-dash="Long_20_Dash" svg:stroke-width="0.079cm" svg:stroke-color="#ff33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1" style:family="graphic" style:parent-style-name="standard">
      <style:graphic-properties draw:stroke="none" svg:stroke-width="0.026cm" draw:stroke-linejoin="round" svg:stroke-linecap="butt" draw:fill="solid" draw:fill-color="#00b05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32" style:family="graphic" style:parent-style-name="standard">
      <style:graphic-properties draw:stroke="none" svg:stroke-width="0.026cm" draw:stroke-linejoin="round" svg:stroke-linecap="butt" draw:fill="solid" draw:fill-color="#0a85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33" style:family="graphic" style:parent-style-name="standard" style:list-style-name="L8">
      <style:graphic-properties draw:stroke="solid" svg:stroke-width="0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4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5" style:family="graphic" style:parent-style-name="standard" style:list-style-name="L8">
      <style:graphic-properties draw:stroke="solid" svg:stroke-width="0.026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6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7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8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9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0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1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2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3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4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5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6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7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8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9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0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1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2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3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4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5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6" style:family="graphic" style:parent-style-name="standard" style:list-style-name="L8">
      <style:graphic-properties draw:stroke="solid" svg:stroke-width="0.026cm" svg:stroke-color="#003366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7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8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9" style:family="graphic" style:parent-style-name="standard">
      <style:graphic-properties draw:stroke="solid" svg:stroke-width="0.026cm" svg:stroke-color="#003366" draw:stroke-linejoin="round" svg:stroke-linecap="butt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60" style:family="graphic" style:parent-style-name="standard" style:list-style-name="L8">
      <style:graphic-properties draw:stroke="none" svg:stroke-width="0.026cm" draw:stroke-linejoin="round" svg:stroke-linecap="butt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1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2" style:family="graphic" style:parent-style-name="standard" style:list-style-name="L8">
      <style:graphic-properties draw:stroke="solid" svg:stroke-width="0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3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4" style:family="graphic" style:parent-style-name="standard" style:list-style-name="L8">
      <style:graphic-properties draw:stroke="solid" svg:stroke-width="0.026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5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6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7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8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9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0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1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2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3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4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5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6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7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8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9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0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1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2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3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4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5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6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7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8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9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0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1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2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3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4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5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6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7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8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9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0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1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2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3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4" style:family="graphic" style:parent-style-name="standard">
      <style:graphic-properties draw:stroke="solid" svg:stroke-width="0.026cm" svg:stroke-color="#000000" draw:marker-end="msArrowOpenEnd_20_5_20_26" draw:marker-end-width="0.24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5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6" style:family="graphic" style:parent-style-name="standard" style:list-style-name="L8">
      <style:graphic-properties draw:stroke="solid" svg:stroke-width="0.026cm" svg:stroke-color="#003366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7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8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9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0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1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2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3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4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5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6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7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8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9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0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1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2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3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4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5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6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7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8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9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0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1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2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3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4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5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6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7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8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9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0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1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2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3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4" style:family="graphic" style:parent-style-name="standard" style:list-style-name="L8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5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6" style:family="graphic" style:parent-style-name="standard" style:list-style-name="L8">
      <style:graphic-properties draw:stroke="solid" svg:stroke-width="0.026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7" style:family="graphic" style:parent-style-name="standard" style:list-style-name="L8">
      <style:graphic-properties draw:stroke="solid" svg:stroke-width="0.026cm" svg:stroke-color="#2b5481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8" style:family="graphic" style:parent-style-name="standard" style:list-style-name="L8">
      <style:graphic-properties draw:stroke="solid" svg:stroke-width="0.026cm" svg:stroke-color="#2b5481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9" style:family="graphic" style:parent-style-name="standard" style:list-style-name="L8">
      <style:graphic-properties draw:stroke="solid" svg:stroke-width="0.026cm" svg:stroke-color="#2b5481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0" style:family="graphic" style:parent-style-name="standard" style:list-style-name="L8">
      <style:graphic-properties draw:stroke="solid" svg:stroke-width="0.026cm" svg:stroke-color="#2b5481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1" style:family="graphic" style:parent-style-name="standard" style:list-style-name="L8">
      <style:graphic-properties draw:stroke="solid" svg:stroke-width="0.026cm" svg:stroke-color="#2b5481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2" style:family="graphic" style:parent-style-name="standard" style:list-style-name="L8">
      <style:graphic-properties draw:stroke="solid" svg:stroke-width="0.026cm" svg:stroke-color="#2b5481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3" style:family="graphic" style:parent-style-name="standard" style:list-style-name="L8">
      <style:graphic-properties draw:stroke="solid" svg:stroke-width="0.026cm" svg:stroke-color="#2b5481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4" style:family="graphic" style:parent-style-name="standard" style:list-style-name="L8">
      <style:graphic-properties draw:stroke="solid" svg:stroke-width="0.026cm" svg:stroke-color="#2b5481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5" style:family="graphic" style:parent-style-name="standard" style:list-style-name="L8">
      <style:graphic-properties draw:stroke="solid" svg:stroke-width="0.026cm" svg:stroke-color="#2b5481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6" style:family="graphic" style:parent-style-name="standard" style:list-style-name="L8">
      <style:graphic-properties draw:stroke="solid" svg:stroke-width="0.026cm" svg:stroke-color="#2b5481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7" style:family="graphic" style:parent-style-name="standard" style:list-style-name="L8">
      <style:graphic-properties draw:stroke="solid" svg:stroke-width="0.026cm" svg:stroke-color="#2b5481" draw:stroke-linejoin="round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8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9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0" style:family="graphic" style:parent-style-name="standard" style:list-style-name="L8">
      <style:graphic-properties draw:stroke="solid" svg:stroke-width="0.026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1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2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3" style:family="graphic" style:parent-style-name="standard" style:list-style-name="L8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4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5" style:family="graphic" style:parent-style-name="standard" style:list-style-name="L8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6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7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8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9" style:family="graphic" style:parent-style-name="standard" style:list-style-name="L8">
      <style:graphic-properties draw:stroke="solid" svg:stroke-width="0cm" svg:stroke-color="#000000" draw:fill="solid" draw:fill-color="#eef0f3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0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1" style:family="graphic" style:parent-style-name="standard">
      <style:graphic-properties draw:stroke="none" svg:stroke-width="0.026cm" draw:stroke-linejoin="round" svg:stroke-linecap="butt" draw:fill="solid" draw:fill-color="#0070c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72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3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4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5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6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7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8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9" style:family="graphic" style:parent-style-name="standard" style:list-style-name="L8">
      <style:graphic-properties draw:stroke="none" svg:stroke-width="0.026cm" draw:stroke-linejoin="round" svg:stroke-linecap="butt" draw:fill="solid" draw:fill-color="#00999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0" style:family="graphic" style:parent-style-name="standard" style:list-style-name="L8">
      <style:graphic-properties draw:stroke="none" svg:stroke-width="0.026cm" draw:stroke-linejoin="round" svg:stroke-linecap="butt" draw:fill="solid" draw:fill-color="#00999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1" style:family="graphic" style:parent-style-name="standard" style:list-style-name="L8">
      <style:graphic-properties draw:stroke="none" svg:stroke-width="0.026cm" draw:stroke-linejoin="round" svg:stroke-linecap="butt" draw:fill="solid" draw:fill-color="#00999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2" style:family="graphic" style:parent-style-name="standard" style:list-style-name="L8">
      <style:graphic-properties draw:stroke="none" svg:stroke-width="0.026cm" draw:stroke-linejoin="round" svg:stroke-linecap="butt" draw:fill="solid" draw:fill-color="#00999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3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4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5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6" style:family="graphic" style:parent-style-name="standard" style:list-style-name="L8">
      <style:graphic-properties draw:stroke="none" svg:stroke-width="0.026cm" draw:stroke-linejoin="round" svg:stroke-linecap="butt" draw:fill="solid" draw:fill-color="#eef0f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7" style:family="graphic" style:parent-style-name="standard" style:list-style-name="L8">
      <style:graphic-properties draw:stroke="none" svg:stroke-width="0.026cm" draw:stroke-linejoin="round" svg:stroke-linecap="butt" draw:fill="solid" draw:fill-color="#eef0f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8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9" style:family="graphic" style:parent-style-name="standard" style:list-style-name="L8">
      <style:graphic-properties draw:stroke="none" svg:stroke-width="0.026cm" draw:stroke-linejoin="round" svg:stroke-linecap="butt" draw:fill="solid" draw:fill-color="#eef0f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1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2" style:family="graphic" style:parent-style-name="standard" style:list-style-name="L8">
      <style:graphic-properties draw:stroke="none" svg:stroke-width="0.026cm" draw:stroke-linejoin="round" svg:stroke-linecap="butt" draw:fill="solid" draw:fill-color="#eef0f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4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5" style:family="graphic" style:parent-style-name="standard" style:list-style-name="L8">
      <style:graphic-properties draw:stroke="none" svg:stroke-width="0.026cm" draw:stroke-linejoin="round" svg:stroke-linecap="butt" draw:fill="solid" draw:fill-color="#eef0f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7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8" style:family="graphic" style:parent-style-name="standard" style:list-style-name="L8">
      <style:graphic-properties draw:stroke="none" svg:stroke-width="0.026cm" draw:stroke-linejoin="round" svg:stroke-linecap="butt" draw:fill="solid" draw:fill-color="#eef0f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0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1" style:family="graphic" style:parent-style-name="standard" style:list-style-name="L8">
      <style:graphic-properties draw:stroke="none" svg:stroke-width="0.026cm" draw:stroke-linejoin="round" svg:stroke-linecap="butt" draw:fill="solid" draw:fill-color="#eef0f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3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4" style:family="graphic" style:parent-style-name="standard" style:list-style-name="L8">
      <style:graphic-properties draw:stroke="none" svg:stroke-width="0.026cm" draw:stroke-linejoin="round" svg:stroke-linecap="butt" draw:fill="solid" draw:fill-color="#eef0f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6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7" style:family="graphic" style:parent-style-name="standard" style:list-style-name="L8">
      <style:graphic-properties draw:stroke="none" svg:stroke-width="0.026cm" draw:stroke-linejoin="round" svg:stroke-linecap="butt" draw:fill="solid" draw:fill-color="#eef0f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9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0" style:family="graphic" style:parent-style-name="standard" style:list-style-name="L8">
      <style:graphic-properties draw:stroke="none" svg:stroke-width="0.026cm" draw:stroke-linejoin="round" svg:stroke-linecap="butt" draw:fill="solid" draw:fill-color="#eef0f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2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3" style:family="graphic" style:parent-style-name="standard" style:list-style-name="L8">
      <style:graphic-properties draw:stroke="none" svg:stroke-width="0.026cm" draw:stroke-linejoin="round" svg:stroke-linecap="butt" draw:fill="solid" draw:fill-color="#eef0f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5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6" style:family="graphic" style:parent-style-name="standard" style:list-style-name="L8">
      <style:graphic-properties draw:stroke="none" svg:stroke-width="0.026cm" draw:stroke-linejoin="round" svg:stroke-linecap="butt" draw:fill="solid" draw:fill-color="#eef0f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8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9" style:family="graphic" style:parent-style-name="standard" style:list-style-name="L8">
      <style:graphic-properties draw:stroke="none" svg:stroke-width="0.026cm" draw:stroke-linejoin="round" svg:stroke-linecap="butt" draw:fill="solid" draw:fill-color="#eef0f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1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2" style:family="graphic" style:parent-style-name="standard" style:list-style-name="L8">
      <style:graphic-properties draw:stroke="none" svg:stroke-width="0.026cm" draw:stroke-linejoin="round" svg:stroke-linecap="butt" draw:fill="solid" draw:fill-color="#eef0f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4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5" style:family="graphic" style:parent-style-name="standard" style:list-style-name="L8">
      <style:graphic-properties draw:stroke="none" svg:stroke-width="0.026cm" draw:stroke-linejoin="round" svg:stroke-linecap="butt" draw:fill="solid" draw:fill-color="#eef0f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7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8" style:family="graphic" style:parent-style-name="standard" style:list-style-name="L8">
      <style:graphic-properties draw:stroke="none" svg:stroke-width="0.026cm" draw:stroke-linejoin="round" svg:stroke-linecap="butt" draw:fill="solid" draw:fill-color="#eef0f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0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1" style:family="graphic" style:parent-style-name="standard" style:list-style-name="L8">
      <style:graphic-properties draw:stroke="none" svg:stroke-width="0.026cm" draw:stroke-linejoin="round" svg:stroke-linecap="butt" draw:fill="solid" draw:fill-color="#eef0f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3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4" style:family="graphic" style:parent-style-name="standard" style:list-style-name="L8">
      <style:graphic-properties draw:stroke="none" svg:stroke-width="0.026cm" draw:stroke-linejoin="round" svg:stroke-linecap="butt" draw:fill="solid" draw:fill-color="#eef0f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6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7" style:family="graphic" style:parent-style-name="standard" style:list-style-name="L8">
      <style:graphic-properties draw:stroke="none" svg:stroke-width="0.026cm" draw:stroke-linejoin="round" svg:stroke-linecap="butt" draw:fill="solid" draw:fill-color="#eef0f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9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0" style:family="graphic" style:parent-style-name="standard" style:list-style-name="L8">
      <style:graphic-properties draw:stroke="none" svg:stroke-width="0.026cm" draw:stroke-linejoin="round" svg:stroke-linecap="butt" draw:fill="solid" draw:fill-color="#eef0f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2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3" style:family="graphic" style:parent-style-name="standard" style:list-style-name="L8">
      <style:graphic-properties draw:stroke="none" svg:stroke-width="0.026cm" draw:stroke-linejoin="round" svg:stroke-linecap="butt" draw:fill="solid" draw:fill-color="#eef0f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5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6" style:family="graphic" style:parent-style-name="standard" style:list-style-name="L8">
      <style:graphic-properties draw:stroke="none" svg:stroke-width="0.026cm" draw:stroke-linejoin="round" svg:stroke-linecap="butt" draw:fill="solid" draw:fill-color="#eef0f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8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9" style:family="graphic" style:parent-style-name="standard" style:list-style-name="L8">
      <style:graphic-properties draw:stroke="none" svg:stroke-width="0.026cm" draw:stroke-linejoin="round" svg:stroke-linecap="butt" draw:fill="solid" draw:fill-color="#eef0f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Заголовок_20_и_20_объект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Заголовок_20_и_20_объект-outline1">
      <style:graphic-properties draw:stroke="solid" svg:stroke-width="0.026cm" svg:stroke-color="#ffffff" draw:stroke-linejoin="miter" draw:fill="solid" draw:fill-color="#ffffff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Заголовок_20_и_20_объект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Заголовок_20_и_20_объект-notes">
      <style:graphic-properties draw:fill-color="#ffffff" fo:min-height="13.364cm"/>
      <style:paragraph-properties style:writing-mode="lr-tb"/>
    </style:style>
    <style:style style:name="pr5" style:family="presentation" style:parent-style-name="Объект-notes">
      <style:graphic-properties draw:fill-color="#ffffff" fo:min-height="13.364cm"/>
      <style:paragraph-properties style:writing-mode="lr-tb"/>
    </style:style>
    <style:style style:name="pr6" style:family="presentation" style:parent-style-name="Заголовок_20_и_20_объект-notes">
      <style:graphic-properties draw:fill-color="#ffffff" fo:min-height="11.429cm"/>
      <style:paragraph-properties style:writing-mode="lr-tb"/>
    </style:style>
    <style:style style:name="pr7" style:family="presentation" style:parent-style-name="Заголовок_20_и_20_объект-outline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Заголовок_20_и_20_объект-outline1">
      <style:graphic-properties draw:stroke="solid" svg:stroke-width="0.026cm" svg:stroke-color="#003366" draw:stroke-linejoin="miter" draw:fill="solid" draw:fill-color="#ffffff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Заголовок_20_и_20_объект-outline1" style:list-style-name="L14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Заголовок_20_и_20_объект-outline1" style:list-style-name="L14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Заголовок_20_и_20_объект-outline1" style:list-style-name="L14">
      <style:graphic-properties draw:stroke="solid" svg:stroke-width="0.026cm" svg:stroke-color="#003366" draw:stroke-linejoin="miter" draw:fill="solid" draw:fill-color="#ffffff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co1" style:family="table-column">
      <style:table-column-properties style:column-width="5.556cm" style:use-optimal-column-width="false"/>
    </style:style>
    <style:style style:name="co2" style:family="table-column">
      <style:table-column-properties style:column-width="2.482cm" style:use-optimal-column-width="false"/>
    </style:style>
    <style:style style:name="co3" style:family="table-column">
      <style:table-column-properties style:column-width="2.315cm" style:use-optimal-column-width="false"/>
    </style:style>
    <style:style style:name="co4" style:family="table-column">
      <style:table-column-properties style:column-width="2.293cm" style:use-optimal-column-width="false"/>
    </style:style>
    <style:style style:name="co5" style:family="table-column">
      <style:table-column-properties style:column-width="2.319cm" style:use-optimal-column-width="false"/>
    </style:style>
    <style:style style:name="co6" style:family="table-column">
      <style:table-column-properties style:column-width="2.297cm" style:use-optimal-column-width="false"/>
    </style:style>
    <style:style style:name="co7" style:family="table-column">
      <style:table-column-properties style:column-width="2.295cm" style:use-optimal-column-width="false"/>
    </style:style>
    <style:style style:name="co8" style:family="table-column">
      <style:table-column-properties style:column-width="2.299cm" style:use-optimal-column-width="false"/>
    </style:style>
    <style:style style:name="co9" style:family="table-column">
      <style:table-column-properties style:column-width="2.304cm" style:use-optimal-column-width="false"/>
    </style:style>
    <style:style style:name="co10" style:family="table-column">
      <style:table-column-properties style:column-width="2.302cm" style:use-optimal-column-width="false"/>
    </style:style>
    <style:style style:name="co11" style:family="table-column">
      <style:table-column-properties style:column-width="1.521cm" style:use-optimal-column-width="false"/>
    </style:style>
    <style:style style:name="co12" style:family="table-column">
      <style:table-column-properties style:column-width="1.525cm" style:use-optimal-column-width="false"/>
    </style:style>
    <style:style style:name="co13" style:family="table-column">
      <style:table-column-properties style:column-width="1.528cm" style:use-optimal-column-width="false"/>
    </style:style>
    <style:style style:name="co14" style:family="table-column">
      <style:table-column-properties style:column-width="6.11cm" style:use-optimal-column-width="false"/>
    </style:style>
    <style:style style:name="co15" style:family="table-column">
      <style:table-column-properties style:column-width="6.112cm" style:use-optimal-column-width="false"/>
    </style:style>
    <style:style style:name="co16" style:family="table-column">
      <style:table-column-properties style:column-width="4.94cm" style:use-optimal-column-width="false"/>
    </style:style>
    <style:style style:name="co17" style:family="table-column">
      <style:table-column-properties style:column-width="1.55cm" style:use-optimal-column-width="false"/>
    </style:style>
    <style:style style:name="co18" style:family="table-column">
      <style:table-column-properties style:column-width="5.04cm" style:use-optimal-column-width="false"/>
    </style:style>
    <style:style style:name="co19" style:family="table-column">
      <style:table-column-properties style:column-width="1.886cm" style:use-optimal-column-width="false"/>
    </style:style>
    <style:style style:name="co20" style:family="table-column">
      <style:table-column-properties style:column-width="4.572cm" style:use-optimal-column-width="false"/>
    </style:style>
    <style:style style:name="ro1" style:family="table-row">
      <style:table-row-properties style:row-height="1.953cm" style:use-optimal-row-height="false"/>
    </style:style>
    <style:style style:name="ro2" style:family="table-row">
      <style:table-row-properties style:row-height="1.689cm" style:use-optimal-row-height="false"/>
    </style:style>
    <style:style style:name="ro3" style:family="table-row">
      <style:table-row-properties style:row-height="2.315cm" style:use-optimal-row-height="false"/>
    </style:style>
    <style:style style:name="ro4" style:family="table-row">
      <style:table-row-properties style:row-height="2.31cm" style:use-optimal-row-height="false"/>
    </style:style>
    <style:style style:name="ro5" style:family="table-row">
      <style:table-row-properties style:row-height="1.1cm" style:use-optimal-row-height="false"/>
    </style:style>
    <style:style style:name="ro6" style:family="table-row">
      <style:table-row-properties style:row-height="1.03cm" style:use-optimal-row-height="false"/>
    </style:style>
    <style:style style:name="ro7" style:family="table-row">
      <style:table-row-properties style:row-height="2.547cm" style:use-optimal-row-height="false"/>
    </style:style>
    <style:style style:name="ro8" style:family="table-row">
      <style:table-row-properties style:row-height="1.898cm" style:use-optimal-row-height="false"/>
    </style:style>
    <style:style style:name="ro9" style:family="table-row">
      <style:table-row-properties style:row-height="1.572cm" style:use-optimal-row-height="false"/>
    </style:style>
    <style:style style:name="ce1" style:family="table-cell">
      <loext:graphic-properties draw:fill="solid" draw:fill-color="#2b5481" draw:textarea-vertical-align="middle" fo:padding-top="0.13cm" fo:padding-bottom="0.13cm" fo:padding-left="0.25cm" fo:padding-right="0.25cm"/>
      <style:paragraph-properties fo:border="0.48pt solid #000000"/>
    </style:style>
    <style:style style:name="ce2" style:family="table-cell">
      <loext:graphic-properties draw:fill="solid" draw:fill-color="#2b5481" draw:textarea-vertical-align="top" fo:padding-top="0.127cm" fo:padding-bottom="0.127cm" fo:padding-left="0.254cm" fo:padding-right="0.254cm"/>
      <style:paragraph-properties fo:border="0.48pt solid #000000"/>
    </style:style>
    <style:style style:name="ce3" style:family="table-cell">
      <loext:graphic-properties draw:fill="solid" draw:fill-color="#2b5481" draw:textarea-vertical-align="top" fo:padding-top="0.126cm" fo:padding-bottom="0.126cm" fo:padding-left="0.254cm" fo:padding-right="0.254cm"/>
      <style:paragraph-properties fo:border="0.48pt solid #000000"/>
    </style:style>
    <style:style style:name="ce4" style:family="table-cell">
      <loext:graphic-properties draw:fill="solid" draw:fill-color="#eef0f3" draw:textarea-vertical-align="top" fo:padding-top="0.127cm" fo:padding-bottom="0.127cm" fo:padding-left="0.253cm" fo:padding-right="0.253cm"/>
      <style:paragraph-properties fo:border="1.11pt solid #000000"/>
    </style:style>
    <style:style style:name="ce5" style:family="table-cell">
      <loext:graphic-properties draw:fill="solid" draw:fill-color="#ccdddd" draw:textarea-vertical-align="top" fo:padding-top="0.127cm" fo:padding-bottom="0.127cm" fo:padding-left="0.253cm" fo:padding-right="0.253cm"/>
      <style:paragraph-properties fo:border="1.11pt solid #000000"/>
    </style:style>
    <style:style style:name="ce6" style:family="table-cell">
      <loext:graphic-properties draw:fill="solid" draw:fill-color="#eef4f4" draw:textarea-vertical-align="top" fo:padding-top="0.126cm" fo:padding-bottom="0.126cm" fo:padding-left="0.253cm" fo:padding-right="0.253cm"/>
      <style:paragraph-properties fo:border="1.11pt solid #a6a6a6"/>
    </style:style>
    <style:style style:name="ce7" style:family="table-cell">
      <loext:graphic-properties draw:fill="solid" draw:fill-color="#ccdddd" draw:textarea-vertical-align="top" fo:padding-top="0.126cm" fo:padding-bottom="0.126cm" fo:padding-left="0.253cm" fo:padding-right="0.253cm"/>
      <style:paragraph-properties fo:border="1.11pt solid #a6a6a6"/>
    </style:style>
    <style:style style:name="ce8" style:family="table-cell">
      <loext:graphic-properties draw:fill="solid" draw:fill-color="#e7efef" draw:textarea-vertical-align="top" fo:padding-top="0.126cm" fo:padding-bottom="0.126cm" fo:padding-left="0.253cm" fo:padding-right="0.253cm"/>
      <style:paragraph-properties fo:border="1.11pt solid #a6a6a6"/>
    </style:style>
    <style:style style:name="ce9" style:family="table-cell">
      <loext:graphic-properties draw:fill="solid" draw:fill-color="#eef4f4" draw:textarea-vertical-align="top" fo:padding-top="0.126cm" fo:padding-bottom="0.126cm" fo:padding-left="0.253cm" fo:padding-right="0.253cm"/>
      <style:paragraph-properties fo:border-left="1.11pt solid #a6a6a6" fo:border-right="1.11pt solid #a6a6a6" fo:border-top="1.11pt solid #a6a6a6" fo:border-bottom="1.11pt solid #ff0000"/>
    </style:style>
    <style:style style:name="ce10" style:family="table-cell">
      <loext:graphic-properties draw:fill="solid" draw:fill-color="#ccdddd" draw:textarea-vertical-align="top" fo:padding-top="0.126cm" fo:padding-bottom="0.126cm" fo:padding-left="0.253cm" fo:padding-right="0.253cm"/>
      <style:paragraph-properties fo:border-left="1.11pt solid #a6a6a6" fo:border-right="1.11pt solid #a6a6a6" fo:border-top="1.11pt solid #ff0000" fo:border-bottom="1.11pt solid #a6a6a6"/>
    </style:style>
    <style:style style:name="ce11" style:family="table-cell">
      <loext:graphic-properties draw:fill="solid" draw:fill-color="#eef4f4" draw:textarea-vertical-align="top" fo:padding-top="0.126cm" fo:padding-bottom="0.126cm" fo:padding-left="0.253cm" fo:padding-right="0.253cm"/>
      <style:paragraph-properties fo:border-left="1.11pt solid #a6a6a6" fo:border-right="1.11pt solid #a6a6a6" fo:border-top="1.11pt solid #ff0000" fo:border-bottom="1.11pt solid #a6a6a6"/>
    </style:style>
    <style:style style:name="ce12" style:family="table-cell">
      <loext:graphic-properties draw:fill="solid" draw:fill-color="#ddeaea" draw:textarea-vertical-align="top" fo:padding-top="0.126cm" fo:padding-bottom="0.126cm" fo:padding-left="0.253cm" fo:padding-right="0.253cm"/>
      <style:paragraph-properties fo:border="1.11pt solid #a6a6a6"/>
    </style:style>
    <style:style style:name="ce13" style:family="table-cell">
      <loext:graphic-properties draw:fill="solid" draw:fill-color="#ddeaea" draw:textarea-vertical-align="top" fo:padding-top="0.126cm" fo:padding-bottom="0.126cm" fo:padding-left="0.253cm" fo:padding-right="0.253cm"/>
      <style:paragraph-properties fo:border-left="1.11pt solid #a6a6a6" fo:border-right="1.11pt solid #a6a6a6" fo:border-top="1.11pt solid #a6a6a6" fo:border-bottom="1.11pt solid #ff0000"/>
    </style:style>
    <style:style style:name="ce14" style:family="table-cell">
      <loext:graphic-properties draw:fill="solid" draw:fill-color="#d9d9d9" draw:textarea-vertical-align="top" fo:padding-top="0.126cm" fo:padding-bottom="0.126cm" fo:padding-left="0.253cm" fo:padding-right="0.253cm"/>
      <style:paragraph-properties fo:border-left="1.11pt solid #a6a6a6" fo:border-right="1.11pt solid #a6a6a6" fo:border-top="1.11pt solid #ff0000" fo:border-bottom="1.11pt solid #a6a6a6"/>
    </style:style>
    <style:style style:name="ce15" style:family="table-cell">
      <loext:graphic-properties draw:fill="solid" draw:fill-color="#d9d9d9" draw:textarea-vertical-align="top" fo:padding-top="0.126cm" fo:padding-bottom="0.126cm" fo:padding-left="0.253cm" fo:padding-right="0.253cm"/>
      <style:paragraph-properties fo:border="1.11pt solid #a6a6a6"/>
    </style:style>
    <style:style style:name="ce16" style:family="table-cell">
      <loext:graphic-properties draw:fill="solid" draw:fill-color="#d9d9d9" draw:textarea-vertical-align="top" fo:padding-top="0.126cm" fo:padding-bottom="0.126cm" fo:padding-left="0.253cm" fo:padding-right="0.253cm"/>
      <style:paragraph-properties fo:border-left="1.11pt solid #a6a6a6" fo:border-right="1.11pt solid #a6a6a6" fo:border-top="1.11pt solid #a6a6a6" fo:border-bottom="1.11pt solid #ff0000"/>
    </style:style>
    <style:style style:name="ce17" style:family="table-cell">
      <loext:graphic-properties draw:fill="solid" draw:fill-color="#eef4f4" draw:textarea-vertical-align="top" fo:padding-top="0.126cm" fo:padding-bottom="0.126cm" fo:padding-left="0.253cm" fo:padding-right="0.253cm"/>
      <style:paragraph-properties fo:border-left="1.11pt solid #a6a6a6" fo:border-right="1.11pt solid #a6a6a6" fo:border-top="1.11pt solid #ff0000" fo:border-bottom="1.11pt solid #ff0000"/>
    </style:style>
    <style:style style:name="ce18" style:family="table-cell">
      <loext:graphic-properties draw:fill="solid" draw:fill-color="#e7efef" draw:textarea-vertical-align="top" fo:padding-top="0.126cm" fo:padding-bottom="0.126cm" fo:padding-left="0.253cm" fo:padding-right="0.253cm"/>
      <style:paragraph-properties fo:border-left="1.11pt solid #a6a6a6" fo:border-right="1.11pt solid #a6a6a6" fo:border-top="1.11pt solid #ff0000" fo:border-bottom="1.11pt solid #ff0000"/>
    </style:style>
    <style:style style:name="ce19" style:family="table-cell">
      <loext:graphic-properties draw:fill="solid" draw:fill-color="#eef4f4" draw:textarea-vertical-align="top" fo:padding-top="0.127cm" fo:padding-bottom="0.127cm" fo:padding-left="0.254cm" fo:padding-right="0.254cm"/>
      <style:paragraph-properties fo:border="1.11pt solid #000000"/>
    </style:style>
    <style:style style:name="ce20" style:family="table-cell">
      <loext:graphic-properties draw:fill="solid" draw:fill-color="#ccdddd" draw:textarea-vertical-align="top" fo:padding-top="0.127cm" fo:padding-bottom="0.127cm" fo:padding-left="0.254cm" fo:padding-right="0.254cm"/>
      <style:paragraph-properties fo:border="1.11pt solid #000000"/>
    </style:style>
    <style:style style:name="ce21" style:family="table-cell">
      <loext:graphic-properties draw:fill="solid" draw:fill-color="#e7efef" draw:textarea-vertical-align="top" fo:padding-top="0.127cm" fo:padding-bottom="0.127cm" fo:padding-left="0.254cm" fo:padding-right="0.254cm"/>
      <style:paragraph-properties fo:border="1.11pt solid #000000"/>
    </style:style>
    <style:style style:name="ce22" style:family="table-cell">
      <loext:graphic-properties draw:fill="solid" draw:fill-color="#b8ffff" draw:textarea-vertical-align="top" fo:padding-top="0.127cm" fo:padding-bottom="0.127cm" fo:padding-left="0.254cm" fo:padding-right="0.254cm"/>
      <style:paragraph-properties fo:border="1.11pt solid #000000"/>
    </style:style>
    <style:style style:name="ce23" style:family="table-cell">
      <loext:graphic-properties draw:fill="solid" draw:fill-color="#d1e0f0" draw:textarea-vertical-align="top" fo:padding-top="0.127cm" fo:padding-bottom="0.127cm" fo:padding-left="0.254cm" fo:padding-right="0.254cm"/>
      <style:paragraph-properties fo:border="1.11pt solid #000000"/>
    </style:style>
    <style:style style:name="ce24" style:family="table-cell">
      <loext:graphic-properties draw:fill="solid" draw:fill-color="#5cadff" draw:textarea-vertical-align="top" fo:padding-top="0.127cm" fo:padding-bottom="0.127cm" fo:padding-left="0.254cm" fo:padding-right="0.254cm"/>
      <style:paragraph-properties fo:border="1.11pt solid #000000"/>
    </style:style>
    <style:style style:name="ce25" style:family="table-cell">
      <loext:graphic-properties draw:fill="solid" draw:fill-color="#cdd1da" draw:textarea-vertical-align="top" fo:padding-top="0.127cm" fo:padding-bottom="0.127cm" fo:padding-left="0.254cm" fo:padding-right="0.254cm"/>
      <style:paragraph-properties fo:border="1.11pt solid #000000"/>
    </style:style>
    <style:style style:name="ce26" style:family="table-cell">
      <loext:graphic-properties draw:fill="solid" draw:fill-color="#dadada" draw:textarea-vertical-align="top" fo:padding-top="0.127cm" fo:padding-bottom="0.127cm" fo:padding-left="0.254cm" fo:padding-right="0.254cm"/>
      <style:paragraph-properties fo:border="0.48pt solid #ffffff"/>
    </style:style>
    <style:style style:name="ce27" style:family="table-cell">
      <loext:graphic-properties draw:fill="solid" draw:fill-color="#f1f1f1" draw:textarea-vertical-align="top" fo:padding-top="0.127cm" fo:padding-bottom="0.127cm" fo:padding-left="0.254cm" fo:padding-right="0.254cm"/>
      <style:paragraph-properties fo:border="0.48pt solid #ffffff"/>
    </style:style>
    <style:style style:name="ce28" style:family="table-cell">
      <loext:graphic-properties draw:fill="solid" draw:fill-color="#eef4f4" draw:textarea-vertical-align="top" fo:padding-top="0.126cm" fo:padding-bottom="0.126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9" style:family="table-cell">
      <loext:graphic-properties draw:fill="solid" draw:fill-color="#ccdddd" draw:textarea-vertical-align="top" fo:padding-top="0.126cm" fo:padding-bottom="0.126cm" fo:padding-left="0.254cm" fo:padding-right="0.254cm"/>
      <style:paragraph-properties fo:border="0.48pt solid #ffffff"/>
    </style:style>
    <style:style style:name="ce30" style:family="table-cell">
      <loext:graphic-properties draw:fill="solid" draw:fill-color="#e7efef" draw:textarea-vertical-align="top" fo:padding-top="0.126cm" fo:padding-bottom="0.126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70%" fo:text-align="center" style:punctuation-wrap="hanging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3" style:family="paragraph">
      <style:paragraph-properties fo:margin-left="0.229cm" fo:margin-right="0cm" fo:margin-top="0.198cm" fo:margin-bottom="0cm" fo:line-height="150%" fo:text-align="justify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.229cm" fo:margin-right="0cm" fo:margin-top="0.198cm" fo:margin-bottom="0cm" fo:line-height="80%" fo:text-align="justify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solid" draw:fill-color="#ffffff"/>
      <style:paragraph-properties fo:text-align="start" style:writing-mode="lr-tb" style:font-independent-line-spacing="true"/>
      <style:text-properties fo:font-size="32pt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style:paragraph-properties fo:margin-top="0cm" fo:margin-bottom="0cm" fo:line-height="100%" fo:text-align="start" style:punctuation-wrap="simple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32pt"/>
    </style:style>
    <style:style style:name="P8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32pt"/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1" style:family="paragraph">
      <loext:graphic-properties draw:fill="solid" draw:fill-color="#add6ff"/>
      <style:paragraph-properties fo:text-align="start" style:font-independent-line-spacing="true"/>
      <style:text-properties fo:font-size="28pt"/>
    </style:style>
    <style:style style:name="P12" style:family="paragraph">
      <style:paragraph-properties fo:margin-top="0cm" fo:margin-bottom="0cm" fo:line-height="100%" fo:text-align="center" style:punctuation-wrap="simple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28pt"/>
    </style:style>
    <style:style style:name="P13" style:family="paragraph">
      <loext:graphic-properties draw:fill="solid" draw:fill-color="#add6ff"/>
      <style:paragraph-properties fo:margin-top="0cm" fo:margin-bottom="0cm" fo:line-height="100%" fo:text-align="center" style:punctuation-wrap="simple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28pt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fo:margin-left="0.953cm" fo:margin-right="0cm" fo:margin-top="0cm" fo:margin-bottom="0cm" fo:line-height="100%" fo:text-align="justify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.953cm" fo:margin-right="0cm" fo:margin-top="0cm" fo:margin-bottom="0cm" fo:line-height="100%" fo:text-align="center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top="0.494cm" fo:margin-bottom="0cm" fo:line-height="100%" fo:text-align="start" style:punctuation-wrap="simple" style:writing-mode="lr-tb"/>
      <style:text-properties fo:font-size="32pt"/>
    </style:style>
    <style:style style:name="P18" style:family="paragraph">
      <loext:graphic-properties draw:fill="solid" draw:fill-color="#2b5481"/>
      <style:paragraph-properties fo:margin-top="0.494cm" fo:margin-bottom="0cm" fo:line-height="100%" fo:text-align="start" style:punctuation-wrap="simple" style:writing-mode="lr-tb" style:font-independent-line-spacing="true"/>
      <style:text-properties fo:font-size="32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top="0cm" fo:margin-bottom="0cm" fo:line-height="100%" fo:text-align="center" style:punctuation-wrap="simple" style:writing-mode="lr-tb"/>
      <style:text-properties fo:font-size="32pt"/>
    </style:style>
    <style:style style:name="P21" style:family="paragraph">
      <loext:graphic-properties draw:fill="solid" draw:fill-color="#00b8ff"/>
      <style:paragraph-properties fo:margin-top="0cm" fo:margin-bottom="0cm" fo:line-height="100%" fo:text-align="center" style:punctuation-wrap="simple" style:writing-mode="lr-tb" style:font-independent-line-spacing="true"/>
      <style:text-properties fo:font-size="32pt"/>
    </style:style>
    <style:style style:name="P22" style:family="paragraph">
      <style:paragraph-properties fo:margin-top="0cm" fo:margin-bottom="0cm" fo:line-height="100%" fo:text-align="start" style:punctuation-wrap="simple" style:writing-mode="lr-tb"/>
    </style:style>
    <style:style style:name="P2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4" style:family="paragraph">
      <style:paragraph-properties fo:margin-top="0cm" fo:margin-bottom="0cm" fo:line-height="100%" fo:text-align="start" style:punctuation-wrap="simple" style:writing-mode="lr-tb"/>
      <style:text-properties fo:font-size="28pt"/>
    </style:style>
    <style:style style:name="P25" style:family="paragraph">
      <loext:graphic-properties draw:fill="solid" draw:fill-color="#add6ff"/>
      <style:paragraph-properties fo:margin-top="0cm" fo:margin-bottom="0cm" fo:line-height="100%" fo:text-align="start" style:punctuation-wrap="simple" style:writing-mode="lr-tb" style:font-independent-line-spacing="true"/>
      <style:text-properties fo:font-size="28pt"/>
    </style:style>
    <style:style style:name="P26" style:family="paragraph">
      <style:paragraph-properties fo:margin-top="0cm" fo:margin-bottom="0cm" fo:line-height="100%" fo:text-align="center" style:punctuation-wrap="simple" style:writing-mode="lr-tb"/>
      <style:text-properties fo:font-size="28pt"/>
    </style:style>
    <style:style style:name="P27" style:family="paragraph">
      <loext:graphic-properties draw:fill="solid" draw:fill-color="#add6ff"/>
      <style:paragraph-properties fo:margin-top="0cm" fo:margin-bottom="0cm" fo:line-height="100%" fo:text-align="center" style:punctuation-wrap="simple" style:writing-mode="lr-tb" style:font-independent-line-spacing="true"/>
      <style:text-properties fo:font-size="28pt"/>
    </style:style>
    <style:style style:name="P28" style:family="paragraph">
      <loext:graphic-properties draw:fill="solid" draw:fill-color="#e5ffff"/>
      <style:paragraph-properties fo:text-align="start" style:font-independent-line-spacing="true"/>
      <style:text-properties fo:font-size="28pt"/>
    </style:style>
    <style:style style:name="P29" style:family="paragraph">
      <loext:graphic-properties draw:fill="solid" draw:fill-color="#e5ffff"/>
      <style:paragraph-properties fo:margin-top="0cm" fo:margin-bottom="0cm" fo:line-height="100%" fo:text-align="start" style:punctuation-wrap="simple" style:writing-mode="lr-tb" style:font-independent-line-spacing="true"/>
      <style:text-properties fo:font-size="28pt"/>
    </style:style>
    <style:style style:name="P30" style:family="paragraph">
      <loext:graphic-properties draw:fill="solid" draw:fill-color="#e5ffff"/>
      <style:paragraph-properties fo:text-align="start" style:font-independent-line-spacing="true"/>
      <style:text-properties fo:font-size="32pt"/>
    </style:style>
    <style:style style:name="P31" style:family="paragraph">
      <style:paragraph-properties fo:margin-top="0cm" fo:margin-bottom="0cm" fo:line-height="100%" fo:text-align="start" style:punctuation-wrap="simple" style:writing-mode="lr-tb"/>
      <style:text-properties fo:font-size="32pt"/>
    </style:style>
    <style:style style:name="P32" style:family="paragraph">
      <loext:graphic-properties draw:fill="solid" draw:fill-color="#e5ffff"/>
      <style:paragraph-properties fo:margin-top="0cm" fo:margin-bottom="0cm" fo:line-height="100%" fo:text-align="start" style:punctuation-wrap="simple" style:writing-mode="lr-tb" style:font-independent-line-spacing="true"/>
      <style:text-properties fo:font-size="32pt"/>
    </style:style>
    <style:style style:name="P33" style:family="paragraph">
      <style:paragraph-properties fo:margin-left="1.429cm" fo:margin-right="0cm" fo:margin-top="0.071cm" fo:margin-bottom="0cm" fo:line-height="100%" fo:text-align="start" fo:text-indent="-1.429cm" style:punctuation-wrap="simple" style:writing-mode="lr-tb">
        <style:tab-stops>
          <style:tab-stop style:position="0cm"/>
        </style:tab-stops>
      </style:paragraph-properties>
      <style:text-properties fo:font-size="28pt"/>
    </style:style>
    <style:style style:name="P34" style:family="paragraph">
      <loext:graphic-properties draw:fill="solid" draw:fill-color="#e5ffff"/>
      <style:paragraph-properties fo:margin-left="1.429cm" fo:margin-right="0cm" fo:margin-top="0.071cm" fo:margin-bottom="0cm" fo:line-height="100%" fo:text-align="start" fo:text-indent="-1.429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35" style:family="paragraph">
      <style:paragraph-properties fo:margin-top="0.198cm" fo:margin-bottom="0cm" fo:line-height="100%" fo:text-align="start" style:punctuation-wrap="hanging" style:writing-mode="lr-tb"/>
      <style:text-properties fo:font-size="28pt"/>
    </style:style>
    <style:style style:name="P36" style:family="paragraph">
      <style:paragraph-properties fo:margin-top="0.198cm" fo:margin-bottom="0cm" fo:line-height="100%" fo:text-align="center" style:punctuation-wrap="hanging" style:writing-mode="lr-tb"/>
      <style:text-properties fo:font-size="28pt"/>
    </style:style>
    <style:style style:name="P37" style:family="paragraph">
      <loext:graphic-properties draw:fill="solid" draw:fill-color="#ffffff"/>
      <style:paragraph-properties fo:margin-top="0.198cm" fo:margin-bottom="0cm" fo:line-height="100%" fo:text-align="start" style:punctuation-wrap="hanging" style:writing-mode="lr-tb" style:font-independent-line-spacing="true"/>
      <style:text-properties fo:font-size="28pt"/>
    </style:style>
    <style:style style:name="P38" style:family="paragraph">
      <style:paragraph-properties fo:margin-top="0.198cm" fo:margin-bottom="0cm" fo:line-height="100%" fo:text-align="center" style:punctuation-wrap="hanging" style:writing-mode="lr-tb"/>
      <style:text-properties fo:font-size="32pt"/>
    </style:style>
    <style:style style:name="P39" style:family="paragraph">
      <loext:graphic-properties draw:fill="none"/>
      <style:paragraph-properties fo:margin-top="0.198cm" fo:margin-bottom="0cm" fo:line-height="100%" fo:text-align="center" style:punctuation-wrap="hanging" style:writing-mode="lr-tb" style:font-independent-line-spacing="true"/>
      <style:text-properties fo:font-size="32pt"/>
    </style:style>
    <style:style style:name="P40" style:family="paragraph">
      <style:paragraph-properties fo:margin-top="0cm" fo:margin-bottom="0cm" fo:line-height="100%" fo:text-align="center" style:punctuation-wrap="hanging" style:writing-mode="lr-tb"/>
    </style:style>
    <style:style style:name="P41" style:family="paragraph">
      <style:paragraph-properties fo:margin-left="0.953cm" fo:margin-right="0cm" fo:margin-top="0.226cm" fo:margin-bottom="0cm" fo:line-height="100%" fo:text-align="start" fo:text-indent="-0.953cm" style:punctuation-wrap="hanging" style:writing-mode="lr-tb">
        <style:tab-stops>
          <style:tab-stop style:position="0cm"/>
        </style:tab-stops>
      </style:paragraph-properties>
    </style:style>
    <style:style style:name="P42" style:family="paragraph">
      <loext:graphic-properties draw:fill="solid" draw:fill-color="#f2f2f2"/>
      <style:paragraph-properties fo:margin-top="0.198cm" fo:margin-bottom="0cm" fo:line-height="100%" fo:text-align="center" style:punctuation-wrap="hanging" style:writing-mode="lr-tb" style:font-independent-line-spacing="true"/>
      <style:text-properties fo:font-size="28pt"/>
    </style:style>
    <style:style style:name="P43" style:family="paragraph">
      <loext:graphic-properties draw:fill="solid" draw:fill-color="#ffff00"/>
      <style:paragraph-properties fo:margin-top="0.198cm" fo:margin-bottom="0cm" fo:line-height="100%" fo:text-align="center" style:punctuation-wrap="hanging" style:writing-mode="lr-tb" style:font-independent-line-spacing="true"/>
      <style:text-properties fo:font-size="28pt"/>
    </style:style>
    <style:style style:name="P44" style:family="paragraph">
      <style:paragraph-properties fo:margin-top="0.198cm" fo:margin-bottom="0cm" fo:line-height="100%" fo:text-align="center" style:punctuation-wrap="hanging" style:writing-mode="lr-tb"/>
    </style:style>
    <style:style style:name="P45" style:family="paragraph">
      <loext:graphic-properties draw:fill="solid" draw:fill-color="#ff0000"/>
      <style:paragraph-properties fo:text-align="center" style:font-independent-line-spacing="true"/>
      <style:text-properties fo:font-size="28pt"/>
    </style:style>
    <style:style style:name="P46" style:family="paragraph">
      <style:paragraph-properties fo:margin-left="6.213cm" fo:margin-right="0cm" fo:margin-top="0.198cm" fo:margin-bottom="0cm" fo:line-height="100%" fo:text-align="start" fo:text-indent="-6.213cm" style:punctuation-wrap="hanging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left="0.953cm" fo:margin-right="0cm" fo:margin-top="0.198cm" fo:margin-bottom="0cm" fo:line-height="100%" fo:text-align="start" fo:text-indent="-0.953cm" style:punctuation-wrap="hanging" style:writing-mode="lr-tb">
        <style:tab-stops>
          <style:tab-stop style:position="0cm"/>
        </style:tab-stops>
      </style:paragraph-properties>
    </style:style>
    <style:style style:name="P48" style:family="paragraph">
      <loext:graphic-properties draw:fill="solid" draw:fill-color="#ffffff"/>
      <style:paragraph-properties fo:margin-top="0.198cm" fo:margin-bottom="0cm" fo:line-height="100%" fo:text-align="center" style:punctuation-wrap="hanging" style:writing-mode="lr-tb" style:font-independent-line-spacing="true"/>
      <style:text-properties fo:font-size="32pt"/>
    </style:style>
    <style:style style:name="P49" style:family="paragraph">
      <loext:graphic-properties draw:fill="solid" draw:fill-color="#3333cc"/>
      <style:paragraph-properties fo:text-align="center" style:font-independent-line-spacing="true"/>
      <style:text-properties fo:font-size="28pt"/>
    </style:style>
    <style:style style:name="P50" style:family="paragraph">
      <loext:graphic-properties draw:fill="none"/>
      <style:paragraph-properties fo:text-align="start"/>
      <style:text-properties fo:font-size="18pt"/>
    </style:style>
    <style:style style:name="P51" style:family="paragraph">
      <style:paragraph-properties fo:margin-top="0cm" fo:margin-bottom="0cm" fo:line-height="100%" fo:text-align="center" style:punctuation-wrap="simple" style:writing-mode="lr-tb"/>
    </style:style>
    <style:style style:name="P52" style:family="paragraph">
      <style:paragraph-properties fo:margin-left="0.953cm" fo:margin-right="0cm" fo:margin-top="0.226cm" fo:margin-bottom="0cm" fo:line-height="100%" fo:text-align="center" fo:text-indent="-0.953cm" style:punctuation-wrap="simple" style:writing-mode="lr-tb">
        <style:tab-stops>
          <style:tab-stop style:position="0cm"/>
        </style:tab-stops>
      </style:paragraph-properties>
    </style:style>
    <style:style style:name="P53" style:family="paragraph">
      <style:paragraph-properties fo:margin-left="0.953cm" fo:margin-right="0cm" fo:margin-top="0.226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</style:style>
    <style:style style:name="P54" style:family="paragraph">
      <loext:graphic-properties draw:fill="solid" draw:fill-color="#ffffff"/>
      <style:paragraph-properties fo:text-align="center" style:writing-mode="lr-tb" style:font-independent-line-spacing="true"/>
      <style:text-properties fo:font-size="32pt"/>
    </style:style>
    <style:style style:name="P55" style:family="paragraph">
      <style:paragraph-properties fo:margin-top="0.198cm" fo:margin-bottom="0cm" fo:line-height="100%" fo:text-align="start" style:punctuation-wrap="hanging" style:writing-mode="lr-tb"/>
      <style:text-properties fo:font-size="32pt"/>
    </style:style>
    <style:style style:name="P56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P57" style:family="paragraph">
      <style:paragraph-properties fo:margin-top="0cm" fo:margin-bottom="0cm" fo:line-height="100%" fo:text-align="center" style:punctuation-wrap="hanging" style:writing-mode="lr-tb"/>
      <style:text-properties fo:font-size="28pt"/>
    </style:style>
    <style:style style:name="P5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8pt"/>
    </style:style>
    <style:style style:name="P59" style:family="paragraph">
      <style:paragraph-properties fo:margin-left="0cm" fo:margin-right="0cm" fo:margin-top="0.22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60" style:family="paragraph">
      <style:paragraph-properties fo:margin-top="0.226cm" fo:margin-bottom="0cm" fo:line-height="100%" fo:text-align="start" style:punctuation-wrap="hanging" style:writing-mode="lr-tb"/>
      <style:text-properties fo:font-size="28pt"/>
    </style:style>
    <style:style style:name="P61" style:family="paragraph">
      <loext:graphic-properties draw:fill="solid" draw:fill-color="#ffffff"/>
      <style:paragraph-properties fo:margin-top="0.226cm" fo:margin-bottom="0cm" fo:line-height="100%" fo:text-align="start" style:punctuation-wrap="hanging" style:writing-mode="lr-tb" style:font-independent-line-spacing="true"/>
      <style:text-properties fo:font-size="28pt"/>
    </style:style>
    <style:style style:name="P62" style:family="paragraph">
      <style:paragraph-properties fo:margin-top="0.141cm" fo:margin-bottom="0cm" fo:line-height="100%" fo:text-align="center" style:punctuation-wrap="hanging" style:writing-mode="lr-tb"/>
      <style:text-properties fo:font-size="28pt"/>
    </style:style>
    <style:style style:name="P63" style:family="paragraph">
      <loext:graphic-properties draw:fill="solid" draw:fill-color="#f2f2f2"/>
      <style:paragraph-properties fo:margin-top="0.141cm" fo:margin-bottom="0cm" fo:line-height="100%" fo:text-align="center" style:punctuation-wrap="hanging" style:writing-mode="lr-tb" style:font-independent-line-spacing="true"/>
      <style:text-properties fo:font-size="28pt"/>
    </style:style>
    <style:style style:name="P64" style:family="paragraph">
      <loext:graphic-properties draw:fill="solid" draw:fill-color="#000000"/>
      <style:paragraph-properties fo:text-align="center" style:font-independent-line-spacing="true"/>
      <style:text-properties fo:font-size="28pt"/>
    </style:style>
    <style:style style:name="P65" style:family="paragraph">
      <loext:graphic-properties draw:fill="solid" draw:fill-color="#ffffff"/>
      <style:paragraph-properties fo:margin-top="0.198cm" fo:margin-bottom="0cm" fo:line-height="100%" fo:text-align="start" style:punctuation-wrap="hanging" style:writing-mode="lr-tb" style:font-independent-line-spacing="true"/>
      <style:text-properties fo:font-size="32pt"/>
    </style:style>
    <style:style style:name="P66" style:family="paragraph">
      <loext:graphic-properties draw:fill="solid" draw:fill-color="#ffffff"/>
      <style:paragraph-properties fo:margin-left="0cm" fo:margin-right="0cm" fo:margin-top="0.226cm" fo:margin-bottom="0cm" fo:line-height="100%" fo:text-align="start" fo:text-indent="0cm" style:punctuation-wrap="simple" style:writing-mode="lr-tb" style:font-independent-line-spacing="true"/>
      <style:text-properties fo:font-variant="normal" fo:text-transform="none" fo:color="#ffffff" loext:opacity="100%" style:text-line-through-style="none" style:text-line-through-type="none" style:text-position="0% 100%" style:font-name="Tahoma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67" style:family="paragraph">
      <loext:graphic-properties draw:fill="solid" draw:fill-color="#00b050"/>
      <style:paragraph-properties fo:text-align="center" style:font-independent-line-spacing="true"/>
      <style:text-properties fo:font-size="28pt"/>
    </style:style>
    <style:style style:name="P68" style:family="paragraph">
      <loext:graphic-properties draw:fill="solid" draw:fill-color="#0a85ff"/>
      <style:paragraph-properties fo:text-align="center" style:font-independent-line-spacing="true"/>
      <style:text-properties fo:font-size="28pt"/>
    </style:style>
    <style:style style:name="P69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simple" style:writing-mode="lr-tb" style:font-independent-line-spacing="true"/>
      <style:text-properties fo:font-variant="normal" fo:text-transform="none" fo:color="#ffffff" loext:opacity="100%" style:text-line-through-style="none" style:text-line-through-type="none" style:text-position="0% 100%" style:font-name="Tahoma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70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8pt"/>
    </style:style>
    <style:style style:name="P71" style:family="paragraph">
      <style:paragraph-properties fo:margin-left="0.953cm" fo:margin-right="0cm" fo:margin-top="0.198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</style:style>
    <style:style style:name="P72" style:family="paragraph">
      <style:paragraph-properties fo:margin-left="0.953cm" fo:margin-right="0cm" fo:margin-top="0.198cm" fo:margin-bottom="0cm" fo:line-height="100%" fo:text-align="center" fo:text-indent="-0.953cm" style:punctuation-wrap="simple" style:writing-mode="lr-tb">
        <style:tab-stops>
          <style:tab-stop style:position="0cm"/>
        </style:tab-stops>
      </style:paragraph-properties>
    </style:style>
    <style:style style:name="P73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74" style:family="paragraph">
      <loext:graphic-properties draw:fill="none"/>
      <style:paragraph-properties fo:margin-top="0.198cm" fo:margin-bottom="0cm" fo:line-height="100%" fo:text-align="center" style:punctuation-wrap="hanging" style:writing-mode="lr-tb" style:font-independent-line-spacing="true"/>
      <style:text-properties fo:font-size="28pt"/>
    </style:style>
    <style:style style:name="P75" style:family="paragraph">
      <style:paragraph-properties fo:margin-top="0.141cm" fo:margin-bottom="0cm" fo:line-height="100%" fo:text-align="center" style:punctuation-wrap="hanging" style:writing-mode="lr-tb"/>
      <style:text-properties fo:font-size="32pt"/>
    </style:style>
    <style:style style:name="P76" style:family="paragraph">
      <loext:graphic-properties draw:fill="none"/>
      <style:paragraph-properties fo:margin-top="0.141cm" fo:margin-bottom="0cm" fo:line-height="100%" fo:text-align="center" style:punctuation-wrap="hanging" style:writing-mode="lr-tb" style:font-independent-line-spacing="true"/>
      <style:text-properties fo:font-size="32pt"/>
    </style:style>
    <style:style style:name="P77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P78" style:family="paragraph">
      <style:paragraph-properties fo:margin-top="0.127cm" fo:margin-bottom="0cm" fo:line-height="100%" fo:text-align="center" style:punctuation-wrap="hanging" style:writing-mode="lr-tb"/>
      <style:text-properties fo:font-size="28pt"/>
    </style:style>
    <style:style style:name="P79" style:family="paragraph">
      <loext:graphic-properties draw:fill="solid" draw:fill-color="#f2f2f2"/>
      <style:paragraph-properties fo:margin-top="0.127cm" fo:margin-bottom="0cm" fo:line-height="100%" fo:text-align="center" style:punctuation-wrap="hanging" style:writing-mode="lr-tb" style:font-independent-line-spacing="true"/>
      <style:text-properties fo:font-size="28pt"/>
    </style:style>
    <style:style style:name="P80" style:family="paragraph">
      <style:paragraph-properties fo:margin-left="0cm" fo:margin-right="0cm" fo:margin-top="0.19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81" style:family="paragraph">
      <style:paragraph-properties fo:margin-top="0.226cm" fo:margin-bottom="0cm" fo:line-height="100%" fo:text-align="start" style:punctuation-wrap="hanging" style:writing-mode="lr-tb"/>
      <style:text-properties fo:font-size="32pt"/>
    </style:style>
    <style:style style:name="P82" style:family="paragraph">
      <loext:graphic-properties draw:fill="solid" draw:fill-color="#ffffff"/>
      <style:paragraph-properties fo:margin-top="0.226cm" fo:margin-bottom="0cm" fo:line-height="100%" fo:text-align="start" style:punctuation-wrap="hanging" style:writing-mode="lr-tb" style:font-independent-line-spacing="true"/>
      <style:text-properties fo:font-size="32pt"/>
    </style:style>
    <style:style style:name="P83" style:family="paragraph">
      <style:paragraph-properties fo:margin-top="0.198cm" fo:margin-bottom="0cm" fo:line-height="100%" fo:text-align="start" style:punctuation-wrap="simple" style:writing-mode="lr-tb"/>
      <style:text-properties fo:font-size="28pt"/>
    </style:style>
    <style:style style:name="P84" style:family="paragraph">
      <loext:graphic-properties draw:fill="solid" draw:fill-color="#ffffff"/>
      <style:paragraph-properties fo:margin-top="0.198cm" fo:margin-bottom="0cm" fo:line-height="100%" fo:text-align="start" style:punctuation-wrap="simple" style:writing-mode="lr-tb" style:font-independent-line-spacing="true"/>
      <style:text-properties fo:font-size="28pt"/>
    </style:style>
    <style:style style:name="P85" style:family="paragraph">
      <style:paragraph-properties fo:margin-left="0.953cm" fo:margin-right="0cm" fo:margin-top="0.106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</style:style>
    <style:style style:name="P86" style:family="paragraph">
      <style:paragraph-properties fo:margin-top="0.198cm" fo:margin-bottom="0cm" fo:line-height="100%" fo:text-align="center" style:punctuation-wrap="simple" style:writing-mode="lr-tb"/>
      <style:text-properties fo:font-size="28pt"/>
    </style:style>
    <style:style style:name="P87" style:family="paragraph">
      <loext:graphic-properties draw:fill="solid" draw:fill-color="#eef0f3"/>
      <style:paragraph-properties fo:margin-top="0.198cm" fo:margin-bottom="0cm" fo:line-height="100%" fo:text-align="start" style:punctuation-wrap="hanging" style:writing-mode="lr-tb" style:font-independent-line-spacing="true"/>
      <style:text-properties fo:font-size="28pt"/>
    </style:style>
    <style:style style:name="P8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9" style:family="paragraph">
      <loext:graphic-properties draw:fill="solid" draw:fill-color="#0070c0"/>
      <style:paragraph-properties fo:text-align="center" style:font-independent-line-spacing="true"/>
      <style:text-properties fo:font-size="28pt"/>
    </style:style>
    <style:style style:name="P90" style:family="paragraph">
      <style:paragraph-properties fo:margin-left="0cm" fo:margin-right="0cm" fo:margin-top="0cm" fo:margin-bottom="0cm" fo:line-height="100%" fo:text-align="center" fo:text-indent="-0.953cm" style:punctuation-wrap="hanging" style:writing-mode="lr-tb">
        <style:tab-stops>
          <style:tab-stop style:position="0cm"/>
        </style:tab-stops>
      </style:paragraph-properties>
    </style:style>
    <style:style style:name="P91" style:family="paragraph">
      <style:paragraph-properties fo:margin-left="0cm" fo:margin-right="0cm" fo:margin-top="0cm" fo:margin-bottom="0cm" fo:line-height="100%" fo:text-align="start" fo:text-indent="-0.953cm" style:punctuation-wrap="hanging" style:writing-mode="lr-tb">
        <style:tab-stops>
          <style:tab-stop style:position="0cm"/>
        </style:tab-stops>
      </style:paragraph-properties>
    </style:style>
    <style:style style:name="P92" style:family="paragraph">
      <style:paragraph-properties fo:margin-top="0.226cm" fo:margin-bottom="0cm" fo:line-height="100%" fo:text-align="start" style:punctuation-wrap="simple" style:writing-mode="lr-tb"/>
      <style:text-properties fo:font-size="28pt"/>
    </style:style>
    <style:style style:name="P93" style:family="paragraph">
      <loext:graphic-properties draw:fill="solid" draw:fill-color="#ffffff"/>
      <style:paragraph-properties fo:margin-top="0.226cm" fo:margin-bottom="0cm" fo:line-height="100%" fo:text-align="start" style:punctuation-wrap="simple" style:writing-mode="lr-tb" style:font-independent-line-spacing="true"/>
      <style:text-properties fo:font-size="28pt"/>
    </style:style>
    <style:style style:name="P94" style:family="paragraph">
      <loext:graphic-properties draw:fill="solid" draw:fill-color="#009999"/>
      <style:paragraph-properties fo:margin-top="0.198cm" fo:margin-bottom="0cm" fo:line-height="100%" fo:text-align="center" style:punctuation-wrap="hanging" style:writing-mode="lr-tb" style:font-independent-line-spacing="true"/>
      <style:text-properties fo:font-size="28pt"/>
    </style:style>
    <style:style style:name="P95" style:family="paragraph">
      <style:paragraph-properties fo:margin-left="0cm" fo:margin-right="0cm" fo:margin-top="0.198cm" fo:margin-bottom="0cm" fo:line-height="100%" fo:text-align="justify" fo:text-indent="0cm" style:punctuation-wrap="simple" style:writing-mode="lr-tb"/>
    </style:style>
    <style:style style:name="P96" style:family="paragraph">
      <style:paragraph-properties fo:margin-left="0cm" fo:margin-right="0cm" fo:margin-top="0.169cm" fo:margin-bottom="0cm" fo:line-height="100%" fo:text-align="justify" fo:text-indent="0cm" style:punctuation-wrap="simple" style:writing-mode="lr-tb">
        <style:tab-stops>
          <style:tab-stop style:position="0cm"/>
        </style:tab-stops>
      </style:paragraph-properties>
    </style:style>
    <style:style style:name="P97" style:family="paragraph">
      <style:paragraph-properties fo:margin-left="0cm" fo:margin-right="0cm" fo:margin-top="0.198cm" fo:margin-bottom="0cm" fo:line-height="100%" fo:text-align="justify" fo:text-indent="0cm" style:punctuation-wrap="simple" style:writing-mode="lr-tb">
        <style:tab-stops>
          <style:tab-stop style:position="0cm"/>
        </style:tab-stops>
      </style:paragraph-properties>
    </style:style>
    <style:style style:name="P98" style:family="paragraph">
      <loext:graphic-properties draw:fill="solid" draw:fill-color="#eef0f3"/>
      <style:paragraph-properties fo:margin-top="0.198cm" fo:margin-bottom="0cm" fo:line-height="100%" fo:text-align="center" style:punctuation-wrap="hanging" style:writing-mode="lr-tb" style:font-independent-line-spacing="true"/>
      <style:text-properties fo:font-size="2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language="ru" fo:country="RU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ff3300" loext:opacity="100%" style:text-line-through-style="none" style:text-line-through-type="none" style:text-position="0% 100%" style:font-name="Tahoma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Tahoma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Tahoma2" fo:font-size="10pt" fo:letter-spacing="normal" fo:language="ru" fo:country="RU" fo:font-style="normal" style:text-underline-style="none" fo:font-weight="normal" fo:background-color="transparent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Tahoma2" fo:font-size="9pt" fo:letter-spacing="normal" fo:language="ru" fo:country="RU" fo:font-style="normal" style:text-underline-style="none" fo:font-weight="normal" fo:background-color="transparent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44pt" fo:letter-spacing="normal" fo:language="ru" fo:country="RU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Tahoma2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Tahoma2" fo:font-size="20pt" fo:letter-spacing="normal" fo:language="ru" fo:country="RU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Tahoma2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Tahoma2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Tahoma2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Tahoma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Tahoma2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Tahoma2" fo:font-size="28pt" fo:letter-spacing="normal" fo:language="ru" fo:country="RU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fo:color="#2b5481" loext:opacity="100%" style:text-line-through-style="none" style:text-line-through-type="none" style:text-position="0% 100%" style:font-name="Tahoma2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Wingdings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Tahoma2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8pt" fo:letter-spacing="normal" fo:language="ru" fo:country="RU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language="ru" fo:country="RU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29" style:family="text">
      <style:text-properties fo:font-variant="normal" fo:text-transform="none" fo:color="#ffffff" loext:opacity="100%" style:text-line-through-style="none" style:text-line-through-type="none" style:text-position="0% 100%" style:font-name="Tahoma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30" style:family="text">
      <style:text-properties fo:font-variant="normal" fo:text-transform="none" fo:color="#00b050" loext:opacity="100%" style:text-line-through-style="none" style:text-line-through-type="none" style:text-position="0% 100%" style:font-name="Tahoma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31" style:family="text">
      <style:text-properties fo:font-variant="normal" fo:text-transform="none" fo:color="#00b050" loext:opacity="100%" style:text-line-through-style="none" style:text-line-through-type="none" style:text-position="0% 100%" style:font-name="Tahoma2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4pt" fo:letter-spacing="normal" fo:language="ru" fo:country="RU" fo:font-style="normal" style:text-underline-style="solid" style:text-underline-width="auto" style:text-underline-color="font-color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8pt" fo:letter-spacing="normal" fo:language="ru" fo:country="RU" fo:font-style="normal" style:text-underline-style="solid" style:text-underline-width="auto" style:text-underline-color="font-color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36" style:family="text">
      <style:text-properties fo:font-variant="normal" fo:text-transform="none" fo:color="#00b050" loext:opacity="100%" style:text-line-through-style="none" style:text-line-through-type="none" style:text-position="0% 100%" style:font-name="Tahoma2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37" style:family="text">
      <style:text-properties fo:font-variant="normal" fo:text-transform="none" fo:color="#00b050" loext:opacity="100%" style:text-line-through-style="none" style:text-line-through-type="none" style:text-position="0% 100%" style:font-name="Tahoma2" fo:font-size="28pt" fo:letter-spacing="normal" fo:language="ru" fo:country="RU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text-transform="uppercase" fo:color="#000000" loext:opacity="100%" style:text-line-through-style="none" style:text-line-through-type="none" style:text-position="0% 100%" style:font-name="Tahoma2" fo:font-size="28pt" fo:letter-spacing="normal" fo:language="ru" fo:country="RU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41" style:family="text">
      <style:text-properties fo:text-transform="uppercase" fo:color="#3333cc" loext:opacity="100%" style:text-line-through-style="none" style:text-line-through-type="none" style:text-position="0% 100%" style:font-name="Tahoma2" fo:font-size="28pt" fo:letter-spacing="normal" fo:language="ru" fo:country="RU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42" style:family="text">
      <style:text-properties fo:font-variant="normal" fo:text-transform="none" fo:color="#2b5481" loext:opacity="100%" style:text-line-through-style="none" style:text-line-through-type="none" style:text-position="0% 100%" style:font-name="Tahoma2" fo:font-size="28pt" fo:letter-spacing="normal" fo:language="ru" fo:country="RU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43" style:family="text">
      <style:text-properties fo:font-variant="normal" fo:text-transform="none" fo:color="#2b5481" loext:opacity="100%" style:text-line-through-style="none" style:text-line-through-type="none" style:text-position="0% 100%" style:font-name="Tahoma" fo:font-size="28pt" fo:letter-spacing="normal" fo:language="ru" fo:country="RU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44" style:family="text">
      <style:text-properties fo:font-variant="normal" fo:text-transform="none" fo:color="#ffffff" loext:opacity="100%" style:text-line-through-style="none" style:text-line-through-type="none" style:text-position="0% 100%" style:font-name="Tahoma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language="en" fo:country="US" fo:font-style="italic" style:text-underline-style="none" fo:font-weight="bold" fo:background-color="transparent" style:font-size-asian="32pt" style:font-style-asian="italic" style:font-weight-asian="bold" style:font-size-complex="32pt" style:font-style-complex="italic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language="ru" fo:country="RU" fo:font-style="italic" style:text-underline-style="none" fo:font-weight="bold" fo:background-color="transparent" style:font-size-asian="32pt" style:font-style-asian="italic" style:font-weight-asian="bold" style:font-size-complex="32pt" style:font-style-complex="italic" style:font-weight-complex="bold"/>
    </style:style>
    <style:style style:name="T47" style:family="text">
      <style:text-properties fo:font-variant="normal" fo:text-transform="none" fo:color="#0a85ff" loext:opacity="100%" style:text-line-through-style="none" style:text-line-through-type="none" style:text-position="0% 100%" style:font-name="Tahoma2" fo:font-size="28pt" fo:letter-spacing="normal" fo:language="ru" fo:country="RU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48" style:family="text">
      <style:text-properties fo:font-variant="normal" fo:text-transform="none" fo:color="#2b5481" loext:opacity="100%" style:text-line-through-style="none" style:text-line-through-type="none" style:text-position="0% 100%" style:font-name="Tahoma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49" style:family="text">
      <style:text-properties fo:font-variant="normal" fo:text-transform="none" fo:color="#0a85ff" loext:opacity="100%" style:text-line-through-style="none" style:text-line-through-type="none" style:text-position="0% 100%" style:font-name="Tahoma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50" style:family="text">
      <style:text-properties fo:font-variant="normal" fo:text-transform="none" fo:color="#0a85ff" loext:opacity="100%" style:text-line-through-style="none" style:text-line-through-type="none" style:text-position="0% 100%" style:font-name="Tahoma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51" style:family="text">
      <style:text-properties fo:font-variant="normal" fo:text-transform="none" fo:color="#2b5481" loext:opacity="100%" style:text-line-through-style="none" style:text-line-through-type="none" style:text-position="0% 100%" style:font-name="Tahoma" fo:font-size="28pt" fo:letter-spacing="normal" fo:language="en" fo:country="US" fo:font-style="normal" style:text-underline-style="solid" style:text-underline-width="auto" style:text-underline-color="font-color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52" style:family="text">
      <style:text-properties fo:font-variant="normal" fo:text-transform="none" fo:color="#2b5481" loext:opacity="100%" style:text-line-through-style="none" style:text-line-through-type="none" style:text-position="0% 100%" style:font-name="Tahoma" fo:font-size="28pt" fo:letter-spacing="normal" fo:language="ru" fo:country="RU" fo:font-style="normal" style:text-underline-style="solid" style:text-underline-width="auto" style:text-underline-color="font-color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53" style:family="text">
      <style:text-properties fo:font-variant="normal" fo:text-transform="none" fo:color="#0070c0" loext:opacity="100%" style:text-line-through-style="none" style:text-line-through-type="none" style:text-position="0% 100%" style:font-name="Tahoma" fo:font-size="28pt" fo:letter-spacing="normal" fo:language="pl" fo:country="PL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54" style:family="text">
      <style:text-properties fo:font-variant="normal" fo:text-transform="none" fo:color="#0070c0" loext:opacity="100%" style:text-line-through-style="none" style:text-line-through-type="none" style:text-position="0% 100%" style:font-name="Tahoma" fo:font-size="28pt" fo:letter-spacing="normal" fo:language="ru" fo:country="RU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55" style:family="text">
      <style:text-properties fo:font-variant="normal" fo:text-transform="none" fo:color="#2b5481" loext:opacity="100%" style:text-line-through-style="none" style:text-line-through-type="none" style:text-position="0% 100%" style:font-name="Tahoma" fo:font-size="28pt" fo:letter-spacing="normal" fo:language="pl" fo:country="PL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56" style:family="text">
      <style:text-properties fo:font-variant="normal" fo:text-transform="none" fo:color="#0070c0" loext:opacity="100%" style:text-line-through-style="none" style:text-line-through-type="none" style:text-position="0% 100%" style:font-name="Tahoma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57" style:family="text">
      <style:text-properties fo:font-variant="normal" fo:text-transform="none" fo:color="#2b5481" loext:opacity="100%" style:text-line-through-style="none" style:text-line-through-type="none" style:text-position="0% 100%" style:font-name="Tahoma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58" style:family="text">
      <style:text-properties fo:font-variant="normal" fo:text-transform="none" fo:color="#2b5481" loext:opacity="100%" style:text-line-through-style="none" style:text-line-through-type="none" style:text-position="0% 100%" style:font-name="Tahoma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59" style:family="text">
      <style:text-properties fo:font-variant="normal" fo:text-transform="none" fo:color="#2b5481" loext:opacity="100%" style:text-line-through-style="none" style:text-line-through-type="none" style:text-position="-25% 58%" style:font-name="Tahoma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60" style:family="text">
      <style:text-properties fo:font-variant="normal" fo:text-transform="none" fo:color="#2b5481" loext:opacity="100%" style:text-line-through-style="none" style:text-line-through-type="none" style:text-position="0% 100%" style:font-name="Tahoma" fo:font-size="28pt" fo:letter-spacing="normal" fo:language="ru" fo:country="RU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61" style:family="text">
      <style:text-properties fo:font-variant="normal" fo:text-transform="none" fo:color="#2b5481" loext:opacity="100%" style:text-line-through-style="none" style:text-line-through-type="none" style:text-position="30% 58%" style:font-name="Tahoma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62" style:family="text">
      <style:text-properties fo:font-variant="normal" fo:text-transform="none" fo:color="#0070c0" loext:opacity="100%" style:text-line-through-style="none" style:text-line-through-type="none" style:text-position="0% 100%" style:font-name="Tahoma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63" style:family="text">
      <style:text-properties fo:font-variant="normal" fo:text-transform="none" fo:color="#2b5481" loext:opacity="100%" style:text-line-through-style="none" style:text-line-through-type="none" style:text-position="0% 100%" style:font-name="Tahoma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64" style:family="text">
      <style:text-properties fo:font-variant="normal" fo:text-transform="none" fo:color="#3333cc" loext:opacity="100%" style:text-line-through-style="none" style:text-line-through-type="none" style:text-position="0% 100%" style:font-name="Tahoma2" fo:font-size="28pt" fo:letter-spacing="normal" fo:language="ru" fo:country="RU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65" style:family="text">
      <style:text-properties fo:font-variant="normal" fo:text-transform="none" fo:color="#2b5481" loext:opacity="100%" style:text-line-through-style="none" style:text-line-through-type="none" style:text-position="0% 100%" style:font-name="Tahoma" fo:font-size="32pt" fo:letter-spacing="normal" fo:language="ru" fo:country="RU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66" style:family="text">
      <style:text-properties fo:font-variant="normal" fo:text-transform="none" fo:color="#3333cc" loext:opacity="100%" style:text-line-through-style="none" style:text-line-through-type="none" style:text-position="0% 100%" style:font-name="Tahoma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67" style:family="text">
      <style:text-properties fo:font-variant="normal" fo:text-transform="none" fo:color="#2b5481" loext:opacity="100%" style:text-line-through-style="none" style:text-line-through-type="none" style:text-position="0% 100%" style:font-name="Tahoma" fo:font-size="32pt" fo:letter-spacing="normal" fo:language="en" fo:country="US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/>
    </style:style>
    <style:style style:name="T68" style:family="text">
      <style:text-properties fo:font-variant="normal" fo:text-transform="none" fo:color="#2b5481" loext:opacity="100%" style:text-line-through-style="none" style:text-line-through-type="none" style:text-position="0% 100%" style:font-name="Tahoma" fo:font-size="32pt" fo:letter-spacing="normal" fo:language="ru" fo:country="RU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/>
    </style:style>
    <style:style style:name="T69" style:family="text">
      <style:text-properties fo:font-variant="normal" fo:text-transform="none" fo:color="#78839a" loext:opacity="100%" style:text-line-through-style="none" style:text-line-through-type="none" style:text-position="0% 100%" style:font-name="Tahoma2" fo:font-size="32pt" fo:letter-spacing="normal" fo:language="ru" fo:country="RU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70" style:family="text">
      <style:text-properties fo:font-variant="normal" fo:text-transform="none" fo:color="#78839a" loext:opacity="100%" style:text-line-through-style="none" style:text-line-through-type="none" style:text-position="0% 100%" style:font-name="Tahoma2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71" style:family="text">
      <style:text-properties fo:font-variant="normal" fo:text-transform="none" fo:color="#2b5481" loext:opacity="100%" style:text-line-through-style="none" style:text-line-through-type="none" style:text-position="0% 100%" style:font-name="Tahoma2" fo:font-size="32pt" fo:letter-spacing="normal" fo:language="ru" fo:country="RU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7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language="ru" fo:country="RU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73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0pt" fo:letter-spacing="normal" fo:language="en" fo:country="US" fo:font-style="italic" style:text-underline-style="none" fo:font-weight="bold" fo:background-color="transparent" style:font-size-asian="20pt" style:font-style-asian="italic" style:font-weight-asian="bold" style:font-size-complex="20pt" style:font-style-complex="italic" style:font-weight-complex="bold"/>
    </style:style>
    <style:style style:name="T74" style:family="text">
      <style:text-properties fo:font-variant="normal" fo:text-transform="none" fo:color="#0a85ff" loext:opacity="100%" style:text-line-through-style="none" style:text-line-through-type="none" style:text-position="0% 100%" style:font-name="Tahoma" fo:font-size="32pt" fo:letter-spacing="normal" fo:language="ru" fo:country="RU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75" style:family="text">
      <style:text-properties fo:font-variant="normal" fo:text-transform="none" fo:color="#2b5481" loext:opacity="100%" style:text-line-through-style="none" style:text-line-through-type="none" style:text-position="0% 100%" style:font-name="Tahoma2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76" style:family="text">
      <style:text-properties fo:font-variant="normal" fo:text-transform="none" fo:color="#2b5481" loext:opacity="100%" style:text-line-through-style="none" style:text-line-through-type="none" style:text-position="0% 100%" style:font-name="Tahoma2" fo:font-size="28pt" fo:letter-spacing="normal" fo:language="en" fo:country="US" fo:font-style="italic" style:text-underline-style="none" fo:font-weight="bold" fo:background-color="transparent" style:font-size-asian="28pt" style:font-style-asian="italic" style:font-weight-asian="bold" style:font-size-complex="28pt" style:font-style-complex="italic" style:font-weight-complex="bold"/>
    </style:style>
    <style:style style:name="T77" style:family="text">
      <style:text-properties fo:font-variant="normal" fo:text-transform="none" fo:color="#2b5481" loext:opacity="100%" style:text-line-through-style="none" style:text-line-through-type="none" style:text-position="-25% 58%" style:font-name="Tahoma2" fo:font-size="28pt" fo:letter-spacing="normal" fo:language="en" fo:country="US" fo:font-style="italic" style:text-underline-style="none" fo:font-weight="bold" fo:background-color="transparent" style:font-size-asian="28pt" style:font-style-asian="italic" style:font-weight-asian="bold" style:font-size-complex="28pt" style:font-style-complex="italic" style:font-weight-complex="bold"/>
    </style:style>
    <style:style style:name="T78" style:family="text">
      <style:text-properties fo:font-variant="normal" fo:text-transform="none" fo:color="#2b5481" loext:opacity="100%" style:text-line-through-style="none" style:text-line-through-type="none" style:text-position="0% 100%" style:font-name="Tahoma2" fo:font-size="28pt" fo:letter-spacing="normal" fo:language="ru" fo:country="RU" fo:font-style="italic" style:text-underline-style="none" fo:font-weight="bold" fo:background-color="transparent" style:font-size-asian="28pt" style:font-style-asian="italic" style:font-weight-asian="bold" style:font-size-complex="28pt" style:font-style-complex="italic" style:font-weight-complex="bold"/>
    </style:style>
    <style:style style:name="T79" style:family="text">
      <style:text-properties fo:font-variant="normal" fo:text-transform="none" fo:color="#0a85ff" loext:opacity="100%" style:text-line-through-style="none" style:text-line-through-type="none" style:text-position="0% 100%" style:font-name="Tahoma2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80" style:family="text">
      <style:text-properties fo:font-variant="normal" fo:text-transform="none" fo:color="#2b5481" loext:opacity="100%" style:text-line-through-style="none" style:text-line-through-type="none" style:text-position="0% 100%" style:font-name="Tahoma2" fo:font-size="28pt" fo:letter-spacing="normal" fo:language="ru" fo:country="RU" fo:font-style="normal" style:text-underline-style="solid" style:text-underline-width="auto" style:text-underline-color="font-color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81" style:family="text">
      <style:text-properties fo:font-variant="normal" fo:text-transform="none" fo:color="#3333cc" loext:opacity="100%" style:text-line-through-style="none" style:text-line-through-type="none" style:text-position="0% 100%" style:font-name="Tahoma" fo:font-size="28pt" fo:letter-spacing="normal" fo:language="ru" fo:country="RU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82" style:family="text">
      <style:text-properties fo:font-variant="normal" fo:text-transform="none" fo:color="#3333cc" loext:opacity="100%" style:text-line-through-style="none" style:text-line-through-type="none" style:text-position="0% 100%" style:font-name="Tahoma" fo:font-size="28pt" fo:letter-spacing="normal" fo:language="ru" fo:country="RU" fo:font-style="normal" style:text-underline-style="solid" style:text-underline-width="auto" style:text-underline-color="font-color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84" style:family="text">
      <style:text-properties fo:font-variant="normal" fo:text-transform="none" fo:color="#ff0000" loext:opacity="100%" style:text-line-through-style="none" style:text-line-through-type="none" style:text-position="0% 100%" style:font-name="Wingdings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85" style:family="text">
      <style:text-properties fo:font-variant="normal" fo:text-transform="none" fo:color="#2b5481" loext:opacity="100%" style:text-line-through-style="none" style:text-line-through-type="none" style:text-position="0% 100%" style:font-name="Tahoma2" fo:font-size="20pt" fo:letter-spacing="normal" fo:language="ru" fo:country="RU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86" style:family="text">
      <style:text-properties fo:font-variant="normal" fo:text-transform="none" fo:color="#2b5481" loext:opacity="100%" style:text-line-through-style="none" style:text-line-through-type="none" style:text-position="0% 100%" style:font-name="Tahoma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87" style:family="text">
      <style:text-properties fo:font-variant="normal" fo:text-transform="none" fo:color="#2b5481" loext:opacity="100%" style:text-line-through-style="none" style:text-line-through-type="none" style:text-position="0% 100%" style:font-name="Tahoma" fo:font-size="28pt" fo:letter-spacing="normal" fo:language="en" fo:country="US" fo:font-style="italic" style:text-underline-style="none" fo:font-weight="bold" fo:background-color="transparent" style:font-size-asian="28pt" style:font-style-asian="italic" style:font-weight-asian="bold" style:font-size-complex="28pt" style:font-style-complex="italic" style:font-weight-complex="bold"/>
    </style:style>
    <style:style style:name="T88" style:family="text">
      <style:text-properties fo:font-variant="normal" fo:text-transform="none" fo:color="#2b5481" loext:opacity="100%" style:text-line-through-style="none" style:text-line-through-type="none" style:text-position="0% 100%" style:font-name="Tahoma2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9" style:family="text">
      <style:text-properties fo:font-variant="normal" fo:text-transform="none" fo:color="#2b5481" loext:opacity="100%" style:text-line-through-style="none" style:text-line-through-type="none" style:text-position="0% 100%" style:font-name="Tahoma2" fo:font-size="18pt" fo:letter-spacing="normal" fo:language="ru" fo:country="RU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90" style:family="text">
      <style:text-properties fo:font-variant="normal" fo:text-transform="none" fo:color="#003366" loext:opacity="100%" style:text-line-through-style="none" style:text-line-through-type="none" style:text-position="0% 100%" style:font-name="Tahoma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91" style:family="text">
      <style:text-properties fo:font-variant="normal" fo:text-transform="none" fo:color="#003366" loext:opacity="100%" style:text-line-through-style="none" style:text-line-through-type="none" style:text-position="0% 100%" style:font-name="Tahoma" fo:font-size="28pt" fo:letter-spacing="normal" fo:language="ru" fo:country="RU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92" style:family="text">
      <style:text-properties fo:font-variant="normal" fo:text-transform="none" fo:color="#003366" loext:opacity="100%" style:text-line-through-style="none" style:text-line-through-type="none" style:text-position="0% 100%" style:font-name="Tahoma" fo:font-size="28pt" fo:letter-spacing="normal" fo:language="ru" fo:country="RU" fo:font-style="italic" style:text-underline-style="none" fo:font-weight="bold" fo:background-color="transparent" style:font-size-asian="28pt" style:font-style-asian="italic" style:font-weight-asian="bold" style:font-size-complex="28pt" style:font-style-complex="italic" style:font-weight-complex="bold"/>
    </style:style>
    <style:style style:name="T93" style:family="text">
      <style:text-properties fo:font-variant="normal" fo:text-transform="none" fo:color="#003366" loext:opacity="100%" style:text-line-through-style="none" style:text-line-through-type="none" style:text-position="0% 100%" style:font-name="Tahoma2" fo:font-size="28pt" fo:letter-spacing="normal" fo:language="ru" fo:country="RU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94" style:family="text">
      <style:text-properties fo:font-variant="normal" fo:text-transform="none" fo:color="#003366" loext:opacity="100%" style:text-line-through-style="none" style:text-line-through-type="none" style:text-position="0% 100%" style:font-name="Tahoma2" fo:font-size="32pt" fo:letter-spacing="normal" fo:language="ru" fo:country="RU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95" style:family="text">
      <style:text-properties fo:font-variant="normal" fo:text-transform="none" fo:color="#003366" loext:opacity="100%" style:text-line-through-style="none" style:text-line-through-type="none" style:text-position="0% 100%" style:font-name="Tahoma2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96" style:family="text">
      <style:text-properties fo:font-variant="normal" fo:text-transform="none" fo:color="#0a85ff" loext:opacity="100%" style:text-line-through-style="none" style:text-line-through-type="none" style:text-position="0% 100%" style:font-name="Tahoma" fo:font-size="28pt" fo:letter-spacing="normal" fo:language="ru" fo:country="RU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97" style:family="text">
      <style:text-properties fo:font-variant="normal" fo:text-transform="none" fo:color="#003366" loext:opacity="100%" style:text-line-through-style="none" style:text-line-through-type="none" style:text-position="0% 100%" style:font-name="Tahoma" fo:font-size="28pt" fo:letter-spacing="normal" fo:language="en" fo:country="US" fo:font-style="italic" style:text-underline-style="none" fo:font-weight="bold" fo:background-color="transparent" style:font-size-asian="28pt" style:font-style-asian="italic" style:font-weight-asian="bold" style:font-size-complex="28pt" style:font-style-complex="italic" style:font-weight-complex="bold"/>
    </style:style>
    <style:style style:name="T98" style:family="text">
      <style:text-properties fo:font-variant="normal" fo:text-transform="none" fo:color="#003366" loext:opacity="100%" style:text-line-through-style="none" style:text-line-through-type="none" style:text-position="0% 100%" style:font-name="Tahoma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99" style:family="text">
      <style:text-properties fo:font-variant="normal" fo:text-transform="none" fo:color="#003366" loext:opacity="100%" style:text-line-through-style="none" style:text-line-through-type="none" style:text-position="0% 100%" style:font-name="Tahoma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100" style:family="text">
      <style:text-properties fo:font-variant="normal" fo:text-transform="none" fo:color="#0a85ff" loext:opacity="100%" style:text-line-through-style="none" style:text-line-through-type="none" style:text-position="0% 100%" style:font-name="Tahoma" fo:font-size="28pt" fo:letter-spacing="normal" fo:language="ru" fo:country="RU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101" style:family="text">
      <style:text-properties fo:font-variant="normal" fo:text-transform="none" fo:color="#0a85ff" loext:opacity="100%" style:text-line-through-style="none" style:text-line-through-type="none" style:text-position="0% 100%" style:font-name="Tahoma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102" style:family="text">
      <style:text-properties fo:font-variant="normal" fo:text-transform="none" fo:color="#003366" loext:opacity="100%" style:text-line-through-style="none" style:text-line-through-type="none" style:text-position="0% 100%" style:font-name="Tahoma" fo:font-size="28pt" fo:letter-spacing="normal" fo:language="ru" fo:country="RU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103" style:family="text">
      <style:text-properties fo:font-variant="normal" fo:text-transform="none" fo:color="#003366" loext:opacity="100%" style:text-line-through-style="none" style:text-line-through-type="none" style:text-position="0% 100%" style:font-name="Tahoma" fo:font-size="28pt" fo:letter-spacing="normal" fo:language="pt" fo:country="BR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104" style:family="text">
      <style:text-properties fo:font-variant="normal" fo:text-transform="none" fo:color="#0070c0" loext:opacity="100%" style:text-line-through-style="none" style:text-line-through-type="none" style:text-position="0% 100%" style:font-name="Tahoma" fo:font-size="28pt" fo:letter-spacing="normal" fo:language="ru" fo:country="RU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105" style:family="text">
      <style:text-properties fo:font-variant="normal" fo:text-transform="none" fo:color="#003366" loext:opacity="100%" style:text-line-through-style="none" style:text-line-through-type="none" style:text-position="0% 100%" style:font-name="Tahoma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06" style:family="text">
      <style:text-properties fo:font-variant="normal" fo:text-transform="none" fo:color="#003366" loext:opacity="100%" style:text-line-through-style="none" style:text-line-through-type="none" style:text-position="0% 100%" style:font-name="Tahoma2" fo:font-size="28pt" fo:letter-spacing="normal" fo:language="en" fo:country="US" fo:font-style="italic" style:text-underline-style="none" fo:font-weight="bold" fo:background-color="transparent" style:font-size-asian="28pt" style:font-style-asian="italic" style:font-weight-asian="bold" style:font-size-complex="28pt" style:font-style-complex="italic" style:font-weight-complex="bold"/>
    </style:style>
    <style:style style:name="T107" style:family="text">
      <style:text-properties fo:font-variant="normal" fo:text-transform="none" fo:color="#0a85ff" loext:opacity="100%" style:text-line-through-style="none" style:text-line-through-type="none" style:text-position="0% 100%" style:font-name="Tahoma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08" style:family="text">
      <style:text-properties fo:font-variant="normal" fo:text-transform="none" fo:color="#003366" loext:opacity="100%" style:text-line-through-style="none" style:text-line-through-type="none" style:text-position="0% 100%" style:font-name="Tahoma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109" style:family="text">
      <style:text-properties fo:font-variant="normal" fo:text-transform="none" fo:color="#003366" loext:opacity="100%" style:text-line-through-style="none" style:text-line-through-type="none" style:text-position="0% 100%" style:font-name="Tahoma" fo:font-size="32pt" fo:letter-spacing="normal" fo:language="ru" fo:country="RU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110" style:family="text">
      <style:text-properties fo:font-variant="normal" fo:text-transform="none" fo:color="#003366" loext:opacity="100%" style:text-line-through-style="none" style:text-line-through-type="none" style:text-position="0% 100%" style:font-name="Tahoma" fo:font-size="28pt" fo:letter-spacing="normal" fo:language="ru" fo:country="RU" fo:font-style="normal" style:text-underline-style="solid" style:text-underline-width="auto" style:text-underline-color="font-color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11" style:family="text">
      <style:text-properties fo:font-variant="normal" fo:text-transform="none" fo:color="#003366" loext:opacity="100%" style:text-line-through-style="none" style:text-line-through-type="none" style:text-position="0% 100%" style:font-name="Tahoma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12" style:family="text">
      <style:text-properties fo:font-variant="normal" fo:text-transform="none" fo:color="#003366" loext:opacity="100%" style:text-line-through-style="none" style:text-line-through-type="none" style:text-position="0% 100%" style:font-name="Tahoma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13" style:family="text">
      <style:text-properties fo:font-variant="normal" fo:text-transform="none" fo:color="#003366" loext:opacity="100%" style:text-line-through-style="none" style:text-line-through-type="none" style:text-position="0% 100%" style:font-name="Tahoma" fo:font-size="32pt" fo:letter-spacing="normal" fo:language="ru" fo:country="RU" fo:font-style="normal" style:text-underline-style="solid" style:text-underline-width="auto" style:text-underline-color="font-color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14" style:family="text">
      <style:text-properties fo:font-variant="normal" fo:text-transform="none" fo:color="#003366" loext:opacity="100%" style:text-line-through-style="none" style:text-line-through-type="none" style:text-position="0% 100%" style:font-name="Tahoma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15" style:family="text">
      <style:text-properties fo:font-variant="normal" fo:text-transform="none" fo:color="#0a85ff" loext:opacity="100%" style:text-line-through-style="none" style:text-line-through-type="none" style:text-position="0% 100%" style:font-name="Tahoma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116" style:family="text">
      <style:text-properties fo:font-variant="normal" fo:text-transform="none" fo:color="#2b5481" loext:opacity="100%" style:text-line-through-style="none" style:text-line-through-type="none" style:text-position="0% 100%" style:font-name="Tahoma" fo:font-size="36pt" fo:letter-spacing="normal" fo:language="ru" fo:country="RU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117" style:family="text">
      <style:text-properties fo:font-variant="normal" fo:text-transform="none" fo:color="#2b5481" loext:opacity="100%" style:text-line-through-style="none" style:text-line-through-type="none" style:text-position="0% 100%" style:font-name="Tahoma" fo:font-size="36pt" fo:letter-spacing="normal" fo:language="en" fo:country="US" fo:font-style="italic" style:text-underline-style="none" fo:font-weight="bold" fo:background-color="transparent" style:font-size-asian="36pt" style:font-style-asian="italic" style:font-weight-asian="bold" style:font-size-complex="36pt" style:font-style-complex="italic" style:font-weight-complex="bold"/>
    </style:style>
    <style:style style:name="T118" style:family="text">
      <style:text-properties fo:font-variant="normal" fo:text-transform="none" fo:color="#003366" loext:opacity="100%" style:text-line-through-style="none" style:text-line-through-type="none" style:text-position="0% 100%" style:font-name="Tahoma" fo:font-size="32pt" fo:letter-spacing="normal" fo:language="ru" fo:country="RU" fo:font-style="italic" style:text-underline-style="none" fo:font-weight="bold" fo:background-color="transparent" style:font-size-asian="32pt" style:font-style-asian="italic" style:font-weight-asian="bold" style:font-size-complex="32pt" style:font-style-complex="italic" style:font-weight-complex="bold"/>
    </style:style>
    <style:style style:name="T119" style:family="text">
      <style:text-properties fo:font-variant="normal" fo:text-transform="none" fo:color="#003366" loext:opacity="100%" style:text-line-through-style="none" style:text-line-through-type="none" style:text-position="0% 100%" style:font-name="Tahoma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20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21" style:family="text">
      <style:text-properties fo:font-variant="normal" fo:text-transform="none" fo:color="#003366" loext:opacity="100%" style:text-line-through-style="none" style:text-line-through-type="none" style:text-position="0% 100%" style:font-name="Tahoma" fo:font-size="32pt" fo:letter-spacing="normal" fo:language="ru" fo:country="RU" fo:font-style="normal" style:text-underline-style="solid" style:text-underline-width="auto" style:text-underline-color="font-color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122" style:family="text">
      <style:text-properties fo:font-variant="normal" fo:text-transform="none" fo:color="#003366" loext:opacity="100%" style:text-line-through-style="none" style:text-line-through-type="none" style:text-position="0% 100%" style:font-name="Tahoma" fo:font-size="32pt" fo:letter-spacing="normal" fo:language="en" fo:country="US" fo:font-style="italic" style:text-underline-style="none" fo:font-weight="bold" fo:background-color="transparent" style:font-size-asian="32pt" style:font-style-asian="italic" style:font-weight-asian="bold" style:font-size-complex="32pt" style:font-style-complex="italic" style:font-weight-complex="bold"/>
    </style:style>
    <style:style style:name="T123" style:family="text">
      <style:text-properties fo:font-variant="normal" fo:text-transform="none" fo:color="#003366" loext:opacity="100%" style:text-line-through-style="none" style:text-line-through-type="none" style:text-position="0% 100%" style:font-name="Tahoma" fo:font-size="32pt" fo:letter-spacing="normal" fo:language="ru" fo:country="RU" fo:font-style="italic" style:text-underline-style="solid" style:text-underline-width="auto" style:text-underline-color="font-color" fo:font-weight="bold" fo:background-color="transparent" style:font-size-asian="32pt" style:font-style-asian="italic" style:font-weight-asian="bold" style:font-size-complex="32pt" style:font-style-complex="italic" style:font-weight-complex="bold"/>
    </style:style>
    <style:style style:name="T124" style:family="text">
      <style:text-properties fo:font-variant="normal" fo:text-transform="none" fo:color="#003366" loext:opacity="100%" style:text-line-through-style="none" style:text-line-through-type="none" style:text-position="0% 100%" style:font-name="Tahoma" fo:font-size="24pt" fo:letter-spacing="normal" fo:language="ru" fo:country="RU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/>
    </style:style>
    <style:style style:name="T125" style:family="text">
      <style:text-properties fo:font-variant="normal" fo:text-transform="none" fo:color="#003366" loext:opacity="100%" style:text-line-through-style="none" style:text-line-through-type="none" style:text-position="0% 100%" style:font-name="Tahoma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26" style:family="text">
      <style:text-properties fo:font-variant="normal" fo:text-transform="none" fo:color="#0a85ff" loext:opacity="100%" style:text-line-through-style="none" style:text-line-through-type="none" style:text-position="0% 100%" style:font-name="Tahoma2" fo:font-size="28pt" fo:letter-spacing="normal" fo:language="ru" fo:country="RU" fo:font-style="italic" style:text-underline-style="none" fo:font-weight="bold" fo:background-color="transparent" style:font-size-asian="28pt" style:font-style-asian="italic" style:font-weight-asian="bold" style:font-size-complex="28pt" style:font-style-complex="italic" style:font-weight-complex="bold"/>
    </style:style>
    <style:style style:name="T127" style:family="text">
      <style:text-properties fo:font-variant="normal" fo:text-transform="none" fo:color="#0a85ff" loext:opacity="100%" style:text-line-through-style="none" style:text-line-through-type="none" style:text-position="0% 100%" style:font-name="Tahoma2" fo:font-size="28pt" fo:letter-spacing="normal" fo:language="en" fo:country="US" fo:font-style="italic" style:text-underline-style="none" fo:font-weight="bold" fo:background-color="transparent" style:font-size-asian="28pt" style:font-style-asian="italic" style:font-weight-asian="bold" style:font-size-complex="2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2b548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ccff" fo:font-size="6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3cm"/>
        <style:text-properties style:font-name="Arial" fo:color="#0033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/>
        <style:text-properties style:font-name="Arial" fo:color="#0033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6cm"/>
        <style:text-properties style:font-name="Arial" fo:color="#0033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6cm"/>
        <style:text-properties style:font-name="Arial" fo:color="#2b548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min-label-width="0.953cm"/>
        <style:text-properties fo:font-family="Wingdings" style:font-pitch="variable" style:font-charset="x-symbol" fo:color="#00ccff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Пирамидальная сортировка " draw:style-name="dp1" draw:master-page-name="Заголовок_20_и_20_объект" presentation:presentation-page-layout-name="AL1T11">
        <draw:frame draw:name="Rectangle 2" presentation:style-name="pr1" draw:text-style-name="P2" xml:id="id1" draw:id="id1" draw:layer="layout" svg:width="23.26cm" svg:height="2.601cm" svg:x="0.9cm" svg:y="0cm" presentation:class="title" presentation:user-transformed="true">
          <draw:text-box>
            <text:p text:style-name="P1"><text:span text:style-name="T1">Пирамидальная сортировка</text:span><text:span text:style-name="T2"> </text:span></text:p>
          </draw:text-box>
        </draw:frame>
        <draw:frame draw:name="Rectangle 3" presentation:style-name="pr2" draw:text-style-name="P5" xml:id="id2" draw:id="id2" draw:layer="layout" svg:width="23.803cm" svg:height="12.126cm" svg:x="1.072cm" svg:y="3.025cm" presentation:class="outline" presentation:user-transformed="true">
          <draw:text-box>
            <text:p xml:id="id3" text:id="id3" text:style-name="P3"><text:span text:style-name="T3">Пирамида</text:span><text:span text:style-name="T4"> </text:span><text:span text:style-name="T5">–</text:span><text:span text:style-name="T4"> </text:span><text:span text:style-name="T5">это частично упорядоченное двоичное дерево, элементы которого расположены в узлах дерева по следующему правилу – каждый элемент родительского узла обязательно больше элементов, расположенных в дочерних узлах. </text:span></text:p>
            <text:p text:style-name="P4"><text:span text:style-name="T4"/></text:p>
          </draw:text-box>
        </draw:frame>
        <draw:custom-shape draw:name="Rectangle 4" draw:style-name="gr1" draw:text-style-name="P6" draw:layer="layout" svg:width="25.399cm" svg:height="0.003cm" svg:x="0cm" svg:y="8.8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" draw:text-style-name="P8" draw:layer="layout" svg:width="0.711cm" svg:height="0.681cm" svg:x="-0.008cm" svg:y="9.438cm">
          <text:p text:style-name="P7"><text:span text:style-name="T6"><text:s/></text:span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6" draw:layer="layout" svg:width="25.399cm" svg:height="0.003cm" svg:x="0cm" svg:y="9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" smil:attributeName="visibility" smil:to="visible"/>
                  <anim:transitionFilter smil:dur="0.5s" smil:targetElement="id1" smil:type="barWipe" smil:subtype="leftToRight"/>
                </anim:par>
              </anim:par>
              <anim:par smil:begin="0.5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2" smil:attributeName="visibility" smil:to="visible"/>
                  <anim:animate smil:dur="1s" smil:fill="hold" smil:targetElement="id2" anim:sub-item="background" smil:attributeName="width" smil:values="width*0.70;width" smil:keyTimes="0;1"/>
                  <anim:animate smil:dur="1s" smil:fill="hold" smil:targetElement="id2" anim:sub-item="background" smil:attributeName="height" smil:values="height;height" smil:keyTimes="0;1"/>
                  <anim:transitionFilter smil:dur="1s" smil:targetElement="id2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3" smil:attributeName="visibility" smil:to="visible"/>
                  <anim:animate smil:dur="1s" smil:fill="hold" smil:targetElement="id3" anim:sub-item="text" smil:attributeName="width" smil:values="width*0.70;width" smil:keyTimes="0;1"/>
                  <anim:animate smil:dur="1s" smil:fill="hold" smil:targetElement="id3" anim:sub-item="text" smil:attributeName="height" smil:values="height;height" smil:keyTimes="0;1"/>
                  <anim:transitionFilter smil:dur="1s" smil:targetElement="id3" smil:type="fade" smil:subtype="crossfade"/>
                </anim:par>
              </anim:par>
            </anim:par>
          </anim:seq>
        </anim:par>
        <presentation:notes draw:style-name="dp2">
          <draw:custom-shape draw:name="Text Box 2" draw:style-name="gr3" draw:text-style-name="P9" draw:layer="layout" svg:width="12.699cm" svg:height="9.524cm" svg:x="3.175cm" svg:y="1.9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3" draw:text-style-name="P10" draw:layer="layout" svg:width="15.235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ирамидальная сортировка  (2)" draw:style-name="dp1" draw:master-page-name="Заголовок_20_и_20_объект" presentation:presentation-page-layout-name="AL1T11">
        <draw:g draw:name="Группа 3">
          <draw:line draw:name="Line 21" draw:style-name="gr4" draw:text-style-name="P11" draw:layer="layout" svg:x1="11.875cm" svg:y1="6.68cm" svg:x2="9.194cm" svg:y2="8.532cm">
            <text:p/>
          </draw:line>
          <draw:line draw:name="Line 22" draw:style-name="gr4" draw:text-style-name="P11" draw:layer="layout" svg:x1="13.939cm" svg:y1="6.398cm" svg:x2="16.946cm" svg:y2="8.682cm">
            <text:p/>
          </draw:line>
          <draw:line draw:name="Line 23" draw:style-name="gr4" draw:text-style-name="P11" draw:layer="layout" svg:x1="6.663cm" svg:y1="9.317cm" svg:x2="3.726cm" svg:y2="10.843cm">
            <text:p/>
          </draw:line>
          <draw:line draw:name="Line 24" draw:style-name="gr4" draw:text-style-name="P11" draw:layer="layout" svg:x1="8.334cm" svg:y1="9.383cm" svg:x2="10.234cm" svg:y2="11.235cm">
            <text:p/>
          </draw:line>
          <draw:line draw:name="Line 25" draw:style-name="gr4" draw:text-style-name="P11" draw:layer="layout" svg:x1="16.95cm" svg:y1="9.516cm" svg:x2="14.679cm" svg:y2="11.041cm">
            <text:p/>
          </draw:line>
          <draw:line draw:name="Line 26" draw:style-name="gr4" draw:text-style-name="P11" draw:layer="layout" svg:x1="18.67cm" svg:y1="9.516cm" svg:x2="20.827cm" svg:y2="11.108cm">
            <text:p/>
          </draw:line>
          <draw:line draw:name="Line 27" draw:style-name="gr4" draw:text-style-name="P11" draw:layer="layout" svg:x1="2.861cm" svg:y1="12.96cm" svg:x2="2.191cm" svg:y2="13.723cm">
            <text:p/>
          </draw:line>
          <draw:line draw:name="Line 28" draw:style-name="gr4" draw:text-style-name="P11" draw:layer="layout" svg:x1="3.611cm" svg:y1="12.898cm" svg:x2="4.713cm" svg:y2="13.661cm">
            <text:p/>
          </draw:line>
          <draw:line draw:name="Line 29" draw:style-name="gr4" draw:text-style-name="P11" draw:layer="layout" svg:x1="10.01cm" svg:y1="13.092cm" svg:x2="8.722cm" svg:y2="13.921cm">
            <text:p/>
          </draw:line>
          <draw:line draw:name="Line 30" draw:style-name="gr4" draw:text-style-name="P11" draw:layer="layout" svg:x1="10.671cm" svg:y1="13.136cm" svg:x2="11.513cm" svg:y2="13.855cm">
            <text:p/>
          </draw:line>
          <draw:line draw:name="Line 31" draw:style-name="gr4" draw:text-style-name="P11" draw:layer="layout" svg:x1="14.569cm" svg:y1="12.96cm" svg:x2="13.943cm" svg:y2="13.917cm">
            <text:p/>
          </draw:line>
          <draw:line draw:name="Line 32" draw:style-name="gr4" draw:text-style-name="P11" draw:layer="layout" svg:x1="15.257cm" svg:y1="12.96cm" svg:x2="16.629cm" svg:y2="13.983cm">
            <text:p/>
          </draw:line>
          <draw:line draw:name="Line 33" draw:style-name="gr4" draw:text-style-name="P11" draw:layer="layout" svg:x1="20.575cm" svg:y1="13.092cm" svg:x2="19.587cm" svg:y2="13.987cm">
            <text:p/>
          </draw:line>
          <draw:line draw:name="Line 34" draw:style-name="gr4" draw:text-style-name="P11" draw:layer="layout" svg:x1="21.263cm" svg:y1="13.092cm" svg:x2="22.242cm" svg:y2="13.921cm">
            <text:p/>
          </draw:line>
          <draw:custom-shape draw:name="Text Box 35" draw:style-name="gr5" draw:text-style-name="P13" draw:layer="layout" svg:width="1.869cm" svg:height="1.485cm" svg:x="12.069cm" svg:y="5.389cm">
            <text:p text:style-name="P12"><text:span text:style-name="T8">3</text:span><text:span text:style-name="T8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6" draw:style-name="gr6" draw:text-style-name="P13" draw:layer="layout" svg:width="1.9cm" svg:height="1.481cm" svg:x="7.294cm" svg:y="8.118cm">
            <text:p text:style-name="P12"><text:span text:style-name="T8">1</text:span><text:span text:style-name="T8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7" draw:style-name="gr7" draw:text-style-name="P13" draw:layer="layout" svg:width="2.027cm" svg:height="1.485cm" svg:x="17.529cm" svg:y="8.365cm">
            <text:p text:style-name="P12"><text:span text:style-name="T8">2</text:span><text:span text:style-name="T8">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8" draw:text-style-name="P13" draw:layer="layout" svg:width="1.269cm" svg:height="1.485cm" svg:x="2.999cm" svg:y="11.104cm">
            <text:p text:style-name="P12"><text:span text:style-name="T8">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9" draw:text-style-name="P13" draw:layer="layout" svg:width="1.265cm" svg:height="1.481cm" svg:x="10.054cm" svg:y="11.448cm">
            <text:p text:style-name="P12"><text:span text:style-name="T8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0" draw:style-name="gr10" draw:text-style-name="P13" draw:layer="layout" svg:width="1.975cm" svg:height="1.485cm" svg:x="14.583cm" svg:y="11.223cm">
            <text:p text:style-name="P12"><text:span text:style-name="T8">1</text:span><text:span text:style-name="T8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1" draw:style-name="gr11" draw:text-style-name="P13" draw:layer="layout" svg:width="1.957cm" svg:height="1.481cm" svg:x="20.677cm" svg:y="11.368cm">
            <text:p text:style-name="P12"><text:span text:style-name="T8">1</text:span><text:span text:style-name="T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2" draw:style-name="gr12" draw:text-style-name="P13" draw:layer="layout" svg:width="1.269cm" svg:height="1.481cm" svg:x="1.724cm" svg:y="13.908cm">
            <text:p text:style-name="P12"><text:span text:style-name="T8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3" draw:style-name="gr13" draw:text-style-name="P13" draw:layer="layout" svg:width="1.269cm" svg:height="1.481cm" svg:x="4.485cm" svg:y="13.899cm">
            <text:p text:style-name="P12"><text:span text:style-name="T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4" draw:style-name="gr14" draw:text-style-name="P13" draw:layer="layout" svg:width="1.265cm" svg:height="1.481cm" svg:x="8.471cm" svg:y="14.01cm">
            <text:p text:style-name="P12"><text:span text:style-name="T8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15" draw:text-style-name="P13" draw:layer="layout" svg:width="1.269cm" svg:height="1.481cm" svg:x="11.245cm" svg:y="14.076cm">
            <text:p text:style-name="P12"><text:span text:style-name="T8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6" draw:style-name="gr16" draw:text-style-name="P13" draw:layer="layout" svg:width="1.265cm" svg:height="1.485cm" svg:x="13.939cm" svg:y="14.124cm">
            <text:p text:style-name="P12"><text:span text:style-name="T8">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7" draw:style-name="gr17" draw:text-style-name="P13" draw:layer="layout" svg:width="1.269cm" svg:height="1.481cm" svg:x="16.32cm" svg:y="14.164cm">
            <text:p text:style-name="P12"><text:span text:style-name="T8">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18" draw:text-style-name="P13" draw:layer="layout" svg:width="1.873cm" svg:height="1.485cm" svg:x="18.953cm" svg:y="14.204cm">
            <text:p text:style-name="P12"><text:span text:style-name="T8">1</text:span><text:span text:style-name="T8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9" draw:style-name="gr19" draw:text-style-name="P13" draw:layer="layout" svg:width="1.873cm" svg:height="1.485cm" svg:x="21.943cm" svg:y="14.204cm">
            <text:p text:style-name="P12"><text:span text:style-name="T8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50" presentation:style-name="pr1" draw:text-style-name="P2" xml:id="id4" draw:id="id4" draw:layer="layout" svg:width="23.26cm" svg:height="2.601cm" svg:x="0.825cm" svg:y="1.274cm" presentation:class="title" presentation:user-transformed="true">
          <draw:text-box>
            <text:p text:style-name="P1"><text:span text:style-name="T9">Пирамидальная сортировка</text:span><text:span text:style-name="T2"> </text:span></text:p>
          </draw:text-box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4" smil:attributeName="visibility" smil:to="visible"/>
                  <anim:transitionFilter smil:dur="0.5s" smil:targetElement="id4" smil:type="barWipe" smil:subtype="leftToRight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2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ъект">
        <draw:frame draw:name="Group 308" draw:style-name="standard" xml:id="id6" draw:id="id6" draw:layer="layout" svg:width="21.875cm" svg:height="3.641cm" svg:x="1.949cm" svg:y="4.27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5"/>
            <table:table-column table:style-name="co7"/>
            <table:table-row table:style-name="ro1" table:default-cell-style-name="ce2">
              <table:table-cell table:style-name="ce1">
                <text:p text:style-name="P15"><text:span text:style-name="T10"/></text:p>
                <text:p text:style-name="P15"><text:span text:style-name="T11">Индексы</text:span></text:p>
              </table:table-cell>
              <table:table-cell>
                <text:p text:style-name="P15"><text:span text:style-name="T12">0</text:span></text:p>
              </table:table-cell>
              <table:table-cell>
                <text:p text:style-name="P15"><text:span text:style-name="T12">1</text:span></text:p>
              </table:table-cell>
              <table:table-cell>
                <text:p text:style-name="P15"><text:span text:style-name="T12">2</text:span></text:p>
              </table:table-cell>
              <table:table-cell>
                <text:p text:style-name="P15"><text:span text:style-name="T12">3</text:span></text:p>
              </table:table-cell>
              <table:table-cell>
                <text:p text:style-name="P15"><text:span text:style-name="T12">4</text:span></text:p>
              </table:table-cell>
              <table:table-cell>
                <text:p text:style-name="P15"><text:span text:style-name="T12">5</text:span></text:p>
              </table:table-cell>
              <table:table-cell>
                <text:p text:style-name="P15"><text:span text:style-name="T12">6</text:span></text:p>
              </table:table-cell>
            </table:table-row>
            <table:table-row table:style-name="ro2" table:default-cell-style-name="ce2">
              <table:table-cell table:style-name="ce1">
                <text:p text:style-name="P16"><text:span text:style-name="T11">Элементы</text:span></text:p>
              </table:table-cell>
              <table:table-cell>
                <text:p text:style-name="P15"><text:span text:style-name="T13">30</text:span></text:p>
              </table:table-cell>
              <table:table-cell>
                <text:p text:style-name="P15"><text:span text:style-name="T13">10</text:span></text:p>
              </table:table-cell>
              <table:table-cell>
                <text:p text:style-name="P15"><text:span text:style-name="T13">29</text:span></text:p>
              </table:table-cell>
              <table:table-cell>
                <text:p text:style-name="P15"><text:span text:style-name="T13">8</text:span></text:p>
              </table:table-cell>
              <table:table-cell>
                <text:p text:style-name="P15"><text:span text:style-name="T13">7</text:span></text:p>
              </table:table-cell>
              <table:table-cell>
                <text:p text:style-name="P15"><text:span text:style-name="T13">15</text:span></text:p>
              </table:table-cell>
              <table:table-cell>
                <text:p text:style-name="P15"><text:span text:style-name="T13">1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206" draw:style-name="gr21" draw:text-style-name="P18" xml:id="id5" draw:id="id5" draw:layer="layout" svg:width="22.127cm" svg:height="2.619cm" svg:x="1.949cm" svg:y="1.023cm">
          <text:p text:style-name="P17"><text:span text:style-name="T14">Элементы дерева представленные в виде массива: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316" draw:style-name="standard" xml:id="id7" draw:id="id7" draw:layer="layout" svg:width="18.409cm" svg:height="4.624cm" svg:x="5.168cm" svg:y="9.027cm">
          <table:table>
            <table:table-column table:style-name="co8"/>
            <table:table-column table:style-name="co8"/>
            <table:table-column table:style-name="co9"/>
            <table:table-column table:style-name="co8"/>
            <table:table-column table:style-name="co9"/>
            <table:table-column table:style-name="co8"/>
            <table:table-column table:style-name="co9"/>
            <table:table-column table:style-name="co10"/>
            <table:table-row table:style-name="ro3" table:default-cell-style-name="ce2">
              <table:table-cell>
                <text:p text:style-name="P16"><text:span text:style-name="T12">7</text:span></text:p>
              </table:table-cell>
              <table:table-cell>
                <text:p text:style-name="P16"><text:span text:style-name="T12">8</text:span></text:p>
              </table:table-cell>
              <table:table-cell>
                <text:p text:style-name="P16"><text:span text:style-name="T12">9</text:span></text:p>
              </table:table-cell>
              <table:table-cell>
                <text:p text:style-name="P16"><text:span text:style-name="T12">10</text:span></text:p>
              </table:table-cell>
              <table:table-cell>
                <text:p text:style-name="P16"><text:span text:style-name="T13">1</text:span><text:span text:style-name="T12">1</text:span></text:p>
              </table:table-cell>
              <table:table-cell>
                <text:p text:style-name="P16"><text:span text:style-name="T13">1</text:span><text:span text:style-name="T12">2</text:span></text:p>
              </table:table-cell>
              <table:table-cell>
                <text:p text:style-name="P16"><text:span text:style-name="T13">1</text:span><text:span text:style-name="T12">3</text:span></text:p>
              </table:table-cell>
              <table:table-cell>
                <text:p text:style-name="P19"><text:span text:style-name="T15">14</text:span></text:p>
              </table:table-cell>
            </table:table-row>
            <table:table-row table:style-name="ro4" table:default-cell-style-name="ce2">
              <table:table-cell>
                <text:p text:style-name="P16"><text:span text:style-name="T16">5</text:span></text:p>
              </table:table-cell>
              <table:table-cell>
                <text:p text:style-name="P16"><text:span text:style-name="T13">1</text:span></text:p>
              </table:table-cell>
              <table:table-cell>
                <text:p text:style-name="P16"><text:span text:style-name="T13">4</text:span></text:p>
              </table:table-cell>
              <table:table-cell>
                <text:p text:style-name="P16"><text:span text:style-name="T13">5</text:span></text:p>
              </table:table-cell>
              <table:table-cell>
                <text:p text:style-name="P16"><text:span text:style-name="T13">8</text:span></text:p>
              </table:table-cell>
              <table:table-cell>
                <text:p text:style-name="P16"><text:span text:style-name="T13">9</text:span></text:p>
              </table:table-cell>
              <table:table-cell>
                <text:p text:style-name="P16"><text:span text:style-name="T13">10</text:span></text:p>
              </table:table-cell>
              <table:table-cell>
                <text:p text:style-name="P16"><text:span text:style-name="T13">6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Rectangle 317" draw:style-name="gr22" draw:text-style-name="P21" xml:id="id8" draw:id="id8" draw:layer="layout" svg:width="1.251cm" svg:height="1.123cm" svg:x="2.447cm" svg:y="14.777cm">
          <text:p text:style-name="P20"><text:span text:style-name="T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18" draw:style-name="gr23" draw:text-style-name="P23" xml:id="id9" draw:id="id9" draw:layer="layout" svg:width="0.498cm" svg:height="0.625cm" svg:x="2.323cm" svg:y="15.901cm" svg:viewBox="0 0 499 626" draw:points="499,0 0,626">
          <text:p text:style-name="P22"><text:span text:style-name="T18"/></text:p>
        </draw:polyline>
        <draw:polyline draw:name="Line 319" draw:style-name="gr23" draw:text-style-name="P23" xml:id="id10" draw:id="id10" draw:layer="layout" svg:width="0.378cm" svg:height="0.625cm" svg:x="3.197cm" svg:y="15.901cm" svg:viewBox="0 0 379 626" draw:points="0,0 379,626">
          <text:p text:style-name="P22"><text:span text:style-name="T18"/></text:p>
        </draw:polyline>
        <draw:custom-shape draw:name="Rectangle 320" draw:style-name="gr24" draw:text-style-name="P21" xml:id="id11" draw:id="id11" draw:layer="layout" svg:width="1.251cm" svg:height="1.123cm" svg:x="1.574cm" svg:y="16.528cm">
          <text:p text:style-name="P20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1" draw:style-name="gr25" draw:text-style-name="P21" xml:id="id12" draw:id="id12" draw:layer="layout" svg:width="1.251cm" svg:height="1.123cm" svg:x="3.448cm" svg:y="16.528cm">
          <text:p text:style-name="P20"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2" draw:style-name="gr26" draw:text-style-name="P21" xml:id="id13" draw:id="id13" draw:layer="layout" svg:width="1.251cm" svg:height="1.123cm" svg:x="7.073cm" svg:y="14.9cm">
          <text:p text:style-name="P20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23" draw:style-name="gr23" draw:text-style-name="P23" xml:id="id14" draw:id="id14" draw:layer="layout" svg:width="0.498cm" svg:height="0.626cm" svg:x="6.949cm" svg:y="16.024cm" svg:viewBox="0 0 499 627" draw:points="499,0 0,627">
          <text:p text:style-name="P22"><text:span text:style-name="T18"/></text:p>
        </draw:polyline>
        <draw:polyline draw:name="Line 324" draw:style-name="gr23" draw:text-style-name="P23" xml:id="id15" draw:id="id15" draw:layer="layout" svg:width="0.379cm" svg:height="0.626cm" svg:x="7.822cm" svg:y="16.024cm" svg:viewBox="0 0 380 627" draw:points="0,0 380,627">
          <text:p text:style-name="P22"><text:span text:style-name="T18"/></text:p>
        </draw:polyline>
        <draw:custom-shape draw:name="Rectangle 325" draw:style-name="gr27" draw:text-style-name="P21" xml:id="id16" draw:id="id16" draw:layer="layout" svg:width="1.251cm" svg:height="1.123cm" svg:x="6.2cm" svg:y="16.651cm">
          <text:p text:style-name="P20"><text:span text:style-name="T1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6" draw:style-name="gr28" draw:text-style-name="P21" xml:id="id17" draw:id="id17" draw:layer="layout" svg:width="1.251cm" svg:height="1.123cm" svg:x="8.074cm" svg:y="16.651cm">
          <text:p text:style-name="P20"><text:span text:style-name="T1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7" draw:style-name="gr29" draw:text-style-name="P21" xml:id="id18" draw:id="id18" draw:layer="layout" svg:width="1.251cm" svg:height="1.123cm" svg:x="11.576cm" svg:y="14.9cm">
          <text:p text:style-name="P20"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28" draw:style-name="gr23" draw:text-style-name="P23" xml:id="id19" draw:id="id19" draw:layer="layout" svg:width="0.497cm" svg:height="0.626cm" svg:x="11.452cm" svg:y="16.024cm" svg:viewBox="0 0 498 627" draw:points="498,0 0,627">
          <text:p text:style-name="P22"><text:span text:style-name="T18"/></text:p>
        </draw:polyline>
        <draw:polyline draw:name="Line 329" draw:style-name="gr23" draw:text-style-name="P23" xml:id="id20" draw:id="id20" draw:layer="layout" svg:width="0.378cm" svg:height="0.626cm" svg:x="12.325cm" svg:y="16.024cm" svg:viewBox="0 0 379 627" draw:points="0,0 379,627">
          <text:p text:style-name="P22"><text:span text:style-name="T18"/></text:p>
        </draw:polyline>
        <draw:custom-shape draw:name="Rectangle 330" draw:style-name="gr30" draw:text-style-name="P21" xml:id="id21" draw:id="id21" draw:layer="layout" svg:width="1.251cm" svg:height="1.123cm" svg:x="10.702cm" svg:y="16.651cm">
          <text:p text:style-name="P20"><text:span text:style-name="T17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1" draw:style-name="gr31" draw:text-style-name="P21" xml:id="id22" draw:id="id22" draw:layer="layout" svg:width="1.251cm" svg:height="1.123cm" svg:x="12.577cm" svg:y="16.651cm">
          <text:p text:style-name="P20"><text:span text:style-name="T17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32" draw:style-name="gr32" draw:text-style-name="P23" xml:id="id23" draw:id="id23" draw:layer="layout" svg:width="1.996cm" svg:height="0cm" svg:x="14.702cm" svg:y="16.399cm" svg:viewBox="0 0 1997 1" draw:points="0,0 1997,1">
          <text:p text:style-name="P22"><text:span text:style-name="T18"/></text:p>
        </draw:polyline>
        <draw:custom-shape draw:name="Rectangle 333" draw:style-name="gr33" draw:text-style-name="P21" xml:id="id24" draw:id="id24" draw:layer="layout" svg:width="2.879cm" svg:height="1.75cm" svg:x="19.072cm" svg:y="14.151cm">
          <text:p text:style-name="P20"><text:span text:style-name="T17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34" draw:style-name="gr23" draw:text-style-name="P23" xml:id="id25" draw:id="id25" draw:layer="layout" svg:width="1.146cm" svg:height="0.974cm" svg:x="18.198cm" svg:y="15.901cm" svg:viewBox="0 0 1147 975" draw:points="1147,0 0,975">
          <text:p text:style-name="P22"><text:span text:style-name="T18"/></text:p>
        </draw:polyline>
        <draw:polyline draw:name="Line 335" draw:style-name="gr23" draw:text-style-name="P23" xml:id="id26" draw:id="id26" draw:layer="layout" svg:width="0.872cm" svg:height="0.974cm" svg:x="21.576cm" svg:y="15.901cm" svg:viewBox="0 0 873 975" draw:points="0,0 873,975">
          <text:p text:style-name="P22"><text:span text:style-name="T18"/></text:p>
        </draw:polyline>
        <draw:custom-shape draw:name="Rectangle 336" draw:style-name="gr34" draw:text-style-name="P21" xml:id="id27" draw:id="id27" draw:layer="layout" svg:width="2.879cm" svg:height="1.75cm" svg:x="17.202cm" svg:y="16.902cm">
          <text:p text:style-name="P20"><text:span text:style-name="T17">2i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7" draw:style-name="gr35" draw:text-style-name="P21" xml:id="id28" draw:id="id28" draw:layer="layout" svg:width="2.879cm" svg:height="1.75cm" svg:x="21.577cm" svg:y="16.902cm">
          <text:p text:style-name="P20"><text:span text:style-name="T17">2i+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5" smil:attributeName="visibility" smil:to="visible"/>
                  <anim:animate smil:dur="1s" smil:fill="hold" smil:targetElement="id5" smil:attributeName="width" smil:values="width*0.70;width" smil:keyTimes="0;1"/>
                  <anim:animate smil:dur="1s" smil:fill="hold" smil:targetElement="id5" smil:attributeName="height" smil:values="height;height" smil:keyTimes="0;1"/>
                  <anim:transitionFilter smil:dur="1s" smil:targetElement="id5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6" smil:attributeName="visibility" smil:to="visible"/>
                  <anim:animate smil:dur="1s" smil:fill="hold" smil:targetElement="id6" smil:attributeName="width" smil:values="width*0.70;width" smil:keyTimes="0;1"/>
                  <anim:animate smil:dur="1s" smil:fill="hold" smil:targetElement="id6" smil:attributeName="height" smil:values="height;height" smil:keyTimes="0;1"/>
                  <anim:transitionFilter smil:dur="1s" smil:targetElement="id6" smil:type="fade" smil:subtype="crossfade"/>
                </anim:par>
              </anim:par>
              <anim:par smil:begin="2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7" smil:attributeName="visibility" smil:to="visible"/>
                  <anim:animate smil:dur="1s" smil:fill="hold" smil:targetElement="id7" smil:attributeName="width" smil:values="width*0.70;width" smil:keyTimes="0;1"/>
                  <anim:animate smil:dur="1s" smil:fill="hold" smil:targetElement="id7" smil:attributeName="height" smil:values="height;height" smil:keyTimes="0;1"/>
                  <anim:transitionFilter smil:dur="1s" smil:targetElement="id7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8" smil:attributeName="visibility" smil:to="visible"/>
                  <anim:transitionFilter smil:dur="0.5s" smil:targetElement="id8" smil:type="barWipe" smil:subtype="topToBottom"/>
                </anim:par>
              </anim:par>
              <anim:par smil:begin="0.5s" smil:fill="hold" presentation:node-type="after-previous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9" smil:attributeName="visibility" smil:to="visible"/>
                  <anim:transitionFilter smil:dur="0.5s" smil:targetElement="id9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1" smil:attributeName="visibility" smil:to="visible"/>
                  <anim:transitionFilter smil:dur="0.5s" smil:targetElement="id11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2" smil:attributeName="visibility" smil:to="visible"/>
                  <anim:transitionFilter smil:dur="0.5s" smil:targetElement="id12" smil:type="barWipe" smil:subtype="topToBottom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13" smil:attributeName="visibility" smil:to="visible"/>
                  <anim:transitionFilter smil:dur="0.5s" smil:targetElement="id13" smil:type="barWipe" smil:subtype="topToBottom"/>
                </anim:par>
              </anim:par>
              <anim:par smil:begin="0.5s" smil:fill="hold" presentation:node-type="after-previous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4" smil:attributeName="visibility" smil:to="visible"/>
                  <anim:transitionFilter smil:dur="0.5s" smil:targetElement="id14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5" smil:attributeName="visibility" smil:to="visible"/>
                  <anim:transitionFilter smil:dur="0.5s" smil:targetElement="id15" smil:type="barWipe" smil:subtype="topToBottom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6" smil:attributeName="visibility" smil:to="visible"/>
                  <anim:transitionFilter smil:dur="0.5s" smil:targetElement="id16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7" smil:attributeName="visibility" smil:to="visible"/>
                  <anim:transitionFilter smil:dur="0.5s" smil:targetElement="id17" smil:type="barWipe" smil:subtype="topToBottom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18" smil:attributeName="visibility" smil:to="visible"/>
                  <anim:transitionFilter smil:dur="0.5s" smil:targetElement="id18" smil:type="barWipe" smil:subtype="topToBottom"/>
                </anim:par>
              </anim:par>
              <anim:par smil:begin="0.5s" smil:fill="hold" presentation:node-type="after-previous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9" smil:attributeName="visibility" smil:to="visible"/>
                  <anim:transitionFilter smil:dur="0.5s" smil:targetElement="id19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20" smil:attributeName="visibility" smil:to="visible"/>
                  <anim:transitionFilter smil:dur="0.5s" smil:targetElement="id20" smil:type="barWipe" smil:subtype="topToBottom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1" smil:attributeName="visibility" smil:to="visible"/>
                  <anim:transitionFilter smil:dur="0.5s" smil:targetElement="id21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22" smil:attributeName="visibility" smil:to="visible"/>
                  <anim:transitionFilter smil:dur="0.5s" smil:targetElement="id22" smil:type="barWipe" smil:subtype="topToBottom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3" smil:attributeName="visibility" smil:to="visible"/>
                  <anim:transitionFilter smil:dur="0.5s" smil:targetElement="id23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24" smil:attributeName="visibility" smil:to="visible"/>
                  <anim:transitionFilter smil:dur="0.5s" smil:targetElement="id24" smil:type="barWipe" smil:subtype="topToBottom"/>
                </anim:par>
              </anim:par>
              <anim:par smil:begin="0.5s" smil:fill="hold" presentation:node-type="after-previous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5" smil:attributeName="visibility" smil:to="visible"/>
                  <anim:transitionFilter smil:dur="0.5s" smil:targetElement="id25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26" smil:attributeName="visibility" smil:to="visible"/>
                  <anim:transitionFilter smil:dur="0.5s" smil:targetElement="id26" smil:type="barWipe" smil:subtype="topToBottom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7" smil:attributeName="visibility" smil:to="visible"/>
                  <anim:transitionFilter smil:dur="0.5s" smil:targetElement="id27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28" smil:attributeName="visibility" smil:to="visible"/>
                  <anim:transitionFilter smil:dur="0.5s" smil:targetElement="id28" smil:type="barWipe" smil:subtype="topToBottom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3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Заголовок_20_и_20_объект" presentation:presentation-page-layout-name="AL1T11">
        <draw:g draw:name="Group 5">
          <draw:line draw:name="Line 21" draw:style-name="gr4" draw:text-style-name="P11" draw:layer="layout" svg:x1="11.727cm" svg:y1="2.254cm" svg:x2="8.627cm" svg:y2="4.741cm">
            <text:p/>
          </draw:line>
          <draw:line draw:name="Line 22" draw:style-name="gr4" draw:text-style-name="P11" draw:layer="layout" svg:x1="13.398cm" svg:y1="2.122cm" svg:x2="17.199cm" svg:y2="4.433cm">
            <text:p/>
          </draw:line>
          <draw:line draw:name="Line 23" draw:style-name="gr4" draw:text-style-name="P11" draw:layer="layout" svg:x1="6.916cm" svg:y1="5.068cm" svg:x2="3.979cm" svg:y2="6.594cm">
            <text:p/>
          </draw:line>
          <draw:line draw:name="Line 24" draw:style-name="gr4" draw:text-style-name="P11" draw:layer="layout" svg:x1="8.587cm" svg:y1="5.134cm" svg:x2="10.488cm" svg:y2="6.986cm">
            <text:p/>
          </draw:line>
          <draw:line draw:name="Line 25" draw:style-name="gr4" draw:text-style-name="P11" draw:layer="layout" svg:x1="17.204cm" svg:y1="5.266cm" svg:x2="14.933cm" svg:y2="6.792cm">
            <text:p/>
          </draw:line>
          <draw:line draw:name="Line 26" draw:style-name="gr4" draw:text-style-name="P11" draw:layer="layout" svg:x1="18.924cm" svg:y1="5.266cm" svg:x2="21.08cm" svg:y2="6.858cm">
            <text:p/>
          </draw:line>
          <draw:line draw:name="Line 27" draw:style-name="gr4" draw:text-style-name="P11" draw:layer="layout" svg:x1="3.115cm" svg:y1="8.71cm" svg:x2="2.444cm" svg:y2="9.473cm">
            <text:p/>
          </draw:line>
          <draw:line draw:name="Line 28" draw:style-name="gr4" draw:text-style-name="P11" draw:layer="layout" svg:x1="3.864cm" svg:y1="8.648cm" svg:x2="4.967cm" svg:y2="9.411cm">
            <text:p/>
          </draw:line>
          <draw:line draw:name="Line 29" draw:style-name="gr4" draw:text-style-name="P11" draw:layer="layout" svg:x1="10.263cm" svg:y1="8.843cm" svg:x2="8.975cm" svg:y2="9.672cm">
            <text:p/>
          </draw:line>
          <draw:line draw:name="Line 30" draw:style-name="gr4" draw:text-style-name="P11" draw:layer="layout" svg:x1="10.924cm" svg:y1="8.887cm" svg:x2="11.767cm" svg:y2="9.605cm">
            <text:p/>
          </draw:line>
          <draw:line draw:name="Line 31" draw:style-name="gr4" draw:text-style-name="P11" draw:layer="layout" svg:x1="14.823cm" svg:y1="8.71cm" svg:x2="14.196cm" svg:y2="9.667cm">
            <text:p/>
          </draw:line>
          <draw:line draw:name="Line 32" draw:style-name="gr4" draw:text-style-name="P11" draw:layer="layout" svg:x1="15.51cm" svg:y1="8.71cm" svg:x2="16.882cm" svg:y2="9.733cm">
            <text:p/>
          </draw:line>
          <draw:line draw:name="Line 33" draw:style-name="gr4" draw:text-style-name="P11" draw:layer="layout" svg:x1="20.829cm" svg:y1="8.843cm" svg:x2="19.841cm" svg:y2="9.738cm">
            <text:p/>
          </draw:line>
          <draw:line draw:name="Line 34" draw:style-name="gr4" draw:text-style-name="P11" draw:layer="layout" svg:x1="21.516cm" svg:y1="8.843cm" svg:x2="22.495cm" svg:y2="9.672cm">
            <text:p/>
          </draw:line>
        </draw:g>
        <draw:custom-shape draw:name="Text Box 36" draw:style-name="gr36" draw:text-style-name="P13" draw:layer="layout" svg:width="2.076cm" svg:height="1.481cm" svg:x="7.294cm" svg:y="3.744cm">
          <text:p text:style-name="P12"><text:span text:style-name="T19">1</text:span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37" draw:text-style-name="P13" draw:layer="layout" svg:width="1.9cm" svg:height="1.485cm" svg:x="16.898cm" svg:y="3.991cm">
          <text:p text:style-name="P12"><text:span text:style-name="T19">2</text:span><text:span text:style-name="T19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38" draw:text-style-name="P13" draw:layer="layout" svg:width="1.269cm" svg:height="1.485cm" svg:x="2.999cm" svg:y="6.729cm">
          <text:p text:style-name="P12"><text:span text:style-name="T19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39" draw:text-style-name="P13" draw:layer="layout" svg:width="1.265cm" svg:height="1.481cm" svg:x="10.054cm" svg:y="7.073cm">
          <text:p text:style-name="P12"><text:span text:style-name="T19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" draw:style-name="gr40" draw:text-style-name="P13" draw:layer="layout" svg:width="2.314cm" svg:height="1.485cm" svg:x="14.583cm" svg:y="6.848cm">
          <text:p text:style-name="P12"><text:span text:style-name="T19">1</text:span><text:span text:style-name="T19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41" draw:text-style-name="P13" draw:layer="layout" svg:width="2.005cm" svg:height="1.481cm" svg:x="20.677cm" svg:y="6.994cm">
          <text:p text:style-name="P12"><text:span text:style-name="T19">1</text:span><text:span text:style-name="T1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42" draw:text-style-name="P13" draw:layer="layout" svg:width="1.269cm" svg:height="1.481cm" svg:x="1.724cm" svg:y="9.534cm">
          <text:p text:style-name="P12"><text:span text:style-name="T19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43" draw:text-style-name="P13" draw:layer="layout" svg:width="1.269cm" svg:height="1.481cm" svg:x="4.485cm" svg:y="9.525cm">
          <text:p text:style-name="P12"><text:span text:style-name="T1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4" draw:style-name="gr44" draw:text-style-name="P13" draw:layer="layout" svg:width="1.265cm" svg:height="1.481cm" svg:x="8.471cm" svg:y="9.635cm">
          <text:p text:style-name="P12"><text:span text:style-name="T19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45" draw:text-style-name="P13" draw:layer="layout" svg:width="1.269cm" svg:height="1.481cm" svg:x="11.245cm" svg:y="9.701cm">
          <text:p text:style-name="P12"><text:span text:style-name="T19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46" draw:text-style-name="P13" draw:layer="layout" svg:width="1.265cm" svg:height="1.485cm" svg:x="13.939cm" svg:y="9.75cm">
          <text:p text:style-name="P12"><text:span text:style-name="T19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47" draw:text-style-name="P13" draw:layer="layout" svg:width="1.269cm" svg:height="1.481cm" svg:x="16.32cm" svg:y="9.79cm">
          <text:p text:style-name="P12"><text:span text:style-name="T19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48" draw:text-style-name="P13" draw:layer="layout" svg:width="1.825cm" svg:height="1.485cm" svg:x="19.001cm" svg:y="9.829cm">
          <text:p text:style-name="P12"><text:span text:style-name="T19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49" draw:text-style-name="P13" xml:id="id29" draw:id="id29" draw:layer="layout" svg:width="1.675cm" svg:height="1.485cm" svg:x="12.074cm" svg:y="1.023cm">
          <text:p text:style-name="P12"><text:span text:style-name="T19">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50" draw:text-style-name="P13" xml:id="id30" draw:id="id30" draw:layer="layout" svg:width="1.265cm" svg:height="1.485cm" svg:x="21.952cm" svg:y="9.776cm">
          <text:p text:style-name="P12"><text:span text:style-name="T19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2" draw:style-name="gr51" draw:text-style-name="P18" xml:id="id31" draw:id="id31" draw:layer="layout" svg:width="9.378cm" svg:height="7.656cm" svg:x="1.199cm" svg:y="11.774cm">
          <text:p xml:id="id32" text:id="id32" text:style-name="P17"><text:span text:style-name="T17">1. KeyDown(N,X)</text:span></text:p>
          <text:p xml:id="id33" text:id="id33" text:style-name="P17"><text:span text:style-name="T17">2. X[N</text:span><text:span text:style-name="T18">-1</text:span><text:span text:style-name="T17">]</text:span><text:span text:style-name="T20"></text:span><text:span text:style-name="T17">X[</text:span><text:span text:style-name="T18">0</text:span><text:span text:style-name="T17">]</text:span></text:p>
          <text:p xml:id="id34" text:id="id34" text:style-name="P17"><text:span text:style-name="T17">3. L = N-2 </text:span></text:p>
          <text:p xml:id="id35" text:id="id35" text:style-name="P17"><text:span text:style-name="T17">4. </text:span><text:span text:style-name="T18">Пока </text:span><text:span text:style-name="T17">L&gt;1</text:span><text:span text:style-name="T18"> н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3" draw:style-name="gr52" draw:text-style-name="P18" xml:id="id36" draw:id="id36" draw:layer="layout" svg:width="12.002cm" svg:height="6.471cm" svg:x="11.699cm" svg:y="11.774cm">
          <text:p xml:id="id37" text:id="id37" text:style-name="P17"><text:span text:style-name="T17">4.1. KeyDown(L,X)</text:span></text:p>
          <text:p xml:id="id38" text:id="id38" text:style-name="P17"><text:span text:style-name="T17">4.2. X[L]</text:span><text:span text:style-name="T20"></text:span><text:span text:style-name="T17">X[</text:span><text:span text:style-name="T18">0</text:span><text:span text:style-name="T17">]</text:span></text:p>
          <text:p xml:id="id39" text:id="id39" text:style-name="P17"><text:span text:style-name="T17">4.3. L = L-1</text:span></text:p>
          <text:p xml:id="id40" text:id="id40" text:style-name="P17"><text:span text:style-name="T18">к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smil:accelerate="0.5" smil:decelerate="0.5" presentation:node-type="on-click" presentation:preset-class="motion-path" presentation:preset-id="">
                  <anim:animateMotion smil:dur="2s" smil:fill="hold" smil:targetElement="id29" svg:path="M 0.01441 -0.01921 L 0.38854 0.46644"/>
                </anim:par>
                <anim:par smil:begin="0s" smil:fill="hold" smil:accelerate="0.5" smil:decelerate="0.5" presentation:node-type="with-previous" presentation:preset-class="motion-path" presentation:preset-id="">
                  <anim:animateMotion smil:dur="2s" smil:fill="hold" smil:targetElement="id30" svg:path="M -0.00018 0.00694 L -0.38924 -0.46505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1" smil:attributeName="visibility" smil:to="visible"/>
                  <anim:animate smil:dur="1s" smil:fill="hold" smil:targetElement="id31" anim:sub-item="background" smil:attributeName="width" smil:values="width*0.70;width" smil:keyTimes="0;1"/>
                  <anim:animate smil:dur="1s" smil:fill="hold" smil:targetElement="id31" anim:sub-item="background" smil:attributeName="height" smil:values="height;height" smil:keyTimes="0;1"/>
                  <anim:transitionFilter smil:dur="1s" smil:targetElement="id31" smil:type="fade" smil:subtype="crossfade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2" smil:attributeName="visibility" smil:to="visible"/>
                  <anim:transitionFilter smil:dur="0.5s" smil:targetElement="id32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3" smil:attributeName="visibility" smil:to="visible"/>
                  <anim:transitionFilter smil:dur="0.5s" smil:targetElement="id33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4" smil:attributeName="visibility" smil:to="visible"/>
                  <anim:transitionFilter smil:dur="0.5s" smil:targetElement="id34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5" smil:attributeName="visibility" smil:to="visible"/>
                  <anim:transitionFilter smil:dur="0.5s" smil:targetElement="id35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6" smil:attributeName="visibility" smil:to="visible"/>
                  <anim:animate smil:dur="1s" smil:fill="hold" smil:targetElement="id36" anim:sub-item="background" smil:attributeName="width" smil:values="width*0.70;width" smil:keyTimes="0;1"/>
                  <anim:animate smil:dur="1s" smil:fill="hold" smil:targetElement="id36" anim:sub-item="background" smil:attributeName="height" smil:values="height;height" smil:keyTimes="0;1"/>
                  <anim:transitionFilter smil:dur="1s" smil:targetElement="id36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7" smil:attributeName="visibility" smil:to="visible"/>
                  <anim:transitionFilter smil:dur="0.5s" smil:targetElement="id37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8" smil:attributeName="visibility" smil:to="visible"/>
                  <anim:transitionFilter smil:dur="0.5s" smil:targetElement="id38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9" smil:attributeName="visibility" smil:to="visible"/>
                  <anim:transitionFilter smil:dur="0.5s" smil:targetElement="id39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40" smil:attributeName="visibility" smil:to="visible"/>
                  <anim:transitionFilter smil:dur="0.5s" smil:targetElement="id40" smil:type="barWipe" smil:subtype="leftToRight"/>
                </anim:par>
              </anim:par>
            </anim:par>
          </anim:seq>
        </anim:par>
        <presentation:notes draw:style-name="dp3">
          <draw:page-thumbnail draw:style-name="gr20" draw:layer="layout" svg:width="12.699cm" svg:height="9.524cm" svg:x="3.175cm" svg:y="1.93cm" draw:page-number="4" presentation:class="page"/>
          <draw:frame presentation:style-name="pr6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Объект">
        <draw:g draw:name="Group 235" xml:id="id42" draw:id="id42">
          <draw:custom-shape draw:name="Rectangle 5" draw:style-name="gr53" draw:text-style-name="P11" draw:layer="layout" svg:width="1.498cm" svg:height="1.679cm" svg:x="12.202cm" svg:y="5.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53" draw:text-style-name="P11" draw:layer="layout" svg:width="1.498cm" svg:height="1.679cm" svg:x="7.84cm" svg:y="8.27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53" draw:text-style-name="P11" draw:layer="layout" svg:width="1.494cm" svg:height="1.679cm" svg:x="17.211cm" svg:y="8.42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53" draw:text-style-name="P11" draw:layer="layout" svg:width="1.498cm" svg:height="1.684cm" svg:x="3.991cm" svg:y="10.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53" draw:text-style-name="P11" draw:layer="layout" svg:width="1.498cm" svg:height="1.684cm" svg:x="10.372cm" svg:y="11.07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53" draw:text-style-name="P11" draw:layer="layout" svg:width="1.498cm" svg:height="1.684cm" svg:x="14.539cm" svg:y="10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53" draw:text-style-name="P11" draw:layer="layout" svg:width="1.498cm" svg:height="1.684cm" svg:x="8.93cm" svg:y="13.2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53" draw:text-style-name="P11" draw:layer="layout" svg:width="1.498cm" svg:height="1.679cm" svg:x="5.296cm" svg:y="13.1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53" draw:text-style-name="P11" draw:layer="layout" svg:width="1.498cm" svg:height="1.684cm" svg:x="2.822cm" svg:y="13.2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53" draw:text-style-name="P11" draw:layer="layout" svg:width="1.498cm" svg:height="1.679cm" svg:x="20.042cm" svg:y="11.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53" draw:text-style-name="P11" draw:layer="layout" svg:width="1.498cm" svg:height="1.679cm" svg:x="13.921cm" svg:y="13.3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53" draw:text-style-name="P11" draw:layer="layout" svg:width="1.498cm" svg:height="1.679cm" svg:x="16.095cm" svg:y="13.46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53" draw:text-style-name="P11" draw:layer="layout" svg:width="1.498cm" svg:height="1.679cm" svg:x="11.448cm" svg:y="13.3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53" draw:text-style-name="P11" draw:layer="layout" svg:width="1.498cm" svg:height="1.679cm" svg:x="21.198cm" svg:y="13.4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53" draw:text-style-name="P11" draw:layer="layout" svg:width="1.498cm" svg:height="1.684cm" svg:x="18.997cm" svg:y="13.44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54" draw:text-style-name="P11" draw:layer="layout" svg:x1="12.144cm" svg:y1="7.024cm" svg:x2="9.326cm" svg:y2="8.775cm">
            <text:p/>
          </draw:line>
          <draw:line draw:name="Line 21" draw:style-name="gr54" draw:text-style-name="P11" draw:layer="layout" svg:x1="13.701cm" svg:y1="6.901cm" svg:x2="17.167cm" svg:y2="8.881cm">
            <text:p/>
          </draw:line>
          <draw:line draw:name="Line 22" draw:style-name="gr54" draw:text-style-name="P11" draw:layer="layout" svg:x1="7.814cm" svg:y1="9.45cm" svg:x2="5.146cm" svg:y2="10.755cm">
            <text:p/>
          </draw:line>
          <draw:line draw:name="Line 23" draw:style-name="gr54" draw:text-style-name="P11" draw:layer="layout" svg:x1="9.339cm" svg:y1="9.507cm" svg:x2="11.072cm" svg:y2="11.094cm">
            <text:p/>
          </draw:line>
          <draw:line draw:name="Line 24" draw:style-name="gr54" draw:text-style-name="P11" draw:layer="layout" svg:x1="17.193cm" svg:y1="9.617cm" svg:x2="15.134cm" svg:y2="10.927cm">
            <text:p/>
          </draw:line>
          <draw:line draw:name="Line 25" draw:style-name="gr54" draw:text-style-name="P11" draw:layer="layout" svg:x1="18.763cm" svg:y1="9.617cm" svg:x2="20.73cm" svg:y2="10.98cm">
            <text:p/>
          </draw:line>
          <draw:line draw:name="Line 26" draw:style-name="gr54" draw:text-style-name="P11" draw:layer="layout" svg:x1="4.347cm" svg:y1="12.567cm" svg:x2="3.743cm" svg:y2="13.224cm">
            <text:p/>
          </draw:line>
          <draw:line draw:name="Line 27" draw:style-name="gr54" draw:text-style-name="P11" draw:layer="layout" svg:x1="5.035cm" svg:y1="12.514cm" svg:x2="6.041cm" svg:y2="13.167cm">
            <text:p/>
          </draw:line>
          <draw:line draw:name="Line 28" draw:style-name="gr54" draw:text-style-name="P11" draw:layer="layout" svg:x1="10.869cm" svg:y1="12.682cm" svg:x2="9.701cm" svg:y2="13.392cm">
            <text:p/>
          </draw:line>
          <draw:line draw:name="Line 29" draw:style-name="gr54" draw:text-style-name="P11" draw:layer="layout" svg:x1="11.474cm" svg:y1="12.717cm" svg:x2="12.245cm" svg:y2="13.335cm">
            <text:p/>
          </draw:line>
          <draw:line draw:name="Line 30" draw:style-name="gr54" draw:text-style-name="P11" draw:layer="layout" svg:x1="15.023cm" svg:y1="12.567cm" svg:x2="14.459cm" svg:y2="13.392cm">
            <text:p/>
          </draw:line>
          <draw:line draw:name="Line 31" draw:style-name="gr54" draw:text-style-name="P11" draw:layer="layout" svg:x1="15.654cm" svg:y1="12.567cm" svg:x2="16.906cm" svg:y2="13.445cm">
            <text:p/>
          </draw:line>
          <draw:line draw:name="Line 32" draw:style-name="gr54" draw:text-style-name="P11" draw:layer="layout" svg:x1="20.496cm" svg:y1="12.682cm" svg:x2="19.601cm" svg:y2="13.445cm">
            <text:p/>
          </draw:line>
          <draw:line draw:name="Line 33" draw:style-name="gr54" draw:text-style-name="P11" draw:layer="layout" svg:x1="21.126cm" svg:y1="12.682cm" svg:x2="22.022cm" svg:y2="13.392cm">
            <text:p/>
          </draw:line>
          <draw:custom-shape draw:name="Text Box 34" draw:style-name="gr55" draw:text-style-name="P25" draw:layer="layout" svg:width="1.154cm" svg:height="1.269cm" svg:x="12.449cm" svg:y="6.152cm">
            <text:p text:style-name="P24"><text:span text:style-name="T21">2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56" draw:text-style-name="P25" draw:layer="layout" svg:width="1.154cm" svg:height="1.269cm" svg:x="8.035cm" svg:y="8.44cm">
            <text:p text:style-name="P24"><text:span text:style-name="T21">1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6" draw:style-name="gr57" draw:text-style-name="P25" draw:layer="layout" svg:width="1.154cm" svg:height="1.269cm" svg:x="17.414cm" svg:y="8.608cm">
            <text:p text:style-name="P24"><text:span text:style-name="T21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7" draw:style-name="gr58" draw:text-style-name="P25" draw:layer="layout" svg:width="1.154cm" svg:height="1.269cm" svg:x="4.172cm" svg:y="11.113cm">
            <text:p text:style-name="P24"><text:span text:style-name="T21">1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59" draw:text-style-name="P25" draw:layer="layout" svg:width="1.154cm" svg:height="1.269cm" svg:x="10.649cm" svg:y="11.337cm">
            <text:p text:style-name="P24"><text:span text:style-name="T21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60" draw:text-style-name="P25" draw:layer="layout" svg:width="1.154cm" svg:height="1.269cm" svg:x="14.803cm" svg:y="11.17cm">
            <text:p text:style-name="P24"><text:span text:style-name="T21">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0" draw:style-name="gr61" draw:text-style-name="P25" draw:layer="layout" svg:width="1.154cm" svg:height="1.269cm" svg:x="20.236cm" svg:y="11.223cm">
            <text:p text:style-name="P24"><text:span text:style-name="T21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1" draw:style-name="gr62" draw:text-style-name="P25" draw:layer="layout" svg:width="1.154cm" svg:height="1.269cm" svg:x="2.959cm" svg:y="13.467cm">
            <text:p text:style-name="P24"><text:span text:style-name="T21">2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2" draw:style-name="gr63" draw:text-style-name="P25" draw:layer="layout" svg:width="1.154cm" svg:height="1.269cm" svg:x="5.574cm" svg:y="13.392cm">
            <text:p text:style-name="P24"><text:span text:style-name="T21">1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3" draw:style-name="gr64" draw:text-style-name="P25" draw:layer="layout" svg:width="1.154cm" svg:height="1.269cm" svg:x="9.106cm" svg:y="13.485cm">
            <text:p text:style-name="P24"><text:span text:style-name="T21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4" draw:style-name="gr65" draw:text-style-name="P25" draw:layer="layout" svg:width="1.154cm" svg:height="1.269cm" svg:x="11.637cm" svg:y="13.542cm">
            <text:p text:style-name="P24"><text:span text:style-name="T21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66" draw:text-style-name="P25" draw:layer="layout" svg:width="1.154cm" svg:height="1.269cm" svg:x="14.142cm" svg:y="13.653cm">
            <text:p text:style-name="P24"><text:span text:style-name="T21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6" draw:style-name="gr67" draw:text-style-name="P25" draw:layer="layout" svg:width="1.154cm" svg:height="1.269cm" svg:x="16.316cm" svg:y="13.71cm">
            <text:p text:style-name="P24"><text:span text:style-name="T21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7" draw:style-name="gr68" draw:text-style-name="P25" draw:layer="layout" svg:width="1.154cm" svg:height="1.269cm" svg:x="19.218cm" svg:y="13.653cm">
            <text:p text:style-name="P24"><text:span text:style-name="T21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69" draw:text-style-name="P25" draw:layer="layout" svg:width="1.154cm" svg:height="1.269cm" svg:x="21.392cm" svg:y="13.653cm">
            <text:p text:style-name="P24"><text:span text:style-name="T21">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roup 234" draw:style-name="standard" xml:id="id41" draw:id="id41" draw:layer="layout" svg:width="22.849cm" svg:height="2.199cm" svg:x="1.323cm" svg:y="1.023cm">
          <table:table>
            <table:table-column table:style-name="co11"/>
            <table:table-column table:style-name="co12"/>
            <table:table-column table:style-name="co11"/>
            <table:table-column table:style-name="co12"/>
            <table:table-column table:style-name="co11"/>
            <table:table-column table:style-name="co12"/>
            <table:table-column table:style-name="co11"/>
            <table:table-column table:style-name="co12"/>
            <table:table-column table:style-name="co11"/>
            <table:table-column table:style-name="co12"/>
            <table:table-column table:style-name="co11"/>
            <table:table-column table:style-name="co12"/>
            <table:table-column table:style-name="co11"/>
            <table:table-column table:style-name="co12"/>
            <table:table-column table:style-name="co13"/>
            <table:table-row table:style-name="ro5" table:default-cell-style-name="ce3">
              <table:table-cell>
                <text:p text:style-name="P16"><text:span text:style-name="T22">0</text:span></text:p>
              </table:table-cell>
              <table:table-cell>
                <text:p text:style-name="P16"><text:span text:style-name="T22">1</text:span></text:p>
              </table:table-cell>
              <table:table-cell>
                <text:p text:style-name="P16"><text:span text:style-name="T22">2</text:span></text:p>
              </table:table-cell>
              <table:table-cell>
                <text:p text:style-name="P16"><text:span text:style-name="T22">3</text:span></text:p>
              </table:table-cell>
              <table:table-cell>
                <text:p text:style-name="P16"><text:span text:style-name="T22">4</text:span></text:p>
              </table:table-cell>
              <table:table-cell>
                <text:p text:style-name="P16"><text:span text:style-name="T11">5</text:span></text:p>
              </table:table-cell>
              <table:table-cell>
                <text:p text:style-name="P16"><text:span text:style-name="T11">6</text:span></text:p>
              </table:table-cell>
              <table:table-cell>
                <text:p text:style-name="P16"><text:span text:style-name="T11">7</text:span></text:p>
              </table:table-cell>
              <table:table-cell>
                <text:p text:style-name="P16"><text:span text:style-name="T11">8</text:span></text:p>
              </table:table-cell>
              <table:table-cell>
                <text:p text:style-name="P16"><text:span text:style-name="T11">9</text:span></text:p>
              </table:table-cell>
              <table:table-cell>
                <text:p text:style-name="P16"><text:span text:style-name="T11">10</text:span></text:p>
              </table:table-cell>
              <table:table-cell>
                <text:p text:style-name="P16"><text:span text:style-name="T11">11</text:span></text:p>
              </table:table-cell>
              <table:table-cell>
                <text:p text:style-name="P16"><text:span text:style-name="T11">12</text:span></text:p>
              </table:table-cell>
              <table:table-cell>
                <text:p text:style-name="P16"><text:span text:style-name="T11">13</text:span></text:p>
              </table:table-cell>
              <table:table-cell>
                <text:p text:style-name="P16"><text:span text:style-name="T11">14</text:span></text:p>
              </table:table-cell>
            </table:table-row>
            <table:table-row table:style-name="ro5" table:default-cell-style-name="ce3">
              <table:table-cell>
                <text:p text:style-name="P16"><text:span text:style-name="T11">25</text:span></text:p>
              </table:table-cell>
              <table:table-cell>
                <text:p text:style-name="P16"><text:span text:style-name="T11">11</text:span></text:p>
              </table:table-cell>
              <table:table-cell>
                <text:p text:style-name="P16"><text:span text:style-name="T11">5</text:span></text:p>
              </table:table-cell>
              <table:table-cell>
                <text:p text:style-name="P16"><text:span text:style-name="T22">11</text:span></text:p>
              </table:table-cell>
              <table:table-cell>
                <text:p text:style-name="P16"><text:span text:style-name="T22">4</text:span></text:p>
              </table:table-cell>
              <table:table-cell>
                <text:p text:style-name="P16"><text:span text:style-name="T22">8</text:span></text:p>
              </table:table-cell>
              <table:table-cell>
                <text:p text:style-name="P16"><text:span text:style-name="T22">3</text:span></text:p>
              </table:table-cell>
              <table:table-cell>
                <text:p text:style-name="P16"><text:span text:style-name="T11">28</text:span></text:p>
              </table:table-cell>
              <table:table-cell>
                <text:p text:style-name="P16"><text:span text:style-name="T11">18</text:span></text:p>
              </table:table-cell>
              <table:table-cell>
                <text:p text:style-name="P16"><text:span text:style-name="T11">10</text:span></text:p>
              </table:table-cell>
              <table:table-cell>
                <text:p text:style-name="P16"><text:span text:style-name="T11">1</text:span></text:p>
              </table:table-cell>
              <table:table-cell>
                <text:p text:style-name="P16"><text:span text:style-name="T11">5</text:span></text:p>
              </table:table-cell>
              <table:table-cell>
                <text:p text:style-name="P16"><text:span text:style-name="T11">4</text:span></text:p>
              </table:table-cell>
              <table:table-cell>
                <text:p text:style-name="P16"><text:span text:style-name="T11">2</text:span></text:p>
              </table:table-cell>
              <table:table-cell>
                <text:p text:style-name="P16"><text:span text:style-name="T11">17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Rectangle 236" draw:style-name="gr70" draw:text-style-name="P6" xml:id="id43" draw:id="id43" draw:layer="layout" svg:width="22.378cm" svg:height="3.121cm" svg:x="1.605cm" svg:y="12.568cm">
          <text:p text:style-name="P22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8" draw:style-name="gr71" draw:text-style-name="P27" xml:id="id44" draw:id="id44" draw:layer="layout" svg:width="1.251cm" svg:height="1.498cm" svg:x="3.572cm" svg:y="14.526cm">
          <text:p text:style-name="P26"><text:span text:style-name="T24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9" draw:style-name="gr72" draw:text-style-name="P27" xml:id="id45" draw:id="id45" draw:layer="layout" svg:width="1.251cm" svg:height="1.498cm" svg:x="6.072cm" svg:y="14.526cm">
          <text:p text:style-name="P26"><text:span text:style-name="T2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0" draw:style-name="gr73" draw:text-style-name="P27" xml:id="id47" draw:id="id47" draw:layer="layout" svg:width="10.128cm" svg:height="1.626cm" svg:x="6.826cm" svg:y="16.775cm">
          <text:p text:style-name="P26"><text:span text:style-name="T24">N/2 <text:s/>… <text:s/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1" draw:style-name="gr74" draw:text-style-name="P27" xml:id="id46" draw:id="id46" draw:layer="layout" svg:width="1.251cm" svg:height="1.498cm" svg:x="22.075cm" svg:y="14.526cm">
          <text:p text:style-name="P26"><text:span text:style-name="T24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41" smil:attributeName="visibility" smil:to="visible"/>
                  <anim:animate smil:dur="1s" smil:fill="hold" smil:targetElement="id41" smil:attributeName="width" smil:values="width*0.70;width" smil:keyTimes="0;1"/>
                  <anim:animate smil:dur="1s" smil:fill="hold" smil:targetElement="id41" smil:attributeName="height" smil:values="height;height" smil:keyTimes="0;1"/>
                  <anim:transitionFilter smil:dur="1s" smil:targetElement="id41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42" smil:attributeName="visibility" smil:to="visible"/>
                  <anim:animate smil:dur="1s" smil:fill="hold" smil:targetElement="id42" smil:attributeName="width" smil:values="width*0.70;width" smil:keyTimes="0;1"/>
                  <anim:animate smil:dur="1s" smil:fill="hold" smil:targetElement="id42" smil:attributeName="height" smil:values="height;height" smil:keyTimes="0;1"/>
                  <anim:transitionFilter smil:dur="1s" smil:targetElement="id42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43" smil:attributeName="visibility" smil:to="visible"/>
                  <anim:animate smil:dur="1s" smil:fill="hold" smil:targetElement="id43" smil:attributeName="width" smil:values="width*0.70;width" smil:keyTimes="0;1"/>
                  <anim:animate smil:dur="1s" smil:fill="hold" smil:targetElement="id43" smil:attributeName="height" smil:values="height;height" smil:keyTimes="0;1"/>
                  <anim:transitionFilter smil:dur="1s" smil:targetElement="id43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44" smil:attributeName="visibility" smil:to="visible"/>
                  <anim:animate smil:dur="1s" smil:fill="hold" smil:targetElement="id44" smil:attributeName="width" smil:values="width*0.70;width" smil:keyTimes="0;1"/>
                  <anim:animate smil:dur="1s" smil:fill="hold" smil:targetElement="id44" smil:attributeName="height" smil:values="height;height" smil:keyTimes="0;1"/>
                  <anim:transitionFilter smil:dur="1s" smil:targetElement="id44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45" smil:attributeName="visibility" smil:to="visible"/>
                  <anim:animate smil:dur="1s" smil:fill="hold" smil:targetElement="id45" smil:attributeName="width" smil:values="width*0.70;width" smil:keyTimes="0;1"/>
                  <anim:animate smil:dur="1s" smil:fill="hold" smil:targetElement="id45" smil:attributeName="height" smil:values="height;height" smil:keyTimes="0;1"/>
                  <anim:transitionFilter smil:dur="1s" smil:targetElement="id45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46" smil:attributeName="visibility" smil:to="visible"/>
                  <anim:animate smil:dur="1s" smil:fill="hold" smil:targetElement="id46" smil:attributeName="width" smil:values="width*0.70;width" smil:keyTimes="0;1"/>
                  <anim:animate smil:dur="1s" smil:fill="hold" smil:targetElement="id46" smil:attributeName="height" smil:values="height;height" smil:keyTimes="0;1"/>
                  <anim:transitionFilter smil:dur="1s" smil:targetElement="id46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47" smil:attributeName="visibility" smil:to="visible"/>
                  <anim:animate smil:dur="1s" smil:fill="hold" smil:targetElement="id47" smil:attributeName="width" smil:values="width*0.70;width" smil:keyTimes="0;1"/>
                  <anim:animate smil:dur="1s" smil:fill="hold" smil:targetElement="id47" smil:attributeName="height" smil:values="height;height" smil:keyTimes="0;1"/>
                  <anim:transitionFilter smil:dur="1s" smil:targetElement="id47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5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Заголовок_20_и_20_объект" presentation:presentation-page-layout-name="AL1T11">
        <draw:polyline draw:name="Line 8" draw:style-name="gr75" draw:text-style-name="P23" xml:id="id48" draw:id="id48" draw:layer="layout" svg:width="0.864cm" svg:height="0.833cm" svg:x="19.468cm" svg:y="2.592cm" svg:viewBox="0 0 865 834" draw:points="865,0 0,834">
          <text:p text:style-name="P22"><text:span text:style-name="T18"/></text:p>
        </draw:polyline>
        <draw:line draw:name="Line 9" draw:style-name="gr75" draw:text-style-name="P23" draw:layer="layout" svg:x1="20.946cm" svg:y1="2.65cm" svg:x2="21.806cm" svg:y2="3.421cm">
          <text:p/>
        </draw:line>
        <draw:g draw:name="Group 40" xml:id="id51" draw:id="id51">
          <draw:custom-shape draw:name="Rectangle 5" draw:style-name="gr76" draw:text-style-name="P28" draw:layer="layout" svg:width="1.445cm" svg:height="1.833cm" svg:x="21.449cm" svg:y="3.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" draw:style-name="gr77" draw:text-style-name="P29" draw:layer="layout" svg:width="1.115cm" svg:height="1.384cm" svg:x="21.572cm" svg:y="3.651cm">
            <text:p text:style-name="P24"><text:span text:style-name="T21">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 xml:id="id49" draw:id="id49">
          <draw:custom-shape draw:name="Rectangle 7" draw:style-name="gr76" draw:text-style-name="P28" draw:layer="layout" svg:width="1.445cm" svg:height="1.833cm" svg:x="18.697cm" svg:y="3.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" draw:style-name="gr78" draw:text-style-name="P29" draw:layer="layout" svg:width="1.115cm" svg:height="1.384cm" svg:x="18.847cm" svg:y="3.651cm">
            <text:p text:style-name="P24"><text:span text:style-name="T21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7" xml:id="id50" draw:id="id50">
          <draw:custom-shape draw:name="Rectangle 6" draw:style-name="gr76" draw:text-style-name="P28" draw:layer="layout" svg:width="1.445cm" svg:height="1.829cm" svg:x="19.95cm" svg:y="0.7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2" draw:style-name="gr79" draw:text-style-name="P29" draw:layer="layout" svg:width="1.115cm" svg:height="1.384cm" svg:x="20.197cm" svg:y="1.151cm">
            <text:p text:style-name="P24"><text:span text:style-name="T21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3" draw:style-name="gr76" draw:text-style-name="P30" xml:id="id52" draw:id="id52" draw:layer="layout" svg:width="1.445cm" svg:height="1.833cm" svg:x="13.361cm" svg:y="0.595cm">
          <text:p text:style-name="P22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6" draw:text-style-name="P30" xml:id="id53" draw:id="id53" draw:layer="layout" svg:width="1.445cm" svg:height="1.829cm" svg:x="12.766cm" svg:y="3.285cm">
          <text:p text:style-name="P22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6" draw:text-style-name="P30" xml:id="id54" draw:id="id54" draw:layer="layout" svg:width="1.445cm" svg:height="1.829cm" svg:x="14.865cm" svg:y="3.387cm">
          <text:p text:style-name="P22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6" draw:style-name="gr75" draw:text-style-name="P23" xml:id="id55" draw:id="id55" draw:layer="layout" svg:width="0.545cm" svg:height="0.894cm" svg:x="13.282cm" svg:y="2.407cm" svg:viewBox="0 0 546 895" draw:points="546,0 0,895">
          <text:p text:style-name="P22"><text:span text:style-name="T18"/></text:p>
        </draw:polyline>
        <draw:polyline draw:name="Line 17" draw:style-name="gr75" draw:text-style-name="P23" xml:id="id56" draw:id="id56" draw:layer="layout" svg:width="1.207cm" svg:height="0.956cm" svg:x="14.437cm" svg:y="2.407cm" svg:viewBox="0 0 1208 957" draw:points="0,0 1208,957">
          <text:p text:style-name="P22"><text:span text:style-name="T18"/></text:p>
        </draw:polyline>
        <draw:custom-shape draw:name="Text Box 18" draw:style-name="gr80" draw:text-style-name="P32" xml:id="id57" draw:id="id57" draw:layer="layout" svg:width="1.115cm" svg:height="1.384cm" svg:x="13.613cm" svg:y="0.882cm">
          <text:p text:style-name="P31"><text:span text:style-name="T21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81" draw:text-style-name="P32" xml:id="id58" draw:id="id58" draw:layer="layout" svg:width="1.115cm" svg:height="1.384cm" svg:x="12.978cm" svg:y="3.59cm">
          <text:p text:style-name="P31"><text:span text:style-name="T2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82" draw:text-style-name="P32" xml:id="id59" draw:id="id59" draw:layer="layout" svg:width="1.115cm" svg:height="1.379cm" svg:x="15.077cm" svg:y="3.651cm">
          <text:p text:style-name="P31"><text:span text:style-name="T2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76" draw:text-style-name="P30" xml:id="id66" draw:id="id66" draw:layer="layout" svg:width="1.445cm" svg:height="1.829cm" svg:x="1.027cm" svg:y="3.347cm">
          <text:p text:style-name="P22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76" draw:text-style-name="P30" xml:id="id67" draw:id="id67" draw:layer="layout" svg:width="1.445cm" svg:height="1.833cm" svg:x="3.7cm" svg:y="3.276cm">
          <text:p text:style-name="P22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76" draw:text-style-name="P30" xml:id="id68" draw:id="id68" draw:layer="layout" svg:width="1.445cm" svg:height="1.829cm" svg:x="2.324cm" svg:y="0.776cm">
          <text:p text:style-name="P22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76" draw:text-style-name="P30" xml:id="id60" draw:id="id60" draw:layer="layout" svg:width="1.445cm" svg:height="1.833cm" svg:x="9.141cm" svg:y="3.298cm">
          <text:p text:style-name="P22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27" draw:style-name="gr75" draw:text-style-name="P23" xml:id="id69" draw:id="id69" draw:layer="layout" svg:width="0.581cm" svg:height="0.713cm" svg:x="2.081cm" svg:y="2.672cm" svg:viewBox="0 0 582 714" draw:points="582,0 0,714">
          <text:p text:style-name="P22"><text:span text:style-name="T18"/></text:p>
        </draw:polyline>
        <draw:polyline draw:name="Line 28" draw:style-name="gr75" draw:text-style-name="P23" xml:id="id70" draw:id="id70" draw:layer="layout" svg:width="0.969cm" svg:height="0.714cm" svg:x="3.43cm" svg:y="2.57cm" svg:viewBox="0 0 970 715" draw:points="0,0 970,715">
          <text:p text:style-name="P22"><text:span text:style-name="T18"/></text:p>
        </draw:polyline>
        <draw:polyline draw:name="Line 29" draw:style-name="gr75" draw:text-style-name="P23" xml:id="id63" draw:id="id63" draw:layer="layout" svg:width="1.128cm" svg:height="0.771cm" svg:x="7.456cm" svg:y="2.588cm" svg:viewBox="0 0 1129 772" draw:points="1129,0 0,772">
          <text:p text:style-name="P22"><text:span text:style-name="T18"/></text:p>
        </draw:polyline>
        <draw:polyline draw:name="Line 30" draw:style-name="gr75" draw:text-style-name="P23" xml:id="id64" draw:id="id64" draw:layer="layout" svg:width="0.745cm" svg:height="0.669cm" svg:x="9.167cm" svg:y="2.628cm" svg:viewBox="0 0 746 670" draw:points="0,0 746,670">
          <text:p text:style-name="P22"><text:span text:style-name="T18"/></text:p>
        </draw:polyline>
        <draw:custom-shape draw:name="Text Box 31" draw:style-name="gr83" draw:text-style-name="P32" xml:id="id71" draw:id="id71" draw:layer="layout" svg:width="1.115cm" svg:height="1.384cm" svg:x="1.199cm" svg:y="3.651cm">
          <text:p text:style-name="P31"><text:span text:style-name="T21">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 xml:id="id62" draw:id="id62">
          <draw:custom-shape draw:name="Rectangle 23" draw:style-name="gr76" draw:text-style-name="P28" draw:layer="layout" svg:width="1.445cm" svg:height="1.829cm" svg:x="6.575cm" svg:y="3.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84" draw:text-style-name="P29" draw:layer="layout" svg:width="1.115cm" svg:height="1.379cm" svg:x="6.69cm" svg:y="3.682cm">
            <text:p text:style-name="P24"><text:span text:style-name="T21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33" draw:style-name="gr85" draw:text-style-name="P32" xml:id="id72" draw:id="id72" draw:layer="layout" svg:width="1.115cm" svg:height="1.384cm" svg:x="2.447cm" svg:y="1.023cm">
          <text:p text:style-name="P31"><text:span text:style-name="T21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4" draw:style-name="gr86" draw:text-style-name="P32" xml:id="id73" draw:id="id73" draw:layer="layout" svg:width="1.115cm" svg:height="1.384cm" svg:x="3.947cm" svg:y="3.528cm">
          <text:p text:style-name="P31"><text:span text:style-name="T21">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4" xml:id="id61" draw:id="id61">
          <draw:custom-shape draw:name="Rectangle 22" draw:style-name="gr76" draw:text-style-name="P28" draw:layer="layout" svg:width="1.45cm" svg:height="1.829cm" svg:x="7.951cm" svg:y="0.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87" draw:text-style-name="P29" draw:layer="layout" svg:width="1.115cm" svg:height="1.384cm" svg:x="8.171cm" svg:y="1.085cm">
            <text:p text:style-name="P24"><text:span text:style-name="T21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36" draw:style-name="gr88" draw:text-style-name="P32" xml:id="id65" draw:id="id65" draw:layer="layout" svg:width="1.115cm" svg:height="1.384cm" svg:x="9.327cm" svg:y="3.523cm">
          <text:p text:style-name="P31"><text:span text:style-name="T2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41" draw:style-name="gr89" draw:text-style-name="P23" xml:id="id74" draw:id="id74" draw:layer="layout" svg:width="25.399cm" svg:height="0cm" svg:x="0.066cm" svg:y="6.323cm" svg:viewBox="0 0 25400 1" draw:points="0,0 25400,1">
          <text:p text:style-name="P22"><text:span text:style-name="T18"/></text:p>
        </draw:polyline>
        <draw:custom-shape draw:name="Rectangle 43" draw:style-name="gr76" draw:text-style-name="P30" xml:id="id75" draw:id="id75" draw:layer="layout" svg:width="1.604cm" svg:height="1.675cm" svg:x="18.172cm" svg:y="8.819cm">
          <text:p text:style-name="P22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76" draw:text-style-name="P30" xml:id="id76" draw:id="id76" draw:layer="layout" svg:width="1.6cm" svg:height="1.67cm" svg:x="15.324cm" svg:y="11.293cm">
          <text:p text:style-name="P22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76" draw:text-style-name="P30" xml:id="id77" draw:id="id77" draw:layer="layout" svg:width="1.595cm" svg:height="1.675cm" svg:x="21.206cm" svg:y="11.399cm">
          <text:p text:style-name="P22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76" draw:text-style-name="P30" xml:id="id78" draw:id="id78" draw:layer="layout" svg:width="1.6cm" svg:height="1.675cm" svg:x="14.662cm" svg:y="13.745cm">
          <text:p text:style-name="P22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76" draw:text-style-name="P30" xml:id="id79" draw:id="id79" draw:layer="layout" svg:width="1.595cm" svg:height="1.67cm" svg:x="16.986cm" svg:y="13.842cm">
          <text:p text:style-name="P22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76" draw:text-style-name="P30" xml:id="id80" draw:id="id80" draw:layer="layout" svg:width="1.604cm" svg:height="1.675cm" svg:x="22.437cm" svg:y="13.776cm">
          <text:p text:style-name="P22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76" draw:text-style-name="P30" xml:id="id81" draw:id="id81" draw:layer="layout" svg:width="1.604cm" svg:height="1.675cm" svg:x="20.086cm" svg:y="13.816cm">
          <text:p text:style-name="P22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58" draw:style-name="gr75" draw:text-style-name="P23" xml:id="id82" draw:id="id82" draw:layer="layout" svg:width="2.204cm" svg:height="1.3cm" svg:x="15.954cm" svg:y="10.005cm" svg:viewBox="0 0 2205 1301" draw:points="2205,0 0,1301">
          <text:p text:style-name="P22"><text:span text:style-name="T18"/></text:p>
        </draw:polyline>
        <draw:polyline draw:name="Line 59" draw:style-name="gr75" draw:text-style-name="P23" xml:id="id83" draw:id="id83" draw:layer="layout" svg:width="2.103cm" svg:height="1.353cm" svg:x="19.834cm" svg:y="10.005cm" svg:viewBox="0 0 2104 1354" draw:points="0,0 2104,1354">
          <text:p text:style-name="P22"><text:span text:style-name="T18"/></text:p>
        </draw:polyline>
        <draw:polyline draw:name="Line 64" draw:style-name="gr75" draw:text-style-name="P23" xml:id="id84" draw:id="id84" draw:layer="layout" svg:width="0.607cm" svg:height="0.819cm" svg:x="15.231cm" svg:y="12.942cm" svg:viewBox="0 0 608 820" draw:points="608,0 0,820">
          <text:p text:style-name="P22"><text:span text:style-name="T18"/></text:p>
        </draw:polyline>
        <draw:polyline draw:name="Line 65" draw:style-name="gr75" draw:text-style-name="P23" xml:id="id85" draw:id="id85" draw:layer="layout" svg:width="1.331cm" svg:height="0.872cm" svg:x="16.514cm" svg:y="12.942cm" svg:viewBox="0 0 1332 873" draw:points="0,0 1332,873">
          <text:p text:style-name="P22"><text:span text:style-name="T18"/></text:p>
        </draw:polyline>
        <draw:polyline draw:name="Line 66" draw:style-name="gr75" draw:text-style-name="P23" xml:id="id86" draw:id="id86" draw:layer="layout" svg:width="0.956cm" svg:height="0.757cm" svg:x="20.734cm" svg:y="13.057cm" svg:viewBox="0 0 957 758" draw:points="957,0 0,758">
          <text:p text:style-name="P22"><text:span text:style-name="T18"/></text:p>
        </draw:polyline>
        <draw:polyline draw:name="Line 67" draw:style-name="gr75" draw:text-style-name="P23" xml:id="id87" draw:id="id87" draw:layer="layout" svg:width="0.956cm" svg:height="0.704cm" svg:x="22.361cm" svg:y="13.057cm" svg:viewBox="0 0 957 705" draw:points="0,0 957,705">
          <text:p text:style-name="P22"><text:span text:style-name="T18"/></text:p>
        </draw:polyline>
        <draw:custom-shape draw:name="Text Box 69" draw:style-name="gr90" draw:text-style-name="P32" xml:id="id88" draw:id="id88" draw:layer="layout" svg:width="1.238cm" svg:height="1.265cm" svg:x="21.325cm" svg:y="11.65cm">
          <text:p text:style-name="P31"><text:span text:style-name="T25">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2" draw:style-name="gr91" draw:text-style-name="P32" xml:id="id89" draw:id="id89" draw:layer="layout" svg:width="1.234cm" svg:height="1.269cm" svg:x="15.602cm" svg:y="11.549cm">
          <text:p text:style-name="P31"><text:span text:style-name="T2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3" draw:style-name="gr92" draw:text-style-name="P32" xml:id="id90" draw:id="id90" draw:layer="layout" svg:width="1.234cm" svg:height="1.26cm" svg:x="18.3cm" svg:y="9.04cm">
          <text:p text:style-name="P31"><text:span text:style-name="T2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8" draw:style-name="gr93" draw:text-style-name="P32" xml:id="id91" draw:id="id91" draw:layer="layout" svg:width="1.234cm" svg:height="1.26cm" svg:x="14.896cm" svg:y="14.027cm">
          <text:p text:style-name="P31"><text:span text:style-name="T2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9" draw:style-name="gr94" draw:text-style-name="P32" xml:id="id92" draw:id="id92" draw:layer="layout" svg:width="1.238cm" svg:height="1.26cm" svg:x="17.216cm" svg:y="14.08cm">
          <text:p text:style-name="P31"><text:span text:style-name="T2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0" draw:style-name="gr95" draw:text-style-name="P32" xml:id="id93" draw:id="id93" draw:layer="layout" svg:width="1.229cm" svg:height="1.26cm" svg:x="20.324cm" svg:y="14.027cm">
          <text:p text:style-name="P31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1" draw:style-name="gr96" draw:text-style-name="P32" xml:id="id94" draw:id="id94" draw:layer="layout" svg:width="1.229cm" svg:height="1.26cm" svg:x="22.644cm" svg:y="14.027cm">
          <text:p text:style-name="P31"><text:span text:style-name="T2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92" draw:style-name="gr75" draw:text-style-name="P23" xml:id="id95" draw:id="id95" draw:layer="layout" svg:width="2.768cm" svg:height="1.292cm" svg:x="3.607cm" svg:y="10.062cm" svg:viewBox="0 0 2769 1293" draw:points="2769,0 0,1293">
          <text:p text:style-name="P22"><text:span text:style-name="T18"/></text:p>
        </draw:polyline>
        <draw:polyline draw:name="Line 93" draw:style-name="gr75" draw:text-style-name="P23" xml:id="id96" draw:id="id96" draw:layer="layout" svg:width="1.802cm" svg:height="1.56cm" svg:x="7.955cm" svg:y="10.12cm" svg:viewBox="0 0 1803 1561" draw:points="0,0 1803,1561">
          <text:p text:style-name="P22"><text:span text:style-name="T18"/></text:p>
        </draw:polyline>
        <draw:polyline draw:name="Line 94" draw:style-name="gr75" draw:text-style-name="P23" xml:id="id97" draw:id="id97" draw:layer="layout" svg:width="0.621cm" svg:height="0.642cm" svg:x="2.156cm" svg:y="13.132cm" svg:viewBox="0 0 622 643" draw:points="622,0 0,643">
          <text:p text:style-name="P22"><text:span text:style-name="T18"/></text:p>
        </draw:polyline>
        <draw:polyline draw:name="Line 95" draw:style-name="gr75" draw:text-style-name="P23" xml:id="id98" draw:id="id98" draw:layer="layout" svg:width="1.04cm" svg:height="0.643cm" svg:x="3.492cm" svg:y="13.079cm" svg:viewBox="0 0 1041 644" draw:points="0,0 1041,644">
          <text:p text:style-name="P22"><text:span text:style-name="T18"/></text:p>
        </draw:polyline>
        <draw:polyline draw:name="Line 96" draw:style-name="gr75" draw:text-style-name="P23" xml:id="id99" draw:id="id99" draw:layer="layout" svg:width="1.212cm" svg:height="0.696cm" svg:x="8.329cm" svg:y="13.246cm" svg:viewBox="0 0 1213 697" draw:points="1213,0 0,697">
          <text:p text:style-name="P22"><text:span text:style-name="T18"/></text:p>
        </draw:polyline>
        <draw:polyline draw:name="Line 97" draw:style-name="gr75" draw:text-style-name="P23" xml:id="id100" draw:id="id100" draw:layer="layout" svg:width="0.802cm" svg:height="0.603cm" svg:x="10.168cm" svg:y="13.286cm" svg:viewBox="0 0 803 604" draw:points="0,0 803,604">
          <text:p text:style-name="P22"><text:span text:style-name="T18"/></text:p>
        </draw:polyline>
        <draw:g draw:name="Group 106" xml:id="id101" draw:id="id101">
          <draw:custom-shape draw:name="Rectangle 85" draw:style-name="gr76" draw:text-style-name="P28" draw:layer="layout" svg:width="2.42cm" svg:height="1.657cm" svg:x="2.324cm" svg:y="11.3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8" draw:style-name="gr97" draw:text-style-name="P29" draw:layer="layout" svg:width="1.875cm" svg:height="1.251cm" svg:x="2.627cm" svg:y="11.567cm">
            <text:p text:style-name="P24"><text:span text:style-name="T26">2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7" xml:id="id102" draw:id="id102">
          <draw:custom-shape draw:name="Rectangle 86" draw:style-name="gr76" draw:text-style-name="P28" draw:layer="layout" svg:width="2.276cm" svg:height="1.657cm" svg:x="3.951cm" svg:y="13.7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9" draw:style-name="gr98" draw:text-style-name="P29" draw:layer="layout" svg:width="1.758cm" svg:height="1.247cm" svg:x="4.223cm" svg:y="14.054cm">
            <text:p text:style-name="P24"><text:span text:style-name="T26">1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2" xml:id="id103" draw:id="id103">
          <draw:custom-shape draw:name="Rectangle 87" draw:style-name="gr76" draw:text-style-name="P28" draw:layer="layout" svg:width="2.57cm" svg:height="1.657cm" svg:x="9.027cm" svg:y="11.6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0" draw:style-name="gr99" draw:text-style-name="P29" draw:layer="layout" svg:width="1.98cm" svg:height="1.251cm" svg:x="9.5cm" svg:y="11.919cm">
            <text:p text:style-name="P24"><text:span text:style-name="T26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8" xml:id="id104" draw:id="id104">
          <draw:custom-shape draw:name="Rectangle 90" draw:style-name="gr76" draw:text-style-name="P28" draw:layer="layout" svg:width="2.429cm" svg:height="1.653cm" svg:x="0.445cm" svg:y="13.7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1" draw:style-name="gr100" draw:text-style-name="P29" draw:layer="layout" svg:width="1.87cm" svg:height="1.247cm" svg:x="0.666cm" svg:y="14.036cm">
            <text:p text:style-name="P24"><text:span text:style-name="T26">1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9" xml:id="id105" draw:id="id105">
          <draw:custom-shape draw:name="Rectangle 89" draw:style-name="gr76" draw:text-style-name="P28" draw:layer="layout" svg:width="2.261cm" svg:height="1.657cm" svg:x="6.324cm" svg:y="8.4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2" draw:style-name="gr101" draw:text-style-name="P29" draw:layer="layout" svg:width="1.741cm" svg:height="1.251cm" svg:x="6.741cm" svg:y="8.599cm">
            <text:p text:style-name="P24"><text:span text:style-name="T26">1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0" xml:id="id106" draw:id="id106">
          <draw:custom-shape draw:name="Rectangle 88" draw:style-name="gr76" draw:text-style-name="P28" draw:layer="layout" svg:width="1.556cm" svg:height="1.657cm" svg:x="7.576cm" svg:y="14.0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3" draw:style-name="gr102" draw:text-style-name="P29" draw:layer="layout" svg:width="1.194cm" svg:height="1.251cm" svg:x="7.766cm" svg:y="14.226cm">
            <text:p text:style-name="P24"><text:span text:style-name="T26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1" xml:id="id107" draw:id="id107">
          <draw:custom-shape draw:name="Rectangle 91" draw:style-name="gr76" draw:text-style-name="P28" draw:layer="layout" svg:width="1.551cm" svg:height="1.657cm" svg:x="10.2cm" svg:y="14.0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4" draw:style-name="gr103" draw:text-style-name="P29" draw:layer="layout" svg:width="1.198cm" svg:height="1.247cm" svg:x="10.398cm" svg:y="14.23cm">
            <text:p text:style-name="P24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8" smil:attributeName="visibility" smil:to="visible"/>
                  <anim:transitionFilter smil:dur="0.5s" smil:targetElement="id48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9" smil:attributeName="visibility" smil:to="visible"/>
                  <anim:transitionFilter smil:dur="0.5s" smil:targetElement="id49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50" smil:attributeName="visibility" smil:to="visible"/>
                  <anim:transitionFilter smil:dur="0.5s" smil:targetElement="id50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51" smil:attributeName="visibility" smil:to="visible"/>
                  <anim:transitionFilter smil:dur="0.5s" smil:targetElement="id51" smil:type="barWipe" smil:subtype="topToBottom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smil:accelerate="0.5" smil:decelerate="0.5" presentation:node-type="on-click" presentation:preset-class="motion-path" presentation:preset-id="">
                  <anim:animateMotion smil:dur="2s" smil:fill="hold" smil:targetElement="id50" svg:path="M 2.22222E-6 2.59259E-6 L 0.06007 0.14236"/>
                </anim:par>
                <anim:par smil:begin="0s" smil:fill="hold" smil:accelerate="0.5" smil:decelerate="0.5" presentation:node-type="with-previous" presentation:preset-class="motion-path" presentation:preset-id="">
                  <anim:animateMotion smil:dur="2s" smil:fill="hold" smil:targetElement="id51" svg:path="M -1.66667E-6 1.11111E-6 L -0.05903 -0.14445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52" smil:attributeName="visibility" smil:to="visible"/>
                  <anim:transitionFilter smil:dur="0.5s" smil:targetElement="id52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53" smil:attributeName="visibility" smil:to="visible"/>
                  <anim:transitionFilter smil:dur="0.5s" smil:targetElement="id53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54" smil:attributeName="visibility" smil:to="visible"/>
                  <anim:transitionFilter smil:dur="0.5s" smil:targetElement="id54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55" smil:attributeName="visibility" smil:to="visible"/>
                  <anim:transitionFilter smil:dur="0.5s" smil:targetElement="id55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56" smil:attributeName="visibility" smil:to="visible"/>
                  <anim:transitionFilter smil:dur="0.5s" smil:targetElement="id56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57" smil:attributeName="visibility" smil:to="visible"/>
                  <anim:transitionFilter smil:dur="0.5s" smil:targetElement="id57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58" smil:attributeName="visibility" smil:to="visible"/>
                  <anim:transitionFilter smil:dur="0.5s" smil:targetElement="id58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59" smil:attributeName="visibility" smil:to="visible"/>
                  <anim:transitionFilter smil:dur="0.5s" smil:targetElement="id59" smil:type="barWipe" smil:subtype="topToBottom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60" smil:attributeName="visibility" smil:to="visible"/>
                  <anim:transitionFilter smil:dur="0.5s" smil:targetElement="id60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61" smil:attributeName="visibility" smil:to="visible"/>
                  <anim:transitionFilter smil:dur="0.5s" smil:targetElement="id61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62" smil:attributeName="visibility" smil:to="visible"/>
                  <anim:transitionFilter smil:dur="0.5s" smil:targetElement="id62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63" smil:attributeName="visibility" smil:to="visible"/>
                  <anim:transitionFilter smil:dur="0.5s" smil:targetElement="id63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64" smil:attributeName="visibility" smil:to="visible"/>
                  <anim:transitionFilter smil:dur="0.5s" smil:targetElement="id64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65" smil:attributeName="visibility" smil:to="visible"/>
                  <anim:transitionFilter smil:dur="0.5s" smil:targetElement="id65" smil:type="barWipe" smil:subtype="topToBottom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smil:accelerate="0.5" smil:decelerate="0.5" presentation:node-type="on-click" presentation:preset-class="motion-path" presentation:preset-id="">
                  <anim:animateMotion smil:dur="2s" smil:fill="hold" smil:targetElement="id62" svg:path="M -5.55556E-7 -1.11111E-6 L 0.05903 -0.14444"/>
                </anim:par>
                <anim:par smil:begin="0s" smil:fill="hold" smil:accelerate="0.5" smil:decelerate="0.5" presentation:node-type="with-previous" presentation:preset-class="motion-path" presentation:preset-id="">
                  <anim:animateMotion smil:dur="2s" smil:fill="hold" smil:targetElement="id61" svg:path="M 0.00486 -0.01319 L -0.05798 0.12269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66" smil:attributeName="visibility" smil:to="visible"/>
                  <anim:transitionFilter smil:dur="0.5s" smil:targetElement="id66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67" smil:attributeName="visibility" smil:to="visible"/>
                  <anim:transitionFilter smil:dur="0.5s" smil:targetElement="id67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68" smil:attributeName="visibility" smil:to="visible"/>
                  <anim:transitionFilter smil:dur="0.5s" smil:targetElement="id68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69" smil:attributeName="visibility" smil:to="visible"/>
                  <anim:transitionFilter smil:dur="0.5s" smil:targetElement="id69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70" smil:attributeName="visibility" smil:to="visible"/>
                  <anim:transitionFilter smil:dur="0.5s" smil:targetElement="id70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71" smil:attributeName="visibility" smil:to="visible"/>
                  <anim:transitionFilter smil:dur="0.5s" smil:targetElement="id71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72" smil:attributeName="visibility" smil:to="visible"/>
                  <anim:transitionFilter smil:dur="0.5s" smil:targetElement="id72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73" smil:attributeName="visibility" smil:to="visible"/>
                  <anim:transitionFilter smil:dur="0.5s" smil:targetElement="id73" smil:type="barWipe" smil:subtype="topToBottom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smil:accelerate="0.5" smil:decelerate="0.5" presentation:node-type="on-click" presentation:preset-class="motion-path" presentation:preset-id="">
                  <anim:animateMotion smil:dur="2s" smil:fill="hold" smil:targetElement="id68" svg:path="M 0.0059 -0.01528 L -0.05799 0.13565"/>
                </anim:par>
                <anim:par smil:begin="0s" smil:fill="hold" smil:accelerate="0.5" smil:decelerate="0.5" presentation:node-type="with-previous" presentation:preset-class="motion-path" presentation:preset-id="">
                  <anim:animateMotion smil:dur="2s" smil:fill="hold" smil:targetElement="id72" svg:path="M 0.00764 -0.01667 L -0.05625 0.13426"/>
                </anim:par>
                <anim:par smil:begin="0s" smil:fill="hold" smil:accelerate="0.5" smil:decelerate="0.5" presentation:node-type="with-previous" presentation:preset-class="motion-path" presentation:preset-id="">
                  <anim:animateMotion smil:dur="2s" smil:fill="hold" smil:targetElement="id66" svg:path="M 8.33333E-7 4.44444E-6 L 0.05417 -0.13774"/>
                </anim:par>
                <anim:par smil:begin="0s" smil:fill="hold" smil:accelerate="0.5" smil:decelerate="0.5" presentation:node-type="with-previous" presentation:preset-class="motion-path" presentation:preset-id="">
                  <anim:animateMotion smil:dur="2s" smil:fill="hold" smil:targetElement="id71" svg:path="M -0.00712 -0.0037 L 0.04965 -0.14514"/>
                </anim:par>
              </anim:par>
              <anim:par smil:begin="2s" smil:fill="hold" presentation:node-type="after-previou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74" smil:attributeName="visibility" smil:to="visible"/>
                  <anim:transitionFilter smil:dur="0.5s" smil:targetElement="id74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75" smil:attributeName="visibility" smil:to="visible"/>
                  <anim:transitionFilter smil:dur="0.5s" smil:targetElement="id75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76" smil:attributeName="visibility" smil:to="visible"/>
                  <anim:transitionFilter smil:dur="0.5s" smil:targetElement="id76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77" smil:attributeName="visibility" smil:to="visible"/>
                  <anim:transitionFilter smil:dur="0.5s" smil:targetElement="id77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78" smil:attributeName="visibility" smil:to="visible"/>
                  <anim:transitionFilter smil:dur="0.5s" smil:targetElement="id78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79" smil:attributeName="visibility" smil:to="visible"/>
                  <anim:transitionFilter smil:dur="0.5s" smil:targetElement="id79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80" smil:attributeName="visibility" smil:to="visible"/>
                  <anim:transitionFilter smil:dur="0.5s" smil:targetElement="id80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81" smil:attributeName="visibility" smil:to="visible"/>
                  <anim:transitionFilter smil:dur="0.5s" smil:targetElement="id81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82" smil:attributeName="visibility" smil:to="visible"/>
                  <anim:transitionFilter smil:dur="0.5s" smil:targetElement="id82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83" smil:attributeName="visibility" smil:to="visible"/>
                  <anim:transitionFilter smil:dur="0.5s" smil:targetElement="id83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84" smil:attributeName="visibility" smil:to="visible"/>
                  <anim:transitionFilter smil:dur="0.5s" smil:targetElement="id84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85" smil:attributeName="visibility" smil:to="visible"/>
                  <anim:transitionFilter smil:dur="0.5s" smil:targetElement="id85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86" smil:attributeName="visibility" smil:to="visible"/>
                  <anim:transitionFilter smil:dur="0.5s" smil:targetElement="id86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87" smil:attributeName="visibility" smil:to="visible"/>
                  <anim:transitionFilter smil:dur="0.5s" smil:targetElement="id87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88" smil:attributeName="visibility" smil:to="visible"/>
                  <anim:transitionFilter smil:dur="0.5s" smil:targetElement="id88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89" smil:attributeName="visibility" smil:to="visible"/>
                  <anim:transitionFilter smil:dur="0.5s" smil:targetElement="id89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90" smil:attributeName="visibility" smil:to="visible"/>
                  <anim:transitionFilter smil:dur="0.5s" smil:targetElement="id90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91" smil:attributeName="visibility" smil:to="visible"/>
                  <anim:transitionFilter smil:dur="0.5s" smil:targetElement="id91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92" smil:attributeName="visibility" smil:to="visible"/>
                  <anim:transitionFilter smil:dur="0.5s" smil:targetElement="id92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93" smil:attributeName="visibility" smil:to="visible"/>
                  <anim:transitionFilter smil:dur="0.5s" smil:targetElement="id93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94" smil:attributeName="visibility" smil:to="visible"/>
                  <anim:transitionFilter smil:dur="0.5s" smil:targetElement="id94" smil:type="barWipe" smil:subtype="topToBottom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smil:accelerate="0.5" smil:decelerate="0.5" presentation:node-type="on-click" presentation:preset-class="motion-path" presentation:preset-id="">
                  <anim:animateMotion smil:dur="2s" smil:fill="hold" smil:targetElement="id75" svg:path="M -0.00382 -0.00255 L 0.11823 0.13495"/>
                </anim:par>
                <anim:par smil:begin="0s" smil:fill="hold" smil:accelerate="0.5" smil:decelerate="0.5" presentation:node-type="with-previous" presentation:preset-class="motion-path" presentation:preset-id="">
                  <anim:animateMotion smil:dur="2s" smil:fill="hold" smil:targetElement="id90" svg:path="M -0.00156 -0.00324 L 0.12275 0.13356"/>
                </anim:par>
                <anim:par smil:begin="0s" smil:fill="hold" smil:accelerate="0.5" smil:decelerate="0.5" presentation:node-type="with-previous" presentation:preset-class="motion-path" presentation:preset-id="">
                  <anim:animateMotion smil:dur="2s" smil:fill="hold" smil:targetElement="id77" svg:path="M 0 0 L -0.12309 -0.13796"/>
                </anim:par>
                <anim:par smil:begin="0s" smil:fill="hold" smil:accelerate="0.5" smil:decelerate="0.5" presentation:node-type="with-previous" presentation:preset-class="motion-path" presentation:preset-id="">
                  <anim:animateMotion smil:dur="2s" smil:fill="hold" smil:targetElement="id88" svg:path="M 0 0 L -0.12309 -0.13796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95" smil:attributeName="visibility" smil:to="visible"/>
                  <anim:transitionFilter smil:dur="0.5s" smil:targetElement="id95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96" smil:attributeName="visibility" smil:to="visible"/>
                  <anim:transitionFilter smil:dur="0.5s" smil:targetElement="id96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97" smil:attributeName="visibility" smil:to="visible"/>
                  <anim:transitionFilter smil:dur="0.5s" smil:targetElement="id97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98" smil:attributeName="visibility" smil:to="visible"/>
                  <anim:transitionFilter smil:dur="0.5s" smil:targetElement="id98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99" smil:attributeName="visibility" smil:to="visible"/>
                  <anim:transitionFilter smil:dur="0.5s" smil:targetElement="id99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00" smil:attributeName="visibility" smil:to="visible"/>
                  <anim:transitionFilter smil:dur="0.5s" smil:targetElement="id100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01" smil:attributeName="visibility" smil:to="visible"/>
                  <anim:transitionFilter smil:dur="0.5s" smil:targetElement="id101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02" smil:attributeName="visibility" smil:to="visible"/>
                  <anim:transitionFilter smil:dur="0.5s" smil:targetElement="id102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03" smil:attributeName="visibility" smil:to="visible"/>
                  <anim:transitionFilter smil:dur="0.5s" smil:targetElement="id103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04" smil:attributeName="visibility" smil:to="visible"/>
                  <anim:transitionFilter smil:dur="0.5s" smil:targetElement="id104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05" smil:attributeName="visibility" smil:to="visible"/>
                  <anim:transitionFilter smil:dur="0.5s" smil:targetElement="id105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06" smil:attributeName="visibility" smil:to="visible"/>
                  <anim:transitionFilter smil:dur="0.5s" smil:targetElement="id106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07" smil:attributeName="visibility" smil:to="visible"/>
                  <anim:transitionFilter smil:dur="0.5s" smil:targetElement="id107" smil:type="barWipe" smil:subtype="topToBottom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smil:accelerate="0.5" smil:decelerate="0.5" presentation:node-type="on-click" presentation:preset-class="motion-path" presentation:preset-id="">
                  <anim:animateMotion smil:dur="2s" smil:fill="hold" smil:targetElement="id105" svg:path="M 1.66667E-6 5.18519E-6 L -0.15746 0.15093"/>
                </anim:par>
                <anim:par smil:begin="0s" smil:fill="hold" smil:accelerate="0.5" smil:decelerate="0.5" presentation:node-type="with-previous" presentation:preset-class="motion-path" presentation:preset-id="">
                  <anim:animateMotion smil:dur="2s" smil:fill="hold" smil:targetElement="id101" svg:path="M -3.05556E-6 -3.33333E-6 L 0.15765 -0.15092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smil:accelerate="0.5" smil:decelerate="0.5" presentation:node-type="on-click" presentation:preset-class="motion-path" presentation:preset-id="">
                  <anim:animateMotion smil:dur="2s" smil:fill="hold" smil:targetElement="id105" svg:path="M -0.15746 0.15093 L -0.09444 0.27801"/>
                </anim:par>
                <anim:par smil:begin="0s" smil:fill="hold" smil:accelerate="0.5" smil:decelerate="0.5" presentation:node-type="with-previous" presentation:preset-class="motion-path" presentation:preset-id="">
                  <anim:animateMotion smil:dur="2s" smil:fill="hold" smil:targetElement="id102" svg:path="M 1.66667E-6 -4.81481E-6 L -0.06406 -0.13125"/>
                </anim:par>
              </anim:par>
            </anim:par>
          </anim:seq>
        </anim:par>
        <presentation:notes draw:style-name="dp3">
          <draw:page-thumbnail draw:style-name="gr20" draw:layer="layout" svg:width="12.699cm" svg:height="9.524cm" svg:x="3.175cm" svg:y="1.93cm" draw:page-number="6" presentation:class="page"/>
          <draw:frame presentation:style-name="pr6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Заголовок_20_и_20_объект" presentation:presentation-page-layout-name="AL1T11">
        <draw:polyline draw:name="Line 20" draw:style-name="gr75" draw:text-style-name="P23" xml:id="id108" draw:id="id108" draw:layer="layout" svg:width="2.888cm" svg:height="1.555cm" svg:x="4.713cm" svg:y="5.296cm" svg:viewBox="0 0 2889 1556" draw:points="2889,0 0,1556">
          <text:p text:style-name="P22"><text:span text:style-name="T18"/></text:p>
        </draw:polyline>
        <draw:polyline draw:name="Line 21" draw:style-name="gr75" draw:text-style-name="P23" xml:id="id109" draw:id="id109" draw:layer="layout" svg:width="1.878cm" svg:height="1.886cm" svg:x="9.251cm" svg:y="5.366cm" svg:viewBox="0 0 1879 1887" draw:points="0,0 1879,1887">
          <text:p text:style-name="P22"><text:span text:style-name="T18"/></text:p>
        </draw:polyline>
        <draw:polyline draw:name="Line 22" draw:style-name="gr75" draw:text-style-name="P23" xml:id="id110" draw:id="id110" draw:layer="layout" svg:width="2.231cm" svg:height="1.552cm" svg:x="15.517cm" svg:y="5.498cm" svg:viewBox="0 0 2232 1553" draw:points="2232,0 0,1553">
          <text:p text:style-name="P22"><text:span text:style-name="T18"/></text:p>
        </draw:polyline>
        <draw:polyline draw:name="Line 23" draw:style-name="gr75" draw:text-style-name="P23" xml:id="id111" draw:id="id111" draw:layer="layout" svg:width="2.125cm" svg:height="1.622cm" svg:x="19.446cm" svg:y="5.498cm" svg:viewBox="0 0 2126 1623" draw:points="0,0 2126,1623">
          <text:p text:style-name="P22"><text:span text:style-name="T18"/></text:p>
        </draw:polyline>
        <draw:polyline draw:name="Line 24" draw:style-name="gr75" draw:text-style-name="P23" xml:id="id112" draw:id="id112" draw:layer="layout" svg:width="0.656cm" svg:height="0.775cm" svg:x="3.197cm" svg:y="9.009cm" svg:viewBox="0 0 657 776" draw:points="657,0 0,776">
          <text:p text:style-name="P22"><text:span text:style-name="T18"/></text:p>
        </draw:polyline>
        <draw:polyline draw:name="Line 25" draw:style-name="gr75" draw:text-style-name="P23" xml:id="id113" draw:id="id113" draw:layer="layout" svg:width="1.089cm" svg:height="0.776cm" svg:x="4.594cm" svg:y="8.942cm" svg:viewBox="0 0 1090 777" draw:points="0,0 1090,777">
          <text:p text:style-name="P22"><text:span text:style-name="T18"/></text:p>
        </draw:polyline>
        <draw:polyline draw:name="Line 26" draw:style-name="gr75" draw:text-style-name="P23" xml:id="id114" draw:id="id114" draw:layer="layout" svg:width="1.265cm" svg:height="0.841cm" svg:x="9.639cm" svg:y="9.141cm" svg:viewBox="0 0 1266 842" draw:points="1266,0 0,842">
          <text:p text:style-name="P22"><text:span text:style-name="T18"/></text:p>
        </draw:polyline>
        <draw:polyline draw:name="Line 27" draw:style-name="gr75" draw:text-style-name="P23" xml:id="id115" draw:id="id115" draw:layer="layout" svg:width="0.833cm" svg:height="0.731cm" svg:x="11.557cm" svg:y="9.185cm" svg:viewBox="0 0 834 732" draw:points="0,0 834,732">
          <text:p text:style-name="P22"><text:span text:style-name="T18"/></text:p>
        </draw:polyline>
        <draw:polyline draw:name="Line 28" draw:style-name="gr75" draw:text-style-name="P23" xml:id="id116" draw:id="id116" draw:layer="layout" svg:width="0.607cm" svg:height="0.973cm" svg:x="14.79cm" svg:y="9.009cm" svg:viewBox="0 0 608 974" draw:points="608,0 0,974">
          <text:p text:style-name="P22"><text:span text:style-name="T18"/></text:p>
        </draw:polyline>
        <draw:polyline draw:name="Line 29" draw:style-name="gr75" draw:text-style-name="P23" xml:id="id117" draw:id="id117" draw:layer="layout" svg:width="1.353cm" svg:height="1.044cm" svg:x="16.082cm" svg:y="9.009cm" svg:viewBox="0 0 1354 1045" draw:points="0,0 1354,1045">
          <text:p text:style-name="P22"><text:span text:style-name="T18"/></text:p>
        </draw:polyline>
        <draw:polyline draw:name="Line 30" draw:style-name="gr75" draw:text-style-name="P23" xml:id="id118" draw:id="id118" draw:layer="layout" svg:width="0.965cm" svg:height="0.912cm" svg:x="20.355cm" svg:y="9.141cm" svg:viewBox="0 0 966 913" draw:points="966,0 0,913">
          <text:p text:style-name="P22"><text:span text:style-name="T18"/></text:p>
        </draw:polyline>
        <draw:polyline draw:name="Line 31" draw:style-name="gr75" draw:text-style-name="P23" xml:id="id119" draw:id="id119" draw:layer="layout" svg:width="0.969cm" svg:height="0.841cm" svg:x="22.004cm" svg:y="9.141cm" svg:viewBox="0 0 970 842" draw:points="0,0 970,842">
          <text:p text:style-name="P22"><text:span text:style-name="T18"/></text:p>
        </draw:polyline>
        <draw:g draw:name="Group 51" xml:id="id120" draw:id="id120">
          <draw:custom-shape draw:name="Rectangle 6" draw:style-name="gr76" draw:text-style-name="P28" draw:layer="layout" svg:width="2.402cm" svg:height="1.997cm" svg:x="11.915cm" svg:y="1.9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04" draw:text-style-name="P29" draw:layer="layout" svg:width="1.852cm" svg:height="1.512cm" svg:x="12.223cm" svg:y="2.099cm">
            <text:p text:style-name="P24"><text:span text:style-name="T27">2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 xml:id="id121" draw:id="id121">
          <draw:custom-shape draw:name="Rectangle 7" draw:style-name="gr76" draw:text-style-name="P28" draw:layer="layout" svg:width="2.588cm" svg:height="2.001cm" svg:x="17.767cm" svg:y="4.0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05" draw:text-style-name="P29" draw:layer="layout" svg:width="2.002cm" svg:height="1.507cm" svg:x="18.119cm" svg:y="4.299cm">
            <text:p text:style-name="P24"><text:span text:style-name="T27">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3" xml:id="id122" draw:id="id122">
          <draw:custom-shape draw:name="Rectangle 8" draw:style-name="gr76" draw:text-style-name="P28" draw:layer="layout" svg:width="2.191cm" svg:height="2.001cm" svg:x="2.897cm" svg:y="6.94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06" draw:text-style-name="P29" draw:layer="layout" svg:width="1.684cm" svg:height="1.507cm" svg:x="3.159cm" svg:y="7.276cm">
            <text:p text:style-name="P24"><text:span text:style-name="T27">1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4" xml:id="id123" draw:id="id123">
          <draw:custom-shape draw:name="Rectangle 9" draw:style-name="gr76" draw:text-style-name="P28" draw:layer="layout" svg:width="2.191cm" svg:height="1.997cm" svg:x="9.798cm" svg:y="7.2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07" draw:text-style-name="P29" draw:layer="layout" svg:width="1.689cm" svg:height="1.512cm" svg:x="10.199cm" svg:y="7.541cm">
            <text:p text:style-name="P24"><text:span text:style-name="T27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 xml:id="id124" draw:id="id124">
          <draw:custom-shape draw:name="Rectangle 10" draw:style-name="gr76" draw:text-style-name="P28" draw:layer="layout" svg:width="1.622cm" svg:height="2.001cm" svg:x="14.878cm" svg:y="7.02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6" draw:style-name="gr108" draw:text-style-name="P29" draw:layer="layout" svg:width="1.251cm" svg:height="1.507cm" svg:x="15.161cm" svg:y="7.342cm">
            <text:p text:style-name="P24"><text:span text:style-name="T27">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6" xml:id="id125" draw:id="id125">
          <draw:custom-shape draw:name="Rectangle 14" draw:style-name="gr76" draw:text-style-name="P28" draw:layer="layout" svg:width="1.622cm" svg:height="1.997cm" svg:x="20.832cm" svg:y="7.16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7" draw:style-name="gr109" draw:text-style-name="P29" draw:layer="layout" svg:width="1.247cm" svg:height="1.512cm" svg:x="21.039cm" svg:y="7.408cm">
            <text:p text:style-name="P24"><text:span text:style-name="T2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7" xml:id="id126" draw:id="id126">
          <draw:custom-shape draw:name="Rectangle 13" draw:style-name="gr76" draw:text-style-name="P28" draw:layer="layout" svg:width="2.632cm" svg:height="1.997cm" svg:x="1.063cm" svg:y="9.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110" draw:text-style-name="P29" draw:layer="layout" svg:width="2.024cm" svg:height="1.507cm" svg:x="1.306cm" svg:y="10.213cm">
            <text:p text:style-name="P24"><text:span text:style-name="T27">1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 xml:id="id127" draw:id="id127">
          <draw:custom-shape draw:name="Rectangle 12" draw:style-name="gr76" draw:text-style-name="P28" draw:layer="layout" svg:width="2.23cm" svg:height="1.997cm" svg:x="4.948cm" svg:y="10.02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11" draw:text-style-name="P29" draw:layer="layout" svg:width="1.715cm" svg:height="1.512cm" svg:x="5.36cm" svg:y="10.266cm">
            <text:p text:style-name="P24"><text:span text:style-name="T27">1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9" xml:id="id128" draw:id="id128">
          <draw:custom-shape draw:name="Rectangle 11" draw:style-name="gr76" draw:text-style-name="P28" draw:layer="layout" svg:width="1.622cm" svg:height="2.001cm" svg:x="8.7cm" svg:y="10.02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0" draw:style-name="gr112" draw:text-style-name="P29" draw:layer="layout" svg:width="1.251cm" svg:height="1.507cm" svg:x="8.894cm" svg:y="10.27cm">
            <text:p text:style-name="P24"><text:span text:style-name="T27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0" xml:id="id129" draw:id="id129">
          <draw:custom-shape draw:name="Rectangle 17" draw:style-name="gr76" draw:text-style-name="P28" draw:layer="layout" svg:width="1.622cm" svg:height="2.001cm" svg:x="11.452cm" svg:y="10.02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1" draw:style-name="gr113" draw:text-style-name="P29" draw:layer="layout" svg:width="1.247cm" svg:height="1.507cm" svg:x="11.659cm" svg:y="10.27cm">
            <text:p text:style-name="P24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 xml:id="id130" draw:id="id130">
          <draw:custom-shape draw:name="Rectangle 15" draw:style-name="gr76" draw:text-style-name="P28" draw:layer="layout" svg:width="1.622cm" svg:height="2.001cm" svg:x="14.208cm" svg:y="9.9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2" draw:style-name="gr114" draw:text-style-name="P29" draw:layer="layout" svg:width="1.251cm" svg:height="1.512cm" svg:x="14.446cm" svg:y="10.297cm">
            <text:p text:style-name="P24"><text:span text:style-name="T2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2" xml:id="id131" draw:id="id131">
          <draw:custom-shape draw:name="Rectangle 16" draw:style-name="gr76" draw:text-style-name="P28" draw:layer="layout" svg:width="1.622cm" svg:height="1.997cm" svg:x="16.559cm" svg:y="10.0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3" draw:style-name="gr115" draw:text-style-name="P29" draw:layer="layout" svg:width="1.251cm" svg:height="1.512cm" svg:x="16.797cm" svg:y="10.363cm">
            <text:p text:style-name="P24"><text:span text:style-name="T27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3" xml:id="id132" draw:id="id132">
          <draw:custom-shape draw:name="Rectangle 19" draw:style-name="gr76" draw:text-style-name="P28" draw:layer="layout" svg:width="1.622cm" svg:height="1.997cm" svg:x="19.698cm" svg:y="10.0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4" draw:style-name="gr116" draw:text-style-name="P29" draw:layer="layout" svg:width="1.251cm" svg:height="1.512cm" svg:x="19.936cm" svg:y="10.297cm">
            <text:p text:style-name="P24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 xml:id="id133" draw:id="id133">
          <draw:custom-shape draw:name="Rectangle 18" draw:style-name="gr76" draw:text-style-name="P28" draw:layer="layout" svg:width="1.622cm" svg:height="2.001cm" svg:x="22.079cm" svg:y="10.00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117" draw:text-style-name="P29" draw:layer="layout" svg:width="1.251cm" svg:height="1.512cm" svg:x="22.287cm" svg:y="10.297cm">
            <text:p text:style-name="P24"><text:span text:style-name="T27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0" xml:id="id134" draw:id="id134">
          <draw:custom-shape draw:name="Rectangle 46" draw:style-name="gr76" draw:text-style-name="P28" draw:layer="layout" svg:width="2.504cm" svg:height="2.001cm" svg:x="6.57cm" svg:y="3.7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7" draw:style-name="gr118" draw:text-style-name="P29" draw:layer="layout" svg:width="1.542cm" svg:height="1.392cm" svg:x="7.288cm" svg:y="4.176cm">
            <text:p text:style-name="P24"><text:span text:style-name="T27">2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polyline draw:name="Line 48" draw:style-name="gr75" draw:text-style-name="P23" xml:id="id135" draw:id="id135" draw:layer="layout" svg:width="3.182cm" svg:height="1.309cm" svg:x="9.225cm" svg:y="3.205cm" svg:viewBox="0 0 3183 1310" draw:points="3183,0 0,1310">
          <text:p text:style-name="P22"><text:span text:style-name="T18"/></text:p>
        </draw:polyline>
        <draw:polyline draw:name="Line 49" draw:style-name="gr75" draw:text-style-name="P23" xml:id="id136" draw:id="id136" draw:layer="layout" svg:width="3.187cm" svg:height="1.485cm" svg:x="14.578cm" svg:y="3.095cm" svg:viewBox="0 0 3188 1486" draw:points="0,0 3188,1486">
          <text:p text:style-name="P22"><text:span text:style-name="T18"/></text:p>
        </draw:polylin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08" smil:attributeName="visibility" smil:to="visible"/>
                  <anim:transitionFilter smil:dur="0.5s" smil:targetElement="id108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09" smil:attributeName="visibility" smil:to="visible"/>
                  <anim:transitionFilter smil:dur="0.5s" smil:targetElement="id109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10" smil:attributeName="visibility" smil:to="visible"/>
                  <anim:transitionFilter smil:dur="0.5s" smil:targetElement="id110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11" smil:attributeName="visibility" smil:to="visible"/>
                  <anim:transitionFilter smil:dur="0.5s" smil:targetElement="id111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12" smil:attributeName="visibility" smil:to="visible"/>
                  <anim:transitionFilter smil:dur="0.5s" smil:targetElement="id112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13" smil:attributeName="visibility" smil:to="visible"/>
                  <anim:transitionFilter smil:dur="0.5s" smil:targetElement="id113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14" smil:attributeName="visibility" smil:to="visible"/>
                  <anim:transitionFilter smil:dur="0.5s" smil:targetElement="id114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15" smil:attributeName="visibility" smil:to="visible"/>
                  <anim:transitionFilter smil:dur="0.5s" smil:targetElement="id115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16" smil:attributeName="visibility" smil:to="visible"/>
                  <anim:transitionFilter smil:dur="0.5s" smil:targetElement="id116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17" smil:attributeName="visibility" smil:to="visible"/>
                  <anim:transitionFilter smil:dur="0.5s" smil:targetElement="id117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18" smil:attributeName="visibility" smil:to="visible"/>
                  <anim:transitionFilter smil:dur="0.5s" smil:targetElement="id118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19" smil:attributeName="visibility" smil:to="visible"/>
                  <anim:transitionFilter smil:dur="0.5s" smil:targetElement="id119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20" smil:attributeName="visibility" smil:to="visible"/>
                  <anim:transitionFilter smil:dur="0.5s" smil:targetElement="id120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21" smil:attributeName="visibility" smil:to="visible"/>
                  <anim:transitionFilter smil:dur="0.5s" smil:targetElement="id121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22" smil:attributeName="visibility" smil:to="visible"/>
                  <anim:transitionFilter smil:dur="0.5s" smil:targetElement="id122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23" smil:attributeName="visibility" smil:to="visible"/>
                  <anim:transitionFilter smil:dur="0.5s" smil:targetElement="id123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24" smil:attributeName="visibility" smil:to="visible"/>
                  <anim:transitionFilter smil:dur="0.5s" smil:targetElement="id124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25" smil:attributeName="visibility" smil:to="visible"/>
                  <anim:transitionFilter smil:dur="0.5s" smil:targetElement="id125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26" smil:attributeName="visibility" smil:to="visible"/>
                  <anim:transitionFilter smil:dur="0.5s" smil:targetElement="id126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27" smil:attributeName="visibility" smil:to="visible"/>
                  <anim:transitionFilter smil:dur="0.5s" smil:targetElement="id127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28" smil:attributeName="visibility" smil:to="visible"/>
                  <anim:transitionFilter smil:dur="0.5s" smil:targetElement="id128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29" smil:attributeName="visibility" smil:to="visible"/>
                  <anim:transitionFilter smil:dur="0.5s" smil:targetElement="id129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30" smil:attributeName="visibility" smil:to="visible"/>
                  <anim:transitionFilter smil:dur="0.5s" smil:targetElement="id130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31" smil:attributeName="visibility" smil:to="visible"/>
                  <anim:transitionFilter smil:dur="0.5s" smil:targetElement="id131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32" smil:attributeName="visibility" smil:to="visible"/>
                  <anim:transitionFilter smil:dur="0.5s" smil:targetElement="id132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33" smil:attributeName="visibility" smil:to="visible"/>
                  <anim:transitionFilter smil:dur="0.5s" smil:targetElement="id133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34" smil:attributeName="visibility" smil:to="visible"/>
                  <anim:transitionFilter smil:dur="0.5s" smil:targetElement="id134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35" smil:attributeName="visibility" smil:to="visible"/>
                  <anim:transitionFilter smil:dur="0.5s" smil:targetElement="id135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36" smil:attributeName="visibility" smil:to="visible"/>
                  <anim:transitionFilter smil:dur="0.5s" smil:targetElement="id136" smil:type="barWipe" smil:subtype="topToBottom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smil:accelerate="0.5" smil:decelerate="0.5" presentation:node-type="on-click" presentation:preset-class="motion-path" presentation:preset-id="">
                  <anim:animateMotion smil:dur="2s" smil:fill="hold" smil:targetElement="id120" svg:path="M -3.05556E-6 2.96296E-6 L -0.20677 0.11806"/>
                </anim:par>
                <anim:par smil:begin="0s" smil:fill="hold" smil:accelerate="0.5" smil:decelerate="0.5" presentation:node-type="with-previous" presentation:preset-class="motion-path" presentation:preset-id="">
                  <anim:animateMotion smil:dur="2s" smil:fill="hold" smil:targetElement="id134" svg:path="M -5.55556E-7 8.51852E-6 L 0.21164 -0.11157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7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Заголовок_20_и_20_объект" presentation:presentation-page-layout-name="AL1T11">
        <draw:custom-shape draw:name="TextBox 3" draw:style-name="gr119" draw:text-style-name="P32" xml:id="id137" draw:id="id137" draw:layer="layout" svg:width="24.2cm" svg:height="17.521cm" svg:x="0.6cm" svg:y="0.675cm">
          <text:p text:style-name="P31"><text:span text:style-name="T28">KEYDOWN(N,X,L)</text:span></text:p>
          <text:p text:style-name="P31"><text:span text:style-name="T29"><text:s/></text:span><text:span text:style-name="T30">// N – </text:span><text:span text:style-name="T31">размерность массива</text:span></text:p>
          <text:p text:style-name="P31"><text:span text:style-name="T30">// X – </text:span><text:span text:style-name="T31">массив</text:span></text:p>
          <text:p text:style-name="P31"><text:span text:style-name="T30">// L – </text:span><text:span text:style-name="T31">элемент, на котором строится пирамида</text:span></text:p>
          <text:p text:style-name="P31"><text:span text:style-name="T32">Если</text:span><text:span text:style-name="T33"> </text:span><text:span text:style-name="T28">2*L+2&lt;N</text:span><text:span text:style-name="T33"> и </text:span><text:span text:style-name="T28">X[2*L+1]&lt;X[2*L+2] </text:span><text:span text:style-name="T33"><text:tab/></text:span><text:span text:style-name="T32">То</text:span><text:span text:style-name="T33"> </text:span><text:span text:style-name="T28">j = 2*L+2 </text:span></text:p>
          <text:p text:style-name="P31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28"><text:tab/></text:span><text:span text:style-name="T28"><text:tab/></text:span><text:span text:style-name="T28"><text:tab/></text:span><text:span text:style-name="T32">Иначе</text:span><text:span text:style-name="T33"> </text:span><text:span text:style-name="T28">j = 2*L+1</text:span></text:p>
          <text:p text:style-name="P31"><text:span text:style-name="T32">Пока</text:span><text:span text:style-name="T33"> (</text:span><text:span text:style-name="T28">X[L]&lt;X[j] </text:span><text:span text:style-name="T33">и </text:span><text:span text:style-name="T28">L&lt;N/2</text:span><text:span text:style-name="T33">)</text:span></text:p>
          <text:p text:style-name="P31"><text:span text:style-name="T28"><text:tab/></text:span><text:span text:style-name="T28">X[L] </text:span><text:span text:style-name="T34"></text:span><text:span text:style-name="T28"> </text:span><text:span text:style-name="T34"></text:span><text:span text:style-name="T28"> X[j]</text:span></text:p>
          <text:p text:style-name="P31"><text:span text:style-name="T28"><text:tab/></text:span><text:span text:style-name="T28">L = j</text:span></text:p>
          <text:p text:style-name="P31"><text:span text:style-name="T28"><text:tab/></text:span><text:span text:style-name="T32">Если</text:span><text:span text:style-name="T33"> </text:span><text:span text:style-name="T28">2*L+2&lt;N</text:span><text:span text:style-name="T33"> и </text:span><text:span text:style-name="T28">X[2*L+1]&lt;X[2*L+2] </text:span><text:span text:style-name="T33"><text:tab/></text:span></text:p>
          <text:p text:style-name="P31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32">То</text:span><text:span text:style-name="T33"> </text:span><text:span text:style-name="T28">j = 2*L+2 </text:span></text:p>
          <text:p text:style-name="P31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28"><text:tab/></text:span><text:span text:style-name="T28"><text:tab/></text:span><text:span text:style-name="T28"><text:tab/></text:span><text:span text:style-name="T32">Иначе</text:span><text:span text:style-name="T33"> </text:span><text:span text:style-name="T28">j = 2*L+1</text:span></text:p>
          <text:p text:style-name="P31"><text:span text:style-name="T33">кц </text:span></text:p>
          <text:p text:style-name="P31"><text:span text:style-name="T33">Коне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137" smil:attributeName="visibility" smil:to="visible"/>
                  <anim:animate smil:dur="1s" smil:fill="hold" smil:targetElement="id137" smil:attributeName="width" smil:values="width*0.70;width" smil:keyTimes="0;1"/>
                  <anim:animate smil:dur="1s" smil:fill="hold" smil:targetElement="id137" smil:attributeName="height" smil:values="height;height" smil:keyTimes="0;1"/>
                  <anim:transitionFilter smil:dur="1s" smil:targetElement="id137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8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Заголовок_20_и_20_объект" presentation:presentation-page-layout-name="AL1T11">
        <draw:custom-shape draw:name="Text Box 52" draw:style-name="gr120" draw:text-style-name="P34" xml:id="id138" draw:id="id138" draw:layer="layout" svg:width="23.459cm" svg:height="17.551cm" svg:x="0.97cm" svg:y="1.023cm">
          <text:p text:style-name="P33"><text:span text:style-name="T23">Пирамидальная сортировка (</text:span><text:span text:style-name="T24">X,N</text:span><text:span text:style-name="T23">)</text:span></text:p>
          <text:p text:style-name="P33"><text:span text:style-name="T35">для</text:span><text:span text:style-name="T23"> </text:span><text:span text:style-name="T24">i</text:span><text:span text:style-name="T23"> </text:span><text:span text:style-name="T24">=</text:span><text:span text:style-name="T23"> </text:span><text:span text:style-name="T24">N/2-1 </text:span><text:span text:style-name="T35">до</text:span><text:span text:style-name="T23"> 0</text:span><text:span text:style-name="T24"> </text:span><text:span text:style-name="T35">шаг</text:span><text:span text:style-name="T23"> -1</text:span><text:span text:style-name="T24"> </text:span><text:span text:style-name="T36">// 0 – </text:span><text:span text:style-name="T37">включается</text:span></text:p>
          <text:p text:style-name="P33"><text:span text:style-name="T18"><text:s text:c="3"/></text:span><text:span text:style-name="T24">KEYDOWN(N,X,i)</text:span><text:span text:style-name="T18"> </text:span><text:span text:style-name="T36">// </text:span><text:span text:style-name="T37">начальная пирамида</text:span></text:p>
          <text:p text:style-name="P33"><text:span text:style-name="T24">L = N</text:span></text:p>
          <text:p text:style-name="P33"><text:span text:style-name="T35">Пока</text:span><text:span text:style-name="T23"> </text:span><text:span text:style-name="T24">L&gt;1</text:span></text:p>
          <text:p text:style-name="P33"><text:span text:style-name="T24"><text:tab/></text:span><text:span text:style-name="T24">L = L-1 </text:span></text:p>
          <text:p text:style-name="P33"><text:span text:style-name="T24"><text:tab/></text:span><text:span text:style-name="T24">X[L]</text:span><text:span text:style-name="T38"></text:span><text:span text:style-name="T24">X[0]</text:span></text:p>
          <text:p text:style-name="P33"><text:span text:style-name="T23"><text:s text:c="5"/></text:span><text:span text:style-name="T24">KEYDOWN(L,X,0) </text:span><text:span text:style-name="T36">// </text:span><text:span text:style-name="T37">перестройка <text:s text:c="25"/></text:span></text:p>
          <text:p text:style-name="P33"><text:span text:style-name="T37"><text:s text:c="35"/></text:span><text:span text:style-name="T37">//пирамиды</text:span></text:p>
          <text:p text:style-name="P33"><text:span text:style-name="T35">кц</text:span></text:p>
          <text:p text:style-name="P33"><text:span text:style-name="T35">Коне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138" smil:attributeName="visibility" smil:to="visible"/>
                  <anim:animate smil:dur="1s" smil:fill="hold" smil:targetElement="id138" anim:sub-item="background" smil:attributeName="width" smil:values="width*0.70;width" smil:keyTimes="0;1"/>
                  <anim:animate smil:dur="1s" smil:fill="hold" smil:targetElement="id138" anim:sub-item="background" smil:attributeName="height" smil:values="height;height" smil:keyTimes="0;1"/>
                  <anim:transitionFilter smil:dur="1s" smil:targetElement="id138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138" smil:attributeName="visibility" smil:to="visible"/>
                  <anim:animate smil:dur="1s" smil:fill="hold" smil:targetElement="id138" smil:attributeName="width" smil:values="width*0.70;width" smil:keyTimes="0;1"/>
                  <anim:animate smil:dur="1s" smil:fill="hold" smil:targetElement="id138" smil:attributeName="height" smil:values="height;height" smil:keyTimes="0;1"/>
                  <anim:transitionFilter smil:dur="1s" smil:targetElement="id138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9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Заголовок_20_и_20_объект" presentation:presentation-page-layout-name="AL1T11">
        <draw:custom-shape draw:name="Text Box 4" draw:style-name="gr121" draw:text-style-name="P37" xml:id="id140" draw:id="id140" draw:layer="layout" svg:width="23.529cm" svg:height="16.842cm" svg:x="0.935cm" svg:y="3.034cm">
          <text:list text:style-name="L7">
            <text:list-item>
              <text:p xml:id="id141" text:id="id141" text:style-name="P35"><text:span text:style-name="T39"><text:s/></text:span><text:span text:style-name="T8">использует принцип «разделяй и властвуй»</text:span><text:span text:style-name="T39">;</text:span></text:p>
            </text:list-item>
            <text:list-item>
              <text:p xml:id="id142" text:id="id142" text:style-name="P35"><text:span text:style-name="T39"><text:s/></text:span><text:span text:style-name="T8">делит весь массив на две части относительно среднего элемента;</text:span></text:p>
            </text:list-item>
            <text:list-item>
              <text:p xml:id="id143" text:id="id143" text:style-name="P35"><text:span text:style-name="T8"><text:s/></text:span><text:span text:style-name="T8">все элементы меньшие среднего элемента переносятся в левую часть массива;</text:span></text:p>
            </text:list-item>
            <text:list-item>
              <text:p xml:id="id144" text:id="id144" text:style-name="P35"><text:span text:style-name="T8">элементы большие среднего элемента в правую часть массива;</text:span></text:p>
            </text:list-item>
            <text:list-item>
              <text:p xml:id="id145" text:id="id145" text:style-name="P35"><text:span text:style-name="T8">к двум полученным массивам применяется та же процедура.</text:span></text:p>
            </text:list-item>
          </text:list>
          <text:p text:style-name="P36"><text:span text:style-name="T40"/></text:p>
          <text:p xml:id="id146" text:id="id146" text:style-name="P36"><text:span text:style-name="T41">алгоритм является рекурсивны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22" draw:text-style-name="P39" xml:id="id139" draw:id="id139" draw:layer="layout" svg:width="22.211cm" svg:height="1.434cm" svg:x="1.442cm" svg:y="0.701cm">
          <text:p text:style-name="P38"><text:span text:style-name="T42">Сортировка Хоар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139" smil:attributeName="visibility" smil:to="visible"/>
                  <anim:animate smil:dur="1s" smil:fill="hold" smil:targetElement="id139" smil:attributeName="width" smil:values="width*0.70;width" smil:keyTimes="0;1"/>
                  <anim:animate smil:dur="1s" smil:fill="hold" smil:targetElement="id139" smil:attributeName="height" smil:values="height;height" smil:keyTimes="0;1"/>
                  <anim:transitionFilter smil:dur="1s" smil:targetElement="id139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40" smil:attributeName="visibility" smil:to="visible"/>
                  <anim:animate smil:dur="1s" smil:fill="hold" smil:targetElement="id140" anim:sub-item="background" smil:attributeName="width" smil:values="width*0.70;width" smil:keyTimes="0;1"/>
                  <anim:animate smil:dur="1s" smil:fill="hold" smil:targetElement="id140" anim:sub-item="background" smil:attributeName="height" smil:values="height;height" smil:keyTimes="0;1"/>
                  <anim:transitionFilter smil:dur="1s" smil:targetElement="id140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41" smil:attributeName="visibility" smil:to="visible"/>
                  <anim:transitionFilter smil:dur="0.5s" smil:targetElement="id141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42" smil:attributeName="visibility" smil:to="visible"/>
                  <anim:transitionFilter smil:dur="0.5s" smil:targetElement="id142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43" smil:attributeName="visibility" smil:to="visible"/>
                  <anim:transitionFilter smil:dur="0.5s" smil:targetElement="id143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44" smil:attributeName="visibility" smil:to="visible"/>
                  <anim:transitionFilter smil:dur="0.5s" smil:targetElement="id144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45" smil:attributeName="visibility" smil:to="visible"/>
                  <anim:transitionFilter smil:dur="0.5s" smil:targetElement="id145" smil:type="barWipe" smil:subtype="leftToRight"/>
                </anim:par>
              </anim:par>
              <anim:par smil:begin="0.5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146" smil:attributeName="visibility" smil:to="visible"/>
                  <anim:animate smil:dur="1s" smil:fill="hold" smil:targetElement="id146" anim:sub-item="text" smil:attributeName="width" smil:values="width*0.70;width" smil:keyTimes="0;1"/>
                  <anim:animate smil:dur="1s" smil:fill="hold" smil:targetElement="id146" anim:sub-item="text" smil:attributeName="height" smil:values="height;height" smil:keyTimes="0;1"/>
                  <anim:transitionFilter smil:dur="1s" smil:targetElement="id146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10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ЕМОНСТРАЦИЯ РАБОТЫ АЛГОРИТМА" draw:style-name="dp1" draw:master-page-name="Заголовок_20_и_20_объект" presentation:presentation-page-layout-name="AL1T11">
        <draw:frame draw:name="Заголовок 1" presentation:style-name="pr1" draw:text-style-name="P2" xml:id="id147" draw:id="id147" draw:layer="layout" svg:width="22.859cm" svg:height="2.076cm" svg:x="1.27cm" svg:y="1.058cm" presentation:class="title" presentation:user-transformed="true">
          <draw:text-box>
            <text:p text:style-name="P40"><text:span text:style-name="T43">ДЕМОНСТРАЦИЯ РАБОТЫ АЛГОРИТМА</text:span></text:p>
          </draw:text-box>
        </draw:frame>
        <draw:frame draw:name="Содержимое 2" presentation:style-name="pr7" draw:text-style-name="P5" xml:id="id148" draw:id="id148" draw:layer="layout" svg:width="24.239cm" svg:height="13.59cm" svg:x="0.631cm" svg:y="4.048cm" presentation:class="outline" presentation:user-transformed="true">
          <draw:text-box>
            <text:p xml:id="id159" text:id="id159" text:style-name="P41"><text:span text:style-name="T44"><text:s text:c="3"/></text:span><text:span text:style-name="T45">n = 10 <text:s text:c="2"/></text:span><text:span text:style-name="T46">Средний элемент </text:span><text:span text:style-name="T45"><text:s/>x[5]</text:span></text:p>
          </draw:text-box>
        </draw:frame>
        <draw:custom-shape draw:name="Прямоугольник 3" draw:style-name="gr123" draw:text-style-name="P42" xml:id="id149" draw:id="id149" draw:layer="layout" svg:width="1.723cm" svg:height="1.622cm" svg:x="1.949cm" svg:y="6.787cm">
          <text:p text:style-name="P36"><text:span text:style-name="T47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6" draw:style-name="gr124" draw:text-style-name="P42" xml:id="id150" draw:id="id150" draw:layer="layout" svg:width="1.723cm" svg:height="1.622cm" svg:x="4.18cm" svg:y="6.787cm">
          <text:p text:style-name="P36"><text:span text:style-name="T4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" draw:style-name="gr125" draw:text-style-name="P42" xml:id="id151" draw:id="id151" draw:layer="layout" svg:width="1.622cm" svg:height="1.622cm" svg:x="6.615cm" svg:y="6.787cm">
          <text:p text:style-name="P36"><text:span text:style-name="T47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9" draw:style-name="gr126" draw:text-style-name="P42" xml:id="id152" draw:id="id152" draw:layer="layout" svg:width="1.622cm" svg:height="1.622cm" svg:x="8.744cm" svg:y="6.787cm">
          <text:p text:style-name="P36"><text:span text:style-name="T4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0" draw:style-name="gr127" draw:text-style-name="P42" xml:id="id153" draw:id="id153" draw:layer="layout" svg:width="1.622cm" svg:height="1.622cm" svg:x="17.873cm" svg:y="6.787cm">
          <text:p text:style-name="P36"><text:span text:style-name="T4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1" draw:style-name="gr128" draw:text-style-name="P42" xml:id="id154" draw:id="id154" draw:layer="layout" svg:width="1.622cm" svg:height="1.622cm" svg:x="15.641cm" svg:y="6.787cm">
          <text:p text:style-name="P36"><text:span text:style-name="T47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2" draw:style-name="gr129" draw:text-style-name="P42" xml:id="id155" draw:id="id155" draw:layer="layout" svg:width="1.622cm" svg:height="1.622cm" svg:x="13.309cm" svg:y="6.787cm">
          <text:p text:style-name="P36"><text:span text:style-name="T47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3" draw:style-name="gr130" draw:text-style-name="P42" xml:id="id156" draw:id="id156" draw:layer="layout" svg:width="1.622cm" svg:height="1.622cm" svg:x="10.976cm" svg:y="6.787cm">
          <text:p text:style-name="P36"><text:span text:style-name="T4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5" draw:style-name="gr131" draw:text-style-name="P42" xml:id="id157" draw:id="id157" draw:layer="layout" svg:width="1.419cm" svg:height="1.622cm" svg:x="20.205cm" svg:y="6.787cm">
          <text:p text:style-name="P36"><text:span text:style-name="T47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6" draw:style-name="gr132" draw:text-style-name="P42" xml:id="id158" draw:id="id158" draw:layer="layout" svg:width="1.498cm" svg:height="1.622cm" svg:x="22.132cm" svg:y="6.787cm">
          <text:p text:style-name="P36"><text:span text:style-name="T4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7" draw:style-name="gr133" draw:text-style-name="P43" xml:id="id165" draw:id="id165" draw:layer="layout" svg:width="1.622cm" svg:height="1.622cm" svg:x="13.41cm" svg:y="10.945cm">
          <text:p text:style-name="P36"><text:span text:style-name="T2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8" draw:style-name="gr134" draw:text-style-name="P42" xml:id="id166" draw:id="id166" draw:layer="layout" svg:width="1.622cm" svg:height="1.622cm" svg:x="15.641cm" svg:y="10.945cm">
          <text:p text:style-name="P36"><text:span text:style-name="T47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9" draw:style-name="gr135" draw:text-style-name="P42" xml:id="id168" draw:id="id168" draw:layer="layout" svg:width="1.419cm" svg:height="1.622cm" svg:x="20.003cm" svg:y="10.945cm">
          <text:p text:style-name="P36"><text:span text:style-name="T47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0" draw:style-name="gr136" draw:text-style-name="P42" xml:id="id167" draw:id="id167" draw:layer="layout" svg:width="1.723cm" svg:height="1.622cm" svg:x="17.771cm" svg:y="10.945cm">
          <text:p text:style-name="P36"><text:span text:style-name="T47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1" draw:style-name="gr137" draw:text-style-name="P42" xml:id="id169" draw:id="id169" draw:layer="layout" svg:width="1.622cm" svg:height="1.622cm" svg:x="22.031cm" svg:y="10.945cm">
          <text:p text:style-name="P36"><text:span text:style-name="T47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2" draw:style-name="gr138" draw:text-style-name="P42" xml:id="id160" draw:id="id160" draw:layer="layout" svg:width="1.622cm" svg:height="1.622cm" svg:x="1.949cm" svg:y="10.945cm">
          <text:p text:style-name="P36"><text:span text:style-name="T4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3" draw:style-name="gr139" draw:text-style-name="P42" xml:id="id161" draw:id="id161" draw:layer="layout" svg:width="1.723cm" svg:height="1.622cm" svg:x="4.282cm" svg:y="10.945cm">
          <text:p text:style-name="P36"><text:span text:style-name="T4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4" draw:style-name="gr140" draw:text-style-name="P42" xml:id="id162" draw:id="id162" draw:layer="layout" svg:width="1.498cm" svg:height="1.622cm" svg:x="6.716cm" svg:y="10.945cm">
          <text:p text:style-name="P36"><text:span text:style-name="T4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5" draw:style-name="gr141" draw:text-style-name="P42" xml:id="id163" draw:id="id163" draw:layer="layout" svg:width="1.622cm" svg:height="1.622cm" svg:x="8.846cm" svg:y="10.945cm">
          <text:p text:style-name="P36"><text:span text:style-name="T4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6" draw:style-name="gr142" draw:text-style-name="P42" xml:id="id164" draw:id="id164" draw:layer="layout" svg:width="1.622cm" svg:height="1.622cm" svg:x="11.077cm" svg:y="10.945cm">
          <text:p text:style-name="P36"><text:span text:style-name="T4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Стрелка вниз 27" draw:style-name="gr143" draw:text-style-name="P45" xml:id="id170" draw:id="id170" draw:layer="layout" svg:width="0.912cm" svg:height="1.216cm" svg:x="7.02cm" svg:y="9.525cm">
          <text:p text:style-name="P44"><text:span text:style-name="T18"/></text:p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inimum="0" draw:handle-range-y-maximum="?f1" draw:handle-position="0 ?f5"/>
          </draw:enhanced-geometry>
        </draw:custom-shape>
        <draw:custom-shape draw:name="Стрелка вниз 28" draw:style-name="gr143" draw:text-style-name="P45" xml:id="id171" draw:id="id171" draw:layer="layout" svg:width="0.912cm" svg:height="1.216cm" svg:x="20.307cm" svg:y="9.626cm">
          <text:p text:style-name="P44"><text:span text:style-name="T18"/></text:p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inimum="0" draw:handle-range-y-maximum="?f1" draw:handle-position="0 ?f5"/>
          </draw:enhanced-geometry>
        </draw:custom-shape>
        <draw:custom-shape draw:name="Прямоугольник 29" draw:style-name="gr144" draw:text-style-name="P43" xml:id="id177" draw:id="id177" draw:layer="layout" svg:width="1.622cm" svg:height="1.622cm" svg:x="13.309cm" svg:y="14.698cm">
          <text:p text:style-name="P36"><text:span text:style-name="T2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0" draw:style-name="gr145" draw:text-style-name="P43" xml:id="id172" draw:id="id172" draw:layer="layout" svg:width="1.498cm" svg:height="1.622cm" svg:x="1.848cm" svg:y="14.698cm">
          <text:p text:style-name="P36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1" draw:style-name="gr146" draw:text-style-name="P43" xml:id="id173" draw:id="id173" draw:layer="layout" svg:width="1.419cm" svg:height="1.622cm" svg:x="22.031cm" svg:y="14.596cm">
          <text:p text:style-name="P36"><text:span text:style-name="T23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2" draw:style-name="gr147" draw:text-style-name="P42" xml:id="id174" draw:id="id174" draw:layer="layout" svg:width="1.723cm" svg:height="1.622cm" svg:x="4.282cm" svg:y="14.698cm">
          <text:p text:style-name="P36"><text:span text:style-name="T4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3" draw:style-name="gr148" draw:text-style-name="P42" xml:id="id175" draw:id="id175" draw:layer="layout" svg:width="1.622cm" svg:height="1.622cm" svg:x="6.615cm" svg:y="14.698cm">
          <text:p text:style-name="P36"><text:span text:style-name="T4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4" draw:style-name="gr149" draw:text-style-name="P42" xml:id="id176" draw:id="id176" draw:layer="layout" svg:width="1.622cm" svg:height="1.622cm" svg:x="8.846cm" svg:y="14.698cm">
          <text:p text:style-name="P36"><text:span text:style-name="T4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5" draw:style-name="gr150" draw:text-style-name="P42" xml:id="id178" draw:id="id178" draw:layer="layout" svg:width="1.622cm" svg:height="1.622cm" svg:x="10.976cm" svg:y="14.698cm">
          <text:p text:style-name="P36"><text:span text:style-name="T4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6" draw:style-name="gr151" draw:text-style-name="P42" xml:id="id179" draw:id="id179" draw:layer="layout" svg:width="1.622cm" svg:height="1.622cm" svg:x="15.54cm" svg:y="14.698cm">
          <text:p text:style-name="P36"><text:span text:style-name="T47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7" draw:style-name="gr152" draw:text-style-name="P42" xml:id="id180" draw:id="id180" draw:layer="layout" svg:width="1.723cm" svg:height="1.622cm" svg:x="17.873cm" svg:y="14.698cm">
          <text:p text:style-name="P36"><text:span text:style-name="T47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8" draw:style-name="gr153" draw:text-style-name="P42" xml:id="id181" draw:id="id181" draw:layer="layout" svg:width="1.622cm" svg:height="1.622cm" svg:x="20.003cm" svg:y="14.698cm">
          <text:p text:style-name="P36"><text:span text:style-name="T47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Стрелка вниз 39" draw:style-name="gr143" draw:text-style-name="P45" xml:id="id182" draw:id="id182" draw:layer="layout" svg:width="0.912cm" svg:height="1.216cm" svg:x="7.02cm" svg:y="13.481cm">
          <text:p text:style-name="P44"><text:span text:style-name="T18"/></text:p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inimum="0" draw:handle-range-y-maximum="?f1" draw:handle-position="0 ?f5"/>
          </draw:enhanced-geometry>
        </draw:custom-shape>
        <draw:custom-shape draw:name="Стрелка вниз 40" draw:style-name="gr143" draw:text-style-name="P45" xml:id="id183" draw:id="id183" draw:layer="layout" svg:width="0.912cm" svg:height="1.216cm" svg:x="18.38cm" svg:y="13.481cm">
          <text:p text:style-name="P44"><text:span text:style-name="T18"/></text:p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inimum="0" draw:handle-range-y-maximum="?f1" draw:handle-position="0 ?f5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147" smil:attributeName="visibility" smil:to="visible"/>
                  <anim:animate smil:dur="1s" smil:fill="hold" smil:targetElement="id147" smil:attributeName="width" smil:values="width*0.70;width" smil:keyTimes="0;1"/>
                  <anim:animate smil:dur="1s" smil:fill="hold" smil:targetElement="id147" smil:attributeName="height" smil:values="height;height" smil:keyTimes="0;1"/>
                  <anim:transitionFilter smil:dur="1s" smil:targetElement="id147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148" smil:attributeName="visibility" smil:to="visible"/>
                  <anim:animate smil:dur="1s" smil:fill="hold" smil:targetElement="id148" anim:sub-item="background" smil:attributeName="width" smil:values="width*0.70;width" smil:keyTimes="0;1"/>
                  <anim:animate smil:dur="1s" smil:fill="hold" smil:targetElement="id148" anim:sub-item="background" smil:attributeName="height" smil:values="height;height" smil:keyTimes="0;1"/>
                  <anim:transitionFilter smil:dur="1s" smil:targetElement="id148" smil:type="fade" smil:subtype="crossfade"/>
                </anim:par>
              </anim:par>
              <anim:par smil:begin="2s" smil:fill="hold" presentation:node-type="after-previou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49" smil:attributeName="visibility" smil:to="visible"/>
                  <anim:transitionFilter smil:dur="0.5s" smil:targetElement="id149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50" smil:attributeName="visibility" smil:to="visible"/>
                  <anim:transitionFilter smil:dur="0.5s" smil:targetElement="id150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51" smil:attributeName="visibility" smil:to="visible"/>
                  <anim:transitionFilter smil:dur="0.5s" smil:targetElement="id151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52" smil:attributeName="visibility" smil:to="visible"/>
                  <anim:transitionFilter smil:dur="0.5s" smil:targetElement="id152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53" smil:attributeName="visibility" smil:to="visible"/>
                  <anim:transitionFilter smil:dur="0.5s" smil:targetElement="id153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54" smil:attributeName="visibility" smil:to="visible"/>
                  <anim:transitionFilter smil:dur="0.5s" smil:targetElement="id154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55" smil:attributeName="visibility" smil:to="visible"/>
                  <anim:transitionFilter smil:dur="0.5s" smil:targetElement="id155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56" smil:attributeName="visibility" smil:to="visible"/>
                  <anim:transitionFilter smil:dur="0.5s" smil:targetElement="id156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57" smil:attributeName="visibility" smil:to="visible"/>
                  <anim:transitionFilter smil:dur="0.5s" smil:targetElement="id157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58" smil:attributeName="visibility" smil:to="visible"/>
                  <anim:transitionFilter smil:dur="0.5s" smil:targetElement="id158" smil:type="barWipe" smil:subtype="leftToRight"/>
                </anim:par>
              </anim:par>
              <anim:par smil:begin="2.5s" smil:fill="hold" presentation:node-type="after-previou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59" smil:attributeName="visibility" smil:to="visible"/>
                  <anim:transitionFilter smil:dur="0.5s" smil:targetElement="id159" smil:type="barWipe" smil:subtype="topToBottom" smil:direction="reverse"/>
                </anim:par>
              </anim:par>
              <anim:par smil:begin="3s" smil:fill="hold" presentation:node-type="after-previous">
                <anim:par smil:begin="0s" smil:fill="hold" presentation:node-type="after-previous" presentation:preset-class="emphasis" presentation:preset-id="ooo-emphasis-fill-color" presentation:preset-sub-type="2">
                  <anim:animateColor smil:dur="2s" smil:fill="hold" smil:targetElement="id155" smil:attributeName="fill-color" smil:to="#ffff00" anim:color-interpolation="rgb" anim:color-interpolation-direction="clockwise"/>
                  <anim:set smil:dur="2s" smil:fill="hold" smil:targetElement="id155" smil:attributeName="fill" smil:to="solid"/>
                  <anim:set smil:dur="2s" smil:fill="hold" smil:targetElement="id155" smil:attributeName="FillOn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60" smil:attributeName="visibility" smil:to="visible"/>
                  <anim:transitionFilter smil:dur="0.5s" smil:targetElement="id160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61" smil:attributeName="visibility" smil:to="visible"/>
                  <anim:transitionFilter smil:dur="0.5s" smil:targetElement="id161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62" smil:attributeName="visibility" smil:to="visible"/>
                  <anim:transitionFilter smil:dur="0.5s" smil:targetElement="id162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63" smil:attributeName="visibility" smil:to="visible"/>
                  <anim:transitionFilter smil:dur="0.5s" smil:targetElement="id163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64" smil:attributeName="visibility" smil:to="visible"/>
                  <anim:transitionFilter smil:dur="0.5s" smil:targetElement="id164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65" smil:attributeName="visibility" smil:to="visible"/>
                  <anim:transitionFilter smil:dur="0.5s" smil:targetElement="id165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66" smil:attributeName="visibility" smil:to="visible"/>
                  <anim:transitionFilter smil:dur="0.5s" smil:targetElement="id166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67" smil:attributeName="visibility" smil:to="visible"/>
                  <anim:transitionFilter smil:dur="0.5s" smil:targetElement="id167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68" smil:attributeName="visibility" smil:to="visible"/>
                  <anim:transitionFilter smil:dur="0.5s" smil:targetElement="id168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69" smil:attributeName="visibility" smil:to="visible"/>
                  <anim:transitionFilter smil:dur="0.5s" smil:targetElement="id169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170" smil:attributeName="visibility" smil:to="visible"/>
                  <anim:transitionFilter smil:dur="0.5s" smil:targetElement="id170" smil:type="barWipe" smil:subtype="topToBottom"/>
                </anim:par>
              </anim:par>
              <anim:par smil:begin="0.5s" smil:fill="hold" presentation:node-type="after-previous">
                <anim:par smil:begin="0s" smil:fill="hold" presentation:node-type="after-previous" presentation:preset-class="emphasis" presentation:preset-id="ooo-emphasis-fill-color" presentation:preset-sub-type="2">
                  <anim:animateColor smil:dur="2s" smil:fill="hold" smil:targetElement="id162" smil:attributeName="fill-color" smil:to="#ffff00" anim:color-interpolation="rgb" anim:color-interpolation-direction="clockwise"/>
                  <anim:set smil:dur="2s" smil:fill="hold" smil:targetElement="id162" smil:attributeName="fill" smil:to="solid"/>
                  <anim:set smil:dur="2s" smil:fill="hold" smil:targetElement="id162" smil:attributeName="FillOn"/>
                </anim:par>
              </anim:par>
              <anim:par smil:begin="2.5s" smil:fill="hold" presentation:node-type="after-previous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71" smil:attributeName="visibility" smil:to="visible"/>
                  <anim:transitionFilter smil:dur="0.5s" smil:targetElement="id171" smil:type="barWipe" smil:subtype="topToBottom"/>
                </anim:par>
              </anim:par>
              <anim:par smil:begin="3s" smil:fill="hold" presentation:node-type="after-previous">
                <anim:par smil:begin="0s" smil:fill="hold" presentation:node-type="after-previous" presentation:preset-class="emphasis" presentation:preset-id="ooo-emphasis-fill-color" presentation:preset-sub-type="2">
                  <anim:animateColor smil:dur="2s" smil:fill="hold" smil:targetElement="id168" smil:attributeName="fill-color" smil:to="#ffff00" anim:color-interpolation="rgb" anim:color-interpolation-direction="clockwise"/>
                  <anim:set smil:dur="2s" smil:fill="hold" smil:targetElement="id168" smil:attributeName="fill" smil:to="solid"/>
                  <anim:set smil:dur="2s" smil:fill="hold" smil:targetElement="id168" smil:attributeName="FillOn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72" smil:attributeName="visibility" smil:to="visible"/>
                  <anim:transitionFilter smil:dur="0.5s" smil:targetElement="id172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73" smil:attributeName="visibility" smil:to="visible"/>
                  <anim:transitionFilter smil:dur="0.5s" smil:targetElement="id173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74" smil:attributeName="visibility" smil:to="visible"/>
                  <anim:transitionFilter smil:dur="0.5s" smil:targetElement="id174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75" smil:attributeName="visibility" smil:to="visible"/>
                  <anim:transitionFilter smil:dur="0.5s" smil:targetElement="id175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76" smil:attributeName="visibility" smil:to="visible"/>
                  <anim:transitionFilter smil:dur="0.5s" smil:targetElement="id176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77" smil:attributeName="visibility" smil:to="visible"/>
                  <anim:transitionFilter smil:dur="0.5s" smil:targetElement="id177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78" smil:attributeName="visibility" smil:to="visible"/>
                  <anim:transitionFilter smil:dur="0.5s" smil:targetElement="id178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79" smil:attributeName="visibility" smil:to="visible"/>
                  <anim:transitionFilter smil:dur="0.5s" smil:targetElement="id179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80" smil:attributeName="visibility" smil:to="visible"/>
                  <anim:transitionFilter smil:dur="0.5s" smil:targetElement="id180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81" smil:attributeName="visibility" smil:to="visible"/>
                  <anim:transitionFilter smil:dur="0.5s" smil:targetElement="id181" smil:type="barWipe" smil:subtype="leftToRight"/>
                </anim:par>
              </anim:par>
              <anim:par smil:begin="0.5s" smil:fill="hold" presentation:node-type="after-previous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82" smil:attributeName="visibility" smil:to="visible"/>
                  <anim:transitionFilter smil:dur="0.5s" smil:targetElement="id182" smil:type="barWipe" smil:subtype="topToBottom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mphasis" presentation:preset-id="ooo-emphasis-fill-color" presentation:preset-sub-type="2">
                  <anim:animateColor smil:dur="2s" smil:fill="hold" smil:targetElement="id175" smil:attributeName="fill-color" smil:to="#ffff00" anim:color-interpolation="rgb" anim:color-interpolation-direction="clockwise"/>
                  <anim:set smil:dur="2s" smil:fill="hold" smil:targetElement="id175" smil:attributeName="fill" smil:to="solid"/>
                  <anim:set smil:dur="2s" smil:fill="hold" smil:targetElement="id175" smil:attributeName="FillOn"/>
                </anim:par>
              </anim:par>
              <anim:par smil:begin="3s" smil:fill="hold" presentation:node-type="after-previous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83" smil:attributeName="visibility" smil:to="visible"/>
                  <anim:transitionFilter smil:dur="0.5s" smil:targetElement="id183" smil:type="barWipe" smil:subtype="topToBottom"/>
                </anim:par>
              </anim:par>
              <anim:par smil:begin="3.5s" smil:fill="hold" presentation:node-type="after-previous">
                <anim:par smil:begin="0s" smil:fill="hold" presentation:node-type="after-previous" presentation:preset-class="emphasis" presentation:preset-id="ooo-emphasis-fill-color" presentation:preset-sub-type="2">
                  <anim:animateColor smil:dur="2s" smil:fill="hold" smil:targetElement="id180" smil:attributeName="fill-color" smil:to="#ffff00" anim:color-interpolation="rgb" anim:color-interpolation-direction="clockwise"/>
                  <anim:set smil:dur="2s" smil:fill="hold" smil:targetElement="id180" smil:attributeName="fill" smil:to="solid"/>
                  <anim:set smil:dur="2s" smil:fill="hold" smil:targetElement="id180" smil:attributeName="FillOn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11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ЕМОНСТРАЦИЯ РАБОТЫ АЛГОРИТМА (2)" draw:style-name="dp1" draw:master-page-name="Заголовок_20_и_20_объект" presentation:presentation-page-layout-name="AL1T11">
        <draw:frame draw:name="Заголовок 1" presentation:style-name="pr1" draw:text-style-name="P2" xml:id="id184" draw:id="id184" draw:layer="layout" svg:width="22.859cm" svg:height="2.076cm" svg:x="1.27cm" svg:y="1.058cm" presentation:class="title" presentation:user-transformed="true">
          <draw:text-box>
            <text:p text:style-name="P40"><text:span text:style-name="T43">ДЕМОНСТРАЦИЯ РАБОТЫ АЛГОРИТМА</text:span></text:p>
          </draw:text-box>
        </draw:frame>
        <draw:frame draw:name="Содержимое 2" presentation:style-name="pr7" draw:text-style-name="P5" xml:id="id185" draw:id="id185" draw:layer="layout" svg:width="24.239cm" svg:height="13.59cm" svg:x="0.631cm" svg:y="4.048cm" presentation:class="outline" presentation:user-transformed="true">
          <draw:text-box>
            <text:p text:style-name="P41"><text:span text:style-name="T44"><text:s text:c="3"/></text:span></text:p>
          </draw:text-box>
        </draw:frame>
        <draw:custom-shape draw:name="Прямоугольник 5" draw:style-name="gr154" draw:text-style-name="P43" xml:id="id186" draw:id="id186" draw:layer="layout" svg:width="1.622cm" svg:height="1.622cm" svg:x="13.106cm" svg:y="5.367cm">
          <text:p text:style-name="P36"><text:span text:style-name="T2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6" draw:style-name="gr155" draw:text-style-name="P43" xml:id="id187" draw:id="id187" draw:layer="layout" svg:width="1.498cm" svg:height="1.622cm" svg:x="1.645cm" svg:y="5.367cm">
          <text:p text:style-name="P36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7" draw:style-name="gr156" draw:text-style-name="P43" xml:id="id188" draw:id="id188" draw:layer="layout" svg:width="1.419cm" svg:height="1.622cm" svg:x="22.031cm" svg:y="5.367cm">
          <text:p text:style-name="P36"><text:span text:style-name="T23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" draw:style-name="gr157" draw:text-style-name="P42" xml:id="id189" draw:id="id189" draw:layer="layout" svg:width="1.723cm" svg:height="1.622cm" svg:x="4.079cm" svg:y="5.367cm">
          <text:p text:style-name="P36"><text:span text:style-name="T4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9" draw:style-name="gr158" draw:text-style-name="P43" xml:id="id190" draw:id="id190" draw:layer="layout" svg:width="1.622cm" svg:height="1.622cm" svg:x="8.643cm" svg:y="5.367cm">
          <text:p text:style-name="P36"><text:span text:style-name="T2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0" draw:style-name="gr159" draw:text-style-name="P42" xml:id="id191" draw:id="id191" draw:layer="layout" svg:width="1.622cm" svg:height="1.622cm" svg:x="6.412cm" svg:y="5.367cm">
          <text:p text:style-name="P36"><text:span text:style-name="T4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1" draw:style-name="gr160" draw:text-style-name="P42" xml:id="id192" draw:id="id192" draw:layer="layout" svg:width="1.622cm" svg:height="1.622cm" svg:x="10.773cm" svg:y="5.367cm">
          <text:p text:style-name="P36"><text:span text:style-name="T4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2" draw:style-name="gr161" draw:text-style-name="P42" xml:id="id193" draw:id="id193" draw:layer="layout" svg:width="1.622cm" svg:height="1.622cm" svg:x="15.337cm" svg:y="5.367cm">
          <text:p text:style-name="P36"><text:span text:style-name="T47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3" draw:style-name="gr162" draw:text-style-name="P43" xml:id="id194" draw:id="id194" draw:layer="layout" svg:width="1.723cm" svg:height="1.622cm" svg:x="17.67cm" svg:y="5.367cm">
          <text:p text:style-name="P36"><text:span text:style-name="T23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4" draw:style-name="gr163" draw:text-style-name="P42" xml:id="id195" draw:id="id195" draw:layer="layout" svg:width="1.622cm" svg:height="1.622cm" svg:x="19.8cm" svg:y="5.367cm">
          <text:p text:style-name="P36"><text:span text:style-name="T47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Стрелка вниз 15" draw:style-name="gr143" draw:text-style-name="P45" xml:id="id196" draw:id="id196" draw:layer="layout" svg:width="0.912cm" svg:height="1.216cm" svg:x="6.716cm" svg:y="4.048cm">
          <text:p text:style-name="P44"><text:span text:style-name="T18"/></text:p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inimum="0" draw:handle-range-y-maximum="?f1" draw:handle-position="0 ?f5"/>
          </draw:enhanced-geometry>
        </draw:custom-shape>
        <draw:custom-shape draw:name="Прямоугольник 16" draw:style-name="gr164" draw:text-style-name="P43" xml:id="id198" draw:id="id198" draw:layer="layout" svg:width="1.622cm" svg:height="1.622cm" svg:x="13.309cm" svg:y="8.004cm">
          <text:p text:style-name="P36"><text:span text:style-name="T2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7" draw:style-name="gr165" draw:text-style-name="P43" xml:id="id197" draw:id="id197" draw:layer="layout" svg:width="1.498cm" svg:height="1.622cm" svg:x="1.848cm" svg:y="8.004cm">
          <text:p text:style-name="P36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8" draw:style-name="gr166" draw:text-style-name="P43" xml:id="id199" draw:id="id199" draw:layer="layout" svg:width="1.419cm" svg:height="1.622cm" svg:x="22.234cm" svg:y="8.004cm">
          <text:p text:style-name="P36"><text:span text:style-name="T23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9" draw:style-name="gr167" draw:text-style-name="P42" xml:id="id200" draw:id="id200" draw:layer="layout" svg:width="1.723cm" svg:height="1.622cm" svg:x="4.282cm" svg:y="8.004cm">
          <text:p text:style-name="P36"><text:span text:style-name="T4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0" draw:style-name="gr168" draw:text-style-name="P43" xml:id="id201" draw:id="id201" draw:layer="layout" svg:width="1.622cm" svg:height="1.622cm" svg:x="8.846cm" svg:y="8.004cm">
          <text:p text:style-name="P36"><text:span text:style-name="T2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1" draw:style-name="gr169" draw:text-style-name="P43" xml:id="id202" draw:id="id202" draw:layer="layout" svg:width="1.622cm" svg:height="1.622cm" svg:x="6.615cm" svg:y="8.004cm">
          <text:p text:style-name="P36"><text:span text:style-name="T2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2" draw:style-name="gr170" draw:text-style-name="P43" xml:id="id203" draw:id="id203" draw:layer="layout" svg:width="1.622cm" svg:height="1.622cm" svg:x="10.976cm" svg:y="8.004cm">
          <text:p text:style-name="P36"><text:span text:style-name="T2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3" draw:style-name="gr171" draw:text-style-name="P43" xml:id="id204" draw:id="id204" draw:layer="layout" svg:width="1.622cm" svg:height="1.622cm" svg:x="15.54cm" svg:y="8.004cm">
          <text:p text:style-name="P36"><text:span text:style-name="T23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4" draw:style-name="gr172" draw:text-style-name="P43" xml:id="id205" draw:id="id205" draw:layer="layout" svg:width="1.723cm" svg:height="1.622cm" svg:x="17.873cm" svg:y="8.004cm">
          <text:p text:style-name="P36"><text:span text:style-name="T23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5" draw:style-name="gr173" draw:text-style-name="P43" xml:id="id206" draw:id="id206" draw:layer="layout" svg:width="1.622cm" svg:height="1.622cm" svg:x="20.003cm" svg:y="8.004cm">
          <text:p text:style-name="P36"><text:span text:style-name="T2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184" smil:attributeName="visibility" smil:to="visible"/>
                  <anim:animate smil:dur="1s" smil:fill="hold" smil:targetElement="id184" smil:attributeName="width" smil:values="width*0.70;width" smil:keyTimes="0;1"/>
                  <anim:animate smil:dur="1s" smil:fill="hold" smil:targetElement="id184" smil:attributeName="height" smil:values="height;height" smil:keyTimes="0;1"/>
                  <anim:transitionFilter smil:dur="1s" smil:targetElement="id184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185" smil:attributeName="visibility" smil:to="visible"/>
                  <anim:animate smil:dur="1s" smil:fill="hold" smil:targetElement="id185" anim:sub-item="background" smil:attributeName="width" smil:values="width*0.70;width" smil:keyTimes="0;1"/>
                  <anim:animate smil:dur="1s" smil:fill="hold" smil:targetElement="id185" anim:sub-item="background" smil:attributeName="height" smil:values="height;height" smil:keyTimes="0;1"/>
                  <anim:transitionFilter smil:dur="1s" smil:targetElement="id185" smil:type="fade" smil:subtype="crossfade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86" smil:attributeName="visibility" smil:to="visible"/>
                  <anim:transitionFilter smil:dur="0.5s" smil:targetElement="id186" smil:type="barWipe" smil:subtype="leftToRight"/>
                </anim:par>
              </anim:par>
              <anim:par smil:begin="2s" smil:fill="hold" presentation:node-type="after-previou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87" smil:attributeName="visibility" smil:to="visible"/>
                  <anim:transitionFilter smil:dur="0.5s" smil:targetElement="id187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88" smil:attributeName="visibility" smil:to="visible"/>
                  <anim:transitionFilter smil:dur="0.5s" smil:targetElement="id188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89" smil:attributeName="visibility" smil:to="visible"/>
                  <anim:transitionFilter smil:dur="0.5s" smil:targetElement="id189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90" smil:attributeName="visibility" smil:to="visible"/>
                  <anim:transitionFilter smil:dur="0.5s" smil:targetElement="id190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91" smil:attributeName="visibility" smil:to="visible"/>
                  <anim:transitionFilter smil:dur="0.5s" smil:targetElement="id191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92" smil:attributeName="visibility" smil:to="visible"/>
                  <anim:transitionFilter smil:dur="0.5s" smil:targetElement="id192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93" smil:attributeName="visibility" smil:to="visible"/>
                  <anim:transitionFilter smil:dur="0.5s" smil:targetElement="id193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94" smil:attributeName="visibility" smil:to="visible"/>
                  <anim:transitionFilter smil:dur="0.5s" smil:targetElement="id194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95" smil:attributeName="visibility" smil:to="visible"/>
                  <anim:transitionFilter smil:dur="0.5s" smil:targetElement="id195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196" smil:attributeName="visibility" smil:to="visible"/>
                  <anim:transitionFilter smil:dur="0.5s" smil:targetElement="id196" smil:type="barWipe" smil:subtype="topToBottom"/>
                </anim:par>
              </anim:par>
              <anim:par smil:begin="0.5s" smil:fill="hold" presentation:node-type="after-previous">
                <anim:par smil:begin="0s" smil:fill="hold" presentation:node-type="after-previous" presentation:preset-class="emphasis" presentation:preset-id="ooo-emphasis-fill-color" presentation:preset-sub-type="2">
                  <anim:animateColor smil:dur="2s" smil:fill="hold" smil:targetElement="id191" smil:attributeName="fill-color" smil:to="#ffff00" anim:color-interpolation="rgb" anim:color-interpolation-direction="clockwise"/>
                  <anim:set smil:dur="2s" smil:fill="hold" smil:targetElement="id191" smil:attributeName="fill" smil:to="solid"/>
                  <anim:set smil:dur="2s" smil:fill="hold" smil:targetElement="id191" smil:attributeName="FillOn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mphasis" presentation:preset-id="ooo-emphasis-line-color" presentation:preset-sub-type="2">
                  <anim:animateColor smil:dur="2s" smil:fill="hold" smil:targetElement="id192" smil:attributeName="stroke-color" smil:to="#ff3300" anim:color-interpolation="rgb" anim:color-interpolation-direction="clockwise"/>
                  <anim:set smil:dur="2s" smil:fill="hold" smil:targetElement="id192" smil:attributeName="stroke" smil:to="solid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mphasis" presentation:preset-id="ooo-emphasis-line-color" presentation:preset-sub-type="2">
                  <anim:animateColor smil:dur="2s" smil:fill="hold" smil:targetElement="id193" smil:attributeName="stroke-color" smil:to="#ff3300" anim:color-interpolation="rgb" anim:color-interpolation-direction="clockwise"/>
                  <anim:set smil:dur="2s" smil:fill="hold" smil:targetElement="id193" smil:attributeName="stroke" smil:to="solid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mphasis" presentation:preset-id="ooo-emphasis-line-color" presentation:preset-sub-type="2">
                  <anim:animateColor smil:dur="2s" smil:fill="hold" smil:targetElement="id195" smil:attributeName="stroke-color" smil:to="#ff3300" anim:color-interpolation="rgb" anim:color-interpolation-direction="clockwise"/>
                  <anim:set smil:dur="2s" smil:fill="hold" smil:targetElement="id195" smil:attributeName="stroke" smil:to="solid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97" smil:attributeName="visibility" smil:to="visible"/>
                  <anim:transitionFilter smil:dur="0.5s" smil:targetElement="id197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98" smil:attributeName="visibility" smil:to="visible"/>
                  <anim:transitionFilter smil:dur="0.5s" smil:targetElement="id198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99" smil:attributeName="visibility" smil:to="visible"/>
                  <anim:transitionFilter smil:dur="0.5s" smil:targetElement="id199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200" smil:attributeName="visibility" smil:to="visible"/>
                  <anim:transitionFilter smil:dur="0.5s" smil:targetElement="id200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201" smil:attributeName="visibility" smil:to="visible"/>
                  <anim:transitionFilter smil:dur="0.5s" smil:targetElement="id201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202" smil:attributeName="visibility" smil:to="visible"/>
                  <anim:transitionFilter smil:dur="0.5s" smil:targetElement="id202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203" smil:attributeName="visibility" smil:to="visible"/>
                  <anim:transitionFilter smil:dur="0.5s" smil:targetElement="id203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204" smil:attributeName="visibility" smil:to="visible"/>
                  <anim:transitionFilter smil:dur="0.5s" smil:targetElement="id204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205" smil:attributeName="visibility" smil:to="visible"/>
                  <anim:transitionFilter smil:dur="0.5s" smil:targetElement="id205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206" smil:attributeName="visibility" smil:to="visible"/>
                  <anim:transitionFilter smil:dur="0.5s" smil:targetElement="id206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mphasis" presentation:preset-id="ooo-emphasis-fill-color" presentation:preset-sub-type="2">
                  <anim:animateColor smil:dur="2s" smil:fill="hold" smil:targetElement="id200" smil:attributeName="fill-color" smil:to="#ffff00" anim:color-interpolation="rgb" anim:color-interpolation-direction="clockwise"/>
                  <anim:set smil:dur="2s" smil:fill="hold" smil:targetElement="id200" smil:attributeName="fill" smil:to="solid"/>
                  <anim:set smil:dur="2s" smil:fill="hold" smil:targetElement="id200" smil:attributeName="FillOn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12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АЛГОРИТМ СОРТИРОВКИ ХОАРА " draw:style-name="dp1" draw:master-page-name="Заголовок_20_и_20_объект" presentation:presentation-page-layout-name="AL1T11">
        <draw:frame draw:name="Заголовок 1" presentation:style-name="pr1" draw:text-style-name="P2" xml:id="id207" draw:id="id207" draw:layer="layout" svg:width="22.859cm" svg:height="1.569cm" svg:x="1.27cm" svg:y="1.058cm" presentation:class="title" presentation:user-transformed="true">
          <draw:text-box>
            <text:p text:style-name="P40"><text:span text:style-name="T43">АЛГОРИТМ СОРТИРОВКИ ХОАРА</text:span><text:span text:style-name="T48"> </text:span></text:p>
          </draw:text-box>
        </draw:frame>
        <draw:frame draw:name="Содержимое 2" presentation:style-name="pr7" draw:text-style-name="P5" xml:id="id208" draw:id="id208" draw:layer="layout" svg:width="22.859cm" svg:height="14.855cm" svg:x="1.27cm" svg:y="3.135cm" presentation:class="outline" presentation:user-transformed="true">
          <draw:text-box>
            <text:p xml:id="id209" text:id="id209" text:style-name="P46"><text:span text:style-name="T49">X – </text:span><text:span text:style-name="T50">массив </text:span><text:span text:style-name="T49">F – </text:span><text:span text:style-name="T50">индекс первого элемента, </text:span></text:p>
            <text:p xml:id="id210" text:id="id210" text:style-name="P46"><text:span text:style-name="T49">L – </text:span><text:span text:style-name="T50">индекс последнего элемента</text:span></text:p>
            <text:p xml:id="id211" text:id="id211" text:style-name="P46"><text:span text:style-name="T51">QSort(x,</text:span><text:span text:style-name="T52"> </text:span><text:span text:style-name="T51">F,</text:span><text:span text:style-name="T52"> </text:span><text:span text:style-name="T51">L) </text:span></text:p>
            <text:p xml:id="id212" text:id="id212" text:style-name="P46"><text:span text:style-name="T52">Если</text:span><text:span text:style-name="T43"> </text:span><text:span text:style-name="T48">F&gt;=L </text:span><text:span text:style-name="T52">То</text:span><text:span text:style-name="T43"> Выход</text:span></text:p>
            <text:p xml:id="id213" text:id="id213" text:style-name="P46"><text:span text:style-name="T48">M=(F+L)/2</text:span></text:p>
            <text:p xml:id="id214" text:id="id214" text:style-name="P46"><text:span text:style-name="T48">Med = X[M]</text:span></text:p>
            <text:p xml:id="id215" text:id="id215" text:style-name="P46"><text:span text:style-name="T48">i=F, j=L</text:span></text:p>
            <text:p xml:id="id216" text:id="id216" text:style-name="P46"><text:span text:style-name="T43">Нц </text:span></text:p>
            <text:p xml:id="id217" text:id="id217" text:style-name="P46"><text:span text:style-name="T52">Пока</text:span><text:span text:style-name="T43"> (</text:span><text:span text:style-name="T48">X[i]&lt;med) <text:s/>i = i +1</text:span></text:p>
            <text:p xml:id="id218" text:id="id218" text:style-name="P46"><text:span text:style-name="T52">Пока</text:span><text:span text:style-name="T43"> (</text:span><text:span text:style-name="T48">X[j]&gt;med) <text:s/>j = j - 1</text:span></text:p>
          </draw:text-box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207" smil:attributeName="visibility" smil:to="visible"/>
                  <anim:animate smil:dur="1s" smil:fill="hold" smil:targetElement="id207" smil:attributeName="width" smil:values="width*0.70;width" smil:keyTimes="0;1"/>
                  <anim:animate smil:dur="1s" smil:fill="hold" smil:targetElement="id207" smil:attributeName="height" smil:values="height;height" smil:keyTimes="0;1"/>
                  <anim:transitionFilter smil:dur="1s" smil:targetElement="id207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208" smil:attributeName="visibility" smil:to="visible"/>
                  <anim:animate smil:dur="1s" smil:fill="hold" smil:targetElement="id208" anim:sub-item="background" smil:attributeName="width" smil:values="width*0.70;width" smil:keyTimes="0;1"/>
                  <anim:animate smil:dur="1s" smil:fill="hold" smil:targetElement="id208" anim:sub-item="background" smil:attributeName="height" smil:values="height;height" smil:keyTimes="0;1"/>
                  <anim:transitionFilter smil:dur="1s" smil:targetElement="id208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09" smil:attributeName="visibility" smil:to="visible"/>
                  <anim:transitionFilter smil:dur="0.5s" smil:targetElement="id209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10" smil:attributeName="visibility" smil:to="visible"/>
                  <anim:transitionFilter smil:dur="0.5s" smil:targetElement="id210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11" smil:attributeName="visibility" smil:to="visible"/>
                  <anim:transitionFilter smil:dur="0.5s" smil:targetElement="id211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12" smil:attributeName="visibility" smil:to="visible"/>
                  <anim:transitionFilter smil:dur="0.5s" smil:targetElement="id212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13" smil:attributeName="visibility" smil:to="visible"/>
                  <anim:transitionFilter smil:dur="0.5s" smil:targetElement="id213" smil:type="barWipe" smil:subtype="leftToRight"/>
                </anim:par>
              </anim:par>
              <anim:par smil:begin="0.5s" smil:fill="hold" presentation:node-type="after-previou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14" smil:attributeName="visibility" smil:to="visible"/>
                  <anim:transitionFilter smil:dur="0.5s" smil:targetElement="id214" smil:type="barWipe" smil:subtype="leftToRight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15" smil:attributeName="visibility" smil:to="visible"/>
                  <anim:transitionFilter smil:dur="0.5s" smil:targetElement="id215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16" smil:attributeName="visibility" smil:to="visible"/>
                  <anim:transitionFilter smil:dur="0.5s" smil:targetElement="id216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17" smil:attributeName="visibility" smil:to="visible"/>
                  <anim:transitionFilter smil:dur="0.5s" smil:targetElement="id217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18" smil:attributeName="visibility" smil:to="visible"/>
                  <anim:transitionFilter smil:dur="0.5s" smil:targetElement="id218" smil:type="barWipe" smil:subtype="leftToRight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1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АЛГОРИТМ СОРТИРОВКИ ХОАРА" draw:style-name="dp1" draw:master-page-name="Заголовок_20_и_20_объект" presentation:presentation-page-layout-name="AL1T11">
        <draw:frame draw:name="Заголовок 1" presentation:style-name="pr1" draw:text-style-name="P2" xml:id="id219" draw:id="id219" draw:layer="layout" svg:width="22.859cm" svg:height="1.569cm" svg:x="1.27cm" svg:y="1.058cm" presentation:class="title" presentation:user-transformed="true">
          <draw:text-box>
            <text:p text:style-name="P40"><text:span text:style-name="T43">АЛГОРИТМ СОРТИРОВКИ ХОАРА</text:span></text:p>
          </draw:text-box>
        </draw:frame>
        <draw:frame draw:name="Содержимое 2" presentation:style-name="pr7" draw:text-style-name="P5" xml:id="id220" draw:id="id220" draw:layer="layout" svg:width="22.859cm" svg:height="13.797cm" svg:x="1.27cm" svg:y="3.135cm" presentation:class="outline" presentation:user-transformed="true">
          <draw:text-box>
            <text:p xml:id="id221" text:id="id221" text:style-name="P46"><text:span text:style-name="T52">Если</text:span><text:span text:style-name="T43"> <text:s/></text:span><text:span text:style-name="T53">i&lt;=j</text:span><text:span text:style-name="T54"> </text:span><text:span text:style-name="T43"><text:s/></text:span><text:span text:style-name="T52">То</text:span><text:span text:style-name="T43"> </text:span><text:span text:style-name="T55"><text:s/>b=</text:span><text:span text:style-name="T48">X</text:span><text:span text:style-name="T55">[i];</text:span></text:p>
            <text:p xml:id="id222" text:id="id222" text:style-name="P46"><text:span text:style-name="T43"><text:tab/></text:span><text:span text:style-name="T43"><text:tab/></text:span><text:span text:style-name="T48">X</text:span><text:span text:style-name="T55">[i]=</text:span><text:span text:style-name="T48">X</text:span><text:span text:style-name="T55">[j];</text:span></text:p>
            <text:p xml:id="id223" text:id="id223" text:style-name="P46"><text:span text:style-name="T43"><text:tab/></text:span><text:span text:style-name="T43"><text:tab/></text:span><text:span text:style-name="T48">X</text:span><text:span text:style-name="T55">[j]=b;</text:span></text:p>
            <text:p xml:id="id224" text:id="id224" text:style-name="P46"><text:span text:style-name="T55"><text:s text:c="5"/></text:span><text:span text:style-name="T43"><text:tab/></text:span><text:span text:style-name="T43"><text:tab/></text:span><text:span text:style-name="T55">i</text:span><text:span text:style-name="T48"> <text:s/>= i+1</text:span><text:span text:style-name="T55">;</text:span><text:span text:style-name="T48"> </text:span><text:span text:style-name="T55">j</text:span><text:span text:style-name="T48"> = j</text:span><text:span text:style-name="T43">-</text:span><text:span text:style-name="T48">1</text:span><text:span text:style-name="T55">; <text:s text:c="3"/></text:span></text:p>
            <text:p xml:id="id225" text:id="id225" text:style-name="P46"><text:span text:style-name="T43">Пока (</text:span><text:span text:style-name="T48">i&lt;=j</text:span><text:span text:style-name="T43">)</text:span></text:p>
            <text:p xml:id="id226" text:id="id226" text:style-name="P46"><text:span text:style-name="T52">Если</text:span><text:span text:style-name="T43"> </text:span><text:span text:style-name="T56">F&lt;j</text:span><text:span text:style-name="T43"> </text:span><text:span text:style-name="T52">То</text:span><text:span text:style-name="T43"> </text:span><text:span text:style-name="T48">QSort(x,</text:span><text:span text:style-name="T43"> </text:span><text:span text:style-name="T48">F,</text:span><text:span text:style-name="T43"> </text:span><text:span text:style-name="T48">j);</text:span></text:p>
            <text:p xml:id="id227" text:id="id227" text:style-name="P46"><text:span text:style-name="T52">Если</text:span><text:span text:style-name="T43"> </text:span><text:span text:style-name="T56">i&lt;L</text:span><text:span text:style-name="T48"> </text:span><text:span text:style-name="T52">То</text:span><text:span text:style-name="T43"> </text:span><text:span text:style-name="T48">QSort(x,i,L);</text:span></text:p>
            <text:p xml:id="id228" text:id="id228" text:style-name="P46"><text:span text:style-name="T52">Конец</text:span></text:p>
          </draw:text-box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219" smil:attributeName="visibility" smil:to="visible"/>
                  <anim:animate smil:dur="1s" smil:fill="hold" smil:targetElement="id219" smil:attributeName="width" smil:values="width*0.70;width" smil:keyTimes="0;1"/>
                  <anim:animate smil:dur="1s" smil:fill="hold" smil:targetElement="id219" smil:attributeName="height" smil:values="height;height" smil:keyTimes="0;1"/>
                  <anim:transitionFilter smil:dur="1s" smil:targetElement="id219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20" smil:attributeName="visibility" smil:to="visible"/>
                  <anim:animate smil:dur="1s" smil:fill="hold" smil:targetElement="id220" anim:sub-item="background" smil:attributeName="width" smil:values="width*0.70;width" smil:keyTimes="0;1"/>
                  <anim:animate smil:dur="1s" smil:fill="hold" smil:targetElement="id220" anim:sub-item="background" smil:attributeName="height" smil:values="height;height" smil:keyTimes="0;1"/>
                  <anim:transitionFilter smil:dur="1s" smil:targetElement="id220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21" smil:attributeName="visibility" smil:to="visible"/>
                  <anim:transitionFilter smil:dur="0.5s" smil:targetElement="id221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222" smil:attributeName="visibility" smil:to="visible"/>
                  <anim:transitionFilter smil:dur="0.5s" smil:targetElement="id222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223" smil:attributeName="visibility" smil:to="visible"/>
                  <anim:transitionFilter smil:dur="0.5s" smil:targetElement="id223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224" smil:attributeName="visibility" smil:to="visible"/>
                  <anim:transitionFilter smil:dur="0.5s" smil:targetElement="id224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25" smil:attributeName="visibility" smil:to="visible"/>
                  <anim:transitionFilter smil:dur="0.5s" smil:targetElement="id225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26" smil:attributeName="visibility" smil:to="visible"/>
                  <anim:transitionFilter smil:dur="0.5s" smil:targetElement="id226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27" smil:attributeName="visibility" smil:to="visible"/>
                  <anim:transitionFilter smil:dur="0.5s" smil:targetElement="id227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28" smil:attributeName="visibility" smil:to="visible"/>
                  <anim:transitionFilter smil:dur="0.5s" smil:targetElement="id228" smil:type="barWipe" smil:subtype="leftToRight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1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ХАРАКТЕРИСТИКИ СОРТИРОВКИ ХОАРА" draw:style-name="dp1" draw:master-page-name="Заголовок_20_и_20_объект" presentation:presentation-page-layout-name="AL1T11">
        <draw:frame draw:name="Заголовок 1" presentation:style-name="pr1" draw:text-style-name="P2" xml:id="id229" draw:id="id229" draw:layer="layout" svg:width="22.859cm" svg:height="1.265cm" svg:x="1.27cm" svg:y="1.058cm" presentation:class="title" presentation:user-transformed="true">
          <draw:text-box>
            <text:p text:style-name="P40"><text:span text:style-name="T43">ХАРАКТЕРИСТИКИ СОРТИРОВКИ ХОАРА</text:span></text:p>
          </draw:text-box>
        </draw:frame>
        <draw:frame draw:name="Содержимое 2" presentation:style-name="pr7" draw:text-style-name="P5" draw:layer="layout" svg:width="22.859cm" svg:height="13.188cm" svg:x="1.341cm" svg:y="3.237cm" presentation:class="outline" presentation:user-transformed="true">
          <draw:text-box>
            <text:p xml:id="id230" text:id="id230" text:style-name="P47"><text:span text:style-name="T57">Лучший случай </text:span><text:span text:style-name="T58">–</text:span><text:span text:style-name="T57"> </text:span><text:span text:style-name="T58">O(n·log</text:span><text:span text:style-name="T59">2</text:span><text:span text:style-name="T58">n)</text:span></text:p>
            <text:p xml:id="id231" text:id="id231" text:style-name="P47"><text:span text:style-name="T57">Глубина рекурсии </text:span><text:span text:style-name="T58">O</text:span><text:span text:style-name="T60">(</text:span><text:span text:style-name="T58">log</text:span><text:span text:style-name="T59">2</text:span><text:span text:style-name="T58">n</text:span><text:span text:style-name="T60">)</text:span></text:p>
            <text:p text:style-name="P47"><text:span text:style-name="T58"/></text:p>
            <text:p xml:id="id234" text:id="id234" text:style-name="P47"><text:span text:style-name="T57">Средний случай</text:span><text:span text:style-name="T58"> – O(n·log</text:span><text:span text:style-name="T59">2</text:span><text:span text:style-name="T58">n) </text:span></text:p>
            <text:p xml:id="id235" text:id="id235" text:style-name="P47"><text:span text:style-name="T57">Глубина рекурсии </text:span><text:span text:style-name="T58">O</text:span><text:span text:style-name="T60">(</text:span><text:span text:style-name="T58">2·log</text:span><text:span text:style-name="T59">3/4</text:span><text:span text:style-name="T58">n</text:span><text:span text:style-name="T60">)</text:span></text:p>
            <text:p text:style-name="P47"><text:span text:style-name="T58"/></text:p>
            <text:p xml:id="id236" text:id="id236" text:style-name="P47"><text:span text:style-name="T57">Худший случай – </text:span><text:span text:style-name="T58">O(n</text:span><text:span text:style-name="T61">2</text:span><text:span text:style-name="T58">)</text:span></text:p>
            <text:p xml:id="id237" text:id="id237" text:style-name="P47"><text:span text:style-name="T57">Глубина рекурсии </text:span><text:span text:style-name="T58">O</text:span><text:span text:style-name="T60">(</text:span><text:span text:style-name="T58">n</text:span><text:span text:style-name="T60">)</text:span></text:p>
          </draw:text-box>
        </draw:frame>
        <draw:custom-shape draw:name="TextBox 3" draw:style-name="gr174" draw:text-style-name="P48" xml:id="id232" draw:id="id232" draw:layer="layout" svg:width="8.417cm" svg:height="2.819cm" svg:x="14.526cm" svg:y="3.845cm">
          <text:p text:style-name="P38"><text:span text:style-name="T17"/></text:p>
          <text:p text:style-name="P38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 62" xml:id="id233" draw:id="id233">
          <draw:custom-shape draw:name="Овал 4" draw:style-name="gr175" draw:text-style-name="P49" draw:layer="layout" svg:width="0.405cm" svg:height="0.405cm" svg:x="18.887cm" svg:y="4.35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Прямая соединительная линия 6" draw:style-name="gr176" draw:text-style-name="P50" draw:layer="layout" svg:x1="18.886cm" svg:y1="4.758cm" svg:x2="17.974cm" svg:y2="5.062cm">
            <text:p/>
          </draw:line>
          <draw:line draw:name="Прямая соединительная линия 23" draw:style-name="gr176" draw:text-style-name="P50" draw:layer="layout" svg:x1="19.292cm" svg:y1="4.758cm" svg:x2="20.205cm" svg:y2="5.062cm">
            <text:p/>
          </draw:line>
          <draw:custom-shape draw:name="Овал 24" draw:style-name="gr175" draw:text-style-name="P49" draw:layer="layout" svg:width="0.405cm" svg:height="0.405cm" svg:x="17.467cm" svg:y="4.9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Прямая соединительная линия 25" draw:style-name="gr176" draw:text-style-name="P50" draw:layer="layout" svg:x1="17.466cm" svg:y1="5.366cm" svg:x2="16.959cm" svg:y2="6.076cm">
            <text:p/>
          </draw:line>
          <draw:line draw:name="Прямая соединительная линия 26" draw:style-name="gr176" draw:text-style-name="P50" draw:layer="layout" svg:x1="17.872cm" svg:y1="5.366cm" svg:x2="18.278cm" svg:y2="6.076cm">
            <text:p/>
          </draw:line>
          <draw:custom-shape draw:name="Овал 27" draw:style-name="gr175" draw:text-style-name="P49" draw:layer="layout" svg:width="0.405cm" svg:height="0.405cm" svg:x="20.205cm" svg:y="4.9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Прямая соединительная линия 28" draw:style-name="gr176" draw:text-style-name="P50" draw:layer="layout" svg:x1="20.205cm" svg:y1="5.366cm" svg:x2="19.841cm" svg:y2="6.034cm">
            <text:p/>
          </draw:line>
          <draw:line draw:name="Прямая соединительная линия 29" draw:style-name="gr176" draw:text-style-name="P50" draw:layer="layout" svg:x1="20.611cm" svg:y1="5.366cm" svg:x2="21.278cm" svg:y2="6.034cm">
            <text:p/>
          </draw:line>
          <draw:custom-shape draw:name="Овал 34" draw:style-name="gr175" draw:text-style-name="P49" draw:layer="layout" svg:width="0.405cm" svg:height="0.405cm" svg:x="16.656cm" svg:y="6.17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Прямая соединительная линия 35" draw:style-name="gr176" draw:text-style-name="P50" draw:layer="layout" svg:x1="16.756cm" svg:y1="6.482cm" svg:x2="16.148cm" svg:y2="7.192cm">
            <text:p/>
          </draw:line>
          <draw:line draw:name="Прямая соединительная линия 36" draw:style-name="gr176" draw:text-style-name="P50" draw:layer="layout" svg:x1="16.959cm" svg:y1="6.482cm" svg:x2="17.365cm" svg:y2="7.293cm">
            <text:p/>
          </draw:line>
          <draw:custom-shape draw:name="Овал 39" draw:style-name="gr175" draw:text-style-name="P49" draw:layer="layout" svg:width="0.405cm" svg:height="0.405cm" svg:x="18.075cm" svg:y="6.07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Прямая соединительная линия 40" draw:style-name="gr176" draw:text-style-name="P50" draw:layer="layout" svg:x1="18.278cm" svg:y1="6.38cm" svg:x2="17.771cm" svg:y2="7.09cm">
            <text:p/>
          </draw:line>
          <draw:line draw:name="Прямая соединительная линия 41" draw:style-name="gr176" draw:text-style-name="P50" draw:layer="layout" svg:x1="18.379cm" svg:y1="6.38cm" svg:x2="18.886cm" svg:y2="7.09cm">
            <text:p/>
          </draw:line>
          <draw:custom-shape draw:name="Овал 46" draw:style-name="gr175" draw:text-style-name="P49" draw:layer="layout" svg:width="0.405cm" svg:height="0.405cm" svg:x="19.495cm" svg:y="5.97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Прямая соединительная линия 47" draw:style-name="gr176" draw:text-style-name="P50" draw:layer="layout" svg:x1="19.596cm" svg:y1="6.38cm" svg:x2="19.393cm" svg:y2="7.09cm">
            <text:p/>
          </draw:line>
          <draw:line draw:name="Прямая соединительная линия 48" draw:style-name="gr176" draw:text-style-name="P50" draw:layer="layout" svg:x1="19.799cm" svg:y1="6.279cm" svg:x2="20.205cm" svg:y2="6.989cm">
            <text:p/>
          </draw:line>
          <draw:custom-shape draw:name="Овал 55" draw:style-name="gr175" draw:text-style-name="P49" draw:layer="layout" svg:width="0.405cm" svg:height="0.405cm" svg:x="21.22cm" svg:y="5.97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Прямая соединительная линия 58" draw:style-name="gr176" draw:text-style-name="P50" draw:layer="layout" svg:x1="21.321cm" svg:y1="6.38cm" svg:x2="21.118cm" svg:y2="7.09cm">
            <text:p/>
          </draw:line>
          <draw:line draw:name="Прямая соединительная линия 59" draw:style-name="gr176" draw:text-style-name="P50" draw:layer="layout" svg:x1="21.523cm" svg:y1="6.279cm" svg:x2="21.929cm" svg:y2="6.989cm">
            <text:p/>
          </draw:line>
        </draw:g>
        <draw:custom-shape draw:name="TextBox 63" draw:style-name="gr177" draw:text-style-name="P48" xml:id="id238" draw:id="id238" draw:layer="layout" svg:width="8.417cm" svg:height="2.819cm" svg:x="13.613cm" svg:y="11.148cm">
          <text:p text:style-name="P38"><text:span text:style-name="T17"/></text:p>
          <text:p text:style-name="P38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 91" xml:id="id239" draw:id="id239">
          <draw:custom-shape draw:name="Овал 65" draw:style-name="gr175" draw:text-style-name="P49" draw:layer="layout" svg:width="0.405cm" svg:height="0.405cm" svg:x="14.424cm" svg:y="11.45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Прямая соединительная линия 67" draw:style-name="gr176" draw:text-style-name="P50" draw:layer="layout" svg:x1="14.931cm" svg:y1="11.857cm" svg:x2="15.844cm" svg:y2="12.263cm">
            <text:p/>
          </draw:line>
          <draw:custom-shape draw:name="Овал 68" draw:style-name="gr175" draw:text-style-name="P49" draw:layer="layout" svg:width="0.405cm" svg:height="0.405cm" svg:x="16.047cm" svg:y="12.2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Прямая соединительная линия 70" draw:style-name="gr176" draw:text-style-name="P50" draw:layer="layout" svg:x1="16.452cm" svg:y1="12.669cm" svg:x2="17.264cm" svg:y2="12.973cm">
            <text:p/>
          </draw:line>
          <draw:custom-shape draw:name="Овал 77" draw:style-name="gr175" draw:text-style-name="P49" draw:layer="layout" svg:width="0.405cm" svg:height="0.405cm" svg:x="17.467cm" svg:y="12.87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Прямая соединительная линия 79" draw:style-name="gr176" draw:text-style-name="P50" draw:layer="layout" svg:x1="19.393cm" svg:y1="13.886cm" svg:x2="20.002cm" svg:y2="14.19cm">
            <text:p/>
          </draw:line>
          <draw:custom-shape draw:name="Овал 80" draw:style-name="gr175" draw:text-style-name="P49" draw:layer="layout" svg:width="0.405cm" svg:height="0.405cm" svg:x="18.887cm" svg:y="13.58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Прямая соединительная линия 81" draw:style-name="gr176" draw:text-style-name="P50" draw:layer="layout" svg:x1="17.974cm" svg:y1="13.176cm" svg:x2="18.785cm" svg:y2="13.581cm">
            <text:p/>
          </draw:line>
          <draw:custom-shape draw:name="Овал 83" draw:style-name="gr175" draw:text-style-name="P49" draw:layer="layout" svg:width="0.405cm" svg:height="0.405cm" svg:x="20.104cm" svg:y="14.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229" smil:attributeName="visibility" smil:to="visible"/>
                  <anim:animate smil:dur="1s" smil:fill="hold" smil:targetElement="id229" smil:attributeName="width" smil:values="width*0.70;width" smil:keyTimes="0;1"/>
                  <anim:animate smil:dur="1s" smil:fill="hold" smil:targetElement="id229" smil:attributeName="height" smil:values="height;height" smil:keyTimes="0;1"/>
                  <anim:transitionFilter smil:dur="1s" smil:targetElement="id229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30" smil:attributeName="visibility" smil:to="visible"/>
                  <anim:transitionFilter smil:dur="0.5s" smil:targetElement="id230" smil:type="barWipe" smil:subtype="leftToRight"/>
                </anim:par>
              </anim:par>
              <anim:par smil:begin="1.5s" smil:fill="hold" presentation:node-type="after-previou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31" smil:attributeName="visibility" smil:to="visible"/>
                  <anim:transitionFilter smil:dur="0.5s" smil:targetElement="id231" smil:type="barWipe" smil:subtype="leftToRight"/>
                </anim:par>
              </anim:par>
              <anim:par smil:begin="2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232" smil:attributeName="visibility" smil:to="visible"/>
                  <anim:animate smil:dur="1s" smil:fill="hold" smil:targetElement="id232" smil:attributeName="width" smil:values="width*0.70;width" smil:keyTimes="0;1"/>
                  <anim:animate smil:dur="1s" smil:fill="hold" smil:targetElement="id232" smil:attributeName="height" smil:values="height;height" smil:keyTimes="0;1"/>
                  <anim:transitionFilter smil:dur="1s" smil:targetElement="id232" smil:type="fade" smil:subtype="crossfade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233" smil:attributeName="visibility" smil:to="visible"/>
                  <anim:transitionFilter smil:dur="0.5s" smil:targetElement="id233" smil:type="barWipe" smil:subtype="topToBottom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34" smil:attributeName="visibility" smil:to="visible"/>
                  <anim:transitionFilter smil:dur="0.5s" smil:targetElement="id234" smil:type="barWipe" smil:subtype="leftToRight"/>
                </anim:par>
              </anim:par>
              <anim:par smil:begin="0.5s" smil:fill="hold" presentation:node-type="after-previou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35" smil:attributeName="visibility" smil:to="visible"/>
                  <anim:transitionFilter smil:dur="0.5s" smil:targetElement="id235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36" smil:attributeName="visibility" smil:to="visible"/>
                  <anim:transitionFilter smil:dur="0.5s" smil:targetElement="id236" smil:type="barWipe" smil:subtype="leftToRight"/>
                </anim:par>
              </anim:par>
              <anim:par smil:begin="0.5s" smil:fill="hold" presentation:node-type="after-previou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37" smil:attributeName="visibility" smil:to="visible"/>
                  <anim:transitionFilter smil:dur="0.5s" smil:targetElement="id237" smil:type="barWipe" smil:subtype="leftToRight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238" smil:attributeName="visibility" smil:to="visible"/>
                  <anim:animate smil:dur="1s" smil:fill="hold" smil:targetElement="id238" smil:attributeName="width" smil:values="width*0.70;width" smil:keyTimes="0;1"/>
                  <anim:animate smil:dur="1s" smil:fill="hold" smil:targetElement="id238" smil:attributeName="height" smil:values="height;height" smil:keyTimes="0;1"/>
                  <anim:transitionFilter smil:dur="1s" smil:targetElement="id238" smil:type="fade" smil:subtype="crossfade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239" smil:attributeName="visibility" smil:to="visible"/>
                  <anim:transitionFilter smil:dur="0.5s" smil:targetElement="id239" smil:type="barWipe" smil:subtype="topToBottom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1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ПОСОБЫ УЛУЧШЕНИЯ АЛГОРИТМА" draw:style-name="dp1" draw:master-page-name="Заголовок_20_и_20_объект" presentation:presentation-page-layout-name="AL1T11">
        <draw:frame draw:name="Заголовок 1" presentation:style-name="pr1" draw:text-style-name="P2" xml:id="id240" draw:id="id240" draw:layer="layout" svg:width="22.859cm" svg:height="1.265cm" svg:x="1.138cm" svg:y="0.6cm" presentation:class="title" presentation:user-transformed="true">
          <draw:text-box>
            <text:p text:style-name="P51"><text:span text:style-name="T43">СПОСОБЫ УЛУЧШЕНИЯ АЛГОРИТМА</text:span></text:p>
          </draw:text-box>
        </draw:frame>
        <draw:frame draw:name="Содержимое 2" presentation:style-name="pr7" draw:text-style-name="P54" xml:id="id241" draw:id="id241" draw:layer="layout" svg:width="22.859cm" svg:height="6.592cm" svg:x="1.341cm" svg:y="2.324cm" presentation:class="outline" presentation:user-transformed="true">
          <draw:text-box>
            <text:p xml:id="id242" text:id="id242" text:style-name="P52"><text:span text:style-name="T62">Выбор медианного элемента</text:span></text:p>
            <text:p xml:id="id243" text:id="id243" text:style-name="P53"><text:span text:style-name="T63">1. Не достигается наилучший способ</text:span></text:p>
            <text:p xml:id="id244" text:id="id244" text:style-name="P53"><text:span text:style-name="T63">2. Помогает избавиться от наихудшего способа</text:span></text:p>
          </draw:text-box>
        </draw:frame>
        <draw:custom-shape draw:name="TextBox 3" draw:style-name="gr178" draw:text-style-name="P48" xml:id="id245" draw:id="id245" draw:layer="layout" svg:width="24.645cm" svg:height="10.323cm" svg:x="0.326cm" svg:y="9.119cm">
          <text:p xml:id="id246" text:id="id246" text:style-name="P38"><text:span text:style-name="T64">1 способ</text:span></text:p>
          <text:p xml:id="id247" text:id="id247" text:style-name="P55"><text:span text:style-name="T19">Организация случайного выбора среднего элемента.</text:span></text:p>
          <text:p xml:id="id248" text:id="id248" text:style-name="P38"><text:span text:style-name="T64">2 способ</text:span></text:p>
          <text:p xml:id="id249" text:id="id249" text:style-name="P55"><text:span text:style-name="T19">Организация случайного выбора трех элементов (из начала массива, середины массива и конца массива) и выбор среднего из них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240" smil:attributeName="visibility" smil:to="visible"/>
                  <anim:animate smil:dur="1s" smil:fill="hold" smil:targetElement="id240" smil:attributeName="width" smil:values="width*0.70;width" smil:keyTimes="0;1"/>
                  <anim:animate smil:dur="1s" smil:fill="hold" smil:targetElement="id240" smil:attributeName="height" smil:values="height;height" smil:keyTimes="0;1"/>
                  <anim:transitionFilter smil:dur="1s" smil:targetElement="id240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241" smil:attributeName="visibility" smil:to="visible"/>
                  <anim:animate smil:dur="1s" smil:fill="hold" smil:targetElement="id241" anim:sub-item="background" smil:attributeName="width" smil:values="width*0.70;width" smil:keyTimes="0;1"/>
                  <anim:animate smil:dur="1s" smil:fill="hold" smil:targetElement="id241" anim:sub-item="background" smil:attributeName="height" smil:values="height;height" smil:keyTimes="0;1"/>
                  <anim:transitionFilter smil:dur="1s" smil:targetElement="id241" smil:type="fade" smil:subtype="crossfade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242" smil:attributeName="visibility" smil:to="visible"/>
                  <anim:transitionFilter smil:dur="0.5s" smil:targetElement="id242" smil:type="barWipe" smil:subtype="leftToRight"/>
                </anim:par>
              </anim:par>
              <anim:par smil:begin="2s" smil:fill="hold" presentation:node-type="after-previou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43" smil:attributeName="visibility" smil:to="visible"/>
                  <anim:transitionFilter smil:dur="0.5s" smil:targetElement="id243" smil:type="barWipe" smil:subtype="leftToRight"/>
                </anim:par>
              </anim:par>
              <anim:par smil:begin="2.5s" smil:fill="hold" presentation:node-type="after-previou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44" smil:attributeName="visibility" smil:to="visible"/>
                  <anim:transitionFilter smil:dur="0.5s" smil:targetElement="id244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45" smil:attributeName="visibility" smil:to="visible"/>
                  <anim:animate smil:dur="1s" smil:fill="hold" smil:targetElement="id245" anim:sub-item="background" smil:attributeName="width" smil:values="width*0.70;width" smil:keyTimes="0;1"/>
                  <anim:animate smil:dur="1s" smil:fill="hold" smil:targetElement="id245" anim:sub-item="background" smil:attributeName="height" smil:values="height;height" smil:keyTimes="0;1"/>
                  <anim:transitionFilter smil:dur="1s" smil:targetElement="id245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46" smil:attributeName="visibility" smil:to="visible"/>
                  <anim:transitionFilter smil:dur="0.5s" smil:targetElement="id246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247" smil:attributeName="visibility" smil:to="visible"/>
                  <anim:transitionFilter smil:dur="0.5s" smil:targetElement="id247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248" smil:attributeName="visibility" smil:to="visible"/>
                  <anim:transitionFilter smil:dur="0.5s" smil:targetElement="id248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249" smil:attributeName="visibility" smil:to="visible"/>
                  <anim:transitionFilter smil:dur="0.5s" smil:targetElement="id249" smil:type="barWipe" smil:subtype="leftToRight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16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Заголовок_20_и_20_объект" presentation:presentation-page-layout-name="AL1T11">
        <draw:frame draw:name="Содержимое 2" presentation:style-name="pr7" draw:text-style-name="P5" xml:id="id251" draw:id="id251" draw:layer="layout" svg:width="22.859cm" svg:height="6.186cm" svg:x="1.27cm" svg:y="3.034cm" presentation:class="outline" presentation:user-transformed="true">
          <draw:text-box>
            <text:list text:style-name="L9">
              <text:list-item>
                <text:p xml:id="id252" text:id="id252" text:style-name="P56"><text:span text:style-name="T65">Неустойчивая </text:span></text:p>
              </text:list-item>
              <text:list-item>
                <text:p xml:id="id253" text:id="id253" text:style-name="P56"><text:span text:style-name="T65">Неестественная</text:span></text:p>
              </text:list-item>
              <text:list-item>
                <text:p xml:id="id254" text:id="id254" text:style-name="P56"><text:span text:style-name="T65">Чувствительна к входным данным </text:span></text:p>
              </text:list-item>
            </text:list>
          </draw:text-box>
        </draw:frame>
        <draw:custom-shape draw:name="Заголовок 1" draw:style-name="gr179" draw:text-style-name="P58" xml:id="id250" draw:id="id250" draw:layer="layout" svg:width="22.859cm" svg:height="1.265cm" svg:x="1.341cm" svg:y="0.803cm">
          <text:p text:style-name="P57"><text:span text:style-name="T43">ХАРАКТЕРИСТИКИ СОРТИРОВКИ ХОАР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250" smil:attributeName="visibility" smil:to="visible"/>
                  <anim:animate smil:dur="1s" smil:fill="hold" smil:targetElement="id250" smil:attributeName="width" smil:values="width*0.70;width" smil:keyTimes="0;1"/>
                  <anim:animate smil:dur="1s" smil:fill="hold" smil:targetElement="id250" smil:attributeName="height" smil:values="height;height" smil:keyTimes="0;1"/>
                  <anim:transitionFilter smil:dur="1s" smil:targetElement="id250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251" smil:attributeName="visibility" smil:to="visible"/>
                  <anim:animate smil:dur="1s" smil:fill="hold" smil:targetElement="id251" anim:sub-item="background" smil:attributeName="width" smil:values="width*0.70;width" smil:keyTimes="0;1"/>
                  <anim:animate smil:dur="1s" smil:fill="hold" smil:targetElement="id251" anim:sub-item="background" smil:attributeName="height" smil:values="height;height" smil:keyTimes="0;1"/>
                  <anim:transitionFilter smil:dur="1s" smil:targetElement="id251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52" smil:attributeName="visibility" smil:to="visible"/>
                  <anim:transitionFilter smil:dur="0.5s" smil:targetElement="id252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53" smil:attributeName="visibility" smil:to="visible"/>
                  <anim:transitionFilter smil:dur="0.5s" smil:targetElement="id253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54" smil:attributeName="visibility" smil:to="visible"/>
                  <anim:transitionFilter smil:dur="0.5s" smil:targetElement="id254" smil:type="barWipe" smil:subtype="leftToRight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17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ОРТИРОВКА ПОДСЧЕТОМ" draw:style-name="dp1" draw:master-page-name="Заголовок_20_и_20_объект" presentation:presentation-page-layout-name="AL1T11">
        <draw:frame draw:name="Заголовок 1" presentation:style-name="pr1" draw:text-style-name="P2" xml:id="id255" draw:id="id255" draw:layer="layout" svg:width="22.859cm" svg:height="1.062cm" svg:x="1.27cm" svg:y="1.058cm" presentation:class="title" presentation:user-transformed="true">
          <draw:text-box>
            <text:p text:style-name="P51"><text:span text:style-name="T43">СОРТИРОВКА ПОДСЧЕТОМ</text:span></text:p>
          </draw:text-box>
        </draw:frame>
        <draw:frame draw:name="Содержимое 2" presentation:style-name="pr7" draw:text-style-name="P5" xml:id="id256" draw:id="id256" draw:layer="layout" svg:width="22.859cm" svg:height="8.519cm" svg:x="1.341cm" svg:y="2.527cm" presentation:class="outline" presentation:user-transformed="true">
          <draw:text-box>
            <text:p xml:id="id257" text:id="id257" text:style-name="P59"><text:span text:style-name="T66">Применяется при следующих условиях:</text:span></text:p>
            <text:list text:style-name="L10">
              <text:list-item>
                <text:p xml:id="id258" text:id="id258" text:style-name="P59"><text:span text:style-name="T63"><text:s/></text:span><text:span text:style-name="T63">элементы массива – целые числа; </text:span></text:p>
              </text:list-item>
              <text:list-item>
                <text:p xml:id="id259" text:id="id259" text:style-name="P59"><text:span text:style-name="T63"><text:s/></text:span><text:span text:style-name="T63">элементы массива могут принимать только </text:span><text:span text:style-name="T67">M </text:span><text:span text:style-name="T63">различных значений;</text:span></text:p>
              </text:list-item>
              <text:list-item>
                <text:p xml:id="id260" text:id="id260" text:style-name="P59"><text:span text:style-name="T63"><text:s/></text:span><text:span text:style-name="T63">количество элементов массива </text:span><text:span text:style-name="T67">n</text:span><text:span text:style-name="T68"> </text:span><text:span text:style-name="T67">&gt;&gt; M</text:span></text:p>
              </text:list-item>
            </text:list>
          </draw:text-box>
        </draw:frame>
        <draw:custom-shape draw:name="Заголовок 1" draw:style-name="gr180" draw:text-style-name="P58" xml:id="id261" draw:id="id261" draw:layer="layout" svg:width="22.859cm" svg:height="1.265cm" svg:x="1.341cm" svg:y="11.655cm">
          <text:p text:style-name="P57"><text:span text:style-name="T43">ХАРАКТЕРИСТИКИ СОРТИРОВ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Содержимое 2" draw:style-name="gr181" draw:text-style-name="P61" xml:id="id262" draw:id="id262" draw:layer="layout" svg:width="22.859cm" svg:height="5.07cm" svg:x="1.239cm" svg:y="12.973cm">
          <text:list text:style-name="L11">
            <text:list-item>
              <text:p xml:id="id263" text:id="id263" text:style-name="P60"><text:span text:style-name="T69">Устойчивость </text:span><text:span text:style-name="T70">– не рассматривается </text:span></text:p>
            </text:list-item>
            <text:list-item>
              <text:p xml:id="id264" text:id="id264" text:style-name="P60"><text:span text:style-name="T71">Неестественная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255" smil:attributeName="visibility" smil:to="visible"/>
                  <anim:animate smil:dur="1s" smil:fill="hold" smil:targetElement="id255" smil:attributeName="width" smil:values="width*0.70;width" smil:keyTimes="0;1"/>
                  <anim:animate smil:dur="1s" smil:fill="hold" smil:targetElement="id255" smil:attributeName="height" smil:values="height;height" smil:keyTimes="0;1"/>
                  <anim:transitionFilter smil:dur="1s" smil:targetElement="id255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256" smil:attributeName="visibility" smil:to="visible"/>
                  <anim:animate smil:dur="1s" smil:fill="hold" smil:targetElement="id256" anim:sub-item="background" smil:attributeName="width" smil:values="width*0.70;width" smil:keyTimes="0;1"/>
                  <anim:animate smil:dur="1s" smil:fill="hold" smil:targetElement="id256" anim:sub-item="background" smil:attributeName="height" smil:values="height;height" smil:keyTimes="0;1"/>
                  <anim:transitionFilter smil:dur="1s" smil:targetElement="id256" smil:type="fade" smil:subtype="crossfade"/>
                </anim:par>
              </anim:par>
              <anim:par smil:begin="2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257" smil:attributeName="visibility" smil:to="visible"/>
                  <anim:animate smil:dur="1s" smil:fill="hold" smil:targetElement="id257" anim:sub-item="text" smil:attributeName="width" smil:values="width*0.70;width" smil:keyTimes="0;1"/>
                  <anim:animate smil:dur="1s" smil:fill="hold" smil:targetElement="id257" anim:sub-item="text" smil:attributeName="height" smil:values="height;height" smil:keyTimes="0;1"/>
                  <anim:transitionFilter smil:dur="1s" smil:targetElement="id257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58" smil:attributeName="visibility" smil:to="visible"/>
                  <anim:animate smil:dur="1s" smil:fill="hold" smil:targetElement="id258" anim:sub-item="text" smil:attributeName="width" smil:values="width*0.70;width" smil:keyTimes="0;1"/>
                  <anim:animate smil:dur="1s" smil:fill="hold" smil:targetElement="id258" anim:sub-item="text" smil:attributeName="height" smil:values="height;height" smil:keyTimes="0;1"/>
                  <anim:transitionFilter smil:dur="1s" smil:targetElement="id258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59" smil:attributeName="visibility" smil:to="visible"/>
                  <anim:animate smil:dur="1s" smil:fill="hold" smil:targetElement="id259" anim:sub-item="text" smil:attributeName="width" smil:values="width*0.70;width" smil:keyTimes="0;1"/>
                  <anim:animate smil:dur="1s" smil:fill="hold" smil:targetElement="id259" anim:sub-item="text" smil:attributeName="height" smil:values="height;height" smil:keyTimes="0;1"/>
                  <anim:transitionFilter smil:dur="1s" smil:targetElement="id259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60" smil:attributeName="visibility" smil:to="visible"/>
                  <anim:animate smil:dur="1s" smil:fill="hold" smil:targetElement="id260" anim:sub-item="text" smil:attributeName="width" smil:values="width*0.70;width" smil:keyTimes="0;1"/>
                  <anim:animate smil:dur="1s" smil:fill="hold" smil:targetElement="id260" anim:sub-item="text" smil:attributeName="height" smil:values="height;height" smil:keyTimes="0;1"/>
                  <anim:transitionFilter smil:dur="1s" smil:targetElement="id260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261" smil:attributeName="visibility" smil:to="visible"/>
                  <anim:animate smil:dur="1s" smil:fill="hold" smil:targetElement="id261" smil:attributeName="width" smil:values="width*0.70;width" smil:keyTimes="0;1"/>
                  <anim:animate smil:dur="1s" smil:fill="hold" smil:targetElement="id261" smil:attributeName="height" smil:values="height;height" smil:keyTimes="0;1"/>
                  <anim:transitionFilter smil:dur="1s" smil:targetElement="id261" smil:type="fade" smil:subtype="crossfade"/>
                </anim:par>
              </anim:par>
              <anim:par smil:begin="2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262" smil:attributeName="visibility" smil:to="visible"/>
                  <anim:animate smil:dur="1s" smil:fill="hold" smil:targetElement="id262" anim:sub-item="background" smil:attributeName="width" smil:values="width*0.70;width" smil:keyTimes="0;1"/>
                  <anim:animate smil:dur="1s" smil:fill="hold" smil:targetElement="id262" anim:sub-item="background" smil:attributeName="height" smil:values="height;height" smil:keyTimes="0;1"/>
                  <anim:transitionFilter smil:dur="1s" smil:targetElement="id262" smil:type="fade" smil:subtype="crossfade"/>
                </anim:par>
              </anim:par>
              <anim:par smil:begin="3s" smil:fill="hold" presentation:node-type="after-previou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63" smil:attributeName="visibility" smil:to="visible"/>
                  <anim:transitionFilter smil:dur="0.5s" smil:targetElement="id263" smil:type="barWipe" smil:subtype="leftToRight"/>
                </anim:par>
              </anim:par>
              <anim:par smil:begin="3.5s" smil:fill="hold" presentation:node-type="after-previou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64" smil:attributeName="visibility" smil:to="visible"/>
                  <anim:transitionFilter smil:dur="0.5s" smil:targetElement="id264" smil:type="barWipe" smil:subtype="leftToRight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18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ОРТИРОВКА ПОДСЧЕТОМ (2)" draw:style-name="dp1" draw:master-page-name="Заголовок_20_и_20_объект" presentation:presentation-page-layout-name="AL1T11">
        <draw:frame draw:name="Содержимое 2" presentation:style-name="pr8" draw:text-style-name="P5" draw:layer="layout" svg:width="22.859cm" svg:height="14cm" svg:x="1.27cm" svg:y="2.932cm" presentation:class="outline" presentation:user-transformed="true">
          <draw:text-box>
            <text:p xml:id="id282" text:id="id282" text:style-name="P53"><text:span text:style-name="T72">Подсчет – </text:span><text:span text:style-name="T45">O(n)</text:span></text:p>
            <text:p text:style-name="P53"><text:span text:style-name="T45"/></text:p>
            <text:p text:style-name="P53"><text:span text:style-name="T45"/></text:p>
            <text:p text:style-name="P53"><text:span text:style-name="T45"/></text:p>
            <text:p text:style-name="P53"><text:span text:style-name="T45"/></text:p>
            <text:p text:style-name="P53"><text:span text:style-name="T45"/></text:p>
            <text:p xml:id="id303" text:id="id303" text:style-name="P53"><text:span text:style-name="T72">Заполнение – </text:span><text:span text:style-name="T45">O(n)</text:span></text:p>
          </draw:text-box>
        </draw:frame>
        <draw:frame draw:name="Заголовок 1" presentation:style-name="pr1" draw:text-style-name="P2" xml:id="id265" draw:id="id265" draw:layer="layout" svg:width="22.859cm" svg:height="1.062cm" svg:x="1.27cm" svg:y="1.058cm" presentation:class="title" presentation:user-transformed="true">
          <draw:text-box>
            <text:p text:style-name="P51"><text:span text:style-name="T43">СОРТИРОВКА ПОДСЧЕТОМ</text:span></text:p>
          </draw:text-box>
        </draw:frame>
        <draw:custom-shape draw:name="Прямоугольник 4" draw:style-name="gr182" draw:text-style-name="P42" xml:id="id267" draw:id="id267" draw:layer="layout" svg:width="1.622cm" svg:height="1.622cm" svg:x="13.106cm" svg:y="5.772cm">
          <text:p text:style-name="P36"><text:span text:style-name="T2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5" draw:style-name="gr183" draw:text-style-name="P42" xml:id="id266" draw:id="id266" draw:layer="layout" svg:width="1.498cm" svg:height="1.622cm" svg:x="1.645cm" svg:y="5.772cm">
          <text:p text:style-name="P36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6" draw:style-name="gr184" draw:text-style-name="P42" xml:id="id268" draw:id="id268" draw:layer="layout" svg:width="1.419cm" svg:height="1.622cm" svg:x="22.031cm" svg:y="5.772cm">
          <text:p text:style-name="P36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7" draw:style-name="gr185" draw:text-style-name="P42" xml:id="id269" draw:id="id269" draw:layer="layout" svg:width="1.723cm" svg:height="1.622cm" svg:x="3.978cm" svg:y="5.772cm">
          <text:p text:style-name="P36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" draw:style-name="gr186" draw:text-style-name="P42" xml:id="id270" draw:id="id270" draw:layer="layout" svg:width="1.622cm" svg:height="1.622cm" svg:x="8.643cm" svg:y="5.772cm">
          <text:p text:style-name="P36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9" draw:style-name="gr187" draw:text-style-name="P42" xml:id="id271" draw:id="id271" draw:layer="layout" svg:width="1.622cm" svg:height="1.622cm" svg:x="6.412cm" svg:y="5.772cm">
          <text:p text:style-name="P36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0" draw:style-name="gr188" draw:text-style-name="P42" xml:id="id272" draw:id="id272" draw:layer="layout" svg:width="1.622cm" svg:height="1.622cm" svg:x="10.773cm" svg:y="5.772cm">
          <text:p text:style-name="P36"><text:span text:style-name="T2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1" draw:style-name="gr189" draw:text-style-name="P42" xml:id="id273" draw:id="id273" draw:layer="layout" svg:width="1.622cm" svg:height="1.622cm" svg:x="15.337cm" svg:y="5.772cm">
          <text:p text:style-name="P36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2" draw:style-name="gr190" draw:text-style-name="P42" xml:id="id274" draw:id="id274" draw:layer="layout" svg:width="1.723cm" svg:height="1.622cm" svg:x="17.67cm" svg:y="5.772cm">
          <text:p text:style-name="P36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3" draw:style-name="gr191" draw:text-style-name="P42" xml:id="id275" draw:id="id275" draw:layer="layout" svg:width="1.622cm" svg:height="1.622cm" svg:x="19.8cm" svg:y="5.772cm">
          <text:p text:style-name="P36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5" draw:style-name="gr192" draw:text-style-name="P42" xml:id="id276" draw:id="id276" draw:layer="layout" svg:width="1.498cm" svg:height="1.622cm" svg:x="2.051cm" svg:y="9.626cm">
          <text:p text:style-name="P36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7" draw:style-name="gr193" draw:text-style-name="P42" xml:id="id277" draw:id="id277" draw:layer="layout" svg:width="1.498cm" svg:height="1.622cm" svg:x="4.282cm" svg:y="9.626cm">
          <text:p text:style-name="P36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8" draw:style-name="gr194" draw:text-style-name="P42" xml:id="id278" draw:id="id278" draw:layer="layout" svg:width="1.498cm" svg:height="1.622cm" svg:x="6.817cm" svg:y="9.626cm">
          <text:p text:style-name="P36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0" draw:style-name="gr195" draw:text-style-name="P63" xml:id="id279" draw:id="id279" draw:layer="layout" svg:width="2.23cm" svg:height="1.216cm" svg:x="1.645cm" svg:y="8.105cm">
          <text:p text:style-name="P62"><text:span text:style-name="T73">A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1" draw:style-name="gr196" draw:text-style-name="P63" xml:id="id280" draw:id="id280" draw:layer="layout" svg:width="2.23cm" svg:height="1.216cm" svg:x="4.079cm" svg:y="8.105cm">
          <text:p text:style-name="P62"><text:span text:style-name="T73">A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3" draw:style-name="gr197" draw:text-style-name="P63" xml:id="id281" draw:id="id281" draw:layer="layout" svg:width="2.23cm" svg:height="1.216cm" svg:x="6.615cm" svg:y="8.105cm">
          <text:p text:style-name="P62"><text:span text:style-name="T73">A[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Стрелка вниз 24" draw:style-name="gr198" draw:text-style-name="P64" xml:id="id283" draw:id="id283" draw:layer="layout" svg:width="0.608cm" svg:height="1.318cm" svg:x="1.949cm" svg:y="4.352cm">
          <text:p text:style-name="P44"><text:span text:style-name="T18"/></text:p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inimum="0" draw:handle-range-y-maximum="?f1" draw:handle-position="0 ?f5"/>
          </draw:enhanced-geometry>
        </draw:custom-shape>
        <draw:custom-shape draw:name="Прямоугольник 25" draw:style-name="gr199" draw:text-style-name="P42" xml:id="id284" draw:id="id284" draw:layer="layout" svg:width="1.52cm" svg:height="1.622cm" svg:x="2.051cm" svg:y="9.626cm">
          <text:p text:style-name="P36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Стрелка вниз 27" draw:style-name="gr198" draw:text-style-name="P64" xml:id="id285" draw:id="id285" draw:layer="layout" svg:width="0.608cm" svg:height="1.318cm" svg:x="4.586cm" svg:y="4.454cm">
          <text:p text:style-name="P44"><text:span text:style-name="T18"/></text:p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inimum="0" draw:handle-range-y-maximum="?f1" draw:handle-position="0 ?f5"/>
          </draw:enhanced-geometry>
        </draw:custom-shape>
        <draw:custom-shape draw:name="Прямоугольник 28" draw:style-name="gr200" draw:text-style-name="P42" xml:id="id286" draw:id="id286" draw:layer="layout" svg:width="1.52cm" svg:height="1.622cm" svg:x="4.282cm" svg:y="9.626cm">
          <text:p text:style-name="P36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Стрелка вниз 30" draw:style-name="gr198" draw:text-style-name="P64" xml:id="id287" draw:id="id287" draw:layer="layout" svg:width="0.608cm" svg:height="1.318cm" svg:x="6.919cm" svg:y="4.454cm">
          <text:p text:style-name="P44"><text:span text:style-name="T18"/></text:p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inimum="0" draw:handle-range-y-maximum="?f1" draw:handle-position="0 ?f5"/>
          </draw:enhanced-geometry>
        </draw:custom-shape>
        <draw:custom-shape draw:name="Прямоугольник 32" draw:style-name="gr201" draw:text-style-name="P42" xml:id="id288" draw:id="id288" draw:layer="layout" svg:width="1.52cm" svg:height="1.622cm" svg:x="2.051cm" svg:y="9.626cm">
          <text:p text:style-name="P36"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Стрелка вниз 34" draw:style-name="gr198" draw:text-style-name="P64" xml:id="id289" draw:id="id289" draw:layer="layout" svg:width="0.608cm" svg:height="1.318cm" svg:x="9.15cm" svg:y="4.454cm">
          <text:p text:style-name="P44"><text:span text:style-name="T18"/></text:p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inimum="0" draw:handle-range-y-maximum="?f1" draw:handle-position="0 ?f5"/>
          </draw:enhanced-geometry>
        </draw:custom-shape>
        <draw:custom-shape draw:name="Прямоугольник 35" draw:style-name="gr202" draw:text-style-name="P42" xml:id="id290" draw:id="id290" draw:layer="layout" svg:width="1.52cm" svg:height="1.622cm" svg:x="4.282cm" svg:y="9.626cm">
          <text:p text:style-name="P36"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Стрелка вниз 37" draw:style-name="gr198" draw:text-style-name="P64" xml:id="id291" draw:id="id291" draw:layer="layout" svg:width="0.608cm" svg:height="1.318cm" svg:x="11.28cm" svg:y="4.454cm">
          <text:p text:style-name="P44"><text:span text:style-name="T18"/></text:p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inimum="0" draw:handle-range-y-maximum="?f1" draw:handle-position="0 ?f5"/>
          </draw:enhanced-geometry>
        </draw:custom-shape>
        <draw:custom-shape draw:name="Прямоугольник 38" draw:style-name="gr203" draw:text-style-name="P42" xml:id="id292" draw:id="id292" draw:layer="layout" svg:width="1.52cm" svg:height="1.622cm" svg:x="6.817cm" svg:y="9.626cm">
          <text:p text:style-name="P36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Стрелка вниз 40" draw:style-name="gr198" draw:text-style-name="P64" xml:id="id293" draw:id="id293" draw:layer="layout" svg:width="0.608cm" svg:height="1.318cm" svg:x="13.511cm" svg:y="4.454cm">
          <text:p text:style-name="P44"><text:span text:style-name="T18"/></text:p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inimum="0" draw:handle-range-y-maximum="?f1" draw:handle-position="0 ?f5"/>
          </draw:enhanced-geometry>
        </draw:custom-shape>
        <draw:custom-shape draw:name="Прямоугольник 42" draw:style-name="gr204" draw:text-style-name="P42" xml:id="id294" draw:id="id294" draw:layer="layout" svg:width="1.52cm" svg:height="1.622cm" svg:x="6.817cm" svg:y="9.626cm">
          <text:p text:style-name="P36"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Стрелка вниз 44" draw:style-name="gr198" draw:text-style-name="P64" xml:id="id295" draw:id="id295" draw:layer="layout" svg:width="0.608cm" svg:height="1.318cm" svg:x="15.844cm" svg:y="4.454cm">
          <text:p text:style-name="P44"><text:span text:style-name="T18"/></text:p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inimum="0" draw:handle-range-y-maximum="?f1" draw:handle-position="0 ?f5"/>
          </draw:enhanced-geometry>
        </draw:custom-shape>
        <draw:custom-shape draw:name="Прямоугольник 46" draw:style-name="gr205" draw:text-style-name="P42" xml:id="id296" draw:id="id296" draw:layer="layout" svg:width="1.52cm" svg:height="1.622cm" svg:x="4.282cm" svg:y="9.626cm">
          <text:p text:style-name="P36"><text:span text:style-name="T2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Стрелка вниз 47" draw:style-name="gr198" draw:text-style-name="P64" xml:id="id297" draw:id="id297" draw:layer="layout" svg:width="0.608cm" svg:height="1.318cm" svg:x="18.278cm" svg:y="4.454cm">
          <text:p text:style-name="P44"><text:span text:style-name="T18"/></text:p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inimum="0" draw:handle-range-y-maximum="?f1" draw:handle-position="0 ?f5"/>
          </draw:enhanced-geometry>
        </draw:custom-shape>
        <draw:custom-shape draw:name="Прямоугольник 49" draw:style-name="gr206" draw:text-style-name="P42" xml:id="id298" draw:id="id298" draw:layer="layout" svg:width="1.52cm" svg:height="1.622cm" svg:x="2.051cm" svg:y="9.626cm">
          <text:p text:style-name="P36"><text:span text:style-name="T2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Стрелка вниз 51" draw:style-name="gr198" draw:text-style-name="P64" xml:id="id299" draw:id="id299" draw:layer="layout" svg:width="0.608cm" svg:height="1.318cm" svg:x="20.307cm" svg:y="4.454cm">
          <text:p text:style-name="P44"><text:span text:style-name="T18"/></text:p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inimum="0" draw:handle-range-y-maximum="?f1" draw:handle-position="0 ?f5"/>
          </draw:enhanced-geometry>
        </draw:custom-shape>
        <draw:custom-shape draw:name="Прямоугольник 53" draw:style-name="gr207" draw:text-style-name="P42" xml:id="id300" draw:id="id300" draw:layer="layout" svg:width="1.52cm" svg:height="1.622cm" svg:x="2.051cm" svg:y="9.626cm">
          <text:p text:style-name="P36"><text:span text:style-name="T24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Стрелка вниз 54" draw:style-name="gr198" draw:text-style-name="P64" xml:id="id301" draw:id="id301" draw:layer="layout" svg:width="0.608cm" svg:height="1.318cm" svg:x="22.437cm" svg:y="4.454cm">
          <text:p text:style-name="P44"><text:span text:style-name="T18"/></text:p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inimum="0" draw:handle-range-y-maximum="?f1" draw:handle-position="0 ?f5"/>
          </draw:enhanced-geometry>
        </draw:custom-shape>
        <draw:custom-shape draw:name="Прямоугольник 56" draw:style-name="gr208" draw:text-style-name="P42" xml:id="id302" draw:id="id302" draw:layer="layout" svg:width="1.52cm" svg:height="1.622cm" svg:x="4.282cm" svg:y="9.626cm">
          <text:p text:style-name="P36"><text:span text:style-name="T24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57" draw:style-name="gr209" draw:text-style-name="P42" xml:id="id312" draw:id="id312" draw:layer="layout" svg:width="1.622cm" svg:height="1.622cm" svg:x="19.901cm" svg:y="14.698cm">
          <text:p text:style-name="P36"><text:span text:style-name="T2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58" draw:style-name="gr210" draw:text-style-name="P42" xml:id="id304" draw:id="id304" draw:layer="layout" svg:width="1.498cm" svg:height="1.622cm" svg:x="1.645cm" svg:y="14.596cm">
          <text:p text:style-name="P36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59" draw:style-name="gr211" draw:text-style-name="P42" xml:id="id309" draw:id="id309" draw:layer="layout" svg:width="1.419cm" svg:height="1.622cm" svg:x="13.106cm" svg:y="14.596cm">
          <text:p text:style-name="P36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60" draw:style-name="gr212" draw:text-style-name="P42" xml:id="id308" draw:id="id308" draw:layer="layout" svg:width="1.723cm" svg:height="1.622cm" svg:x="10.773cm" svg:y="14.596cm">
          <text:p text:style-name="P36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61" draw:style-name="gr213" draw:text-style-name="P42" xml:id="id311" draw:id="id311" draw:layer="layout" svg:width="1.622cm" svg:height="1.622cm" svg:x="17.67cm" svg:y="14.596cm">
          <text:p text:style-name="P36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62" draw:style-name="gr214" draw:text-style-name="P42" xml:id="id305" draw:id="id305" draw:layer="layout" svg:width="1.622cm" svg:height="1.622cm" svg:x="3.673cm" svg:y="14.596cm">
          <text:p text:style-name="P36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63" draw:style-name="gr215" draw:text-style-name="P42" xml:id="id313" draw:id="id313" draw:layer="layout" svg:width="1.622cm" svg:height="1.622cm" svg:x="22.234cm" svg:y="14.698cm">
          <text:p text:style-name="P36"><text:span text:style-name="T2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64" draw:style-name="gr216" draw:text-style-name="P42" xml:id="id310" draw:id="id310" draw:layer="layout" svg:width="1.622cm" svg:height="1.622cm" svg:x="15.337cm" svg:y="14.596cm">
          <text:p text:style-name="P36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65" draw:style-name="gr217" draw:text-style-name="P42" xml:id="id306" draw:id="id306" draw:layer="layout" svg:width="1.723cm" svg:height="1.622cm" svg:x="6.006cm" svg:y="14.596cm">
          <text:p text:style-name="P36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66" draw:style-name="gr218" draw:text-style-name="P42" xml:id="id307" draw:id="id307" draw:layer="layout" svg:width="1.622cm" svg:height="1.622cm" svg:x="8.44cm" svg:y="14.596cm">
          <text:p text:style-name="P36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265" smil:attributeName="visibility" smil:to="visible"/>
                  <anim:animate smil:dur="1s" smil:fill="hold" smil:targetElement="id265" smil:attributeName="width" smil:values="width*0.70;width" smil:keyTimes="0;1"/>
                  <anim:animate smil:dur="1s" smil:fill="hold" smil:targetElement="id265" smil:attributeName="height" smil:values="height;height" smil:keyTimes="0;1"/>
                  <anim:transitionFilter smil:dur="1s" smil:targetElement="id265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66" smil:attributeName="visibility" smil:to="visible"/>
                  <anim:transitionFilter smil:dur="0.5s" smil:targetElement="id266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267" smil:attributeName="visibility" smil:to="visible"/>
                  <anim:transitionFilter smil:dur="0.5s" smil:targetElement="id267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268" smil:attributeName="visibility" smil:to="visible"/>
                  <anim:transitionFilter smil:dur="0.5s" smil:targetElement="id268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269" smil:attributeName="visibility" smil:to="visible"/>
                  <anim:transitionFilter smil:dur="0.5s" smil:targetElement="id269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270" smil:attributeName="visibility" smil:to="visible"/>
                  <anim:transitionFilter smil:dur="0.5s" smil:targetElement="id270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271" smil:attributeName="visibility" smil:to="visible"/>
                  <anim:transitionFilter smil:dur="0.5s" smil:targetElement="id271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272" smil:attributeName="visibility" smil:to="visible"/>
                  <anim:transitionFilter smil:dur="0.5s" smil:targetElement="id272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273" smil:attributeName="visibility" smil:to="visible"/>
                  <anim:transitionFilter smil:dur="0.5s" smil:targetElement="id273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274" smil:attributeName="visibility" smil:to="visible"/>
                  <anim:transitionFilter smil:dur="0.5s" smil:targetElement="id274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275" smil:attributeName="visibility" smil:to="visible"/>
                  <anim:transitionFilter smil:dur="0.5s" smil:targetElement="id275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276" smil:attributeName="visibility" smil:to="visible"/>
                  <anim:transitionFilter smil:dur="0.5s" smil:targetElement="id276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277" smil:attributeName="visibility" smil:to="visible"/>
                  <anim:transitionFilter smil:dur="0.5s" smil:targetElement="id277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278" smil:attributeName="visibility" smil:to="visible"/>
                  <anim:transitionFilter smil:dur="0.5s" smil:targetElement="id278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279" smil:attributeName="visibility" smil:to="visible"/>
                  <anim:transitionFilter smil:dur="0.5s" smil:targetElement="id279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280" smil:attributeName="visibility" smil:to="visible"/>
                  <anim:transitionFilter smil:dur="0.5s" smil:targetElement="id280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281" smil:attributeName="visibility" smil:to="visible"/>
                  <anim:transitionFilter smil:dur="0.5s" smil:targetElement="id281" smil:type="barWipe" smil:subtype="topToBottom"/>
                </anim:par>
              </anim:par>
              <anim:par smil:begin="0.5s" smil:fill="hold" presentation:node-type="after-previou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82" smil:attributeName="visibility" smil:to="visible"/>
                  <anim:transitionFilter smil:dur="0.5s" smil:targetElement="id282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283" smil:attributeName="visibility" smil:to="visible"/>
                  <anim:transitionFilter smil:dur="0.5s" smil:targetElement="id283" smil:type="barWipe" smil:subtype="topToBottom"/>
                </anim:par>
              </anim:par>
              <anim:par smil:begin="0.5s" smil:fill="hold" presentation:node-type="after-previou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</anim:par>
              <anim:par smil:begin="0.5s" smil:fill="hold" presentation:node-type="after-previous">
                <anim:par smil:begin="0s" smil:fill="hold" presentation:node-type="after-previous" presentation:preset-class="exit" presentation:preset-id="ooo-exit-contract">
                  <anim:animate smil:dur="1s" smil:targetElement="id283" smil:attributeName="width" smil:values="width;width*0.70" smil:keyTimes="0;1"/>
                  <anim:animate smil:dur="1s" smil:targetElement="id283" smil:attributeName="height" smil:values="height;height" smil:keyTimes="0;1"/>
                  <anim:transitionFilter smil:dur="1s" smil:targetElement="id283" smil:type="fade" smil:subtype="crossfade" smil:mode="out"/>
                  <anim:set smil:begin="0.999s" smil:dur="0.001s" smil:fill="hold" smil:targetElement="id283" smil:attributeName="visibility" smil:to="hidden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285" smil:attributeName="visibility" smil:to="visible"/>
                  <anim:transitionFilter smil:dur="0.5s" smil:targetElement="id285" smil:type="barWipe" smil:subtype="topToBottom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</anim:par>
              <anim:par smil:begin="0s" smil:fill="hold" presentation:node-type="after-previous">
                <anim:par smil:begin="0s" smil:fill="hold" presentation:node-type="after-previous" presentation:preset-class="exit" presentation:preset-id="ooo-exit-contract">
                  <anim:animate smil:dur="1s" smil:targetElement="id285" smil:attributeName="width" smil:values="width;width*0.70" smil:keyTimes="0;1"/>
                  <anim:animate smil:dur="1s" smil:targetElement="id285" smil:attributeName="height" smil:values="height;height" smil:keyTimes="0;1"/>
                  <anim:transitionFilter smil:dur="1s" smil:targetElement="id285" smil:type="fade" smil:subtype="crossfade" smil:mode="out"/>
                  <anim:set smil:begin="0.999s" smil:dur="0.001s" smil:fill="hold" smil:targetElement="id285" smil:attributeName="visibility" smil:to="hidden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287" smil:attributeName="visibility" smil:to="visible"/>
                  <anim:transitionFilter smil:dur="0.5s" smil:targetElement="id287" smil:type="barWipe" smil:subtype="topToBottom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</anim:par>
              <anim:par smil:begin="0s" smil:fill="hold" presentation:node-type="after-previous">
                <anim:par smil:begin="0s" smil:fill="hold" presentation:node-type="after-previous" presentation:preset-class="exit" presentation:preset-id="ooo-exit-contract">
                  <anim:animate smil:dur="1s" smil:targetElement="id287" smil:attributeName="width" smil:values="width;width*0.70" smil:keyTimes="0;1"/>
                  <anim:animate smil:dur="1s" smil:targetElement="id287" smil:attributeName="height" smil:values="height;height" smil:keyTimes="0;1"/>
                  <anim:transitionFilter smil:dur="1s" smil:targetElement="id287" smil:type="fade" smil:subtype="crossfade" smil:mode="out"/>
                  <anim:set smil:begin="0.999s" smil:dur="0.001s" smil:fill="hold" smil:targetElement="id287" smil:attributeName="visibility" smil:to="hidden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289" smil:attributeName="visibility" smil:to="visible"/>
                  <anim:transitionFilter smil:dur="0.5s" smil:targetElement="id289" smil:type="barWipe" smil:subtype="topToBottom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</anim:par>
              <anim:par smil:begin="0s" smil:fill="hold" presentation:node-type="after-previous">
                <anim:par smil:begin="0s" smil:fill="hold" presentation:node-type="after-previous" presentation:preset-class="exit" presentation:preset-id="ooo-exit-contract">
                  <anim:animate smil:dur="1s" smil:targetElement="id289" smil:attributeName="width" smil:values="width;width*0.70" smil:keyTimes="0;1"/>
                  <anim:animate smil:dur="1s" smil:targetElement="id289" smil:attributeName="height" smil:values="height;height" smil:keyTimes="0;1"/>
                  <anim:transitionFilter smil:dur="1s" smil:targetElement="id289" smil:type="fade" smil:subtype="crossfade" smil:mode="out"/>
                  <anim:set smil:begin="0.999s" smil:dur="0.001s" smil:fill="hold" smil:targetElement="id289" smil:attributeName="visibility" smil:to="hidden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291" smil:attributeName="visibility" smil:to="visible"/>
                  <anim:transitionFilter smil:dur="0.5s" smil:targetElement="id291" smil:type="barWipe" smil:subtype="topToBottom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</anim:par>
              <anim:par smil:begin="0s" smil:fill="hold" presentation:node-type="after-previous">
                <anim:par smil:begin="0s" smil:fill="hold" presentation:node-type="after-previous" presentation:preset-class="exit" presentation:preset-id="ooo-exit-contract">
                  <anim:animate smil:dur="1s" smil:targetElement="id291" smil:attributeName="width" smil:values="width;width*0.70" smil:keyTimes="0;1"/>
                  <anim:animate smil:dur="1s" smil:targetElement="id291" smil:attributeName="height" smil:values="height;height" smil:keyTimes="0;1"/>
                  <anim:transitionFilter smil:dur="1s" smil:targetElement="id291" smil:type="fade" smil:subtype="crossfade" smil:mode="out"/>
                  <anim:set smil:begin="0.999s" smil:dur="0.001s" smil:fill="hold" smil:targetElement="id291" smil:attributeName="visibility" smil:to="hidden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293" smil:attributeName="visibility" smil:to="visible"/>
                  <anim:transitionFilter smil:dur="0.5s" smil:targetElement="id293" smil:type="barWipe" smil:subtype="topToBottom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</anim:par>
              <anim:par smil:begin="0s" smil:fill="hold" presentation:node-type="after-previous">
                <anim:par smil:begin="0s" smil:fill="hold" presentation:node-type="after-previous" presentation:preset-class="exit" presentation:preset-id="ooo-exit-contract">
                  <anim:animate smil:dur="1s" smil:targetElement="id293" smil:attributeName="width" smil:values="width;width*0.70" smil:keyTimes="0;1"/>
                  <anim:animate smil:dur="1s" smil:targetElement="id293" smil:attributeName="height" smil:values="height;height" smil:keyTimes="0;1"/>
                  <anim:transitionFilter smil:dur="1s" smil:targetElement="id293" smil:type="fade" smil:subtype="crossfade" smil:mode="out"/>
                  <anim:set smil:begin="0.999s" smil:dur="0.001s" smil:fill="hold" smil:targetElement="id293" smil:attributeName="visibility" smil:to="hidden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295" smil:attributeName="visibility" smil:to="visible"/>
                  <anim:transitionFilter smil:dur="0.5s" smil:targetElement="id295" smil:type="barWipe" smil:subtype="topToBottom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</anim:par>
              <anim:par smil:begin="0s" smil:fill="hold" presentation:node-type="after-previous">
                <anim:par smil:begin="0s" smil:fill="hold" presentation:node-type="after-previous" presentation:preset-class="exit" presentation:preset-id="ooo-exit-contract">
                  <anim:animate smil:dur="1s" smil:targetElement="id295" smil:attributeName="width" smil:values="width;width*0.70" smil:keyTimes="0;1"/>
                  <anim:animate smil:dur="1s" smil:targetElement="id295" smil:attributeName="height" smil:values="height;height" smil:keyTimes="0;1"/>
                  <anim:transitionFilter smil:dur="1s" smil:targetElement="id295" smil:type="fade" smil:subtype="crossfade" smil:mode="out"/>
                  <anim:set smil:begin="0.999s" smil:dur="0.001s" smil:fill="hold" smil:targetElement="id295" smil:attributeName="visibility" smil:to="hidden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297" smil:attributeName="visibility" smil:to="visible"/>
                  <anim:transitionFilter smil:dur="0.5s" smil:targetElement="id297" smil:type="barWipe" smil:subtype="topToBottom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</anim:par>
              <anim:par smil:begin="0s" smil:fill="hold" presentation:node-type="after-previous">
                <anim:par smil:begin="0s" smil:fill="hold" presentation:node-type="after-previous" presentation:preset-class="exit" presentation:preset-id="ooo-exit-contract">
                  <anim:animate smil:dur="1s" smil:targetElement="id297" smil:attributeName="width" smil:values="width;width*0.70" smil:keyTimes="0;1"/>
                  <anim:animate smil:dur="1s" smil:targetElement="id297" smil:attributeName="height" smil:values="height;height" smil:keyTimes="0;1"/>
                  <anim:transitionFilter smil:dur="1s" smil:targetElement="id297" smil:type="fade" smil:subtype="crossfade" smil:mode="out"/>
                  <anim:set smil:begin="0.999s" smil:dur="0.001s" smil:fill="hold" smil:targetElement="id297" smil:attributeName="visibility" smil:to="hidden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299" smil:attributeName="visibility" smil:to="visible"/>
                  <anim:transitionFilter smil:dur="0.5s" smil:targetElement="id299" smil:type="barWipe" smil:subtype="topToBottom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</anim:par>
              <anim:par smil:begin="0s" smil:fill="hold" presentation:node-type="after-previous">
                <anim:par smil:begin="0s" smil:fill="hold" presentation:node-type="after-previous" presentation:preset-class="exit" presentation:preset-id="ooo-exit-contract">
                  <anim:animate smil:dur="1s" smil:targetElement="id299" smil:attributeName="width" smil:values="width;width*0.70" smil:keyTimes="0;1"/>
                  <anim:animate smil:dur="1s" smil:targetElement="id299" smil:attributeName="height" smil:values="height;height" smil:keyTimes="0;1"/>
                  <anim:transitionFilter smil:dur="1s" smil:targetElement="id299" smil:type="fade" smil:subtype="crossfade" smil:mode="out"/>
                  <anim:set smil:begin="0.999s" smil:dur="0.001s" smil:fill="hold" smil:targetElement="id299" smil:attributeName="visibility" smil:to="hidden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301" smil:attributeName="visibility" smil:to="visible"/>
                  <anim:transitionFilter smil:dur="0.5s" smil:targetElement="id301" smil:type="barWipe" smil:subtype="topToBottom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</anim:par>
              <anim:par smil:begin="0s" smil:fill="hold" presentation:node-type="after-previous">
                <anim:par smil:begin="0s" smil:fill="hold" presentation:node-type="after-previous" presentation:preset-class="exit" presentation:preset-id="ooo-exit-contract">
                  <anim:animate smil:dur="1s" smil:targetElement="id301" smil:attributeName="width" smil:values="width;width*0.70" smil:keyTimes="0;1"/>
                  <anim:animate smil:dur="1s" smil:targetElement="id301" smil:attributeName="height" smil:values="height;height" smil:keyTimes="0;1"/>
                  <anim:transitionFilter smil:dur="1s" smil:targetElement="id301" smil:type="fade" smil:subtype="crossfade" smil:mode="out"/>
                  <anim:set smil:begin="0.999s" smil:dur="0.001s" smil:fill="hold" smil:targetElement="id301" smil:attributeName="visibility" smil:to="hidden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303" smil:attributeName="visibility" smil:to="visible"/>
                  <anim:transitionFilter smil:dur="0.5s" smil:targetElement="id303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04" smil:attributeName="visibility" smil:to="visible"/>
                  <anim:transitionFilter smil:dur="0.5s" smil:targetElement="id304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05" smil:attributeName="visibility" smil:to="visible"/>
                  <anim:transitionFilter smil:dur="0.5s" smil:targetElement="id305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06" smil:attributeName="visibility" smil:to="visible"/>
                  <anim:transitionFilter smil:dur="0.5s" smil:targetElement="id306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07" smil:attributeName="visibility" smil:to="visible"/>
                  <anim:transitionFilter smil:dur="0.5s" smil:targetElement="id307" smil:type="barWipe" smil:subtype="leftToRight"/>
                </anim:par>
              </anim:par>
              <anim:par smil:begin="0.5s" smil:fill="hold" presentation:node-type="after-previou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308" smil:attributeName="visibility" smil:to="visible"/>
                  <anim:transitionFilter smil:dur="0.5s" smil:targetElement="id308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09" smil:attributeName="visibility" smil:to="visible"/>
                  <anim:transitionFilter smil:dur="0.5s" smil:targetElement="id309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10" smil:attributeName="visibility" smil:to="visible"/>
                  <anim:transitionFilter smil:dur="0.5s" smil:targetElement="id310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11" smil:attributeName="visibility" smil:to="visible"/>
                  <anim:transitionFilter smil:dur="0.5s" smil:targetElement="id311" smil:type="barWipe" smil:subtype="leftToRight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312" smil:attributeName="visibility" smil:to="visible"/>
                  <anim:transitionFilter smil:dur="0.5s" smil:targetElement="id312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13" smil:attributeName="visibility" smil:to="visible"/>
                  <anim:transitionFilter smil:dur="0.5s" smil:targetElement="id313" smil:type="barWipe" smil:subtype="leftToRight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19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ортировка слиянием" draw:style-name="dp1" draw:master-page-name="Заголовок_20_и_20_объект" presentation:presentation-page-layout-name="AL1T11">
        <draw:frame draw:name="Заголовок 1" presentation:style-name="pr1" draw:text-style-name="P2" xml:id="id314" draw:id="id314" draw:layer="layout" svg:width="22.859cm" svg:height="1.163cm" svg:x="1.27cm" svg:y="1.058cm" presentation:class="title" presentation:user-transformed="true">
          <draw:text-box>
            <text:p text:style-name="P51"><text:span text:style-name="T43">Сортировка слиянием</text:span></text:p>
          </draw:text-box>
        </draw:frame>
        <draw:frame draw:name="Содержимое 2" presentation:style-name="pr8" draw:text-style-name="P5" xml:id="id315" draw:id="id315" draw:layer="layout" svg:width="22.859cm" svg:height="3.447cm" svg:x="1.036cm" svg:y="3.034cm" presentation:class="outline" presentation:user-transformed="true">
          <draw:text-box>
            <text:p text:style-name="P59"><text:span text:style-name="T74">Слияние</text:span><text:span text:style-name="T63"> – объединение двух отсортированных подмассивов в один. </text:span></text:p>
          </draw:text-box>
        </draw:frame>
        <draw:custom-shape draw:name="TextBox 3" draw:style-name="gr219" draw:text-style-name="P65" xml:id="id316" draw:id="id316" draw:layer="layout" svg:width="22.414cm" svg:height="10.487cm" svg:x="1.138cm" svg:y="7.395cm">
          <text:list text:style-name="L12">
            <text:list-item>
              <text:p text:style-name="P55"><text:span text:style-name="T75"><text:s/></text:span><text:span text:style-name="T42">Средняя оценка временной сложности </text:span><text:span text:style-name="T76">n·log</text:span><text:span text:style-name="T77">2</text:span><text:span text:style-name="T76">n</text:span><text:span text:style-name="T78">;</text:span></text:p>
            </text:list-item>
            <text:list-item>
              <text:p text:style-name="P55"><text:span text:style-name="T76"><text:s/></text:span><text:span text:style-name="T42"><text:s/></text:span><text:span text:style-name="T42">не зависит от характера входных данных;</text:span></text:p>
            </text:list-item>
            <text:list-item>
              <text:p text:style-name="P55"><text:span text:style-name="T42"><text:s/></text:span><text:span text:style-name="T42">основной недостаток – необходимость дополнительного объема памяти;</text:span></text:p>
            </text:list-item>
            <text:list-item>
              <text:p text:style-name="P55"><text:span text:style-name="T42"><text:s text:c="2"/></text:span><text:span text:style-name="T42">устойчивая сортировка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314" smil:attributeName="visibility" smil:to="visible"/>
                  <anim:animate smil:dur="1s" smil:fill="hold" smil:targetElement="id314" smil:attributeName="width" smil:values="width*0.70;width" smil:keyTimes="0;1"/>
                  <anim:animate smil:dur="1s" smil:fill="hold" smil:targetElement="id314" smil:attributeName="height" smil:values="height;height" smil:keyTimes="0;1"/>
                  <anim:transitionFilter smil:dur="1s" smil:targetElement="id314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315" smil:attributeName="visibility" smil:to="visible"/>
                  <anim:animate smil:dur="1s" smil:fill="hold" smil:targetElement="id315" anim:sub-item="background" smil:attributeName="width" smil:values="width*0.70;width" smil:keyTimes="0;1"/>
                  <anim:animate smil:dur="1s" smil:fill="hold" smil:targetElement="id315" anim:sub-item="background" smil:attributeName="height" smil:values="height;height" smil:keyTimes="0;1"/>
                  <anim:transitionFilter smil:dur="1s" smil:targetElement="id315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16" smil:attributeName="visibility" smil:to="visible"/>
                  <anim:animate smil:dur="1s" smil:fill="hold" smil:targetElement="id316" smil:attributeName="width" smil:values="width*0.70;width" smil:keyTimes="0;1"/>
                  <anim:animate smil:dur="1s" smil:fill="hold" smil:targetElement="id316" smil:attributeName="height" smil:values="height;height" smil:keyTimes="0;1"/>
                  <anim:transitionFilter smil:dur="1s" smil:targetElement="id316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20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ортировка слиянием. Условия примения" draw:style-name="dp1" draw:master-page-name="Заголовок_20_и_20_объект" presentation:presentation-page-layout-name="AL1T11">
        <draw:frame draw:name="Содержимое 2" presentation:style-name="pr8" draw:text-style-name="P5" xml:id="id318" draw:id="id318" draw:layer="layout" svg:width="22.859cm" svg:height="11.429cm" svg:x="1.239cm" svg:y="3.135cm" presentation:class="outline" presentation:user-transformed="true">
          <draw:text-box>
            <text:p xml:id="id319" text:id="id319" text:style-name="P53"><text:span text:style-name="T63">•</text:span><text:span text:style-name="T63"><text:tab/></text:span><text:span text:style-name="T63">Быстродействие выходит на первое место</text:span></text:p>
            <text:p xml:id="id320" text:id="id320" text:style-name="P53"><text:span text:style-name="T63">•</text:span><text:span text:style-name="T63"><text:tab/></text:span><text:span text:style-name="T63">Легко применяется для структур с последовательным доступом к данным</text:span></text:p>
            <text:p xml:id="id321" text:id="id321" text:style-name="P53"><text:span text:style-name="T63">•</text:span><text:span text:style-name="T63"><text:tab/></text:span><text:span text:style-name="T63">Случай быстро поступающих данных, когда <text:s/>основной объем данных уже отсортирован. <text:s/></text:span></text:p>
          </draw:text-box>
        </draw:frame>
        <draw:frame draw:name="Заголовок 1" presentation:style-name="pr1" draw:text-style-name="P2" xml:id="id317" draw:id="id317" draw:layer="layout" svg:width="22.859cm" svg:height="1.163cm" svg:x="1.27cm" svg:y="1.058cm" presentation:class="title" presentation:user-transformed="true">
          <draw:text-box>
            <text:p text:style-name="P51"><text:span text:style-name="T43">Сортировка слиянием. Условия примения</text:span></text:p>
          </draw:text-box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317" smil:attributeName="visibility" smil:to="visible"/>
                  <anim:animate smil:dur="1s" smil:fill="hold" smil:targetElement="id317" smil:attributeName="width" smil:values="width*0.70;width" smil:keyTimes="0;1"/>
                  <anim:animate smil:dur="1s" smil:fill="hold" smil:targetElement="id317" smil:attributeName="height" smil:values="height;height" smil:keyTimes="0;1"/>
                  <anim:transitionFilter smil:dur="1s" smil:targetElement="id317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18" smil:attributeName="visibility" smil:to="visible"/>
                  <anim:animate smil:dur="1s" smil:fill="hold" smil:targetElement="id318" anim:sub-item="background" smil:attributeName="width" smil:values="width*0.70;width" smil:keyTimes="0;1"/>
                  <anim:animate smil:dur="1s" smil:fill="hold" smil:targetElement="id318" anim:sub-item="background" smil:attributeName="height" smil:values="height;height" smil:keyTimes="0;1"/>
                  <anim:transitionFilter smil:dur="1s" smil:targetElement="id318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319" smil:attributeName="visibility" smil:to="visible"/>
                  <anim:animate smil:dur="1s" smil:fill="hold" smil:targetElement="id319" anim:sub-item="text" smil:attributeName="width" smil:values="width*0.70;width" smil:keyTimes="0;1"/>
                  <anim:animate smil:dur="1s" smil:fill="hold" smil:targetElement="id319" anim:sub-item="text" smil:attributeName="height" smil:values="height;height" smil:keyTimes="0;1"/>
                  <anim:transitionFilter smil:dur="1s" smil:targetElement="id319" smil:type="fade" smil:subtype="crossfade"/>
                </anim:par>
              </anim:par>
              <anim:par smil:begin="2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320" smil:attributeName="visibility" smil:to="visible"/>
                  <anim:animate smil:dur="1s" smil:fill="hold" smil:targetElement="id320" anim:sub-item="text" smil:attributeName="width" smil:values="width*0.70;width" smil:keyTimes="0;1"/>
                  <anim:animate smil:dur="1s" smil:fill="hold" smil:targetElement="id320" anim:sub-item="text" smil:attributeName="height" smil:values="height;height" smil:keyTimes="0;1"/>
                  <anim:transitionFilter smil:dur="1s" smil:targetElement="id320" smil:type="fade" smil:subtype="crossfade"/>
                </anim:par>
              </anim:par>
              <anim:par smil:begin="3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321" smil:attributeName="visibility" smil:to="visible"/>
                  <anim:animate smil:dur="1s" smil:fill="hold" smil:targetElement="id321" anim:sub-item="text" smil:attributeName="width" smil:values="width*0.70;width" smil:keyTimes="0;1"/>
                  <anim:animate smil:dur="1s" smil:fill="hold" smil:targetElement="id321" anim:sub-item="text" smil:attributeName="height" smil:values="height;height" smil:keyTimes="0;1"/>
                  <anim:transitionFilter smil:dur="1s" smil:targetElement="id321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21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вухпутевое слияние" draw:style-name="dp1" draw:master-page-name="Заголовок_20_и_20_объект" presentation:presentation-page-layout-name="AL1T11">
        <draw:frame draw:name="Заголовок 1" presentation:style-name="pr1" draw:text-style-name="P2" xml:id="id322" draw:id="id322" draw:layer="layout" svg:width="22.859cm" svg:height="1.265cm" svg:x="1.27cm" svg:y="1.058cm" presentation:class="title" presentation:user-transformed="true">
          <draw:text-box>
            <text:p text:style-name="P51"><text:span text:style-name="T43">Двухпутевое слияние</text:span></text:p>
          </draw:text-box>
        </draw:frame>
        <draw:frame draw:name="Содержимое 2" presentation:style-name="pr9" draw:text-style-name="P66" xml:id="id323" draw:id="id323" draw:layer="layout" svg:width="22.859cm" svg:height="3.65cm" svg:x="1.27cm" svg:y="3.034cm" presentation:class="outline" presentation:placeholder="true" presentation:user-transformed="true">
          <draw:text-box/>
        </draw:frame>
        <draw:custom-shape draw:name="Прямоугольник 3" draw:style-name="gr220" draw:text-style-name="P42" xml:id="id327" draw:id="id327" draw:layer="layout" svg:width="1.723cm" svg:height="1.622cm" svg:x="8.542cm" svg:y="3.947cm">
          <text:p text:style-name="P36"><text:span text:style-name="T47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4" draw:style-name="gr221" draw:text-style-name="P42" xml:id="id324" draw:id="id324" draw:layer="layout" svg:width="1.723cm" svg:height="1.622cm" svg:x="1.645cm" svg:y="3.947cm">
          <text:p text:style-name="P36"><text:span text:style-name="T4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5" draw:style-name="gr222" draw:text-style-name="P42" xml:id="id328" draw:id="id328" draw:layer="layout" svg:width="1.622cm" svg:height="1.622cm" svg:x="10.672cm" svg:y="3.947cm">
          <text:p text:style-name="P36"><text:span text:style-name="T47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6" draw:style-name="gr223" draw:text-style-name="P42" xml:id="id326" draw:id="id326" draw:layer="layout" svg:width="1.622cm" svg:height="1.622cm" svg:x="6.412cm" svg:y="3.947cm">
          <text:p text:style-name="P36"><text:span text:style-name="T4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7" draw:style-name="gr224" draw:text-style-name="P42" xml:id="id330" draw:id="id330" draw:layer="layout" svg:width="1.622cm" svg:height="1.622cm" svg:x="15.438cm" svg:y="3.947cm">
          <text:p text:style-name="P36"><text:span text:style-name="T4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" draw:style-name="gr225" draw:text-style-name="P42" xml:id="id332" draw:id="id332" draw:layer="layout" svg:width="1.622cm" svg:height="1.622cm" svg:x="19.901cm" svg:y="3.947cm">
          <text:p text:style-name="P36"><text:span text:style-name="T47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9" draw:style-name="gr226" draw:text-style-name="P42" xml:id="id331" draw:id="id331" draw:layer="layout" svg:width="1.622cm" svg:height="1.622cm" svg:x="17.67cm" svg:y="3.947cm">
          <text:p text:style-name="P36"><text:span text:style-name="T47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0" draw:style-name="gr227" draw:text-style-name="P42" xml:id="id325" draw:id="id325" draw:layer="layout" svg:width="1.622cm" svg:height="1.622cm" svg:x="4.079cm" svg:y="3.947cm">
          <text:p text:style-name="P36"><text:span text:style-name="T4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1" draw:style-name="gr228" draw:text-style-name="P42" xml:id="id333" draw:id="id333" draw:layer="layout" svg:width="1.419cm" svg:height="1.622cm" svg:x="22.132cm" svg:y="3.947cm">
          <text:p text:style-name="P36"><text:span text:style-name="T47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2" draw:style-name="gr229" draw:text-style-name="P42" xml:id="id329" draw:id="id329" draw:layer="layout" svg:width="1.498cm" svg:height="1.622cm" svg:x="13.207cm" svg:y="3.947cm">
          <text:p text:style-name="P36"><text:span text:style-name="T4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Прямая соединительная линия 14" draw:style-name="gr230" draw:text-style-name="P50" xml:id="id334" draw:id="id334" draw:layer="layout" svg:width="0cm" svg:height="2.535cm" svg:x="12.801cm" svg:y="3.743cm" svg:viewBox="0 0 1 2536" draw:points="0,0 1,2536">
          <text:p/>
        </draw:polyline>
        <draw:custom-shape draw:name="Овал 18" draw:style-name="gr231" draw:text-style-name="P67" xml:id="id335" draw:id="id335" draw:layer="layout" svg:width="0.608cm" svg:height="0.506cm" svg:x="2.253cm" svg:y="3.338cm">
          <text:p text:style-name="P44"><text:span text:style-name="T1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20" draw:style-name="gr232" draw:text-style-name="P68" xml:id="id336" draw:id="id336" draw:layer="layout" svg:width="0.608cm" svg:height="0.506cm" svg:x="13.613cm" svg:y="3.338cm">
          <text:p text:style-name="P44"><text:span text:style-name="T1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23" draw:style-name="gr232" draw:text-style-name="P68" xml:id="id337" draw:id="id337" draw:layer="layout" svg:width="0.608cm" svg:height="0.506cm" svg:x="15.844cm" svg:y="3.338cm">
          <text:p text:style-name="P44"><text:span text:style-name="T1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24" draw:style-name="gr231" draw:text-style-name="P67" xml:id="id338" draw:id="id338" draw:layer="layout" svg:width="0.608cm" svg:height="0.506cm" svg:x="4.586cm" svg:y="3.237cm">
          <text:p text:style-name="P44"><text:span text:style-name="T1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25" draw:style-name="gr231" draw:text-style-name="P67" xml:id="id339" draw:id="id339" draw:layer="layout" svg:width="0.608cm" svg:height="0.506cm" svg:x="6.919cm" svg:y="3.338cm">
          <text:p text:style-name="P44"><text:span text:style-name="T1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27" draw:style-name="gr231" draw:text-style-name="P67" xml:id="id340" draw:id="id340" draw:layer="layout" svg:width="0.608cm" svg:height="0.506cm" svg:x="9.049cm" svg:y="3.338cm">
          <text:p text:style-name="P44"><text:span text:style-name="T1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29" draw:style-name="gr232" draw:text-style-name="P68" xml:id="id341" draw:id="id341" draw:layer="layout" svg:width="0.608cm" svg:height="0.506cm" svg:x="18.177cm" svg:y="3.237cm">
          <text:p text:style-name="P44"><text:span text:style-name="T1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1" draw:style-name="gr232" draw:text-style-name="P68" xml:id="id342" draw:id="id342" draw:layer="layout" svg:width="0.608cm" svg:height="0.506cm" svg:x="20.408cm" svg:y="3.237cm">
          <text:p text:style-name="P44"><text:span text:style-name="T1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3" draw:style-name="gr231" draw:text-style-name="P67" xml:id="id344" draw:id="id344" draw:layer="layout" svg:width="0.608cm" svg:height="0.506cm" svg:x="11.179cm" svg:y="3.338cm">
          <text:p text:style-name="P44"><text:span text:style-name="T1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4" draw:style-name="gr232" draw:text-style-name="P68" xml:id="id343" draw:id="id343" draw:layer="layout" svg:width="0.608cm" svg:height="0.506cm" svg:x="22.538cm" svg:y="3.237cm">
          <text:p text:style-name="P44"><text:span text:style-name="T1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6" draw:style-name="gr233" draw:text-style-name="P37" xml:id="id345" draw:id="id345" draw:layer="layout" svg:width="22.718cm" svg:height="9.732cm" svg:x="1.442cm" svg:y="7.699cm">
          <text:p text:style-name="P35"><text:span text:style-name="T79">Merge(X,F,M,L) </text:span><text:span text:style-name="T47"><text:s/></text:span><text:span text:style-name="T80">начало</text:span></text:p>
          <text:p text:style-name="P35"><text:span text:style-name="T19">Определить массив </text:span><text:span text:style-name="T75">X1</text:span></text:p>
          <text:p text:style-name="P35"><text:span text:style-name="T75">i=F, j =M</text:span><text:span text:style-name="T42">, </text:span><text:span text:style-name="T75">k=0</text:span></text:p>
          <text:p text:style-name="P35"><text:span text:style-name="T80">Пока</text:span><text:span text:style-name="T42"> (</text:span><text:span text:style-name="T75">i&lt;M </text:span><text:span text:style-name="T42">и </text:span><text:span text:style-name="T75">j&lt;=L</text:span><text:span text:style-name="T42">)</text:span></text:p>
          <text:p text:style-name="P35"><text:span text:style-name="T75"><text:tab/></text:span><text:span text:style-name="T80">Если</text:span><text:span text:style-name="T42"> </text:span><text:span text:style-name="T75">X[i]&gt;X[j] </text:span><text:span text:style-name="T80">то</text:span><text:span text:style-name="T42"> </text:span><text:span text:style-name="T75"><text:tab/></text:span><text:span text:style-name="T75">X1[k]=X[j]</text:span></text:p>
          <text:p text:style-name="P35"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j=j+1</text:span></text:p>
          <text:p text:style-name="P35"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k=k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322" smil:attributeName="visibility" smil:to="visible"/>
                  <anim:animate smil:dur="1s" smil:fill="hold" smil:targetElement="id322" smil:attributeName="width" smil:values="width*0.70;width" smil:keyTimes="0;1"/>
                  <anim:animate smil:dur="1s" smil:fill="hold" smil:targetElement="id322" smil:attributeName="height" smil:values="height;height" smil:keyTimes="0;1"/>
                  <anim:transitionFilter smil:dur="1s" smil:targetElement="id322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323" smil:attributeName="visibility" smil:to="visible"/>
                  <anim:animate smil:dur="1s" smil:fill="hold" smil:targetElement="id323" anim:sub-item="background" smil:attributeName="width" smil:values="width*0.70;width" smil:keyTimes="0;1"/>
                  <anim:animate smil:dur="1s" smil:fill="hold" smil:targetElement="id323" anim:sub-item="background" smil:attributeName="height" smil:values="height;height" smil:keyTimes="0;1"/>
                  <anim:transitionFilter smil:dur="1s" smil:targetElement="id323" smil:type="fade" smil:subtype="crossfade"/>
                </anim:par>
              </anim:par>
              <anim:par smil:begin="2s" smil:fill="hold" presentation:node-type="after-previou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324" smil:attributeName="visibility" smil:to="visible"/>
                  <anim:transitionFilter smil:dur="0.5s" smil:targetElement="id324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25" smil:attributeName="visibility" smil:to="visible"/>
                  <anim:transitionFilter smil:dur="0.5s" smil:targetElement="id325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26" smil:attributeName="visibility" smil:to="visible"/>
                  <anim:transitionFilter smil:dur="0.5s" smil:targetElement="id326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27" smil:attributeName="visibility" smil:to="visible"/>
                  <anim:transitionFilter smil:dur="0.5s" smil:targetElement="id327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28" smil:attributeName="visibility" smil:to="visible"/>
                  <anim:transitionFilter smil:dur="0.5s" smil:targetElement="id328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29" smil:attributeName="visibility" smil:to="visible"/>
                  <anim:transitionFilter smil:dur="0.5s" smil:targetElement="id329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30" smil:attributeName="visibility" smil:to="visible"/>
                  <anim:transitionFilter smil:dur="0.5s" smil:targetElement="id330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31" smil:attributeName="visibility" smil:to="visible"/>
                  <anim:transitionFilter smil:dur="0.5s" smil:targetElement="id331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32" smil:attributeName="visibility" smil:to="visible"/>
                  <anim:transitionFilter smil:dur="0.5s" smil:targetElement="id332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33" smil:attributeName="visibility" smil:to="visible"/>
                  <anim:transitionFilter smil:dur="0.5s" smil:targetElement="id333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34" smil:attributeName="visibility" smil:to="visible"/>
                  <anim:transitionFilter smil:dur="0.5s" smil:targetElement="id334" smil:type="barWipe" smil:subtype="topToBottom" smil:direction="reverse"/>
                </anim:par>
              </anim:par>
              <anim:par smil:begin="2.5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335" smil:attributeName="visibility" smil:to="visible"/>
                  <anim:animate smil:dur="1s" smil:fill="hold" smil:targetElement="id335" smil:attributeName="width" smil:values="width*0.70;width" smil:keyTimes="0;1"/>
                  <anim:animate smil:dur="1s" smil:fill="hold" smil:targetElement="id335" smil:attributeName="height" smil:values="height;height" smil:keyTimes="0;1"/>
                  <anim:transitionFilter smil:dur="1s" smil:targetElement="id335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336" smil:attributeName="visibility" smil:to="visible"/>
                  <anim:animate smil:dur="1s" smil:fill="hold" smil:targetElement="id336" smil:attributeName="width" smil:values="width*0.70;width" smil:keyTimes="0;1"/>
                  <anim:animate smil:dur="1s" smil:fill="hold" smil:targetElement="id336" smil:attributeName="height" smil:values="height;height" smil:keyTimes="0;1"/>
                  <anim:transitionFilter smil:dur="1s" smil:targetElement="id336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smil:accelerate="0.5" smil:decelerate="0.5" presentation:node-type="on-click" presentation:preset-class="motion-path" presentation:preset-id="">
                  <anim:animateMotion smil:dur="2s" smil:fill="hold" smil:targetElement="id329" svg:path="M 0.00399 -0.00185 L -0.45104 0.16435"/>
                </anim:par>
              </anim:par>
              <anim:par smil:begin="2s" smil:fill="hold" presentation:node-type="after-previous">
                <anim:par smil:begin="0s" smil:fill="hold" presentation:node-type="after-previous" presentation:preset-class="exit" presentation:preset-id="ooo-exit-contract">
                  <anim:animate smil:dur="1s" smil:targetElement="id336" smil:attributeName="width" smil:values="width;width*0.70" smil:keyTimes="0;1"/>
                  <anim:animate smil:dur="1s" smil:targetElement="id336" smil:attributeName="height" smil:values="height;height" smil:keyTimes="0;1"/>
                  <anim:transitionFilter smil:dur="1s" smil:targetElement="id336" smil:type="fade" smil:subtype="crossfade" smil:mode="out"/>
                  <anim:set smil:begin="0.999s" smil:dur="0.001s" smil:fill="hold" smil:targetElement="id336" smil:attributeName="visibility" smil:to="hidden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337" smil:attributeName="visibility" smil:to="visible"/>
                  <anim:animate smil:dur="1s" smil:fill="hold" smil:targetElement="id337" smil:attributeName="width" smil:values="width*0.70;width" smil:keyTimes="0;1"/>
                  <anim:animate smil:dur="1s" smil:fill="hold" smil:targetElement="id337" smil:attributeName="height" smil:values="height;height" smil:keyTimes="0;1"/>
                  <anim:transitionFilter smil:dur="1s" smil:targetElement="id337" smil:type="fade" smil:subtype="crossfade"/>
                </anim:par>
              </anim:par>
              <anim:par smil:begin="3s" smil:fill="hold" presentation:node-type="after-previous">
                <anim:par smil:begin="0s" smil:fill="hold" smil:accelerate="0.5" smil:decelerate="0.5" presentation:node-type="after-previous" presentation:preset-class="motion-path" presentation:preset-id="">
                  <anim:animateMotion smil:dur="2s" smil:fill="hold" smil:targetElement="id324" svg:path="M 2.5E-6 -4.62179E-6 L 0.10625 0.16794"/>
                </anim:par>
              </anim:par>
              <anim:par smil:begin="5s" smil:fill="hold" presentation:node-type="after-previous">
                <anim:par smil:begin="0s" smil:fill="hold" presentation:node-type="after-previous" presentation:preset-class="exit" presentation:preset-id="ooo-exit-contract">
                  <anim:animate smil:dur="1s" smil:targetElement="id335" smil:attributeName="width" smil:values="width;width*0.70" smil:keyTimes="0;1"/>
                  <anim:animate smil:dur="1s" smil:targetElement="id335" smil:attributeName="height" smil:values="height;height" smil:keyTimes="0;1"/>
                  <anim:transitionFilter smil:dur="1s" smil:targetElement="id335" smil:type="fade" smil:subtype="crossfade" smil:mode="out"/>
                  <anim:set smil:begin="0.999s" smil:dur="0.001s" smil:fill="hold" smil:targetElement="id335" smil:attributeName="visibility" smil:to="hidden"/>
                </anim:par>
              </anim:par>
              <anim:par smil:begin="6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338" smil:attributeName="visibility" smil:to="visible"/>
                  <anim:animate smil:dur="1s" smil:fill="hold" smil:targetElement="id338" smil:attributeName="width" smil:values="width*0.70;width" smil:keyTimes="0;1"/>
                  <anim:animate smil:dur="1s" smil:fill="hold" smil:targetElement="id338" smil:attributeName="height" smil:values="height;height" smil:keyTimes="0;1"/>
                  <anim:transitionFilter smil:dur="1s" smil:targetElement="id338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smil:accelerate="0.5" smil:decelerate="0.5" presentation:node-type="on-click" presentation:preset-class="motion-path" presentation:preset-id="">
                  <anim:animateMotion smil:dur="2s" smil:fill="hold" smil:targetElement="id325" svg:path="M -4.72222E-6 4.81147E-6 L 0.09879 0.16608"/>
                </anim:par>
              </anim:par>
              <anim:par smil:begin="2s" smil:fill="hold" presentation:node-type="after-previous">
                <anim:par smil:begin="0s" smil:fill="hold" presentation:node-type="after-previous" presentation:preset-class="exit" presentation:preset-id="ooo-exit-contract">
                  <anim:animate smil:dur="1s" smil:targetElement="id338" smil:attributeName="width" smil:values="width;width*0.70" smil:keyTimes="0;1"/>
                  <anim:animate smil:dur="1s" smil:targetElement="id338" smil:attributeName="height" smil:values="height;height" smil:keyTimes="0;1"/>
                  <anim:transitionFilter smil:dur="1s" smil:targetElement="id338" smil:type="fade" smil:subtype="crossfade" smil:mode="out"/>
                  <anim:set smil:begin="0.999s" smil:dur="0.001s" smil:fill="hold" smil:targetElement="id338" smil:attributeName="visibility" smil:to="hidden"/>
                </anim:par>
              </anim:par>
              <anim:par smil:begin="3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339" smil:attributeName="visibility" smil:to="visible"/>
                  <anim:animate smil:dur="1s" smil:fill="hold" smil:targetElement="id339" smil:attributeName="width" smil:values="width*0.70;width" smil:keyTimes="0;1"/>
                  <anim:animate smil:dur="1s" smil:fill="hold" smil:targetElement="id339" smil:attributeName="height" smil:values="height;height" smil:keyTimes="0;1"/>
                  <anim:transitionFilter smil:dur="1s" smil:targetElement="id339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smil:accelerate="0.5" smil:decelerate="0.5" presentation:node-type="on-click" presentation:preset-class="motion-path" presentation:preset-id="">
                  <anim:animateMotion smil:dur="2s" smil:fill="hold" smil:targetElement="id326" svg:path="M 5E-6 4.81147E-6 L 0.09358 0.16608"/>
                </anim:par>
              </anim:par>
              <anim:par smil:begin="2s" smil:fill="hold" presentation:node-type="after-previous">
                <anim:par smil:begin="0s" smil:fill="hold" presentation:node-type="after-previous" presentation:preset-class="exit" presentation:preset-id="ooo-exit-contract">
                  <anim:animate smil:dur="1s" smil:targetElement="id339" smil:attributeName="width" smil:values="width;width*0.70" smil:keyTimes="0;1"/>
                  <anim:animate smil:dur="1s" smil:targetElement="id339" smil:attributeName="height" smil:values="height;height" smil:keyTimes="0;1"/>
                  <anim:transitionFilter smil:dur="1s" smil:targetElement="id339" smil:type="fade" smil:subtype="crossfade" smil:mode="out"/>
                  <anim:set smil:begin="0.999s" smil:dur="0.001s" smil:fill="hold" smil:targetElement="id339" smil:attributeName="visibility" smil:to="hidden"/>
                </anim:par>
              </anim:par>
              <anim:par smil:begin="3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340" smil:attributeName="visibility" smil:to="visible"/>
                  <anim:animate smil:dur="1s" smil:fill="hold" smil:targetElement="id340" smil:attributeName="width" smil:values="width*0.70;width" smil:keyTimes="0;1"/>
                  <anim:animate smil:dur="1s" smil:fill="hold" smil:targetElement="id340" smil:attributeName="height" smil:values="height;height" smil:keyTimes="0;1"/>
                  <anim:transitionFilter smil:dur="1s" smil:targetElement="id340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smil:accelerate="0.5" smil:decelerate="0.5" presentation:node-type="on-click" presentation:preset-class="motion-path" presentation:preset-id="">
                  <anim:animateMotion smil:dur="2s" smil:fill="hold" smil:targetElement="id330" svg:path="M 3.05556E-6 4.81147E-6 L -0.19098 0.16608"/>
                </anim:par>
              </anim:par>
              <anim:par smil:begin="2s" smil:fill="hold" presentation:node-type="after-previous">
                <anim:par smil:begin="0s" smil:fill="hold" presentation:node-type="after-previous" presentation:preset-class="exit" presentation:preset-id="ooo-exit-contract">
                  <anim:animate smil:dur="1s" smil:targetElement="id337" smil:attributeName="width" smil:values="width;width*0.70" smil:keyTimes="0;1"/>
                  <anim:animate smil:dur="1s" smil:targetElement="id337" smil:attributeName="height" smil:values="height;height" smil:keyTimes="0;1"/>
                  <anim:transitionFilter smil:dur="1s" smil:targetElement="id337" smil:type="fade" smil:subtype="crossfade" smil:mode="out"/>
                  <anim:set smil:begin="0.999s" smil:dur="0.001s" smil:fill="hold" smil:targetElement="id337" smil:attributeName="visibility" smil:to="hidden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341" smil:attributeName="visibility" smil:to="visible"/>
                  <anim:animate smil:dur="1s" smil:fill="hold" smil:targetElement="id341" smil:attributeName="width" smil:values="width*0.70;width" smil:keyTimes="0;1"/>
                  <anim:animate smil:dur="1s" smil:fill="hold" smil:targetElement="id341" smil:attributeName="height" smil:values="height;height" smil:keyTimes="0;1"/>
                  <anim:transitionFilter smil:dur="1s" smil:targetElement="id341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smil:accelerate="0.5" smil:decelerate="0.5" presentation:node-type="on-click" presentation:preset-class="motion-path" presentation:preset-id="">
                  <anim:animateMotion smil:dur="2s" smil:fill="hold" smil:targetElement="id331" svg:path="M 1.38889E-6 4.99884E-6 L -0.18507 0.16261"/>
                </anim:par>
              </anim:par>
              <anim:par smil:begin="2s" smil:fill="hold" presentation:node-type="after-previous">
                <anim:par smil:begin="0s" smil:fill="hold" presentation:node-type="after-previous" presentation:preset-class="exit" presentation:preset-id="ooo-exit-contract">
                  <anim:animate smil:dur="1s" smil:targetElement="id341" smil:attributeName="width" smil:values="width;width*0.70" smil:keyTimes="0;1"/>
                  <anim:animate smil:dur="1s" smil:targetElement="id341" smil:attributeName="height" smil:values="height;height" smil:keyTimes="0;1"/>
                  <anim:transitionFilter smil:dur="1s" smil:targetElement="id341" smil:type="fade" smil:subtype="crossfade" smil:mode="out"/>
                  <anim:set smil:begin="0.999s" smil:dur="0.001s" smil:fill="hold" smil:targetElement="id341" smil:attributeName="visibility" smil:to="hidden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342" smil:attributeName="visibility" smil:to="visible"/>
                  <anim:animate smil:dur="1s" smil:fill="hold" smil:targetElement="id342" smil:attributeName="width" smil:values="width*0.70;width" smil:keyTimes="0;1"/>
                  <anim:animate smil:dur="1s" smil:fill="hold" smil:targetElement="id342" smil:attributeName="height" smil:values="height;height" smil:keyTimes="0;1"/>
                  <anim:transitionFilter smil:dur="1s" smil:targetElement="id342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smil:accelerate="0.5" smil:decelerate="0.5" presentation:node-type="on-click" presentation:preset-class="motion-path" presentation:preset-id="">
                  <anim:animateMotion smil:dur="2s" smil:fill="hold" smil:targetElement="id332" svg:path="M -4.16667E-6 -4.62179E-6 L -0.18125 0.16794"/>
                </anim:par>
              </anim:par>
              <anim:par smil:begin="2s" smil:fill="hold" presentation:node-type="after-previous">
                <anim:par smil:begin="0s" smil:fill="hold" presentation:node-type="after-previous" presentation:preset-class="exit" presentation:preset-id="ooo-exit-contract">
                  <anim:animate smil:dur="1s" smil:targetElement="id342" smil:attributeName="width" smil:values="width;width*0.70" smil:keyTimes="0;1"/>
                  <anim:animate smil:dur="1s" smil:targetElement="id342" smil:attributeName="height" smil:values="height;height" smil:keyTimes="0;1"/>
                  <anim:transitionFilter smil:dur="1s" smil:targetElement="id342" smil:type="fade" smil:subtype="crossfade" smil:mode="out"/>
                  <anim:set smil:begin="0.999s" smil:dur="0.001s" smil:fill="hold" smil:targetElement="id342" smil:attributeName="visibility" smil:to="hidden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343" smil:attributeName="visibility" smil:to="visible"/>
                  <anim:animate smil:dur="1s" smil:fill="hold" smil:targetElement="id343" smil:attributeName="width" smil:values="width*0.70;width" smil:keyTimes="0;1"/>
                  <anim:animate smil:dur="1s" smil:fill="hold" smil:targetElement="id343" smil:attributeName="height" smil:values="height;height" smil:keyTimes="0;1"/>
                  <anim:transitionFilter smil:dur="1s" smil:targetElement="id343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smil:accelerate="0.5" smil:decelerate="0.5" presentation:node-type="on-click" presentation:preset-class="motion-path" presentation:preset-id="">
                  <anim:animateMotion smil:dur="2s" smil:fill="hold" smil:targetElement="id327" svg:path="M 1.11111E-6 4.81147E-6 L 0.36996 0.16608"/>
                </anim:par>
              </anim:par>
              <anim:par smil:begin="2s" smil:fill="hold" presentation:node-type="after-previous">
                <anim:par smil:begin="0s" smil:fill="hold" presentation:node-type="after-previous" presentation:preset-class="exit" presentation:preset-id="ooo-exit-contract">
                  <anim:animate smil:dur="1s" smil:targetElement="id340" smil:attributeName="width" smil:values="width;width*0.70" smil:keyTimes="0;1"/>
                  <anim:animate smil:dur="1s" smil:targetElement="id340" smil:attributeName="height" smil:values="height;height" smil:keyTimes="0;1"/>
                  <anim:transitionFilter smil:dur="1s" smil:targetElement="id340" smil:type="fade" smil:subtype="crossfade" smil:mode="out"/>
                  <anim:set smil:begin="0.999s" smil:dur="0.001s" smil:fill="hold" smil:targetElement="id340" smil:attributeName="visibility" smil:to="hidden"/>
                </anim:par>
              </anim:par>
              <anim:par smil:begin="3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344" smil:attributeName="visibility" smil:to="visible"/>
                  <anim:animate smil:dur="1s" smil:fill="hold" smil:targetElement="id344" smil:attributeName="width" smil:values="width*0.70;width" smil:keyTimes="0;1"/>
                  <anim:animate smil:dur="1s" smil:fill="hold" smil:targetElement="id344" smil:attributeName="height" smil:values="height;height" smil:keyTimes="0;1"/>
                  <anim:transitionFilter smil:dur="1s" smil:targetElement="id344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smil:accelerate="0.5" smil:decelerate="0.5" presentation:node-type="on-click" presentation:preset-class="motion-path" presentation:preset-id="">
                  <anim:animateMotion smil:dur="2s" smil:fill="hold" smil:targetElement="id328" svg:path="M 0.0007 0.01919 L 0.37153 0.16423"/>
                </anim:par>
              </anim:par>
              <anim:par smil:begin="2s" smil:fill="hold" presentation:node-type="after-previous">
                <anim:par smil:begin="0s" smil:fill="hold" presentation:node-type="after-previous" presentation:preset-class="exit" presentation:preset-id="ooo-exit-contract">
                  <anim:animate smil:dur="1s" smil:targetElement="id344" smil:attributeName="width" smil:values="width;width*0.70" smil:keyTimes="0;1"/>
                  <anim:animate smil:dur="1s" smil:targetElement="id344" smil:attributeName="height" smil:values="height;height" smil:keyTimes="0;1"/>
                  <anim:transitionFilter smil:dur="1s" smil:targetElement="id344" smil:type="fade" smil:subtype="crossfade" smil:mode="out"/>
                  <anim:set smil:begin="0.999s" smil:dur="0.001s" smil:fill="hold" smil:targetElement="id344" smil:attributeName="visibility" smil:to="hidden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smil:accelerate="0.5" smil:decelerate="0.5" presentation:node-type="on-click" presentation:preset-class="motion-path" presentation:preset-id="">
                  <anim:animateMotion smil:dur="2s" smil:fill="hold" smil:targetElement="id333" svg:path="M 4.44444E-6 4.81147E-6 L 0.00225 0.16608"/>
                </anim:par>
              </anim:par>
              <anim:par smil:begin="2s" smil:fill="hold" presentation:node-type="after-previous">
                <anim:par smil:begin="0s" smil:fill="hold" presentation:node-type="after-previous" presentation:preset-class="exit" presentation:preset-id="ooo-exit-contract">
                  <anim:animate smil:dur="1s" smil:targetElement="id343" smil:attributeName="width" smil:values="width;width*0.70" smil:keyTimes="0;1"/>
                  <anim:animate smil:dur="1s" smil:targetElement="id343" smil:attributeName="height" smil:values="height;height" smil:keyTimes="0;1"/>
                  <anim:transitionFilter smil:dur="1s" smil:targetElement="id343" smil:type="fade" smil:subtype="crossfade" smil:mode="out"/>
                  <anim:set smil:begin="0.999s" smil:dur="0.001s" smil:fill="hold" smil:targetElement="id343" smil:attributeName="visibility" smil:to="hidden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45" smil:attributeName="visibility" smil:to="visible"/>
                  <anim:animate smil:dur="1s" smil:fill="hold" smil:targetElement="id345" smil:attributeName="width" smil:values="width*0.70;width" smil:keyTimes="0;1"/>
                  <anim:animate smil:dur="1s" smil:fill="hold" smil:targetElement="id345" smil:attributeName="height" smil:values="height;height" smil:keyTimes="0;1"/>
                  <anim:transitionFilter smil:dur="1s" smil:targetElement="id345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22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Заголовок_20_и_20_объект" presentation:presentation-page-layout-name="AL1T11">
        <draw:frame draw:name="Содержимое 2" presentation:style-name="pr10" draw:text-style-name="P69" draw:layer="layout" svg:width="22.859cm" svg:height="11.429cm" svg:x="1.27cm" svg:y="5.503cm" presentation:class="outline" presentation:placeholder="true" presentation:user-transformed="true">
          <draw:text-box/>
        </draw:frame>
        <draw:custom-shape draw:name="Заголовок 1" draw:style-name="gr234" draw:text-style-name="P70" xml:id="id346" draw:id="id346" draw:layer="layout" svg:width="22.859cm" svg:height="1.265cm" svg:x="1.27cm" svg:y="1.058cm">
          <text:p text:style-name="P26"><text:span text:style-name="T43">Двухпутевое слияни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35" draw:text-style-name="P65" xml:id="id347" draw:id="id347" draw:layer="layout" svg:width="23.935cm" svg:height="13.883cm" svg:x="1.098cm" svg:y="2.822cm">
          <text:p text:style-name="P55"><text:span text:style-name="T80">Иначе</text:span><text:span text:style-name="T42"> </text:span><text:span text:style-name="T75">X1[k]=X[i]</text:span></text:p>
          <text:p text:style-name="P55"><text:span text:style-name="T75"><text:tab/></text:span><text:span text:style-name="T42"> <text:s text:c="2"/></text:span><text:span text:style-name="T75">i=i+1</text:span></text:p>
          <text:p text:style-name="P55"><text:span text:style-name="T42"><text:s text:c="12"/></text:span><text:span text:style-name="T75">k=k+1</text:span></text:p>
          <text:p text:style-name="P55"><text:span text:style-name="T80">кц</text:span></text:p>
          <text:p text:style-name="P55"><text:span text:style-name="T80">Если</text:span><text:span text:style-name="T42"> </text:span><text:span text:style-name="T75">i&lt;M </text:span><text:span text:style-name="T42">то дописать элементы </text:span></text:p>
          <text:p text:style-name="P55"><text:span text:style-name="T75">X[i],…X[M-1] </text:span><text:span text:style-name="T42">в </text:span><text:span text:style-name="T75">X1</text:span></text:p>
          <text:p text:style-name="P55"><text:span text:style-name="T80">Если</text:span><text:span text:style-name="T42"> </text:span><text:span text:style-name="T75">j&lt;</text:span><text:span text:style-name="T42">=</text:span><text:span text:style-name="T75">L </text:span><text:span text:style-name="T42">то дописать элементы </text:span></text:p>
          <text:p text:style-name="P55"><text:span text:style-name="T75">X[j],…X[L] </text:span><text:span text:style-name="T42">в </text:span><text:span text:style-name="T75">X1</text:span></text:p>
          <text:p text:style-name="P55"><text:span text:style-name="T42">Переписать элементы из </text:span><text:span text:style-name="T75">X1 </text:span><text:span text:style-name="T42">в </text:span><text:span text:style-name="T75">X</text:span></text:p>
          <text:p text:style-name="P55"><text:span text:style-name="T80">Коне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346" smil:attributeName="visibility" smil:to="visible"/>
                  <anim:animate smil:dur="1s" smil:fill="hold" smil:targetElement="id346" smil:attributeName="width" smil:values="width*0.70;width" smil:keyTimes="0;1"/>
                  <anim:animate smil:dur="1s" smil:fill="hold" smil:targetElement="id346" smil:attributeName="height" smil:values="height;height" smil:keyTimes="0;1"/>
                  <anim:transitionFilter smil:dur="1s" smil:targetElement="id346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347" smil:attributeName="visibility" smil:to="visible"/>
                  <anim:animate smil:dur="1s" smil:fill="hold" smil:targetElement="id347" smil:attributeName="width" smil:values="width*0.70;width" smil:keyTimes="0;1"/>
                  <anim:animate smil:dur="1s" smil:fill="hold" smil:targetElement="id347" smil:attributeName="height" smil:values="height;height" smil:keyTimes="0;1"/>
                  <anim:transitionFilter smil:dur="1s" smil:targetElement="id347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2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Заголовок_20_и_20_объект" presentation:presentation-page-layout-name="AL1T11">
        <draw:frame draw:name="Содержимое 2" presentation:style-name="pr7" draw:text-style-name="P5" xml:id="id349" draw:id="id349" draw:layer="layout" svg:width="22.859cm" svg:height="4.664cm" svg:x="1.27cm" svg:y="3.135cm" presentation:class="outline" presentation:user-transformed="true">
          <draw:text-box>
            <text:p xml:id="id350" text:id="id350" text:style-name="P71"><text:span text:style-name="T43">Недостаток двухпутевого слияния:</text:span></text:p>
            <text:p xml:id="id351" text:id="id351" text:style-name="P72"><text:span text:style-name="T43">отслеживание концов подмассивов</text:span></text:p>
            <text:p xml:id="id352" text:id="id352" text:style-name="P72"><text:span text:style-name="T81">(в цикле </text:span><text:span text:style-name="T82">пока</text:span><text:span text:style-name="T81"> и после цикла </text:span><text:span text:style-name="T82">пока</text:span><text:span text:style-name="T81">)</text:span></text:p>
          </draw:text-box>
        </draw:frame>
        <draw:custom-shape draw:name="Заголовок 1" draw:style-name="gr236" draw:text-style-name="P70" xml:id="id348" draw:id="id348" draw:layer="layout" svg:width="22.859cm" svg:height="1.265cm" svg:x="1.27cm" svg:y="1.058cm">
          <text:p text:style-name="P26"><text:span text:style-name="T43">Абстрактно-обменное слияни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4" draw:style-name="gr237" draw:text-style-name="P42" xml:id="id353" draw:id="id353" draw:layer="layout" svg:width="1.723cm" svg:height="1.622cm" svg:x="8.44cm" svg:y="9.525cm">
          <text:p text:style-name="P36"><text:span text:style-name="T47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5" draw:style-name="gr238" draw:text-style-name="P42" xml:id="id354" draw:id="id354" draw:layer="layout" svg:width="1.723cm" svg:height="1.622cm" svg:x="1.543cm" svg:y="9.525cm">
          <text:p text:style-name="P36"><text:span text:style-name="T4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6" draw:style-name="gr239" draw:text-style-name="P42" xml:id="id355" draw:id="id355" draw:layer="layout" svg:width="1.622cm" svg:height="1.622cm" svg:x="10.57cm" svg:y="9.525cm">
          <text:p text:style-name="P36"><text:span text:style-name="T47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7" draw:style-name="gr240" draw:text-style-name="P42" xml:id="id356" draw:id="id356" draw:layer="layout" svg:width="1.622cm" svg:height="1.622cm" svg:x="6.31cm" svg:y="9.525cm">
          <text:p text:style-name="P36"><text:span text:style-name="T4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" draw:style-name="gr241" draw:text-style-name="P42" xml:id="id357" draw:id="id357" draw:layer="layout" svg:width="1.622cm" svg:height="1.622cm" svg:x="15.337cm" svg:y="9.525cm">
          <text:p text:style-name="P36"><text:span text:style-name="T4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9" draw:style-name="gr242" draw:text-style-name="P42" xml:id="id359" draw:id="id359" draw:layer="layout" svg:width="1.622cm" svg:height="1.622cm" svg:x="19.8cm" svg:y="9.525cm">
          <text:p text:style-name="P36"><text:span text:style-name="T47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0" draw:style-name="gr243" draw:text-style-name="P42" xml:id="id360" draw:id="id360" draw:layer="layout" svg:width="1.622cm" svg:height="1.622cm" svg:x="17.568cm" svg:y="9.525cm">
          <text:p text:style-name="P36"><text:span text:style-name="T47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1" draw:style-name="gr244" draw:text-style-name="P42" xml:id="id361" draw:id="id361" draw:layer="layout" svg:width="1.622cm" svg:height="1.622cm" svg:x="3.978cm" svg:y="9.525cm">
          <text:p text:style-name="P36"><text:span text:style-name="T4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2" draw:style-name="gr245" draw:text-style-name="P42" xml:id="id362" draw:id="id362" draw:layer="layout" svg:width="1.419cm" svg:height="1.622cm" svg:x="22.031cm" svg:y="9.525cm">
          <text:p text:style-name="P36"><text:span text:style-name="T47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3" draw:style-name="gr246" draw:text-style-name="P42" xml:id="id363" draw:id="id363" draw:layer="layout" svg:width="1.498cm" svg:height="1.622cm" svg:x="13.106cm" svg:y="9.525cm">
          <text:p text:style-name="P36"><text:span text:style-name="T4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Прямая соединительная линия 14" draw:style-name="gr230" draw:text-style-name="P50" xml:id="id358" draw:id="id358" draw:layer="layout" svg:width="0cm" svg:height="2.534cm" svg:x="12.699cm" svg:y="9.322cm" svg:viewBox="0 0 1 2535" draw:points="0,0 1,2535">
          <text:p/>
        </draw:polyline>
        <draw:custom-shape draw:name="Прямоугольник 15" draw:style-name="gr247" draw:text-style-name="P42" xml:id="id365" draw:id="id365" draw:layer="layout" svg:width="1.723cm" svg:height="1.622cm" svg:x="8.44cm" svg:y="12.568cm">
          <text:p text:style-name="P36"><text:span text:style-name="T47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6" draw:style-name="gr248" draw:text-style-name="P42" xml:id="id364" draw:id="id364" draw:layer="layout" svg:width="1.723cm" svg:height="1.622cm" svg:x="1.543cm" svg:y="12.568cm">
          <text:p text:style-name="P36"><text:span text:style-name="T4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7" draw:style-name="gr249" draw:text-style-name="P42" xml:id="id366" draw:id="id366" draw:layer="layout" svg:width="1.622cm" svg:height="1.622cm" svg:x="10.57cm" svg:y="12.568cm">
          <text:p text:style-name="P36"><text:span text:style-name="T47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8" draw:style-name="gr250" draw:text-style-name="P42" xml:id="id367" draw:id="id367" draw:layer="layout" svg:width="1.622cm" svg:height="1.622cm" svg:x="6.31cm" svg:y="12.568cm">
          <text:p text:style-name="P36"><text:span text:style-name="T4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9" draw:style-name="gr251" draw:text-style-name="P42" xml:id="id368" draw:id="id368" draw:layer="layout" svg:width="1.622cm" svg:height="1.622cm" svg:x="3.978cm" svg:y="12.568cm">
          <text:p text:style-name="P36"><text:span text:style-name="T4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Прямая соединительная линия 20" draw:style-name="gr230" draw:text-style-name="P50" xml:id="id369" draw:id="id369" draw:layer="layout" svg:width="0cm" svg:height="2.535cm" svg:x="12.699cm" svg:y="12.364cm" svg:viewBox="0 0 1 2536" draw:points="0,0 1,2536">
          <text:p/>
        </draw:polyline>
        <draw:custom-shape draw:name="Прямоугольник 21" draw:style-name="gr252" draw:text-style-name="P42" xml:id="id370" draw:id="id370" draw:layer="layout" svg:width="1.419cm" svg:height="1.622cm" svg:x="13.309cm" svg:y="12.568cm">
          <text:p text:style-name="P36"><text:span text:style-name="T47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2" draw:style-name="gr253" draw:text-style-name="P42" xml:id="id371" draw:id="id371" draw:layer="layout" svg:width="1.622cm" svg:height="1.622cm" svg:x="15.337cm" svg:y="12.568cm">
          <text:p text:style-name="P36"><text:span text:style-name="T47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3" draw:style-name="gr254" draw:text-style-name="P42" xml:id="id372" draw:id="id372" draw:layer="layout" svg:width="1.622cm" svg:height="1.622cm" svg:x="17.568cm" svg:y="12.568cm">
          <text:p text:style-name="P36"><text:span text:style-name="T47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4" draw:style-name="gr255" draw:text-style-name="P42" xml:id="id373" draw:id="id373" draw:layer="layout" svg:width="1.622cm" svg:height="1.622cm" svg:x="19.8cm" svg:y="12.568cm">
          <text:p text:style-name="P36"><text:span text:style-name="T4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5" draw:style-name="gr256" draw:text-style-name="P42" xml:id="id374" draw:id="id374" draw:layer="layout" svg:width="1.498cm" svg:height="1.622cm" svg:x="22.031cm" svg:y="12.568cm">
          <text:p text:style-name="P36"><text:span text:style-name="T4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6" draw:style-name="gr257" draw:text-style-name="P39" xml:id="id376" draw:id="id376" draw:layer="layout" svg:width="11.866cm" svg:height="1.419cm" svg:x="0.935cm" svg:y="17.03cm">
          <text:p text:style-name="P38"><text:span text:style-name="T83">F, F+1,F+2,…,M-1 </text:span><text:span text:style-name="T84"></text:span><text:span text:style-name="T8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7" draw:style-name="gr258" draw:text-style-name="P39" xml:id="id377" draw:id="id377" draw:layer="layout" svg:width="11.866cm" svg:height="1.419cm" svg:x="12.497cm" svg:y="17.233cm">
          <text:p text:style-name="P38"><text:span text:style-name="T84"></text:span><text:span text:style-name="T83"> </text:span><text:span text:style-name="T83">L, L-1,…, M+1, 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Левая фигурная скобка 28" draw:style-name="gr259" draw:text-style-name="P73" xml:id="id375" draw:id="id375" draw:layer="layout" svg:width="1.419cm" svg:height="21.959cm" draw:transform="rotate (1.5707963267949) translate (1.543cm 15.813cm)">
          <text:p text:style-name="P44"><text:span text:style-name="T18"/></text:p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Прямоугольник 29" draw:style-name="gr260" draw:text-style-name="P74" xml:id="id378" draw:id="id378" draw:layer="layout" svg:width="4.766cm" svg:height="1.52cm" svg:x="10.164cm" svg:y="15.712cm">
          <text:p text:style-name="P36"><text:span text:style-name="T76">X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348" smil:attributeName="visibility" smil:to="visible"/>
                  <anim:animate smil:dur="1s" smil:fill="hold" smil:targetElement="id348" smil:attributeName="width" smil:values="width*0.70;width" smil:keyTimes="0;1"/>
                  <anim:animate smil:dur="1s" smil:fill="hold" smil:targetElement="id348" smil:attributeName="height" smil:values="height;height" smil:keyTimes="0;1"/>
                  <anim:transitionFilter smil:dur="1s" smil:targetElement="id348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349" smil:attributeName="visibility" smil:to="visible"/>
                  <anim:animate smil:dur="1s" smil:fill="hold" smil:targetElement="id349" anim:sub-item="background" smil:attributeName="width" smil:values="width*0.70;width" smil:keyTimes="0;1"/>
                  <anim:animate smil:dur="1s" smil:fill="hold" smil:targetElement="id349" anim:sub-item="background" smil:attributeName="height" smil:values="height;height" smil:keyTimes="0;1"/>
                  <anim:transitionFilter smil:dur="1s" smil:targetElement="id349" smil:type="fade" smil:subtype="crossfade"/>
                </anim:par>
              </anim:par>
              <anim:par smil:begin="2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350" smil:attributeName="visibility" smil:to="visible"/>
                  <anim:animate smil:dur="1s" smil:fill="hold" smil:targetElement="id350" anim:sub-item="text" smil:attributeName="width" smil:values="width*0.70;width" smil:keyTimes="0;1"/>
                  <anim:animate smil:dur="1s" smil:fill="hold" smil:targetElement="id350" anim:sub-item="text" smil:attributeName="height" smil:values="height;height" smil:keyTimes="0;1"/>
                  <anim:transitionFilter smil:dur="1s" smil:targetElement="id350" smil:type="fade" smil:subtype="crossfade"/>
                </anim:par>
              </anim:par>
              <anim:par smil:begin="3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351" smil:attributeName="visibility" smil:to="visible"/>
                  <anim:animate smil:dur="1s" smil:fill="hold" smil:targetElement="id351" anim:sub-item="text" smil:attributeName="width" smil:values="width*0.70;width" smil:keyTimes="0;1"/>
                  <anim:animate smil:dur="1s" smil:fill="hold" smil:targetElement="id351" anim:sub-item="text" smil:attributeName="height" smil:values="height;height" smil:keyTimes="0;1"/>
                  <anim:transitionFilter smil:dur="1s" smil:targetElement="id351" smil:type="fade" smil:subtype="crossfade"/>
                </anim:par>
              </anim:par>
              <anim:par smil:begin="4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352" smil:attributeName="visibility" smil:to="visible"/>
                  <anim:animate smil:dur="1s" smil:fill="hold" smil:targetElement="id352" anim:sub-item="text" smil:attributeName="width" smil:values="width*0.70;width" smil:keyTimes="0;1"/>
                  <anim:animate smil:dur="1s" smil:fill="hold" smil:targetElement="id352" anim:sub-item="text" smil:attributeName="height" smil:values="height;height" smil:keyTimes="0;1"/>
                  <anim:transitionFilter smil:dur="1s" smil:targetElement="id352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53" smil:attributeName="visibility" smil:to="visible"/>
                  <anim:transitionFilter smil:dur="0.5s" smil:targetElement="id353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54" smil:attributeName="visibility" smil:to="visible"/>
                  <anim:transitionFilter smil:dur="0.5s" smil:targetElement="id354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55" smil:attributeName="visibility" smil:to="visible"/>
                  <anim:transitionFilter smil:dur="0.5s" smil:targetElement="id355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56" smil:attributeName="visibility" smil:to="visible"/>
                  <anim:transitionFilter smil:dur="0.5s" smil:targetElement="id356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57" smil:attributeName="visibility" smil:to="visible"/>
                  <anim:transitionFilter smil:dur="0.5s" smil:targetElement="id357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358" smil:attributeName="visibility" smil:to="visible"/>
                  <anim:transitionFilter smil:dur="0.5s" smil:targetElement="id358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59" smil:attributeName="visibility" smil:to="visible"/>
                  <anim:transitionFilter smil:dur="0.5s" smil:targetElement="id359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60" smil:attributeName="visibility" smil:to="visible"/>
                  <anim:transitionFilter smil:dur="0.5s" smil:targetElement="id360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61" smil:attributeName="visibility" smil:to="visible"/>
                  <anim:transitionFilter smil:dur="0.5s" smil:targetElement="id361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62" smil:attributeName="visibility" smil:to="visible"/>
                  <anim:transitionFilter smil:dur="0.5s" smil:targetElement="id362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63" smil:attributeName="visibility" smil:to="visible"/>
                  <anim:transitionFilter smil:dur="0.5s" smil:targetElement="id363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64" smil:attributeName="visibility" smil:to="visible"/>
                  <anim:transitionFilter smil:dur="0.5s" smil:targetElement="id364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65" smil:attributeName="visibility" smil:to="visible"/>
                  <anim:transitionFilter smil:dur="0.5s" smil:targetElement="id365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66" smil:attributeName="visibility" smil:to="visible"/>
                  <anim:transitionFilter smil:dur="0.5s" smil:targetElement="id366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67" smil:attributeName="visibility" smil:to="visible"/>
                  <anim:transitionFilter smil:dur="0.5s" smil:targetElement="id367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68" smil:attributeName="visibility" smil:to="visible"/>
                  <anim:transitionFilter smil:dur="0.5s" smil:targetElement="id368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369" smil:attributeName="visibility" smil:to="visible"/>
                  <anim:transitionFilter smil:dur="0.5s" smil:targetElement="id369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70" smil:attributeName="visibility" smil:to="visible"/>
                  <anim:transitionFilter smil:dur="0.5s" smil:targetElement="id370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71" smil:attributeName="visibility" smil:to="visible"/>
                  <anim:transitionFilter smil:dur="0.5s" smil:targetElement="id371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72" smil:attributeName="visibility" smil:to="visible"/>
                  <anim:transitionFilter smil:dur="0.5s" smil:targetElement="id372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73" smil:attributeName="visibility" smil:to="visible"/>
                  <anim:transitionFilter smil:dur="0.5s" smil:targetElement="id373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74" smil:attributeName="visibility" smil:to="visible"/>
                  <anim:transitionFilter smil:dur="0.5s" smil:targetElement="id374" smil:type="barWipe" smil:subtype="leftToRight"/>
                </anim:par>
              </anim:par>
              <anim:par smil:begin="0.5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375" smil:attributeName="visibility" smil:to="visible"/>
                  <anim:animate smil:dur="1s" smil:fill="hold" smil:targetElement="id375" smil:attributeName="width" smil:values="width*0.70;width" smil:keyTimes="0;1"/>
                  <anim:animate smil:dur="1s" smil:fill="hold" smil:targetElement="id375" smil:attributeName="height" smil:values="height;height" smil:keyTimes="0;1"/>
                  <anim:transitionFilter smil:dur="1s" smil:targetElement="id375" smil:type="fade" smil:subtype="crossfade"/>
                </anim:par>
              </anim:par>
              <anim:par smil:begin="1.5s" smil:fill="hold" presentation:node-type="after-previou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376" smil:attributeName="visibility" smil:to="visible"/>
                  <anim:transitionFilter smil:dur="0.5s" smil:targetElement="id376" smil:type="barWipe" smil:subtype="leftToRight"/>
                </anim:par>
              </anim:par>
              <anim:par smil:begin="2s" smil:fill="hold" presentation:node-type="after-previous">
                <anim:par smil:begin="0s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377" smil:attributeName="visibility" smil:to="visible"/>
                  <anim:transitionFilter smil:dur="0.5s" smil:targetElement="id377" smil:type="barWipe" smil:subtype="leftToRight" smil:direction="revers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378" smil:attributeName="visibility" smil:to="visible"/>
                  <anim:animate smil:dur="1s" smil:fill="hold" smil:targetElement="id378" smil:attributeName="width" smil:values="width*0.70;width" smil:keyTimes="0;1"/>
                  <anim:animate smil:dur="1s" smil:fill="hold" smil:targetElement="id378" smil:attributeName="height" smil:values="height;height" smil:keyTimes="0;1"/>
                  <anim:transitionFilter smil:dur="1s" smil:targetElement="id378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2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Заголовок_20_и_20_объект" presentation:presentation-page-layout-name="AL1T11">
        <draw:custom-shape draw:name="Заголовок 1" draw:style-name="gr261" draw:text-style-name="P70" xml:id="id379" draw:id="id379" draw:layer="layout" svg:width="22.859cm" svg:height="1.265cm" svg:x="1.477cm" svg:y="1.38cm">
          <text:p text:style-name="P26"><text:span text:style-name="T43">Абстрактно-обменное слияни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62" draw:text-style-name="P37" xml:id="id380" draw:id="id380" draw:layer="layout" svg:width="22.718cm" svg:height="13.485cm" svg:x="1.442cm" svg:y="3.135cm">
          <text:p text:style-name="P35"><text:span text:style-name="T79">Merge2(X,F,M,L) </text:span></text:p>
          <text:p text:style-name="P35"><text:span text:style-name="T80">начало</text:span></text:p>
          <text:p text:style-name="P35"><text:span text:style-name="T42">Определить массив </text:span><text:span text:style-name="T75">X1</text:span></text:p>
          <text:p text:style-name="P35"><text:span text:style-name="T42">Переписать элементы из массива </text:span><text:span text:style-name="T75">X </text:span><text:span text:style-name="T42">в массив </text:span><text:span text:style-name="T75">X1 </text:span><text:span text:style-name="T42">по правилу битонной последовательности</text:span></text:p>
          <text:p text:style-name="P35"><text:span text:style-name="T75">i=</text:span><text:span text:style-name="T42">0</text:span><text:span text:style-name="T75">, j = L-F</text:span><text:span text:style-name="T42">, </text:span><text:span text:style-name="T75">k=F</text:span></text:p>
          <text:p text:style-name="P35"><text:span text:style-name="T80">Пока</text:span><text:span text:style-name="T42"> (</text:span><text:span text:style-name="T75">i&lt;</text:span><text:span text:style-name="T42">=</text:span><text:span text:style-name="T75">j</text:span><text:span text:style-name="T42">)</text:span></text:p>
          <text:p text:style-name="P35"><text:span text:style-name="T75"><text:tab/></text:span><text:span text:style-name="T80">Если</text:span><text:span text:style-name="T42"> </text:span><text:span text:style-name="T75">X1[i]&gt;X1[j] </text:span><text:span text:style-name="T80">то</text:span><text:span text:style-name="T42"> </text:span><text:span text:style-name="T75">X[k]=X</text:span><text:span text:style-name="T42">1</text:span><text:span text:style-name="T75">[j]</text:span></text:p>
          <text:p text:style-name="P35"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j=j-1</text:span><text:span text:style-name="T75"><text:tab/></text:span><text:span text:style-name="T7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379" smil:attributeName="visibility" smil:to="visible"/>
                  <anim:animate smil:dur="1s" smil:fill="hold" smil:targetElement="id379" smil:attributeName="width" smil:values="width*0.70;width" smil:keyTimes="0;1"/>
                  <anim:animate smil:dur="1s" smil:fill="hold" smil:targetElement="id379" smil:attributeName="height" smil:values="height;height" smil:keyTimes="0;1"/>
                  <anim:transitionFilter smil:dur="1s" smil:targetElement="id379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380" smil:attributeName="visibility" smil:to="visible"/>
                  <anim:animate smil:dur="1s" smil:fill="hold" smil:targetElement="id380" smil:attributeName="width" smil:values="width*0.70;width" smil:keyTimes="0;1"/>
                  <anim:animate smil:dur="1s" smil:fill="hold" smil:targetElement="id380" smil:attributeName="height" smil:values="height;height" smil:keyTimes="0;1"/>
                  <anim:transitionFilter smil:dur="1s" smil:targetElement="id380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2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Заголовок_20_и_20_объект" presentation:presentation-page-layout-name="AL1T11">
        <draw:custom-shape draw:name="Заголовок 1" draw:style-name="gr263" draw:text-style-name="P70" xml:id="id381" draw:id="id381" draw:layer="layout" svg:width="22.859cm" svg:height="1.265cm" svg:x="1.27cm" svg:y="1.058cm">
          <text:p text:style-name="P26"><text:span text:style-name="T43">Абстрактно-обменное слияни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64" draw:text-style-name="P65" xml:id="id382" draw:id="id382" draw:layer="layout" svg:width="23.935cm" svg:height="6.966cm" svg:x="0.631cm" svg:y="3.237cm">
          <text:p text:style-name="P55"><text:span text:style-name="T80">Иначе</text:span><text:span text:style-name="T42"> <text:s/></text:span><text:span text:style-name="T75">X[k]=X</text:span><text:span text:style-name="T42">1</text:span><text:span text:style-name="T75">[i]</text:span></text:p>
          <text:p text:style-name="P55"><text:span text:style-name="T75"><text:tab/></text:span><text:span text:style-name="T42"> <text:s text:c="3"/></text:span><text:span text:style-name="T75">i=i+1</text:span></text:p>
          <text:p text:style-name="P55"><text:span text:style-name="T75">k=k+1</text:span><text:span text:style-name="T42"> <text:s text:c="11"/></text:span></text:p>
          <text:p text:style-name="P55"><text:span text:style-name="T80">кц</text:span></text:p>
          <text:p text:style-name="P55"><text:span text:style-name="T80">Коне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381" smil:attributeName="visibility" smil:to="visible"/>
                  <anim:animate smil:dur="1s" smil:fill="hold" smil:targetElement="id381" smil:attributeName="width" smil:values="width*0.70;width" smil:keyTimes="0;1"/>
                  <anim:animate smil:dur="1s" smil:fill="hold" smil:targetElement="id381" smil:attributeName="height" smil:values="height;height" smil:keyTimes="0;1"/>
                  <anim:transitionFilter smil:dur="1s" smil:targetElement="id381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382" smil:attributeName="visibility" smil:to="visible"/>
                  <anim:animate smil:dur="1s" smil:fill="hold" smil:targetElement="id382" smil:attributeName="width" smil:values="width*0.70;width" smil:keyTimes="0;1"/>
                  <anim:animate smil:dur="1s" smil:fill="hold" smil:targetElement="id382" smil:attributeName="height" smil:values="height;height" smil:keyTimes="0;1"/>
                  <anim:transitionFilter smil:dur="1s" smil:targetElement="id382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26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Заголовок_20_и_20_объект" presentation:presentation-page-layout-name="AL1T11">
        <draw:custom-shape draw:name="Заголовок 1" draw:style-name="gr265" draw:text-style-name="P70" xml:id="id383" draw:id="id383" draw:layer="layout" svg:width="22.859cm" svg:height="1.265cm" svg:x="1.27cm" svg:y="1.058cm">
          <text:p text:style-name="P26"><text:span text:style-name="T43">Нисходящая сортировка слияние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вал 6" draw:style-name="gr266" draw:text-style-name="P76" xml:id="id384" draw:id="id384" draw:layer="layout" svg:width="2.129cm" svg:height="1.723cm" svg:x="11.686cm" svg:y="2.324cm">
          <text:p text:style-name="P75"><text:span text:style-name="T85">1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7" draw:style-name="gr267" draw:text-style-name="P76" xml:id="id385" draw:id="id385" draw:layer="layout" svg:width="2.129cm" svg:height="1.723cm" svg:x="6.31cm" svg:y="4.86cm">
          <text:p text:style-name="P75"><text:span text:style-name="T85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8" draw:style-name="gr268" draw:text-style-name="P76" xml:id="id386" draw:id="id386" draw:layer="layout" svg:width="2.129cm" svg:height="1.723cm" svg:x="16.757cm" svg:y="4.657cm">
          <text:p text:style-name="P75"><text:span text:style-name="T85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9" draw:style-name="gr269" draw:text-style-name="P76" xml:id="id387" draw:id="id387" draw:layer="layout" svg:width="2.129cm" svg:height="1.723cm" svg:x="2.355cm" svg:y="7.598cm">
          <text:p text:style-name="P75"><text:span text:style-name="T85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0" draw:style-name="gr270" draw:text-style-name="P76" xml:id="id388" draw:id="id388" draw:layer="layout" svg:width="2.129cm" svg:height="1.723cm" svg:x="9.454cm" svg:y="7.598cm">
          <text:p text:style-name="P75"><text:span text:style-name="T85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1" draw:style-name="gr271" draw:text-style-name="P76" xml:id="id389" draw:id="id389" draw:layer="layout" svg:width="2.129cm" svg:height="1.723cm" svg:x="14.323cm" svg:y="7.497cm">
          <text:p text:style-name="P75"><text:span text:style-name="T85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2" draw:style-name="gr272" draw:text-style-name="P76" xml:id="id390" draw:id="id390" draw:layer="layout" svg:width="2.129cm" svg:height="1.723cm" svg:x="20.814cm" svg:y="7.497cm">
          <text:p text:style-name="P75"><text:span text:style-name="T85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3" draw:style-name="gr273" draw:text-style-name="P76" xml:id="id391" draw:id="id391" draw:layer="layout" svg:width="2.129cm" svg:height="1.723cm" svg:x="1.341cm" svg:y="10.641cm">
          <text:p text:style-name="P75"><text:span text:style-name="T85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4" draw:style-name="gr274" draw:text-style-name="P76" xml:id="id392" draw:id="id392" draw:layer="layout" svg:width="2.129cm" svg:height="1.723cm" svg:x="4.586cm" svg:y="10.641cm">
          <text:p text:style-name="P75"><text:span text:style-name="T85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5" draw:style-name="gr275" draw:text-style-name="P76" xml:id="id393" draw:id="id393" draw:layer="layout" svg:width="2.129cm" svg:height="1.723cm" svg:x="7.73cm" svg:y="12.669cm">
          <text:p text:style-name="P75"><text:span text:style-name="T85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6" draw:style-name="gr276" draw:text-style-name="P76" xml:id="id394" draw:id="id394" draw:layer="layout" svg:width="2.129cm" svg:height="1.723cm" svg:x="10.57cm" svg:y="12.669cm">
          <text:p text:style-name="P75"><text:span text:style-name="T85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7" draw:style-name="gr277" draw:text-style-name="P76" xml:id="id395" draw:id="id395" draw:layer="layout" svg:width="2.129cm" svg:height="1.723cm" svg:x="13.714cm" svg:y="12.568cm">
          <text:p text:style-name="P75"><text:span text:style-name="T85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8" draw:style-name="gr278" draw:text-style-name="P76" xml:id="id396" draw:id="id396" draw:layer="layout" svg:width="2.129cm" svg:height="1.723cm" svg:x="16.453cm" svg:y="12.466cm">
          <text:p text:style-name="P75"><text:span text:style-name="T85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21" draw:style-name="gr279" draw:text-style-name="P76" xml:id="id397" draw:id="id397" draw:layer="layout" svg:width="2.129cm" svg:height="1.723cm" svg:x="18.988cm" svg:y="10.336cm">
          <text:p text:style-name="P75"><text:span text:style-name="T85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22" draw:style-name="gr280" draw:text-style-name="P76" xml:id="id398" draw:id="id398" draw:layer="layout" svg:width="2.129cm" svg:height="1.723cm" svg:x="22.234cm" svg:y="10.336cm">
          <text:p text:style-name="P75"><text:span text:style-name="T85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23" draw:style-name="gr281" draw:text-style-name="P76" xml:id="id399" draw:id="id399" draw:layer="layout" svg:width="1.34cm" svg:height="1.216cm" svg:x="1.239cm" svg:y="12.771cm">
          <text:p text:style-name="P75"><text:span text:style-name="T85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24" draw:style-name="gr282" draw:text-style-name="P76" xml:id="id400" draw:id="id400" draw:layer="layout" svg:width="1.34cm" svg:height="1.216cm" svg:x="2.963cm" svg:y="12.771cm">
          <text:p text:style-name="P75"><text:span text:style-name="T85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25" draw:style-name="gr283" draw:text-style-name="P76" xml:id="id401" draw:id="id401" draw:layer="layout" svg:width="1.34cm" svg:height="1.216cm" svg:x="3.978cm" svg:y="14.19cm">
          <text:p text:style-name="P75"><text:span text:style-name="T85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26" draw:style-name="gr284" draw:text-style-name="P76" xml:id="id402" draw:id="id402" draw:layer="layout" svg:width="1.34cm" svg:height="1.216cm" svg:x="5.803cm" svg:y="14.292cm">
          <text:p text:style-name="P75"><text:span text:style-name="T85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27" draw:style-name="gr285" draw:text-style-name="P76" xml:id="id403" draw:id="id403" draw:layer="layout" svg:width="1.031cm" svg:height="1.097cm" svg:x="0.807cm" svg:y="15.103cm">
          <text:p text:style-name="P75"><text:span text:style-name="T85">1</text:span></text:p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28" draw:style-name="gr286" draw:text-style-name="P76" xml:id="id404" draw:id="id404" draw:layer="layout" svg:width="1.031cm" svg:height="1.097cm" svg:x="2.249cm" svg:y="15.103cm">
          <text:p text:style-name="P75"><text:span text:style-name="T85">1</text:span></text:p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29" draw:style-name="gr287" draw:text-style-name="P76" xml:id="id405" draw:id="id405" draw:layer="layout" svg:width="1.34cm" svg:height="1.216cm" svg:x="7.325cm" svg:y="15.103cm">
          <text:p text:style-name="P75"><text:span text:style-name="T85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0" draw:style-name="gr288" draw:text-style-name="P76" xml:id="id406" draw:id="id406" draw:layer="layout" svg:width="1.34cm" svg:height="1.216cm" svg:x="9.049cm" svg:y="15.103cm">
          <text:p text:style-name="P75"><text:span text:style-name="T85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1" draw:style-name="gr289" draw:text-style-name="P76" xml:id="id407" draw:id="id407" draw:layer="layout" svg:width="1.031cm" svg:height="1.097cm" svg:x="6.69cm" svg:y="16.633cm">
          <text:p text:style-name="P75"><text:span text:style-name="T85">1</text:span></text:p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2" draw:style-name="gr290" draw:text-style-name="P76" xml:id="id408" draw:id="id408" draw:layer="layout" svg:width="1.031cm" svg:height="1.097cm" svg:x="8.132cm" svg:y="16.633cm">
          <text:p text:style-name="P75"><text:span text:style-name="T85">1</text:span></text:p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3" draw:style-name="gr291" draw:text-style-name="P76" xml:id="id409" draw:id="id409" draw:layer="layout" svg:width="1.031cm" svg:height="1.097cm" svg:x="10.443cm" svg:y="16.633cm">
          <text:p text:style-name="P75"><text:span text:style-name="T85">1</text:span></text:p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4" draw:style-name="gr292" draw:text-style-name="P76" xml:id="id410" draw:id="id410" draw:layer="layout" svg:width="1.031cm" svg:height="1.097cm" svg:x="11.885cm" svg:y="16.633cm">
          <text:p text:style-name="P75"><text:span text:style-name="T85">1</text:span></text:p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5" draw:style-name="gr293" draw:text-style-name="P76" xml:id="id411" draw:id="id411" draw:layer="layout" svg:width="1.34cm" svg:height="1.216cm" svg:x="13.511cm" svg:y="14.698cm">
          <text:p text:style-name="P75"><text:span text:style-name="T85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6" draw:style-name="gr294" draw:text-style-name="P76" xml:id="id412" draw:id="id412" draw:layer="layout" svg:width="1.34cm" svg:height="1.216cm" svg:x="15.236cm" svg:y="14.698cm">
          <text:p text:style-name="P75"><text:span text:style-name="T85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295" draw:text-style-name="P76" xml:id="id413" draw:id="id413" draw:layer="layout" svg:width="1.031cm" svg:height="1.097cm" svg:x="13.507cm" svg:y="16.633cm">
          <text:p text:style-name="P75"><text:span text:style-name="T85">1</text:span></text:p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8" draw:style-name="gr296" draw:text-style-name="P76" xml:id="id414" draw:id="id414" draw:layer="layout" svg:width="1.031cm" svg:height="1.097cm" svg:x="14.949cm" svg:y="16.633cm">
          <text:p text:style-name="P75"><text:span text:style-name="T85">1</text:span></text:p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1" draw:style-name="gr297" draw:text-style-name="P76" xml:id="id415" draw:id="id415" draw:layer="layout" svg:width="1.031cm" svg:height="1.097cm" svg:x="17.159cm" svg:y="14.799cm">
          <text:p text:style-name="P75"><text:span text:style-name="T85">1</text:span></text:p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2" draw:style-name="gr298" draw:text-style-name="P76" xml:id="id416" draw:id="id416" draw:layer="layout" svg:width="1.031cm" svg:height="1.097cm" svg:x="18.601cm" svg:y="14.799cm">
          <text:p text:style-name="P75"><text:span text:style-name="T85">1</text:span></text:p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3" draw:style-name="gr299" draw:text-style-name="P76" xml:id="id417" draw:id="id417" draw:layer="layout" svg:width="1.031cm" svg:height="1.097cm" svg:x="19.086cm" svg:y="12.973cm">
          <text:p text:style-name="P75"><text:span text:style-name="T85">1</text:span></text:p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4" draw:style-name="gr300" draw:text-style-name="P76" xml:id="id418" draw:id="id418" draw:layer="layout" svg:width="1.031cm" svg:height="1.097cm" svg:x="20.528cm" svg:y="12.973cm">
          <text:p text:style-name="P75"><text:span text:style-name="T85">1</text:span></text:p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5" draw:style-name="gr301" draw:text-style-name="P76" xml:id="id419" draw:id="id419" draw:layer="layout" svg:width="1.031cm" svg:height="1.097cm" svg:x="22.433cm" svg:y="12.973cm">
          <text:p text:style-name="P75"><text:span text:style-name="T85">1</text:span></text:p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6" draw:style-name="gr302" draw:text-style-name="P76" xml:id="id420" draw:id="id420" draw:layer="layout" svg:width="1.031cm" svg:height="1.097cm" svg:x="23.875cm" svg:y="12.973cm">
          <text:p text:style-name="P75"><text:span text:style-name="T85">1</text:span></text:p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Прямая со стрелкой 48" draw:style-name="gr303" draw:text-style-name="P50" xml:id="id421" draw:id="id421" draw:layer="layout" svg:width="1.313cm" svg:height="3.871cm" draw:transform="rotate (-1.5707963267949) translate (11.999cm 3.79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50" draw:style-name="gr303" draw:text-style-name="P50" xml:id="id422" draw:id="id422" draw:layer="layout" svg:width="1.11cm" svg:height="3.566cm" draw:transform="rotate (-1.5707963267949) translate (17.07cm 3.79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53" draw:style-name="gr304" draw:text-style-name="P50" xml:id="id423" draw:id="id423" draw:layer="layout" svg:width="1.516cm" svg:height="2.451cm" draw:transform="rotate (-1.5707963267949) translate (6.623cm 6.33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55" draw:style-name="gr304" draw:text-style-name="P50" xml:id="id424" draw:id="id424" draw:layer="layout" svg:width="1.265cm" svg:height="2.389cm" draw:transform="rotate (-1.5707963267949) translate (10.513cm 6.33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57" draw:style-name="gr304" draw:text-style-name="P50" xml:id="id425" draw:id="id425" draw:layer="layout" svg:width="1.366cm" svg:height="1.679cm" draw:transform="rotate (-1.5707963267949) translate (17.07cm 6.1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59" draw:style-name="gr304" draw:text-style-name="P50" xml:id="id426" draw:id="id426" draw:layer="layout" svg:width="2.993cm" svg:height="1.979cm" svg:x="18.887cm" svg:y="5.5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61" draw:style-name="gr304" draw:text-style-name="P50" xml:id="id427" draw:id="id427" draw:layer="layout" svg:width="1.318cm" svg:height="1.013cm" draw:transform="rotate (-1.5707963267949) translate (3.418cm 9.32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64" draw:style-name="gr304" draw:text-style-name="P50" xml:id="id428" draw:id="id428" draw:layer="layout" svg:width="1.318cm" svg:height="2.23cm" draw:transform="rotate (-1.5707963267949) translate (5.649cm 9.32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66" draw:style-name="gr304" draw:text-style-name="P50" xml:id="id429" draw:id="id429" draw:layer="layout" svg:width="3.346cm" svg:height="1.723cm" draw:transform="rotate (-1.5707963267949) translate (10.517cm 9.32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68" draw:style-name="gr304" draw:text-style-name="P50" xml:id="id430" draw:id="id430" draw:layer="layout" svg:width="3.346cm" svg:height="1.115cm" draw:transform="rotate (-1.5707963267949) translate (11.629cm 9.32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70" draw:style-name="gr304" draw:text-style-name="P50" xml:id="id431" draw:id="id431" draw:layer="layout" svg:width="3.346cm" svg:height="0.608cm" draw:transform="rotate (-1.5707963267949) translate (15.39cm 9.22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72" draw:style-name="gr304" draw:text-style-name="P50" xml:id="id432" draw:id="id432" draw:layer="layout" svg:width="3.245cm" svg:height="2.129cm" draw:transform="rotate (-1.5707963267949) translate (17.516cm 9.22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74" draw:style-name="gr304" draw:text-style-name="P50" xml:id="id433" draw:id="id433" draw:layer="layout" svg:width="1.115cm" svg:height="1.825cm" draw:transform="rotate (-1.5707963267949) translate (21.881cm 9.22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76" draw:style-name="gr304" draw:text-style-name="P50" xml:id="id434" draw:id="id434" draw:layer="layout" svg:width="1.115cm" svg:height="1.419cm" draw:transform="rotate (-1.5707963267949) translate (23.297cm 9.22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78" draw:style-name="gr304" draw:text-style-name="P50" xml:id="id435" draw:id="id435" draw:layer="layout" svg:width="0.405cm" svg:height="0.493cm" draw:transform="rotate (-1.5707963267949) translate (2.403cm 12.36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80" draw:style-name="gr304" draw:text-style-name="P50" xml:id="id436" draw:id="id436" draw:layer="layout" svg:width="0.581cm" svg:height="0.753cm" draw:transform="rotate (-1.5707963267949) translate (3.153cm 12.36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82" draw:style-name="gr304" draw:text-style-name="P50" xml:id="id437" draw:id="id437" draw:layer="layout" svg:width="1.115cm" svg:height="0.581cm" draw:transform="rotate (-1.5707963267949) translate (1.909cm 13.9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84" draw:style-name="gr304" draw:text-style-name="P50" xml:id="id438" draw:id="id438" draw:layer="layout" svg:width="1.115cm" svg:height="0.859cm" draw:transform="rotate (-1.5707963267949) translate (2.765cm 13.98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86" draw:style-name="gr304" draw:text-style-name="P50" xml:id="id439" draw:id="id439" draw:layer="layout" svg:width="1.825cm" svg:height="1cm" draw:transform="rotate (-1.5707963267949) translate (5.649cm 12.36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88" draw:style-name="gr304" draw:text-style-name="P50" xml:id="id440" draw:id="id440" draw:layer="layout" svg:width="1.926cm" svg:height="0.824cm" draw:transform="rotate (-1.5707963267949) translate (6.473cm 12.36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90" draw:style-name="gr304" draw:text-style-name="P50" xml:id="id441" draw:id="id441" draw:layer="layout" svg:width="0.709cm" svg:height="0.797cm" draw:transform="rotate (-1.5707963267949) translate (8.793cm 14.3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92" draw:style-name="gr304" draw:text-style-name="P50" xml:id="id442" draw:id="id442" draw:layer="layout" svg:width="0.709cm" svg:height="0.925cm" draw:transform="rotate (-1.5707963267949) translate (9.715cm 14.39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94" draw:style-name="gr304" draw:text-style-name="P50" xml:id="id443" draw:id="id443" draw:layer="layout" svg:width="0.312cm" svg:height="0.784cm" draw:transform="rotate (-1.5707963267949) translate (7.995cm 16.3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96" draw:style-name="gr304" draw:text-style-name="P50" xml:id="id444" draw:id="id444" draw:layer="layout" svg:width="0.312cm" svg:height="0.656cm" draw:transform="rotate (-1.5707963267949) translate (8.652cm 16.3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98" draw:style-name="gr304" draw:text-style-name="P50" xml:id="id445" draw:id="id445" draw:layer="layout" svg:width="0.405cm" svg:height="0.599cm" draw:transform="rotate (-1.5707963267949) translate (14.781cm 14.29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00" draw:style-name="gr304" draw:text-style-name="P50" xml:id="id446" draw:id="id446" draw:layer="layout" svg:width="0.405cm" svg:height="1.123cm" draw:transform="rotate (-1.5707963267949) translate (15.902cm 14.29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02" draw:style-name="gr304" draw:text-style-name="P50" xml:id="id447" draw:id="id447" draw:layer="layout" svg:width="0.608cm" svg:height="0.158cm" draw:transform="rotate (-1.5707963267949) translate (17.679cm 14.1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04" draw:style-name="gr304" draw:text-style-name="P50" xml:id="id448" draw:id="id448" draw:layer="layout" svg:width="0.608cm" svg:height="1.6cm" draw:transform="rotate (-1.5707963267949) translate (19.121cm 14.1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06" draw:style-name="gr304" draw:text-style-name="P50" xml:id="id449" draw:id="id449" draw:layer="layout" svg:width="0.912cm" svg:height="0.449cm" draw:transform="rotate (-1.5707963267949) translate (20.055cm 12.06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08" draw:style-name="gr304" draw:text-style-name="P50" xml:id="id450" draw:id="id450" draw:layer="layout" svg:width="0.912cm" svg:height="0.991cm" draw:transform="rotate (-1.5707963267949) translate (21.044cm 12.06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10" draw:style-name="gr304" draw:text-style-name="P50" xml:id="id451" draw:id="id451" draw:layer="layout" svg:width="0.912cm" svg:height="0.347cm" draw:transform="rotate (-1.5707963267949) translate (23.301cm 12.06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12" draw:style-name="gr304" draw:text-style-name="P50" xml:id="id452" draw:id="id452" draw:layer="layout" svg:width="0.912cm" svg:height="1.093cm" draw:transform="rotate (-1.5707963267949) translate (24.391cm 12.06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14" draw:style-name="gr304" draw:text-style-name="P50" xml:id="id453" draw:id="id453" draw:layer="layout" svg:width="2.239cm" svg:height="0.669cm" draw:transform="rotate (-1.5707963267949) translate (11.633cm 14.3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16" draw:style-name="gr304" draw:text-style-name="P50" xml:id="id454" draw:id="id454" draw:layer="layout" svg:width="2.239cm" svg:height="0.771cm" draw:transform="rotate (-1.5707963267949) translate (12.401cm 14.39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18" draw:style-name="gr304" draw:text-style-name="P50" xml:id="id455" draw:id="id455" draw:layer="layout" svg:width="0.718cm" svg:height="0.153cm" draw:transform="rotate (-1.5707963267949) translate (14.182cm 15.91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20" draw:style-name="gr304" draw:text-style-name="P50" xml:id="id456" draw:id="id456" draw:layer="layout" svg:width="0.718cm" svg:height="1.287cm" draw:transform="rotate (-1.5707963267949) translate (15.465cm 15.91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22" draw:style-name="gr304" draw:text-style-name="P50" xml:id="id457" draw:id="id457" draw:layer="layout" svg:width="2.239cm" svg:height="0.669cm" draw:transform="rotate (-1.5707963267949) translate (11.633cm 14.3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24" draw:style-name="gr304" draw:text-style-name="P50" xml:id="id458" draw:id="id458" draw:layer="layout" svg:width="2.239cm" svg:height="0.771cm" draw:transform="rotate (-1.5707963267949) translate (12.401cm 14.393cm)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383" smil:attributeName="visibility" smil:to="visible"/>
                  <anim:animate smil:dur="1s" smil:fill="hold" smil:targetElement="id383" smil:attributeName="width" smil:values="width*0.70;width" smil:keyTimes="0;1"/>
                  <anim:animate smil:dur="1s" smil:fill="hold" smil:targetElement="id383" smil:attributeName="height" smil:values="height;height" smil:keyTimes="0;1"/>
                  <anim:transitionFilter smil:dur="1s" smil:targetElement="id383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384" smil:attributeName="visibility" smil:to="visible"/>
                  <anim:transitionFilter smil:dur="2s" smil:targetElement="id384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385" smil:attributeName="visibility" smil:to="visible"/>
                  <anim:transitionFilter smil:dur="2s" smil:targetElement="id385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386" smil:attributeName="visibility" smil:to="visible"/>
                  <anim:transitionFilter smil:dur="2s" smil:targetElement="id386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387" smil:attributeName="visibility" smil:to="visible"/>
                  <anim:transitionFilter smil:dur="2s" smil:targetElement="id387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388" smil:attributeName="visibility" smil:to="visible"/>
                  <anim:transitionFilter smil:dur="2s" smil:targetElement="id388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389" smil:attributeName="visibility" smil:to="visible"/>
                  <anim:transitionFilter smil:dur="2s" smil:targetElement="id389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390" smil:attributeName="visibility" smil:to="visible"/>
                  <anim:transitionFilter smil:dur="2s" smil:targetElement="id390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391" smil:attributeName="visibility" smil:to="visible"/>
                  <anim:transitionFilter smil:dur="2s" smil:targetElement="id391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392" smil:attributeName="visibility" smil:to="visible"/>
                  <anim:transitionFilter smil:dur="2s" smil:targetElement="id392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393" smil:attributeName="visibility" smil:to="visible"/>
                  <anim:transitionFilter smil:dur="2s" smil:targetElement="id393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394" smil:attributeName="visibility" smil:to="visible"/>
                  <anim:transitionFilter smil:dur="2s" smil:targetElement="id394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395" smil:attributeName="visibility" smil:to="visible"/>
                  <anim:transitionFilter smil:dur="2s" smil:targetElement="id395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396" smil:attributeName="visibility" smil:to="visible"/>
                  <anim:transitionFilter smil:dur="2s" smil:targetElement="id396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397" smil:attributeName="visibility" smil:to="visible"/>
                  <anim:transitionFilter smil:dur="2s" smil:targetElement="id397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398" smil:attributeName="visibility" smil:to="visible"/>
                  <anim:transitionFilter smil:dur="2s" smil:targetElement="id398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399" smil:attributeName="visibility" smil:to="visible"/>
                  <anim:transitionFilter smil:dur="2s" smil:targetElement="id399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00" smil:attributeName="visibility" smil:to="visible"/>
                  <anim:transitionFilter smil:dur="2s" smil:targetElement="id400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01" smil:attributeName="visibility" smil:to="visible"/>
                  <anim:transitionFilter smil:dur="2s" smil:targetElement="id401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02" smil:attributeName="visibility" smil:to="visible"/>
                  <anim:transitionFilter smil:dur="2s" smil:targetElement="id402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03" smil:attributeName="visibility" smil:to="visible"/>
                  <anim:transitionFilter smil:dur="2s" smil:targetElement="id403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04" smil:attributeName="visibility" smil:to="visible"/>
                  <anim:transitionFilter smil:dur="2s" smil:targetElement="id404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05" smil:attributeName="visibility" smil:to="visible"/>
                  <anim:transitionFilter smil:dur="2s" smil:targetElement="id405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06" smil:attributeName="visibility" smil:to="visible"/>
                  <anim:transitionFilter smil:dur="2s" smil:targetElement="id406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07" smil:attributeName="visibility" smil:to="visible"/>
                  <anim:transitionFilter smil:dur="2s" smil:targetElement="id407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08" smil:attributeName="visibility" smil:to="visible"/>
                  <anim:transitionFilter smil:dur="2s" smil:targetElement="id408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09" smil:attributeName="visibility" smil:to="visible"/>
                  <anim:transitionFilter smil:dur="2s" smil:targetElement="id409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10" smil:attributeName="visibility" smil:to="visible"/>
                  <anim:transitionFilter smil:dur="2s" smil:targetElement="id410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11" smil:attributeName="visibility" smil:to="visible"/>
                  <anim:transitionFilter smil:dur="2s" smil:targetElement="id411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12" smil:attributeName="visibility" smil:to="visible"/>
                  <anim:transitionFilter smil:dur="2s" smil:targetElement="id412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13" smil:attributeName="visibility" smil:to="visible"/>
                  <anim:transitionFilter smil:dur="2s" smil:targetElement="id413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14" smil:attributeName="visibility" smil:to="visible"/>
                  <anim:transitionFilter smil:dur="2s" smil:targetElement="id414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15" smil:attributeName="visibility" smil:to="visible"/>
                  <anim:transitionFilter smil:dur="2s" smil:targetElement="id415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16" smil:attributeName="visibility" smil:to="visible"/>
                  <anim:transitionFilter smil:dur="2s" smil:targetElement="id416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17" smil:attributeName="visibility" smil:to="visible"/>
                  <anim:transitionFilter smil:dur="2s" smil:targetElement="id417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18" smil:attributeName="visibility" smil:to="visible"/>
                  <anim:transitionFilter smil:dur="2s" smil:targetElement="id418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19" smil:attributeName="visibility" smil:to="visible"/>
                  <anim:transitionFilter smil:dur="2s" smil:targetElement="id419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20" smil:attributeName="visibility" smil:to="visible"/>
                  <anim:transitionFilter smil:dur="2s" smil:targetElement="id420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21" smil:attributeName="visibility" smil:to="visible"/>
                  <anim:transitionFilter smil:dur="2s" smil:targetElement="id421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22" smil:attributeName="visibility" smil:to="visible"/>
                  <anim:transitionFilter smil:dur="2s" smil:targetElement="id422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23" smil:attributeName="visibility" smil:to="visible"/>
                  <anim:transitionFilter smil:dur="2s" smil:targetElement="id423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24" smil:attributeName="visibility" smil:to="visible"/>
                  <anim:transitionFilter smil:dur="2s" smil:targetElement="id424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25" smil:attributeName="visibility" smil:to="visible"/>
                  <anim:transitionFilter smil:dur="2s" smil:targetElement="id425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26" smil:attributeName="visibility" smil:to="visible"/>
                  <anim:transitionFilter smil:dur="2s" smil:targetElement="id426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27" smil:attributeName="visibility" smil:to="visible"/>
                  <anim:transitionFilter smil:dur="2s" smil:targetElement="id427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28" smil:attributeName="visibility" smil:to="visible"/>
                  <anim:transitionFilter smil:dur="2s" smil:targetElement="id428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29" smil:attributeName="visibility" smil:to="visible"/>
                  <anim:transitionFilter smil:dur="2s" smil:targetElement="id429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30" smil:attributeName="visibility" smil:to="visible"/>
                  <anim:transitionFilter smil:dur="2s" smil:targetElement="id430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31" smil:attributeName="visibility" smil:to="visible"/>
                  <anim:transitionFilter smil:dur="2s" smil:targetElement="id431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32" smil:attributeName="visibility" smil:to="visible"/>
                  <anim:transitionFilter smil:dur="2s" smil:targetElement="id432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33" smil:attributeName="visibility" smil:to="visible"/>
                  <anim:transitionFilter smil:dur="2s" smil:targetElement="id433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34" smil:attributeName="visibility" smil:to="visible"/>
                  <anim:transitionFilter smil:dur="2s" smil:targetElement="id434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35" smil:attributeName="visibility" smil:to="visible"/>
                  <anim:transitionFilter smil:dur="2s" smil:targetElement="id435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36" smil:attributeName="visibility" smil:to="visible"/>
                  <anim:transitionFilter smil:dur="2s" smil:targetElement="id436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37" smil:attributeName="visibility" smil:to="visible"/>
                  <anim:transitionFilter smil:dur="2s" smil:targetElement="id437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38" smil:attributeName="visibility" smil:to="visible"/>
                  <anim:transitionFilter smil:dur="2s" smil:targetElement="id438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39" smil:attributeName="visibility" smil:to="visible"/>
                  <anim:transitionFilter smil:dur="2s" smil:targetElement="id439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40" smil:attributeName="visibility" smil:to="visible"/>
                  <anim:transitionFilter smil:dur="2s" smil:targetElement="id440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41" smil:attributeName="visibility" smil:to="visible"/>
                  <anim:transitionFilter smil:dur="2s" smil:targetElement="id441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42" smil:attributeName="visibility" smil:to="visible"/>
                  <anim:transitionFilter smil:dur="2s" smil:targetElement="id442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43" smil:attributeName="visibility" smil:to="visible"/>
                  <anim:transitionFilter smil:dur="2s" smil:targetElement="id443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44" smil:attributeName="visibility" smil:to="visible"/>
                  <anim:transitionFilter smil:dur="2s" smil:targetElement="id444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45" smil:attributeName="visibility" smil:to="visible"/>
                  <anim:transitionFilter smil:dur="2s" smil:targetElement="id445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46" smil:attributeName="visibility" smil:to="visible"/>
                  <anim:transitionFilter smil:dur="2s" smil:targetElement="id446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47" smil:attributeName="visibility" smil:to="visible"/>
                  <anim:transitionFilter smil:dur="2s" smil:targetElement="id447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48" smil:attributeName="visibility" smil:to="visible"/>
                  <anim:transitionFilter smil:dur="2s" smil:targetElement="id448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49" smil:attributeName="visibility" smil:to="visible"/>
                  <anim:transitionFilter smil:dur="2s" smil:targetElement="id449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50" smil:attributeName="visibility" smil:to="visible"/>
                  <anim:transitionFilter smil:dur="2s" smil:targetElement="id450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51" smil:attributeName="visibility" smil:to="visible"/>
                  <anim:transitionFilter smil:dur="2s" smil:targetElement="id451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52" smil:attributeName="visibility" smil:to="visible"/>
                  <anim:transitionFilter smil:dur="2s" smil:targetElement="id452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53" smil:attributeName="visibility" smil:to="visible"/>
                  <anim:transitionFilter smil:dur="2s" smil:targetElement="id453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54" smil:attributeName="visibility" smil:to="visible"/>
                  <anim:transitionFilter smil:dur="2s" smil:targetElement="id454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55" smil:attributeName="visibility" smil:to="visible"/>
                  <anim:transitionFilter smil:dur="2s" smil:targetElement="id455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56" smil:attributeName="visibility" smil:to="visible"/>
                  <anim:transitionFilter smil:dur="2s" smil:targetElement="id456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57" smil:attributeName="visibility" smil:to="visible"/>
                  <anim:transitionFilter smil:dur="2s" smil:targetElement="id457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58" smil:attributeName="visibility" smil:to="visible"/>
                  <anim:transitionFilter smil:dur="2s" smil:targetElement="id458" smil:type="barWipe" smil:subtype="topToBottom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mphasis" presentation:preset-id="ooo-emphasis-fill-color" presentation:preset-sub-type="2">
                  <anim:animateColor smil:dur="2s" smil:fill="hold" smil:targetElement="id417" smil:attributeName="fill-color" smil:to="#ffff00" anim:color-interpolation="rgb" anim:color-interpolation-direction="clockwise"/>
                  <anim:set smil:dur="2s" smil:fill="hold" smil:targetElement="id417" smil:attributeName="fill" smil:to="solid"/>
                  <anim:set smil:dur="2s" smil:fill="hold" smil:targetElement="id417" smil:attributeName="FillOn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418" smil:attributeName="fill-color" smil:to="#ffff00" anim:color-interpolation="rgb" anim:color-interpolation-direction="clockwise"/>
                  <anim:set smil:dur="2s" smil:fill="hold" smil:targetElement="id418" smil:attributeName="fill" smil:to="solid"/>
                  <anim:set smil:dur="2s" smil:fill="hold" smil:targetElement="id418" smil:attributeName="FillOn"/>
                </anim:par>
              </anim:par>
              <anim:par smil:begin="2s" smil:fill="hold" presentation:node-type="after-previous">
                <anim:par smil:begin="0s" smil:fill="hold" presentation:node-type="after-previous" presentation:preset-class="emphasis" presentation:preset-id="ooo-emphasis-fill-color" presentation:preset-sub-type="2">
                  <anim:animateColor smil:dur="3s" smil:fill="hold" smil:targetElement="id397" smil:attributeName="fill-color" smil:to="#ffff00" anim:color-interpolation="rgb" anim:color-interpolation-direction="clockwise"/>
                  <anim:set smil:dur="3s" smil:fill="hold" smil:targetElement="id397" smil:attributeName="fill" smil:to="solid"/>
                  <anim:set smil:dur="3s" smil:fill="hold" smil:targetElement="id397" smil:attributeName="FillOn"/>
                </anim:par>
              </anim:par>
              <anim:par smil:begin="5s" smil:fill="hold" presentation:node-type="after-previous">
                <anim:par smil:begin="0s" smil:fill="hold" presentation:node-type="after-previous" presentation:preset-class="emphasis" presentation:preset-id="ooo-emphasis-fill-color" presentation:preset-sub-type="2">
                  <anim:animateColor smil:dur="2s" smil:fill="hold" smil:targetElement="id419" smil:attributeName="fill-color" smil:to="#ffff00" anim:color-interpolation="rgb" anim:color-interpolation-direction="clockwise"/>
                  <anim:set smil:dur="2s" smil:fill="hold" smil:targetElement="id419" smil:attributeName="fill" smil:to="solid"/>
                  <anim:set smil:dur="2s" smil:fill="hold" smil:targetElement="id419" smil:attributeName="FillOn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420" smil:attributeName="fill-color" smil:to="#ffff00" anim:color-interpolation="rgb" anim:color-interpolation-direction="clockwise"/>
                  <anim:set smil:dur="2s" smil:fill="hold" smil:targetElement="id420" smil:attributeName="fill" smil:to="solid"/>
                  <anim:set smil:dur="2s" smil:fill="hold" smil:targetElement="id420" smil:attributeName="FillOn"/>
                </anim:par>
              </anim:par>
              <anim:par smil:begin="7s" smil:fill="hold" presentation:node-type="after-previous">
                <anim:par smil:begin="0s" smil:fill="hold" presentation:node-type="after-previous" presentation:preset-class="emphasis" presentation:preset-id="ooo-emphasis-fill-color" presentation:preset-sub-type="2">
                  <anim:animateColor smil:dur="3s" smil:fill="hold" smil:targetElement="id398" smil:attributeName="fill-color" smil:to="#ffff00" anim:color-interpolation="rgb" anim:color-interpolation-direction="clockwise"/>
                  <anim:set smil:dur="3s" smil:fill="hold" smil:targetElement="id398" smil:attributeName="fill" smil:to="solid"/>
                  <anim:set smil:dur="3s" smil:fill="hold" smil:targetElement="id398" smil:attributeName="FillOn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27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Заголовок_20_и_20_объект" presentation:presentation-page-layout-name="AL1T11">
        <draw:custom-shape draw:name="Заголовок 1" draw:style-name="gr305" draw:text-style-name="P70" xml:id="id459" draw:id="id459" draw:layer="layout" svg:width="22.859cm" svg:height="1.265cm" svg:x="1.27cm" svg:y="1.058cm">
          <text:p text:style-name="P26"><text:span text:style-name="T43">Нисходящая сортировка слияние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06" draw:text-style-name="P65" xml:id="id460" draw:id="id460" draw:layer="layout" svg:width="22.921cm" svg:height="11.115cm" svg:x="1.239cm" svg:y="3.135cm">
          <text:p text:style-name="P55"><text:span text:style-name="T42">Сортировка Слиянием (Х, F, L)</text:span></text:p>
          <text:p text:style-name="P55"><text:span text:style-name="T80">начало</text:span></text:p>
          <text:p text:style-name="P55"><text:span text:style-name="T80">Если</text:span><text:span text:style-name="T42"> L&lt;=F </text:span><text:span text:style-name="T80">то</text:span><text:span text:style-name="T42"> выход</text:span></text:p>
          <text:p text:style-name="P55"><text:span text:style-name="T42">M = (L+F)/2</text:span></text:p>
          <text:p text:style-name="P55"><text:span text:style-name="T42">Сортировка Слиянием(Х, F, M)</text:span></text:p>
          <text:p text:style-name="P55"><text:span text:style-name="T42">Сортировка Слиянием(X,M+1,L)</text:span></text:p>
          <text:p text:style-name="P55"><text:span text:style-name="T75">Merge</text:span><text:span text:style-name="T42"> (X,F,M+1,L) </text:span><text:span text:style-name="T75">(</text:span><text:span text:style-name="T42">или </text:span><text:span text:style-name="T75">Merge2)</text:span></text:p>
          <text:p text:style-name="P55"><text:span text:style-name="T80">Конец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459" smil:attributeName="visibility" smil:to="visible"/>
                  <anim:animate smil:dur="1s" smil:fill="hold" smil:targetElement="id459" smil:attributeName="width" smil:values="width*0.70;width" smil:keyTimes="0;1"/>
                  <anim:animate smil:dur="1s" smil:fill="hold" smil:targetElement="id459" smil:attributeName="height" smil:values="height;height" smil:keyTimes="0;1"/>
                  <anim:transitionFilter smil:dur="1s" smil:targetElement="id459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460" smil:attributeName="visibility" smil:to="visible"/>
                  <anim:animate smil:dur="1s" smil:fill="hold" smil:targetElement="id460" smil:attributeName="width" smil:values="width*0.70;width" smil:keyTimes="0;1"/>
                  <anim:animate smil:dur="1s" smil:fill="hold" smil:targetElement="id460" smil:attributeName="height" smil:values="height;height" smil:keyTimes="0;1"/>
                  <anim:transitionFilter smil:dur="1s" smil:targetElement="id460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28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Заголовок_20_и_20_объект" presentation:presentation-page-layout-name="AL1T11">
        <draw:custom-shape draw:name="Заголовок 1" draw:style-name="gr307" draw:text-style-name="P70" xml:id="id461" draw:id="id461" draw:layer="layout" svg:width="22.859cm" svg:height="1.265cm" svg:x="1.27cm" svg:y="1.058cm">
          <text:p text:style-name="P26"><text:span text:style-name="T43">Восходящая сортировка слияние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вал 7" draw:style-name="gr308" draw:text-style-name="P76" xml:id="id462" draw:id="id462" draw:layer="layout" svg:width="1.318cm" svg:height="1.52cm" svg:x="4.789cm" svg:y="7.699cm">
          <text:p text:style-name="P75"><text:span text:style-name="T85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2" draw:style-name="gr309" draw:text-style-name="P76" xml:id="id463" draw:id="id463" draw:layer="layout" svg:width="0.912cm" svg:height="1.318cm" svg:x="3.876cm" svg:y="5.164cm">
          <text:p text:style-name="P75"><text:span text:style-name="T85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20" draw:style-name="gr310" draw:text-style-name="P76" xml:id="id464" draw:id="id464" draw:layer="layout" svg:width="0.709cm" svg:height="1.216cm" svg:x="3.47cm" svg:y="3.135cm">
          <text:p text:style-name="P75"><text:span text:style-name="T85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21" draw:style-name="gr311" draw:text-style-name="P76" xml:id="id465" draw:id="id465" draw:layer="layout" svg:width="0.709cm" svg:height="1.216cm" svg:x="4.586cm" svg:y="3.135cm">
          <text:p text:style-name="P75"><text:span text:style-name="T85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80" draw:style-name="gr312" draw:text-style-name="P76" xml:id="id466" draw:id="id466" draw:layer="layout" svg:width="0.709cm" svg:height="1.216cm" svg:x="5.702cm" svg:y="3.135cm">
          <text:p text:style-name="P75"><text:span text:style-name="T85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81" draw:style-name="gr313" draw:text-style-name="P76" xml:id="id467" draw:id="id467" draw:layer="layout" svg:width="0.709cm" svg:height="1.216cm" svg:x="6.817cm" svg:y="3.135cm">
          <text:p text:style-name="P75"><text:span text:style-name="T85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82" draw:style-name="gr314" draw:text-style-name="P76" xml:id="id468" draw:id="id468" draw:layer="layout" svg:width="0.709cm" svg:height="1.216cm" svg:x="7.832cm" svg:y="3.135cm">
          <text:p text:style-name="P75"><text:span text:style-name="T85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83" draw:style-name="gr315" draw:text-style-name="P76" xml:id="id469" draw:id="id469" draw:layer="layout" svg:width="0.709cm" svg:height="1.216cm" svg:x="8.846cm" svg:y="3.135cm">
          <text:p text:style-name="P75"><text:span text:style-name="T85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84" draw:style-name="gr316" draw:text-style-name="P76" xml:id="id470" draw:id="id470" draw:layer="layout" svg:width="0.709cm" svg:height="1.216cm" svg:x="9.759cm" svg:y="3.135cm">
          <text:p text:style-name="P75"><text:span text:style-name="T85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85" draw:style-name="gr317" draw:text-style-name="P76" xml:id="id471" draw:id="id471" draw:layer="layout" svg:width="0.709cm" svg:height="1.216cm" svg:x="10.672cm" svg:y="3.135cm">
          <text:p text:style-name="P75"><text:span text:style-name="T85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86" draw:style-name="gr318" draw:text-style-name="P76" xml:id="id472" draw:id="id472" draw:layer="layout" svg:width="0.709cm" svg:height="1.216cm" svg:x="11.483cm" svg:y="3.135cm">
          <text:p text:style-name="P75"><text:span text:style-name="T85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87" draw:style-name="gr319" draw:text-style-name="P76" xml:id="id473" draw:id="id473" draw:layer="layout" svg:width="0.709cm" svg:height="1.216cm" svg:x="12.396cm" svg:y="3.135cm">
          <text:p text:style-name="P75"><text:span text:style-name="T85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88" draw:style-name="gr320" draw:text-style-name="P76" xml:id="id474" draw:id="id474" draw:layer="layout" svg:width="0.709cm" svg:height="1.216cm" svg:x="13.309cm" svg:y="3.135cm">
          <text:p text:style-name="P75"><text:span text:style-name="T85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89" draw:style-name="gr321" draw:text-style-name="P76" xml:id="id475" draw:id="id475" draw:layer="layout" svg:width="0.709cm" svg:height="1.216cm" svg:x="14.12cm" svg:y="3.135cm">
          <text:p text:style-name="P75"><text:span text:style-name="T85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90" draw:style-name="gr322" draw:text-style-name="P76" xml:id="id476" draw:id="id476" draw:layer="layout" svg:width="0.709cm" svg:height="1.216cm" svg:x="15.033cm" svg:y="3.135cm">
          <text:p text:style-name="P75"><text:span text:style-name="T85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91" draw:style-name="gr323" draw:text-style-name="P76" xml:id="id477" draw:id="id477" draw:layer="layout" svg:width="0.709cm" svg:height="1.216cm" svg:x="15.946cm" svg:y="3.135cm">
          <text:p text:style-name="P75"><text:span text:style-name="T85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92" draw:style-name="gr324" draw:text-style-name="P76" xml:id="id478" draw:id="id478" draw:layer="layout" svg:width="0.709cm" svg:height="1.216cm" svg:x="16.858cm" svg:y="3.135cm">
          <text:p text:style-name="P75"><text:span text:style-name="T85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93" draw:style-name="gr325" draw:text-style-name="P76" xml:id="id479" draw:id="id479" draw:layer="layout" svg:width="0.709cm" svg:height="1.216cm" svg:x="17.67cm" svg:y="3.135cm">
          <text:p text:style-name="P75"><text:span text:style-name="T85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94" draw:style-name="gr326" draw:text-style-name="P76" xml:id="id480" draw:id="id480" draw:layer="layout" svg:width="0.709cm" svg:height="1.216cm" svg:x="18.583cm" svg:y="3.135cm">
          <text:p text:style-name="P75"><text:span text:style-name="T85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95" draw:style-name="gr327" draw:text-style-name="P76" xml:id="id481" draw:id="id481" draw:layer="layout" svg:width="0.709cm" svg:height="1.216cm" svg:x="19.394cm" svg:y="3.135cm">
          <text:p text:style-name="P75"><text:span text:style-name="T85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96" draw:style-name="gr328" draw:text-style-name="P76" xml:id="id482" draw:id="id482" draw:layer="layout" svg:width="0.709cm" svg:height="1.216cm" svg:x="20.205cm" svg:y="3.135cm">
          <text:p text:style-name="P75"><text:span text:style-name="T85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98" draw:style-name="gr329" draw:text-style-name="P76" xml:id="id483" draw:id="id483" draw:layer="layout" svg:width="0.912cm" svg:height="1.318cm" svg:x="6.209cm" svg:y="5.164cm">
          <text:p text:style-name="P75"><text:span text:style-name="T85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99" draw:style-name="gr330" draw:text-style-name="P76" xml:id="id484" draw:id="id484" draw:layer="layout" svg:width="0.912cm" svg:height="1.318cm" svg:x="8.237cm" svg:y="5.164cm">
          <text:p text:style-name="P75"><text:span text:style-name="T85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00" draw:style-name="gr331" draw:text-style-name="P76" xml:id="id485" draw:id="id485" draw:layer="layout" svg:width="0.912cm" svg:height="1.318cm" svg:x="10.266cm" svg:y="5.164cm">
          <text:p text:style-name="P75"><text:span text:style-name="T85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01" draw:style-name="gr332" draw:text-style-name="P76" xml:id="id486" draw:id="id486" draw:layer="layout" svg:width="0.912cm" svg:height="1.318cm" svg:x="11.99cm" svg:y="5.164cm">
          <text:p text:style-name="P75"><text:span text:style-name="T85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02" draw:style-name="gr333" draw:text-style-name="P76" xml:id="id487" draw:id="id487" draw:layer="layout" svg:width="0.912cm" svg:height="1.318cm" svg:x="13.714cm" svg:y="5.164cm">
          <text:p text:style-name="P75"><text:span text:style-name="T85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03" draw:style-name="gr334" draw:text-style-name="P76" xml:id="id488" draw:id="id488" draw:layer="layout" svg:width="0.912cm" svg:height="1.318cm" svg:x="15.438cm" svg:y="5.164cm">
          <text:p text:style-name="P75"><text:span text:style-name="T85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04" draw:style-name="gr335" draw:text-style-name="P76" xml:id="id489" draw:id="id489" draw:layer="layout" svg:width="0.912cm" svg:height="1.318cm" svg:x="17.163cm" svg:y="5.164cm">
          <text:p text:style-name="P75"><text:span text:style-name="T85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05" draw:style-name="gr336" draw:text-style-name="P76" xml:id="id490" draw:id="id490" draw:layer="layout" svg:width="0.912cm" svg:height="1.318cm" svg:x="18.887cm" svg:y="5.062cm">
          <text:p text:style-name="P75"><text:span text:style-name="T85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08" draw:style-name="gr337" draw:text-style-name="P76" xml:id="id491" draw:id="id491" draw:layer="layout" svg:width="1.318cm" svg:height="1.52cm" svg:x="8.947cm" svg:y="7.598cm">
          <text:p text:style-name="P75"><text:span text:style-name="T85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09" draw:style-name="gr338" draw:text-style-name="P76" xml:id="id492" draw:id="id492" draw:layer="layout" svg:width="1.318cm" svg:height="1.52cm" svg:x="12.7cm" svg:y="7.598cm">
          <text:p text:style-name="P75"><text:span text:style-name="T85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10" draw:style-name="gr339" draw:text-style-name="P76" xml:id="id493" draw:id="id493" draw:layer="layout" svg:width="1.318cm" svg:height="1.52cm" svg:x="16.148cm" svg:y="7.598cm">
          <text:p text:style-name="P75"><text:span text:style-name="T85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11" draw:style-name="gr340" draw:text-style-name="P76" xml:id="id494" draw:id="id494" draw:layer="layout" svg:width="1.318cm" svg:height="1.52cm" svg:x="19.901cm" svg:y="7.598cm">
          <text:p text:style-name="P75"><text:span text:style-name="T85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12" draw:style-name="gr341" draw:text-style-name="P76" xml:id="id495" draw:id="id495" draw:layer="layout" svg:width="1.318cm" svg:height="1.52cm" svg:x="6.817cm" svg:y="10.235cm">
          <text:p text:style-name="P75"><text:span text:style-name="T85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13" draw:style-name="gr342" draw:text-style-name="P76" xml:id="id496" draw:id="id496" draw:layer="layout" svg:width="1.318cm" svg:height="1.52cm" svg:x="14.323cm" svg:y="10.235cm">
          <text:p text:style-name="P75"><text:span text:style-name="T85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14" draw:style-name="gr343" draw:text-style-name="P76" xml:id="id497" draw:id="id497" draw:layer="layout" svg:width="2.027cm" svg:height="1.825cm" svg:x="10.469cm" svg:y="13.379cm">
          <text:p text:style-name="P75"><text:span text:style-name="T85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16" draw:style-name="gr344" draw:text-style-name="P76" xml:id="id498" draw:id="id498" draw:layer="layout" svg:width="2.027cm" svg:height="1.825cm" svg:x="16.047cm" svg:y="16.422cm">
          <text:p text:style-name="P75"><text:span text:style-name="T85">1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Прямая со стрелкой 118" draw:style-name="gr304" draw:text-style-name="P50" draw:layer="layout" svg:width="0.81cm" svg:height="0.506cm" draw:transform="rotate (-1.5707963267949) translate (4.33cm 4.3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20" draw:style-name="gr304" draw:text-style-name="P50" draw:layer="layout" svg:width="0.81cm" svg:height="0.608cm" draw:transform="rotate (-1.5707963267949) translate (4.939cm 4.3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22" draw:style-name="gr304" draw:text-style-name="P50" draw:layer="layout" svg:width="0.81cm" svg:height="0.608cm" draw:transform="rotate (-1.5707963267949) translate (6.663cm 4.3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24" draw:style-name="gr304" draw:text-style-name="P50" draw:layer="layout" svg:width="0.81cm" svg:height="0.506cm" draw:transform="rotate (-1.5707963267949) translate (7.17cm 4.3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26" draw:style-name="gr304" draw:text-style-name="P50" draw:layer="layout" svg:width="0.81cm" svg:height="0.506cm" draw:transform="rotate (-1.5707963267949) translate (8.692cm 4.3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28" draw:style-name="gr304" draw:text-style-name="P50" draw:layer="layout" svg:width="0.81cm" svg:height="0.506cm" draw:transform="rotate (-1.5707963267949) translate (9.199cm 4.3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30" draw:style-name="gr304" draw:text-style-name="P50" draw:layer="layout" svg:width="0.81cm" svg:height="0.608cm" draw:transform="rotate (-1.5707963267949) translate (10.72cm 4.3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34" draw:style-name="gr304" draw:text-style-name="P50" draw:layer="layout" svg:width="0.81cm" svg:height="0.303cm" draw:transform="rotate (-1.5707963267949) translate (11.024cm 4.3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36" draw:style-name="gr304" draw:text-style-name="P50" draw:layer="layout" svg:width="0.81cm" svg:height="0.612cm" draw:transform="rotate (-1.5707963267949) translate (12.449cm 4.3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38" draw:style-name="gr304" draw:text-style-name="P50" draw:layer="layout" svg:width="0.81cm" svg:height="0.303cm" draw:transform="rotate (-1.5707963267949) translate (12.753cm 4.3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40" draw:style-name="gr304" draw:text-style-name="P50" draw:layer="layout" svg:width="0.81cm" svg:height="0.506cm" draw:transform="rotate (-1.5707963267949) translate (14.173cm 4.3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42" draw:style-name="gr304" draw:text-style-name="P50" draw:layer="layout" svg:width="0.81cm" svg:height="0.303cm" draw:transform="rotate (-1.5707963267949) translate (14.477cm 4.3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44" draw:style-name="gr304" draw:text-style-name="P50" draw:layer="layout" svg:width="0.81cm" svg:height="0.506cm" draw:transform="rotate (-1.5707963267949) translate (15.897cm 4.3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46" draw:style-name="gr304" draw:text-style-name="P50" draw:layer="layout" svg:width="0.81cm" svg:height="0.405cm" draw:transform="rotate (-1.5707963267949) translate (16.303cm 4.3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48" draw:style-name="gr304" draw:text-style-name="P50" draw:layer="layout" svg:width="0.81cm" svg:height="0.405cm" draw:transform="rotate (-1.5707963267949) translate (17.617cm 4.3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51" draw:style-name="gr304" draw:text-style-name="P50" draw:layer="layout" svg:width="0.81cm" svg:height="0.405cm" draw:transform="rotate (-1.5707963267949) translate (18.027cm 4.3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53" draw:style-name="gr304" draw:text-style-name="P50" draw:layer="layout" svg:width="0.709cm" svg:height="0.405cm" draw:transform="rotate (-1.5707963267949) translate (19.341cm 4.3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55" draw:style-name="gr304" draw:text-style-name="P50" draw:layer="layout" svg:width="0.709cm" svg:height="0.405cm" draw:transform="rotate (-1.5707963267949) translate (19.751cm 4.3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57" draw:style-name="gr304" draw:text-style-name="P50" draw:layer="layout" svg:width="1.216cm" svg:height="1.115cm" draw:transform="rotate (-1.5707963267949) translate (5.442cm 6.48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59" draw:style-name="gr304" draw:text-style-name="P50" draw:layer="layout" svg:width="1.216cm" svg:height="1.216cm" draw:transform="rotate (-1.5707963267949) translate (6.663cm 6.4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61" draw:style-name="gr304" draw:text-style-name="P50" draw:layer="layout" svg:width="1.115cm" svg:height="0.912cm" draw:transform="rotate (-1.5707963267949) translate (9.604cm 6.48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63" draw:style-name="gr304" draw:text-style-name="P50" draw:layer="layout" svg:width="1.115cm" svg:height="1.115cm" draw:transform="rotate (-1.5707963267949) translate (10.72cm 6.4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65" draw:style-name="gr304" draw:text-style-name="P50" draw:layer="layout" svg:width="1.115cm" svg:height="0.916cm" draw:transform="rotate (-1.5707963267949) translate (13.361cm 6.48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68" draw:style-name="gr304" draw:text-style-name="P50" draw:layer="layout" svg:width="1.115cm" svg:height="0.81cm" draw:transform="rotate (-1.5707963267949) translate (14.173cm 6.4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70" draw:style-name="gr304" draw:text-style-name="P50" draw:layer="layout" svg:width="1.115cm" svg:height="0.912cm" draw:transform="rotate (-1.5707963267949) translate (16.81cm 6.48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72" draw:style-name="gr304" draw:text-style-name="P50" draw:layer="layout" svg:width="1.115cm" svg:height="0.81cm" draw:transform="rotate (-1.5707963267949) translate (17.621cm 6.4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74" draw:style-name="gr304" draw:text-style-name="P50" draw:layer="layout" svg:width="1.216cm" svg:height="1.216cm" draw:transform="rotate (-1.5707963267949) translate (20.563cm 6.38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76" draw:style-name="gr304" draw:text-style-name="P50" draw:layer="layout" svg:width="3.245cm" svg:height="0.003cm" draw:transform="rotate (-1.5707963267949) translate (20.563cm 4.3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78" draw:style-name="gr304" draw:text-style-name="P50" draw:layer="layout" svg:width="1.013cm" svg:height="2.027cm" draw:transform="rotate (-1.5707963267949) translate (7.47cm 9.22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80" draw:style-name="gr304" draw:text-style-name="P50" draw:layer="layout" svg:width="1.115cm" svg:height="2.129cm" draw:transform="rotate (-1.5707963267949) translate (9.604cm 9.1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82" draw:style-name="gr304" draw:text-style-name="P50" draw:layer="layout" svg:width="1.115cm" svg:height="1.622cm" draw:transform="rotate (-1.5707963267949) translate (14.984cm 9.11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84" draw:style-name="gr304" draw:text-style-name="P50" draw:layer="layout" svg:width="1.115cm" svg:height="1.825cm" draw:transform="rotate (-1.5707963267949) translate (16.81cm 9.1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86" draw:style-name="gr304" draw:text-style-name="P50" draw:layer="layout" svg:width="1.847cm" svg:height="3.54cm" draw:transform="rotate (-1.5707963267949) translate (11.483cm 11.53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88" draw:style-name="gr304" draw:text-style-name="P50" draw:layer="layout" svg:width="1.847cm" svg:height="3.033cm" draw:transform="rotate (-1.5707963267949) translate (14.517cm 11.5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93" draw:style-name="gr304" draw:text-style-name="P50" draw:layer="layout" svg:width="1.485cm" svg:height="4.859cm" draw:transform="rotate (-1.5707963267949) translate (17.057cm 14.93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95" draw:style-name="gr304" draw:text-style-name="P50" draw:layer="layout" svg:width="7.302cm" svg:height="3.5cm" draw:transform="rotate (-1.5707963267949) translate (20.563cm 9.119cm)">
          <text:p/>
          <draw:enhanced-geometry draw:mirror-horizontal="fals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461" smil:attributeName="visibility" smil:to="visible"/>
                  <anim:animate smil:dur="1s" smil:fill="hold" smil:targetElement="id461" smil:attributeName="width" smil:values="width*0.70;width" smil:keyTimes="0;1"/>
                  <anim:animate smil:dur="1s" smil:fill="hold" smil:targetElement="id461" smil:attributeName="height" smil:values="height;height" smil:keyTimes="0;1"/>
                  <anim:transitionFilter smil:dur="1s" smil:targetElement="id461" smil:type="fade" smil:subtype="crossfade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62" smil:attributeName="visibility" smil:to="visible"/>
                  <anim:transitionFilter smil:dur="2s" smil:targetElement="id462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63" smil:attributeName="visibility" smil:to="visible"/>
                  <anim:transitionFilter smil:dur="2s" smil:targetElement="id463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64" smil:attributeName="visibility" smil:to="visible"/>
                  <anim:transitionFilter smil:dur="2s" smil:targetElement="id464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65" smil:attributeName="visibility" smil:to="visible"/>
                  <anim:transitionFilter smil:dur="2s" smil:targetElement="id465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66" smil:attributeName="visibility" smil:to="visible"/>
                  <anim:transitionFilter smil:dur="2s" smil:targetElement="id466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67" smil:attributeName="visibility" smil:to="visible"/>
                  <anim:transitionFilter smil:dur="2s" smil:targetElement="id467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68" smil:attributeName="visibility" smil:to="visible"/>
                  <anim:transitionFilter smil:dur="2s" smil:targetElement="id468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69" smil:attributeName="visibility" smil:to="visible"/>
                  <anim:transitionFilter smil:dur="2s" smil:targetElement="id469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70" smil:attributeName="visibility" smil:to="visible"/>
                  <anim:transitionFilter smil:dur="2s" smil:targetElement="id470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71" smil:attributeName="visibility" smil:to="visible"/>
                  <anim:transitionFilter smil:dur="2s" smil:targetElement="id471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72" smil:attributeName="visibility" smil:to="visible"/>
                  <anim:transitionFilter smil:dur="2s" smil:targetElement="id472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73" smil:attributeName="visibility" smil:to="visible"/>
                  <anim:transitionFilter smil:dur="2s" smil:targetElement="id473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74" smil:attributeName="visibility" smil:to="visible"/>
                  <anim:transitionFilter smil:dur="2s" smil:targetElement="id474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75" smil:attributeName="visibility" smil:to="visible"/>
                  <anim:transitionFilter smil:dur="2s" smil:targetElement="id475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76" smil:attributeName="visibility" smil:to="visible"/>
                  <anim:transitionFilter smil:dur="2s" smil:targetElement="id476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77" smil:attributeName="visibility" smil:to="visible"/>
                  <anim:transitionFilter smil:dur="2s" smil:targetElement="id477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78" smil:attributeName="visibility" smil:to="visible"/>
                  <anim:transitionFilter smil:dur="2s" smil:targetElement="id478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79" smil:attributeName="visibility" smil:to="visible"/>
                  <anim:transitionFilter smil:dur="2s" smil:targetElement="id479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80" smil:attributeName="visibility" smil:to="visible"/>
                  <anim:transitionFilter smil:dur="2s" smil:targetElement="id480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81" smil:attributeName="visibility" smil:to="visible"/>
                  <anim:transitionFilter smil:dur="2s" smil:targetElement="id481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82" smil:attributeName="visibility" smil:to="visible"/>
                  <anim:transitionFilter smil:dur="2s" smil:targetElement="id482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83" smil:attributeName="visibility" smil:to="visible"/>
                  <anim:transitionFilter smil:dur="2s" smil:targetElement="id483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84" smil:attributeName="visibility" smil:to="visible"/>
                  <anim:transitionFilter smil:dur="2s" smil:targetElement="id484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85" smil:attributeName="visibility" smil:to="visible"/>
                  <anim:transitionFilter smil:dur="2s" smil:targetElement="id485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86" smil:attributeName="visibility" smil:to="visible"/>
                  <anim:transitionFilter smil:dur="2s" smil:targetElement="id486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87" smil:attributeName="visibility" smil:to="visible"/>
                  <anim:transitionFilter smil:dur="2s" smil:targetElement="id487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88" smil:attributeName="visibility" smil:to="visible"/>
                  <anim:transitionFilter smil:dur="2s" smil:targetElement="id488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89" smil:attributeName="visibility" smil:to="visible"/>
                  <anim:transitionFilter smil:dur="2s" smil:targetElement="id489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90" smil:attributeName="visibility" smil:to="visible"/>
                  <anim:transitionFilter smil:dur="2s" smil:targetElement="id490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91" smil:attributeName="visibility" smil:to="visible"/>
                  <anim:transitionFilter smil:dur="2s" smil:targetElement="id491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92" smil:attributeName="visibility" smil:to="visible"/>
                  <anim:transitionFilter smil:dur="2s" smil:targetElement="id492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93" smil:attributeName="visibility" smil:to="visible"/>
                  <anim:transitionFilter smil:dur="2s" smil:targetElement="id493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94" smil:attributeName="visibility" smil:to="visible"/>
                  <anim:transitionFilter smil:dur="2s" smil:targetElement="id494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95" smil:attributeName="visibility" smil:to="visible"/>
                  <anim:transitionFilter smil:dur="2s" smil:targetElement="id495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96" smil:attributeName="visibility" smil:to="visible"/>
                  <anim:transitionFilter smil:dur="2s" smil:targetElement="id496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97" smil:attributeName="visibility" smil:to="visible"/>
                  <anim:transitionFilter smil:dur="2s" smil:targetElement="id497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498" smil:attributeName="visibility" smil:to="visible"/>
                  <anim:transitionFilter smil:dur="2s" smil:targetElement="id498" smil:type="barWipe" smil:subtype="topToBottom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29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Заголовок_20_и_20_объект" presentation:presentation-page-layout-name="AL1T11">
        <draw:custom-shape draw:name="Заголовок 1" draw:style-name="gr345" draw:text-style-name="P70" xml:id="id499" draw:id="id499" draw:layer="layout" svg:width="22.859cm" svg:height="2.583cm" svg:x="1.27cm" svg:y="1.058cm">
          <text:p text:style-name="P26"><text:span text:style-name="T43">Алгоритм восходящей сортировки слияние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46" draw:text-style-name="P65" xml:id="id500" draw:id="id500" draw:layer="layout" svg:width="21.298cm" svg:height="16.053cm" svg:x="1.949cm" svg:y="4.048cm">
          <text:p text:style-name="P55"><text:span text:style-name="T80">Для</text:span><text:span text:style-name="T42"> </text:span><text:span text:style-name="T76">h</text:span><text:span text:style-name="T75"> </text:span><text:span text:style-name="T80">от</text:span><text:span text:style-name="T42"> 1 </text:span><text:span text:style-name="T80">до</text:span><text:span text:style-name="T42"> </text:span><text:span text:style-name="T76">n</text:span><text:span text:style-name="T42"> </text:span><text:span text:style-name="T80">нц</text:span></text:p>
          <text:p text:style-name="P55"><text:span text:style-name="T42"><text:s text:c="2"/></text:span><text:span text:style-name="T80">Для</text:span><text:span text:style-name="T42"> </text:span><text:span text:style-name="T76">i</text:span><text:span text:style-name="T75"> </text:span><text:span text:style-name="T80">от</text:span><text:span text:style-name="T42"> 0 </text:span><text:span text:style-name="T80">до</text:span><text:span text:style-name="T42"> </text:span><text:span text:style-name="T76">n</text:span><text:span text:style-name="T78"> </text:span><text:span text:style-name="T75">-</text:span><text:span text:style-name="T42"> </text:span><text:span text:style-name="T76">h</text:span><text:span text:style-name="T75"> </text:span><text:span text:style-name="T80">нц</text:span></text:p>
          <text:p text:style-name="P55"><text:span text:style-name="T75"><text:s text:c="5"/></text:span><text:span text:style-name="T80">Если</text:span><text:span text:style-name="T42"> </text:span><text:span text:style-name="T75">(</text:span><text:span text:style-name="T76">i</text:span><text:span text:style-name="T75">+2*</text:span><text:span text:style-name="T76">h</text:span><text:span text:style-name="T75">-1)&lt;n </text:span><text:span text:style-name="T80">то</text:span><text:span text:style-name="T42"> </text:span><text:span text:style-name="T75"><text:tab/></text:span><text:span text:style-name="T75"><text:tab/></text:span><text:span text:style-name="T75"><text:tab/></text:span><text:span text:style-name="T75"><text:tab/></text:span><text:span text:style-name="T75"> <text:s/></text:span><text:span text:style-name="T75"><text:tab/></text:span><text:span text:style-name="T75"><text:tab/></text:span><text:span text:style-name="T75"><text:tab/></text:span><text:span text:style-name="T75">merge(</text:span><text:span text:style-name="T76">X</text:span><text:span text:style-name="T75">, </text:span><text:span text:style-name="T76">i</text:span><text:span text:style-name="T75">, </text:span><text:span text:style-name="T76">i</text:span><text:span text:style-name="T75">+</text:span><text:span text:style-name="T76">h, i+h*</text:span><text:span text:style-name="T75">2-1)</text:span></text:p>
          <text:p text:style-name="P55"><text:span text:style-name="T75"><text:s text:c="31"/></text:span><text:span text:style-name="T75"><text:tab/></text:span><text:span text:style-name="T75"> <text:s text:c="2"/></text:span><text:span text:style-name="T80">иначе</text:span></text:p>
          <text:p text:style-name="P55"><text:span text:style-name="T42"><text:s text:c="27"/></text:span><text:span text:style-name="T75">merge(</text:span><text:span text:style-name="T76">X</text:span><text:span text:style-name="T75">, </text:span><text:span text:style-name="T76">i</text:span><text:span text:style-name="T75">, </text:span><text:span text:style-name="T76">i</text:span><text:span text:style-name="T75">+</text:span><text:span text:style-name="T76">h, n </text:span><text:span text:style-name="T75">-1)</text:span></text:p>
          <text:p text:style-name="P55"><text:span text:style-name="T80">кц</text:span></text:p>
          <text:p text:style-name="P55"><text:span text:style-name="T75">h =h*2;</text:span></text:p>
          <text:p text:style-name="P55"><text:span text:style-name="T80">кц</text:span></text:p>
          <text:p text:style-name="P55"><text:span text:style-name="T80">конец </text:span><text:span text:style-name="T42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499" smil:attributeName="visibility" smil:to="visible"/>
                  <anim:animate smil:dur="1s" smil:fill="hold" smil:targetElement="id499" smil:attributeName="width" smil:values="width*0.70;width" smil:keyTimes="0;1"/>
                  <anim:animate smil:dur="1s" smil:fill="hold" smil:targetElement="id499" smil:attributeName="height" smil:values="height;height" smil:keyTimes="0;1"/>
                  <anim:transitionFilter smil:dur="1s" smil:targetElement="id499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500" smil:attributeName="visibility" smil:to="visible"/>
                  <anim:animate smil:dur="1s" smil:fill="hold" smil:targetElement="id500" smil:attributeName="width" smil:values="width*0.70;width" smil:keyTimes="0;1"/>
                  <anim:animate smil:dur="1s" smil:fill="hold" smil:targetElement="id500" smil:attributeName="height" smil:values="height;height" smil:keyTimes="0;1"/>
                  <anim:transitionFilter smil:dur="1s" smil:targetElement="id500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30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оразрядные сортировки" draw:style-name="dp1" draw:master-page-name="Заголовок_20_и_20_объект" presentation:presentation-page-layout-name="AL1T11">
        <draw:frame draw:name="Заголовок 1" presentation:style-name="pr1" draw:text-style-name="P2" xml:id="id501" draw:id="id501" draw:layer="layout" svg:width="22.859cm" svg:height="1.265cm" svg:x="1.27cm" svg:y="1.058cm" presentation:class="title" presentation:user-transformed="true">
          <draw:text-box>
            <text:p text:style-name="P51"><text:span text:style-name="T43">Поразрядные сортировки</text:span></text:p>
          </draw:text-box>
        </draw:frame>
        <draw:frame draw:name="Содержимое 2" presentation:style-name="pr8" draw:text-style-name="P5" xml:id="id502" draw:id="id502" draw:layer="layout" svg:width="22.859cm" svg:height="13.797cm" svg:x="1.27cm" svg:y="3.135cm" presentation:class="outline" presentation:user-transformed="true">
          <draw:text-box>
            <text:list text:style-name="L9">
              <text:list-item>
                <text:p xml:id="id503" text:id="id503" text:style-name="P77"><text:span text:style-name="T57">Ранее рассматриваемые сортировки применялись к числовым данным.</text:span></text:p>
              </text:list-item>
              <text:list-item>
                <text:p xml:id="id504" text:id="id504" text:style-name="P77"><text:span text:style-name="T57">Наиболее часто сортировки применяются к ключам.</text:span></text:p>
              </text:list-item>
              <text:list-item>
                <text:p xml:id="id505" text:id="id505" text:style-name="P77"><text:span text:style-name="T57">Природа ключей может быть очень сложной.</text:span></text:p>
              </text:list-item>
              <text:list-item>
                <text:p xml:id="id506" text:id="id506" text:style-name="P77"><text:span text:style-name="T57">Очевидно, что на каждом шаге не обязательно обрабатывать весь ключ. </text:span></text:p>
              </text:list-item>
              <text:list-item>
                <text:p xml:id="id507" text:id="id507" text:style-name="P77"><text:span text:style-name="T57">Например – поиск книги по фамилии автора в каталоге библиотеки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501" smil:attributeName="visibility" smil:to="visible"/>
                  <anim:animate smil:dur="1s" smil:fill="hold" smil:targetElement="id501" smil:attributeName="width" smil:values="width*0.70;width" smil:keyTimes="0;1"/>
                  <anim:animate smil:dur="1s" smil:fill="hold" smil:targetElement="id501" smil:attributeName="height" smil:values="height;height" smil:keyTimes="0;1"/>
                  <anim:transitionFilter smil:dur="1s" smil:targetElement="id501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502" smil:attributeName="visibility" smil:to="visible"/>
                  <anim:animate smil:dur="1s" smil:fill="hold" smil:targetElement="id502" anim:sub-item="background" smil:attributeName="width" smil:values="width*0.70;width" smil:keyTimes="0;1"/>
                  <anim:animate smil:dur="1s" smil:fill="hold" smil:targetElement="id502" anim:sub-item="background" smil:attributeName="height" smil:values="height;height" smil:keyTimes="0;1"/>
                  <anim:transitionFilter smil:dur="1s" smil:targetElement="id502" smil:type="fade" smil:subtype="crossfade"/>
                </anim:par>
              </anim:par>
              <anim:par smil:begin="2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503" smil:attributeName="visibility" smil:to="visible"/>
                  <anim:animate smil:dur="1s" smil:fill="hold" smil:targetElement="id503" anim:sub-item="text" smil:attributeName="width" smil:values="width*0.70;width" smil:keyTimes="0;1"/>
                  <anim:animate smil:dur="1s" smil:fill="hold" smil:targetElement="id503" anim:sub-item="text" smil:attributeName="height" smil:values="height;height" smil:keyTimes="0;1"/>
                  <anim:transitionFilter smil:dur="1s" smil:targetElement="id503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04" smil:attributeName="visibility" smil:to="visible"/>
                  <anim:animate smil:dur="1s" smil:fill="hold" smil:targetElement="id504" anim:sub-item="text" smil:attributeName="width" smil:values="width*0.70;width" smil:keyTimes="0;1"/>
                  <anim:animate smil:dur="1s" smil:fill="hold" smil:targetElement="id504" anim:sub-item="text" smil:attributeName="height" smil:values="height;height" smil:keyTimes="0;1"/>
                  <anim:transitionFilter smil:dur="1s" smil:targetElement="id504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05" smil:attributeName="visibility" smil:to="visible"/>
                  <anim:animate smil:dur="1s" smil:fill="hold" smil:targetElement="id505" anim:sub-item="text" smil:attributeName="width" smil:values="width*0.70;width" smil:keyTimes="0;1"/>
                  <anim:animate smil:dur="1s" smil:fill="hold" smil:targetElement="id505" anim:sub-item="text" smil:attributeName="height" smil:values="height;height" smil:keyTimes="0;1"/>
                  <anim:transitionFilter smil:dur="1s" smil:targetElement="id505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06" smil:attributeName="visibility" smil:to="visible"/>
                  <anim:animate smil:dur="1s" smil:fill="hold" smil:targetElement="id506" anim:sub-item="text" smil:attributeName="width" smil:values="width*0.70;width" smil:keyTimes="0;1"/>
                  <anim:animate smil:dur="1s" smil:fill="hold" smil:targetElement="id506" anim:sub-item="text" smil:attributeName="height" smil:values="height;height" smil:keyTimes="0;1"/>
                  <anim:transitionFilter smil:dur="1s" smil:targetElement="id506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07" smil:attributeName="visibility" smil:to="visible"/>
                  <anim:animate smil:dur="1s" smil:fill="hold" smil:targetElement="id507" anim:sub-item="text" smil:attributeName="width" smil:values="width*0.70;width" smil:keyTimes="0;1"/>
                  <anim:animate smil:dur="1s" smil:fill="hold" smil:targetElement="id507" anim:sub-item="text" smil:attributeName="height" smil:values="height;height" smil:keyTimes="0;1"/>
                  <anim:transitionFilter smil:dur="1s" smil:targetElement="id507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31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оразрядные сортировки (2)" draw:style-name="dp1" draw:master-page-name="Заголовок_20_и_20_объект" presentation:presentation-page-layout-name="AL1T11">
        <draw:frame draw:name="Содержимое 2" presentation:style-name="pr8" draw:text-style-name="P5" xml:id="id509" draw:id="id509" draw:layer="layout" svg:width="22.859cm" svg:height="13.391cm" svg:x="1.27cm" svg:y="3.541cm" presentation:class="outline" presentation:user-transformed="true">
          <draw:text-box>
            <text:list text:style-name="L9">
              <text:list-item>
                <text:p xml:id="id510" text:id="id510" text:style-name="P56"><text:span text:style-name="T63">Для того, чтобы сортировка была такой же эффективной, будем рассматривать ключи, как последовательности. </text:span></text:p>
              </text:list-item>
              <text:list-item>
                <text:p xml:id="id511" text:id="id511" text:style-name="P56"><text:span text:style-name="T63">Строки – последовательности символов.</text:span></text:p>
              </text:list-item>
              <text:list-item>
                <text:p xml:id="id512" text:id="id512" text:style-name="P56"><text:span text:style-name="T63">Двоичные числа – последовательности битов.</text:span></text:p>
              </text:list-item>
              <text:list-item>
                <text:p xml:id="id513" text:id="id513" text:style-name="P56"><text:span text:style-name="T63">Десятичные числа – последовательности цифр</text:span></text:p>
              </text:list-item>
            </text:list>
          </draw:text-box>
        </draw:frame>
        <draw:frame draw:name="Заголовок 1" presentation:style-name="pr1" draw:text-style-name="P2" xml:id="id508" draw:id="id508" draw:layer="layout" svg:width="22.859cm" svg:height="1.265cm" svg:x="1.27cm" svg:y="1.058cm" presentation:class="title" presentation:user-transformed="true">
          <draw:text-box>
            <text:p text:style-name="P51"><text:span text:style-name="T43">Поразрядные сортировки</text:span></text:p>
          </draw:text-box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508" smil:attributeName="visibility" smil:to="visible"/>
                  <anim:animate smil:dur="1s" smil:fill="hold" smil:targetElement="id508" smil:attributeName="width" smil:values="width*0.70;width" smil:keyTimes="0;1"/>
                  <anim:animate smil:dur="1s" smil:fill="hold" smil:targetElement="id508" smil:attributeName="height" smil:values="height;height" smil:keyTimes="0;1"/>
                  <anim:transitionFilter smil:dur="1s" smil:targetElement="id508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509" smil:attributeName="visibility" smil:to="visible"/>
                  <anim:animate smil:dur="1s" smil:fill="hold" smil:targetElement="id509" anim:sub-item="background" smil:attributeName="width" smil:values="width*0.70;width" smil:keyTimes="0;1"/>
                  <anim:animate smil:dur="1s" smil:fill="hold" smil:targetElement="id509" anim:sub-item="background" smil:attributeName="height" smil:values="height;height" smil:keyTimes="0;1"/>
                  <anim:transitionFilter smil:dur="1s" smil:targetElement="id509" smil:type="fade" smil:subtype="crossfade"/>
                </anim:par>
              </anim:par>
              <anim:par smil:begin="2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510" smil:attributeName="visibility" smil:to="visible"/>
                  <anim:animate smil:dur="1s" smil:fill="hold" smil:targetElement="id510" anim:sub-item="text" smil:attributeName="width" smil:values="width*0.70;width" smil:keyTimes="0;1"/>
                  <anim:animate smil:dur="1s" smil:fill="hold" smil:targetElement="id510" anim:sub-item="text" smil:attributeName="height" smil:values="height;height" smil:keyTimes="0;1"/>
                  <anim:transitionFilter smil:dur="1s" smil:targetElement="id510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11" smil:attributeName="visibility" smil:to="visible"/>
                  <anim:animate smil:dur="1s" smil:fill="hold" smil:targetElement="id511" anim:sub-item="text" smil:attributeName="width" smil:values="width*0.70;width" smil:keyTimes="0;1"/>
                  <anim:animate smil:dur="1s" smil:fill="hold" smil:targetElement="id511" anim:sub-item="text" smil:attributeName="height" smil:values="height;height" smil:keyTimes="0;1"/>
                  <anim:transitionFilter smil:dur="1s" smil:targetElement="id511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12" smil:attributeName="visibility" smil:to="visible"/>
                  <anim:animate smil:dur="1s" smil:fill="hold" smil:targetElement="id512" anim:sub-item="text" smil:attributeName="width" smil:values="width*0.70;width" smil:keyTimes="0;1"/>
                  <anim:animate smil:dur="1s" smil:fill="hold" smil:targetElement="id512" anim:sub-item="text" smil:attributeName="height" smil:values="height;height" smil:keyTimes="0;1"/>
                  <anim:transitionFilter smil:dur="1s" smil:targetElement="id512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13" smil:attributeName="visibility" smil:to="visible"/>
                  <anim:animate smil:dur="1s" smil:fill="hold" smil:targetElement="id513" anim:sub-item="text" smil:attributeName="width" smil:values="width*0.70;width" smil:keyTimes="0;1"/>
                  <anim:animate smil:dur="1s" smil:fill="hold" smil:targetElement="id513" anim:sub-item="text" smil:attributeName="height" smil:values="height;height" smil:keyTimes="0;1"/>
                  <anim:transitionFilter smil:dur="1s" smil:targetElement="id513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32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оразрядные сортировки (3)" draw:style-name="dp1" draw:master-page-name="Заголовок_20_и_20_объект" presentation:presentation-page-layout-name="AL1T11">
        <draw:frame draw:name="Содержимое 2" presentation:style-name="pr8" draw:text-style-name="P5" xml:id="id515" draw:id="id515" draw:layer="layout" svg:width="22.859cm" svg:height="13.696cm" svg:x="1.27cm" svg:y="3.237cm" presentation:class="outline" presentation:user-transformed="true">
          <draw:text-box>
            <text:list text:style-name="L9">
              <text:list-item>
                <text:p xml:id="id516" text:id="id516" text:style-name="P56"><text:span text:style-name="T63">Каждый элемент последовательности имеет строго определенный размер</text:span><text:span text:style-name="T86">.</text:span></text:p>
              </text:list-item>
              <text:list-item>
                <text:p xml:id="id517" text:id="id517" text:style-name="P56"><text:span text:style-name="T63">Сортировки, основанные на обработке за раз одного такого элемента называются поразрядными (</text:span><text:span text:style-name="T86">radix</text:span><text:span text:style-name="T63">)</text:span><text:span text:style-name="T86">.</text:span></text:p>
              </text:list-item>
              <text:list-item>
                <text:p xml:id="id518" text:id="id518" text:style-name="P56"><text:span text:style-name="T63">Например: сортировка карточек абонентов библиотеки. </text:span></text:p>
              </text:list-item>
            </text:list>
          </draw:text-box>
        </draw:frame>
        <draw:frame draw:name="Заголовок 1" presentation:style-name="pr1" draw:text-style-name="P2" xml:id="id514" draw:id="id514" draw:layer="layout" svg:width="22.859cm" svg:height="1.265cm" svg:x="1.27cm" svg:y="1.058cm" presentation:class="title" presentation:user-transformed="true">
          <draw:text-box>
            <text:p text:style-name="P51"><text:span text:style-name="T43">Поразрядные сортировки</text:span></text:p>
          </draw:text-box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514" smil:attributeName="visibility" smil:to="visible"/>
                  <anim:animate smil:dur="1s" smil:fill="hold" smil:targetElement="id514" smil:attributeName="width" smil:values="width*0.70;width" smil:keyTimes="0;1"/>
                  <anim:animate smil:dur="1s" smil:fill="hold" smil:targetElement="id514" smil:attributeName="height" smil:values="height;height" smil:keyTimes="0;1"/>
                  <anim:transitionFilter smil:dur="1s" smil:targetElement="id514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515" smil:attributeName="visibility" smil:to="visible"/>
                  <anim:animate smil:dur="1s" smil:fill="hold" smil:targetElement="id515" anim:sub-item="background" smil:attributeName="width" smil:values="width*0.70;width" smil:keyTimes="0;1"/>
                  <anim:animate smil:dur="1s" smil:fill="hold" smil:targetElement="id515" anim:sub-item="background" smil:attributeName="height" smil:values="height;height" smil:keyTimes="0;1"/>
                  <anim:transitionFilter smil:dur="1s" smil:targetElement="id515" smil:type="fade" smil:subtype="crossfade"/>
                </anim:par>
              </anim:par>
              <anim:par smil:begin="2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516" smil:attributeName="visibility" smil:to="visible"/>
                  <anim:animate smil:dur="1s" smil:fill="hold" smil:targetElement="id516" anim:sub-item="text" smil:attributeName="width" smil:values="width*0.70;width" smil:keyTimes="0;1"/>
                  <anim:animate smil:dur="1s" smil:fill="hold" smil:targetElement="id516" anim:sub-item="text" smil:attributeName="height" smil:values="height;height" smil:keyTimes="0;1"/>
                  <anim:transitionFilter smil:dur="1s" smil:targetElement="id516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17" smil:attributeName="visibility" smil:to="visible"/>
                  <anim:animate smil:dur="1s" smil:fill="hold" smil:targetElement="id517" anim:sub-item="text" smil:attributeName="width" smil:values="width*0.70;width" smil:keyTimes="0;1"/>
                  <anim:animate smil:dur="1s" smil:fill="hold" smil:targetElement="id517" anim:sub-item="text" smil:attributeName="height" smil:values="height;height" smil:keyTimes="0;1"/>
                  <anim:transitionFilter smil:dur="1s" smil:targetElement="id517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18" smil:attributeName="visibility" smil:to="visible"/>
                  <anim:animate smil:dur="1s" smil:fill="hold" smil:targetElement="id518" anim:sub-item="text" smil:attributeName="width" smil:values="width*0.70;width" smil:keyTimes="0;1"/>
                  <anim:animate smil:dur="1s" smil:fill="hold" smil:targetElement="id518" anim:sub-item="text" smil:attributeName="height" smil:values="height;height" smil:keyTimes="0;1"/>
                  <anim:transitionFilter smil:dur="1s" smil:targetElement="id518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3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ример поразрядной сортировки с R= 29" draw:style-name="dp1" draw:master-page-name="Заголовок_20_и_20_объект" presentation:presentation-page-layout-name="AL1T11">
        <draw:frame draw:name="Содержимое 2" presentation:style-name="pr11" draw:text-style-name="P66" draw:layer="layout" svg:width="22.859cm" svg:height="13.594cm" svg:x="1.27cm" svg:y="3.338cm" presentation:class="outline" presentation:placeholder="true" presentation:user-transformed="true">
          <draw:text-box/>
        </draw:frame>
        <draw:frame draw:name="Заголовок 1" presentation:style-name="pr1" draw:text-style-name="P2" xml:id="id531" draw:id="id531" draw:layer="layout" svg:width="22.859cm" svg:height="1.265cm" svg:x="1.239cm" svg:y="14.393cm" presentation:class="title" presentation:user-transformed="true">
          <draw:text-box>
            <text:p text:style-name="P51"><text:span text:style-name="T43">Пример поразрядной сортировки с </text:span><text:span text:style-name="T87">R= 29</text:span></text:p>
          </draw:text-box>
        </draw:frame>
        <draw:custom-shape draw:name="Прямоугольник с одним вырезанным скругленным углом 4" draw:style-name="gr347" draw:text-style-name="P79" xml:id="id520" draw:id="id520" draw:layer="layout" svg:width="4.157cm" svg:height="1.926cm" svg:x="18.583cm" svg:y="4.961cm">
          <text:p text:style-name="P78"><text:span text:style-name="T88">Трубин</text:span></text:p>
          <draw:enhanced-geometry draw:mirror-horizontal="false" draw:mirror-vertical="false" svg:viewBox="0 0 0 0" draw:text-areas="?f6 ?f6 ?f7 ?f11" draw:type="ooxml-snipRoundRect" draw:modifiers="16667 16667" draw:enhanced-path="M ?f3 0 L ?f5 0 ?f8 ?f4 ?f8 ?f11 0 ?f11 0 ?f3 Z N" drawooo:enhanced-path="M ?f3 0 L ?f5 0 ?f8 ?f4 ?f8 ?f11 0 ?f11 0 ?f3 G ?f3 ?f3 ?f12 ?f1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?f2 *?f1 /100000"/>
            <draw:equation draw:name="f5" draw:formula="logwidth+0-?f4 "/>
            <draw:equation draw:name="f6" draw:formula="?f3 *29289/100000"/>
            <draw:equation draw:name="f7" draw:formula="(?f5 +logwidth)/2"/>
            <draw:equation draw:name="f8" draw:formula="logwidth"/>
            <draw:equation draw:name="f9" draw:formula="logheight/2"/>
            <draw:equation draw:name="f10" draw:formula="logwidth/2"/>
            <draw:equation draw:name="f11" draw:formula="logheight"/>
            <draw:equation draw:name="f12" draw:formula="(10800000)/60000.0"/>
            <draw:equation draw:name="f13" draw:formula="(5400000)/60000.0"/>
            <draw:handle draw:handle-range-x-minimum="0" draw:handle-range-x-maximum="50000" draw:handle-position="?f3 0"/>
            <draw:handle draw:handle-range-x-minimum="0" draw:handle-range-x-maximum="50000" draw:handle-position="?f5 0"/>
          </draw:enhanced-geometry>
        </draw:custom-shape>
        <draw:custom-shape draw:name="Прямоугольник с одним вырезанным скругленным углом 7" draw:style-name="gr348" draw:text-style-name="P79" xml:id="id521" draw:id="id521" draw:layer="layout" svg:width="4.157cm" svg:height="1.926cm" svg:x="12.7cm" svg:y="5.062cm">
          <text:p text:style-name="P78"><text:span text:style-name="T88">Плотников</text:span><text:span text:style-name="T89"> </text:span></text:p>
          <draw:enhanced-geometry draw:mirror-horizontal="false" draw:mirror-vertical="false" svg:viewBox="0 0 0 0" draw:text-areas="?f6 ?f6 ?f7 ?f11" draw:type="ooxml-snipRoundRect" draw:modifiers="16667 16667" draw:enhanced-path="M ?f3 0 L ?f5 0 ?f8 ?f4 ?f8 ?f11 0 ?f11 0 ?f3 Z N" drawooo:enhanced-path="M ?f3 0 L ?f5 0 ?f8 ?f4 ?f8 ?f11 0 ?f11 0 ?f3 G ?f3 ?f3 ?f12 ?f1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?f2 *?f1 /100000"/>
            <draw:equation draw:name="f5" draw:formula="logwidth+0-?f4 "/>
            <draw:equation draw:name="f6" draw:formula="?f3 *29289/100000"/>
            <draw:equation draw:name="f7" draw:formula="(?f5 +logwidth)/2"/>
            <draw:equation draw:name="f8" draw:formula="logwidth"/>
            <draw:equation draw:name="f9" draw:formula="logheight/2"/>
            <draw:equation draw:name="f10" draw:formula="logwidth/2"/>
            <draw:equation draw:name="f11" draw:formula="logheight"/>
            <draw:equation draw:name="f12" draw:formula="(10800000)/60000.0"/>
            <draw:equation draw:name="f13" draw:formula="(5400000)/60000.0"/>
            <draw:handle draw:handle-range-x-minimum="0" draw:handle-range-x-maximum="50000" draw:handle-position="?f3 0"/>
            <draw:handle draw:handle-range-x-minimum="0" draw:handle-range-x-maximum="50000" draw:handle-position="?f5 0"/>
          </draw:enhanced-geometry>
        </draw:custom-shape>
        <draw:custom-shape draw:name="Прямоугольник с одним вырезанным скругленным углом 9" draw:style-name="gr349" draw:text-style-name="P79" xml:id="id522" draw:id="id522" draw:layer="layout" svg:width="4.157cm" svg:height="1.926cm" svg:x="6.209cm" svg:y="5.062cm">
          <text:p text:style-name="P78"><text:span text:style-name="T88">Сафронов</text:span><text:span text:style-name="T89"> </text:span></text:p>
          <draw:enhanced-geometry draw:mirror-horizontal="false" draw:mirror-vertical="false" svg:viewBox="0 0 0 0" draw:text-areas="?f6 ?f6 ?f7 ?f11" draw:type="ooxml-snipRoundRect" draw:modifiers="16667 16667" draw:enhanced-path="M ?f3 0 L ?f5 0 ?f8 ?f4 ?f8 ?f11 0 ?f11 0 ?f3 Z N" drawooo:enhanced-path="M ?f3 0 L ?f5 0 ?f8 ?f4 ?f8 ?f11 0 ?f11 0 ?f3 G ?f3 ?f3 ?f12 ?f1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?f2 *?f1 /100000"/>
            <draw:equation draw:name="f5" draw:formula="logwidth+0-?f4 "/>
            <draw:equation draw:name="f6" draw:formula="?f3 *29289/100000"/>
            <draw:equation draw:name="f7" draw:formula="(?f5 +logwidth)/2"/>
            <draw:equation draw:name="f8" draw:formula="logwidth"/>
            <draw:equation draw:name="f9" draw:formula="logheight/2"/>
            <draw:equation draw:name="f10" draw:formula="logwidth/2"/>
            <draw:equation draw:name="f11" draw:formula="logheight"/>
            <draw:equation draw:name="f12" draw:formula="(10800000)/60000.0"/>
            <draw:equation draw:name="f13" draw:formula="(5400000)/60000.0"/>
            <draw:handle draw:handle-range-x-minimum="0" draw:handle-range-x-maximum="50000" draw:handle-position="?f3 0"/>
            <draw:handle draw:handle-range-x-minimum="0" draw:handle-range-x-maximum="50000" draw:handle-position="?f5 0"/>
          </draw:enhanced-geometry>
        </draw:custom-shape>
        <draw:custom-shape draw:name="Прямоугольник с одним вырезанным скругленным углом 10" draw:style-name="gr350" draw:text-style-name="P79" xml:id="id523" draw:id="id523" draw:layer="layout" svg:width="4.157cm" svg:height="1.926cm" svg:x="1.949cm" svg:y="9.018cm">
          <text:p text:style-name="P78"><text:span text:style-name="T88">Федоров</text:span><text:span text:style-name="T89"> </text:span></text:p>
          <draw:enhanced-geometry draw:mirror-horizontal="false" draw:mirror-vertical="false" svg:viewBox="0 0 0 0" draw:text-areas="?f6 ?f6 ?f7 ?f11" draw:type="ooxml-snipRoundRect" draw:modifiers="16667 16667" draw:enhanced-path="M ?f3 0 L ?f5 0 ?f8 ?f4 ?f8 ?f11 0 ?f11 0 ?f3 Z N" drawooo:enhanced-path="M ?f3 0 L ?f5 0 ?f8 ?f4 ?f8 ?f11 0 ?f11 0 ?f3 G ?f3 ?f3 ?f12 ?f1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?f2 *?f1 /100000"/>
            <draw:equation draw:name="f5" draw:formula="logwidth+0-?f4 "/>
            <draw:equation draw:name="f6" draw:formula="?f3 *29289/100000"/>
            <draw:equation draw:name="f7" draw:formula="(?f5 +logwidth)/2"/>
            <draw:equation draw:name="f8" draw:formula="logwidth"/>
            <draw:equation draw:name="f9" draw:formula="logheight/2"/>
            <draw:equation draw:name="f10" draw:formula="logwidth/2"/>
            <draw:equation draw:name="f11" draw:formula="logheight"/>
            <draw:equation draw:name="f12" draw:formula="(10800000)/60000.0"/>
            <draw:equation draw:name="f13" draw:formula="(5400000)/60000.0"/>
            <draw:handle draw:handle-range-x-minimum="0" draw:handle-range-x-maximum="50000" draw:handle-position="?f3 0"/>
            <draw:handle draw:handle-range-x-minimum="0" draw:handle-range-x-maximum="50000" draw:handle-position="?f5 0"/>
          </draw:enhanced-geometry>
        </draw:custom-shape>
        <draw:custom-shape draw:name="Прямоугольник с одним вырезанным скругленным углом 12" draw:style-name="gr351" draw:text-style-name="P79" xml:id="id524" draw:id="id524" draw:layer="layout" svg:width="4.157cm" svg:height="1.926cm" svg:x="8.44cm" svg:y="9.018cm">
          <text:p text:style-name="P78"><text:span text:style-name="T88">Кондратов</text:span><text:span text:style-name="T89"> </text:span></text:p>
          <draw:enhanced-geometry draw:mirror-horizontal="false" draw:mirror-vertical="false" svg:viewBox="0 0 0 0" draw:text-areas="?f6 ?f6 ?f7 ?f11" draw:type="ooxml-snipRoundRect" draw:modifiers="16667 16667" draw:enhanced-path="M ?f3 0 L ?f5 0 ?f8 ?f4 ?f8 ?f11 0 ?f11 0 ?f3 Z N" drawooo:enhanced-path="M ?f3 0 L ?f5 0 ?f8 ?f4 ?f8 ?f11 0 ?f11 0 ?f3 G ?f3 ?f3 ?f12 ?f1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?f2 *?f1 /100000"/>
            <draw:equation draw:name="f5" draw:formula="logwidth+0-?f4 "/>
            <draw:equation draw:name="f6" draw:formula="?f3 *29289/100000"/>
            <draw:equation draw:name="f7" draw:formula="(?f5 +logwidth)/2"/>
            <draw:equation draw:name="f8" draw:formula="logwidth"/>
            <draw:equation draw:name="f9" draw:formula="logheight/2"/>
            <draw:equation draw:name="f10" draw:formula="logwidth/2"/>
            <draw:equation draw:name="f11" draw:formula="logheight"/>
            <draw:equation draw:name="f12" draw:formula="(10800000)/60000.0"/>
            <draw:equation draw:name="f13" draw:formula="(5400000)/60000.0"/>
            <draw:handle draw:handle-range-x-minimum="0" draw:handle-range-x-maximum="50000" draw:handle-position="?f3 0"/>
            <draw:handle draw:handle-range-x-minimum="0" draw:handle-range-x-maximum="50000" draw:handle-position="?f5 0"/>
          </draw:enhanced-geometry>
        </draw:custom-shape>
        <draw:custom-shape draw:name="Прямоугольник с одним вырезанным скругленным углом 14" draw:style-name="gr352" draw:text-style-name="P79" xml:id="id525" draw:id="id525" draw:layer="layout" svg:width="4.157cm" svg:height="1.926cm" svg:x="8.947cm" svg:y="9.525cm">
          <text:p text:style-name="P78"><text:span text:style-name="T88">Климачев</text:span><text:span text:style-name="T89"> </text:span></text:p>
          <draw:enhanced-geometry draw:mirror-horizontal="false" draw:mirror-vertical="false" svg:viewBox="0 0 0 0" draw:text-areas="?f6 ?f6 ?f7 ?f11" draw:type="ooxml-snipRoundRect" draw:modifiers="16667 16667" draw:enhanced-path="M ?f3 0 L ?f5 0 ?f8 ?f4 ?f8 ?f11 0 ?f11 0 ?f3 Z N" drawooo:enhanced-path="M ?f3 0 L ?f5 0 ?f8 ?f4 ?f8 ?f11 0 ?f11 0 ?f3 G ?f3 ?f3 ?f12 ?f1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?f2 *?f1 /100000"/>
            <draw:equation draw:name="f5" draw:formula="logwidth+0-?f4 "/>
            <draw:equation draw:name="f6" draw:formula="?f3 *29289/100000"/>
            <draw:equation draw:name="f7" draw:formula="(?f5 +logwidth)/2"/>
            <draw:equation draw:name="f8" draw:formula="logwidth"/>
            <draw:equation draw:name="f9" draw:formula="logheight/2"/>
            <draw:equation draw:name="f10" draw:formula="logwidth/2"/>
            <draw:equation draw:name="f11" draw:formula="logheight"/>
            <draw:equation draw:name="f12" draw:formula="(10800000)/60000.0"/>
            <draw:equation draw:name="f13" draw:formula="(5400000)/60000.0"/>
            <draw:handle draw:handle-range-x-minimum="0" draw:handle-range-x-maximum="50000" draw:handle-position="?f3 0"/>
            <draw:handle draw:handle-range-x-minimum="0" draw:handle-range-x-maximum="50000" draw:handle-position="?f5 0"/>
          </draw:enhanced-geometry>
        </draw:custom-shape>
        <draw:custom-shape draw:name="Прямоугольник с одним вырезанным скругленным углом 15" draw:style-name="gr353" draw:text-style-name="P79" xml:id="id526" draw:id="id526" draw:layer="layout" svg:width="4.157cm" svg:height="1.926cm" svg:x="6.632cm" svg:y="5.486cm">
          <text:p text:style-name="P78"><text:span text:style-name="T88">Стариков</text:span><text:span text:style-name="T89"> </text:span></text:p>
          <draw:enhanced-geometry draw:mirror-horizontal="false" draw:mirror-vertical="false" svg:viewBox="0 0 0 0" draw:text-areas="?f6 ?f6 ?f7 ?f11" draw:type="ooxml-snipRoundRect" draw:modifiers="16667 16667" draw:enhanced-path="M ?f3 0 L ?f5 0 ?f8 ?f4 ?f8 ?f11 0 ?f11 0 ?f3 Z N" drawooo:enhanced-path="M ?f3 0 L ?f5 0 ?f8 ?f4 ?f8 ?f11 0 ?f11 0 ?f3 G ?f3 ?f3 ?f12 ?f1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?f2 *?f1 /100000"/>
            <draw:equation draw:name="f5" draw:formula="logwidth+0-?f4 "/>
            <draw:equation draw:name="f6" draw:formula="?f3 *29289/100000"/>
            <draw:equation draw:name="f7" draw:formula="(?f5 +logwidth)/2"/>
            <draw:equation draw:name="f8" draw:formula="logwidth"/>
            <draw:equation draw:name="f9" draw:formula="logheight/2"/>
            <draw:equation draw:name="f10" draw:formula="logwidth/2"/>
            <draw:equation draw:name="f11" draw:formula="logheight"/>
            <draw:equation draw:name="f12" draw:formula="(10800000)/60000.0"/>
            <draw:equation draw:name="f13" draw:formula="(5400000)/60000.0"/>
            <draw:handle draw:handle-range-x-minimum="0" draw:handle-range-x-maximum="50000" draw:handle-position="?f3 0"/>
            <draw:handle draw:handle-range-x-minimum="0" draw:handle-range-x-maximum="50000" draw:handle-position="?f5 0"/>
          </draw:enhanced-geometry>
        </draw:custom-shape>
        <draw:custom-shape draw:name="Прямоугольник с одним вырезанным скругленным углом 17" draw:style-name="gr354" draw:text-style-name="P79" xml:id="id527" draw:id="id527" draw:layer="layout" svg:width="4.157cm" svg:height="1.926cm" svg:x="16.96cm" svg:y="9.322cm">
          <text:p text:style-name="P78"><text:span text:style-name="T88">Гейвус</text:span><text:span text:style-name="T89"> </text:span></text:p>
          <draw:enhanced-geometry draw:mirror-horizontal="false" draw:mirror-vertical="false" svg:viewBox="0 0 0 0" draw:text-areas="?f6 ?f6 ?f7 ?f11" draw:type="ooxml-snipRoundRect" draw:modifiers="16667 16667" draw:enhanced-path="M ?f3 0 L ?f5 0 ?f8 ?f4 ?f8 ?f11 0 ?f11 0 ?f3 Z N" drawooo:enhanced-path="M ?f3 0 L ?f5 0 ?f8 ?f4 ?f8 ?f11 0 ?f11 0 ?f3 G ?f3 ?f3 ?f12 ?f1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?f2 *?f1 /100000"/>
            <draw:equation draw:name="f5" draw:formula="logwidth+0-?f4 "/>
            <draw:equation draw:name="f6" draw:formula="?f3 *29289/100000"/>
            <draw:equation draw:name="f7" draw:formula="(?f5 +logwidth)/2"/>
            <draw:equation draw:name="f8" draw:formula="logwidth"/>
            <draw:equation draw:name="f9" draw:formula="logheight/2"/>
            <draw:equation draw:name="f10" draw:formula="logwidth/2"/>
            <draw:equation draw:name="f11" draw:formula="logheight"/>
            <draw:equation draw:name="f12" draw:formula="(10800000)/60000.0"/>
            <draw:equation draw:name="f13" draw:formula="(5400000)/60000.0"/>
            <draw:handle draw:handle-range-x-minimum="0" draw:handle-range-x-maximum="50000" draw:handle-position="?f3 0"/>
            <draw:handle draw:handle-range-x-minimum="0" draw:handle-range-x-maximum="50000" draw:handle-position="?f5 0"/>
          </draw:enhanced-geometry>
        </draw:custom-shape>
        <draw:custom-shape draw:name="Прямоугольник с одним вырезанным скругленным углом 18" draw:style-name="gr355" draw:text-style-name="P79" xml:id="id528" draw:id="id528" draw:layer="layout" svg:width="4.157cm" svg:height="1.926cm" svg:x="17.383cm" svg:y="9.745cm">
          <text:p text:style-name="P78"><text:span text:style-name="T88">Горецкий</text:span><text:span text:style-name="T89"> </text:span></text:p>
          <draw:enhanced-geometry draw:mirror-horizontal="false" draw:mirror-vertical="false" svg:viewBox="0 0 0 0" draw:text-areas="?f6 ?f6 ?f7 ?f11" draw:type="ooxml-snipRoundRect" draw:modifiers="16667 16667" draw:enhanced-path="M ?f3 0 L ?f5 0 ?f8 ?f4 ?f8 ?f11 0 ?f11 0 ?f3 Z N" drawooo:enhanced-path="M ?f3 0 L ?f5 0 ?f8 ?f4 ?f8 ?f11 0 ?f11 0 ?f3 G ?f3 ?f3 ?f12 ?f1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?f2 *?f1 /100000"/>
            <draw:equation draw:name="f5" draw:formula="logwidth+0-?f4 "/>
            <draw:equation draw:name="f6" draw:formula="?f3 *29289/100000"/>
            <draw:equation draw:name="f7" draw:formula="(?f5 +logwidth)/2"/>
            <draw:equation draw:name="f8" draw:formula="logwidth"/>
            <draw:equation draw:name="f9" draw:formula="logheight/2"/>
            <draw:equation draw:name="f10" draw:formula="logwidth/2"/>
            <draw:equation draw:name="f11" draw:formula="logheight"/>
            <draw:equation draw:name="f12" draw:formula="(10800000)/60000.0"/>
            <draw:equation draw:name="f13" draw:formula="(5400000)/60000.0"/>
            <draw:handle draw:handle-range-x-minimum="0" draw:handle-range-x-maximum="50000" draw:handle-position="?f3 0"/>
            <draw:handle draw:handle-range-x-minimum="0" draw:handle-range-x-maximum="50000" draw:handle-position="?f5 0"/>
          </draw:enhanced-geometry>
        </draw:custom-shape>
        <draw:custom-shape draw:name="Прямоугольник с одним вырезанным скругленным углом 19" draw:style-name="gr356" draw:text-style-name="P79" xml:id="id529" draw:id="id529" draw:layer="layout" svg:width="4.157cm" svg:height="1.926cm" svg:x="17.806cm" svg:y="10.169cm">
          <text:p text:style-name="P78"><text:span text:style-name="T88">Гусаченко</text:span><text:span text:style-name="T89"> </text:span></text:p>
          <draw:enhanced-geometry draw:mirror-horizontal="false" draw:mirror-vertical="false" svg:viewBox="0 0 0 0" draw:text-areas="?f6 ?f6 ?f7 ?f11" draw:type="ooxml-snipRoundRect" draw:modifiers="16667 16667" draw:enhanced-path="M ?f3 0 L ?f5 0 ?f8 ?f4 ?f8 ?f11 0 ?f11 0 ?f3 Z N" drawooo:enhanced-path="M ?f3 0 L ?f5 0 ?f8 ?f4 ?f8 ?f11 0 ?f11 0 ?f3 G ?f3 ?f3 ?f12 ?f1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?f2 *?f1 /100000"/>
            <draw:equation draw:name="f5" draw:formula="logwidth+0-?f4 "/>
            <draw:equation draw:name="f6" draw:formula="?f3 *29289/100000"/>
            <draw:equation draw:name="f7" draw:formula="(?f5 +logwidth)/2"/>
            <draw:equation draw:name="f8" draw:formula="logwidth"/>
            <draw:equation draw:name="f9" draw:formula="logheight/2"/>
            <draw:equation draw:name="f10" draw:formula="logwidth/2"/>
            <draw:equation draw:name="f11" draw:formula="logheight"/>
            <draw:equation draw:name="f12" draw:formula="(10800000)/60000.0"/>
            <draw:equation draw:name="f13" draw:formula="(5400000)/60000.0"/>
            <draw:handle draw:handle-range-x-minimum="0" draw:handle-range-x-maximum="50000" draw:handle-position="?f3 0"/>
            <draw:handle draw:handle-range-x-minimum="0" draw:handle-range-x-maximum="50000" draw:handle-position="?f5 0"/>
          </draw:enhanced-geometry>
        </draw:custom-shape>
        <draw:custom-shape draw:name="Прямоугольник с одним вырезанным скругленным углом 20" draw:style-name="gr357" draw:text-style-name="P79" xml:id="id530" draw:id="id530" draw:layer="layout" svg:width="4.157cm" svg:height="1.926cm" svg:x="18.23cm" svg:y="10.592cm">
          <text:p text:style-name="P78"><text:span text:style-name="T88">Гусев</text:span><text:span text:style-name="T89"> </text:span></text:p>
          <draw:enhanced-geometry draw:mirror-horizontal="false" draw:mirror-vertical="false" svg:viewBox="0 0 0 0" draw:text-areas="?f6 ?f6 ?f7 ?f11" draw:type="ooxml-snipRoundRect" draw:modifiers="16667 16667" draw:enhanced-path="M ?f3 0 L ?f5 0 ?f8 ?f4 ?f8 ?f11 0 ?f11 0 ?f3 Z N" drawooo:enhanced-path="M ?f3 0 L ?f5 0 ?f8 ?f4 ?f8 ?f11 0 ?f11 0 ?f3 G ?f3 ?f3 ?f12 ?f1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?f2 *?f1 /100000"/>
            <draw:equation draw:name="f5" draw:formula="logwidth+0-?f4 "/>
            <draw:equation draw:name="f6" draw:formula="?f3 *29289/100000"/>
            <draw:equation draw:name="f7" draw:formula="(?f5 +logwidth)/2"/>
            <draw:equation draw:name="f8" draw:formula="logwidth"/>
            <draw:equation draw:name="f9" draw:formula="logheight/2"/>
            <draw:equation draw:name="f10" draw:formula="logwidth/2"/>
            <draw:equation draw:name="f11" draw:formula="logheight"/>
            <draw:equation draw:name="f12" draw:formula="(10800000)/60000.0"/>
            <draw:equation draw:name="f13" draw:formula="(5400000)/60000.0"/>
            <draw:handle draw:handle-range-x-minimum="0" draw:handle-range-x-maximum="50000" draw:handle-position="?f3 0"/>
            <draw:handle draw:handle-range-x-minimum="0" draw:handle-range-x-maximum="50000" draw:handle-position="?f5 0"/>
          </draw:enhanced-geometry>
        </draw:custom-shape>
        <draw:custom-shape draw:name="Заголовок 1" draw:style-name="gr358" draw:text-style-name="P70" xml:id="id519" draw:id="id519" draw:layer="layout" svg:width="22.859cm" svg:height="1.265cm" svg:x="1.693cm" svg:y="1.482cm">
          <text:p text:style-name="P26"><text:span text:style-name="T43">Поразрядные сортиров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519" smil:attributeName="visibility" smil:to="visible"/>
                  <anim:animate smil:dur="1s" smil:fill="hold" smil:targetElement="id519" smil:attributeName="width" smil:values="width*0.70;width" smil:keyTimes="0;1"/>
                  <anim:animate smil:dur="1s" smil:fill="hold" smil:targetElement="id519" smil:attributeName="height" smil:values="height;height" smil:keyTimes="0;1"/>
                  <anim:transitionFilter smil:dur="1s" smil:targetElement="id519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20" smil:attributeName="visibility" smil:to="visible"/>
                  <anim:animate smil:dur="0.5s" smil:fill="hold" smil:targetElement="id520" smil:attributeName="x" smil:values="x;x" smil:keyTimes="0;1"/>
                  <anim:animate smil:dur="0.5s" smil:fill="hold" smil:targetElement="id520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21" smil:attributeName="visibility" smil:to="visible"/>
                  <anim:animate smil:dur="0.5s" smil:fill="hold" smil:targetElement="id521" smil:attributeName="x" smil:values="x;x" smil:keyTimes="0;1"/>
                  <anim:animate smil:dur="0.5s" smil:fill="hold" smil:targetElement="id521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22" smil:attributeName="visibility" smil:to="visible"/>
                  <anim:animate smil:dur="0.5s" smil:fill="hold" smil:targetElement="id522" smil:attributeName="x" smil:values="x;x" smil:keyTimes="0;1"/>
                  <anim:animate smil:dur="0.5s" smil:fill="hold" smil:targetElement="id522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23" smil:attributeName="visibility" smil:to="visible"/>
                  <anim:animate smil:dur="0.5s" smil:fill="hold" smil:targetElement="id523" smil:attributeName="x" smil:values="x;x" smil:keyTimes="0;1"/>
                  <anim:animate smil:dur="0.5s" smil:fill="hold" smil:targetElement="id523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24" smil:attributeName="visibility" smil:to="visible"/>
                  <anim:animate smil:dur="0.5s" smil:fill="hold" smil:targetElement="id524" smil:attributeName="x" smil:values="x;x" smil:keyTimes="0;1"/>
                  <anim:animate smil:dur="0.5s" smil:fill="hold" smil:targetElement="id524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25" smil:attributeName="visibility" smil:to="visible"/>
                  <anim:animate smil:dur="0.5s" smil:fill="hold" smil:targetElement="id525" smil:attributeName="x" smil:values="x;x" smil:keyTimes="0;1"/>
                  <anim:animate smil:dur="0.5s" smil:fill="hold" smil:targetElement="id525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26" smil:attributeName="visibility" smil:to="visible"/>
                  <anim:animate smil:dur="0.5s" smil:fill="hold" smil:targetElement="id526" smil:attributeName="x" smil:values="x;x" smil:keyTimes="0;1"/>
                  <anim:animate smil:dur="0.5s" smil:fill="hold" smil:targetElement="id526" smil:attributeName="y" smil:values="1+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27" smil:attributeName="visibility" smil:to="visible"/>
                  <anim:animate smil:dur="0.5s" smil:fill="hold" smil:targetElement="id527" smil:attributeName="x" smil:values="x;x" smil:keyTimes="0;1"/>
                  <anim:animate smil:dur="0.5s" smil:fill="hold" smil:targetElement="id527" smil:attributeName="y" smil:values="1+height/2;y" smil:keyTimes="0;1"/>
                </anim:par>
              </anim:par>
              <anim:par smil:begin="0.5s" smil:fill="hold" presentation:node-type="after-previous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528" smil:attributeName="visibility" smil:to="visible"/>
                  <anim:animate smil:dur="2s" smil:fill="hold" smil:targetElement="id528" smil:attributeName="x" smil:values="x;x" smil:keyTimes="0;1"/>
                  <anim:animate smil:dur="2s" smil:fill="hold" smil:targetElement="id528" smil:attributeName="y" smil:values="1+height/2;y" smil:keyTimes="0;1"/>
                </anim:par>
              </anim:par>
              <anim:par smil:begin="2.5s" smil:fill="hold" presentation:node-type="after-previous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529" smil:attributeName="visibility" smil:to="visible"/>
                  <anim:animate smil:dur="1s" smil:fill="hold" smil:targetElement="id529" smil:attributeName="x" smil:values="x;x" smil:keyTimes="0;1"/>
                  <anim:animate smil:dur="1s" smil:fill="hold" smil:targetElement="id529" smil:attributeName="y" smil:values="1+height/2;y" smil:keyTimes="0;1"/>
                </anim:par>
              </anim:par>
              <anim:par smil:begin="3.5s" smil:fill="hold" presentation:node-type="after-previous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530" smil:attributeName="visibility" smil:to="visible"/>
                  <anim:animate smil:dur="1s" smil:fill="hold" smil:targetElement="id530" smil:attributeName="x" smil:values="x;x" smil:keyTimes="0;1"/>
                  <anim:animate smil:dur="1s" smil:fill="hold" smil:targetElement="id530" smil:attributeName="y" smil:values="1+height/2;y" smil:keyTimes="0;1"/>
                </anim:par>
              </anim:par>
              <anim:par smil:begin="4.5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531" smil:attributeName="visibility" smil:to="visible"/>
                  <anim:animate smil:dur="1s" smil:fill="hold" smil:targetElement="id531" smil:attributeName="width" smil:values="width*0.70;width" smil:keyTimes="0;1"/>
                  <anim:animate smil:dur="1s" smil:fill="hold" smil:targetElement="id531" smil:attributeName="height" smil:values="height;height" smil:keyTimes="0;1"/>
                  <anim:transitionFilter smil:dur="1s" smil:targetElement="id531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3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Заголовок_20_и_20_объект" presentation:presentation-page-layout-name="AL1T11">
        <draw:frame draw:name="Содержимое 2" presentation:style-name="pr7" draw:text-style-name="P5" xml:id="id533" draw:id="id533" draw:layer="layout" svg:width="22.859cm" svg:height="7.504cm" svg:x="1.138cm" svg:y="3.135cm" presentation:class="outline" presentation:user-transformed="true">
          <draw:text-box>
            <text:p xml:id="id534" text:id="id534" text:style-name="P80"><text:span text:style-name="T90">Алгоритмы поразрядной сортировки рассматривают </text:span><text:span text:style-name="T91">ключи</text:span><text:span text:style-name="T90"> сортировки как числа, представленные </text:span><text:span text:style-name="T91">в системе счисления по основанию </text:span><text:span text:style-name="T92">R</text:span><text:span text:style-name="T90"> и работают с различными значениями </text:span><text:span text:style-name="T92">R</text:span><text:span text:style-name="T90">.</text:span></text:p>
          </draw:text-box>
        </draw:frame>
        <draw:custom-shape draw:name="Заголовок 1" draw:style-name="gr359" draw:text-style-name="P70" xml:id="id532" draw:id="id532" draw:layer="layout" svg:width="22.859cm" svg:height="1.265cm" svg:x="1.239cm" svg:y="1.005cm">
          <text:p text:style-name="P26"><text:span text:style-name="T43">Поразрядные сортиров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60" draw:text-style-name="P82" xml:id="id535" draw:id="id535" draw:layer="layout" svg:width="22.718cm" svg:height="5.95cm" svg:x="1.239cm" svg:y="11.655cm">
          <text:p xml:id="id536" text:id="id536" text:style-name="P81"><text:span text:style-name="T93">Ключи-строки <text:s/>– основание </text:span><text:span text:style-name="T94">256</text:span><text:span text:style-name="T93"> (</text:span><text:span text:style-name="T95">ASCII</text:span><text:span text:style-name="T93">). </text:span></text:p>
          <text:p xml:id="id537" text:id="id537" text:style-name="P81"><text:span text:style-name="T93">Целые числа <text:s/>– основание </text:span><text:span text:style-name="T94">10</text:span><text:span text:style-name="T93">.</text:span></text:p>
          <text:p xml:id="id538" text:id="id538" text:style-name="P81"><text:span text:style-name="T93">Двоичные числа – основание </text:span><text:span text:style-name="T94">2 </text:span><text:span text:style-name="T93">и т.д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532" smil:attributeName="visibility" smil:to="visible"/>
                  <anim:animate smil:dur="1s" smil:fill="hold" smil:targetElement="id532" smil:attributeName="width" smil:values="width*0.70;width" smil:keyTimes="0;1"/>
                  <anim:animate smil:dur="1s" smil:fill="hold" smil:targetElement="id532" smil:attributeName="height" smil:values="height;height" smil:keyTimes="0;1"/>
                  <anim:transitionFilter smil:dur="1s" smil:targetElement="id532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533" smil:attributeName="visibility" smil:to="visible"/>
                  <anim:animate smil:dur="1s" smil:fill="hold" smil:targetElement="id533" anim:sub-item="background" smil:attributeName="width" smil:values="width*0.70;width" smil:keyTimes="0;1"/>
                  <anim:animate smil:dur="1s" smil:fill="hold" smil:targetElement="id533" anim:sub-item="background" smil:attributeName="height" smil:values="height;height" smil:keyTimes="0;1"/>
                  <anim:transitionFilter smil:dur="1s" smil:targetElement="id533" smil:type="fade" smil:subtype="crossfade"/>
                </anim:par>
              </anim:par>
              <anim:par smil:begin="2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534" smil:attributeName="visibility" smil:to="visible"/>
                  <anim:animate smil:dur="1s" smil:fill="hold" smil:targetElement="id534" anim:sub-item="text" smil:attributeName="width" smil:values="width*0.70;width" smil:keyTimes="0;1"/>
                  <anim:animate smil:dur="1s" smil:fill="hold" smil:targetElement="id534" anim:sub-item="text" smil:attributeName="height" smil:values="height;height" smil:keyTimes="0;1"/>
                  <anim:transitionFilter smil:dur="1s" smil:targetElement="id534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35" smil:attributeName="visibility" smil:to="visible"/>
                  <anim:animate smil:dur="1s" smil:fill="hold" smil:targetElement="id535" anim:sub-item="background" smil:attributeName="width" smil:values="width*0.70;width" smil:keyTimes="0;1"/>
                  <anim:animate smil:dur="1s" smil:fill="hold" smil:targetElement="id535" anim:sub-item="background" smil:attributeName="height" smil:values="height;height" smil:keyTimes="0;1"/>
                  <anim:transitionFilter smil:dur="1s" smil:targetElement="id535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536" smil:attributeName="visibility" smil:to="visible"/>
                  <anim:transitionFilter smil:dur="0.5s" smil:targetElement="id536" smil:type="barWipe" smil:subtype="leftToRight"/>
                </anim:par>
              </anim:par>
              <anim:par smil:begin="1.5s" smil:fill="hold" presentation:node-type="after-previou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537" smil:attributeName="visibility" smil:to="visible"/>
                  <anim:transitionFilter smil:dur="0.5s" smil:targetElement="id537" smil:type="barWipe" smil:subtype="leftToRight"/>
                </anim:par>
              </anim:par>
              <anim:par smil:begin="2s" smil:fill="hold" presentation:node-type="after-previou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538" smil:attributeName="visibility" smil:to="visible"/>
                  <anim:transitionFilter smil:dur="0.5s" smil:targetElement="id538" smil:type="barWipe" smil:subtype="leftToRight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3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Заголовок_20_и_20_объект" presentation:presentation-page-layout-name="AL1T11">
        <draw:frame draw:name="Содержимое 2" presentation:style-name="pr7" draw:text-style-name="P5" xml:id="id540" draw:id="id540" draw:layer="layout" svg:width="22.859cm" svg:height="4.462cm" svg:x="1.341cm" svg:y="3.237cm" presentation:class="outline" presentation:user-transformed="true">
          <draw:text-box>
            <text:p xml:id="id541" text:id="id541" text:style-name="P80"><text:span text:style-name="T91">Основа всех типов поразрядных сортировок <text:s/>- операция </text:span><text:span text:style-name="T96">извлечения</text:span><text:span text:style-name="T91"> из ключа </text:span><text:span text:style-name="T92">I </text:span><text:span text:style-name="T91">- той цифры (символа).</text:span></text:p>
            <text:p text:style-name="P80"><text:span text:style-name="T91"/></text:p>
          </draw:text-box>
        </draw:frame>
        <draw:custom-shape draw:name="Заголовок 1" draw:style-name="gr361" draw:text-style-name="P70" xml:id="id539" draw:id="id539" draw:layer="layout" svg:width="22.859cm" svg:height="1.265cm" svg:x="1.239cm" svg:y="1.005cm">
          <text:p text:style-name="P26"><text:span text:style-name="T43">Поразрядные сортиров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1" draw:style-name="gr362" draw:text-style-name="P70" xml:id="id542" draw:id="id542" draw:layer="layout" svg:width="22.859cm" svg:height="1.265cm" svg:x="1.239cm" svg:y="8.714cm">
          <text:p text:style-name="P26"><text:span text:style-name="T43">Реализация извлечения в С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Содержимое 2" draw:style-name="gr363" draw:text-style-name="P84" xml:id="id543" draw:id="id543" draw:layer="layout" svg:width="22.859cm" svg:height="6.997cm" svg:x="1.239cm" svg:y="10.945cm">
          <text:p xml:id="id544" text:id="id544" text:style-name="P83"><text:span text:style-name="T97">R = </text:span><text:span text:style-name="T98">10 </text:span><text:span text:style-name="T99">(</text:span><text:span text:style-name="T100">при условии, что ключи состоят из одинакового количества цифр </text:span><text:span text:style-name="T101">n</text:span><text:span text:style-name="T99">)</text:span><text:span text:style-name="T102"> </text:span></text:p>
          <text:p xml:id="id545" text:id="id545" text:style-name="P83"><text:span text:style-name="T99">int <text:s/>x = …, i,p, n = …, R=10, k=1;</text:span></text:p>
          <text:p xml:id="id546" text:id="id546" text:style-name="P83"><text:span text:style-name="T99"><text:s text:c="2"/></text:span><text:span text:style-name="T99">for(i=0;i&lt;n;i++){ p=(x/k)%R; <text:s/>k*=10; <text:s text:c="2"/></text:span></text:p>
          <text:p xml:id="id547" text:id="id547" text:style-name="P83"><text:span text:style-name="T99"><text:s text:c="28"/></text:span><text:span text:style-name="T99">printf("%d ",p); <text:s text:c="2"/>}</text:span></text:p>
          <text:p text:style-name="P83"><text:span text:style-name="T91"/></text:p>
          <text:p text:style-name="P83"><text:span text:style-name="T9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539" smil:attributeName="visibility" smil:to="visible"/>
                  <anim:animate smil:dur="1s" smil:fill="hold" smil:targetElement="id539" smil:attributeName="width" smil:values="width*0.70;width" smil:keyTimes="0;1"/>
                  <anim:animate smil:dur="1s" smil:fill="hold" smil:targetElement="id539" smil:attributeName="height" smil:values="height;height" smil:keyTimes="0;1"/>
                  <anim:transitionFilter smil:dur="1s" smil:targetElement="id539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40" smil:attributeName="visibility" smil:to="visible"/>
                  <anim:animate smil:dur="1s" smil:fill="hold" smil:targetElement="id540" anim:sub-item="background" smil:attributeName="width" smil:values="width*0.70;width" smil:keyTimes="0;1"/>
                  <anim:animate smil:dur="1s" smil:fill="hold" smil:targetElement="id540" anim:sub-item="background" smil:attributeName="height" smil:values="height;height" smil:keyTimes="0;1"/>
                  <anim:transitionFilter smil:dur="1s" smil:targetElement="id540" smil:type="fade" smil:subtype="crossfade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541" smil:attributeName="visibility" smil:to="visible"/>
                  <anim:transitionFilter smil:dur="0.5s" smil:targetElement="id541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42" smil:attributeName="visibility" smil:to="visible"/>
                  <anim:animate smil:dur="1s" smil:fill="hold" smil:targetElement="id542" smil:attributeName="width" smil:values="width*0.70;width" smil:keyTimes="0;1"/>
                  <anim:animate smil:dur="1s" smil:fill="hold" smil:targetElement="id542" smil:attributeName="height" smil:values="height;height" smil:keyTimes="0;1"/>
                  <anim:transitionFilter smil:dur="1s" smil:targetElement="id542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43" smil:attributeName="visibility" smil:to="visible"/>
                  <anim:animate smil:dur="1s" smil:fill="hold" smil:targetElement="id543" anim:sub-item="background" smil:attributeName="width" smil:values="width*0.70;width" smil:keyTimes="0;1"/>
                  <anim:animate smil:dur="1s" smil:fill="hold" smil:targetElement="id543" anim:sub-item="background" smil:attributeName="height" smil:values="height;height" smil:keyTimes="0;1"/>
                  <anim:transitionFilter smil:dur="1s" smil:targetElement="id543" smil:type="fade" smil:subtype="crossfade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544" smil:attributeName="visibility" smil:to="visible"/>
                  <anim:transitionFilter smil:dur="0.5s" smil:targetElement="id544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45" smil:attributeName="visibility" smil:to="visible"/>
                  <anim:transitionFilter smil:dur="0.5s" smil:targetElement="id545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46" smil:attributeName="visibility" smil:to="visible"/>
                  <anim:transitionFilter smil:dur="0.5s" smil:targetElement="id546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47" smil:attributeName="visibility" smil:to="visible"/>
                  <anim:transitionFilter smil:dur="0.5s" smil:targetElement="id547" smil:type="barWipe" smil:subtype="leftToRight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36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Заголовок_20_и_20_объект" presentation:presentation-page-layout-name="AL1T11">
        <draw:frame draw:name="Содержимое 2" presentation:style-name="pr7" draw:text-style-name="P5" xml:id="id549" draw:id="id549" draw:layer="layout" svg:width="22.859cm" svg:height="8.113cm" svg:x="1.27cm" svg:y="3.237cm" presentation:class="outline" presentation:user-transformed="true">
          <draw:text-box>
            <text:p xml:id="id550" text:id="id550" text:style-name="P80"><text:span text:style-name="T97">R = </text:span><text:span text:style-name="T98">10 </text:span><text:span text:style-name="T99">(</text:span><text:span text:style-name="T102"> </text:span><text:span text:style-name="T100">при условии, что длина ключей не фиксирована </text:span><text:span text:style-name="T99">)</text:span><text:span text:style-name="T102"> </text:span></text:p>
            <text:p xml:id="id551" text:id="id551" text:style-name="P71"><text:span text:style-name="T99">int <text:s/>x = …, i,</text:span><text:span text:style-name="T102"> </text:span><text:span text:style-name="T99">p,</text:span><text:span text:style-name="T102"> </text:span><text:span text:style-name="T99">R=10, k=1;</text:span></text:p>
            <text:p xml:id="id552" text:id="id552" text:style-name="P85"><text:span text:style-name="T103">while (x&gt;0){</text:span><text:span text:style-name="T102"> </text:span><text:span text:style-name="T103">p=x%R; </text:span></text:p>
            <text:p xml:id="id553" text:id="id553" text:style-name="P85"><text:span text:style-name="T102"><text:tab/></text:span><text:span text:style-name="T102"><text:tab/></text:span><text:span text:style-name="T102"><text:tab/></text:span><text:span text:style-name="T102"> <text:s/></text:span><text:span text:style-name="T103">x = x/R; <text:s/></text:span></text:p>
            <text:p xml:id="id554" text:id="id554" text:style-name="P85"><text:span text:style-name="T102"><text:s text:c="18"/></text:span><text:span text:style-name="T103">printf("%d ",p); }</text:span></text:p>
          </draw:text-box>
        </draw:frame>
        <draw:custom-shape draw:name="Заголовок 1" draw:style-name="gr364" draw:text-style-name="P70" xml:id="id548" draw:id="id548" draw:layer="layout" svg:width="22.859cm" svg:height="1.265cm" svg:x="1.341cm" svg:y="1.107cm">
          <text:p text:style-name="P26"><text:span text:style-name="T43">Реализация извлечения в С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Содержимое 2" draw:style-name="gr365" draw:text-style-name="P84" xml:id="id555" draw:id="id555" draw:layer="layout" svg:width="22.859cm" svg:height="4.462cm" svg:x="1.239cm" svg:y="12.669cm">
          <text:p xml:id="id556" text:id="id556" text:style-name="P83"><text:span text:style-name="T91">Строки символов – </text:span><text:span text:style-name="T50">обращение по индексу </text:span></text:p>
          <text:p xml:id="id557" text:id="id557" text:style-name="P86"><text:span text:style-name="T97">x[i]</text:span><text:span text:style-name="T9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548" smil:attributeName="visibility" smil:to="visible"/>
                  <anim:animate smil:dur="1s" smil:fill="hold" smil:targetElement="id548" smil:attributeName="width" smil:values="width*0.70;width" smil:keyTimes="0;1"/>
                  <anim:animate smil:dur="1s" smil:fill="hold" smil:targetElement="id548" smil:attributeName="height" smil:values="height;height" smil:keyTimes="0;1"/>
                  <anim:transitionFilter smil:dur="1s" smil:targetElement="id548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549" smil:attributeName="visibility" smil:to="visible"/>
                  <anim:animate smil:dur="1s" smil:fill="hold" smil:targetElement="id549" anim:sub-item="background" smil:attributeName="width" smil:values="width*0.70;width" smil:keyTimes="0;1"/>
                  <anim:animate smil:dur="1s" smil:fill="hold" smil:targetElement="id549" anim:sub-item="background" smil:attributeName="height" smil:values="height;height" smil:keyTimes="0;1"/>
                  <anim:transitionFilter smil:dur="1s" smil:targetElement="id549" smil:type="fade" smil:subtype="crossfade"/>
                </anim:par>
              </anim:par>
              <anim:par smil:begin="2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550" smil:attributeName="visibility" smil:to="visible"/>
                  <anim:animate smil:dur="1s" smil:fill="hold" smil:targetElement="id550" anim:sub-item="text" smil:attributeName="width" smil:values="width*0.70;width" smil:keyTimes="0;1"/>
                  <anim:animate smil:dur="1s" smil:fill="hold" smil:targetElement="id550" anim:sub-item="text" smil:attributeName="height" smil:values="height;height" smil:keyTimes="0;1"/>
                  <anim:transitionFilter smil:dur="1s" smil:targetElement="id550" smil:type="fade" smil:subtype="crossfade"/>
                </anim:par>
              </anim:par>
              <anim:par smil:begin="3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551" smil:attributeName="visibility" smil:to="visible"/>
                  <anim:animate smil:dur="1s" smil:fill="hold" smil:targetElement="id551" anim:sub-item="text" smil:attributeName="width" smil:values="width*0.70;width" smil:keyTimes="0;1"/>
                  <anim:animate smil:dur="1s" smil:fill="hold" smil:targetElement="id551" anim:sub-item="text" smil:attributeName="height" smil:values="height;height" smil:keyTimes="0;1"/>
                  <anim:transitionFilter smil:dur="1s" smil:targetElement="id551" smil:type="fade" smil:subtype="crossfade"/>
                </anim:par>
              </anim:par>
              <anim:par smil:begin="4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552" smil:attributeName="visibility" smil:to="visible"/>
                  <anim:animate smil:dur="1s" smil:fill="hold" smil:targetElement="id552" anim:sub-item="text" smil:attributeName="width" smil:values="width*0.70;width" smil:keyTimes="0;1"/>
                  <anim:animate smil:dur="1s" smil:fill="hold" smil:targetElement="id552" anim:sub-item="text" smil:attributeName="height" smil:values="height;height" smil:keyTimes="0;1"/>
                  <anim:transitionFilter smil:dur="1s" smil:targetElement="id552" smil:type="fade" smil:subtype="crossfade"/>
                </anim:par>
              </anim:par>
              <anim:par smil:begin="5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553" smil:attributeName="visibility" smil:to="visible"/>
                  <anim:animate smil:dur="1s" smil:fill="hold" smil:targetElement="id553" anim:sub-item="text" smil:attributeName="width" smil:values="width*0.70;width" smil:keyTimes="0;1"/>
                  <anim:animate smil:dur="1s" smil:fill="hold" smil:targetElement="id553" anim:sub-item="text" smil:attributeName="height" smil:values="height;height" smil:keyTimes="0;1"/>
                  <anim:transitionFilter smil:dur="1s" smil:targetElement="id553" smil:type="fade" smil:subtype="crossfade"/>
                </anim:par>
              </anim:par>
              <anim:par smil:begin="6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554" smil:attributeName="visibility" smil:to="visible"/>
                  <anim:animate smil:dur="1s" smil:fill="hold" smil:targetElement="id554" anim:sub-item="text" smil:attributeName="width" smil:values="width*0.70;width" smil:keyTimes="0;1"/>
                  <anim:animate smil:dur="1s" smil:fill="hold" smil:targetElement="id554" anim:sub-item="text" smil:attributeName="height" smil:values="height;height" smil:keyTimes="0;1"/>
                  <anim:transitionFilter smil:dur="1s" smil:targetElement="id554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55" smil:attributeName="visibility" smil:to="visible"/>
                  <anim:animate smil:dur="1s" smil:fill="hold" smil:targetElement="id555" anim:sub-item="background" smil:attributeName="width" smil:values="width*0.70;width" smil:keyTimes="0;1"/>
                  <anim:animate smil:dur="1s" smil:fill="hold" smil:targetElement="id555" anim:sub-item="background" smil:attributeName="height" smil:values="height;height" smil:keyTimes="0;1"/>
                  <anim:transitionFilter smil:dur="1s" smil:targetElement="id555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556" smil:attributeName="visibility" smil:to="visible"/>
                  <anim:animate smil:dur="1s" smil:fill="hold" smil:targetElement="id556" anim:sub-item="text" smil:attributeName="width" smil:values="width*0.70;width" smil:keyTimes="0;1"/>
                  <anim:animate smil:dur="1s" smil:fill="hold" smil:targetElement="id556" anim:sub-item="text" smil:attributeName="height" smil:values="height;height" smil:keyTimes="0;1"/>
                  <anim:transitionFilter smil:dur="1s" smil:targetElement="id556" smil:type="fade" smil:subtype="crossfade"/>
                </anim:par>
              </anim:par>
              <anim:par smil:begin="2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557" smil:attributeName="visibility" smil:to="visible"/>
                  <anim:animate smil:dur="1s" smil:fill="hold" smil:targetElement="id557" anim:sub-item="text" smil:attributeName="width" smil:values="width*0.70;width" smil:keyTimes="0;1"/>
                  <anim:animate smil:dur="1s" smil:fill="hold" smil:targetElement="id557" anim:sub-item="text" smil:attributeName="height" smil:values="height;height" smil:keyTimes="0;1"/>
                  <anim:transitionFilter smil:dur="1s" smil:targetElement="id557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37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Заголовок_20_и_20_объект" presentation:presentation-page-layout-name="AL1T11">
        <draw:custom-shape draw:name="Заголовок 1" draw:style-name="gr366" draw:text-style-name="P70" xml:id="id558" draw:id="id558" draw:layer="layout" svg:width="22.859cm" svg:height="1.265cm" svg:x="1.341cm" svg:y="1.107cm">
          <text:p text:style-name="P26"><text:span text:style-name="T43">Реализация извлечения в С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Содержимое 2" presentation:style-name="pr7" draw:text-style-name="P5" xml:id="id559" draw:id="id559" draw:layer="layout" svg:width="22.859cm" svg:height="9.939cm" svg:x="1.27cm" svg:y="3.44cm" presentation:class="outline" presentation:user-transformed="true">
          <draw:text-box>
            <text:p xml:id="id560" text:id="id560" text:style-name="P80"><text:span text:style-name="T97">R = </text:span><text:span text:style-name="T98">2 </text:span><text:span text:style-name="T102"><text:s/></text:span></text:p>
            <text:p xml:id="id561" text:id="id561" text:style-name="P85"><text:span text:style-name="T99">int <text:s text:c="2"/>i,</text:span><text:span text:style-name="T102"> </text:span><text:span text:style-name="T99">p; </text:span></text:p>
            <text:p xml:id="id562" text:id="id562" text:style-name="P85"><text:span text:style-name="T99">unsigned int y = …,y1;</text:span></text:p>
            <text:p xml:id="id563" text:id="id563" text:style-name="P85"><text:span text:style-name="T99">for(i=0;i&lt;sizeof(y)*8;i++){</text:span></text:p>
            <text:p xml:id="id564" text:id="id564" text:style-name="P85"><text:span text:style-name="T99"><text:s text:c="4"/></text:span><text:span text:style-name="T99">y1=y&gt;&gt;i; <text:s/></text:span><text:span text:style-name="T104">// сдвиг вправо</text:span></text:p>
            <text:p xml:id="id565" text:id="id565" text:style-name="P85"><text:span text:style-name="T99"><text:s text:c="4"/></text:span><text:span text:style-name="T99">p=y1&amp;1;</text:span><text:span text:style-name="T102"> <text:s text:c="2"/></text:span><text:span text:style-name="T104">// наложение маски</text:span></text:p>
            <text:p xml:id="id566" text:id="id566" text:style-name="P85"><text:span text:style-name="T99"><text:s text:c="4"/></text:span><text:span text:style-name="T99">printf("%d",p); <text:s text:c="4"/>}</text:span></text:p>
          </draw:text-box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558" smil:attributeName="visibility" smil:to="visible"/>
                  <anim:animate smil:dur="1s" smil:fill="hold" smil:targetElement="id558" smil:attributeName="width" smil:values="width*0.70;width" smil:keyTimes="0;1"/>
                  <anim:animate smil:dur="1s" smil:fill="hold" smil:targetElement="id558" smil:attributeName="height" smil:values="height;height" smil:keyTimes="0;1"/>
                  <anim:transitionFilter smil:dur="1s" smil:targetElement="id558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559" smil:attributeName="visibility" smil:to="visible"/>
                  <anim:animate smil:dur="1s" smil:fill="hold" smil:targetElement="id559" anim:sub-item="background" smil:attributeName="width" smil:values="width*0.70;width" smil:keyTimes="0;1"/>
                  <anim:animate smil:dur="1s" smil:fill="hold" smil:targetElement="id559" anim:sub-item="background" smil:attributeName="height" smil:values="height;height" smil:keyTimes="0;1"/>
                  <anim:transitionFilter smil:dur="1s" smil:targetElement="id559" smil:type="fade" smil:subtype="crossfade"/>
                </anim:par>
              </anim:par>
              <anim:par smil:begin="2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560" smil:attributeName="visibility" smil:to="visible"/>
                  <anim:animate smil:dur="1s" smil:fill="hold" smil:targetElement="id560" anim:sub-item="text" smil:attributeName="width" smil:values="width*0.70;width" smil:keyTimes="0;1"/>
                  <anim:animate smil:dur="1s" smil:fill="hold" smil:targetElement="id560" anim:sub-item="text" smil:attributeName="height" smil:values="height;height" smil:keyTimes="0;1"/>
                  <anim:transitionFilter smil:dur="1s" smil:targetElement="id560" smil:type="fade" smil:subtype="crossfade"/>
                </anim:par>
              </anim:par>
              <anim:par smil:begin="3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561" smil:attributeName="visibility" smil:to="visible"/>
                  <anim:animate smil:dur="1s" smil:fill="hold" smil:targetElement="id561" anim:sub-item="text" smil:attributeName="width" smil:values="width*0.70;width" smil:keyTimes="0;1"/>
                  <anim:animate smil:dur="1s" smil:fill="hold" smil:targetElement="id561" anim:sub-item="text" smil:attributeName="height" smil:values="height;height" smil:keyTimes="0;1"/>
                  <anim:transitionFilter smil:dur="1s" smil:targetElement="id561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62" smil:attributeName="visibility" smil:to="visible"/>
                  <anim:animate smil:dur="1s" smil:fill="hold" smil:targetElement="id562" anim:sub-item="text" smil:attributeName="width" smil:values="width*0.70;width" smil:keyTimes="0;1"/>
                  <anim:animate smil:dur="1s" smil:fill="hold" smil:targetElement="id562" anim:sub-item="text" smil:attributeName="height" smil:values="height;height" smil:keyTimes="0;1"/>
                  <anim:transitionFilter smil:dur="1s" smil:targetElement="id562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63" smil:attributeName="visibility" smil:to="visible"/>
                  <anim:animate smil:dur="1s" smil:fill="hold" smil:targetElement="id563" anim:sub-item="text" smil:attributeName="width" smil:values="width*0.70;width" smil:keyTimes="0;1"/>
                  <anim:animate smil:dur="1s" smil:fill="hold" smil:targetElement="id563" anim:sub-item="text" smil:attributeName="height" smil:values="height;height" smil:keyTimes="0;1"/>
                  <anim:transitionFilter smil:dur="1s" smil:targetElement="id563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64" smil:attributeName="visibility" smil:to="visible"/>
                  <anim:animate smil:dur="1s" smil:fill="hold" smil:targetElement="id564" anim:sub-item="text" smil:attributeName="width" smil:values="width*0.70;width" smil:keyTimes="0;1"/>
                  <anim:animate smil:dur="1s" smil:fill="hold" smil:targetElement="id564" anim:sub-item="text" smil:attributeName="height" smil:values="height;height" smil:keyTimes="0;1"/>
                  <anim:transitionFilter smil:dur="1s" smil:targetElement="id564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65" smil:attributeName="visibility" smil:to="visible"/>
                  <anim:animate smil:dur="1s" smil:fill="hold" smil:targetElement="id565" anim:sub-item="text" smil:attributeName="width" smil:values="width*0.70;width" smil:keyTimes="0;1"/>
                  <anim:animate smil:dur="1s" smil:fill="hold" smil:targetElement="id565" anim:sub-item="text" smil:attributeName="height" smil:values="height;height" smil:keyTimes="0;1"/>
                  <anim:transitionFilter smil:dur="1s" smil:targetElement="id565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66" smil:attributeName="visibility" smil:to="visible"/>
                  <anim:animate smil:dur="1s" smil:fill="hold" smil:targetElement="id566" anim:sub-item="text" smil:attributeName="width" smil:values="width*0.70;width" smil:keyTimes="0;1"/>
                  <anim:animate smil:dur="1s" smil:fill="hold" smil:targetElement="id566" anim:sub-item="text" smil:attributeName="height" smil:values="height;height" smil:keyTimes="0;1"/>
                  <anim:transitionFilter smil:dur="1s" smil:targetElement="id566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38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Заголовок_20_и_20_объект" presentation:presentation-page-layout-name="AL1T11">
        <draw:frame draw:name="Содержимое 6" draw:style-name="standard" xml:id="id569" draw:id="id569" draw:layer="layout" svg:width="24.441cm" svg:height="4.453cm" svg:x="0.428cm" svg:y="5.569cm">
          <table:table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6" table:default-cell-style-name="ce4">
              <table:table-cell>
                <text:p text:style-name="P19"><text:span text:style-name="T105">‘</text:span><text:span text:style-name="T105">a’ <text:s/>1100001 <text:s/></text:span></text:p>
              </table:table-cell>
              <table:table-cell>
                <text:p text:style-name="P19"><text:span text:style-name="T105">‘</text:span><text:span text:style-name="T105">b’ 1100010</text:span></text:p>
              </table:table-cell>
              <table:table-cell>
                <text:p text:style-name="P19"><text:span text:style-name="T105">‘</text:span><text:span text:style-name="T105">c’ 1100011</text:span></text:p>
              </table:table-cell>
              <table:table-cell>
                <text:p text:style-name="P19"><text:span text:style-name="T105">‘</text:span><text:span text:style-name="T105">d’ 1100100</text:span></text:p>
              </table:table-cell>
            </table:table-row>
            <table:table-row table:style-name="ro6" table:default-cell-style-name="ce5">
              <table:table-cell>
                <text:p text:style-name="P19"><text:span text:style-name="T105">‘</text:span><text:span text:style-name="T105">e’ <text:s/>1100101</text:span></text:p>
              </table:table-cell>
              <table:table-cell>
                <text:p text:style-name="P19"><text:span text:style-name="T105">‘</text:span><text:span text:style-name="T105">f’ 1100110</text:span></text:p>
              </table:table-cell>
              <table:table-cell>
                <text:p text:style-name="P19"><text:span text:style-name="T105">‘</text:span><text:span text:style-name="T105">g’ 1100111</text:span></text:p>
              </table:table-cell>
              <table:table-cell>
                <text:p text:style-name="P19"><text:span text:style-name="T105">‘</text:span><text:span text:style-name="T105">h’ 1101000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Заголовок 1" draw:style-name="gr367" draw:text-style-name="P70" xml:id="id567" draw:id="id567" draw:layer="layout" svg:width="22.859cm" svg:height="1.265cm" svg:x="1.341cm" svg:y="1.107cm">
          <text:p text:style-name="P26"><text:span text:style-name="T43">Типы поразрядных сортирово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1" draw:style-name="gr368" draw:text-style-name="P70" xml:id="id568" draw:id="id568" draw:layer="layout" svg:width="22.859cm" svg:height="1.265cm" svg:x="1.239cm" svg:y="3.237cm">
          <text:p text:style-name="P26"><text:span text:style-name="T43">Двоичная быстрая сортиров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69" draw:text-style-name="P87" xml:id="id570" draw:id="id570" draw:layer="layout" svg:width="21.197cm" svg:height="2.619cm" svg:x="1.341cm" svg:y="9.322cm">
          <text:p text:style-name="P35"><text:span text:style-name="T93">Последовательность </text:span><text:span text:style-name="T106">e f d e c g h d a 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567" smil:attributeName="visibility" smil:to="visible"/>
                  <anim:animate smil:dur="1s" smil:fill="hold" smil:targetElement="id567" smil:attributeName="width" smil:values="width*0.70;width" smil:keyTimes="0;1"/>
                  <anim:animate smil:dur="1s" smil:fill="hold" smil:targetElement="id567" smil:attributeName="height" smil:values="height;height" smil:keyTimes="0;1"/>
                  <anim:transitionFilter smil:dur="1s" smil:targetElement="id567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568" smil:attributeName="visibility" smil:to="visible"/>
                  <anim:animate smil:dur="1s" smil:fill="hold" smil:targetElement="id568" smil:attributeName="width" smil:values="width*0.70;width" smil:keyTimes="0;1"/>
                  <anim:animate smil:dur="1s" smil:fill="hold" smil:targetElement="id568" smil:attributeName="height" smil:values="height;height" smil:keyTimes="0;1"/>
                  <anim:transitionFilter smil:dur="1s" smil:targetElement="id568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69" smil:attributeName="visibility" smil:to="visible"/>
                  <anim:animate smil:dur="1s" smil:fill="hold" smil:targetElement="id569" smil:attributeName="width" smil:values="width*0.70;width" smil:keyTimes="0;1"/>
                  <anim:animate smil:dur="1s" smil:fill="hold" smil:targetElement="id569" smil:attributeName="height" smil:values="height;height" smil:keyTimes="0;1"/>
                  <anim:transitionFilter smil:dur="1s" smil:targetElement="id569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570" smil:attributeName="visibility" smil:to="visible"/>
                  <anim:animate smil:dur="1s" smil:fill="hold" smil:targetElement="id570" smil:attributeName="width" smil:values="width*0.70;width" smil:keyTimes="0;1"/>
                  <anim:animate smil:dur="1s" smil:fill="hold" smil:targetElement="id570" smil:attributeName="height" smil:values="height;height" smil:keyTimes="0;1"/>
                  <anim:transitionFilter smil:dur="1s" smil:targetElement="id570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39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Заголовок_20_и_20_объект" presentation:presentation-page-layout-name="AL1T11">
        <draw:frame draw:name="Таблица 3" draw:style-name="standard" xml:id="id572" draw:id="id572" draw:layer="layout" svg:width="6.489cm" svg:height="25.469cm" svg:x="0.935cm" svg:y="2.324cm">
          <table:table>
            <table:table-column table:style-name="co16"/>
            <table:table-column table:style-name="co17"/>
            <table:table-row table:style-name="ro7" table:default-cell-style-name="ce6">
              <table:table-cell>
                <text:p text:style-name="P19"><text:span text:style-name="T107">110</text:span><text:span text:style-name="T98">0101</text:span></text:p>
              </table:table-cell>
              <table:table-cell>
                <text:p text:style-name="P19"><text:span text:style-name="T98">e</text:span></text:p>
              </table:table-cell>
            </table:table-row>
            <table:table-row table:style-name="ro7" table:default-cell-style-name="ce7">
              <table:table-cell>
                <text:p text:style-name="P19"><text:span text:style-name="T107">110</text:span><text:span text:style-name="T98">0110</text:span></text:p>
              </table:table-cell>
              <table:table-cell>
                <text:p text:style-name="P19"><text:span text:style-name="T98">f</text:span></text:p>
              </table:table-cell>
            </table:table-row>
            <table:table-row table:style-name="ro7" table:default-cell-style-name="ce8">
              <table:table-cell>
                <text:p text:style-name="P19"><text:span text:style-name="T107">110</text:span><text:span text:style-name="T98">0100</text:span></text:p>
              </table:table-cell>
              <table:table-cell>
                <text:p text:style-name="P19"><text:span text:style-name="T98">d</text:span></text:p>
              </table:table-cell>
            </table:table-row>
            <table:table-row table:style-name="ro7" table:default-cell-style-name="ce7">
              <table:table-cell>
                <text:p text:style-name="P19"><text:span text:style-name="T107">110</text:span><text:span text:style-name="T98">0101</text:span></text:p>
              </table:table-cell>
              <table:table-cell>
                <text:p text:style-name="P19"><text:span text:style-name="T98">e</text:span></text:p>
              </table:table-cell>
            </table:table-row>
            <table:table-row table:style-name="ro7" table:default-cell-style-name="ce8">
              <table:table-cell>
                <text:p text:style-name="P19"><text:span text:style-name="T107">110</text:span><text:span text:style-name="T98">0011</text:span></text:p>
              </table:table-cell>
              <table:table-cell>
                <text:p text:style-name="P19"><text:span text:style-name="T98">c</text:span></text:p>
              </table:table-cell>
            </table:table-row>
            <table:table-row table:style-name="ro7" table:default-cell-style-name="ce7">
              <table:table-cell>
                <text:p text:style-name="P19"><text:span text:style-name="T107">110</text:span><text:span text:style-name="T98">0111</text:span></text:p>
              </table:table-cell>
              <table:table-cell>
                <text:p text:style-name="P19"><text:span text:style-name="T98">g</text:span></text:p>
              </table:table-cell>
            </table:table-row>
            <table:table-row table:style-name="ro7" table:default-cell-style-name="ce8">
              <table:table-cell>
                <text:p text:style-name="P19"><text:span text:style-name="T107">110</text:span><text:span text:style-name="T98">1000</text:span></text:p>
              </table:table-cell>
              <table:table-cell>
                <text:p text:style-name="P19"><text:span text:style-name="T98">h</text:span></text:p>
              </table:table-cell>
            </table:table-row>
            <table:table-row table:style-name="ro7" table:default-cell-style-name="ce7">
              <table:table-cell>
                <text:p text:style-name="P88"><text:span text:style-name="T107">110</text:span><text:span text:style-name="T98">0100</text:span></text:p>
              </table:table-cell>
              <table:table-cell>
                <text:p text:style-name="P88"><text:span text:style-name="T98">d</text:span></text:p>
              </table:table-cell>
            </table:table-row>
            <table:table-row table:style-name="ro7" table:default-cell-style-name="ce8">
              <table:table-cell>
                <text:p text:style-name="P19"><text:span text:style-name="T107">110</text:span><text:span text:style-name="T98">0001</text:span></text:p>
              </table:table-cell>
              <table:table-cell>
                <text:p text:style-name="P19"><text:span text:style-name="T98">a</text:span></text:p>
              </table:table-cell>
            </table:table-row>
            <table:table-row table:style-name="ro7" table:default-cell-style-name="ce7">
              <table:table-cell>
                <text:p text:style-name="P19"><text:span text:style-name="T107">110</text:span><text:span text:style-name="T98">0101</text:span></text:p>
              </table:table-cell>
              <table:table-cell>
                <text:p text:style-name="P19"><text:span text:style-name="T98">e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Заголовок 1" draw:style-name="gr370" draw:text-style-name="P70" xml:id="id571" draw:id="id571" draw:layer="layout" svg:width="22.859cm" svg:height="1.265cm" svg:x="1.341cm" svg:y="0.498cm">
          <text:p text:style-name="P26"><text:span text:style-name="T43">Двоичная быстрая сортиров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Стрелка вниз 5" draw:style-name="gr143" draw:text-style-name="P45" xml:id="id573" draw:id="id573" draw:layer="layout" svg:width="1.013cm" svg:height="3.752cm" svg:x="7.832cm" svg:y="2.425cm">
          <text:p text:style-name="P44"><text:span text:style-name="T18"/></text:p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inimum="0" draw:handle-range-y-maximum="?f1" draw:handle-position="0 ?f5"/>
          </draw:enhanced-geometry>
        </draw:custom-shape>
        <draw:custom-shape draw:name="Стрелка вниз 6" draw:style-name="gr143" draw:text-style-name="P45" xml:id="id574" draw:id="id574" draw:layer="layout" svg:width="1.013cm" svg:height="4.056cm" draw:transform="rotate (-3.14159265358979) translate (8.744cm 18.045cm)">
          <text:p text:style-name="P44"><text:span text:style-name="T18"/></text:p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inimum="0" draw:handle-range-y-maximum="?f1" draw:handle-position="0 ?f5"/>
          </draw:enhanced-geometry>
        </draw:custom-shape>
        <draw:custom-shape draw:name="Овал 7" draw:style-name="gr143" draw:text-style-name="P45" xml:id="id575" draw:id="id575" draw:layer="layout" svg:width="0.506cm" svg:height="0.405cm" svg:x="7.933cm" svg:y="12.365cm">
          <text:p text:style-name="P44"><text:span text:style-name="T1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8" draw:style-name="gr371" draw:text-style-name="P89" xml:id="id576" draw:id="id576" draw:layer="layout" svg:width="0.506cm" svg:height="0.405cm" svg:x="7.933cm" svg:y="17.233cm">
          <text:p text:style-name="P44"><text:span text:style-name="T1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Таблица 9" draw:style-name="standard" xml:id="id577" draw:id="id577" draw:layer="layout" svg:width="6.489cm" svg:height="25.469cm" svg:x="9.454cm" svg:y="2.324cm">
          <table:table>
            <table:table-column table:style-name="co16"/>
            <table:table-column table:style-name="co17"/>
            <table:table-row table:style-name="ro7" table:default-cell-style-name="ce6">
              <table:table-cell>
                <text:p text:style-name="P19"><text:span text:style-name="T98">1100</text:span><text:span text:style-name="T107">1</text:span><text:span text:style-name="T98">01</text:span></text:p>
              </table:table-cell>
              <table:table-cell>
                <text:p text:style-name="P19"><text:span text:style-name="T98">e</text:span></text:p>
              </table:table-cell>
            </table:table-row>
            <table:table-row table:style-name="ro7" table:default-cell-style-name="ce6">
              <table:table-cell>
                <text:p text:style-name="P19"><text:span text:style-name="T98">1100</text:span><text:span text:style-name="T107">1</text:span><text:span text:style-name="T98">10</text:span></text:p>
              </table:table-cell>
              <table:table-cell>
                <text:p text:style-name="P19"><text:span text:style-name="T98">f</text:span></text:p>
              </table:table-cell>
            </table:table-row>
            <table:table-row table:style-name="ro7" table:default-cell-style-name="ce6">
              <table:table-cell>
                <text:p text:style-name="P19"><text:span text:style-name="T98">1100</text:span><text:span text:style-name="T107">1</text:span><text:span text:style-name="T98">00</text:span></text:p>
              </table:table-cell>
              <table:table-cell>
                <text:p text:style-name="P19"><text:span text:style-name="T98">d</text:span></text:p>
              </table:table-cell>
            </table:table-row>
            <table:table-row table:style-name="ro7" table:default-cell-style-name="ce6">
              <table:table-cell>
                <text:p text:style-name="P19"><text:span text:style-name="T98">1100</text:span><text:span text:style-name="T107">1</text:span><text:span text:style-name="T98">01</text:span></text:p>
              </table:table-cell>
              <table:table-cell>
                <text:p text:style-name="P19"><text:span text:style-name="T98">e</text:span></text:p>
              </table:table-cell>
            </table:table-row>
            <table:table-row table:style-name="ro7" table:default-cell-style-name="ce6">
              <table:table-cell>
                <text:p text:style-name="P19"><text:span text:style-name="T98">1100</text:span><text:span text:style-name="T107">0</text:span><text:span text:style-name="T98">11</text:span></text:p>
              </table:table-cell>
              <table:table-cell>
                <text:p text:style-name="P19"><text:span text:style-name="T98">c</text:span></text:p>
              </table:table-cell>
            </table:table-row>
            <table:table-row table:style-name="ro7" table:default-cell-style-name="ce6">
              <table:table-cell>
                <text:p text:style-name="P19"><text:span text:style-name="T98">1100</text:span><text:span text:style-name="T107">1</text:span><text:span text:style-name="T98">11</text:span></text:p>
              </table:table-cell>
              <table:table-cell>
                <text:p text:style-name="P19"><text:span text:style-name="T98">g</text:span></text:p>
              </table:table-cell>
            </table:table-row>
            <table:table-row table:style-name="ro7" table:default-cell-style-name="ce6">
              <table:table-cell>
                <text:p text:style-name="P19"><text:span text:style-name="T98">1100</text:span><text:span text:style-name="T107">1</text:span><text:span text:style-name="T98">01</text:span></text:p>
              </table:table-cell>
              <table:table-cell>
                <text:p text:style-name="P19"><text:span text:style-name="T98">e</text:span></text:p>
              </table:table-cell>
            </table:table-row>
            <table:table-row table:style-name="ro7" table:default-cell-style-name="ce6">
              <table:table-cell>
                <text:p text:style-name="P88"><text:span text:style-name="T98">1100</text:span><text:span text:style-name="T107">1</text:span><text:span text:style-name="T98">00</text:span></text:p>
              </table:table-cell>
              <table:table-cell>
                <text:p text:style-name="P88"><text:span text:style-name="T98">d</text:span></text:p>
              </table:table-cell>
            </table:table-row>
            <table:table-row table:style-name="ro7" table:default-cell-style-name="ce9">
              <table:table-cell>
                <text:p text:style-name="P19"><text:span text:style-name="T98">1100</text:span><text:span text:style-name="T107">0</text:span><text:span text:style-name="T98">01</text:span></text:p>
              </table:table-cell>
              <table:table-cell>
                <text:p text:style-name="P19"><text:span text:style-name="T98">a</text:span></text:p>
              </table:table-cell>
            </table:table-row>
            <table:table-row table:style-name="ro7" table:default-cell-style-name="ce10">
              <table:table-cell>
                <text:p text:style-name="P19"><text:span text:style-name="T98">1101</text:span><text:span text:style-name="T107">0</text:span><text:span text:style-name="T98">00</text:span></text:p>
              </table:table-cell>
              <table:table-cell>
                <text:p text:style-name="P19"><text:span text:style-name="T98">h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Таблица 10" draw:style-name="standard" xml:id="id578" draw:id="id578" draw:layer="layout" svg:width="6.489cm" svg:height="25.469cm" svg:x="17.163cm" svg:y="2.324cm">
          <table:table>
            <table:table-column table:style-name="co16"/>
            <table:table-column table:style-name="co17"/>
            <table:table-row table:style-name="ro7" table:default-cell-style-name="ce6">
              <table:table-cell>
                <text:p text:style-name="P19"><text:span text:style-name="T98">1100</text:span><text:span text:style-name="T107">0</text:span><text:span text:style-name="T98">01</text:span></text:p>
              </table:table-cell>
              <table:table-cell>
                <text:p text:style-name="P19"><text:span text:style-name="T98">a</text:span></text:p>
              </table:table-cell>
            </table:table-row>
            <table:table-row table:style-name="ro7" table:default-cell-style-name="ce9">
              <table:table-cell>
                <text:p text:style-name="P19"><text:span text:style-name="T98">1100</text:span><text:span text:style-name="T107">0</text:span><text:span text:style-name="T98">11</text:span></text:p>
              </table:table-cell>
              <table:table-cell>
                <text:p text:style-name="P19"><text:span text:style-name="T98">c</text:span></text:p>
              </table:table-cell>
            </table:table-row>
            <table:table-row table:style-name="ro7" table:default-cell-style-name="ce11">
              <table:table-cell>
                <text:p text:style-name="P19"><text:span text:style-name="T98">1100</text:span><text:span text:style-name="T107">1</text:span><text:span text:style-name="T98">00</text:span></text:p>
              </table:table-cell>
              <table:table-cell>
                <text:p text:style-name="P19"><text:span text:style-name="T98">d</text:span></text:p>
              </table:table-cell>
            </table:table-row>
            <table:table-row table:style-name="ro7" table:default-cell-style-name="ce6">
              <table:table-cell>
                <text:p text:style-name="P19"><text:span text:style-name="T98">1100</text:span><text:span text:style-name="T107">1</text:span><text:span text:style-name="T98">01</text:span></text:p>
              </table:table-cell>
              <table:table-cell>
                <text:p text:style-name="P19"><text:span text:style-name="T98">e</text:span></text:p>
              </table:table-cell>
            </table:table-row>
            <table:table-row table:style-name="ro7" table:default-cell-style-name="ce6">
              <table:table-cell>
                <text:p text:style-name="P19"><text:span text:style-name="T98">1100</text:span><text:span text:style-name="T107">1</text:span><text:span text:style-name="T98">10</text:span></text:p>
              </table:table-cell>
              <table:table-cell>
                <text:p text:style-name="P19"><text:span text:style-name="T98">f</text:span></text:p>
              </table:table-cell>
            </table:table-row>
            <table:table-row table:style-name="ro7" table:default-cell-style-name="ce6">
              <table:table-cell>
                <text:p text:style-name="P19"><text:span text:style-name="T98">1100</text:span><text:span text:style-name="T107">1</text:span><text:span text:style-name="T98">11</text:span></text:p>
              </table:table-cell>
              <table:table-cell>
                <text:p text:style-name="P19"><text:span text:style-name="T98">g</text:span></text:p>
              </table:table-cell>
            </table:table-row>
            <table:table-row table:style-name="ro7" table:default-cell-style-name="ce6">
              <table:table-cell>
                <text:p text:style-name="P19"><text:span text:style-name="T98">1100</text:span><text:span text:style-name="T107">1</text:span><text:span text:style-name="T98">01</text:span></text:p>
              </table:table-cell>
              <table:table-cell>
                <text:p text:style-name="P19"><text:span text:style-name="T98">e</text:span></text:p>
              </table:table-cell>
            </table:table-row>
            <table:table-row table:style-name="ro7" table:default-cell-style-name="ce6">
              <table:table-cell>
                <text:p text:style-name="P88"><text:span text:style-name="T98">1100</text:span><text:span text:style-name="T107">1</text:span><text:span text:style-name="T98">00</text:span></text:p>
              </table:table-cell>
              <table:table-cell>
                <text:p text:style-name="P88"><text:span text:style-name="T98">d</text:span></text:p>
              </table:table-cell>
            </table:table-row>
            <table:table-row table:style-name="ro7" table:default-cell-style-name="ce9">
              <table:table-cell>
                <text:p text:style-name="P19"><text:span text:style-name="T98">1100</text:span><text:span text:style-name="T107">1</text:span><text:span text:style-name="T98">01</text:span></text:p>
              </table:table-cell>
              <table:table-cell>
                <text:p text:style-name="P19"><text:span text:style-name="T98">e</text:span></text:p>
              </table:table-cell>
            </table:table-row>
            <table:table-row table:style-name="ro7" table:default-cell-style-name="ce10">
              <table:table-cell>
                <text:p text:style-name="P19"><text:span text:style-name="T98">1101</text:span><text:span text:style-name="T107">0</text:span><text:span text:style-name="T98">00</text:span></text:p>
              </table:table-cell>
              <table:table-cell>
                <text:p text:style-name="P19"><text:span text:style-name="T98">h</text:span></text:p>
              </table:table-cell>
            </table:table-row>
          </table:table>
          <draw:image xlink:href="Pictures/TablePreview7.svm" xlink:type="simple" xlink:show="embed" xlink:actuate="onLoad"/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571" smil:attributeName="visibility" smil:to="visible"/>
                  <anim:animate smil:dur="1s" smil:fill="hold" smil:targetElement="id571" smil:attributeName="width" smil:values="width*0.70;width" smil:keyTimes="0;1"/>
                  <anim:animate smil:dur="1s" smil:fill="hold" smil:targetElement="id571" smil:attributeName="height" smil:values="height;height" smil:keyTimes="0;1"/>
                  <anim:transitionFilter smil:dur="1s" smil:targetElement="id571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72" smil:attributeName="visibility" smil:to="visible"/>
                  <anim:animate smil:dur="1s" smil:fill="hold" smil:targetElement="id572" smil:attributeName="width" smil:values="width*0.70;width" smil:keyTimes="0;1"/>
                  <anim:animate smil:dur="1s" smil:fill="hold" smil:targetElement="id572" smil:attributeName="height" smil:values="height;height" smil:keyTimes="0;1"/>
                  <anim:transitionFilter smil:dur="1s" smil:targetElement="id572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573" smil:attributeName="visibility" smil:to="visible"/>
                  <anim:transitionFilter smil:dur="0.5s" smil:targetElement="id573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74" smil:attributeName="visibility" smil:to="visible"/>
                  <anim:transitionFilter smil:dur="0.5s" smil:targetElement="id574" smil:type="barWipe" smil:subtype="topToBottom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575" smil:attributeName="visibility" smil:to="visible"/>
                  <anim:animate smil:dur="2s" smil:fill="hold" smil:targetElement="id575" smil:attributeName="x" smil:values="x;x" smil:keyTimes="0;1"/>
                  <anim:animate smil:dur="2s" smil:fill="hold" smil:targetElement="id575" smil:attributeName="y" smil:values="0-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576" smil:attributeName="visibility" smil:to="visible"/>
                  <anim:animate smil:dur="2s" smil:fill="hold" smil:targetElement="id576" smil:attributeName="x" smil:values="x;x" smil:keyTimes="0;1"/>
                  <anim:animate smil:dur="2s" smil:fill="hold" smil:targetElement="id576" smil:attributeName="y" smil:values="0-height/2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77" smil:attributeName="visibility" smil:to="visible"/>
                  <anim:animate smil:dur="1s" smil:fill="hold" smil:targetElement="id577" smil:attributeName="width" smil:values="width*0.70;width" smil:keyTimes="0;1"/>
                  <anim:animate smil:dur="1s" smil:fill="hold" smil:targetElement="id577" smil:attributeName="height" smil:values="height;height" smil:keyTimes="0;1"/>
                  <anim:transitionFilter smil:dur="1s" smil:targetElement="id577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78" smil:attributeName="visibility" smil:to="visible"/>
                  <anim:animate smil:dur="1s" smil:fill="hold" smil:targetElement="id578" smil:attributeName="width" smil:values="width*0.70;width" smil:keyTimes="0;1"/>
                  <anim:animate smil:dur="1s" smil:fill="hold" smil:targetElement="id578" smil:attributeName="height" smil:values="height;height" smil:keyTimes="0;1"/>
                  <anim:transitionFilter smil:dur="1s" smil:targetElement="id578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40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Заголовок_20_и_20_объект" presentation:presentation-page-layout-name="AL1T11">
        <draw:custom-shape draw:name="Заголовок 1" draw:style-name="gr372" draw:text-style-name="P70" xml:id="id579" draw:id="id579" draw:layer="layout" svg:width="22.859cm" svg:height="1.265cm" svg:x="1.341cm" svg:y="0.498cm">
          <text:p text:style-name="P26"><text:span text:style-name="T43">Двоичная быстрая сортиров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Таблица 5" draw:style-name="standard" xml:id="id580" draw:id="id580" draw:layer="layout" svg:width="6.489cm" svg:height="25.469cm" svg:x="0.833cm" svg:y="2.527cm">
          <table:table>
            <table:table-column table:style-name="co16"/>
            <table:table-column table:style-name="co17"/>
            <table:table-row table:style-name="ro7" table:default-cell-style-name="ce12">
              <table:table-cell>
                <text:p text:style-name="P19"><text:span text:style-name="T98">11000</text:span><text:span text:style-name="T107">0</text:span><text:span text:style-name="T98">1</text:span></text:p>
              </table:table-cell>
              <table:table-cell>
                <text:p text:style-name="P19"><text:span text:style-name="T98">a</text:span></text:p>
              </table:table-cell>
            </table:table-row>
            <table:table-row table:style-name="ro7" table:default-cell-style-name="ce13">
              <table:table-cell>
                <text:p text:style-name="P19"><text:span text:style-name="T98">11000</text:span><text:span text:style-name="T107">1</text:span><text:span text:style-name="T98">1</text:span></text:p>
              </table:table-cell>
              <table:table-cell>
                <text:p text:style-name="P19"><text:span text:style-name="T98">c</text:span></text:p>
              </table:table-cell>
            </table:table-row>
            <table:table-row table:style-name="ro7" table:default-cell-style-name="ce11">
              <table:table-cell>
                <text:p text:style-name="P19"><text:span text:style-name="T98">11001</text:span><text:span text:style-name="T107">0</text:span><text:span text:style-name="T98">0</text:span></text:p>
              </table:table-cell>
              <table:table-cell>
                <text:p text:style-name="P19"><text:span text:style-name="T98">d</text:span></text:p>
              </table:table-cell>
            </table:table-row>
            <table:table-row table:style-name="ro7" table:default-cell-style-name="ce6">
              <table:table-cell>
                <text:p text:style-name="P19"><text:span text:style-name="T98">11001</text:span><text:span text:style-name="T107">0</text:span><text:span text:style-name="T98">1</text:span></text:p>
              </table:table-cell>
              <table:table-cell>
                <text:p text:style-name="P19"><text:span text:style-name="T98">e</text:span></text:p>
              </table:table-cell>
            </table:table-row>
            <table:table-row table:style-name="ro7" table:default-cell-style-name="ce6">
              <table:table-cell>
                <text:p text:style-name="P19"><text:span text:style-name="T98">11001</text:span><text:span text:style-name="T107">1</text:span><text:span text:style-name="T98">0</text:span></text:p>
              </table:table-cell>
              <table:table-cell>
                <text:p text:style-name="P19"><text:span text:style-name="T98">f</text:span></text:p>
              </table:table-cell>
            </table:table-row>
            <table:table-row table:style-name="ro7" table:default-cell-style-name="ce6">
              <table:table-cell>
                <text:p text:style-name="P19"><text:span text:style-name="T98">11001</text:span><text:span text:style-name="T107">1</text:span><text:span text:style-name="T98">1</text:span></text:p>
              </table:table-cell>
              <table:table-cell>
                <text:p text:style-name="P19"><text:span text:style-name="T98">g</text:span></text:p>
              </table:table-cell>
            </table:table-row>
            <table:table-row table:style-name="ro7" table:default-cell-style-name="ce6">
              <table:table-cell>
                <text:p text:style-name="P19"><text:span text:style-name="T98">11001</text:span><text:span text:style-name="T107">0</text:span><text:span text:style-name="T98">1</text:span></text:p>
              </table:table-cell>
              <table:table-cell>
                <text:p text:style-name="P19"><text:span text:style-name="T98">e</text:span></text:p>
              </table:table-cell>
            </table:table-row>
            <table:table-row table:style-name="ro7" table:default-cell-style-name="ce6">
              <table:table-cell>
                <text:p text:style-name="P88"><text:span text:style-name="T98">11001</text:span><text:span text:style-name="T107">0</text:span><text:span text:style-name="T98">0</text:span></text:p>
              </table:table-cell>
              <table:table-cell>
                <text:p text:style-name="P88"><text:span text:style-name="T98">d</text:span></text:p>
              </table:table-cell>
            </table:table-row>
            <table:table-row table:style-name="ro7" table:default-cell-style-name="ce9">
              <table:table-cell>
                <text:p text:style-name="P19"><text:span text:style-name="T98">11001</text:span><text:span text:style-name="T107">0</text:span><text:span text:style-name="T98">1</text:span></text:p>
              </table:table-cell>
              <table:table-cell>
                <text:p text:style-name="P19"><text:span text:style-name="T98">e</text:span></text:p>
              </table:table-cell>
            </table:table-row>
            <table:table-row table:style-name="ro7" table:default-cell-style-name="ce10">
              <table:table-cell>
                <text:p text:style-name="P19"><text:span text:style-name="T98">1101000</text:span></text:p>
              </table:table-cell>
              <table:table-cell>
                <text:p text:style-name="P19"><text:span text:style-name="T98">h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Таблица 6" draw:style-name="standard" xml:id="id581" draw:id="id581" draw:layer="layout" svg:width="6.489cm" svg:height="25.469cm" svg:x="8.339cm" svg:y="2.527cm">
          <table:table>
            <table:table-column table:style-name="co16"/>
            <table:table-column table:style-name="co17"/>
            <table:table-row table:style-name="ro7" table:default-cell-style-name="ce12">
              <table:table-cell>
                <text:p text:style-name="P19"><text:span text:style-name="T98">1100001</text:span></text:p>
              </table:table-cell>
              <table:table-cell>
                <text:p text:style-name="P19"><text:span text:style-name="T98">a</text:span></text:p>
              </table:table-cell>
            </table:table-row>
            <table:table-row table:style-name="ro7" table:default-cell-style-name="ce13">
              <table:table-cell>
                <text:p text:style-name="P19"><text:span text:style-name="T98">1100011</text:span></text:p>
              </table:table-cell>
              <table:table-cell>
                <text:p text:style-name="P19"><text:span text:style-name="T98">c</text:span></text:p>
              </table:table-cell>
            </table:table-row>
            <table:table-row table:style-name="ro7" table:default-cell-style-name="ce14">
              <table:table-cell>
                <text:p text:style-name="P19"><text:span text:style-name="T98">110010</text:span><text:span text:style-name="T107">0</text:span></text:p>
              </table:table-cell>
              <table:table-cell>
                <text:p text:style-name="P19"><text:span text:style-name="T98">d</text:span></text:p>
              </table:table-cell>
            </table:table-row>
            <table:table-row table:style-name="ro7" table:default-cell-style-name="ce15">
              <table:table-cell>
                <text:p text:style-name="P19"><text:span text:style-name="T98">110010</text:span><text:span text:style-name="T107">1</text:span></text:p>
              </table:table-cell>
              <table:table-cell>
                <text:p text:style-name="P19"><text:span text:style-name="T98">e</text:span></text:p>
              </table:table-cell>
            </table:table-row>
            <table:table-row table:style-name="ro7" table:default-cell-style-name="ce15">
              <table:table-cell>
                <text:p text:style-name="P19"><text:span text:style-name="T98">110010</text:span><text:span text:style-name="T107">1</text:span></text:p>
              </table:table-cell>
              <table:table-cell>
                <text:p text:style-name="P19"><text:span text:style-name="T98">e</text:span></text:p>
              </table:table-cell>
            </table:table-row>
            <table:table-row table:style-name="ro7" table:default-cell-style-name="ce15">
              <table:table-cell>
                <text:p text:style-name="P88"><text:span text:style-name="T98">110010</text:span><text:span text:style-name="T107">0</text:span></text:p>
              </table:table-cell>
              <table:table-cell>
                <text:p text:style-name="P88"><text:span text:style-name="T98">d</text:span></text:p>
              </table:table-cell>
            </table:table-row>
            <table:table-row table:style-name="ro7" table:default-cell-style-name="ce16">
              <table:table-cell>
                <text:p text:style-name="P19"><text:span text:style-name="T98">110010</text:span><text:span text:style-name="T107">1</text:span></text:p>
              </table:table-cell>
              <table:table-cell>
                <text:p text:style-name="P19"><text:span text:style-name="T98">e</text:span></text:p>
              </table:table-cell>
            </table:table-row>
            <table:table-row table:style-name="ro7" table:default-cell-style-name="ce11">
              <table:table-cell>
                <text:p text:style-name="P19"><text:span text:style-name="T98">110011</text:span><text:span text:style-name="T107">1</text:span></text:p>
              </table:table-cell>
              <table:table-cell>
                <text:p text:style-name="P19"><text:span text:style-name="T98">g</text:span></text:p>
              </table:table-cell>
            </table:table-row>
            <table:table-row table:style-name="ro7" table:default-cell-style-name="ce9">
              <table:table-cell>
                <text:p text:style-name="P19"><text:span text:style-name="T98">110011</text:span><text:span text:style-name="T107">0</text:span></text:p>
              </table:table-cell>
              <table:table-cell>
                <text:p text:style-name="P19"><text:span text:style-name="T98">f</text:span></text:p>
              </table:table-cell>
            </table:table-row>
            <table:table-row table:style-name="ro7" table:default-cell-style-name="ce10">
              <table:table-cell>
                <text:p text:style-name="P19"><text:span text:style-name="T98">1101000</text:span></text:p>
              </table:table-cell>
              <table:table-cell>
                <text:p text:style-name="P19"><text:span text:style-name="T98">h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name="Таблица 7" draw:style-name="standard" xml:id="id582" draw:id="id582" draw:layer="layout" svg:width="6.489cm" svg:height="25.469cm" svg:x="16.25cm" svg:y="2.628cm">
          <table:table>
            <table:table-column table:style-name="co16"/>
            <table:table-column table:style-name="co17"/>
            <table:table-row table:style-name="ro7" table:default-cell-style-name="ce12">
              <table:table-cell>
                <text:p text:style-name="P19"><text:span text:style-name="T98">1100001</text:span></text:p>
              </table:table-cell>
              <table:table-cell>
                <text:p text:style-name="P19"><text:span text:style-name="T98">a</text:span></text:p>
              </table:table-cell>
            </table:table-row>
            <table:table-row table:style-name="ro7" table:default-cell-style-name="ce13">
              <table:table-cell>
                <text:p text:style-name="P19"><text:span text:style-name="T98">1100011</text:span></text:p>
              </table:table-cell>
              <table:table-cell>
                <text:p text:style-name="P19"><text:span text:style-name="T98">c</text:span></text:p>
              </table:table-cell>
            </table:table-row>
            <table:table-row table:style-name="ro7" table:default-cell-style-name="ce14">
              <table:table-cell>
                <text:p text:style-name="P19"><text:span text:style-name="T98">110010</text:span><text:span text:style-name="T107">0</text:span></text:p>
              </table:table-cell>
              <table:table-cell>
                <text:p text:style-name="P19"><text:span text:style-name="T98">d</text:span></text:p>
              </table:table-cell>
            </table:table-row>
            <table:table-row table:style-name="ro7" table:default-cell-style-name="ce15">
              <table:table-cell>
                <text:p text:style-name="P88"><text:span text:style-name="T98">110010</text:span><text:span text:style-name="T107">0</text:span></text:p>
              </table:table-cell>
              <table:table-cell>
                <text:p text:style-name="P88"><text:span text:style-name="T98">d</text:span></text:p>
              </table:table-cell>
            </table:table-row>
            <table:table-row table:style-name="ro7" table:default-cell-style-name="ce15">
              <table:table-cell>
                <text:p text:style-name="P19"><text:span text:style-name="T98">110010</text:span><text:span text:style-name="T107">1</text:span></text:p>
              </table:table-cell>
              <table:table-cell>
                <text:p text:style-name="P19"><text:span text:style-name="T98">e</text:span></text:p>
              </table:table-cell>
            </table:table-row>
            <table:table-row table:style-name="ro7" table:default-cell-style-name="ce15">
              <table:table-cell>
                <text:p text:style-name="P19"><text:span text:style-name="T98">110010</text:span><text:span text:style-name="T107">1</text:span></text:p>
              </table:table-cell>
              <table:table-cell>
                <text:p text:style-name="P19"><text:span text:style-name="T98">e</text:span></text:p>
              </table:table-cell>
            </table:table-row>
            <table:table-row table:style-name="ro7" table:default-cell-style-name="ce16">
              <table:table-cell>
                <text:p text:style-name="P19"><text:span text:style-name="T98">110010</text:span><text:span text:style-name="T107">1</text:span></text:p>
              </table:table-cell>
              <table:table-cell>
                <text:p text:style-name="P19"><text:span text:style-name="T98">e</text:span></text:p>
              </table:table-cell>
            </table:table-row>
            <table:table-row table:style-name="ro7" table:default-cell-style-name="ce17">
              <table:table-cell>
                <text:p text:style-name="P19"><text:span text:style-name="T98">110011</text:span><text:span text:style-name="T107">0</text:span></text:p>
              </table:table-cell>
              <table:table-cell>
                <text:p text:style-name="P19"><text:span text:style-name="T98">f</text:span></text:p>
              </table:table-cell>
            </table:table-row>
            <table:table-row table:style-name="ro7" table:default-cell-style-name="ce18">
              <table:table-cell>
                <text:p text:style-name="P19"><text:span text:style-name="T98">110011</text:span><text:span text:style-name="T107">1</text:span></text:p>
              </table:table-cell>
              <table:table-cell>
                <text:p text:style-name="P19"><text:span text:style-name="T98">g</text:span></text:p>
              </table:table-cell>
            </table:table-row>
            <table:table-row table:style-name="ro7" table:default-cell-style-name="ce10">
              <table:table-cell>
                <text:p text:style-name="P19"><text:span text:style-name="T98">1101000</text:span></text:p>
              </table:table-cell>
              <table:table-cell>
                <text:p text:style-name="P19"><text:span text:style-name="T98">h</text:span></text:p>
              </table:table-cell>
            </table:table-row>
          </table:table>
          <draw:image xlink:href="Pictures/TablePreview10.svm" xlink:type="simple" xlink:show="embed" xlink:actuate="onLoad"/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579" smil:attributeName="visibility" smil:to="visible"/>
                  <anim:animate smil:dur="1s" smil:fill="hold" smil:targetElement="id579" smil:attributeName="width" smil:values="width*0.70;width" smil:keyTimes="0;1"/>
                  <anim:animate smil:dur="1s" smil:fill="hold" smil:targetElement="id579" smil:attributeName="height" smil:values="height;height" smil:keyTimes="0;1"/>
                  <anim:transitionFilter smil:dur="1s" smil:targetElement="id579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80" smil:attributeName="visibility" smil:to="visible"/>
                  <anim:animate smil:dur="1s" smil:fill="hold" smil:targetElement="id580" smil:attributeName="width" smil:values="width*0.70;width" smil:keyTimes="0;1"/>
                  <anim:animate smil:dur="1s" smil:fill="hold" smil:targetElement="id580" smil:attributeName="height" smil:values="height;height" smil:keyTimes="0;1"/>
                  <anim:transitionFilter smil:dur="1s" smil:targetElement="id580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81" smil:attributeName="visibility" smil:to="visible"/>
                  <anim:animate smil:dur="1s" smil:fill="hold" smil:targetElement="id581" smil:attributeName="width" smil:values="width*0.70;width" smil:keyTimes="0;1"/>
                  <anim:animate smil:dur="1s" smil:fill="hold" smil:targetElement="id581" smil:attributeName="height" smil:values="height;height" smil:keyTimes="0;1"/>
                  <anim:transitionFilter smil:dur="1s" smil:targetElement="id581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82" smil:attributeName="visibility" smil:to="visible"/>
                  <anim:animate smil:dur="1s" smil:fill="hold" smil:targetElement="id582" smil:attributeName="width" smil:values="width*0.70;width" smil:keyTimes="0;1"/>
                  <anim:animate smil:dur="1s" smil:fill="hold" smil:targetElement="id582" smil:attributeName="height" smil:values="height;height" smil:keyTimes="0;1"/>
                  <anim:transitionFilter smil:dur="1s" smil:targetElement="id582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41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Заголовок_20_и_20_объект" presentation:presentation-page-layout-name="AL1T11">
        <draw:frame draw:name="Содержимое 2" presentation:style-name="pr8" draw:text-style-name="P54" draw:layer="layout" svg:width="22.859cm" svg:height="14cm" svg:x="1.27cm" svg:y="2.932cm" presentation:class="outline" presentation:user-transformed="true">
          <draw:text-box>
            <text:p xml:id="id584" text:id="id584" text:style-name="P90"><text:span text:style-name="T108">e f d e c g h d a e</text:span></text:p>
            <text:p text:style-name="P91"><text:span text:style-name="T108"/></text:p>
            <text:p xml:id="id585" text:id="id585" text:style-name="P91"><text:span text:style-name="T108"><text:s text:c="6"/></text:span><text:span text:style-name="T108">e f d e c g e d a</text:span></text:p>
            <text:p text:style-name="P91"><text:span text:style-name="T108"/></text:p>
            <text:p xml:id="id586" text:id="id586" text:style-name="P91"><text:span text:style-name="T108"><text:s text:c="19"/></text:span><text:span text:style-name="T108">d e f g e d e</text:span></text:p>
            <text:p xml:id="id587" text:id="id587" text:style-name="P41"><text:span text:style-name="T108"><text:s text:c="8"/></text:span></text:p>
            <text:p xml:id="id588" text:id="id588" text:style-name="P41"><text:span text:style-name="T108"><text:s text:c="12"/></text:span><text:span text:style-name="T108">d e e d e <text:s text:c="14"/>g f</text:span></text:p>
            <text:p text:style-name="P41"><text:span text:style-name="T108"/></text:p>
            <text:p xml:id="id589" text:id="id589" text:style-name="P41"><text:span text:style-name="T108">a c <text:s text:c="5"/>d d <text:s text:c="5"/>e e e <text:s text:c="10"/>f <text:s text:c="7"/>g <text:s text:c="11"/>h</text:span></text:p>
            <text:p text:style-name="P41"><text:span text:style-name="T109"/></text:p>
            <text:p text:style-name="P91"><text:span text:style-name="T109"/></text:p>
            <text:p text:style-name="P91"><text:span text:style-name="T109"/></text:p>
            <text:p text:style-name="P90"><text:span text:style-name="T108"><text:s/></text:span></text:p>
          </draw:text-box>
        </draw:frame>
        <draw:custom-shape draw:name="Заголовок 1" draw:style-name="gr373" draw:text-style-name="P70" xml:id="id583" draw:id="id583" draw:layer="layout" svg:width="22.859cm" svg:height="1.265cm" svg:x="1.442cm" svg:y="0.803cm">
          <text:p text:style-name="P26"><text:span text:style-name="T43">Двоичная быстрая сортиров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ая со стрелкой 6" draw:style-name="gr304" draw:text-style-name="P50" xml:id="id590" draw:id="id590" draw:layer="layout" svg:width="4.563cm" svg:height="1.419cm" draw:transform="rotate (-3.14159265358979) translate (10.672cm 5.97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Прямая со стрелкой 8" draw:style-name="gr304" draw:text-style-name="P50" xml:id="id591" draw:id="id591" draw:layer="layout" svg:width="10.446cm" svg:height="7.606cm" draw:transform="rotate (-1.5707963267949) translate (23.248cm 4.45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2" draw:style-name="gr304" draw:text-style-name="P50" xml:id="id592" draw:id="id592" draw:layer="layout" svg:width="8.113cm" svg:height="3.853cm" draw:transform="rotate (-1.5707963267949) translate (6.006cm 7.09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4" draw:style-name="gr304" draw:text-style-name="P50" xml:id="id593" draw:id="id593" draw:layer="layout" svg:width="1.723cm" svg:height="1.52cm" svg:x="9.252cm" svg:y="7.1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8" draw:style-name="gr304" draw:text-style-name="P50" xml:id="id594" draw:id="id594" draw:layer="layout" svg:width="2.839cm" svg:height="1.926cm" draw:transform="rotate (-3.14159265358979) translate (9.962cm 11.85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Прямая со стрелкой 20" draw:style-name="gr304" draw:text-style-name="P50" xml:id="id595" draw:id="id595" draw:layer="layout" svg:width="2.737cm" svg:height="1.723cm" svg:x="12.7cm" svg:y="9.9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26" draw:style-name="gr304" draw:text-style-name="P50" xml:id="id596" draw:id="id596" draw:layer="layout" svg:width="2.027cm" svg:height="0.81cm" draw:transform="rotate (-1.5707963267949) translate (6.919cm 13.07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28" draw:style-name="gr304" draw:text-style-name="P50" xml:id="id597" draw:id="id597" draw:layer="layout" svg:width="2.027cm" svg:height="1.216cm" draw:transform="rotate (-1.5707963267949) translate (10.367cm 13.07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30" draw:style-name="gr304" draw:text-style-name="P50" xml:id="id598" draw:id="id598" draw:layer="layout" svg:width="1.723cm" svg:height="0.709cm" draw:transform="rotate (-1.5707963267949) translate (15.946cm 13.17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32" draw:style-name="gr304" draw:text-style-name="P50" xml:id="id599" draw:id="id599" draw:layer="layout" svg:width="1.825cm" svg:height="1.723cm" draw:transform="rotate (-1.5707963267949) translate (18.376cm 13.176cm)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583" smil:attributeName="visibility" smil:to="visible"/>
                  <anim:animate smil:dur="1s" smil:fill="hold" smil:targetElement="id583" smil:attributeName="width" smil:values="width*0.70;width" smil:keyTimes="0;1"/>
                  <anim:animate smil:dur="1s" smil:fill="hold" smil:targetElement="id583" smil:attributeName="height" smil:values="height;height" smil:keyTimes="0;1"/>
                  <anim:transitionFilter smil:dur="1s" smil:targetElement="id583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584" smil:attributeName="visibility" smil:to="visible"/>
                  <anim:transitionFilter smil:dur="0.5s" smil:targetElement="id584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585" smil:attributeName="visibility" smil:to="visible"/>
                  <anim:transitionFilter smil:dur="0.5s" smil:targetElement="id585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586" smil:attributeName="visibility" smil:to="visible"/>
                  <anim:transitionFilter smil:dur="0.5s" smil:targetElement="id586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587" smil:attributeName="visibility" smil:to="visible"/>
                  <anim:transitionFilter smil:dur="0.5s" smil:targetElement="id587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588" smil:attributeName="visibility" smil:to="visible"/>
                  <anim:transitionFilter smil:dur="0.5s" smil:targetElement="id588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589" smil:attributeName="visibility" smil:to="visible"/>
                  <anim:transitionFilter smil:dur="0.5s" smil:targetElement="id589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590" smil:attributeName="visibility" smil:to="visible"/>
                  <anim:transitionFilter smil:dur="0.5s" smil:targetElement="id590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591" smil:attributeName="visibility" smil:to="visible"/>
                  <anim:transitionFilter smil:dur="0.5s" smil:targetElement="id591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592" smil:attributeName="visibility" smil:to="visible"/>
                  <anim:transitionFilter smil:dur="0.5s" smil:targetElement="id592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593" smil:attributeName="visibility" smil:to="visible"/>
                  <anim:transitionFilter smil:dur="0.5s" smil:targetElement="id593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594" smil:attributeName="visibility" smil:to="visible"/>
                  <anim:transitionFilter smil:dur="0.5s" smil:targetElement="id594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595" smil:attributeName="visibility" smil:to="visible"/>
                  <anim:transitionFilter smil:dur="0.5s" smil:targetElement="id595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596" smil:attributeName="visibility" smil:to="visible"/>
                  <anim:transitionFilter smil:dur="0.5s" smil:targetElement="id596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597" smil:attributeName="visibility" smil:to="visible"/>
                  <anim:transitionFilter smil:dur="0.5s" smil:targetElement="id597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598" smil:attributeName="visibility" smil:to="visible"/>
                  <anim:transitionFilter smil:dur="0.5s" smil:targetElement="id598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599" smil:attributeName="visibility" smil:to="visible"/>
                  <anim:transitionFilter smil:dur="0.5s" smil:targetElement="id599" smil:type="barWipe" smil:subtype="topToBottom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42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Заголовок_20_и_20_объект" presentation:presentation-page-layout-name="AL1T11">
        <draw:frame draw:name="Содержимое 2" presentation:style-name="pr7" draw:text-style-name="P5" xml:id="id601" draw:id="id601" draw:layer="layout" svg:width="22.859cm" svg:height="14.101cm" svg:x="1.27cm" svg:y="2.831cm" presentation:class="outline" presentation:user-transformed="true">
          <draw:text-box>
            <text:p xml:id="id602" text:id="id602" text:style-name="P71"><text:span text:style-name="T102">Radix_bin(X,F,L,d)</text:span><text:span text:style-name="T99"> // </text:span><text:span text:style-name="T101">X – </text:span><text:span text:style-name="T100">массив, </text:span><text:span text:style-name="T101">F</text:span><text:span text:style-name="T100">, </text:span><text:span text:style-name="T101">L – </text:span><text:span text:style-name="T100">начало и конец подмассива, </text:span><text:span text:style-name="T101">d – </text:span><text:span text:style-name="T100">номер рассматриваемого разряда</text:span></text:p>
            <text:p xml:id="id603" text:id="id603" text:style-name="P71"><text:span text:style-name="T110">Если</text:span><text:span text:style-name="T90"> d&lt;0 </text:span><text:span text:style-name="T110">или</text:span><text:span text:style-name="T90"> F==L </text:span><text:span text:style-name="T110">то</text:span><text:span text:style-name="T90"> выход</text:span></text:p>
            <text:p xml:id="id604" text:id="id604" text:style-name="P71"><text:span text:style-name="T90">I=F, J = L</text:span></text:p>
            <text:p xml:id="id605" text:id="id605" text:style-name="P71"><text:span text:style-name="T110">пока</text:span><text:span text:style-name="T90"> </text:span><text:span text:style-name="T111">I&lt; J </text:span><text:span text:style-name="T110">нц</text:span></text:p>
            <text:p xml:id="id606" text:id="id606" text:style-name="P71"><text:span text:style-name="T110">пока</text:span><text:span text:style-name="T90"> бит </text:span><text:span text:style-name="T111">d </text:span><text:span text:style-name="T90">в </text:span><text:span text:style-name="T111">X[I]</text:span><text:span text:style-name="T90"> </text:span><text:span text:style-name="T111">== 0 </text:span></text:p>
            <text:p xml:id="id607" text:id="id607" text:style-name="P71"><text:span text:style-name="T110">нц </text:span><text:span text:style-name="T90">I++ </text:span><text:span text:style-name="T110">кц</text:span></text:p>
            <text:p xml:id="id608" text:id="id608" text:style-name="P71"><text:span text:style-name="T110">пока</text:span><text:span text:style-name="T90"> бит </text:span><text:span text:style-name="T111">d </text:span><text:span text:style-name="T90">в Х[</text:span><text:span text:style-name="T111">J</text:span><text:span text:style-name="T90">] </text:span><text:span text:style-name="T111">== </text:span><text:span text:style-name="T90">1</text:span><text:span text:style-name="T111"> </text:span></text:p>
            <text:p xml:id="id609" text:id="id609" text:style-name="P71"><text:span text:style-name="T110">нц</text:span><text:span text:style-name="T90"> J-- </text:span><text:span text:style-name="T110">кц</text:span></text:p>
          </draw:text-box>
        </draw:frame>
        <draw:custom-shape draw:name="Заголовок 1" draw:style-name="gr374" draw:text-style-name="P70" xml:id="id600" draw:id="id600" draw:layer="layout" svg:width="22.859cm" svg:height="1.265cm" svg:x="1.442cm" svg:y="0.803cm">
          <text:p text:style-name="P26"><text:span text:style-name="T43">Двоичная быстрая сортиров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600" smil:attributeName="visibility" smil:to="visible"/>
                  <anim:animate smil:dur="1s" smil:fill="hold" smil:targetElement="id600" smil:attributeName="width" smil:values="width*0.70;width" smil:keyTimes="0;1"/>
                  <anim:animate smil:dur="1s" smil:fill="hold" smil:targetElement="id600" smil:attributeName="height" smil:values="height;height" smil:keyTimes="0;1"/>
                  <anim:transitionFilter smil:dur="1s" smil:targetElement="id600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01" smil:attributeName="visibility" smil:to="visible"/>
                  <anim:animate smil:dur="1s" smil:fill="hold" smil:targetElement="id601" anim:sub-item="background" smil:attributeName="width" smil:values="width*0.70;width" smil:keyTimes="0;1"/>
                  <anim:animate smil:dur="1s" smil:fill="hold" smil:targetElement="id601" anim:sub-item="background" smil:attributeName="height" smil:values="height;height" smil:keyTimes="0;1"/>
                  <anim:transitionFilter smil:dur="1s" smil:targetElement="id601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02" smil:attributeName="visibility" smil:to="visible"/>
                  <anim:animate smil:dur="1s" smil:fill="hold" smil:targetElement="id602" anim:sub-item="text" smil:attributeName="width" smil:values="width*0.70;width" smil:keyTimes="0;1"/>
                  <anim:animate smil:dur="1s" smil:fill="hold" smil:targetElement="id602" anim:sub-item="text" smil:attributeName="height" smil:values="height;height" smil:keyTimes="0;1"/>
                  <anim:transitionFilter smil:dur="1s" smil:targetElement="id602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03" smil:attributeName="visibility" smil:to="visible"/>
                  <anim:animate smil:dur="1s" smil:fill="hold" smil:targetElement="id603" anim:sub-item="text" smil:attributeName="width" smil:values="width*0.70;width" smil:keyTimes="0;1"/>
                  <anim:animate smil:dur="1s" smil:fill="hold" smil:targetElement="id603" anim:sub-item="text" smil:attributeName="height" smil:values="height;height" smil:keyTimes="0;1"/>
                  <anim:transitionFilter smil:dur="1s" smil:targetElement="id603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04" smil:attributeName="visibility" smil:to="visible"/>
                  <anim:animate smil:dur="1s" smil:fill="hold" smil:targetElement="id604" anim:sub-item="text" smil:attributeName="width" smil:values="width*0.70;width" smil:keyTimes="0;1"/>
                  <anim:animate smil:dur="1s" smil:fill="hold" smil:targetElement="id604" anim:sub-item="text" smil:attributeName="height" smil:values="height;height" smil:keyTimes="0;1"/>
                  <anim:transitionFilter smil:dur="1s" smil:targetElement="id604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05" smil:attributeName="visibility" smil:to="visible"/>
                  <anim:animate smil:dur="1s" smil:fill="hold" smil:targetElement="id605" anim:sub-item="text" smil:attributeName="width" smil:values="width*0.70;width" smil:keyTimes="0;1"/>
                  <anim:animate smil:dur="1s" smil:fill="hold" smil:targetElement="id605" anim:sub-item="text" smil:attributeName="height" smil:values="height;height" smil:keyTimes="0;1"/>
                  <anim:transitionFilter smil:dur="1s" smil:targetElement="id605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06" smil:attributeName="visibility" smil:to="visible"/>
                  <anim:animate smil:dur="1s" smil:fill="hold" smil:targetElement="id606" anim:sub-item="text" smil:attributeName="width" smil:values="width*0.70;width" smil:keyTimes="0;1"/>
                  <anim:animate smil:dur="1s" smil:fill="hold" smil:targetElement="id606" anim:sub-item="text" smil:attributeName="height" smil:values="height;height" smil:keyTimes="0;1"/>
                  <anim:transitionFilter smil:dur="1s" smil:targetElement="id606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07" smil:attributeName="visibility" smil:to="visible"/>
                  <anim:animate smil:dur="1s" smil:fill="hold" smil:targetElement="id607" anim:sub-item="text" smil:attributeName="width" smil:values="width*0.70;width" smil:keyTimes="0;1"/>
                  <anim:animate smil:dur="1s" smil:fill="hold" smil:targetElement="id607" anim:sub-item="text" smil:attributeName="height" smil:values="height;height" smil:keyTimes="0;1"/>
                  <anim:transitionFilter smil:dur="1s" smil:targetElement="id607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08" smil:attributeName="visibility" smil:to="visible"/>
                  <anim:animate smil:dur="1s" smil:fill="hold" smil:targetElement="id608" anim:sub-item="text" smil:attributeName="width" smil:values="width*0.70;width" smil:keyTimes="0;1"/>
                  <anim:animate smil:dur="1s" smil:fill="hold" smil:targetElement="id608" anim:sub-item="text" smil:attributeName="height" smil:values="height;height" smil:keyTimes="0;1"/>
                  <anim:transitionFilter smil:dur="1s" smil:targetElement="id608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09" smil:attributeName="visibility" smil:to="visible"/>
                  <anim:animate smil:dur="1s" smil:fill="hold" smil:targetElement="id609" anim:sub-item="text" smil:attributeName="width" smil:values="width*0.70;width" smil:keyTimes="0;1"/>
                  <anim:animate smil:dur="1s" smil:fill="hold" smil:targetElement="id609" anim:sub-item="text" smil:attributeName="height" smil:values="height;height" smil:keyTimes="0;1"/>
                  <anim:transitionFilter smil:dur="1s" smil:targetElement="id609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4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Заголовок_20_и_20_объект" presentation:presentation-page-layout-name="AL1T11">
        <draw:frame draw:name="Содержимое 2" presentation:style-name="pr7" draw:text-style-name="P5" xml:id="id611" draw:id="id611" draw:layer="layout" svg:width="22.859cm" svg:height="14.203cm" svg:x="1.27cm" svg:y="2.73cm" presentation:class="outline" presentation:user-transformed="true">
          <draw:text-box>
            <text:p xml:id="id612" text:id="id612" text:style-name="P53"><text:span text:style-name="T112">Если I&lt;=J то поменять местами x[I] и x[J]</text:span></text:p>
            <text:p xml:id="id613" text:id="id613" text:style-name="P53"><text:span text:style-name="T113">кц</text:span></text:p>
            <text:p xml:id="id614" text:id="id614" text:style-name="P53"><text:span text:style-name="T114">R</text:span><text:span text:style-name="T112">adix_bin(X,F,J,d-1)</text:span></text:p>
            <text:p xml:id="id615" text:id="id615" text:style-name="P53"><text:span text:style-name="T114">R</text:span><text:span text:style-name="T112">adix_bin(X,I,L,d-1)</text:span></text:p>
            <text:p xml:id="id616" text:id="id616" text:style-name="P53"><text:span text:style-name="T113">конец</text:span></text:p>
          </draw:text-box>
        </draw:frame>
        <draw:custom-shape draw:name="Заголовок 1" draw:style-name="gr375" draw:text-style-name="P70" xml:id="id610" draw:id="id610" draw:layer="layout" svg:width="22.859cm" svg:height="1.265cm" svg:x="1.442cm" svg:y="0.803cm">
          <text:p text:style-name="P26"><text:span text:style-name="T43">Двоичная быстрая сортиров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610" smil:attributeName="visibility" smil:to="visible"/>
                  <anim:animate smil:dur="1s" smil:fill="hold" smil:targetElement="id610" smil:attributeName="width" smil:values="width*0.70;width" smil:keyTimes="0;1"/>
                  <anim:animate smil:dur="1s" smil:fill="hold" smil:targetElement="id610" smil:attributeName="height" smil:values="height;height" smil:keyTimes="0;1"/>
                  <anim:transitionFilter smil:dur="1s" smil:targetElement="id610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11" smil:attributeName="visibility" smil:to="visible"/>
                  <anim:animate smil:dur="1s" smil:fill="hold" smil:targetElement="id611" anim:sub-item="background" smil:attributeName="width" smil:values="width*0.70;width" smil:keyTimes="0;1"/>
                  <anim:animate smil:dur="1s" smil:fill="hold" smil:targetElement="id611" anim:sub-item="background" smil:attributeName="height" smil:values="height;height" smil:keyTimes="0;1"/>
                  <anim:transitionFilter smil:dur="1s" smil:targetElement="id611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12" smil:attributeName="visibility" smil:to="visible"/>
                  <anim:animate smil:dur="1s" smil:fill="hold" smil:targetElement="id612" anim:sub-item="text" smil:attributeName="width" smil:values="width*0.70;width" smil:keyTimes="0;1"/>
                  <anim:animate smil:dur="1s" smil:fill="hold" smil:targetElement="id612" anim:sub-item="text" smil:attributeName="height" smil:values="height;height" smil:keyTimes="0;1"/>
                  <anim:transitionFilter smil:dur="1s" smil:targetElement="id612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13" smil:attributeName="visibility" smil:to="visible"/>
                  <anim:animate smil:dur="1s" smil:fill="hold" smil:targetElement="id613" anim:sub-item="text" smil:attributeName="width" smil:values="width*0.70;width" smil:keyTimes="0;1"/>
                  <anim:animate smil:dur="1s" smil:fill="hold" smil:targetElement="id613" anim:sub-item="text" smil:attributeName="height" smil:values="height;height" smil:keyTimes="0;1"/>
                  <anim:transitionFilter smil:dur="1s" smil:targetElement="id613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14" smil:attributeName="visibility" smil:to="visible"/>
                  <anim:animate smil:dur="1s" smil:fill="hold" smil:targetElement="id614" anim:sub-item="text" smil:attributeName="width" smil:values="width*0.70;width" smil:keyTimes="0;1"/>
                  <anim:animate smil:dur="1s" smil:fill="hold" smil:targetElement="id614" anim:sub-item="text" smil:attributeName="height" smil:values="height;height" smil:keyTimes="0;1"/>
                  <anim:transitionFilter smil:dur="1s" smil:targetElement="id614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15" smil:attributeName="visibility" smil:to="visible"/>
                  <anim:animate smil:dur="1s" smil:fill="hold" smil:targetElement="id615" anim:sub-item="text" smil:attributeName="width" smil:values="width*0.70;width" smil:keyTimes="0;1"/>
                  <anim:animate smil:dur="1s" smil:fill="hold" smil:targetElement="id615" anim:sub-item="text" smil:attributeName="height" smil:values="height;height" smil:keyTimes="0;1"/>
                  <anim:transitionFilter smil:dur="1s" smil:targetElement="id615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16" smil:attributeName="visibility" smil:to="visible"/>
                  <anim:animate smil:dur="1s" smil:fill="hold" smil:targetElement="id616" anim:sub-item="text" smil:attributeName="width" smil:values="width*0.70;width" smil:keyTimes="0;1"/>
                  <anim:animate smil:dur="1s" smil:fill="hold" smil:targetElement="id616" anim:sub-item="text" smil:attributeName="height" smil:values="height;height" smil:keyTimes="0;1"/>
                  <anim:transitionFilter smil:dur="1s" smil:targetElement="id616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4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Заголовок_20_и_20_объект" presentation:presentation-page-layout-name="AL1T11">
        <draw:frame draw:name="Содержимое 2" presentation:style-name="pr7" draw:text-style-name="P5" xml:id="id618" draw:id="id618" draw:layer="layout" svg:width="22.859cm" svg:height="4.664cm" svg:x="1.27cm" svg:y="2.831cm" presentation:class="outline" presentation:user-transformed="true">
          <draw:text-box>
            <text:p xml:id="id619" text:id="id619" text:style-name="P59"><text:span text:style-name="T115">M</text:span><text:span text:style-name="T108">ost </text:span><text:span text:style-name="T115">S</text:span><text:span text:style-name="T108">ignificant </text:span><text:span text:style-name="T115">D</text:span><text:span text:style-name="T108">igit radix sort</text:span><text:span text:style-name="T109"> – поразрядная сортировка </text:span><text:span text:style-name="T74">сначала по старшей цифре</text:span><text:span text:style-name="T115">.</text:span></text:p>
          </draw:text-box>
        </draw:frame>
        <draw:custom-shape draw:name="Заголовок 1" draw:style-name="gr376" draw:text-style-name="P70" xml:id="id617" draw:id="id617" draw:layer="layout" svg:width="22.859cm" svg:height="1.265cm" svg:x="1.442cm" svg:y="0.803cm">
          <text:p text:style-name="P26"><text:span text:style-name="T116">Поразрядная </text:span><text:span text:style-name="T117">MSD - </text:span><text:span text:style-name="T116">сортиров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Содержимое 2" draw:style-name="gr377" draw:text-style-name="P93" xml:id="id620" draw:id="id620" draw:layer="layout" svg:width="22.859cm" svg:height="9.026cm" svg:x="1.138cm" svg:y="8.206cm">
          <text:list text:style-name="L11">
            <text:list-item>
              <text:p text:style-name="P92"><text:span text:style-name="T108"><text:s/></text:span><text:span text:style-name="T109">обобщает понятие поразрядной сортировки по произвольному основанию <text:s/></text:span><text:span text:style-name="T118">R;</text:span></text:p>
            </text:list-item>
            <text:list-item>
              <text:p text:style-name="P92"><text:span text:style-name="T108"><text:s/></text:span><text:span text:style-name="T109">производит разделение всего массива на </text:span><text:span text:style-name="T118">R</text:span><text:span text:style-name="T109"> подмассивов;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617" smil:attributeName="visibility" smil:to="visible"/>
                  <anim:animate smil:dur="1s" smil:fill="hold" smil:targetElement="id617" smil:attributeName="width" smil:values="width*0.70;width" smil:keyTimes="0;1"/>
                  <anim:animate smil:dur="1s" smil:fill="hold" smil:targetElement="id617" smil:attributeName="height" smil:values="height;height" smil:keyTimes="0;1"/>
                  <anim:transitionFilter smil:dur="1s" smil:targetElement="id617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618" smil:attributeName="visibility" smil:to="visible"/>
                  <anim:animate smil:dur="1s" smil:fill="hold" smil:targetElement="id618" anim:sub-item="background" smil:attributeName="width" smil:values="width*0.70;width" smil:keyTimes="0;1"/>
                  <anim:animate smil:dur="1s" smil:fill="hold" smil:targetElement="id618" anim:sub-item="background" smil:attributeName="height" smil:values="height;height" smil:keyTimes="0;1"/>
                  <anim:transitionFilter smil:dur="1s" smil:targetElement="id618" smil:type="fade" smil:subtype="crossfade"/>
                </anim:par>
              </anim:par>
              <anim:par smil:begin="2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619" smil:attributeName="visibility" smil:to="visible"/>
                  <anim:animate smil:dur="1s" smil:fill="hold" smil:targetElement="id619" anim:sub-item="text" smil:attributeName="width" smil:values="width*0.70;width" smil:keyTimes="0;1"/>
                  <anim:animate smil:dur="1s" smil:fill="hold" smil:targetElement="id619" anim:sub-item="text" smil:attributeName="height" smil:values="height;height" smil:keyTimes="0;1"/>
                  <anim:transitionFilter smil:dur="1s" smil:targetElement="id619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20" smil:attributeName="visibility" smil:to="visible"/>
                  <anim:animate smil:dur="1s" smil:fill="hold" smil:targetElement="id620" smil:attributeName="width" smil:values="width*0.70;width" smil:keyTimes="0;1"/>
                  <anim:animate smil:dur="1s" smil:fill="hold" smil:targetElement="id620" smil:attributeName="height" smil:values="height;height" smil:keyTimes="0;1"/>
                  <anim:transitionFilter smil:dur="1s" smil:targetElement="id620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4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Заголовок_20_и_20_объект" presentation:presentation-page-layout-name="AL1T11">
        <draw:frame draw:name="Содержимое 4" draw:style-name="standard" xml:id="id622" draw:id="id622" draw:layer="layout" svg:width="5.039cm" svg:height="13.285cm" svg:x="0.935cm" svg:y="2.831cm">
          <table:table>
            <table:table-column table:style-name="co18"/>
            <table:table-row table:style-name="ro8">
              <table:table-cell table:style-name="ce19">
                <text:p text:style-name="P88"><text:span text:style-name="T119">.</text:span><text:span text:style-name="T120">3</text:span><text:span text:style-name="T119">452876</text:span></text:p>
              </table:table-cell>
            </table:table-row>
            <table:table-row table:style-name="ro8">
              <table:table-cell table:style-name="ce20">
                <text:p text:style-name="P88"><text:span text:style-name="T119">.</text:span><text:span text:style-name="T120">5</text:span><text:span text:style-name="T119">428764</text:span></text:p>
              </table:table-cell>
            </table:table-row>
            <table:table-row table:style-name="ro8">
              <table:table-cell table:style-name="ce21">
                <text:p text:style-name="P88"><text:span text:style-name="T119">.</text:span><text:span text:style-name="T120">0</text:span><text:span text:style-name="T119">234567</text:span></text:p>
              </table:table-cell>
            </table:table-row>
            <table:table-row table:style-name="ro8">
              <table:table-cell table:style-name="ce20">
                <text:p text:style-name="P88"><text:span text:style-name="T119">.</text:span><text:span text:style-name="T120">1</text:span><text:span text:style-name="T119">098754</text:span></text:p>
              </table:table-cell>
            </table:table-row>
            <table:table-row table:style-name="ro8">
              <table:table-cell table:style-name="ce21">
                <text:p text:style-name="P19"><text:span text:style-name="T119">.</text:span><text:span text:style-name="T120">0</text:span><text:span text:style-name="T119">278564</text:span></text:p>
              </table:table-cell>
            </table:table-row>
            <table:table-row table:style-name="ro8">
              <table:table-cell table:style-name="ce20">
                <text:p text:style-name="P88"><text:span text:style-name="T119">.</text:span><text:span text:style-name="T120">5</text:span><text:span text:style-name="T119">462376</text:span></text:p>
              </table:table-cell>
            </table:table-row>
            <table:table-row table:style-name="ro8">
              <table:table-cell table:style-name="ce21">
                <text:p text:style-name="P88"><text:span text:style-name="T119">.</text:span><text:span text:style-name="T120">2</text:span><text:span text:style-name="T119">894561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name="Заголовок 1" draw:style-name="gr378" draw:text-style-name="P70" xml:id="id621" draw:id="id621" draw:layer="layout" svg:width="22.859cm" svg:height="1.265cm" svg:x="1.442cm" svg:y="0.803cm">
          <text:p text:style-name="P26"><text:span text:style-name="T116">Поразрядная </text:span><text:span text:style-name="T117">MSD - </text:span><text:span text:style-name="T116">сортиров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Содержимое 4" draw:style-name="standard" xml:id="id624" draw:id="id624" draw:layer="layout" svg:width="5.039cm" svg:height="13.285cm" svg:x="7.426cm" svg:y="2.831cm">
          <table:table>
            <table:table-column table:style-name="co18"/>
            <table:table-row table:style-name="ro8">
              <table:table-cell table:style-name="ce22">
                <text:p text:style-name="P88"><text:span text:style-name="T119">.0</text:span><text:span text:style-name="T120">2</text:span><text:span text:style-name="T119">34567</text:span></text:p>
              </table:table-cell>
            </table:table-row>
            <table:table-row table:style-name="ro8">
              <table:table-cell table:style-name="ce22">
                <text:p text:style-name="P88"><text:span text:style-name="T119">.0</text:span><text:span text:style-name="T120">2</text:span><text:span text:style-name="T119">78564</text:span></text:p>
              </table:table-cell>
            </table:table-row>
            <table:table-row table:style-name="ro8">
              <table:table-cell table:style-name="ce21">
                <text:p text:style-name="P88"><text:span text:style-name="T119">.1098754</text:span></text:p>
              </table:table-cell>
            </table:table-row>
            <table:table-row table:style-name="ro8">
              <table:table-cell table:style-name="ce20">
                <text:p text:style-name="P88"><text:span text:style-name="T119">.2894561</text:span></text:p>
              </table:table-cell>
            </table:table-row>
            <table:table-row table:style-name="ro8">
              <table:table-cell table:style-name="ce21">
                <text:p text:style-name="P88"><text:span text:style-name="T119">.3452876</text:span></text:p>
              </table:table-cell>
            </table:table-row>
            <table:table-row table:style-name="ro8">
              <table:table-cell table:style-name="ce23">
                <text:p text:style-name="P88"><text:span text:style-name="T119">.5</text:span><text:span text:style-name="T120">4</text:span><text:span text:style-name="T119">28764</text:span></text:p>
              </table:table-cell>
            </table:table-row>
            <table:table-row table:style-name="ro8">
              <table:table-cell table:style-name="ce23">
                <text:p text:style-name="P88"><text:span text:style-name="T119">.5</text:span><text:span text:style-name="T120">4</text:span><text:span text:style-name="T119">62376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name="Прямоугольник 7" draw:style-name="gr379" draw:text-style-name="P94" xml:id="id623" draw:id="id623" draw:layer="layout" svg:width="2.433cm" svg:height="1.52cm" svg:x="1.949cm" svg:y="16.929cm">
          <text:p text:style-name="P36"><text:span text:style-name="T18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" draw:style-name="gr380" draw:text-style-name="P94" xml:id="id625" draw:id="id625" draw:layer="layout" svg:width="2.433cm" svg:height="1.52cm" svg:x="8.44cm" svg:y="16.828cm">
          <text:p text:style-name="P36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Содержимое 4" draw:style-name="standard" xml:id="id626" draw:id="id626" draw:layer="layout" svg:width="5.039cm" svg:height="13.285cm" svg:x="14.728cm" svg:y="2.831cm">
          <table:table>
            <table:table-column table:style-name="co18"/>
            <table:table-row table:style-name="ro8">
              <table:table-cell table:style-name="ce24">
                <text:p text:style-name="P88"><text:span text:style-name="T119">.02</text:span><text:span text:style-name="T120">3</text:span><text:span text:style-name="T119">4567</text:span></text:p>
              </table:table-cell>
            </table:table-row>
            <table:table-row table:style-name="ro8">
              <table:table-cell table:style-name="ce22">
                <text:p text:style-name="P88"><text:span text:style-name="T119">.02</text:span><text:span text:style-name="T120">7</text:span><text:span text:style-name="T119">8564</text:span></text:p>
              </table:table-cell>
            </table:table-row>
            <table:table-row table:style-name="ro8">
              <table:table-cell table:style-name="ce21">
                <text:p text:style-name="P88"><text:span text:style-name="T119">.1098754</text:span></text:p>
              </table:table-cell>
            </table:table-row>
            <table:table-row table:style-name="ro8">
              <table:table-cell table:style-name="ce20">
                <text:p text:style-name="P88"><text:span text:style-name="T119">.2894561</text:span></text:p>
              </table:table-cell>
            </table:table-row>
            <table:table-row table:style-name="ro8">
              <table:table-cell table:style-name="ce21">
                <text:p text:style-name="P88"><text:span text:style-name="T119">.3452876</text:span></text:p>
              </table:table-cell>
            </table:table-row>
            <table:table-row table:style-name="ro8">
              <table:table-cell table:style-name="ce25">
                <text:p text:style-name="P88"><text:span text:style-name="T119">.54</text:span><text:span text:style-name="T120">2</text:span><text:span text:style-name="T119">8764</text:span></text:p>
              </table:table-cell>
            </table:table-row>
            <table:table-row table:style-name="ro8">
              <table:table-cell table:style-name="ce23">
                <text:p text:style-name="P88"><text:span text:style-name="T119">.54</text:span><text:span text:style-name="T120">6</text:span><text:span text:style-name="T119">2376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name="Прямоугольник 10" draw:style-name="gr381" draw:text-style-name="P94" xml:id="id627" draw:id="id627" draw:layer="layout" svg:width="2.433cm" svg:height="1.52cm" svg:x="16.047cm" svg:y="16.828cm">
          <text:p text:style-name="P36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1" draw:style-name="gr382" draw:text-style-name="P94" xml:id="id628" draw:id="id628" draw:layer="layout" svg:width="2.433cm" svg:height="1.52cm" svg:x="21.422cm" svg:y="7.699cm">
          <text:p text:style-name="P36"><text:span text:style-name="T18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621" smil:attributeName="visibility" smil:to="visible"/>
                  <anim:animate smil:dur="1s" smil:fill="hold" smil:targetElement="id621" smil:attributeName="width" smil:values="width*0.70;width" smil:keyTimes="0;1"/>
                  <anim:animate smil:dur="1s" smil:fill="hold" smil:targetElement="id621" smil:attributeName="height" smil:values="height;height" smil:keyTimes="0;1"/>
                  <anim:transitionFilter smil:dur="1s" smil:targetElement="id621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622" smil:attributeName="visibility" smil:to="visible"/>
                  <anim:animate smil:dur="1s" smil:fill="hold" smil:targetElement="id622" smil:attributeName="width" smil:values="width*0.70;width" smil:keyTimes="0;1"/>
                  <anim:animate smil:dur="1s" smil:fill="hold" smil:targetElement="id622" smil:attributeName="height" smil:values="height;height" smil:keyTimes="0;1"/>
                  <anim:transitionFilter smil:dur="1s" smil:targetElement="id622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23" smil:attributeName="visibility" smil:to="visible"/>
                  <anim:animate smil:dur="1s" smil:fill="hold" smil:targetElement="id623" smil:attributeName="width" smil:values="width*0.70;width" smil:keyTimes="0;1"/>
                  <anim:animate smil:dur="1s" smil:fill="hold" smil:targetElement="id623" smil:attributeName="height" smil:values="height;height" smil:keyTimes="0;1"/>
                  <anim:transitionFilter smil:dur="1s" smil:targetElement="id623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24" smil:attributeName="visibility" smil:to="visible"/>
                  <anim:animate smil:dur="1s" smil:fill="hold" smil:targetElement="id624" smil:attributeName="width" smil:values="width*0.70;width" smil:keyTimes="0;1"/>
                  <anim:animate smil:dur="1s" smil:fill="hold" smil:targetElement="id624" smil:attributeName="height" smil:values="height;height" smil:keyTimes="0;1"/>
                  <anim:transitionFilter smil:dur="1s" smil:targetElement="id624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25" smil:attributeName="visibility" smil:to="visible"/>
                  <anim:animate smil:dur="1s" smil:fill="hold" smil:targetElement="id625" smil:attributeName="width" smil:values="width*0.70;width" smil:keyTimes="0;1"/>
                  <anim:animate smil:dur="1s" smil:fill="hold" smil:targetElement="id625" smil:attributeName="height" smil:values="height;height" smil:keyTimes="0;1"/>
                  <anim:transitionFilter smil:dur="1s" smil:targetElement="id625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26" smil:attributeName="visibility" smil:to="visible"/>
                  <anim:animate smil:dur="1s" smil:fill="hold" smil:targetElement="id626" smil:attributeName="width" smil:values="width*0.70;width" smil:keyTimes="0;1"/>
                  <anim:animate smil:dur="1s" smil:fill="hold" smil:targetElement="id626" smil:attributeName="height" smil:values="height;height" smil:keyTimes="0;1"/>
                  <anim:transitionFilter smil:dur="1s" smil:targetElement="id626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27" smil:attributeName="visibility" smil:to="visible"/>
                  <anim:animate smil:dur="1s" smil:fill="hold" smil:targetElement="id627" smil:attributeName="width" smil:values="width*0.70;width" smil:keyTimes="0;1"/>
                  <anim:animate smil:dur="1s" smil:fill="hold" smil:targetElement="id627" smil:attributeName="height" smil:values="height;height" smil:keyTimes="0;1"/>
                  <anim:transitionFilter smil:dur="1s" smil:targetElement="id627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28" smil:attributeName="visibility" smil:to="visible"/>
                  <anim:animate smil:dur="1s" smil:fill="hold" smil:targetElement="id628" smil:attributeName="width" smil:values="width*0.70;width" smil:keyTimes="0;1"/>
                  <anim:animate smil:dur="1s" smil:fill="hold" smil:targetElement="id628" smil:attributeName="height" smil:values="height;height" smil:keyTimes="0;1"/>
                  <anim:transitionFilter smil:dur="1s" smil:targetElement="id628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46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Заголовок_20_и_20_объект" presentation:presentation-page-layout-name="AL1T11">
        <draw:frame draw:name="Содержимое 2" presentation:style-name="pr7" draw:text-style-name="P5" xml:id="id630" draw:id="id630" draw:layer="layout" svg:width="22.859cm" svg:height="14.101cm" svg:x="1.27cm" svg:y="2.831cm" presentation:class="outline" presentation:user-transformed="true">
          <draw:text-box>
            <text:p xml:id="id631" text:id="id631" text:style-name="P53"><text:span text:style-name="T108">Msd_Sort(X,F,L,d)</text:span></text:p>
            <text:p xml:id="id632" text:id="id632" text:style-name="P53"><text:span text:style-name="T121">Если</text:span><text:span text:style-name="T109"> </text:span><text:span text:style-name="T108">d&lt;0 </text:span><text:span text:style-name="T121">или</text:span><text:span text:style-name="T109"> </text:span><text:span text:style-name="T108">F&gt;L </text:span><text:span text:style-name="T121">то</text:span><text:span text:style-name="T109"> выход</text:span></text:p>
            <text:p xml:id="id633" text:id="id633" text:style-name="P53"><text:span text:style-name="T109">Сортировать </text:span><text:span text:style-name="T108">X </text:span><text:span text:style-name="T109">по разряду </text:span><text:span text:style-name="T108">d</text:span></text:p>
            <text:p xml:id="id634" text:id="id634" text:style-name="P59"><text:span text:style-name="T108">C</text:span><text:span text:style-name="T109">формировать массив точек разделения отсортированного массива </text:span><text:span text:style-name="T122">X – r[R+1]</text:span></text:p>
            <text:p xml:id="id635" text:id="id635" text:style-name="P59"><text:span text:style-name="T123">Для</text:span><text:span text:style-name="T118"> </text:span><text:span text:style-name="T122">i=0 </text:span><text:span text:style-name="T123">до </text:span><text:span text:style-name="T122">R </text:span><text:span text:style-name="T123">нц</text:span></text:p>
            <text:p xml:id="id636" text:id="id636" text:style-name="P59"><text:span text:style-name="T109"><text:s text:c="4"/></text:span><text:span text:style-name="T108">Msd_Sort(X, r[i], r[i+1]-1, d-1) </text:span><text:span text:style-name="T121">кц</text:span><text:span text:style-name="T109"> <text:s text:c="2"/></text:span></text:p>
            <text:p xml:id="id637" text:id="id637" text:style-name="P59"><text:span text:style-name="T121">конец</text:span></text:p>
          </draw:text-box>
        </draw:frame>
        <draw:custom-shape draw:name="Заголовок 1" draw:style-name="gr383" draw:text-style-name="P70" xml:id="id629" draw:id="id629" draw:layer="layout" svg:width="22.859cm" svg:height="1.265cm" svg:x="1.442cm" svg:y="0.803cm">
          <text:p text:style-name="P26"><text:span text:style-name="T116">Поразрядная </text:span><text:span text:style-name="T117">MSD - </text:span><text:span text:style-name="T116">сортиров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629" smil:attributeName="visibility" smil:to="visible"/>
                  <anim:animate smil:dur="1s" smil:fill="hold" smil:targetElement="id629" smil:attributeName="width" smil:values="width*0.70;width" smil:keyTimes="0;1"/>
                  <anim:animate smil:dur="1s" smil:fill="hold" smil:targetElement="id629" smil:attributeName="height" smil:values="height;height" smil:keyTimes="0;1"/>
                  <anim:transitionFilter smil:dur="1s" smil:targetElement="id629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30" smil:attributeName="visibility" smil:to="visible"/>
                  <anim:animate smil:dur="1s" smil:fill="hold" smil:targetElement="id630" anim:sub-item="background" smil:attributeName="width" smil:values="width*0.70;width" smil:keyTimes="0;1"/>
                  <anim:animate smil:dur="1s" smil:fill="hold" smil:targetElement="id630" anim:sub-item="background" smil:attributeName="height" smil:values="height;height" smil:keyTimes="0;1"/>
                  <anim:transitionFilter smil:dur="1s" smil:targetElement="id630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31" smil:attributeName="visibility" smil:to="visible"/>
                  <anim:animate smil:dur="1s" smil:fill="hold" smil:targetElement="id631" anim:sub-item="text" smil:attributeName="width" smil:values="width*0.70;width" smil:keyTimes="0;1"/>
                  <anim:animate smil:dur="1s" smil:fill="hold" smil:targetElement="id631" anim:sub-item="text" smil:attributeName="height" smil:values="height;height" smil:keyTimes="0;1"/>
                  <anim:transitionFilter smil:dur="1s" smil:targetElement="id631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32" smil:attributeName="visibility" smil:to="visible"/>
                  <anim:animate smil:dur="1s" smil:fill="hold" smil:targetElement="id632" anim:sub-item="text" smil:attributeName="width" smil:values="width*0.70;width" smil:keyTimes="0;1"/>
                  <anim:animate smil:dur="1s" smil:fill="hold" smil:targetElement="id632" anim:sub-item="text" smil:attributeName="height" smil:values="height;height" smil:keyTimes="0;1"/>
                  <anim:transitionFilter smil:dur="1s" smil:targetElement="id632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33" smil:attributeName="visibility" smil:to="visible"/>
                  <anim:animate smil:dur="1s" smil:fill="hold" smil:targetElement="id633" anim:sub-item="text" smil:attributeName="width" smil:values="width*0.70;width" smil:keyTimes="0;1"/>
                  <anim:animate smil:dur="1s" smil:fill="hold" smil:targetElement="id633" anim:sub-item="text" smil:attributeName="height" smil:values="height;height" smil:keyTimes="0;1"/>
                  <anim:transitionFilter smil:dur="1s" smil:targetElement="id633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34" smil:attributeName="visibility" smil:to="visible"/>
                  <anim:animate smil:dur="1s" smil:fill="hold" smil:targetElement="id634" anim:sub-item="text" smil:attributeName="width" smil:values="width*0.70;width" smil:keyTimes="0;1"/>
                  <anim:animate smil:dur="1s" smil:fill="hold" smil:targetElement="id634" anim:sub-item="text" smil:attributeName="height" smil:values="height;height" smil:keyTimes="0;1"/>
                  <anim:transitionFilter smil:dur="1s" smil:targetElement="id634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35" smil:attributeName="visibility" smil:to="visible"/>
                  <anim:animate smil:dur="1s" smil:fill="hold" smil:targetElement="id635" anim:sub-item="text" smil:attributeName="width" smil:values="width*0.70;width" smil:keyTimes="0;1"/>
                  <anim:animate smil:dur="1s" smil:fill="hold" smil:targetElement="id635" anim:sub-item="text" smil:attributeName="height" smil:values="height;height" smil:keyTimes="0;1"/>
                  <anim:transitionFilter smil:dur="1s" smil:targetElement="id635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36" smil:attributeName="visibility" smil:to="visible"/>
                  <anim:animate smil:dur="1s" smil:fill="hold" smil:targetElement="id636" anim:sub-item="text" smil:attributeName="width" smil:values="width*0.70;width" smil:keyTimes="0;1"/>
                  <anim:animate smil:dur="1s" smil:fill="hold" smil:targetElement="id636" anim:sub-item="text" smil:attributeName="height" smil:values="height;height" smil:keyTimes="0;1"/>
                  <anim:transitionFilter smil:dur="1s" smil:targetElement="id636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37" smil:attributeName="visibility" smil:to="visible"/>
                  <anim:animate smil:dur="1s" smil:fill="hold" smil:targetElement="id637" anim:sub-item="text" smil:attributeName="width" smil:values="width*0.70;width" smil:keyTimes="0;1"/>
                  <anim:animate smil:dur="1s" smil:fill="hold" smil:targetElement="id637" anim:sub-item="text" smil:attributeName="height" smil:values="height;height" smil:keyTimes="0;1"/>
                  <anim:transitionFilter smil:dur="1s" smil:targetElement="id637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47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Заголовок_20_и_20_объект" presentation:presentation-page-layout-name="AL1T11">
        <draw:frame draw:name="Содержимое 2" presentation:style-name="pr7" draw:text-style-name="P5" xml:id="id639" draw:id="id639" draw:layer="layout" svg:width="22.859cm" svg:height="13.898cm" svg:x="1.27cm" svg:y="3.034cm" presentation:class="outline" presentation:user-transformed="true">
          <draw:text-box>
            <text:list text:style-name="L10">
              <text:list-item>
                <text:p xml:id="id640" text:id="id640" text:style-name="P77"><text:span text:style-name="T91"><text:s/></text:span><text:span text:style-name="T91">В качестве сортировки внутри разряда может использоваться сортировка подсчетом</text:span></text:p>
              </text:list-item>
              <text:list-item>
                <text:p xml:id="id641" text:id="id641" text:style-name="P77"><text:span text:style-name="T91"><text:s/></text:span><text:span text:style-name="T91">Можно определить вспомогательный массив </text:span><text:span text:style-name="T97">c, </text:span><text:span text:style-name="T91">в </text:span><text:span text:style-name="T97">i</text:span><text:span text:style-name="T92"> </text:span><text:span text:style-name="T98">-</text:span><text:span text:style-name="T91">том элементе которого сохраняется количество элементов массива, разряд </text:span><text:span text:style-name="T97">d</text:span><text:span text:style-name="T98"> </text:span><text:span text:style-name="T91">которых равен </text:span><text:span text:style-name="T97">i.</text:span></text:p>
              </text:list-item>
              <text:list-item>
                <text:p xml:id="id642" text:id="id642" text:style-name="P77"><text:span text:style-name="T97"><text:s/></text:span><text:span text:style-name="T91">Для перестановки элементов массива можно использовать еще один массив </text:span><text:span text:style-name="T97">p, </text:span><text:span text:style-name="T92">элементы которого </text:span><text:span text:style-name="T91">формируются по правилу </text:span><text:span text:style-name="T97">p</text:span><text:span text:style-name="T98">[0]=</text:span><text:span text:style-name="T97">c</text:span><text:span text:style-name="T98">[0], </text:span><text:span text:style-name="T97">p</text:span><text:span text:style-name="T98">[</text:span><text:span text:style-name="T97">i </text:span><text:span text:style-name="T98">]=</text:span><text:span text:style-name="T97">p</text:span><text:span text:style-name="T98">[</text:span><text:span text:style-name="T97">i</text:span><text:span text:style-name="T98">-1]+</text:span><text:span text:style-name="T97">c</text:span><text:span text:style-name="T98">[</text:span><text:span text:style-name="T97">i </text:span><text:span text:style-name="T98">]</text:span></text:p>
              </text:list-item>
            </text:list>
          </draw:text-box>
        </draw:frame>
        <draw:custom-shape draw:name="Заголовок 1" draw:style-name="gr384" draw:text-style-name="P70" xml:id="id638" draw:id="id638" draw:layer="layout" svg:width="22.859cm" svg:height="1.265cm" svg:x="1.442cm" svg:y="0.803cm">
          <text:p text:style-name="P26"><text:span text:style-name="T116">Поразрядная </text:span><text:span text:style-name="T117">MSD - </text:span><text:span text:style-name="T116">сортиров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638" smil:attributeName="visibility" smil:to="visible"/>
                  <anim:animate smil:dur="1s" smil:fill="hold" smil:targetElement="id638" smil:attributeName="width" smil:values="width*0.70;width" smil:keyTimes="0;1"/>
                  <anim:animate smil:dur="1s" smil:fill="hold" smil:targetElement="id638" smil:attributeName="height" smil:values="height;height" smil:keyTimes="0;1"/>
                  <anim:transitionFilter smil:dur="1s" smil:targetElement="id638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639" smil:attributeName="visibility" smil:to="visible"/>
                  <anim:animate smil:dur="1s" smil:fill="hold" smil:targetElement="id639" anim:sub-item="background" smil:attributeName="width" smil:values="width*0.70;width" smil:keyTimes="0;1"/>
                  <anim:animate smil:dur="1s" smil:fill="hold" smil:targetElement="id639" anim:sub-item="background" smil:attributeName="height" smil:values="height;height" smil:keyTimes="0;1"/>
                  <anim:transitionFilter smil:dur="1s" smil:targetElement="id639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40" smil:attributeName="visibility" smil:to="visible"/>
                  <anim:animate smil:dur="1s" smil:fill="hold" smil:targetElement="id640" anim:sub-item="text" smil:attributeName="width" smil:values="width*0.70;width" smil:keyTimes="0;1"/>
                  <anim:animate smil:dur="1s" smil:fill="hold" smil:targetElement="id640" anim:sub-item="text" smil:attributeName="height" smil:values="height;height" smil:keyTimes="0;1"/>
                  <anim:transitionFilter smil:dur="1s" smil:targetElement="id640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41" smil:attributeName="visibility" smil:to="visible"/>
                  <anim:animate smil:dur="1s" smil:fill="hold" smil:targetElement="id641" anim:sub-item="text" smil:attributeName="width" smil:values="width*0.70;width" smil:keyTimes="0;1"/>
                  <anim:animate smil:dur="1s" smil:fill="hold" smil:targetElement="id641" anim:sub-item="text" smil:attributeName="height" smil:values="height;height" smil:keyTimes="0;1"/>
                  <anim:transitionFilter smil:dur="1s" smil:targetElement="id641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42" smil:attributeName="visibility" smil:to="visible"/>
                  <anim:animate smil:dur="1s" smil:fill="hold" smil:targetElement="id642" anim:sub-item="text" smil:attributeName="width" smil:values="width*0.70;width" smil:keyTimes="0;1"/>
                  <anim:animate smil:dur="1s" smil:fill="hold" smil:targetElement="id642" anim:sub-item="text" smil:attributeName="height" smil:values="height;height" smil:keyTimes="0;1"/>
                  <anim:transitionFilter smil:dur="1s" smil:targetElement="id642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48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Заголовок_20_и_20_объект" presentation:presentation-page-layout-name="AL1T11">
        <draw:frame draw:name="Содержимое 2" presentation:style-name="pr7" draw:text-style-name="P5" xml:id="id644" draw:id="id644" draw:layer="layout" svg:width="22.859cm" svg:height="14.705cm" svg:x="1.27cm" svg:y="2.932cm" presentation:class="outline" presentation:user-transformed="true">
          <draw:text-box>
            <text:list text:style-name="L10">
              <text:list-item>
                <text:p xml:id="id645" text:id="id645" text:style-name="P95"><text:span text:style-name="T91"><text:s/></text:span><text:span text:style-name="T91">Далее просматривается основной массив – если первая цифра </text:span><text:span text:style-name="T97">i</text:span><text:span text:style-name="T91">, то выставляем элемент </text:span><text:span text:style-name="T97">d</text:span><text:span text:style-name="T91"> </text:span><text:span text:style-name="T98">(</text:span><text:span text:style-name="T97">p[i] -1) </text:span><text:span text:style-name="T92">позицию, </text:span><text:span text:style-name="T97">p[i]=p[i]-1.</text:span></text:p>
              </text:list-item>
            </text:list>
            <text:p xml:id="id646" text:id="id646" text:style-name="P96"><text:span text:style-name="T124">Например:</text:span></text:p>
            <text:p xml:id="id647" text:id="id647" text:style-name="P97"><text:span text:style-name="T98">8467 6334 6500 9169 5724 1478 9358 6962 4464 5705 8145 3281 6827 9961 2995 1942 4827 5436 2391 4604</text:span></text:p>
            <text:p text:style-name="P97"><text:span text:style-name="T92"/></text:p>
            <text:p text:style-name="P97"><text:span text:style-name="T97"/></text:p>
          </draw:text-box>
        </draw:frame>
        <draw:custom-shape draw:name="Заголовок 1" draw:style-name="gr385" draw:text-style-name="P70" xml:id="id643" draw:id="id643" draw:layer="layout" svg:width="22.859cm" svg:height="1.265cm" svg:x="1.442cm" svg:y="0.803cm">
          <text:p text:style-name="P26"><text:span text:style-name="T116">Поразрядная </text:span><text:span text:style-name="T117">MSD - </text:span><text:span text:style-name="T116">сортиров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Таблица 5" draw:style-name="standard" xml:id="id648" draw:id="id648" draw:layer="layout" svg:width="18.859cm" svg:height="2.431cm" svg:x="4.89cm" svg:y="11.756cm">
          <table:table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6" table:default-cell-style-name="ce26">
              <table:table-cell>
                <text:p text:style-name="P19"><text:span text:style-name="T125">0</text:span></text:p>
              </table:table-cell>
              <table:table-cell>
                <text:p text:style-name="P19"><text:span text:style-name="T125">1</text:span></text:p>
              </table:table-cell>
              <table:table-cell>
                <text:p text:style-name="P19"><text:span text:style-name="T125">2</text:span></text:p>
              </table:table-cell>
              <table:table-cell>
                <text:p text:style-name="P19"><text:span text:style-name="T125">3</text:span></text:p>
              </table:table-cell>
              <table:table-cell>
                <text:p text:style-name="P19"><text:span text:style-name="T125">4</text:span></text:p>
              </table:table-cell>
              <table:table-cell>
                <text:p text:style-name="P19"><text:span text:style-name="T125">5</text:span></text:p>
              </table:table-cell>
              <table:table-cell>
                <text:p text:style-name="P19"><text:span text:style-name="T125">6</text:span></text:p>
              </table:table-cell>
              <table:table-cell>
                <text:p text:style-name="P19"><text:span text:style-name="T125">7</text:span></text:p>
              </table:table-cell>
              <table:table-cell>
                <text:p text:style-name="P19"><text:span text:style-name="T125">8</text:span></text:p>
              </table:table-cell>
              <table:table-cell>
                <text:p text:style-name="P19"><text:span text:style-name="T125">9</text:span></text:p>
              </table:table-cell>
            </table:table-row>
            <table:table-row table:style-name="ro6" table:default-cell-style-name="ce27">
              <table:table-cell>
                <text:p text:style-name="P19"><text:span text:style-name="T96">0</text:span></text:p>
              </table:table-cell>
              <table:table-cell>
                <text:p text:style-name="P19"><text:span text:style-name="T96">2</text:span></text:p>
              </table:table-cell>
              <table:table-cell>
                <text:p text:style-name="P19"><text:span text:style-name="T96">2</text:span></text:p>
              </table:table-cell>
              <table:table-cell>
                <text:p text:style-name="P19"><text:span text:style-name="T96">1</text:span></text:p>
              </table:table-cell>
              <table:table-cell>
                <text:p text:style-name="P19"><text:span text:style-name="T96">3</text:span></text:p>
              </table:table-cell>
              <table:table-cell>
                <text:p text:style-name="P19"><text:span text:style-name="T96">3</text:span></text:p>
              </table:table-cell>
              <table:table-cell>
                <text:p text:style-name="P19"><text:span text:style-name="T96">4</text:span></text:p>
              </table:table-cell>
              <table:table-cell>
                <text:p text:style-name="P19"><text:span text:style-name="T96">0</text:span></text:p>
              </table:table-cell>
              <table:table-cell>
                <text:p text:style-name="P19"><text:span text:style-name="T96">2</text:span></text:p>
              </table:table-cell>
              <table:table-cell>
                <text:p text:style-name="P19"><text:span text:style-name="T96">3</text:span>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name="Прямоугольник 6" draw:style-name="gr386" draw:text-style-name="P98" xml:id="id649" draw:id="id649" draw:layer="layout" svg:width="2.332cm" svg:height="1.926cm" svg:x="1.949cm" svg:y="12.466cm">
          <text:p text:style-name="P36"><text:span text:style-name="T126">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7" draw:style-name="gr387" draw:text-style-name="P98" xml:id="id650" draw:id="id650" draw:layer="layout" svg:width="2.332cm" svg:height="1.926cm" svg:x="1.949cm" svg:y="15.103cm">
          <text:p text:style-name="P36"><text:span text:style-name="T127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Таблица 9" draw:style-name="standard" xml:id="id651" draw:id="id651" draw:layer="layout" svg:width="18.859cm" svg:height="2.431cm" svg:x="4.992cm" svg:y="14.799cm">
          <table:table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6" table:default-cell-style-name="ce26">
              <table:table-cell>
                <text:p text:style-name="P19"><text:span text:style-name="T125">0</text:span></text:p>
              </table:table-cell>
              <table:table-cell>
                <text:p text:style-name="P19"><text:span text:style-name="T125">1</text:span></text:p>
              </table:table-cell>
              <table:table-cell>
                <text:p text:style-name="P19"><text:span text:style-name="T125">2</text:span></text:p>
              </table:table-cell>
              <table:table-cell>
                <text:p text:style-name="P19"><text:span text:style-name="T125">3</text:span></text:p>
              </table:table-cell>
              <table:table-cell>
                <text:p text:style-name="P19"><text:span text:style-name="T125">4</text:span></text:p>
              </table:table-cell>
              <table:table-cell>
                <text:p text:style-name="P19"><text:span text:style-name="T125">5</text:span></text:p>
              </table:table-cell>
              <table:table-cell>
                <text:p text:style-name="P19"><text:span text:style-name="T125">6</text:span></text:p>
              </table:table-cell>
              <table:table-cell>
                <text:p text:style-name="P19"><text:span text:style-name="T125">7</text:span></text:p>
              </table:table-cell>
              <table:table-cell>
                <text:p text:style-name="P19"><text:span text:style-name="T125">8</text:span></text:p>
              </table:table-cell>
              <table:table-cell>
                <text:p text:style-name="P19"><text:span text:style-name="T125">9</text:span></text:p>
              </table:table-cell>
            </table:table-row>
            <table:table-row table:style-name="ro6" table:default-cell-style-name="ce27">
              <table:table-cell>
                <text:p text:style-name="P19"><text:span text:style-name="T96">0</text:span></text:p>
              </table:table-cell>
              <table:table-cell>
                <text:p text:style-name="P19"><text:span text:style-name="T96">2</text:span></text:p>
              </table:table-cell>
              <table:table-cell>
                <text:p text:style-name="P19"><text:span text:style-name="T107">4</text:span></text:p>
              </table:table-cell>
              <table:table-cell>
                <text:p text:style-name="P19"><text:span text:style-name="T107">5</text:span></text:p>
              </table:table-cell>
              <table:table-cell>
                <text:p text:style-name="P19"><text:span text:style-name="T107">8</text:span></text:p>
              </table:table-cell>
              <table:table-cell>
                <text:p text:style-name="P19"><text:span text:style-name="T107">11</text:span></text:p>
              </table:table-cell>
              <table:table-cell>
                <text:p text:style-name="P19"><text:span text:style-name="T107">15</text:span></text:p>
              </table:table-cell>
              <table:table-cell>
                <text:p text:style-name="P19"><text:span text:style-name="T107">15</text:span></text:p>
              </table:table-cell>
              <table:table-cell>
                <text:p text:style-name="P19"><text:span text:style-name="T107">17</text:span></text:p>
              </table:table-cell>
              <table:table-cell>
                <text:p text:style-name="P19"><text:span text:style-name="T107">20</text:span></text:p>
              </table:table-cell>
            </table:table-row>
          </table:table>
          <draw:image xlink:href="Pictures/TablePreview15.svm" xlink:type="simple" xlink:show="embed" xlink:actuate="onLoad"/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643" smil:attributeName="visibility" smil:to="visible"/>
                  <anim:animate smil:dur="1s" smil:fill="hold" smil:targetElement="id643" smil:attributeName="width" smil:values="width*0.70;width" smil:keyTimes="0;1"/>
                  <anim:animate smil:dur="1s" smil:fill="hold" smil:targetElement="id643" smil:attributeName="height" smil:values="height;height" smil:keyTimes="0;1"/>
                  <anim:transitionFilter smil:dur="1s" smil:targetElement="id643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644" smil:attributeName="visibility" smil:to="visible"/>
                  <anim:animate smil:dur="1s" smil:fill="hold" smil:targetElement="id644" anim:sub-item="background" smil:attributeName="width" smil:values="width*0.70;width" smil:keyTimes="0;1"/>
                  <anim:animate smil:dur="1s" smil:fill="hold" smil:targetElement="id644" anim:sub-item="background" smil:attributeName="height" smil:values="height;height" smil:keyTimes="0;1"/>
                  <anim:transitionFilter smil:dur="1s" smil:targetElement="id644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45" smil:attributeName="visibility" smil:to="visible"/>
                  <anim:animate smil:dur="1s" smil:fill="hold" smil:targetElement="id645" anim:sub-item="text" smil:attributeName="width" smil:values="width*0.70;width" smil:keyTimes="0;1"/>
                  <anim:animate smil:dur="1s" smil:fill="hold" smil:targetElement="id645" anim:sub-item="text" smil:attributeName="height" smil:values="height;height" smil:keyTimes="0;1"/>
                  <anim:transitionFilter smil:dur="1s" smil:targetElement="id645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46" smil:attributeName="visibility" smil:to="visible"/>
                  <anim:animate smil:dur="1s" smil:fill="hold" smil:targetElement="id646" anim:sub-item="text" smil:attributeName="width" smil:values="width*0.70;width" smil:keyTimes="0;1"/>
                  <anim:animate smil:dur="1s" smil:fill="hold" smil:targetElement="id646" anim:sub-item="text" smil:attributeName="height" smil:values="height;height" smil:keyTimes="0;1"/>
                  <anim:transitionFilter smil:dur="1s" smil:targetElement="id646" smil:type="fade" smil:subtype="crossfade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647" smil:attributeName="visibility" smil:to="visible"/>
                  <anim:animate smil:dur="1s" smil:fill="hold" smil:targetElement="id647" anim:sub-item="text" smil:attributeName="width" smil:values="width*0.70;width" smil:keyTimes="0;1"/>
                  <anim:animate smil:dur="1s" smil:fill="hold" smil:targetElement="id647" anim:sub-item="text" smil:attributeName="height" smil:values="height;height" smil:keyTimes="0;1"/>
                  <anim:transitionFilter smil:dur="1s" smil:targetElement="id647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48" smil:attributeName="visibility" smil:to="visible"/>
                  <anim:animate smil:dur="1s" smil:fill="hold" smil:targetElement="id648" smil:attributeName="width" smil:values="width*0.70;width" smil:keyTimes="0;1"/>
                  <anim:animate smil:dur="1s" smil:fill="hold" smil:targetElement="id648" smil:attributeName="height" smil:values="height;height" smil:keyTimes="0;1"/>
                  <anim:transitionFilter smil:dur="1s" smil:targetElement="id648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49" smil:attributeName="visibility" smil:to="visible"/>
                  <anim:animate smil:dur="1s" smil:fill="hold" smil:targetElement="id649" smil:attributeName="width" smil:values="width*0.70;width" smil:keyTimes="0;1"/>
                  <anim:animate smil:dur="1s" smil:fill="hold" smil:targetElement="id649" smil:attributeName="height" smil:values="height;height" smil:keyTimes="0;1"/>
                  <anim:transitionFilter smil:dur="1s" smil:targetElement="id649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50" smil:attributeName="visibility" smil:to="visible"/>
                  <anim:animate smil:dur="1s" smil:fill="hold" smil:targetElement="id650" smil:attributeName="width" smil:values="width*0.70;width" smil:keyTimes="0;1"/>
                  <anim:animate smil:dur="1s" smil:fill="hold" smil:targetElement="id650" smil:attributeName="height" smil:values="height;height" smil:keyTimes="0;1"/>
                  <anim:transitionFilter smil:dur="1s" smil:targetElement="id650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51" smil:attributeName="visibility" smil:to="visible"/>
                  <anim:animate smil:dur="1s" smil:fill="hold" smil:targetElement="id651" smil:attributeName="width" smil:values="width*0.70;width" smil:keyTimes="0;1"/>
                  <anim:animate smil:dur="1s" smil:fill="hold" smil:targetElement="id651" smil:attributeName="height" smil:values="height;height" smil:keyTimes="0;1"/>
                  <anim:transitionFilter smil:dur="1s" smil:targetElement="id651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49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Заголовок_20_и_20_объект" presentation:presentation-page-layout-name="AL1T11">
        <draw:frame draw:name="Содержимое 6" draw:style-name="standard" xml:id="id655" draw:id="id655" draw:layer="layout" svg:width="22.859cm" svg:height="6.287cm" svg:x="1.138cm" svg:y="7.395cm">
          <table:table>
            <table:table-column table:style-name="co20"/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9" table:default-cell-style-name="ce28"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29"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30"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29">
              <table:table-cell/>
              <table:table-cell>
                <text:p text:style-name="P19"><text:span text:style-name="T91">8467</text:span></text:p>
              </table:table-cell>
              <table:table-cell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draw:custom-shape draw:name="Заголовок 1" draw:style-name="gr388" draw:text-style-name="P70" xml:id="id652" draw:id="id652" draw:layer="layout" svg:width="22.859cm" svg:height="1.265cm" svg:x="1.442cm" svg:y="0.803cm">
          <text:p text:style-name="P26"><text:span text:style-name="T116">Поразрядная </text:span><text:span text:style-name="T117">MSD - </text:span><text:span text:style-name="T116">сортиров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4" draw:style-name="gr389" draw:text-style-name="P98" xml:id="id653" draw:id="id653" draw:layer="layout" svg:width="2.332cm" svg:height="1.926cm" svg:x="1.645cm" svg:y="3.338cm">
          <text:p text:style-name="P36"><text:span text:style-name="T127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Таблица 5" draw:style-name="standard" xml:id="id654" draw:id="id654" draw:layer="layout" svg:width="18.859cm" svg:height="2.431cm" svg:x="4.688cm" svg:y="3.034cm">
          <table:table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6" table:default-cell-style-name="ce26">
              <table:table-cell>
                <text:p text:style-name="P19"><text:span text:style-name="T125">0</text:span></text:p>
              </table:table-cell>
              <table:table-cell>
                <text:p text:style-name="P19"><text:span text:style-name="T125">1</text:span></text:p>
              </table:table-cell>
              <table:table-cell>
                <text:p text:style-name="P19"><text:span text:style-name="T125">2</text:span></text:p>
              </table:table-cell>
              <table:table-cell>
                <text:p text:style-name="P19"><text:span text:style-name="T125">3</text:span></text:p>
              </table:table-cell>
              <table:table-cell>
                <text:p text:style-name="P19"><text:span text:style-name="T125">4</text:span></text:p>
              </table:table-cell>
              <table:table-cell>
                <text:p text:style-name="P19"><text:span text:style-name="T125">5</text:span></text:p>
              </table:table-cell>
              <table:table-cell>
                <text:p text:style-name="P19"><text:span text:style-name="T125">6</text:span></text:p>
              </table:table-cell>
              <table:table-cell>
                <text:p text:style-name="P19"><text:span text:style-name="T125">7</text:span></text:p>
              </table:table-cell>
              <table:table-cell>
                <text:p text:style-name="P19"><text:span text:style-name="T125">8</text:span></text:p>
              </table:table-cell>
              <table:table-cell>
                <text:p text:style-name="P19"><text:span text:style-name="T125">9</text:span></text:p>
              </table:table-cell>
            </table:table-row>
            <table:table-row table:style-name="ro6" table:default-cell-style-name="ce27">
              <table:table-cell>
                <text:p text:style-name="P19"><text:span text:style-name="T96">0</text:span></text:p>
              </table:table-cell>
              <table:table-cell>
                <text:p text:style-name="P19"><text:span text:style-name="T96">2</text:span></text:p>
              </table:table-cell>
              <table:table-cell>
                <text:p text:style-name="P19"><text:span text:style-name="T107">4</text:span></text:p>
              </table:table-cell>
              <table:table-cell>
                <text:p text:style-name="P19"><text:span text:style-name="T107">5</text:span></text:p>
              </table:table-cell>
              <table:table-cell>
                <text:p text:style-name="P19"><text:span text:style-name="T107">8</text:span></text:p>
              </table:table-cell>
              <table:table-cell>
                <text:p text:style-name="P19"><text:span text:style-name="T107">11</text:span></text:p>
              </table:table-cell>
              <table:table-cell>
                <text:p text:style-name="P19"><text:span text:style-name="T107">15</text:span></text:p>
              </table:table-cell>
              <table:table-cell>
                <text:p text:style-name="P19"><text:span text:style-name="T107">15</text:span></text:p>
              </table:table-cell>
              <table:table-cell>
                <text:p text:style-name="P19"><text:span text:style-name="T107">17</text:span></text:p>
              </table:table-cell>
              <table:table-cell>
                <text:p text:style-name="P19"><text:span text:style-name="T107">20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name="Прямоугольник 9" draw:style-name="gr390" draw:text-style-name="P39" draw:layer="layout" svg:width="24.261cm" svg:height="5.187cm" svg:x="0cm" svg:y="14.962cm">
          <text:p text:style-name="P38"><text:span text:style-name="T93">8467 6334 6500 9169 5724 1478 9358 6962</text:span></text:p>
          <text:p text:style-name="P38"><text:span text:style-name="T93"><text:s/></text:span><text:span text:style-name="T93">4464 5705 8145 3281 6827 9961 2995 1942 4827 5436 2391 4604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652" smil:attributeName="visibility" smil:to="visible"/>
                  <anim:animate smil:dur="1s" smil:fill="hold" smil:targetElement="id652" smil:attributeName="width" smil:values="width*0.70;width" smil:keyTimes="0;1"/>
                  <anim:animate smil:dur="1s" smil:fill="hold" smil:targetElement="id652" smil:attributeName="height" smil:values="height;height" smil:keyTimes="0;1"/>
                  <anim:transitionFilter smil:dur="1s" smil:targetElement="id652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53" smil:attributeName="visibility" smil:to="visible"/>
                  <anim:animate smil:dur="1s" smil:fill="hold" smil:targetElement="id653" smil:attributeName="width" smil:values="width*0.70;width" smil:keyTimes="0;1"/>
                  <anim:animate smil:dur="1s" smil:fill="hold" smil:targetElement="id653" smil:attributeName="height" smil:values="height;height" smil:keyTimes="0;1"/>
                  <anim:transitionFilter smil:dur="1s" smil:targetElement="id653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54" smil:attributeName="visibility" smil:to="visible"/>
                  <anim:animate smil:dur="1s" smil:fill="hold" smil:targetElement="id654" smil:attributeName="width" smil:values="width*0.70;width" smil:keyTimes="0;1"/>
                  <anim:animate smil:dur="1s" smil:fill="hold" smil:targetElement="id654" smil:attributeName="height" smil:values="height;height" smil:keyTimes="0;1"/>
                  <anim:transitionFilter smil:dur="1s" smil:targetElement="id654" smil:type="fade" smil:subtype="crossfad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55" smil:attributeName="visibility" smil:to="visible"/>
                  <anim:animate smil:dur="1s" smil:fill="hold" smil:targetElement="id655" smil:attributeName="width" smil:values="width*0.70;width" smil:keyTimes="0;1"/>
                  <anim:animate smil:dur="1s" smil:fill="hold" smil:targetElement="id655" smil:attributeName="height" smil:values="height;height" smil:keyTimes="0;1"/>
                  <anim:transitionFilter smil:dur="1s" smil:targetElement="id655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50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Заголовок_20_и_20_объект" presentation:presentation-page-layout-name="AL1T11">
        <draw:frame draw:name="Содержимое 6" draw:style-name="standard" xml:id="id659" draw:id="id659" draw:layer="layout" svg:width="22.859cm" svg:height="6.287cm" svg:x="1.138cm" svg:y="7.395cm">
          <table:table>
            <table:table-column table:style-name="co20"/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9" table:default-cell-style-name="ce28"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29"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30">
              <table:table-cell/>
              <table:table-cell/>
              <table:table-cell/>
              <table:table-cell/>
              <table:table-cell>
                <text:p text:style-name="P19"><text:span text:style-name="T91">6334</text:span></text:p>
              </table:table-cell>
            </table:table-row>
            <table:table-row table:style-name="ro9" table:default-cell-style-name="ce29">
              <table:table-cell/>
              <table:table-cell>
                <text:p text:style-name="P19"><text:span text:style-name="T91">8467</text:span></text:p>
              </table:table-cell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draw:custom-shape draw:name="Заголовок 1" draw:style-name="gr391" draw:text-style-name="P70" xml:id="id656" draw:id="id656" draw:layer="layout" svg:width="22.859cm" svg:height="1.265cm" svg:x="1.442cm" svg:y="0.803cm">
          <text:p text:style-name="P26"><text:span text:style-name="T116">Поразрядная </text:span><text:span text:style-name="T117">MSD - </text:span><text:span text:style-name="T116">сортиров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4" draw:style-name="gr392" draw:text-style-name="P98" xml:id="id657" draw:id="id657" draw:layer="layout" svg:width="2.332cm" svg:height="1.926cm" svg:x="1.645cm" svg:y="3.338cm">
          <text:p text:style-name="P36"><text:span text:style-name="T127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Таблица 5" draw:style-name="standard" xml:id="id658" draw:id="id658" draw:layer="layout" svg:width="18.859cm" svg:height="2.431cm" svg:x="4.688cm" svg:y="3.034cm">
          <table:table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6" table:default-cell-style-name="ce26">
              <table:table-cell>
                <text:p text:style-name="P19"><text:span text:style-name="T125">0</text:span></text:p>
              </table:table-cell>
              <table:table-cell>
                <text:p text:style-name="P19"><text:span text:style-name="T125">1</text:span></text:p>
              </table:table-cell>
              <table:table-cell>
                <text:p text:style-name="P19"><text:span text:style-name="T125">2</text:span></text:p>
              </table:table-cell>
              <table:table-cell>
                <text:p text:style-name="P19"><text:span text:style-name="T125">3</text:span></text:p>
              </table:table-cell>
              <table:table-cell>
                <text:p text:style-name="P19"><text:span text:style-name="T125">4</text:span></text:p>
              </table:table-cell>
              <table:table-cell>
                <text:p text:style-name="P19"><text:span text:style-name="T125">5</text:span></text:p>
              </table:table-cell>
              <table:table-cell>
                <text:p text:style-name="P19"><text:span text:style-name="T125">6</text:span></text:p>
              </table:table-cell>
              <table:table-cell>
                <text:p text:style-name="P19"><text:span text:style-name="T125">7</text:span></text:p>
              </table:table-cell>
              <table:table-cell>
                <text:p text:style-name="P19"><text:span text:style-name="T125">8</text:span></text:p>
              </table:table-cell>
              <table:table-cell>
                <text:p text:style-name="P19"><text:span text:style-name="T125">9</text:span></text:p>
              </table:table-cell>
            </table:table-row>
            <table:table-row table:style-name="ro6" table:default-cell-style-name="ce27">
              <table:table-cell>
                <text:p text:style-name="P19"><text:span text:style-name="T96">0</text:span></text:p>
              </table:table-cell>
              <table:table-cell>
                <text:p text:style-name="P19"><text:span text:style-name="T96">2</text:span></text:p>
              </table:table-cell>
              <table:table-cell>
                <text:p text:style-name="P19"><text:span text:style-name="T107">4</text:span></text:p>
              </table:table-cell>
              <table:table-cell>
                <text:p text:style-name="P19"><text:span text:style-name="T107">5</text:span></text:p>
              </table:table-cell>
              <table:table-cell>
                <text:p text:style-name="P19"><text:span text:style-name="T107">8</text:span></text:p>
              </table:table-cell>
              <table:table-cell>
                <text:p text:style-name="P19"><text:span text:style-name="T107">11</text:span></text:p>
              </table:table-cell>
              <table:table-cell>
                <text:p text:style-name="P19"><text:span text:style-name="T107">15</text:span></text:p>
              </table:table-cell>
              <table:table-cell>
                <text:p text:style-name="P19"><text:span text:style-name="T107">15</text:span></text:p>
              </table:table-cell>
              <table:table-cell>
                <text:p text:style-name="P19"><text:span text:style-name="T107">16</text:span></text:p>
              </table:table-cell>
              <table:table-cell>
                <text:p text:style-name="P19"><text:span text:style-name="T107">20</text:span></text:p>
              </table:table-cell>
            </table:table-row>
          </table:table>
          <draw:image xlink:href="Pictures/TablePreview19.svm" xlink:type="simple" xlink:show="embed" xlink:actuate="onLoad"/>
        </draw:frame>
        <draw:custom-shape draw:name="Прямоугольник 9" draw:style-name="gr393" draw:text-style-name="P39" draw:layer="layout" svg:width="24.261cm" svg:height="4.002cm" svg:x="0cm" svg:y="14.962cm">
          <text:p text:style-name="P38"><text:span text:style-name="T93">6334 6500 9169 5724 1478 9358 6962</text:span></text:p>
          <text:p text:style-name="P38"><text:span text:style-name="T93"><text:s/></text:span><text:span text:style-name="T93">4464 5705 8145 3281 6827 9961 2995 1942 4827 5436 2391 4604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656" smil:attributeName="visibility" smil:to="visible"/>
                  <anim:animate smil:dur="1s" smil:fill="hold" smil:targetElement="id656" smil:attributeName="width" smil:values="width*0.70;width" smil:keyTimes="0;1"/>
                  <anim:animate smil:dur="1s" smil:fill="hold" smil:targetElement="id656" smil:attributeName="height" smil:values="height;height" smil:keyTimes="0;1"/>
                  <anim:transitionFilter smil:dur="1s" smil:targetElement="id656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57" smil:attributeName="visibility" smil:to="visible"/>
                  <anim:animate smil:dur="1s" smil:fill="hold" smil:targetElement="id657" smil:attributeName="width" smil:values="width*0.70;width" smil:keyTimes="0;1"/>
                  <anim:animate smil:dur="1s" smil:fill="hold" smil:targetElement="id657" smil:attributeName="height" smil:values="height;height" smil:keyTimes="0;1"/>
                  <anim:transitionFilter smil:dur="1s" smil:targetElement="id657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58" smil:attributeName="visibility" smil:to="visible"/>
                  <anim:animate smil:dur="1s" smil:fill="hold" smil:targetElement="id658" smil:attributeName="width" smil:values="width*0.70;width" smil:keyTimes="0;1"/>
                  <anim:animate smil:dur="1s" smil:fill="hold" smil:targetElement="id658" smil:attributeName="height" smil:values="height;height" smil:keyTimes="0;1"/>
                  <anim:transitionFilter smil:dur="1s" smil:targetElement="id658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59" smil:attributeName="visibility" smil:to="visible"/>
                  <anim:animate smil:dur="1s" smil:fill="hold" smil:targetElement="id659" smil:attributeName="width" smil:values="width*0.70;width" smil:keyTimes="0;1"/>
                  <anim:animate smil:dur="1s" smil:fill="hold" smil:targetElement="id659" smil:attributeName="height" smil:values="height;height" smil:keyTimes="0;1"/>
                  <anim:transitionFilter smil:dur="1s" smil:targetElement="id659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51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Заголовок_20_и_20_объект" presentation:presentation-page-layout-name="AL1T11">
        <draw:frame draw:name="Содержимое 6" draw:style-name="standard" xml:id="id663" draw:id="id663" draw:layer="layout" svg:width="22.859cm" svg:height="6.287cm" svg:x="1.138cm" svg:y="7.395cm">
          <table:table>
            <table:table-column table:style-name="co20"/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9" table:default-cell-style-name="ce28"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29"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30">
              <table:table-cell/>
              <table:table-cell/>
              <table:table-cell/>
              <table:table-cell>
                <text:p text:style-name="P19"><text:span text:style-name="T91">6500</text:span></text:p>
              </table:table-cell>
              <table:table-cell>
                <text:p text:style-name="P19"><text:span text:style-name="T91">6334</text:span></text:p>
              </table:table-cell>
            </table:table-row>
            <table:table-row table:style-name="ro9" table:default-cell-style-name="ce29">
              <table:table-cell/>
              <table:table-cell>
                <text:p text:style-name="P19"><text:span text:style-name="T91">8467</text:span></text:p>
              </table:table-cell>
              <table:table-cell/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draw:custom-shape draw:name="Заголовок 1" draw:style-name="gr394" draw:text-style-name="P70" xml:id="id660" draw:id="id660" draw:layer="layout" svg:width="22.859cm" svg:height="1.265cm" svg:x="1.442cm" svg:y="0.803cm">
          <text:p text:style-name="P26"><text:span text:style-name="T116">Поразрядная </text:span><text:span text:style-name="T117">MSD - </text:span><text:span text:style-name="T116">сортиров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4" draw:style-name="gr395" draw:text-style-name="P98" xml:id="id661" draw:id="id661" draw:layer="layout" svg:width="2.332cm" svg:height="1.926cm" svg:x="1.645cm" svg:y="3.338cm">
          <text:p text:style-name="P36"><text:span text:style-name="T127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Таблица 5" draw:style-name="standard" xml:id="id662" draw:id="id662" draw:layer="layout" svg:width="18.859cm" svg:height="2.431cm" svg:x="4.688cm" svg:y="3.034cm">
          <table:table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6" table:default-cell-style-name="ce26">
              <table:table-cell>
                <text:p text:style-name="P19"><text:span text:style-name="T125">0</text:span></text:p>
              </table:table-cell>
              <table:table-cell>
                <text:p text:style-name="P19"><text:span text:style-name="T125">1</text:span></text:p>
              </table:table-cell>
              <table:table-cell>
                <text:p text:style-name="P19"><text:span text:style-name="T125">2</text:span></text:p>
              </table:table-cell>
              <table:table-cell>
                <text:p text:style-name="P19"><text:span text:style-name="T125">3</text:span></text:p>
              </table:table-cell>
              <table:table-cell>
                <text:p text:style-name="P19"><text:span text:style-name="T125">4</text:span></text:p>
              </table:table-cell>
              <table:table-cell>
                <text:p text:style-name="P19"><text:span text:style-name="T125">5</text:span></text:p>
              </table:table-cell>
              <table:table-cell>
                <text:p text:style-name="P19"><text:span text:style-name="T125">6</text:span></text:p>
              </table:table-cell>
              <table:table-cell>
                <text:p text:style-name="P19"><text:span text:style-name="T125">7</text:span></text:p>
              </table:table-cell>
              <table:table-cell>
                <text:p text:style-name="P19"><text:span text:style-name="T125">8</text:span></text:p>
              </table:table-cell>
              <table:table-cell>
                <text:p text:style-name="P19"><text:span text:style-name="T125">9</text:span></text:p>
              </table:table-cell>
            </table:table-row>
            <table:table-row table:style-name="ro6" table:default-cell-style-name="ce27">
              <table:table-cell>
                <text:p text:style-name="P19"><text:span text:style-name="T96">0</text:span></text:p>
              </table:table-cell>
              <table:table-cell>
                <text:p text:style-name="P19"><text:span text:style-name="T96">2</text:span></text:p>
              </table:table-cell>
              <table:table-cell>
                <text:p text:style-name="P19"><text:span text:style-name="T107">4</text:span></text:p>
              </table:table-cell>
              <table:table-cell>
                <text:p text:style-name="P19"><text:span text:style-name="T107">5</text:span></text:p>
              </table:table-cell>
              <table:table-cell>
                <text:p text:style-name="P19"><text:span text:style-name="T107">8</text:span></text:p>
              </table:table-cell>
              <table:table-cell>
                <text:p text:style-name="P19"><text:span text:style-name="T107">11</text:span></text:p>
              </table:table-cell>
              <table:table-cell>
                <text:p text:style-name="P19"><text:span text:style-name="T107">14</text:span></text:p>
              </table:table-cell>
              <table:table-cell>
                <text:p text:style-name="P19"><text:span text:style-name="T107">15</text:span></text:p>
              </table:table-cell>
              <table:table-cell>
                <text:p text:style-name="P19"><text:span text:style-name="T107">16</text:span></text:p>
              </table:table-cell>
              <table:table-cell>
                <text:p text:style-name="P19"><text:span text:style-name="T107">20</text:span></text:p>
              </table:table-cell>
            </table:table-row>
          </table:table>
          <draw:image xlink:href="Pictures/TablePreview21.svm" xlink:type="simple" xlink:show="embed" xlink:actuate="onLoad"/>
        </draw:frame>
        <draw:custom-shape draw:name="Прямоугольник 7" draw:style-name="gr396" draw:text-style-name="P39" draw:layer="layout" svg:width="24.261cm" svg:height="4.002cm" svg:x="0cm" svg:y="14.962cm">
          <text:p text:style-name="P38"><text:span text:style-name="T93">6500 9169 5724 1478 9358 6962</text:span></text:p>
          <text:p text:style-name="P38"><text:span text:style-name="T93"><text:s/></text:span><text:span text:style-name="T93">4464 5705 8145 3281 6827 9961 2995 1942 4827 5436 2391 4604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660" smil:attributeName="visibility" smil:to="visible"/>
                  <anim:animate smil:dur="1s" smil:fill="hold" smil:targetElement="id660" smil:attributeName="width" smil:values="width*0.70;width" smil:keyTimes="0;1"/>
                  <anim:animate smil:dur="1s" smil:fill="hold" smil:targetElement="id660" smil:attributeName="height" smil:values="height;height" smil:keyTimes="0;1"/>
                  <anim:transitionFilter smil:dur="1s" smil:targetElement="id660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61" smil:attributeName="visibility" smil:to="visible"/>
                  <anim:animate smil:dur="1s" smil:fill="hold" smil:targetElement="id661" smil:attributeName="width" smil:values="width*0.70;width" smil:keyTimes="0;1"/>
                  <anim:animate smil:dur="1s" smil:fill="hold" smil:targetElement="id661" smil:attributeName="height" smil:values="height;height" smil:keyTimes="0;1"/>
                  <anim:transitionFilter smil:dur="1s" smil:targetElement="id661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62" smil:attributeName="visibility" smil:to="visible"/>
                  <anim:animate smil:dur="1s" smil:fill="hold" smil:targetElement="id662" smil:attributeName="width" smil:values="width*0.70;width" smil:keyTimes="0;1"/>
                  <anim:animate smil:dur="1s" smil:fill="hold" smil:targetElement="id662" smil:attributeName="height" smil:values="height;height" smil:keyTimes="0;1"/>
                  <anim:transitionFilter smil:dur="1s" smil:targetElement="id662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63" smil:attributeName="visibility" smil:to="visible"/>
                  <anim:animate smil:dur="1s" smil:fill="hold" smil:targetElement="id663" smil:attributeName="width" smil:values="width*0.70;width" smil:keyTimes="0;1"/>
                  <anim:animate smil:dur="1s" smil:fill="hold" smil:targetElement="id663" smil:attributeName="height" smil:values="height;height" smil:keyTimes="0;1"/>
                  <anim:transitionFilter smil:dur="1s" smil:targetElement="id663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52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Заголовок_20_и_20_объект" presentation:presentation-page-layout-name="AL1T11">
        <draw:frame draw:name="Содержимое 6" draw:style-name="standard" xml:id="id667" draw:id="id667" draw:layer="layout" svg:width="22.859cm" svg:height="6.287cm" svg:x="1.138cm" svg:y="7.395cm">
          <table:table>
            <table:table-column table:style-name="co20"/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9" table:default-cell-style-name="ce28"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29"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30">
              <table:table-cell/>
              <table:table-cell/>
              <table:table-cell/>
              <table:table-cell>
                <text:p text:style-name="P19"><text:span text:style-name="T91">6500</text:span></text:p>
              </table:table-cell>
              <table:table-cell>
                <text:p text:style-name="P19"><text:span text:style-name="T91">6334</text:span></text:p>
              </table:table-cell>
            </table:table-row>
            <table:table-row table:style-name="ro9" table:default-cell-style-name="ce29">
              <table:table-cell/>
              <table:table-cell>
                <text:p text:style-name="P19"><text:span text:style-name="T91">8467</text:span></text:p>
              </table:table-cell>
              <table:table-cell/>
              <table:table-cell/>
              <table:table-cell>
                <text:p text:style-name="P19"><text:span text:style-name="T91">9169</text:span></text:p>
              </table:table-cell>
            </table:table-row>
          </table:table>
          <draw:image xlink:href="Pictures/TablePreview22.svm" xlink:type="simple" xlink:show="embed" xlink:actuate="onLoad"/>
        </draw:frame>
        <draw:custom-shape draw:name="Заголовок 1" draw:style-name="gr397" draw:text-style-name="P70" xml:id="id664" draw:id="id664" draw:layer="layout" svg:width="22.859cm" svg:height="1.265cm" svg:x="1.442cm" svg:y="0.803cm">
          <text:p text:style-name="P26"><text:span text:style-name="T116">Поразрядная </text:span><text:span text:style-name="T117">MSD - </text:span><text:span text:style-name="T116">сортиров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4" draw:style-name="gr398" draw:text-style-name="P98" xml:id="id665" draw:id="id665" draw:layer="layout" svg:width="2.332cm" svg:height="1.926cm" svg:x="1.645cm" svg:y="3.338cm">
          <text:p text:style-name="P36"><text:span text:style-name="T127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Таблица 5" draw:style-name="standard" xml:id="id666" draw:id="id666" draw:layer="layout" svg:width="18.859cm" svg:height="2.431cm" svg:x="4.688cm" svg:y="3.034cm">
          <table:table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6" table:default-cell-style-name="ce26">
              <table:table-cell>
                <text:p text:style-name="P19"><text:span text:style-name="T125">0</text:span></text:p>
              </table:table-cell>
              <table:table-cell>
                <text:p text:style-name="P19"><text:span text:style-name="T125">1</text:span></text:p>
              </table:table-cell>
              <table:table-cell>
                <text:p text:style-name="P19"><text:span text:style-name="T125">2</text:span></text:p>
              </table:table-cell>
              <table:table-cell>
                <text:p text:style-name="P19"><text:span text:style-name="T125">3</text:span></text:p>
              </table:table-cell>
              <table:table-cell>
                <text:p text:style-name="P19"><text:span text:style-name="T125">4</text:span></text:p>
              </table:table-cell>
              <table:table-cell>
                <text:p text:style-name="P19"><text:span text:style-name="T125">5</text:span></text:p>
              </table:table-cell>
              <table:table-cell>
                <text:p text:style-name="P19"><text:span text:style-name="T125">6</text:span></text:p>
              </table:table-cell>
              <table:table-cell>
                <text:p text:style-name="P19"><text:span text:style-name="T125">7</text:span></text:p>
              </table:table-cell>
              <table:table-cell>
                <text:p text:style-name="P19"><text:span text:style-name="T125">8</text:span></text:p>
              </table:table-cell>
              <table:table-cell>
                <text:p text:style-name="P19"><text:span text:style-name="T125">9</text:span></text:p>
              </table:table-cell>
            </table:table-row>
            <table:table-row table:style-name="ro6" table:default-cell-style-name="ce27">
              <table:table-cell>
                <text:p text:style-name="P19"><text:span text:style-name="T96">0</text:span></text:p>
              </table:table-cell>
              <table:table-cell>
                <text:p text:style-name="P19"><text:span text:style-name="T96">2</text:span></text:p>
              </table:table-cell>
              <table:table-cell>
                <text:p text:style-name="P19"><text:span text:style-name="T107">4</text:span></text:p>
              </table:table-cell>
              <table:table-cell>
                <text:p text:style-name="P19"><text:span text:style-name="T107">5</text:span></text:p>
              </table:table-cell>
              <table:table-cell>
                <text:p text:style-name="P19"><text:span text:style-name="T107">8</text:span></text:p>
              </table:table-cell>
              <table:table-cell>
                <text:p text:style-name="P19"><text:span text:style-name="T107">11</text:span></text:p>
              </table:table-cell>
              <table:table-cell>
                <text:p text:style-name="P19"><text:span text:style-name="T107">13</text:span></text:p>
              </table:table-cell>
              <table:table-cell>
                <text:p text:style-name="P19"><text:span text:style-name="T107">15</text:span></text:p>
              </table:table-cell>
              <table:table-cell>
                <text:p text:style-name="P19"><text:span text:style-name="T107">16</text:span></text:p>
              </table:table-cell>
              <table:table-cell>
                <text:p text:style-name="P19"><text:span text:style-name="T107">20</text:span></text:p>
              </table:table-cell>
            </table:table-row>
          </table:table>
          <draw:image xlink:href="Pictures/TablePreview23.svm" xlink:type="simple" xlink:show="embed" xlink:actuate="onLoad"/>
        </draw:frame>
        <draw:custom-shape draw:name="Прямоугольник 7" draw:style-name="gr399" draw:text-style-name="P39" draw:layer="layout" svg:width="24.261cm" svg:height="4.002cm" svg:x="0cm" svg:y="14.962cm">
          <text:p text:style-name="P38"><text:span text:style-name="T93">9169 5724 1478 9358 6962</text:span></text:p>
          <text:p text:style-name="P38"><text:span text:style-name="T93"><text:s/></text:span><text:span text:style-name="T93">4464 5705 8145 3281 6827 9961 2995 1942 4827 5436 2391 4604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664" smil:attributeName="visibility" smil:to="visible"/>
                  <anim:animate smil:dur="1s" smil:fill="hold" smil:targetElement="id664" smil:attributeName="width" smil:values="width*0.70;width" smil:keyTimes="0;1"/>
                  <anim:animate smil:dur="1s" smil:fill="hold" smil:targetElement="id664" smil:attributeName="height" smil:values="height;height" smil:keyTimes="0;1"/>
                  <anim:transitionFilter smil:dur="1s" smil:targetElement="id664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65" smil:attributeName="visibility" smil:to="visible"/>
                  <anim:animate smil:dur="1s" smil:fill="hold" smil:targetElement="id665" smil:attributeName="width" smil:values="width*0.70;width" smil:keyTimes="0;1"/>
                  <anim:animate smil:dur="1s" smil:fill="hold" smil:targetElement="id665" smil:attributeName="height" smil:values="height;height" smil:keyTimes="0;1"/>
                  <anim:transitionFilter smil:dur="1s" smil:targetElement="id665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66" smil:attributeName="visibility" smil:to="visible"/>
                  <anim:animate smil:dur="1s" smil:fill="hold" smil:targetElement="id666" smil:attributeName="width" smil:values="width*0.70;width" smil:keyTimes="0;1"/>
                  <anim:animate smil:dur="1s" smil:fill="hold" smil:targetElement="id666" smil:attributeName="height" smil:values="height;height" smil:keyTimes="0;1"/>
                  <anim:transitionFilter smil:dur="1s" smil:targetElement="id666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67" smil:attributeName="visibility" smil:to="visible"/>
                  <anim:animate smil:dur="1s" smil:fill="hold" smil:targetElement="id667" smil:attributeName="width" smil:values="width*0.70;width" smil:keyTimes="0;1"/>
                  <anim:animate smil:dur="1s" smil:fill="hold" smil:targetElement="id667" smil:attributeName="height" smil:values="height;height" smil:keyTimes="0;1"/>
                  <anim:transitionFilter smil:dur="1s" smil:targetElement="id667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5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Заголовок_20_и_20_объект" presentation:presentation-page-layout-name="AL1T11">
        <draw:frame draw:name="Содержимое 6" draw:style-name="standard" xml:id="id671" draw:id="id671" draw:layer="layout" svg:width="22.859cm" svg:height="6.287cm" svg:x="1.138cm" svg:y="7.395cm">
          <table:table>
            <table:table-column table:style-name="co20"/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9" table:default-cell-style-name="ce28"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29"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30">
              <table:table-cell>
                <text:p text:style-name="P19"><text:span text:style-name="T91">5724</text:span></text:p>
              </table:table-cell>
              <table:table-cell/>
              <table:table-cell/>
              <table:table-cell>
                <text:p text:style-name="P19"><text:span text:style-name="T91">6500</text:span></text:p>
              </table:table-cell>
              <table:table-cell>
                <text:p text:style-name="P19"><text:span text:style-name="T91">6334</text:span></text:p>
              </table:table-cell>
            </table:table-row>
            <table:table-row table:style-name="ro9" table:default-cell-style-name="ce29">
              <table:table-cell/>
              <table:table-cell>
                <text:p text:style-name="P19"><text:span text:style-name="T91">8467</text:span></text:p>
              </table:table-cell>
              <table:table-cell/>
              <table:table-cell/>
              <table:table-cell>
                <text:p text:style-name="P19"><text:span text:style-name="T91">9169</text:span></text:p>
              </table:table-cell>
            </table:table-row>
          </table:table>
          <draw:image xlink:href="Pictures/TablePreview24.svm" xlink:type="simple" xlink:show="embed" xlink:actuate="onLoad"/>
        </draw:frame>
        <draw:custom-shape draw:name="Заголовок 1" draw:style-name="gr400" draw:text-style-name="P70" xml:id="id668" draw:id="id668" draw:layer="layout" svg:width="22.859cm" svg:height="1.265cm" svg:x="1.442cm" svg:y="0.803cm">
          <text:p text:style-name="P26"><text:span text:style-name="T116">Поразрядная </text:span><text:span text:style-name="T117">MSD - </text:span><text:span text:style-name="T116">сортиров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4" draw:style-name="gr401" draw:text-style-name="P98" xml:id="id669" draw:id="id669" draw:layer="layout" svg:width="2.332cm" svg:height="1.926cm" svg:x="1.645cm" svg:y="3.338cm">
          <text:p text:style-name="P36"><text:span text:style-name="T127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Таблица 5" draw:style-name="standard" xml:id="id670" draw:id="id670" draw:layer="layout" svg:width="18.859cm" svg:height="2.431cm" svg:x="4.688cm" svg:y="3.034cm">
          <table:table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6" table:default-cell-style-name="ce26">
              <table:table-cell>
                <text:p text:style-name="P19"><text:span text:style-name="T125">0</text:span></text:p>
              </table:table-cell>
              <table:table-cell>
                <text:p text:style-name="P19"><text:span text:style-name="T125">1</text:span></text:p>
              </table:table-cell>
              <table:table-cell>
                <text:p text:style-name="P19"><text:span text:style-name="T125">2</text:span></text:p>
              </table:table-cell>
              <table:table-cell>
                <text:p text:style-name="P19"><text:span text:style-name="T125">3</text:span></text:p>
              </table:table-cell>
              <table:table-cell>
                <text:p text:style-name="P19"><text:span text:style-name="T125">4</text:span></text:p>
              </table:table-cell>
              <table:table-cell>
                <text:p text:style-name="P19"><text:span text:style-name="T125">5</text:span></text:p>
              </table:table-cell>
              <table:table-cell>
                <text:p text:style-name="P19"><text:span text:style-name="T125">6</text:span></text:p>
              </table:table-cell>
              <table:table-cell>
                <text:p text:style-name="P19"><text:span text:style-name="T125">7</text:span></text:p>
              </table:table-cell>
              <table:table-cell>
                <text:p text:style-name="P19"><text:span text:style-name="T125">8</text:span></text:p>
              </table:table-cell>
              <table:table-cell>
                <text:p text:style-name="P19"><text:span text:style-name="T125">9</text:span></text:p>
              </table:table-cell>
            </table:table-row>
            <table:table-row table:style-name="ro6" table:default-cell-style-name="ce27">
              <table:table-cell>
                <text:p text:style-name="P19"><text:span text:style-name="T96">0</text:span></text:p>
              </table:table-cell>
              <table:table-cell>
                <text:p text:style-name="P19"><text:span text:style-name="T96">2</text:span></text:p>
              </table:table-cell>
              <table:table-cell>
                <text:p text:style-name="P19"><text:span text:style-name="T107">4</text:span></text:p>
              </table:table-cell>
              <table:table-cell>
                <text:p text:style-name="P19"><text:span text:style-name="T107">5</text:span></text:p>
              </table:table-cell>
              <table:table-cell>
                <text:p text:style-name="P19"><text:span text:style-name="T107">8</text:span></text:p>
              </table:table-cell>
              <table:table-cell>
                <text:p text:style-name="P19"><text:span text:style-name="T107">11</text:span></text:p>
              </table:table-cell>
              <table:table-cell>
                <text:p text:style-name="P19"><text:span text:style-name="T107">13</text:span></text:p>
              </table:table-cell>
              <table:table-cell>
                <text:p text:style-name="P19"><text:span text:style-name="T107">15</text:span></text:p>
              </table:table-cell>
              <table:table-cell>
                <text:p text:style-name="P19"><text:span text:style-name="T107">16</text:span></text:p>
              </table:table-cell>
              <table:table-cell>
                <text:p text:style-name="P19"><text:span text:style-name="T107">19</text:span></text:p>
              </table:table-cell>
            </table:table-row>
          </table:table>
          <draw:image xlink:href="Pictures/TablePreview25.svm" xlink:type="simple" xlink:show="embed" xlink:actuate="onLoad"/>
        </draw:frame>
        <draw:custom-shape draw:name="Прямоугольник 7" draw:style-name="gr402" draw:text-style-name="P39" draw:layer="layout" svg:width="24.261cm" svg:height="4.002cm" svg:x="0cm" svg:y="14.962cm">
          <text:p text:style-name="P38"><text:span text:style-name="T93">5724 1478 9358 6962</text:span></text:p>
          <text:p text:style-name="P38"><text:span text:style-name="T93"><text:s/></text:span><text:span text:style-name="T93">4464 5705 8145 3281 6827 9961 2995 1942 4827 5436 2391 4604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668" smil:attributeName="visibility" smil:to="visible"/>
                  <anim:animate smil:dur="1s" smil:fill="hold" smil:targetElement="id668" smil:attributeName="width" smil:values="width*0.70;width" smil:keyTimes="0;1"/>
                  <anim:animate smil:dur="1s" smil:fill="hold" smil:targetElement="id668" smil:attributeName="height" smil:values="height;height" smil:keyTimes="0;1"/>
                  <anim:transitionFilter smil:dur="1s" smil:targetElement="id668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69" smil:attributeName="visibility" smil:to="visible"/>
                  <anim:animate smil:dur="1s" smil:fill="hold" smil:targetElement="id669" smil:attributeName="width" smil:values="width*0.70;width" smil:keyTimes="0;1"/>
                  <anim:animate smil:dur="1s" smil:fill="hold" smil:targetElement="id669" smil:attributeName="height" smil:values="height;height" smil:keyTimes="0;1"/>
                  <anim:transitionFilter smil:dur="1s" smil:targetElement="id669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70" smil:attributeName="visibility" smil:to="visible"/>
                  <anim:animate smil:dur="1s" smil:fill="hold" smil:targetElement="id670" smil:attributeName="width" smil:values="width*0.70;width" smil:keyTimes="0;1"/>
                  <anim:animate smil:dur="1s" smil:fill="hold" smil:targetElement="id670" smil:attributeName="height" smil:values="height;height" smil:keyTimes="0;1"/>
                  <anim:transitionFilter smil:dur="1s" smil:targetElement="id670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71" smil:attributeName="visibility" smil:to="visible"/>
                  <anim:animate smil:dur="1s" smil:fill="hold" smil:targetElement="id671" smil:attributeName="width" smil:values="width*0.70;width" smil:keyTimes="0;1"/>
                  <anim:animate smil:dur="1s" smil:fill="hold" smil:targetElement="id671" smil:attributeName="height" smil:values="height;height" smil:keyTimes="0;1"/>
                  <anim:transitionFilter smil:dur="1s" smil:targetElement="id671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5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Заголовок_20_и_20_объект" presentation:presentation-page-layout-name="AL1T11">
        <draw:frame draw:name="Содержимое 6" draw:style-name="standard" xml:id="id675" draw:id="id675" draw:layer="layout" svg:width="22.859cm" svg:height="6.287cm" svg:x="1.138cm" svg:y="7.395cm">
          <table:table>
            <table:table-column table:style-name="co20"/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9" table:default-cell-style-name="ce28">
              <table:table-cell/>
              <table:table-cell>
                <text:p text:style-name="P19"><text:span text:style-name="T91">1478</text:span></text:p>
              </table:table-cell>
              <table:table-cell/>
              <table:table-cell/>
              <table:table-cell/>
            </table:table-row>
            <table:table-row table:style-name="ro9" table:default-cell-style-name="ce29"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30">
              <table:table-cell>
                <text:p text:style-name="P19"><text:span text:style-name="T91">5724</text:span></text:p>
              </table:table-cell>
              <table:table-cell/>
              <table:table-cell/>
              <table:table-cell>
                <text:p text:style-name="P19"><text:span text:style-name="T91">6500</text:span></text:p>
              </table:table-cell>
              <table:table-cell>
                <text:p text:style-name="P19"><text:span text:style-name="T91">6334</text:span></text:p>
              </table:table-cell>
            </table:table-row>
            <table:table-row table:style-name="ro9" table:default-cell-style-name="ce29">
              <table:table-cell/>
              <table:table-cell>
                <text:p text:style-name="P19"><text:span text:style-name="T91">8467</text:span></text:p>
              </table:table-cell>
              <table:table-cell/>
              <table:table-cell/>
              <table:table-cell>
                <text:p text:style-name="P19"><text:span text:style-name="T91">9169</text:span></text:p>
              </table:table-cell>
            </table:table-row>
          </table:table>
          <draw:image xlink:href="Pictures/TablePreview26.svm" xlink:type="simple" xlink:show="embed" xlink:actuate="onLoad"/>
        </draw:frame>
        <draw:custom-shape draw:name="Заголовок 1" draw:style-name="gr403" draw:text-style-name="P70" xml:id="id672" draw:id="id672" draw:layer="layout" svg:width="22.859cm" svg:height="1.265cm" svg:x="1.442cm" svg:y="0.803cm">
          <text:p text:style-name="P26"><text:span text:style-name="T116">Поразрядная </text:span><text:span text:style-name="T117">MSD - </text:span><text:span text:style-name="T116">сортиров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4" draw:style-name="gr404" draw:text-style-name="P98" xml:id="id673" draw:id="id673" draw:layer="layout" svg:width="2.332cm" svg:height="1.926cm" svg:x="1.645cm" svg:y="3.338cm">
          <text:p text:style-name="P36"><text:span text:style-name="T127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Таблица 5" draw:style-name="standard" xml:id="id674" draw:id="id674" draw:layer="layout" svg:width="18.859cm" svg:height="2.431cm" svg:x="4.688cm" svg:y="3.034cm">
          <table:table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6" table:default-cell-style-name="ce26">
              <table:table-cell>
                <text:p text:style-name="P19"><text:span text:style-name="T125">0</text:span></text:p>
              </table:table-cell>
              <table:table-cell>
                <text:p text:style-name="P19"><text:span text:style-name="T125">1</text:span></text:p>
              </table:table-cell>
              <table:table-cell>
                <text:p text:style-name="P19"><text:span text:style-name="T125">2</text:span></text:p>
              </table:table-cell>
              <table:table-cell>
                <text:p text:style-name="P19"><text:span text:style-name="T125">3</text:span></text:p>
              </table:table-cell>
              <table:table-cell>
                <text:p text:style-name="P19"><text:span text:style-name="T125">4</text:span></text:p>
              </table:table-cell>
              <table:table-cell>
                <text:p text:style-name="P19"><text:span text:style-name="T125">5</text:span></text:p>
              </table:table-cell>
              <table:table-cell>
                <text:p text:style-name="P19"><text:span text:style-name="T125">6</text:span></text:p>
              </table:table-cell>
              <table:table-cell>
                <text:p text:style-name="P19"><text:span text:style-name="T125">7</text:span></text:p>
              </table:table-cell>
              <table:table-cell>
                <text:p text:style-name="P19"><text:span text:style-name="T125">8</text:span></text:p>
              </table:table-cell>
              <table:table-cell>
                <text:p text:style-name="P19"><text:span text:style-name="T125">9</text:span></text:p>
              </table:table-cell>
            </table:table-row>
            <table:table-row table:style-name="ro6" table:default-cell-style-name="ce27">
              <table:table-cell>
                <text:p text:style-name="P19"><text:span text:style-name="T96">0</text:span></text:p>
              </table:table-cell>
              <table:table-cell>
                <text:p text:style-name="P19"><text:span text:style-name="T96">2</text:span></text:p>
              </table:table-cell>
              <table:table-cell>
                <text:p text:style-name="P19"><text:span text:style-name="T107">4</text:span></text:p>
              </table:table-cell>
              <table:table-cell>
                <text:p text:style-name="P19"><text:span text:style-name="T107">5</text:span></text:p>
              </table:table-cell>
              <table:table-cell>
                <text:p text:style-name="P19"><text:span text:style-name="T107">8</text:span></text:p>
              </table:table-cell>
              <table:table-cell>
                <text:p text:style-name="P19"><text:span text:style-name="T107">10</text:span></text:p>
              </table:table-cell>
              <table:table-cell>
                <text:p text:style-name="P19"><text:span text:style-name="T107">13</text:span></text:p>
              </table:table-cell>
              <table:table-cell>
                <text:p text:style-name="P19"><text:span text:style-name="T107">15</text:span></text:p>
              </table:table-cell>
              <table:table-cell>
                <text:p text:style-name="P19"><text:span text:style-name="T107">16</text:span></text:p>
              </table:table-cell>
              <table:table-cell>
                <text:p text:style-name="P19"><text:span text:style-name="T107">19</text:span></text:p>
              </table:table-cell>
            </table:table-row>
          </table:table>
          <draw:image xlink:href="Pictures/TablePreview27.svm" xlink:type="simple" xlink:show="embed" xlink:actuate="onLoad"/>
        </draw:frame>
        <draw:custom-shape draw:name="Прямоугольник 7" draw:style-name="gr405" draw:text-style-name="P39" draw:layer="layout" svg:width="24.261cm" svg:height="4.002cm" svg:x="0cm" svg:y="14.962cm">
          <text:p text:style-name="P38"><text:span text:style-name="T93">1478 9358 6962</text:span></text:p>
          <text:p text:style-name="P38"><text:span text:style-name="T93"><text:s/></text:span><text:span text:style-name="T93">4464 5705 8145 3281 6827 9961 2995 1942 4827 5436 2391 4604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672" smil:attributeName="visibility" smil:to="visible"/>
                  <anim:animate smil:dur="1s" smil:fill="hold" smil:targetElement="id672" smil:attributeName="width" smil:values="width*0.70;width" smil:keyTimes="0;1"/>
                  <anim:animate smil:dur="1s" smil:fill="hold" smil:targetElement="id672" smil:attributeName="height" smil:values="height;height" smil:keyTimes="0;1"/>
                  <anim:transitionFilter smil:dur="1s" smil:targetElement="id672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73" smil:attributeName="visibility" smil:to="visible"/>
                  <anim:animate smil:dur="1s" smil:fill="hold" smil:targetElement="id673" smil:attributeName="width" smil:values="width*0.70;width" smil:keyTimes="0;1"/>
                  <anim:animate smil:dur="1s" smil:fill="hold" smil:targetElement="id673" smil:attributeName="height" smil:values="height;height" smil:keyTimes="0;1"/>
                  <anim:transitionFilter smil:dur="1s" smil:targetElement="id673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74" smil:attributeName="visibility" smil:to="visible"/>
                  <anim:animate smil:dur="1s" smil:fill="hold" smil:targetElement="id674" smil:attributeName="width" smil:values="width*0.70;width" smil:keyTimes="0;1"/>
                  <anim:animate smil:dur="1s" smil:fill="hold" smil:targetElement="id674" smil:attributeName="height" smil:values="height;height" smil:keyTimes="0;1"/>
                  <anim:transitionFilter smil:dur="1s" smil:targetElement="id674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75" smil:attributeName="visibility" smil:to="visible"/>
                  <anim:animate smil:dur="1s" smil:fill="hold" smil:targetElement="id675" smil:attributeName="width" smil:values="width*0.70;width" smil:keyTimes="0;1"/>
                  <anim:animate smil:dur="1s" smil:fill="hold" smil:targetElement="id675" smil:attributeName="height" smil:values="height;height" smil:keyTimes="0;1"/>
                  <anim:transitionFilter smil:dur="1s" smil:targetElement="id675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5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Заголовок_20_и_20_объект" presentation:presentation-page-layout-name="AL1T11">
        <draw:frame draw:name="Содержимое 6" draw:style-name="standard" xml:id="id679" draw:id="id679" draw:layer="layout" svg:width="22.859cm" svg:height="6.287cm" svg:x="1.138cm" svg:y="7.395cm">
          <table:table>
            <table:table-column table:style-name="co20"/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9" table:default-cell-style-name="ce28">
              <table:table-cell/>
              <table:table-cell>
                <text:p text:style-name="P19"><text:span text:style-name="T91">1478</text:span></text:p>
              </table:table-cell>
              <table:table-cell/>
              <table:table-cell/>
              <table:table-cell/>
            </table:table-row>
            <table:table-row table:style-name="ro9" table:default-cell-style-name="ce29"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30">
              <table:table-cell>
                <text:p text:style-name="P19"><text:span text:style-name="T91">5724</text:span></text:p>
              </table:table-cell>
              <table:table-cell/>
              <table:table-cell/>
              <table:table-cell>
                <text:p text:style-name="P19"><text:span text:style-name="T91">6500</text:span></text:p>
              </table:table-cell>
              <table:table-cell>
                <text:p text:style-name="P19"><text:span text:style-name="T91">6334</text:span></text:p>
              </table:table-cell>
            </table:table-row>
            <table:table-row table:style-name="ro9" table:default-cell-style-name="ce29">
              <table:table-cell/>
              <table:table-cell>
                <text:p text:style-name="P19"><text:span text:style-name="T91">8467</text:span></text:p>
              </table:table-cell>
              <table:table-cell/>
              <table:table-cell>
                <text:p text:style-name="P19"><text:span text:style-name="T91">9358</text:span></text:p>
              </table:table-cell>
              <table:table-cell>
                <text:p text:style-name="P19"><text:span text:style-name="T91">9169</text:span></text:p>
              </table:table-cell>
            </table:table-row>
          </table:table>
          <draw:image xlink:href="Pictures/TablePreview28.svm" xlink:type="simple" xlink:show="embed" xlink:actuate="onLoad"/>
        </draw:frame>
        <draw:custom-shape draw:name="Заголовок 1" draw:style-name="gr406" draw:text-style-name="P70" xml:id="id676" draw:id="id676" draw:layer="layout" svg:width="22.859cm" svg:height="1.265cm" svg:x="1.442cm" svg:y="0.803cm">
          <text:p text:style-name="P26"><text:span text:style-name="T116">Поразрядная </text:span><text:span text:style-name="T117">MSD - </text:span><text:span text:style-name="T116">сортиров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4" draw:style-name="gr407" draw:text-style-name="P98" xml:id="id677" draw:id="id677" draw:layer="layout" svg:width="2.332cm" svg:height="1.926cm" svg:x="1.645cm" svg:y="3.338cm">
          <text:p text:style-name="P36"><text:span text:style-name="T127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Таблица 5" draw:style-name="standard" xml:id="id678" draw:id="id678" draw:layer="layout" svg:width="18.859cm" svg:height="2.431cm" svg:x="4.688cm" svg:y="3.034cm">
          <table:table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6" table:default-cell-style-name="ce26">
              <table:table-cell>
                <text:p text:style-name="P19"><text:span text:style-name="T125">0</text:span></text:p>
              </table:table-cell>
              <table:table-cell>
                <text:p text:style-name="P19"><text:span text:style-name="T125">1</text:span></text:p>
              </table:table-cell>
              <table:table-cell>
                <text:p text:style-name="P19"><text:span text:style-name="T125">2</text:span></text:p>
              </table:table-cell>
              <table:table-cell>
                <text:p text:style-name="P19"><text:span text:style-name="T125">3</text:span></text:p>
              </table:table-cell>
              <table:table-cell>
                <text:p text:style-name="P19"><text:span text:style-name="T125">4</text:span></text:p>
              </table:table-cell>
              <table:table-cell>
                <text:p text:style-name="P19"><text:span text:style-name="T125">5</text:span></text:p>
              </table:table-cell>
              <table:table-cell>
                <text:p text:style-name="P19"><text:span text:style-name="T125">6</text:span></text:p>
              </table:table-cell>
              <table:table-cell>
                <text:p text:style-name="P19"><text:span text:style-name="T125">7</text:span></text:p>
              </table:table-cell>
              <table:table-cell>
                <text:p text:style-name="P19"><text:span text:style-name="T125">8</text:span></text:p>
              </table:table-cell>
              <table:table-cell>
                <text:p text:style-name="P19"><text:span text:style-name="T125">9</text:span></text:p>
              </table:table-cell>
            </table:table-row>
            <table:table-row table:style-name="ro6" table:default-cell-style-name="ce27">
              <table:table-cell>
                <text:p text:style-name="P19"><text:span text:style-name="T96">0</text:span></text:p>
              </table:table-cell>
              <table:table-cell>
                <text:p text:style-name="P19"><text:span text:style-name="T107">1</text:span></text:p>
              </table:table-cell>
              <table:table-cell>
                <text:p text:style-name="P19"><text:span text:style-name="T107">4</text:span></text:p>
              </table:table-cell>
              <table:table-cell>
                <text:p text:style-name="P19"><text:span text:style-name="T107">5</text:span></text:p>
              </table:table-cell>
              <table:table-cell>
                <text:p text:style-name="P19"><text:span text:style-name="T107">8</text:span></text:p>
              </table:table-cell>
              <table:table-cell>
                <text:p text:style-name="P19"><text:span text:style-name="T107">10</text:span></text:p>
              </table:table-cell>
              <table:table-cell>
                <text:p text:style-name="P19"><text:span text:style-name="T107">13</text:span></text:p>
              </table:table-cell>
              <table:table-cell>
                <text:p text:style-name="P19"><text:span text:style-name="T107">15</text:span></text:p>
              </table:table-cell>
              <table:table-cell>
                <text:p text:style-name="P19"><text:span text:style-name="T107">16</text:span></text:p>
              </table:table-cell>
              <table:table-cell>
                <text:p text:style-name="P19"><text:span text:style-name="T107">19</text:span></text:p>
              </table:table-cell>
            </table:table-row>
          </table:table>
          <draw:image xlink:href="Pictures/TablePreview29.svm" xlink:type="simple" xlink:show="embed" xlink:actuate="onLoad"/>
        </draw:frame>
        <draw:custom-shape draw:name="Прямоугольник 7" draw:style-name="gr408" draw:text-style-name="P39" draw:layer="layout" svg:width="24.261cm" svg:height="4.002cm" svg:x="0cm" svg:y="14.962cm">
          <text:p text:style-name="P38"><text:span text:style-name="T93">9358 6962</text:span></text:p>
          <text:p text:style-name="P38"><text:span text:style-name="T93"><text:s/></text:span><text:span text:style-name="T93">4464 5705 8145 3281 6827 9961 2995 1942 4827 5436 2391 4604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676" smil:attributeName="visibility" smil:to="visible"/>
                  <anim:animate smil:dur="1s" smil:fill="hold" smil:targetElement="id676" smil:attributeName="width" smil:values="width*0.70;width" smil:keyTimes="0;1"/>
                  <anim:animate smil:dur="1s" smil:fill="hold" smil:targetElement="id676" smil:attributeName="height" smil:values="height;height" smil:keyTimes="0;1"/>
                  <anim:transitionFilter smil:dur="1s" smil:targetElement="id676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77" smil:attributeName="visibility" smil:to="visible"/>
                  <anim:animate smil:dur="1s" smil:fill="hold" smil:targetElement="id677" smil:attributeName="width" smil:values="width*0.70;width" smil:keyTimes="0;1"/>
                  <anim:animate smil:dur="1s" smil:fill="hold" smil:targetElement="id677" smil:attributeName="height" smil:values="height;height" smil:keyTimes="0;1"/>
                  <anim:transitionFilter smil:dur="1s" smil:targetElement="id677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78" smil:attributeName="visibility" smil:to="visible"/>
                  <anim:animate smil:dur="1s" smil:fill="hold" smil:targetElement="id678" smil:attributeName="width" smil:values="width*0.70;width" smil:keyTimes="0;1"/>
                  <anim:animate smil:dur="1s" smil:fill="hold" smil:targetElement="id678" smil:attributeName="height" smil:values="height;height" smil:keyTimes="0;1"/>
                  <anim:transitionFilter smil:dur="1s" smil:targetElement="id678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79" smil:attributeName="visibility" smil:to="visible"/>
                  <anim:animate smil:dur="1s" smil:fill="hold" smil:targetElement="id679" smil:attributeName="width" smil:values="width*0.70;width" smil:keyTimes="0;1"/>
                  <anim:animate smil:dur="1s" smil:fill="hold" smil:targetElement="id679" smil:attributeName="height" smil:values="height;height" smil:keyTimes="0;1"/>
                  <anim:transitionFilter smil:dur="1s" smil:targetElement="id679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56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Заголовок_20_и_20_объект" presentation:presentation-page-layout-name="AL1T11">
        <draw:frame draw:name="Содержимое 6" draw:style-name="standard" xml:id="id683" draw:id="id683" draw:layer="layout" svg:width="22.859cm" svg:height="6.287cm" svg:x="1.138cm" svg:y="7.395cm">
          <table:table>
            <table:table-column table:style-name="co20"/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9" table:default-cell-style-name="ce28">
              <table:table-cell/>
              <table:table-cell>
                <text:p text:style-name="P19"><text:span text:style-name="T91">1478</text:span></text:p>
              </table:table-cell>
              <table:table-cell/>
              <table:table-cell/>
              <table:table-cell/>
            </table:table-row>
            <table:table-row table:style-name="ro9" table:default-cell-style-name="ce29"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30">
              <table:table-cell>
                <text:p text:style-name="P19"><text:span text:style-name="T91">5724</text:span></text:p>
              </table:table-cell>
              <table:table-cell/>
              <table:table-cell>
                <text:p text:style-name="P19"><text:span text:style-name="T91">6962</text:span></text:p>
              </table:table-cell>
              <table:table-cell>
                <text:p text:style-name="P19"><text:span text:style-name="T91">6500</text:span></text:p>
              </table:table-cell>
              <table:table-cell>
                <text:p text:style-name="P19"><text:span text:style-name="T91">6334</text:span></text:p>
              </table:table-cell>
            </table:table-row>
            <table:table-row table:style-name="ro9" table:default-cell-style-name="ce29">
              <table:table-cell/>
              <table:table-cell>
                <text:p text:style-name="P19"><text:span text:style-name="T91">8467</text:span></text:p>
              </table:table-cell>
              <table:table-cell/>
              <table:table-cell>
                <text:p text:style-name="P19"><text:span text:style-name="T91">9358</text:span></text:p>
              </table:table-cell>
              <table:table-cell>
                <text:p text:style-name="P19"><text:span text:style-name="T91">9169</text:span></text:p>
              </table:table-cell>
            </table:table-row>
          </table:table>
          <draw:image xlink:href="Pictures/TablePreview30.svm" xlink:type="simple" xlink:show="embed" xlink:actuate="onLoad"/>
        </draw:frame>
        <draw:custom-shape draw:name="Заголовок 1" draw:style-name="gr409" draw:text-style-name="P70" xml:id="id680" draw:id="id680" draw:layer="layout" svg:width="22.859cm" svg:height="1.265cm" svg:x="1.442cm" svg:y="0.803cm">
          <text:p text:style-name="P26"><text:span text:style-name="T116">Поразрядная </text:span><text:span text:style-name="T117">MSD - </text:span><text:span text:style-name="T116">сортиров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4" draw:style-name="gr410" draw:text-style-name="P98" xml:id="id681" draw:id="id681" draw:layer="layout" svg:width="2.332cm" svg:height="1.926cm" svg:x="1.645cm" svg:y="3.338cm">
          <text:p text:style-name="P36"><text:span text:style-name="T127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Таблица 5" draw:style-name="standard" xml:id="id682" draw:id="id682" draw:layer="layout" svg:width="18.859cm" svg:height="2.431cm" svg:x="4.688cm" svg:y="3.034cm">
          <table:table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6" table:default-cell-style-name="ce26">
              <table:table-cell>
                <text:p text:style-name="P19"><text:span text:style-name="T125">0</text:span></text:p>
              </table:table-cell>
              <table:table-cell>
                <text:p text:style-name="P19"><text:span text:style-name="T125">1</text:span></text:p>
              </table:table-cell>
              <table:table-cell>
                <text:p text:style-name="P19"><text:span text:style-name="T125">2</text:span></text:p>
              </table:table-cell>
              <table:table-cell>
                <text:p text:style-name="P19"><text:span text:style-name="T125">3</text:span></text:p>
              </table:table-cell>
              <table:table-cell>
                <text:p text:style-name="P19"><text:span text:style-name="T125">4</text:span></text:p>
              </table:table-cell>
              <table:table-cell>
                <text:p text:style-name="P19"><text:span text:style-name="T125">5</text:span></text:p>
              </table:table-cell>
              <table:table-cell>
                <text:p text:style-name="P19"><text:span text:style-name="T125">6</text:span></text:p>
              </table:table-cell>
              <table:table-cell>
                <text:p text:style-name="P19"><text:span text:style-name="T125">7</text:span></text:p>
              </table:table-cell>
              <table:table-cell>
                <text:p text:style-name="P19"><text:span text:style-name="T125">8</text:span></text:p>
              </table:table-cell>
              <table:table-cell>
                <text:p text:style-name="P19"><text:span text:style-name="T125">9</text:span></text:p>
              </table:table-cell>
            </table:table-row>
            <table:table-row table:style-name="ro6" table:default-cell-style-name="ce27">
              <table:table-cell>
                <text:p text:style-name="P19"><text:span text:style-name="T96">0</text:span></text:p>
              </table:table-cell>
              <table:table-cell>
                <text:p text:style-name="P19"><text:span text:style-name="T107">1</text:span></text:p>
              </table:table-cell>
              <table:table-cell>
                <text:p text:style-name="P19"><text:span text:style-name="T107">4</text:span></text:p>
              </table:table-cell>
              <table:table-cell>
                <text:p text:style-name="P19"><text:span text:style-name="T107">5</text:span></text:p>
              </table:table-cell>
              <table:table-cell>
                <text:p text:style-name="P19"><text:span text:style-name="T107">8</text:span></text:p>
              </table:table-cell>
              <table:table-cell>
                <text:p text:style-name="P19"><text:span text:style-name="T107">10</text:span></text:p>
              </table:table-cell>
              <table:table-cell>
                <text:p text:style-name="P19"><text:span text:style-name="T107">13</text:span></text:p>
              </table:table-cell>
              <table:table-cell>
                <text:p text:style-name="P19"><text:span text:style-name="T107">15</text:span></text:p>
              </table:table-cell>
              <table:table-cell>
                <text:p text:style-name="P19"><text:span text:style-name="T107">16</text:span></text:p>
              </table:table-cell>
              <table:table-cell>
                <text:p text:style-name="P19"><text:span text:style-name="T107">18</text:span></text:p>
              </table:table-cell>
            </table:table-row>
          </table:table>
          <draw:image xlink:href="Pictures/TablePreview31.svm" xlink:type="simple" xlink:show="embed" xlink:actuate="onLoad"/>
        </draw:frame>
        <draw:custom-shape draw:name="Прямоугольник 7" draw:style-name="gr411" draw:text-style-name="P39" draw:layer="layout" svg:width="24.261cm" svg:height="4.002cm" svg:x="0cm" svg:y="14.962cm">
          <text:p text:style-name="P38"><text:span text:style-name="T93">6962</text:span></text:p>
          <text:p text:style-name="P38"><text:span text:style-name="T93"><text:s/></text:span><text:span text:style-name="T93">4464 5705 8145 3281 6827 9961 2995 1942 4827 5436 2391 4604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680" smil:attributeName="visibility" smil:to="visible"/>
                  <anim:animate smil:dur="1s" smil:fill="hold" smil:targetElement="id680" smil:attributeName="width" smil:values="width*0.70;width" smil:keyTimes="0;1"/>
                  <anim:animate smil:dur="1s" smil:fill="hold" smil:targetElement="id680" smil:attributeName="height" smil:values="height;height" smil:keyTimes="0;1"/>
                  <anim:transitionFilter smil:dur="1s" smil:targetElement="id680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81" smil:attributeName="visibility" smil:to="visible"/>
                  <anim:animate smil:dur="1s" smil:fill="hold" smil:targetElement="id681" smil:attributeName="width" smil:values="width*0.70;width" smil:keyTimes="0;1"/>
                  <anim:animate smil:dur="1s" smil:fill="hold" smil:targetElement="id681" smil:attributeName="height" smil:values="height;height" smil:keyTimes="0;1"/>
                  <anim:transitionFilter smil:dur="1s" smil:targetElement="id681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82" smil:attributeName="visibility" smil:to="visible"/>
                  <anim:animate smil:dur="1s" smil:fill="hold" smil:targetElement="id682" smil:attributeName="width" smil:values="width*0.70;width" smil:keyTimes="0;1"/>
                  <anim:animate smil:dur="1s" smil:fill="hold" smil:targetElement="id682" smil:attributeName="height" smil:values="height;height" smil:keyTimes="0;1"/>
                  <anim:transitionFilter smil:dur="1s" smil:targetElement="id682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83" smil:attributeName="visibility" smil:to="visible"/>
                  <anim:animate smil:dur="1s" smil:fill="hold" smil:targetElement="id683" smil:attributeName="width" smil:values="width*0.70;width" smil:keyTimes="0;1"/>
                  <anim:animate smil:dur="1s" smil:fill="hold" smil:targetElement="id683" smil:attributeName="height" smil:values="height;height" smil:keyTimes="0;1"/>
                  <anim:transitionFilter smil:dur="1s" smil:targetElement="id683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57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Заголовок_20_и_20_объект" presentation:presentation-page-layout-name="AL1T11">
        <draw:frame draw:name="Содержимое 6" draw:style-name="standard" xml:id="id687" draw:id="id687" draw:layer="layout" svg:width="22.859cm" svg:height="6.287cm" svg:x="1.138cm" svg:y="7.395cm">
          <table:table>
            <table:table-column table:style-name="co20"/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9" table:default-cell-style-name="ce28">
              <table:table-cell/>
              <table:table-cell>
                <text:p text:style-name="P19"><text:span text:style-name="T91">1478</text:span></text:p>
              </table:table-cell>
              <table:table-cell/>
              <table:table-cell/>
              <table:table-cell/>
            </table:table-row>
            <table:table-row table:style-name="ro9" table:default-cell-style-name="ce29">
              <table:table-cell/>
              <table:table-cell/>
              <table:table-cell>
                <text:p text:style-name="P19"><text:span text:style-name="T91">4464</text:span></text:p>
              </table:table-cell>
              <table:table-cell/>
              <table:table-cell/>
            </table:table-row>
            <table:table-row table:style-name="ro9" table:default-cell-style-name="ce30">
              <table:table-cell>
                <text:p text:style-name="P19"><text:span text:style-name="T91">5724</text:span></text:p>
              </table:table-cell>
              <table:table-cell/>
              <table:table-cell>
                <text:p text:style-name="P19"><text:span text:style-name="T91">6962</text:span></text:p>
              </table:table-cell>
              <table:table-cell>
                <text:p text:style-name="P19"><text:span text:style-name="T91">6500</text:span></text:p>
              </table:table-cell>
              <table:table-cell>
                <text:p text:style-name="P19"><text:span text:style-name="T91">6334</text:span></text:p>
              </table:table-cell>
            </table:table-row>
            <table:table-row table:style-name="ro9" table:default-cell-style-name="ce29">
              <table:table-cell/>
              <table:table-cell>
                <text:p text:style-name="P19"><text:span text:style-name="T91">8467</text:span></text:p>
              </table:table-cell>
              <table:table-cell/>
              <table:table-cell>
                <text:p text:style-name="P19"><text:span text:style-name="T91">9358</text:span></text:p>
              </table:table-cell>
              <table:table-cell>
                <text:p text:style-name="P19"><text:span text:style-name="T91">9169</text:span></text:p>
              </table:table-cell>
            </table:table-row>
          </table:table>
          <draw:image xlink:href="Pictures/TablePreview32.svm" xlink:type="simple" xlink:show="embed" xlink:actuate="onLoad"/>
        </draw:frame>
        <draw:custom-shape draw:name="Заголовок 1" draw:style-name="gr412" draw:text-style-name="P70" xml:id="id684" draw:id="id684" draw:layer="layout" svg:width="22.859cm" svg:height="1.265cm" svg:x="1.442cm" svg:y="0.803cm">
          <text:p text:style-name="P26"><text:span text:style-name="T116">Поразрядная </text:span><text:span text:style-name="T117">MSD - </text:span><text:span text:style-name="T116">сортиров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4" draw:style-name="gr413" draw:text-style-name="P98" xml:id="id685" draw:id="id685" draw:layer="layout" svg:width="2.332cm" svg:height="1.926cm" svg:x="1.645cm" svg:y="3.338cm">
          <text:p text:style-name="P36"><text:span text:style-name="T127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Таблица 5" draw:style-name="standard" xml:id="id686" draw:id="id686" draw:layer="layout" svg:width="18.859cm" svg:height="2.431cm" svg:x="4.688cm" svg:y="3.034cm">
          <table:table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6" table:default-cell-style-name="ce26">
              <table:table-cell>
                <text:p text:style-name="P19"><text:span text:style-name="T125">0</text:span></text:p>
              </table:table-cell>
              <table:table-cell>
                <text:p text:style-name="P19"><text:span text:style-name="T125">1</text:span></text:p>
              </table:table-cell>
              <table:table-cell>
                <text:p text:style-name="P19"><text:span text:style-name="T125">2</text:span></text:p>
              </table:table-cell>
              <table:table-cell>
                <text:p text:style-name="P19"><text:span text:style-name="T125">3</text:span></text:p>
              </table:table-cell>
              <table:table-cell>
                <text:p text:style-name="P19"><text:span text:style-name="T125">4</text:span></text:p>
              </table:table-cell>
              <table:table-cell>
                <text:p text:style-name="P19"><text:span text:style-name="T125">5</text:span></text:p>
              </table:table-cell>
              <table:table-cell>
                <text:p text:style-name="P19"><text:span text:style-name="T125">6</text:span></text:p>
              </table:table-cell>
              <table:table-cell>
                <text:p text:style-name="P19"><text:span text:style-name="T125">7</text:span></text:p>
              </table:table-cell>
              <table:table-cell>
                <text:p text:style-name="P19"><text:span text:style-name="T125">8</text:span></text:p>
              </table:table-cell>
              <table:table-cell>
                <text:p text:style-name="P19"><text:span text:style-name="T125">9</text:span></text:p>
              </table:table-cell>
            </table:table-row>
            <table:table-row table:style-name="ro6" table:default-cell-style-name="ce27">
              <table:table-cell>
                <text:p text:style-name="P19"><text:span text:style-name="T96">0</text:span></text:p>
              </table:table-cell>
              <table:table-cell>
                <text:p text:style-name="P19"><text:span text:style-name="T107">1</text:span></text:p>
              </table:table-cell>
              <table:table-cell>
                <text:p text:style-name="P19"><text:span text:style-name="T107">4</text:span></text:p>
              </table:table-cell>
              <table:table-cell>
                <text:p text:style-name="P19"><text:span text:style-name="T107">5</text:span></text:p>
              </table:table-cell>
              <table:table-cell>
                <text:p text:style-name="P19"><text:span text:style-name="T107">8</text:span></text:p>
              </table:table-cell>
              <table:table-cell>
                <text:p text:style-name="P19"><text:span text:style-name="T107">10</text:span></text:p>
              </table:table-cell>
              <table:table-cell>
                <text:p text:style-name="P19"><text:span text:style-name="T107">12</text:span></text:p>
              </table:table-cell>
              <table:table-cell>
                <text:p text:style-name="P19"><text:span text:style-name="T107">15</text:span></text:p>
              </table:table-cell>
              <table:table-cell>
                <text:p text:style-name="P19"><text:span text:style-name="T107">16</text:span></text:p>
              </table:table-cell>
              <table:table-cell>
                <text:p text:style-name="P19"><text:span text:style-name="T107">18</text:span></text:p>
              </table:table-cell>
            </table:table-row>
          </table:table>
          <draw:image xlink:href="Pictures/TablePreview33.svm" xlink:type="simple" xlink:show="embed" xlink:actuate="onLoad"/>
        </draw:frame>
        <draw:custom-shape draw:name="Прямоугольник 7" draw:style-name="gr414" draw:text-style-name="P39" draw:layer="layout" svg:width="24.261cm" svg:height="2.619cm" svg:x="0cm" svg:y="14.962cm">
          <text:p text:style-name="P38"><text:span text:style-name="T93">4464 5705 8145 3281 6827 9961 2995 1942 4827 5436 2391 4604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684" smil:attributeName="visibility" smil:to="visible"/>
                  <anim:animate smil:dur="1s" smil:fill="hold" smil:targetElement="id684" smil:attributeName="width" smil:values="width*0.70;width" smil:keyTimes="0;1"/>
                  <anim:animate smil:dur="1s" smil:fill="hold" smil:targetElement="id684" smil:attributeName="height" smil:values="height;height" smil:keyTimes="0;1"/>
                  <anim:transitionFilter smil:dur="1s" smil:targetElement="id684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85" smil:attributeName="visibility" smil:to="visible"/>
                  <anim:animate smil:dur="1s" smil:fill="hold" smil:targetElement="id685" smil:attributeName="width" smil:values="width*0.70;width" smil:keyTimes="0;1"/>
                  <anim:animate smil:dur="1s" smil:fill="hold" smil:targetElement="id685" smil:attributeName="height" smil:values="height;height" smil:keyTimes="0;1"/>
                  <anim:transitionFilter smil:dur="1s" smil:targetElement="id685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86" smil:attributeName="visibility" smil:to="visible"/>
                  <anim:animate smil:dur="1s" smil:fill="hold" smil:targetElement="id686" smil:attributeName="width" smil:values="width*0.70;width" smil:keyTimes="0;1"/>
                  <anim:animate smil:dur="1s" smil:fill="hold" smil:targetElement="id686" smil:attributeName="height" smil:values="height;height" smil:keyTimes="0;1"/>
                  <anim:transitionFilter smil:dur="1s" smil:targetElement="id686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87" smil:attributeName="visibility" smil:to="visible"/>
                  <anim:animate smil:dur="1s" smil:fill="hold" smil:targetElement="id687" smil:attributeName="width" smil:values="width*0.70;width" smil:keyTimes="0;1"/>
                  <anim:animate smil:dur="1s" smil:fill="hold" smil:targetElement="id687" smil:attributeName="height" smil:values="height;height" smil:keyTimes="0;1"/>
                  <anim:transitionFilter smil:dur="1s" smil:targetElement="id687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58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Заголовок_20_и_20_объект" presentation:presentation-page-layout-name="AL1T11">
        <draw:frame draw:name="Содержимое 6" draw:style-name="standard" xml:id="id691" draw:id="id691" draw:layer="layout" svg:width="22.859cm" svg:height="6.287cm" svg:x="1.138cm" svg:y="7.395cm">
          <table:table>
            <table:table-column table:style-name="co20"/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9" table:default-cell-style-name="ce28">
              <table:table-cell/>
              <table:table-cell>
                <text:p text:style-name="P19"><text:span text:style-name="T91">1478</text:span></text:p>
              </table:table-cell>
              <table:table-cell/>
              <table:table-cell/>
              <table:table-cell/>
            </table:table-row>
            <table:table-row table:style-name="ro9" table:default-cell-style-name="ce29">
              <table:table-cell/>
              <table:table-cell/>
              <table:table-cell>
                <text:p text:style-name="P19"><text:span text:style-name="T91">4464</text:span></text:p>
              </table:table-cell>
              <table:table-cell/>
              <table:table-cell>
                <text:p text:style-name="P19"><text:span text:style-name="T91">5705</text:span></text:p>
              </table:table-cell>
            </table:table-row>
            <table:table-row table:style-name="ro9" table:default-cell-style-name="ce30">
              <table:table-cell>
                <text:p text:style-name="P19"><text:span text:style-name="T91">5724</text:span></text:p>
              </table:table-cell>
              <table:table-cell/>
              <table:table-cell>
                <text:p text:style-name="P19"><text:span text:style-name="T91">6962</text:span></text:p>
              </table:table-cell>
              <table:table-cell>
                <text:p text:style-name="P19"><text:span text:style-name="T91">6500</text:span></text:p>
              </table:table-cell>
              <table:table-cell>
                <text:p text:style-name="P19"><text:span text:style-name="T91">6334</text:span></text:p>
              </table:table-cell>
            </table:table-row>
            <table:table-row table:style-name="ro9" table:default-cell-style-name="ce29">
              <table:table-cell/>
              <table:table-cell>
                <text:p text:style-name="P19"><text:span text:style-name="T91">8467</text:span></text:p>
              </table:table-cell>
              <table:table-cell/>
              <table:table-cell>
                <text:p text:style-name="P19"><text:span text:style-name="T91">9358</text:span></text:p>
              </table:table-cell>
              <table:table-cell>
                <text:p text:style-name="P19"><text:span text:style-name="T91">9169</text:span></text:p>
              </table:table-cell>
            </table:table-row>
          </table:table>
          <draw:image xlink:href="Pictures/TablePreview34.svm" xlink:type="simple" xlink:show="embed" xlink:actuate="onLoad"/>
        </draw:frame>
        <draw:custom-shape draw:name="Заголовок 1" draw:style-name="gr415" draw:text-style-name="P70" xml:id="id688" draw:id="id688" draw:layer="layout" svg:width="22.859cm" svg:height="1.265cm" svg:x="1.442cm" svg:y="0.803cm">
          <text:p text:style-name="P26"><text:span text:style-name="T116">Поразрядная </text:span><text:span text:style-name="T117">MSD - </text:span><text:span text:style-name="T116">сортиров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4" draw:style-name="gr416" draw:text-style-name="P98" xml:id="id689" draw:id="id689" draw:layer="layout" svg:width="2.332cm" svg:height="1.926cm" svg:x="1.645cm" svg:y="3.338cm">
          <text:p text:style-name="P36"><text:span text:style-name="T127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Таблица 5" draw:style-name="standard" xml:id="id690" draw:id="id690" draw:layer="layout" svg:width="18.859cm" svg:height="2.431cm" svg:x="4.688cm" svg:y="3.034cm">
          <table:table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6" table:default-cell-style-name="ce26">
              <table:table-cell>
                <text:p text:style-name="P19"><text:span text:style-name="T125">0</text:span></text:p>
              </table:table-cell>
              <table:table-cell>
                <text:p text:style-name="P19"><text:span text:style-name="T125">1</text:span></text:p>
              </table:table-cell>
              <table:table-cell>
                <text:p text:style-name="P19"><text:span text:style-name="T125">2</text:span></text:p>
              </table:table-cell>
              <table:table-cell>
                <text:p text:style-name="P19"><text:span text:style-name="T125">3</text:span></text:p>
              </table:table-cell>
              <table:table-cell>
                <text:p text:style-name="P19"><text:span text:style-name="T125">4</text:span></text:p>
              </table:table-cell>
              <table:table-cell>
                <text:p text:style-name="P19"><text:span text:style-name="T125">5</text:span></text:p>
              </table:table-cell>
              <table:table-cell>
                <text:p text:style-name="P19"><text:span text:style-name="T125">6</text:span></text:p>
              </table:table-cell>
              <table:table-cell>
                <text:p text:style-name="P19"><text:span text:style-name="T125">7</text:span></text:p>
              </table:table-cell>
              <table:table-cell>
                <text:p text:style-name="P19"><text:span text:style-name="T125">8</text:span></text:p>
              </table:table-cell>
              <table:table-cell>
                <text:p text:style-name="P19"><text:span text:style-name="T125">9</text:span></text:p>
              </table:table-cell>
            </table:table-row>
            <table:table-row table:style-name="ro6" table:default-cell-style-name="ce27">
              <table:table-cell>
                <text:p text:style-name="P19"><text:span text:style-name="T96">0</text:span></text:p>
              </table:table-cell>
              <table:table-cell>
                <text:p text:style-name="P19"><text:span text:style-name="T107">1</text:span></text:p>
              </table:table-cell>
              <table:table-cell>
                <text:p text:style-name="P19"><text:span text:style-name="T107">4</text:span></text:p>
              </table:table-cell>
              <table:table-cell>
                <text:p text:style-name="P19"><text:span text:style-name="T107">5</text:span></text:p>
              </table:table-cell>
              <table:table-cell>
                <text:p text:style-name="P19"><text:span text:style-name="T107">7</text:span></text:p>
              </table:table-cell>
              <table:table-cell>
                <text:p text:style-name="P19"><text:span text:style-name="T107">10</text:span></text:p>
              </table:table-cell>
              <table:table-cell>
                <text:p text:style-name="P19"><text:span text:style-name="T107">12</text:span></text:p>
              </table:table-cell>
              <table:table-cell>
                <text:p text:style-name="P19"><text:span text:style-name="T107">15</text:span></text:p>
              </table:table-cell>
              <table:table-cell>
                <text:p text:style-name="P19"><text:span text:style-name="T107">16</text:span></text:p>
              </table:table-cell>
              <table:table-cell>
                <text:p text:style-name="P19"><text:span text:style-name="T107">18</text:span></text:p>
              </table:table-cell>
            </table:table-row>
          </table:table>
          <draw:image xlink:href="Pictures/TablePreview35.svm" xlink:type="simple" xlink:show="embed" xlink:actuate="onLoad"/>
        </draw:frame>
        <draw:custom-shape draw:name="Прямоугольник 7" draw:style-name="gr417" draw:text-style-name="P39" draw:layer="layout" svg:width="24.261cm" svg:height="2.619cm" svg:x="0cm" svg:y="14.962cm">
          <text:p text:style-name="P38"><text:span text:style-name="T93">5705 8145 3281 6827 9961 2995 1942 4827 5436 2391 4604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688" smil:attributeName="visibility" smil:to="visible"/>
                  <anim:animate smil:dur="1s" smil:fill="hold" smil:targetElement="id688" smil:attributeName="width" smil:values="width*0.70;width" smil:keyTimes="0;1"/>
                  <anim:animate smil:dur="1s" smil:fill="hold" smil:targetElement="id688" smil:attributeName="height" smil:values="height;height" smil:keyTimes="0;1"/>
                  <anim:transitionFilter smil:dur="1s" smil:targetElement="id688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89" smil:attributeName="visibility" smil:to="visible"/>
                  <anim:animate smil:dur="1s" smil:fill="hold" smil:targetElement="id689" smil:attributeName="width" smil:values="width*0.70;width" smil:keyTimes="0;1"/>
                  <anim:animate smil:dur="1s" smil:fill="hold" smil:targetElement="id689" smil:attributeName="height" smil:values="height;height" smil:keyTimes="0;1"/>
                  <anim:transitionFilter smil:dur="1s" smil:targetElement="id689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90" smil:attributeName="visibility" smil:to="visible"/>
                  <anim:animate smil:dur="1s" smil:fill="hold" smil:targetElement="id690" smil:attributeName="width" smil:values="width*0.70;width" smil:keyTimes="0;1"/>
                  <anim:animate smil:dur="1s" smil:fill="hold" smil:targetElement="id690" smil:attributeName="height" smil:values="height;height" smil:keyTimes="0;1"/>
                  <anim:transitionFilter smil:dur="1s" smil:targetElement="id690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91" smil:attributeName="visibility" smil:to="visible"/>
                  <anim:animate smil:dur="1s" smil:fill="hold" smil:targetElement="id691" smil:attributeName="width" smil:values="width*0.70;width" smil:keyTimes="0;1"/>
                  <anim:animate smil:dur="1s" smil:fill="hold" smil:targetElement="id691" smil:attributeName="height" smil:values="height;height" smil:keyTimes="0;1"/>
                  <anim:transitionFilter smil:dur="1s" smil:targetElement="id691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59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Заголовок_20_и_20_объект" presentation:presentation-page-layout-name="AL1T11">
        <draw:frame draw:name="Содержимое 6" draw:style-name="standard" xml:id="id695" draw:id="id695" draw:layer="layout" svg:width="22.859cm" svg:height="6.287cm" svg:x="1.138cm" svg:y="7.395cm">
          <table:table>
            <table:table-column table:style-name="co20"/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9" table:default-cell-style-name="ce28">
              <table:table-cell/>
              <table:table-cell>
                <text:p text:style-name="P19"><text:span text:style-name="T91">1478</text:span></text:p>
              </table:table-cell>
              <table:table-cell/>
              <table:table-cell/>
              <table:table-cell/>
            </table:table-row>
            <table:table-row table:style-name="ro9" table:default-cell-style-name="ce29">
              <table:table-cell/>
              <table:table-cell/>
              <table:table-cell>
                <text:p text:style-name="P19"><text:span text:style-name="T91">4464</text:span></text:p>
              </table:table-cell>
              <table:table-cell/>
              <table:table-cell>
                <text:p text:style-name="P19"><text:span text:style-name="T91">5705</text:span></text:p>
              </table:table-cell>
            </table:table-row>
            <table:table-row table:style-name="ro9" table:default-cell-style-name="ce30">
              <table:table-cell>
                <text:p text:style-name="P19"><text:span text:style-name="T91">5724</text:span></text:p>
              </table:table-cell>
              <table:table-cell/>
              <table:table-cell>
                <text:p text:style-name="P19"><text:span text:style-name="T91">6962</text:span></text:p>
              </table:table-cell>
              <table:table-cell>
                <text:p text:style-name="P19"><text:span text:style-name="T91">6500</text:span></text:p>
              </table:table-cell>
              <table:table-cell>
                <text:p text:style-name="P19"><text:span text:style-name="T91">6334</text:span></text:p>
              </table:table-cell>
            </table:table-row>
            <table:table-row table:style-name="ro9" table:default-cell-style-name="ce29">
              <table:table-cell>
                <text:p text:style-name="P19"><text:span text:style-name="T91">8145</text:span></text:p>
              </table:table-cell>
              <table:table-cell>
                <text:p text:style-name="P19"><text:span text:style-name="T91">8467</text:span></text:p>
              </table:table-cell>
              <table:table-cell/>
              <table:table-cell>
                <text:p text:style-name="P19"><text:span text:style-name="T91">9358</text:span></text:p>
              </table:table-cell>
              <table:table-cell>
                <text:p text:style-name="P19"><text:span text:style-name="T91">9169</text:span></text:p>
              </table:table-cell>
            </table:table-row>
          </table:table>
          <draw:image xlink:href="Pictures/TablePreview36.svm" xlink:type="simple" xlink:show="embed" xlink:actuate="onLoad"/>
        </draw:frame>
        <draw:custom-shape draw:name="Заголовок 1" draw:style-name="gr418" draw:text-style-name="P70" xml:id="id692" draw:id="id692" draw:layer="layout" svg:width="22.859cm" svg:height="1.265cm" svg:x="1.442cm" svg:y="0.803cm">
          <text:p text:style-name="P26"><text:span text:style-name="T116">Поразрядная </text:span><text:span text:style-name="T117">MSD - </text:span><text:span text:style-name="T116">сортиров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4" draw:style-name="gr419" draw:text-style-name="P98" xml:id="id693" draw:id="id693" draw:layer="layout" svg:width="2.332cm" svg:height="1.926cm" svg:x="1.645cm" svg:y="3.338cm">
          <text:p text:style-name="P36"><text:span text:style-name="T127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Таблица 5" draw:style-name="standard" xml:id="id694" draw:id="id694" draw:layer="layout" svg:width="18.859cm" svg:height="2.431cm" svg:x="4.688cm" svg:y="3.034cm">
          <table:table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6" table:default-cell-style-name="ce26">
              <table:table-cell>
                <text:p text:style-name="P19"><text:span text:style-name="T125">0</text:span></text:p>
              </table:table-cell>
              <table:table-cell>
                <text:p text:style-name="P19"><text:span text:style-name="T125">1</text:span></text:p>
              </table:table-cell>
              <table:table-cell>
                <text:p text:style-name="P19"><text:span text:style-name="T125">2</text:span></text:p>
              </table:table-cell>
              <table:table-cell>
                <text:p text:style-name="P19"><text:span text:style-name="T125">3</text:span></text:p>
              </table:table-cell>
              <table:table-cell>
                <text:p text:style-name="P19"><text:span text:style-name="T125">4</text:span></text:p>
              </table:table-cell>
              <table:table-cell>
                <text:p text:style-name="P19"><text:span text:style-name="T125">5</text:span></text:p>
              </table:table-cell>
              <table:table-cell>
                <text:p text:style-name="P19"><text:span text:style-name="T125">6</text:span></text:p>
              </table:table-cell>
              <table:table-cell>
                <text:p text:style-name="P19"><text:span text:style-name="T125">7</text:span></text:p>
              </table:table-cell>
              <table:table-cell>
                <text:p text:style-name="P19"><text:span text:style-name="T125">8</text:span></text:p>
              </table:table-cell>
              <table:table-cell>
                <text:p text:style-name="P19"><text:span text:style-name="T125">9</text:span></text:p>
              </table:table-cell>
            </table:table-row>
            <table:table-row table:style-name="ro6" table:default-cell-style-name="ce27">
              <table:table-cell>
                <text:p text:style-name="P19"><text:span text:style-name="T96">0</text:span></text:p>
              </table:table-cell>
              <table:table-cell>
                <text:p text:style-name="P19"><text:span text:style-name="T107">1</text:span></text:p>
              </table:table-cell>
              <table:table-cell>
                <text:p text:style-name="P19"><text:span text:style-name="T107">4</text:span></text:p>
              </table:table-cell>
              <table:table-cell>
                <text:p text:style-name="P19"><text:span text:style-name="T107">5</text:span></text:p>
              </table:table-cell>
              <table:table-cell>
                <text:p text:style-name="P19"><text:span text:style-name="T107">7</text:span></text:p>
              </table:table-cell>
              <table:table-cell>
                <text:p text:style-name="P19"><text:span text:style-name="T107">9</text:span></text:p>
              </table:table-cell>
              <table:table-cell>
                <text:p text:style-name="P19"><text:span text:style-name="T107">12</text:span></text:p>
              </table:table-cell>
              <table:table-cell>
                <text:p text:style-name="P19"><text:span text:style-name="T107">15</text:span></text:p>
              </table:table-cell>
              <table:table-cell>
                <text:p text:style-name="P19"><text:span text:style-name="T107">16</text:span></text:p>
              </table:table-cell>
              <table:table-cell>
                <text:p text:style-name="P19"><text:span text:style-name="T107">18</text:span></text:p>
              </table:table-cell>
            </table:table-row>
          </table:table>
          <draw:image xlink:href="Pictures/TablePreview37.svm" xlink:type="simple" xlink:show="embed" xlink:actuate="onLoad"/>
        </draw:frame>
        <draw:custom-shape draw:name="Прямоугольник 7" draw:style-name="gr420" draw:text-style-name="P39" draw:layer="layout" svg:width="24.261cm" svg:height="2.619cm" svg:x="0cm" svg:y="14.962cm">
          <text:p text:style-name="P38"><text:span text:style-name="T93">8145 3281 6827 9961 2995 1942 4827 5436 2391 4604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692" smil:attributeName="visibility" smil:to="visible"/>
                  <anim:animate smil:dur="1s" smil:fill="hold" smil:targetElement="id692" smil:attributeName="width" smil:values="width*0.70;width" smil:keyTimes="0;1"/>
                  <anim:animate smil:dur="1s" smil:fill="hold" smil:targetElement="id692" smil:attributeName="height" smil:values="height;height" smil:keyTimes="0;1"/>
                  <anim:transitionFilter smil:dur="1s" smil:targetElement="id692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93" smil:attributeName="visibility" smil:to="visible"/>
                  <anim:animate smil:dur="1s" smil:fill="hold" smil:targetElement="id693" smil:attributeName="width" smil:values="width*0.70;width" smil:keyTimes="0;1"/>
                  <anim:animate smil:dur="1s" smil:fill="hold" smil:targetElement="id693" smil:attributeName="height" smil:values="height;height" smil:keyTimes="0;1"/>
                  <anim:transitionFilter smil:dur="1s" smil:targetElement="id693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94" smil:attributeName="visibility" smil:to="visible"/>
                  <anim:animate smil:dur="1s" smil:fill="hold" smil:targetElement="id694" smil:attributeName="width" smil:values="width*0.70;width" smil:keyTimes="0;1"/>
                  <anim:animate smil:dur="1s" smil:fill="hold" smil:targetElement="id694" smil:attributeName="height" smil:values="height;height" smil:keyTimes="0;1"/>
                  <anim:transitionFilter smil:dur="1s" smil:targetElement="id694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95" smil:attributeName="visibility" smil:to="visible"/>
                  <anim:animate smil:dur="1s" smil:fill="hold" smil:targetElement="id695" smil:attributeName="width" smil:values="width*0.70;width" smil:keyTimes="0;1"/>
                  <anim:animate smil:dur="1s" smil:fill="hold" smil:targetElement="id695" smil:attributeName="height" smil:values="height;height" smil:keyTimes="0;1"/>
                  <anim:transitionFilter smil:dur="1s" smil:targetElement="id695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60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Заголовок_20_и_20_объект" presentation:presentation-page-layout-name="AL1T11">
        <draw:frame draw:name="Содержимое 6" draw:style-name="standard" xml:id="id699" draw:id="id699" draw:layer="layout" svg:width="22.859cm" svg:height="6.287cm" svg:x="1.138cm" svg:y="7.395cm">
          <table:table>
            <table:table-column table:style-name="co20"/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9" table:default-cell-style-name="ce28">
              <table:table-cell/>
              <table:table-cell>
                <text:p text:style-name="P19"><text:span text:style-name="T91">1478</text:span></text:p>
              </table:table-cell>
              <table:table-cell/>
              <table:table-cell/>
              <table:table-cell>
                <text:p text:style-name="P19"><text:span text:style-name="T91">3281 </text:span></text:p>
              </table:table-cell>
            </table:table-row>
            <table:table-row table:style-name="ro9" table:default-cell-style-name="ce29">
              <table:table-cell/>
              <table:table-cell/>
              <table:table-cell>
                <text:p text:style-name="P19"><text:span text:style-name="T91">4464</text:span></text:p>
              </table:table-cell>
              <table:table-cell/>
              <table:table-cell>
                <text:p text:style-name="P19"><text:span text:style-name="T91">5705</text:span></text:p>
              </table:table-cell>
            </table:table-row>
            <table:table-row table:style-name="ro9" table:default-cell-style-name="ce30">
              <table:table-cell>
                <text:p text:style-name="P19"><text:span text:style-name="T91">5724</text:span></text:p>
              </table:table-cell>
              <table:table-cell/>
              <table:table-cell>
                <text:p text:style-name="P19"><text:span text:style-name="T91">6962</text:span></text:p>
              </table:table-cell>
              <table:table-cell>
                <text:p text:style-name="P19"><text:span text:style-name="T91">6500</text:span></text:p>
              </table:table-cell>
              <table:table-cell>
                <text:p text:style-name="P19"><text:span text:style-name="T91">6334</text:span></text:p>
              </table:table-cell>
            </table:table-row>
            <table:table-row table:style-name="ro9" table:default-cell-style-name="ce29">
              <table:table-cell>
                <text:p text:style-name="P19"><text:span text:style-name="T91">8145</text:span></text:p>
              </table:table-cell>
              <table:table-cell>
                <text:p text:style-name="P19"><text:span text:style-name="T91">8467</text:span></text:p>
              </table:table-cell>
              <table:table-cell/>
              <table:table-cell>
                <text:p text:style-name="P19"><text:span text:style-name="T91">9358</text:span></text:p>
              </table:table-cell>
              <table:table-cell>
                <text:p text:style-name="P19"><text:span text:style-name="T91">9169</text:span></text:p>
              </table:table-cell>
            </table:table-row>
          </table:table>
          <draw:image xlink:href="Pictures/TablePreview38.svm" xlink:type="simple" xlink:show="embed" xlink:actuate="onLoad"/>
        </draw:frame>
        <draw:custom-shape draw:name="Заголовок 1" draw:style-name="gr421" draw:text-style-name="P70" xml:id="id696" draw:id="id696" draw:layer="layout" svg:width="22.859cm" svg:height="1.265cm" svg:x="1.442cm" svg:y="0.803cm">
          <text:p text:style-name="P26"><text:span text:style-name="T116">Поразрядная </text:span><text:span text:style-name="T117">MSD - </text:span><text:span text:style-name="T116">сортиров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4" draw:style-name="gr422" draw:text-style-name="P98" xml:id="id697" draw:id="id697" draw:layer="layout" svg:width="2.332cm" svg:height="1.926cm" svg:x="1.645cm" svg:y="3.338cm">
          <text:p text:style-name="P36"><text:span text:style-name="T127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Таблица 5" draw:style-name="standard" xml:id="id698" draw:id="id698" draw:layer="layout" svg:width="18.859cm" svg:height="2.431cm" svg:x="4.688cm" svg:y="3.034cm">
          <table:table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6" table:default-cell-style-name="ce26">
              <table:table-cell>
                <text:p text:style-name="P19"><text:span text:style-name="T125">0</text:span></text:p>
              </table:table-cell>
              <table:table-cell>
                <text:p text:style-name="P19"><text:span text:style-name="T125">1</text:span></text:p>
              </table:table-cell>
              <table:table-cell>
                <text:p text:style-name="P19"><text:span text:style-name="T125">2</text:span></text:p>
              </table:table-cell>
              <table:table-cell>
                <text:p text:style-name="P19"><text:span text:style-name="T125">3</text:span></text:p>
              </table:table-cell>
              <table:table-cell>
                <text:p text:style-name="P19"><text:span text:style-name="T125">4</text:span></text:p>
              </table:table-cell>
              <table:table-cell>
                <text:p text:style-name="P19"><text:span text:style-name="T125">5</text:span></text:p>
              </table:table-cell>
              <table:table-cell>
                <text:p text:style-name="P19"><text:span text:style-name="T125">6</text:span></text:p>
              </table:table-cell>
              <table:table-cell>
                <text:p text:style-name="P19"><text:span text:style-name="T125">7</text:span></text:p>
              </table:table-cell>
              <table:table-cell>
                <text:p text:style-name="P19"><text:span text:style-name="T125">8</text:span></text:p>
              </table:table-cell>
              <table:table-cell>
                <text:p text:style-name="P19"><text:span text:style-name="T125">9</text:span></text:p>
              </table:table-cell>
            </table:table-row>
            <table:table-row table:style-name="ro6" table:default-cell-style-name="ce27">
              <table:table-cell>
                <text:p text:style-name="P19"><text:span text:style-name="T96">0</text:span></text:p>
              </table:table-cell>
              <table:table-cell>
                <text:p text:style-name="P19"><text:span text:style-name="T107">1</text:span></text:p>
              </table:table-cell>
              <table:table-cell>
                <text:p text:style-name="P19"><text:span text:style-name="T107">4</text:span></text:p>
              </table:table-cell>
              <table:table-cell>
                <text:p text:style-name="P19"><text:span text:style-name="T107">5</text:span></text:p>
              </table:table-cell>
              <table:table-cell>
                <text:p text:style-name="P19"><text:span text:style-name="T107">7</text:span></text:p>
              </table:table-cell>
              <table:table-cell>
                <text:p text:style-name="P19"><text:span text:style-name="T107">9</text:span></text:p>
              </table:table-cell>
              <table:table-cell>
                <text:p text:style-name="P19"><text:span text:style-name="T107">12</text:span></text:p>
              </table:table-cell>
              <table:table-cell>
                <text:p text:style-name="P19"><text:span text:style-name="T107">15</text:span></text:p>
              </table:table-cell>
              <table:table-cell>
                <text:p text:style-name="P19"><text:span text:style-name="T107">15</text:span></text:p>
              </table:table-cell>
              <table:table-cell>
                <text:p text:style-name="P19"><text:span text:style-name="T107">18</text:span></text:p>
              </table:table-cell>
            </table:table-row>
          </table:table>
          <draw:image xlink:href="Pictures/TablePreview39.svm" xlink:type="simple" xlink:show="embed" xlink:actuate="onLoad"/>
        </draw:frame>
        <draw:custom-shape draw:name="Прямоугольник 8" draw:style-name="gr423" draw:text-style-name="P39" draw:layer="layout" svg:width="24.261cm" svg:height="2.619cm" svg:x="0cm" svg:y="14.962cm">
          <text:p text:style-name="P38"><text:span text:style-name="T93">3281 6827 9961 2995 1942 4827 5436 2391 4604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696" smil:attributeName="visibility" smil:to="visible"/>
                  <anim:animate smil:dur="1s" smil:fill="hold" smil:targetElement="id696" smil:attributeName="width" smil:values="width*0.70;width" smil:keyTimes="0;1"/>
                  <anim:animate smil:dur="1s" smil:fill="hold" smil:targetElement="id696" smil:attributeName="height" smil:values="height;height" smil:keyTimes="0;1"/>
                  <anim:transitionFilter smil:dur="1s" smil:targetElement="id696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97" smil:attributeName="visibility" smil:to="visible"/>
                  <anim:animate smil:dur="1s" smil:fill="hold" smil:targetElement="id697" smil:attributeName="width" smil:values="width*0.70;width" smil:keyTimes="0;1"/>
                  <anim:animate smil:dur="1s" smil:fill="hold" smil:targetElement="id697" smil:attributeName="height" smil:values="height;height" smil:keyTimes="0;1"/>
                  <anim:transitionFilter smil:dur="1s" smil:targetElement="id697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98" smil:attributeName="visibility" smil:to="visible"/>
                  <anim:animate smil:dur="1s" smil:fill="hold" smil:targetElement="id698" smil:attributeName="width" smil:values="width*0.70;width" smil:keyTimes="0;1"/>
                  <anim:animate smil:dur="1s" smil:fill="hold" smil:targetElement="id698" smil:attributeName="height" smil:values="height;height" smil:keyTimes="0;1"/>
                  <anim:transitionFilter smil:dur="1s" smil:targetElement="id698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99" smil:attributeName="visibility" smil:to="visible"/>
                  <anim:animate smil:dur="1s" smil:fill="hold" smil:targetElement="id699" smil:attributeName="width" smil:values="width*0.70;width" smil:keyTimes="0;1"/>
                  <anim:animate smil:dur="1s" smil:fill="hold" smil:targetElement="id699" smil:attributeName="height" smil:values="height;height" smil:keyTimes="0;1"/>
                  <anim:transitionFilter smil:dur="1s" smil:targetElement="id699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61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Заголовок_20_и_20_объект" presentation:presentation-page-layout-name="AL1T11">
        <draw:frame draw:name="Содержимое 6" draw:style-name="standard" xml:id="id703" draw:id="id703" draw:layer="layout" svg:width="22.859cm" svg:height="6.287cm" svg:x="1.138cm" svg:y="7.395cm">
          <table:table>
            <table:table-column table:style-name="co20"/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9" table:default-cell-style-name="ce28">
              <table:table-cell/>
              <table:table-cell>
                <text:p text:style-name="P19"><text:span text:style-name="T91">1478</text:span></text:p>
              </table:table-cell>
              <table:table-cell/>
              <table:table-cell/>
              <table:table-cell>
                <text:p text:style-name="P19"><text:span text:style-name="T91">3281 </text:span></text:p>
              </table:table-cell>
            </table:table-row>
            <table:table-row table:style-name="ro9" table:default-cell-style-name="ce29">
              <table:table-cell/>
              <table:table-cell/>
              <table:table-cell>
                <text:p text:style-name="P19"><text:span text:style-name="T91">4464</text:span></text:p>
              </table:table-cell>
              <table:table-cell/>
              <table:table-cell>
                <text:p text:style-name="P19"><text:span text:style-name="T91">5705</text:span></text:p>
              </table:table-cell>
            </table:table-row>
            <table:table-row table:style-name="ro9" table:default-cell-style-name="ce30">
              <table:table-cell>
                <text:p text:style-name="P19"><text:span text:style-name="T91">5724</text:span></text:p>
              </table:table-cell>
              <table:table-cell>
                <text:p text:style-name="P19"><text:span text:style-name="T91">6827</text:span></text:p>
              </table:table-cell>
              <table:table-cell>
                <text:p text:style-name="P19"><text:span text:style-name="T91">6962</text:span></text:p>
              </table:table-cell>
              <table:table-cell>
                <text:p text:style-name="P19"><text:span text:style-name="T91">6500</text:span></text:p>
              </table:table-cell>
              <table:table-cell>
                <text:p text:style-name="P19"><text:span text:style-name="T91">6334</text:span></text:p>
              </table:table-cell>
            </table:table-row>
            <table:table-row table:style-name="ro9" table:default-cell-style-name="ce29">
              <table:table-cell>
                <text:p text:style-name="P19"><text:span text:style-name="T91">8145</text:span></text:p>
              </table:table-cell>
              <table:table-cell>
                <text:p text:style-name="P19"><text:span text:style-name="T91">8467</text:span></text:p>
              </table:table-cell>
              <table:table-cell/>
              <table:table-cell>
                <text:p text:style-name="P19"><text:span text:style-name="T91">9358</text:span></text:p>
              </table:table-cell>
              <table:table-cell>
                <text:p text:style-name="P19"><text:span text:style-name="T91">9169</text:span></text:p>
              </table:table-cell>
            </table:table-row>
          </table:table>
          <draw:image xlink:href="Pictures/TablePreview40.svm" xlink:type="simple" xlink:show="embed" xlink:actuate="onLoad"/>
        </draw:frame>
        <draw:custom-shape draw:name="Заголовок 1" draw:style-name="gr424" draw:text-style-name="P70" xml:id="id700" draw:id="id700" draw:layer="layout" svg:width="22.859cm" svg:height="1.265cm" svg:x="1.442cm" svg:y="0.803cm">
          <text:p text:style-name="P26"><text:span text:style-name="T116">Поразрядная </text:span><text:span text:style-name="T117">MSD - </text:span><text:span text:style-name="T116">сортиров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4" draw:style-name="gr425" draw:text-style-name="P98" xml:id="id701" draw:id="id701" draw:layer="layout" svg:width="2.332cm" svg:height="1.926cm" svg:x="1.645cm" svg:y="3.338cm">
          <text:p text:style-name="P36"><text:span text:style-name="T127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Таблица 5" draw:style-name="standard" xml:id="id702" draw:id="id702" draw:layer="layout" svg:width="18.859cm" svg:height="2.431cm" svg:x="4.688cm" svg:y="3.034cm">
          <table:table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6" table:default-cell-style-name="ce26">
              <table:table-cell>
                <text:p text:style-name="P19"><text:span text:style-name="T125">0</text:span></text:p>
              </table:table-cell>
              <table:table-cell>
                <text:p text:style-name="P19"><text:span text:style-name="T125">1</text:span></text:p>
              </table:table-cell>
              <table:table-cell>
                <text:p text:style-name="P19"><text:span text:style-name="T125">2</text:span></text:p>
              </table:table-cell>
              <table:table-cell>
                <text:p text:style-name="P19"><text:span text:style-name="T125">3</text:span></text:p>
              </table:table-cell>
              <table:table-cell>
                <text:p text:style-name="P19"><text:span text:style-name="T125">4</text:span></text:p>
              </table:table-cell>
              <table:table-cell>
                <text:p text:style-name="P19"><text:span text:style-name="T125">5</text:span></text:p>
              </table:table-cell>
              <table:table-cell>
                <text:p text:style-name="P19"><text:span text:style-name="T125">6</text:span></text:p>
              </table:table-cell>
              <table:table-cell>
                <text:p text:style-name="P19"><text:span text:style-name="T125">7</text:span></text:p>
              </table:table-cell>
              <table:table-cell>
                <text:p text:style-name="P19"><text:span text:style-name="T125">8</text:span></text:p>
              </table:table-cell>
              <table:table-cell>
                <text:p text:style-name="P19"><text:span text:style-name="T125">9</text:span></text:p>
              </table:table-cell>
            </table:table-row>
            <table:table-row table:style-name="ro6" table:default-cell-style-name="ce27">
              <table:table-cell>
                <text:p text:style-name="P19"><text:span text:style-name="T96">0</text:span></text:p>
              </table:table-cell>
              <table:table-cell>
                <text:p text:style-name="P19"><text:span text:style-name="T107">1</text:span></text:p>
              </table:table-cell>
              <table:table-cell>
                <text:p text:style-name="P19"><text:span text:style-name="T107">4</text:span></text:p>
              </table:table-cell>
              <table:table-cell>
                <text:p text:style-name="P19"><text:span text:style-name="T107">4</text:span></text:p>
              </table:table-cell>
              <table:table-cell>
                <text:p text:style-name="P19"><text:span text:style-name="T107">7</text:span></text:p>
              </table:table-cell>
              <table:table-cell>
                <text:p text:style-name="P19"><text:span text:style-name="T107">9</text:span></text:p>
              </table:table-cell>
              <table:table-cell>
                <text:p text:style-name="P19"><text:span text:style-name="T107">12</text:span></text:p>
              </table:table-cell>
              <table:table-cell>
                <text:p text:style-name="P19"><text:span text:style-name="T107">15</text:span></text:p>
              </table:table-cell>
              <table:table-cell>
                <text:p text:style-name="P19"><text:span text:style-name="T107">15</text:span></text:p>
              </table:table-cell>
              <table:table-cell>
                <text:p text:style-name="P19"><text:span text:style-name="T107">18</text:span></text:p>
              </table:table-cell>
            </table:table-row>
          </table:table>
          <draw:image xlink:href="Pictures/TablePreview41.svm" xlink:type="simple" xlink:show="embed" xlink:actuate="onLoad"/>
        </draw:frame>
        <draw:custom-shape draw:name="Прямоугольник 8" draw:style-name="gr426" draw:text-style-name="P39" draw:layer="layout" svg:width="24.261cm" svg:height="2.619cm" svg:x="0cm" svg:y="14.962cm">
          <text:p text:style-name="P38"><text:span text:style-name="T93">6827 9961 2995 1942 4827 5436 2391 4604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700" smil:attributeName="visibility" smil:to="visible"/>
                  <anim:animate smil:dur="1s" smil:fill="hold" smil:targetElement="id700" smil:attributeName="width" smil:values="width*0.70;width" smil:keyTimes="0;1"/>
                  <anim:animate smil:dur="1s" smil:fill="hold" smil:targetElement="id700" smil:attributeName="height" smil:values="height;height" smil:keyTimes="0;1"/>
                  <anim:transitionFilter smil:dur="1s" smil:targetElement="id700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701" smil:attributeName="visibility" smil:to="visible"/>
                  <anim:animate smil:dur="1s" smil:fill="hold" smil:targetElement="id701" smil:attributeName="width" smil:values="width*0.70;width" smil:keyTimes="0;1"/>
                  <anim:animate smil:dur="1s" smil:fill="hold" smil:targetElement="id701" smil:attributeName="height" smil:values="height;height" smil:keyTimes="0;1"/>
                  <anim:transitionFilter smil:dur="1s" smil:targetElement="id701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702" smil:attributeName="visibility" smil:to="visible"/>
                  <anim:animate smil:dur="1s" smil:fill="hold" smil:targetElement="id702" smil:attributeName="width" smil:values="width*0.70;width" smil:keyTimes="0;1"/>
                  <anim:animate smil:dur="1s" smil:fill="hold" smil:targetElement="id702" smil:attributeName="height" smil:values="height;height" smil:keyTimes="0;1"/>
                  <anim:transitionFilter smil:dur="1s" smil:targetElement="id702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703" smil:attributeName="visibility" smil:to="visible"/>
                  <anim:animate smil:dur="1s" smil:fill="hold" smil:targetElement="id703" smil:attributeName="width" smil:values="width*0.70;width" smil:keyTimes="0;1"/>
                  <anim:animate smil:dur="1s" smil:fill="hold" smil:targetElement="id703" smil:attributeName="height" smil:values="height;height" smil:keyTimes="0;1"/>
                  <anim:transitionFilter smil:dur="1s" smil:targetElement="id703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62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Заголовок_20_и_20_объект" presentation:presentation-page-layout-name="AL1T11">
        <draw:frame draw:name="Содержимое 6" draw:style-name="standard" xml:id="id707" draw:id="id707" draw:layer="layout" svg:width="22.859cm" svg:height="6.287cm" svg:x="1.138cm" svg:y="7.395cm">
          <table:table>
            <table:table-column table:style-name="co20"/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9" table:default-cell-style-name="ce28">
              <table:table-cell/>
              <table:table-cell>
                <text:p text:style-name="P19"><text:span text:style-name="T91">1478</text:span></text:p>
              </table:table-cell>
              <table:table-cell/>
              <table:table-cell/>
              <table:table-cell>
                <text:p text:style-name="P19"><text:span text:style-name="T91">3281 </text:span></text:p>
              </table:table-cell>
            </table:table-row>
            <table:table-row table:style-name="ro9" table:default-cell-style-name="ce29">
              <table:table-cell/>
              <table:table-cell/>
              <table:table-cell>
                <text:p text:style-name="P19"><text:span text:style-name="T91">4464</text:span></text:p>
              </table:table-cell>
              <table:table-cell/>
              <table:table-cell>
                <text:p text:style-name="P19"><text:span text:style-name="T91">5705</text:span></text:p>
              </table:table-cell>
            </table:table-row>
            <table:table-row table:style-name="ro9" table:default-cell-style-name="ce30">
              <table:table-cell>
                <text:p text:style-name="P19"><text:span text:style-name="T91">5724</text:span></text:p>
              </table:table-cell>
              <table:table-cell>
                <text:p text:style-name="P19"><text:span text:style-name="T91">6827</text:span></text:p>
              </table:table-cell>
              <table:table-cell>
                <text:p text:style-name="P19"><text:span text:style-name="T91">6962</text:span></text:p>
              </table:table-cell>
              <table:table-cell>
                <text:p text:style-name="P19"><text:span text:style-name="T91">6500</text:span></text:p>
              </table:table-cell>
              <table:table-cell>
                <text:p text:style-name="P19"><text:span text:style-name="T91">6334</text:span></text:p>
              </table:table-cell>
            </table:table-row>
            <table:table-row table:style-name="ro9" table:default-cell-style-name="ce29">
              <table:table-cell>
                <text:p text:style-name="P19"><text:span text:style-name="T91">8145</text:span></text:p>
              </table:table-cell>
              <table:table-cell>
                <text:p text:style-name="P19"><text:span text:style-name="T91">8467</text:span></text:p>
              </table:table-cell>
              <table:table-cell>
                <text:p text:style-name="P19"><text:span text:style-name="T91">9961</text:span></text:p>
              </table:table-cell>
              <table:table-cell>
                <text:p text:style-name="P19"><text:span text:style-name="T91">9358</text:span></text:p>
              </table:table-cell>
              <table:table-cell>
                <text:p text:style-name="P19"><text:span text:style-name="T91">9169</text:span></text:p>
              </table:table-cell>
            </table:table-row>
          </table:table>
          <draw:image xlink:href="Pictures/TablePreview42.svm" xlink:type="simple" xlink:show="embed" xlink:actuate="onLoad"/>
        </draw:frame>
        <draw:custom-shape draw:name="Заголовок 1" draw:style-name="gr427" draw:text-style-name="P70" xml:id="id704" draw:id="id704" draw:layer="layout" svg:width="22.859cm" svg:height="1.265cm" svg:x="1.442cm" svg:y="0.803cm">
          <text:p text:style-name="P26"><text:span text:style-name="T116">Поразрядная </text:span><text:span text:style-name="T117">MSD - </text:span><text:span text:style-name="T116">сортиров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4" draw:style-name="gr428" draw:text-style-name="P98" xml:id="id705" draw:id="id705" draw:layer="layout" svg:width="2.332cm" svg:height="1.926cm" svg:x="1.645cm" svg:y="3.338cm">
          <text:p text:style-name="P36"><text:span text:style-name="T127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Таблица 5" draw:style-name="standard" xml:id="id706" draw:id="id706" draw:layer="layout" svg:width="18.859cm" svg:height="2.431cm" svg:x="4.688cm" svg:y="3.034cm">
          <table:table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6" table:default-cell-style-name="ce26">
              <table:table-cell>
                <text:p text:style-name="P19"><text:span text:style-name="T125">0</text:span></text:p>
              </table:table-cell>
              <table:table-cell>
                <text:p text:style-name="P19"><text:span text:style-name="T125">1</text:span></text:p>
              </table:table-cell>
              <table:table-cell>
                <text:p text:style-name="P19"><text:span text:style-name="T125">2</text:span></text:p>
              </table:table-cell>
              <table:table-cell>
                <text:p text:style-name="P19"><text:span text:style-name="T125">3</text:span></text:p>
              </table:table-cell>
              <table:table-cell>
                <text:p text:style-name="P19"><text:span text:style-name="T125">4</text:span></text:p>
              </table:table-cell>
              <table:table-cell>
                <text:p text:style-name="P19"><text:span text:style-name="T125">5</text:span></text:p>
              </table:table-cell>
              <table:table-cell>
                <text:p text:style-name="P19"><text:span text:style-name="T125">6</text:span></text:p>
              </table:table-cell>
              <table:table-cell>
                <text:p text:style-name="P19"><text:span text:style-name="T125">7</text:span></text:p>
              </table:table-cell>
              <table:table-cell>
                <text:p text:style-name="P19"><text:span text:style-name="T125">8</text:span></text:p>
              </table:table-cell>
              <table:table-cell>
                <text:p text:style-name="P19"><text:span text:style-name="T125">9</text:span></text:p>
              </table:table-cell>
            </table:table-row>
            <table:table-row table:style-name="ro6" table:default-cell-style-name="ce27">
              <table:table-cell>
                <text:p text:style-name="P19"><text:span text:style-name="T96">0</text:span></text:p>
              </table:table-cell>
              <table:table-cell>
                <text:p text:style-name="P19"><text:span text:style-name="T107">1</text:span></text:p>
              </table:table-cell>
              <table:table-cell>
                <text:p text:style-name="P19"><text:span text:style-name="T107">4</text:span></text:p>
              </table:table-cell>
              <table:table-cell>
                <text:p text:style-name="P19"><text:span text:style-name="T107">4</text:span></text:p>
              </table:table-cell>
              <table:table-cell>
                <text:p text:style-name="P19"><text:span text:style-name="T107">7</text:span></text:p>
              </table:table-cell>
              <table:table-cell>
                <text:p text:style-name="P19"><text:span text:style-name="T107">9</text:span></text:p>
              </table:table-cell>
              <table:table-cell>
                <text:p text:style-name="P19"><text:span text:style-name="T107">11</text:span></text:p>
              </table:table-cell>
              <table:table-cell>
                <text:p text:style-name="P19"><text:span text:style-name="T107">15</text:span></text:p>
              </table:table-cell>
              <table:table-cell>
                <text:p text:style-name="P19"><text:span text:style-name="T107">15</text:span></text:p>
              </table:table-cell>
              <table:table-cell>
                <text:p text:style-name="P19"><text:span text:style-name="T107">18</text:span></text:p>
              </table:table-cell>
            </table:table-row>
          </table:table>
          <draw:image xlink:href="Pictures/TablePreview43.svm" xlink:type="simple" xlink:show="embed" xlink:actuate="onLoad"/>
        </draw:frame>
        <draw:custom-shape draw:name="Прямоугольник 7" draw:style-name="gr429" draw:text-style-name="P39" draw:layer="layout" svg:width="24.261cm" svg:height="1.434cm" svg:x="0cm" svg:y="14.962cm">
          <text:p text:style-name="P38"><text:span text:style-name="T93">9961 2995 1942 4827 5436 2391 4604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704" smil:attributeName="visibility" smil:to="visible"/>
                  <anim:animate smil:dur="1s" smil:fill="hold" smil:targetElement="id704" smil:attributeName="width" smil:values="width*0.70;width" smil:keyTimes="0;1"/>
                  <anim:animate smil:dur="1s" smil:fill="hold" smil:targetElement="id704" smil:attributeName="height" smil:values="height;height" smil:keyTimes="0;1"/>
                  <anim:transitionFilter smil:dur="1s" smil:targetElement="id704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705" smil:attributeName="visibility" smil:to="visible"/>
                  <anim:animate smil:dur="1s" smil:fill="hold" smil:targetElement="id705" smil:attributeName="width" smil:values="width*0.70;width" smil:keyTimes="0;1"/>
                  <anim:animate smil:dur="1s" smil:fill="hold" smil:targetElement="id705" smil:attributeName="height" smil:values="height;height" smil:keyTimes="0;1"/>
                  <anim:transitionFilter smil:dur="1s" smil:targetElement="id705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706" smil:attributeName="visibility" smil:to="visible"/>
                  <anim:animate smil:dur="1s" smil:fill="hold" smil:targetElement="id706" smil:attributeName="width" smil:values="width*0.70;width" smil:keyTimes="0;1"/>
                  <anim:animate smil:dur="1s" smil:fill="hold" smil:targetElement="id706" smil:attributeName="height" smil:values="height;height" smil:keyTimes="0;1"/>
                  <anim:transitionFilter smil:dur="1s" smil:targetElement="id706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707" smil:attributeName="visibility" smil:to="visible"/>
                  <anim:animate smil:dur="1s" smil:fill="hold" smil:targetElement="id707" smil:attributeName="width" smil:values="width*0.70;width" smil:keyTimes="0;1"/>
                  <anim:animate smil:dur="1s" smil:fill="hold" smil:targetElement="id707" smil:attributeName="height" smil:values="height;height" smil:keyTimes="0;1"/>
                  <anim:transitionFilter smil:dur="1s" smil:targetElement="id707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6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Заголовок_20_и_20_объект" presentation:presentation-page-layout-name="AL1T11">
        <draw:frame draw:name="Содержимое 6" draw:style-name="standard" xml:id="id711" draw:id="id711" draw:layer="layout" svg:width="22.859cm" svg:height="6.287cm" svg:x="1.138cm" svg:y="7.395cm">
          <table:table>
            <table:table-column table:style-name="co20"/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9" table:default-cell-style-name="ce28">
              <table:table-cell/>
              <table:table-cell>
                <text:p text:style-name="P19"><text:span text:style-name="T91">1478</text:span></text:p>
              </table:table-cell>
              <table:table-cell/>
              <table:table-cell>
                <text:p text:style-name="P19"><text:span text:style-name="T91">2995</text:span></text:p>
              </table:table-cell>
              <table:table-cell>
                <text:p text:style-name="P19"><text:span text:style-name="T91">3281 </text:span></text:p>
              </table:table-cell>
            </table:table-row>
            <table:table-row table:style-name="ro9" table:default-cell-style-name="ce29">
              <table:table-cell/>
              <table:table-cell/>
              <table:table-cell>
                <text:p text:style-name="P19"><text:span text:style-name="T91">4464</text:span></text:p>
              </table:table-cell>
              <table:table-cell/>
              <table:table-cell>
                <text:p text:style-name="P19"><text:span text:style-name="T91">5705</text:span></text:p>
              </table:table-cell>
            </table:table-row>
            <table:table-row table:style-name="ro9" table:default-cell-style-name="ce30">
              <table:table-cell>
                <text:p text:style-name="P19"><text:span text:style-name="T91">5724</text:span></text:p>
              </table:table-cell>
              <table:table-cell>
                <text:p text:style-name="P19"><text:span text:style-name="T91">6827</text:span></text:p>
              </table:table-cell>
              <table:table-cell>
                <text:p text:style-name="P19"><text:span text:style-name="T91">6962</text:span></text:p>
              </table:table-cell>
              <table:table-cell>
                <text:p text:style-name="P19"><text:span text:style-name="T91">6500</text:span></text:p>
              </table:table-cell>
              <table:table-cell>
                <text:p text:style-name="P19"><text:span text:style-name="T91">6334</text:span></text:p>
              </table:table-cell>
            </table:table-row>
            <table:table-row table:style-name="ro9" table:default-cell-style-name="ce29">
              <table:table-cell>
                <text:p text:style-name="P19"><text:span text:style-name="T91">8145</text:span></text:p>
              </table:table-cell>
              <table:table-cell>
                <text:p text:style-name="P19"><text:span text:style-name="T91">8467</text:span></text:p>
              </table:table-cell>
              <table:table-cell>
                <text:p text:style-name="P19"><text:span text:style-name="T91">9961</text:span></text:p>
              </table:table-cell>
              <table:table-cell>
                <text:p text:style-name="P19"><text:span text:style-name="T91">9358</text:span></text:p>
              </table:table-cell>
              <table:table-cell>
                <text:p text:style-name="P19"><text:span text:style-name="T91">9169</text:span></text:p>
              </table:table-cell>
            </table:table-row>
          </table:table>
          <draw:image xlink:href="Pictures/TablePreview44.svm" xlink:type="simple" xlink:show="embed" xlink:actuate="onLoad"/>
        </draw:frame>
        <draw:custom-shape draw:name="Заголовок 1" draw:style-name="gr430" draw:text-style-name="P70" xml:id="id708" draw:id="id708" draw:layer="layout" svg:width="22.859cm" svg:height="1.265cm" svg:x="1.442cm" svg:y="0.803cm">
          <text:p text:style-name="P26"><text:span text:style-name="T116">Поразрядная </text:span><text:span text:style-name="T117">MSD - </text:span><text:span text:style-name="T116">сортиров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4" draw:style-name="gr431" draw:text-style-name="P98" xml:id="id709" draw:id="id709" draw:layer="layout" svg:width="2.332cm" svg:height="1.926cm" svg:x="1.645cm" svg:y="3.338cm">
          <text:p text:style-name="P36"><text:span text:style-name="T127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Таблица 5" draw:style-name="standard" xml:id="id710" draw:id="id710" draw:layer="layout" svg:width="18.859cm" svg:height="2.431cm" svg:x="4.688cm" svg:y="3.034cm">
          <table:table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6" table:default-cell-style-name="ce26">
              <table:table-cell>
                <text:p text:style-name="P19"><text:span text:style-name="T125">0</text:span></text:p>
              </table:table-cell>
              <table:table-cell>
                <text:p text:style-name="P19"><text:span text:style-name="T125">1</text:span></text:p>
              </table:table-cell>
              <table:table-cell>
                <text:p text:style-name="P19"><text:span text:style-name="T125">2</text:span></text:p>
              </table:table-cell>
              <table:table-cell>
                <text:p text:style-name="P19"><text:span text:style-name="T125">3</text:span></text:p>
              </table:table-cell>
              <table:table-cell>
                <text:p text:style-name="P19"><text:span text:style-name="T125">4</text:span></text:p>
              </table:table-cell>
              <table:table-cell>
                <text:p text:style-name="P19"><text:span text:style-name="T125">5</text:span></text:p>
              </table:table-cell>
              <table:table-cell>
                <text:p text:style-name="P19"><text:span text:style-name="T125">6</text:span></text:p>
              </table:table-cell>
              <table:table-cell>
                <text:p text:style-name="P19"><text:span text:style-name="T125">7</text:span></text:p>
              </table:table-cell>
              <table:table-cell>
                <text:p text:style-name="P19"><text:span text:style-name="T125">8</text:span></text:p>
              </table:table-cell>
              <table:table-cell>
                <text:p text:style-name="P19"><text:span text:style-name="T125">9</text:span></text:p>
              </table:table-cell>
            </table:table-row>
            <table:table-row table:style-name="ro6" table:default-cell-style-name="ce27">
              <table:table-cell>
                <text:p text:style-name="P19"><text:span text:style-name="T96">0</text:span></text:p>
              </table:table-cell>
              <table:table-cell>
                <text:p text:style-name="P19"><text:span text:style-name="T107">1</text:span></text:p>
              </table:table-cell>
              <table:table-cell>
                <text:p text:style-name="P19"><text:span text:style-name="T107">4</text:span></text:p>
              </table:table-cell>
              <table:table-cell>
                <text:p text:style-name="P19"><text:span text:style-name="T107">4</text:span></text:p>
              </table:table-cell>
              <table:table-cell>
                <text:p text:style-name="P19"><text:span text:style-name="T107">7</text:span></text:p>
              </table:table-cell>
              <table:table-cell>
                <text:p text:style-name="P19"><text:span text:style-name="T107">9</text:span></text:p>
              </table:table-cell>
              <table:table-cell>
                <text:p text:style-name="P19"><text:span text:style-name="T107">11</text:span></text:p>
              </table:table-cell>
              <table:table-cell>
                <text:p text:style-name="P19"><text:span text:style-name="T107">15</text:span></text:p>
              </table:table-cell>
              <table:table-cell>
                <text:p text:style-name="P19"><text:span text:style-name="T107">15</text:span></text:p>
              </table:table-cell>
              <table:table-cell>
                <text:p text:style-name="P19"><text:span text:style-name="T107">17</text:span></text:p>
              </table:table-cell>
            </table:table-row>
          </table:table>
          <draw:image xlink:href="Pictures/TablePreview45.svm" xlink:type="simple" xlink:show="embed" xlink:actuate="onLoad"/>
        </draw:frame>
        <draw:custom-shape draw:name="Прямоугольник 7" draw:style-name="gr432" draw:text-style-name="P39" draw:layer="layout" svg:width="24.261cm" svg:height="1.434cm" svg:x="0cm" svg:y="14.962cm">
          <text:p text:style-name="P38"><text:span text:style-name="T93">2995 1942 4827 5436 2391 4604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708" smil:attributeName="visibility" smil:to="visible"/>
                  <anim:animate smil:dur="1s" smil:fill="hold" smil:targetElement="id708" smil:attributeName="width" smil:values="width*0.70;width" smil:keyTimes="0;1"/>
                  <anim:animate smil:dur="1s" smil:fill="hold" smil:targetElement="id708" smil:attributeName="height" smil:values="height;height" smil:keyTimes="0;1"/>
                  <anim:transitionFilter smil:dur="1s" smil:targetElement="id708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709" smil:attributeName="visibility" smil:to="visible"/>
                  <anim:animate smil:dur="1s" smil:fill="hold" smil:targetElement="id709" smil:attributeName="width" smil:values="width*0.70;width" smil:keyTimes="0;1"/>
                  <anim:animate smil:dur="1s" smil:fill="hold" smil:targetElement="id709" smil:attributeName="height" smil:values="height;height" smil:keyTimes="0;1"/>
                  <anim:transitionFilter smil:dur="1s" smil:targetElement="id709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710" smil:attributeName="visibility" smil:to="visible"/>
                  <anim:animate smil:dur="1s" smil:fill="hold" smil:targetElement="id710" smil:attributeName="width" smil:values="width*0.70;width" smil:keyTimes="0;1"/>
                  <anim:animate smil:dur="1s" smil:fill="hold" smil:targetElement="id710" smil:attributeName="height" smil:values="height;height" smil:keyTimes="0;1"/>
                  <anim:transitionFilter smil:dur="1s" smil:targetElement="id710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711" smil:attributeName="visibility" smil:to="visible"/>
                  <anim:animate smil:dur="1s" smil:fill="hold" smil:targetElement="id711" smil:attributeName="width" smil:values="width*0.70;width" smil:keyTimes="0;1"/>
                  <anim:animate smil:dur="1s" smil:fill="hold" smil:targetElement="id711" smil:attributeName="height" smil:values="height;height" smil:keyTimes="0;1"/>
                  <anim:transitionFilter smil:dur="1s" smil:targetElement="id711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6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Заголовок_20_и_20_объект" presentation:presentation-page-layout-name="AL1T11">
        <draw:frame draw:name="Содержимое 6" draw:style-name="standard" xml:id="id715" draw:id="id715" draw:layer="layout" svg:width="22.859cm" svg:height="6.287cm" svg:x="1.138cm" svg:y="7.395cm">
          <table:table>
            <table:table-column table:style-name="co20"/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9" table:default-cell-style-name="ce28">
              <table:table-cell>
                <text:p text:style-name="P19"><text:span text:style-name="T91">1942</text:span></text:p>
              </table:table-cell>
              <table:table-cell>
                <text:p text:style-name="P19"><text:span text:style-name="T91">1478</text:span></text:p>
              </table:table-cell>
              <table:table-cell/>
              <table:table-cell>
                <text:p text:style-name="P19"><text:span text:style-name="T91">2995</text:span></text:p>
              </table:table-cell>
              <table:table-cell>
                <text:p text:style-name="P19"><text:span text:style-name="T91">3281 </text:span></text:p>
              </table:table-cell>
            </table:table-row>
            <table:table-row table:style-name="ro9" table:default-cell-style-name="ce29">
              <table:table-cell/>
              <table:table-cell/>
              <table:table-cell>
                <text:p text:style-name="P19"><text:span text:style-name="T91">4464</text:span></text:p>
              </table:table-cell>
              <table:table-cell/>
              <table:table-cell>
                <text:p text:style-name="P19"><text:span text:style-name="T91">5705</text:span></text:p>
              </table:table-cell>
            </table:table-row>
            <table:table-row table:style-name="ro9" table:default-cell-style-name="ce30">
              <table:table-cell>
                <text:p text:style-name="P19"><text:span text:style-name="T91">5724</text:span></text:p>
              </table:table-cell>
              <table:table-cell>
                <text:p text:style-name="P19"><text:span text:style-name="T91">6827</text:span></text:p>
              </table:table-cell>
              <table:table-cell>
                <text:p text:style-name="P19"><text:span text:style-name="T91">6962</text:span></text:p>
              </table:table-cell>
              <table:table-cell>
                <text:p text:style-name="P19"><text:span text:style-name="T91">6500</text:span></text:p>
              </table:table-cell>
              <table:table-cell>
                <text:p text:style-name="P19"><text:span text:style-name="T91">6334</text:span></text:p>
              </table:table-cell>
            </table:table-row>
            <table:table-row table:style-name="ro9" table:default-cell-style-name="ce29">
              <table:table-cell>
                <text:p text:style-name="P19"><text:span text:style-name="T91">8145</text:span></text:p>
              </table:table-cell>
              <table:table-cell>
                <text:p text:style-name="P19"><text:span text:style-name="T91">8467</text:span></text:p>
              </table:table-cell>
              <table:table-cell>
                <text:p text:style-name="P19"><text:span text:style-name="T91">9961</text:span></text:p>
              </table:table-cell>
              <table:table-cell>
                <text:p text:style-name="P19"><text:span text:style-name="T91">9358</text:span></text:p>
              </table:table-cell>
              <table:table-cell>
                <text:p text:style-name="P19"><text:span text:style-name="T91">9169</text:span></text:p>
              </table:table-cell>
            </table:table-row>
          </table:table>
          <draw:image xlink:href="Pictures/TablePreview46.svm" xlink:type="simple" xlink:show="embed" xlink:actuate="onLoad"/>
        </draw:frame>
        <draw:custom-shape draw:name="Заголовок 1" draw:style-name="gr433" draw:text-style-name="P70" xml:id="id712" draw:id="id712" draw:layer="layout" svg:width="22.859cm" svg:height="1.265cm" svg:x="1.442cm" svg:y="0.803cm">
          <text:p text:style-name="P26"><text:span text:style-name="T116">Поразрядная </text:span><text:span text:style-name="T117">MSD - </text:span><text:span text:style-name="T116">сортиров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4" draw:style-name="gr434" draw:text-style-name="P98" xml:id="id713" draw:id="id713" draw:layer="layout" svg:width="2.332cm" svg:height="1.926cm" svg:x="1.645cm" svg:y="3.338cm">
          <text:p text:style-name="P36"><text:span text:style-name="T127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Таблица 5" draw:style-name="standard" xml:id="id714" draw:id="id714" draw:layer="layout" svg:width="18.859cm" svg:height="2.431cm" svg:x="4.688cm" svg:y="3.034cm">
          <table:table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6" table:default-cell-style-name="ce26">
              <table:table-cell>
                <text:p text:style-name="P19"><text:span text:style-name="T125">0</text:span></text:p>
              </table:table-cell>
              <table:table-cell>
                <text:p text:style-name="P19"><text:span text:style-name="T125">1</text:span></text:p>
              </table:table-cell>
              <table:table-cell>
                <text:p text:style-name="P19"><text:span text:style-name="T125">2</text:span></text:p>
              </table:table-cell>
              <table:table-cell>
                <text:p text:style-name="P19"><text:span text:style-name="T125">3</text:span></text:p>
              </table:table-cell>
              <table:table-cell>
                <text:p text:style-name="P19"><text:span text:style-name="T125">4</text:span></text:p>
              </table:table-cell>
              <table:table-cell>
                <text:p text:style-name="P19"><text:span text:style-name="T125">5</text:span></text:p>
              </table:table-cell>
              <table:table-cell>
                <text:p text:style-name="P19"><text:span text:style-name="T125">6</text:span></text:p>
              </table:table-cell>
              <table:table-cell>
                <text:p text:style-name="P19"><text:span text:style-name="T125">7</text:span></text:p>
              </table:table-cell>
              <table:table-cell>
                <text:p text:style-name="P19"><text:span text:style-name="T125">8</text:span></text:p>
              </table:table-cell>
              <table:table-cell>
                <text:p text:style-name="P19"><text:span text:style-name="T125">9</text:span></text:p>
              </table:table-cell>
            </table:table-row>
            <table:table-row table:style-name="ro6" table:default-cell-style-name="ce27">
              <table:table-cell>
                <text:p text:style-name="P19"><text:span text:style-name="T96">0</text:span></text:p>
              </table:table-cell>
              <table:table-cell>
                <text:p text:style-name="P19"><text:span text:style-name="T107">1</text:span></text:p>
              </table:table-cell>
              <table:table-cell>
                <text:p text:style-name="P19"><text:span text:style-name="T107">3</text:span></text:p>
              </table:table-cell>
              <table:table-cell>
                <text:p text:style-name="P19"><text:span text:style-name="T107">4</text:span></text:p>
              </table:table-cell>
              <table:table-cell>
                <text:p text:style-name="P19"><text:span text:style-name="T107">7</text:span></text:p>
              </table:table-cell>
              <table:table-cell>
                <text:p text:style-name="P19"><text:span text:style-name="T107">9</text:span></text:p>
              </table:table-cell>
              <table:table-cell>
                <text:p text:style-name="P19"><text:span text:style-name="T107">11</text:span></text:p>
              </table:table-cell>
              <table:table-cell>
                <text:p text:style-name="P19"><text:span text:style-name="T107">15</text:span></text:p>
              </table:table-cell>
              <table:table-cell>
                <text:p text:style-name="P19"><text:span text:style-name="T107">15</text:span></text:p>
              </table:table-cell>
              <table:table-cell>
                <text:p text:style-name="P19"><text:span text:style-name="T107">17</text:span></text:p>
              </table:table-cell>
            </table:table-row>
          </table:table>
          <draw:image xlink:href="Pictures/TablePreview47.svm" xlink:type="simple" xlink:show="embed" xlink:actuate="onLoad"/>
        </draw:frame>
        <draw:custom-shape draw:name="Прямоугольник 7" draw:style-name="gr435" draw:text-style-name="P39" draw:layer="layout" svg:width="24.261cm" svg:height="1.434cm" svg:x="0cm" svg:y="14.962cm">
          <text:p text:style-name="P38"><text:span text:style-name="T93">1942 4827 5436 2391 4604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712" smil:attributeName="visibility" smil:to="visible"/>
                  <anim:animate smil:dur="1s" smil:fill="hold" smil:targetElement="id712" smil:attributeName="width" smil:values="width*0.70;width" smil:keyTimes="0;1"/>
                  <anim:animate smil:dur="1s" smil:fill="hold" smil:targetElement="id712" smil:attributeName="height" smil:values="height;height" smil:keyTimes="0;1"/>
                  <anim:transitionFilter smil:dur="1s" smil:targetElement="id712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713" smil:attributeName="visibility" smil:to="visible"/>
                  <anim:animate smil:dur="1s" smil:fill="hold" smil:targetElement="id713" smil:attributeName="width" smil:values="width*0.70;width" smil:keyTimes="0;1"/>
                  <anim:animate smil:dur="1s" smil:fill="hold" smil:targetElement="id713" smil:attributeName="height" smil:values="height;height" smil:keyTimes="0;1"/>
                  <anim:transitionFilter smil:dur="1s" smil:targetElement="id713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714" smil:attributeName="visibility" smil:to="visible"/>
                  <anim:animate smil:dur="1s" smil:fill="hold" smil:targetElement="id714" smil:attributeName="width" smil:values="width*0.70;width" smil:keyTimes="0;1"/>
                  <anim:animate smil:dur="1s" smil:fill="hold" smil:targetElement="id714" smil:attributeName="height" smil:values="height;height" smil:keyTimes="0;1"/>
                  <anim:transitionFilter smil:dur="1s" smil:targetElement="id714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715" smil:attributeName="visibility" smil:to="visible"/>
                  <anim:animate smil:dur="1s" smil:fill="hold" smil:targetElement="id715" smil:attributeName="width" smil:values="width*0.70;width" smil:keyTimes="0;1"/>
                  <anim:animate smil:dur="1s" smil:fill="hold" smil:targetElement="id715" smil:attributeName="height" smil:values="height;height" smil:keyTimes="0;1"/>
                  <anim:transitionFilter smil:dur="1s" smil:targetElement="id715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6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Заголовок_20_и_20_объект" presentation:presentation-page-layout-name="AL1T11">
        <draw:frame draw:name="Содержимое 6" draw:style-name="standard" xml:id="id719" draw:id="id719" draw:layer="layout" svg:width="22.859cm" svg:height="6.287cm" svg:x="1.138cm" svg:y="7.395cm">
          <table:table>
            <table:table-column table:style-name="co20"/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9" table:default-cell-style-name="ce28">
              <table:table-cell>
                <text:p text:style-name="P19"><text:span text:style-name="T91">1942</text:span></text:p>
              </table:table-cell>
              <table:table-cell>
                <text:p text:style-name="P19"><text:span text:style-name="T91">1478</text:span></text:p>
              </table:table-cell>
              <table:table-cell/>
              <table:table-cell>
                <text:p text:style-name="P19"><text:span text:style-name="T91">2995</text:span></text:p>
              </table:table-cell>
              <table:table-cell>
                <text:p text:style-name="P19"><text:span text:style-name="T91">3281 </text:span></text:p>
              </table:table-cell>
            </table:table-row>
            <table:table-row table:style-name="ro9" table:default-cell-style-name="ce29">
              <table:table-cell/>
              <table:table-cell>
                <text:p text:style-name="P19"><text:span text:style-name="T91">4827</text:span></text:p>
              </table:table-cell>
              <table:table-cell>
                <text:p text:style-name="P19"><text:span text:style-name="T91">4464</text:span></text:p>
              </table:table-cell>
              <table:table-cell/>
              <table:table-cell>
                <text:p text:style-name="P19"><text:span text:style-name="T91">5705</text:span></text:p>
              </table:table-cell>
            </table:table-row>
            <table:table-row table:style-name="ro9" table:default-cell-style-name="ce30">
              <table:table-cell>
                <text:p text:style-name="P19"><text:span text:style-name="T91">5724</text:span></text:p>
              </table:table-cell>
              <table:table-cell>
                <text:p text:style-name="P19"><text:span text:style-name="T91">6827</text:span></text:p>
              </table:table-cell>
              <table:table-cell>
                <text:p text:style-name="P19"><text:span text:style-name="T91">6962</text:span></text:p>
              </table:table-cell>
              <table:table-cell>
                <text:p text:style-name="P19"><text:span text:style-name="T91">6500</text:span></text:p>
              </table:table-cell>
              <table:table-cell>
                <text:p text:style-name="P19"><text:span text:style-name="T91">6334</text:span></text:p>
              </table:table-cell>
            </table:table-row>
            <table:table-row table:style-name="ro9" table:default-cell-style-name="ce29">
              <table:table-cell>
                <text:p text:style-name="P19"><text:span text:style-name="T91">8145</text:span></text:p>
              </table:table-cell>
              <table:table-cell>
                <text:p text:style-name="P19"><text:span text:style-name="T91">8467</text:span></text:p>
              </table:table-cell>
              <table:table-cell>
                <text:p text:style-name="P19"><text:span text:style-name="T91">9961</text:span></text:p>
              </table:table-cell>
              <table:table-cell>
                <text:p text:style-name="P19"><text:span text:style-name="T91">9358</text:span></text:p>
              </table:table-cell>
              <table:table-cell>
                <text:p text:style-name="P19"><text:span text:style-name="T91">9169</text:span></text:p>
              </table:table-cell>
            </table:table-row>
          </table:table>
          <draw:image xlink:href="Pictures/TablePreview48.svm" xlink:type="simple" xlink:show="embed" xlink:actuate="onLoad"/>
        </draw:frame>
        <draw:custom-shape draw:name="Заголовок 1" draw:style-name="gr436" draw:text-style-name="P70" xml:id="id716" draw:id="id716" draw:layer="layout" svg:width="22.859cm" svg:height="1.265cm" svg:x="1.442cm" svg:y="0.803cm">
          <text:p text:style-name="P26"><text:span text:style-name="T116">Поразрядная </text:span><text:span text:style-name="T117">MSD - </text:span><text:span text:style-name="T116">сортиров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4" draw:style-name="gr437" draw:text-style-name="P98" xml:id="id717" draw:id="id717" draw:layer="layout" svg:width="2.332cm" svg:height="1.926cm" svg:x="1.645cm" svg:y="3.338cm">
          <text:p text:style-name="P36"><text:span text:style-name="T127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Таблица 5" draw:style-name="standard" xml:id="id718" draw:id="id718" draw:layer="layout" svg:width="18.859cm" svg:height="2.431cm" svg:x="4.688cm" svg:y="3.034cm">
          <table:table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6" table:default-cell-style-name="ce26">
              <table:table-cell>
                <text:p text:style-name="P19"><text:span text:style-name="T125">0</text:span></text:p>
              </table:table-cell>
              <table:table-cell>
                <text:p text:style-name="P19"><text:span text:style-name="T125">1</text:span></text:p>
              </table:table-cell>
              <table:table-cell>
                <text:p text:style-name="P19"><text:span text:style-name="T125">2</text:span></text:p>
              </table:table-cell>
              <table:table-cell>
                <text:p text:style-name="P19"><text:span text:style-name="T125">3</text:span></text:p>
              </table:table-cell>
              <table:table-cell>
                <text:p text:style-name="P19"><text:span text:style-name="T125">4</text:span></text:p>
              </table:table-cell>
              <table:table-cell>
                <text:p text:style-name="P19"><text:span text:style-name="T125">5</text:span></text:p>
              </table:table-cell>
              <table:table-cell>
                <text:p text:style-name="P19"><text:span text:style-name="T125">6</text:span></text:p>
              </table:table-cell>
              <table:table-cell>
                <text:p text:style-name="P19"><text:span text:style-name="T125">7</text:span></text:p>
              </table:table-cell>
              <table:table-cell>
                <text:p text:style-name="P19"><text:span text:style-name="T125">8</text:span></text:p>
              </table:table-cell>
              <table:table-cell>
                <text:p text:style-name="P19"><text:span text:style-name="T125">9</text:span></text:p>
              </table:table-cell>
            </table:table-row>
            <table:table-row table:style-name="ro6" table:default-cell-style-name="ce27">
              <table:table-cell>
                <text:p text:style-name="P19"><text:span text:style-name="T96">0</text:span></text:p>
              </table:table-cell>
              <table:table-cell>
                <text:p text:style-name="P19"><text:span text:style-name="T107">0</text:span></text:p>
              </table:table-cell>
              <table:table-cell>
                <text:p text:style-name="P19"><text:span text:style-name="T107">3</text:span></text:p>
              </table:table-cell>
              <table:table-cell>
                <text:p text:style-name="P19"><text:span text:style-name="T107">4</text:span></text:p>
              </table:table-cell>
              <table:table-cell>
                <text:p text:style-name="P19"><text:span text:style-name="T107">7</text:span></text:p>
              </table:table-cell>
              <table:table-cell>
                <text:p text:style-name="P19"><text:span text:style-name="T107">9</text:span></text:p>
              </table:table-cell>
              <table:table-cell>
                <text:p text:style-name="P19"><text:span text:style-name="T107">11</text:span></text:p>
              </table:table-cell>
              <table:table-cell>
                <text:p text:style-name="P19"><text:span text:style-name="T107">15</text:span></text:p>
              </table:table-cell>
              <table:table-cell>
                <text:p text:style-name="P19"><text:span text:style-name="T107">15</text:span></text:p>
              </table:table-cell>
              <table:table-cell>
                <text:p text:style-name="P19"><text:span text:style-name="T107">17</text:span></text:p>
              </table:table-cell>
            </table:table-row>
          </table:table>
          <draw:image xlink:href="Pictures/TablePreview49.svm" xlink:type="simple" xlink:show="embed" xlink:actuate="onLoad"/>
        </draw:frame>
        <draw:custom-shape draw:name="Прямоугольник 7" draw:style-name="gr438" draw:text-style-name="P39" draw:layer="layout" svg:width="24.261cm" svg:height="1.434cm" svg:x="0cm" svg:y="14.962cm">
          <text:p text:style-name="P38"><text:span text:style-name="T93">4827 5436 2391 4604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716" smil:attributeName="visibility" smil:to="visible"/>
                  <anim:animate smil:dur="1s" smil:fill="hold" smil:targetElement="id716" smil:attributeName="width" smil:values="width*0.70;width" smil:keyTimes="0;1"/>
                  <anim:animate smil:dur="1s" smil:fill="hold" smil:targetElement="id716" smil:attributeName="height" smil:values="height;height" smil:keyTimes="0;1"/>
                  <anim:transitionFilter smil:dur="1s" smil:targetElement="id716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717" smil:attributeName="visibility" smil:to="visible"/>
                  <anim:animate smil:dur="1s" smil:fill="hold" smil:targetElement="id717" smil:attributeName="width" smil:values="width*0.70;width" smil:keyTimes="0;1"/>
                  <anim:animate smil:dur="1s" smil:fill="hold" smil:targetElement="id717" smil:attributeName="height" smil:values="height;height" smil:keyTimes="0;1"/>
                  <anim:transitionFilter smil:dur="1s" smil:targetElement="id717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718" smil:attributeName="visibility" smil:to="visible"/>
                  <anim:animate smil:dur="1s" smil:fill="hold" smil:targetElement="id718" smil:attributeName="width" smil:values="width*0.70;width" smil:keyTimes="0;1"/>
                  <anim:animate smil:dur="1s" smil:fill="hold" smil:targetElement="id718" smil:attributeName="height" smil:values="height;height" smil:keyTimes="0;1"/>
                  <anim:transitionFilter smil:dur="1s" smil:targetElement="id718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719" smil:attributeName="visibility" smil:to="visible"/>
                  <anim:animate smil:dur="1s" smil:fill="hold" smil:targetElement="id719" smil:attributeName="width" smil:values="width*0.70;width" smil:keyTimes="0;1"/>
                  <anim:animate smil:dur="1s" smil:fill="hold" smil:targetElement="id719" smil:attributeName="height" smil:values="height;height" smil:keyTimes="0;1"/>
                  <anim:transitionFilter smil:dur="1s" smil:targetElement="id719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66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Заголовок_20_и_20_объект" presentation:presentation-page-layout-name="AL1T11">
        <draw:frame draw:name="Содержимое 6" draw:style-name="standard" xml:id="id723" draw:id="id723" draw:layer="layout" svg:width="22.859cm" svg:height="6.287cm" svg:x="1.138cm" svg:y="7.395cm">
          <table:table>
            <table:table-column table:style-name="co20"/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9" table:default-cell-style-name="ce28">
              <table:table-cell>
                <text:p text:style-name="P19"><text:span text:style-name="T91">1942</text:span></text:p>
              </table:table-cell>
              <table:table-cell>
                <text:p text:style-name="P19"><text:span text:style-name="T91">1478</text:span></text:p>
              </table:table-cell>
              <table:table-cell/>
              <table:table-cell>
                <text:p text:style-name="P19"><text:span text:style-name="T91">2995</text:span></text:p>
              </table:table-cell>
              <table:table-cell>
                <text:p text:style-name="P19"><text:span text:style-name="T91">3281 </text:span></text:p>
              </table:table-cell>
            </table:table-row>
            <table:table-row table:style-name="ro9" table:default-cell-style-name="ce29">
              <table:table-cell/>
              <table:table-cell>
                <text:p text:style-name="P19"><text:span text:style-name="T91">4827</text:span></text:p>
              </table:table-cell>
              <table:table-cell>
                <text:p text:style-name="P19"><text:span text:style-name="T91">4464</text:span></text:p>
              </table:table-cell>
              <table:table-cell>
                <text:p text:style-name="P19"><text:span text:style-name="T91">5436</text:span></text:p>
              </table:table-cell>
              <table:table-cell>
                <text:p text:style-name="P19"><text:span text:style-name="T91">5705</text:span></text:p>
              </table:table-cell>
            </table:table-row>
            <table:table-row table:style-name="ro9" table:default-cell-style-name="ce30">
              <table:table-cell>
                <text:p text:style-name="P19"><text:span text:style-name="T91">5724</text:span></text:p>
              </table:table-cell>
              <table:table-cell>
                <text:p text:style-name="P19"><text:span text:style-name="T91">6827</text:span></text:p>
              </table:table-cell>
              <table:table-cell>
                <text:p text:style-name="P19"><text:span text:style-name="T91">6962</text:span></text:p>
              </table:table-cell>
              <table:table-cell>
                <text:p text:style-name="P19"><text:span text:style-name="T91">6500</text:span></text:p>
              </table:table-cell>
              <table:table-cell>
                <text:p text:style-name="P19"><text:span text:style-name="T91">6334</text:span></text:p>
              </table:table-cell>
            </table:table-row>
            <table:table-row table:style-name="ro9" table:default-cell-style-name="ce29">
              <table:table-cell>
                <text:p text:style-name="P19"><text:span text:style-name="T91">8145</text:span></text:p>
              </table:table-cell>
              <table:table-cell>
                <text:p text:style-name="P19"><text:span text:style-name="T91">8467</text:span></text:p>
              </table:table-cell>
              <table:table-cell>
                <text:p text:style-name="P19"><text:span text:style-name="T91">9961</text:span></text:p>
              </table:table-cell>
              <table:table-cell>
                <text:p text:style-name="P19"><text:span text:style-name="T91">9358</text:span></text:p>
              </table:table-cell>
              <table:table-cell>
                <text:p text:style-name="P19"><text:span text:style-name="T91">9169</text:span></text:p>
              </table:table-cell>
            </table:table-row>
          </table:table>
          <draw:image xlink:href="Pictures/TablePreview50.svm" xlink:type="simple" xlink:show="embed" xlink:actuate="onLoad"/>
        </draw:frame>
        <draw:custom-shape draw:name="Заголовок 1" draw:style-name="gr439" draw:text-style-name="P70" xml:id="id720" draw:id="id720" draw:layer="layout" svg:width="22.859cm" svg:height="1.265cm" svg:x="1.442cm" svg:y="0.803cm">
          <text:p text:style-name="P26"><text:span text:style-name="T116">Поразрядная </text:span><text:span text:style-name="T117">MSD - </text:span><text:span text:style-name="T116">сортиров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4" draw:style-name="gr440" draw:text-style-name="P98" xml:id="id721" draw:id="id721" draw:layer="layout" svg:width="2.332cm" svg:height="1.926cm" svg:x="1.645cm" svg:y="3.338cm">
          <text:p text:style-name="P36"><text:span text:style-name="T127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Таблица 5" draw:style-name="standard" xml:id="id722" draw:id="id722" draw:layer="layout" svg:width="18.859cm" svg:height="2.431cm" svg:x="4.688cm" svg:y="3.034cm">
          <table:table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6" table:default-cell-style-name="ce26">
              <table:table-cell>
                <text:p text:style-name="P19"><text:span text:style-name="T125">0</text:span></text:p>
              </table:table-cell>
              <table:table-cell>
                <text:p text:style-name="P19"><text:span text:style-name="T125">1</text:span></text:p>
              </table:table-cell>
              <table:table-cell>
                <text:p text:style-name="P19"><text:span text:style-name="T125">2</text:span></text:p>
              </table:table-cell>
              <table:table-cell>
                <text:p text:style-name="P19"><text:span text:style-name="T125">3</text:span></text:p>
              </table:table-cell>
              <table:table-cell>
                <text:p text:style-name="P19"><text:span text:style-name="T125">4</text:span></text:p>
              </table:table-cell>
              <table:table-cell>
                <text:p text:style-name="P19"><text:span text:style-name="T125">5</text:span></text:p>
              </table:table-cell>
              <table:table-cell>
                <text:p text:style-name="P19"><text:span text:style-name="T125">6</text:span></text:p>
              </table:table-cell>
              <table:table-cell>
                <text:p text:style-name="P19"><text:span text:style-name="T125">7</text:span></text:p>
              </table:table-cell>
              <table:table-cell>
                <text:p text:style-name="P19"><text:span text:style-name="T125">8</text:span></text:p>
              </table:table-cell>
              <table:table-cell>
                <text:p text:style-name="P19"><text:span text:style-name="T125">9</text:span></text:p>
              </table:table-cell>
            </table:table-row>
            <table:table-row table:style-name="ro6" table:default-cell-style-name="ce27">
              <table:table-cell>
                <text:p text:style-name="P19"><text:span text:style-name="T96">0</text:span></text:p>
              </table:table-cell>
              <table:table-cell>
                <text:p text:style-name="P19"><text:span text:style-name="T107">0</text:span></text:p>
              </table:table-cell>
              <table:table-cell>
                <text:p text:style-name="P19"><text:span text:style-name="T107">3</text:span></text:p>
              </table:table-cell>
              <table:table-cell>
                <text:p text:style-name="P19"><text:span text:style-name="T107">4</text:span></text:p>
              </table:table-cell>
              <table:table-cell>
                <text:p text:style-name="P19"><text:span text:style-name="T107">6</text:span></text:p>
              </table:table-cell>
              <table:table-cell>
                <text:p text:style-name="P19"><text:span text:style-name="T107">9</text:span></text:p>
              </table:table-cell>
              <table:table-cell>
                <text:p text:style-name="P19"><text:span text:style-name="T107">11</text:span></text:p>
              </table:table-cell>
              <table:table-cell>
                <text:p text:style-name="P19"><text:span text:style-name="T107">15</text:span></text:p>
              </table:table-cell>
              <table:table-cell>
                <text:p text:style-name="P19"><text:span text:style-name="T107">15</text:span></text:p>
              </table:table-cell>
              <table:table-cell>
                <text:p text:style-name="P19"><text:span text:style-name="T107">17</text:span></text:p>
              </table:table-cell>
            </table:table-row>
          </table:table>
          <draw:image xlink:href="Pictures/TablePreview51.svm" xlink:type="simple" xlink:show="embed" xlink:actuate="onLoad"/>
        </draw:frame>
        <draw:custom-shape draw:name="Прямоугольник 7" draw:style-name="gr441" draw:text-style-name="P39" draw:layer="layout" svg:width="24.261cm" svg:height="1.434cm" svg:x="0cm" svg:y="14.962cm">
          <text:p text:style-name="P38"><text:span text:style-name="T93">5436 2391 4604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720" smil:attributeName="visibility" smil:to="visible"/>
                  <anim:animate smil:dur="1s" smil:fill="hold" smil:targetElement="id720" smil:attributeName="width" smil:values="width*0.70;width" smil:keyTimes="0;1"/>
                  <anim:animate smil:dur="1s" smil:fill="hold" smil:targetElement="id720" smil:attributeName="height" smil:values="height;height" smil:keyTimes="0;1"/>
                  <anim:transitionFilter smil:dur="1s" smil:targetElement="id720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721" smil:attributeName="visibility" smil:to="visible"/>
                  <anim:animate smil:dur="1s" smil:fill="hold" smil:targetElement="id721" smil:attributeName="width" smil:values="width*0.70;width" smil:keyTimes="0;1"/>
                  <anim:animate smil:dur="1s" smil:fill="hold" smil:targetElement="id721" smil:attributeName="height" smil:values="height;height" smil:keyTimes="0;1"/>
                  <anim:transitionFilter smil:dur="1s" smil:targetElement="id721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722" smil:attributeName="visibility" smil:to="visible"/>
                  <anim:animate smil:dur="1s" smil:fill="hold" smil:targetElement="id722" smil:attributeName="width" smil:values="width*0.70;width" smil:keyTimes="0;1"/>
                  <anim:animate smil:dur="1s" smil:fill="hold" smil:targetElement="id722" smil:attributeName="height" smil:values="height;height" smil:keyTimes="0;1"/>
                  <anim:transitionFilter smil:dur="1s" smil:targetElement="id722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723" smil:attributeName="visibility" smil:to="visible"/>
                  <anim:animate smil:dur="1s" smil:fill="hold" smil:targetElement="id723" smil:attributeName="width" smil:values="width*0.70;width" smil:keyTimes="0;1"/>
                  <anim:animate smil:dur="1s" smil:fill="hold" smil:targetElement="id723" smil:attributeName="height" smil:values="height;height" smil:keyTimes="0;1"/>
                  <anim:transitionFilter smil:dur="1s" smil:targetElement="id723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67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Заголовок_20_и_20_объект" presentation:presentation-page-layout-name="AL1T11">
        <draw:frame draw:name="Содержимое 6" draw:style-name="standard" xml:id="id727" draw:id="id727" draw:layer="layout" svg:width="22.859cm" svg:height="6.287cm" svg:x="1.138cm" svg:y="7.395cm">
          <table:table>
            <table:table-column table:style-name="co20"/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9" table:default-cell-style-name="ce28">
              <table:table-cell>
                <text:p text:style-name="P19"><text:span text:style-name="T91">1942</text:span></text:p>
              </table:table-cell>
              <table:table-cell>
                <text:p text:style-name="P19"><text:span text:style-name="T91">1478</text:span></text:p>
              </table:table-cell>
              <table:table-cell>
                <text:p text:style-name="P19"><text:span text:style-name="T91">2391</text:span></text:p>
              </table:table-cell>
              <table:table-cell>
                <text:p text:style-name="P19"><text:span text:style-name="T91">2995</text:span></text:p>
              </table:table-cell>
              <table:table-cell>
                <text:p text:style-name="P19"><text:span text:style-name="T91">3281 </text:span></text:p>
              </table:table-cell>
            </table:table-row>
            <table:table-row table:style-name="ro9" table:default-cell-style-name="ce29">
              <table:table-cell/>
              <table:table-cell>
                <text:p text:style-name="P19"><text:span text:style-name="T91">4827</text:span></text:p>
              </table:table-cell>
              <table:table-cell>
                <text:p text:style-name="P19"><text:span text:style-name="T91">4464</text:span></text:p>
              </table:table-cell>
              <table:table-cell>
                <text:p text:style-name="P19"><text:span text:style-name="T91">5436</text:span></text:p>
              </table:table-cell>
              <table:table-cell>
                <text:p text:style-name="P19"><text:span text:style-name="T91">5705</text:span></text:p>
              </table:table-cell>
            </table:table-row>
            <table:table-row table:style-name="ro9" table:default-cell-style-name="ce30">
              <table:table-cell>
                <text:p text:style-name="P19"><text:span text:style-name="T91">5724</text:span></text:p>
              </table:table-cell>
              <table:table-cell>
                <text:p text:style-name="P19"><text:span text:style-name="T91">6827</text:span></text:p>
              </table:table-cell>
              <table:table-cell>
                <text:p text:style-name="P19"><text:span text:style-name="T91">6962</text:span></text:p>
              </table:table-cell>
              <table:table-cell>
                <text:p text:style-name="P19"><text:span text:style-name="T91">6500</text:span></text:p>
              </table:table-cell>
              <table:table-cell>
                <text:p text:style-name="P19"><text:span text:style-name="T91">6334</text:span></text:p>
              </table:table-cell>
            </table:table-row>
            <table:table-row table:style-name="ro9" table:default-cell-style-name="ce29">
              <table:table-cell>
                <text:p text:style-name="P19"><text:span text:style-name="T91">8145</text:span></text:p>
              </table:table-cell>
              <table:table-cell>
                <text:p text:style-name="P19"><text:span text:style-name="T91">8467</text:span></text:p>
              </table:table-cell>
              <table:table-cell>
                <text:p text:style-name="P19"><text:span text:style-name="T91">9961</text:span></text:p>
              </table:table-cell>
              <table:table-cell>
                <text:p text:style-name="P19"><text:span text:style-name="T91">9358</text:span></text:p>
              </table:table-cell>
              <table:table-cell>
                <text:p text:style-name="P19"><text:span text:style-name="T91">9169</text:span></text:p>
              </table:table-cell>
            </table:table-row>
          </table:table>
          <draw:image xlink:href="Pictures/TablePreview52.svm" xlink:type="simple" xlink:show="embed" xlink:actuate="onLoad"/>
        </draw:frame>
        <draw:custom-shape draw:name="Заголовок 1" draw:style-name="gr442" draw:text-style-name="P70" xml:id="id724" draw:id="id724" draw:layer="layout" svg:width="22.859cm" svg:height="1.265cm" svg:x="1.442cm" svg:y="0.803cm">
          <text:p text:style-name="P26"><text:span text:style-name="T116">Поразрядная </text:span><text:span text:style-name="T117">MSD - </text:span><text:span text:style-name="T116">сортиров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4" draw:style-name="gr443" draw:text-style-name="P98" xml:id="id725" draw:id="id725" draw:layer="layout" svg:width="2.332cm" svg:height="1.926cm" svg:x="1.645cm" svg:y="3.338cm">
          <text:p text:style-name="P36"><text:span text:style-name="T127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Таблица 5" draw:style-name="standard" xml:id="id726" draw:id="id726" draw:layer="layout" svg:width="18.859cm" svg:height="2.431cm" svg:x="4.688cm" svg:y="3.034cm">
          <table:table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6" table:default-cell-style-name="ce26">
              <table:table-cell>
                <text:p text:style-name="P19"><text:span text:style-name="T125">0</text:span></text:p>
              </table:table-cell>
              <table:table-cell>
                <text:p text:style-name="P19"><text:span text:style-name="T125">1</text:span></text:p>
              </table:table-cell>
              <table:table-cell>
                <text:p text:style-name="P19"><text:span text:style-name="T125">2</text:span></text:p>
              </table:table-cell>
              <table:table-cell>
                <text:p text:style-name="P19"><text:span text:style-name="T125">3</text:span></text:p>
              </table:table-cell>
              <table:table-cell>
                <text:p text:style-name="P19"><text:span text:style-name="T125">4</text:span></text:p>
              </table:table-cell>
              <table:table-cell>
                <text:p text:style-name="P19"><text:span text:style-name="T125">5</text:span></text:p>
              </table:table-cell>
              <table:table-cell>
                <text:p text:style-name="P19"><text:span text:style-name="T125">6</text:span></text:p>
              </table:table-cell>
              <table:table-cell>
                <text:p text:style-name="P19"><text:span text:style-name="T125">7</text:span></text:p>
              </table:table-cell>
              <table:table-cell>
                <text:p text:style-name="P19"><text:span text:style-name="T125">8</text:span></text:p>
              </table:table-cell>
              <table:table-cell>
                <text:p text:style-name="P19"><text:span text:style-name="T125">9</text:span></text:p>
              </table:table-cell>
            </table:table-row>
            <table:table-row table:style-name="ro6" table:default-cell-style-name="ce27">
              <table:table-cell>
                <text:p text:style-name="P19"><text:span text:style-name="T96">0</text:span></text:p>
              </table:table-cell>
              <table:table-cell>
                <text:p text:style-name="P19"><text:span text:style-name="T107">0</text:span></text:p>
              </table:table-cell>
              <table:table-cell>
                <text:p text:style-name="P19"><text:span text:style-name="T107">3</text:span></text:p>
              </table:table-cell>
              <table:table-cell>
                <text:p text:style-name="P19"><text:span text:style-name="T107">4</text:span></text:p>
              </table:table-cell>
              <table:table-cell>
                <text:p text:style-name="P19"><text:span text:style-name="T107">6</text:span></text:p>
              </table:table-cell>
              <table:table-cell>
                <text:p text:style-name="P19"><text:span text:style-name="T107">8</text:span></text:p>
              </table:table-cell>
              <table:table-cell>
                <text:p text:style-name="P19"><text:span text:style-name="T107">11</text:span></text:p>
              </table:table-cell>
              <table:table-cell>
                <text:p text:style-name="P19"><text:span text:style-name="T107">15</text:span></text:p>
              </table:table-cell>
              <table:table-cell>
                <text:p text:style-name="P19"><text:span text:style-name="T107">15</text:span></text:p>
              </table:table-cell>
              <table:table-cell>
                <text:p text:style-name="P19"><text:span text:style-name="T107">17</text:span></text:p>
              </table:table-cell>
            </table:table-row>
          </table:table>
          <draw:image xlink:href="Pictures/TablePreview53.svm" xlink:type="simple" xlink:show="embed" xlink:actuate="onLoad"/>
        </draw:frame>
        <draw:custom-shape draw:name="Прямоугольник 7" draw:style-name="gr444" draw:text-style-name="P39" draw:layer="layout" svg:width="24.261cm" svg:height="1.434cm" svg:x="0cm" svg:y="14.962cm">
          <text:p text:style-name="P38"><text:span text:style-name="T93">2391 4604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724" smil:attributeName="visibility" smil:to="visible"/>
                  <anim:animate smil:dur="1s" smil:fill="hold" smil:targetElement="id724" smil:attributeName="width" smil:values="width*0.70;width" smil:keyTimes="0;1"/>
                  <anim:animate smil:dur="1s" smil:fill="hold" smil:targetElement="id724" smil:attributeName="height" smil:values="height;height" smil:keyTimes="0;1"/>
                  <anim:transitionFilter smil:dur="1s" smil:targetElement="id724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725" smil:attributeName="visibility" smil:to="visible"/>
                  <anim:animate smil:dur="1s" smil:fill="hold" smil:targetElement="id725" smil:attributeName="width" smil:values="width*0.70;width" smil:keyTimes="0;1"/>
                  <anim:animate smil:dur="1s" smil:fill="hold" smil:targetElement="id725" smil:attributeName="height" smil:values="height;height" smil:keyTimes="0;1"/>
                  <anim:transitionFilter smil:dur="1s" smil:targetElement="id725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726" smil:attributeName="visibility" smil:to="visible"/>
                  <anim:animate smil:dur="1s" smil:fill="hold" smil:targetElement="id726" smil:attributeName="width" smil:values="width*0.70;width" smil:keyTimes="0;1"/>
                  <anim:animate smil:dur="1s" smil:fill="hold" smil:targetElement="id726" smil:attributeName="height" smil:values="height;height" smil:keyTimes="0;1"/>
                  <anim:transitionFilter smil:dur="1s" smil:targetElement="id726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727" smil:attributeName="visibility" smil:to="visible"/>
                  <anim:animate smil:dur="1s" smil:fill="hold" smil:targetElement="id727" smil:attributeName="width" smil:values="width*0.70;width" smil:keyTimes="0;1"/>
                  <anim:animate smil:dur="1s" smil:fill="hold" smil:targetElement="id727" smil:attributeName="height" smil:values="height;height" smil:keyTimes="0;1"/>
                  <anim:transitionFilter smil:dur="1s" smil:targetElement="id727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68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Заголовок_20_и_20_объект" presentation:presentation-page-layout-name="AL1T11">
        <draw:frame draw:name="Содержимое 6" draw:style-name="standard" xml:id="id731" draw:id="id731" draw:layer="layout" svg:width="22.859cm" svg:height="6.287cm" svg:x="1.138cm" svg:y="7.395cm">
          <table:table>
            <table:table-column table:style-name="co20"/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9" table:default-cell-style-name="ce28">
              <table:table-cell>
                <text:p text:style-name="P19"><text:span text:style-name="T91">1942</text:span></text:p>
              </table:table-cell>
              <table:table-cell>
                <text:p text:style-name="P19"><text:span text:style-name="T91">1478</text:span></text:p>
              </table:table-cell>
              <table:table-cell>
                <text:p text:style-name="P19"><text:span text:style-name="T91">2391</text:span></text:p>
              </table:table-cell>
              <table:table-cell>
                <text:p text:style-name="P19"><text:span text:style-name="T91">2995</text:span></text:p>
              </table:table-cell>
              <table:table-cell>
                <text:p text:style-name="P19"><text:span text:style-name="T91">3281 </text:span></text:p>
              </table:table-cell>
            </table:table-row>
            <table:table-row table:style-name="ro9" table:default-cell-style-name="ce29">
              <table:table-cell>
                <text:p text:style-name="P19"><text:span text:style-name="T91">4604</text:span></text:p>
              </table:table-cell>
              <table:table-cell>
                <text:p text:style-name="P19"><text:span text:style-name="T91">4827</text:span></text:p>
              </table:table-cell>
              <table:table-cell>
                <text:p text:style-name="P19"><text:span text:style-name="T91">4464</text:span></text:p>
              </table:table-cell>
              <table:table-cell>
                <text:p text:style-name="P19"><text:span text:style-name="T91">5436</text:span></text:p>
              </table:table-cell>
              <table:table-cell>
                <text:p text:style-name="P19"><text:span text:style-name="T91">5705</text:span></text:p>
              </table:table-cell>
            </table:table-row>
            <table:table-row table:style-name="ro9" table:default-cell-style-name="ce30">
              <table:table-cell>
                <text:p text:style-name="P19"><text:span text:style-name="T91">5724</text:span></text:p>
              </table:table-cell>
              <table:table-cell>
                <text:p text:style-name="P19"><text:span text:style-name="T91">6827</text:span></text:p>
              </table:table-cell>
              <table:table-cell>
                <text:p text:style-name="P19"><text:span text:style-name="T91">6962</text:span></text:p>
              </table:table-cell>
              <table:table-cell>
                <text:p text:style-name="P19"><text:span text:style-name="T91">6500</text:span></text:p>
              </table:table-cell>
              <table:table-cell>
                <text:p text:style-name="P19"><text:span text:style-name="T91">6334</text:span></text:p>
              </table:table-cell>
            </table:table-row>
            <table:table-row table:style-name="ro9" table:default-cell-style-name="ce29">
              <table:table-cell>
                <text:p text:style-name="P19"><text:span text:style-name="T91">8145</text:span></text:p>
              </table:table-cell>
              <table:table-cell>
                <text:p text:style-name="P19"><text:span text:style-name="T91">8467</text:span></text:p>
              </table:table-cell>
              <table:table-cell>
                <text:p text:style-name="P19"><text:span text:style-name="T91">9961</text:span></text:p>
              </table:table-cell>
              <table:table-cell>
                <text:p text:style-name="P19"><text:span text:style-name="T91">9358</text:span></text:p>
              </table:table-cell>
              <table:table-cell>
                <text:p text:style-name="P19"><text:span text:style-name="T91">9169</text:span></text:p>
              </table:table-cell>
            </table:table-row>
          </table:table>
          <draw:image xlink:href="Pictures/TablePreview54.svm" xlink:type="simple" xlink:show="embed" xlink:actuate="onLoad"/>
        </draw:frame>
        <draw:custom-shape draw:name="Заголовок 1" draw:style-name="gr445" draw:text-style-name="P70" xml:id="id728" draw:id="id728" draw:layer="layout" svg:width="22.859cm" svg:height="1.265cm" svg:x="1.442cm" svg:y="0.803cm">
          <text:p text:style-name="P26"><text:span text:style-name="T116">Поразрядная </text:span><text:span text:style-name="T117">MSD - </text:span><text:span text:style-name="T116">сортиров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4" draw:style-name="gr446" draw:text-style-name="P98" xml:id="id729" draw:id="id729" draw:layer="layout" svg:width="2.332cm" svg:height="1.926cm" svg:x="1.645cm" svg:y="3.338cm">
          <text:p text:style-name="P36"><text:span text:style-name="T127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Таблица 5" draw:style-name="standard" xml:id="id730" draw:id="id730" draw:layer="layout" svg:width="18.859cm" svg:height="2.431cm" svg:x="4.688cm" svg:y="3.034cm">
          <table:table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6" table:default-cell-style-name="ce26">
              <table:table-cell>
                <text:p text:style-name="P19"><text:span text:style-name="T125">0</text:span></text:p>
              </table:table-cell>
              <table:table-cell>
                <text:p text:style-name="P19"><text:span text:style-name="T125">1</text:span></text:p>
              </table:table-cell>
              <table:table-cell>
                <text:p text:style-name="P19"><text:span text:style-name="T125">2</text:span></text:p>
              </table:table-cell>
              <table:table-cell>
                <text:p text:style-name="P19"><text:span text:style-name="T125">3</text:span></text:p>
              </table:table-cell>
              <table:table-cell>
                <text:p text:style-name="P19"><text:span text:style-name="T125">4</text:span></text:p>
              </table:table-cell>
              <table:table-cell>
                <text:p text:style-name="P19"><text:span text:style-name="T125">5</text:span></text:p>
              </table:table-cell>
              <table:table-cell>
                <text:p text:style-name="P19"><text:span text:style-name="T125">6</text:span></text:p>
              </table:table-cell>
              <table:table-cell>
                <text:p text:style-name="P19"><text:span text:style-name="T125">7</text:span></text:p>
              </table:table-cell>
              <table:table-cell>
                <text:p text:style-name="P19"><text:span text:style-name="T125">8</text:span></text:p>
              </table:table-cell>
              <table:table-cell>
                <text:p text:style-name="P19"><text:span text:style-name="T125">9</text:span></text:p>
              </table:table-cell>
            </table:table-row>
            <table:table-row table:style-name="ro6" table:default-cell-style-name="ce27">
              <table:table-cell>
                <text:p text:style-name="P19"><text:span text:style-name="T96">0</text:span></text:p>
              </table:table-cell>
              <table:table-cell>
                <text:p text:style-name="P19"><text:span text:style-name="T107">0</text:span></text:p>
              </table:table-cell>
              <table:table-cell>
                <text:p text:style-name="P19"><text:span text:style-name="T107">2</text:span></text:p>
              </table:table-cell>
              <table:table-cell>
                <text:p text:style-name="P19"><text:span text:style-name="T107">4</text:span></text:p>
              </table:table-cell>
              <table:table-cell>
                <text:p text:style-name="P19"><text:span text:style-name="T107">6</text:span></text:p>
              </table:table-cell>
              <table:table-cell>
                <text:p text:style-name="P19"><text:span text:style-name="T107">8</text:span></text:p>
              </table:table-cell>
              <table:table-cell>
                <text:p text:style-name="P19"><text:span text:style-name="T107">11</text:span></text:p>
              </table:table-cell>
              <table:table-cell>
                <text:p text:style-name="P19"><text:span text:style-name="T107">15</text:span></text:p>
              </table:table-cell>
              <table:table-cell>
                <text:p text:style-name="P19"><text:span text:style-name="T107">15</text:span></text:p>
              </table:table-cell>
              <table:table-cell>
                <text:p text:style-name="P19"><text:span text:style-name="T107">17</text:span></text:p>
              </table:table-cell>
            </table:table-row>
          </table:table>
          <draw:image xlink:href="Pictures/TablePreview55.svm" xlink:type="simple" xlink:show="embed" xlink:actuate="onLoad"/>
        </draw:frame>
        <draw:custom-shape draw:name="Прямоугольник 7" draw:style-name="gr447" draw:text-style-name="P39" draw:layer="layout" svg:width="24.261cm" svg:height="1.434cm" svg:x="0cm" svg:y="14.962cm">
          <text:p text:style-name="P38"><text:span text:style-name="T93">4604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728" smil:attributeName="visibility" smil:to="visible"/>
                  <anim:animate smil:dur="1s" smil:fill="hold" smil:targetElement="id728" smil:attributeName="width" smil:values="width*0.70;width" smil:keyTimes="0;1"/>
                  <anim:animate smil:dur="1s" smil:fill="hold" smil:targetElement="id728" smil:attributeName="height" smil:values="height;height" smil:keyTimes="0;1"/>
                  <anim:transitionFilter smil:dur="1s" smil:targetElement="id728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729" smil:attributeName="visibility" smil:to="visible"/>
                  <anim:animate smil:dur="1s" smil:fill="hold" smil:targetElement="id729" smil:attributeName="width" smil:values="width*0.70;width" smil:keyTimes="0;1"/>
                  <anim:animate smil:dur="1s" smil:fill="hold" smil:targetElement="id729" smil:attributeName="height" smil:values="height;height" smil:keyTimes="0;1"/>
                  <anim:transitionFilter smil:dur="1s" smil:targetElement="id729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730" smil:attributeName="visibility" smil:to="visible"/>
                  <anim:animate smil:dur="1s" smil:fill="hold" smil:targetElement="id730" smil:attributeName="width" smil:values="width*0.70;width" smil:keyTimes="0;1"/>
                  <anim:animate smil:dur="1s" smil:fill="hold" smil:targetElement="id730" smil:attributeName="height" smil:values="height;height" smil:keyTimes="0;1"/>
                  <anim:transitionFilter smil:dur="1s" smil:targetElement="id730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731" smil:attributeName="visibility" smil:to="visible"/>
                  <anim:animate smil:dur="1s" smil:fill="hold" smil:targetElement="id731" smil:attributeName="width" smil:values="width*0.70;width" smil:keyTimes="0;1"/>
                  <anim:animate smil:dur="1s" smil:fill="hold" smil:targetElement="id731" smil:attributeName="height" smil:values="height;height" smil:keyTimes="0;1"/>
                  <anim:transitionFilter smil:dur="1s" smil:targetElement="id731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69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Заголовок_20_и_20_объект" presentation:presentation-page-layout-name="AL1T11">
        <draw:frame draw:name="Содержимое 6" draw:style-name="standard" xml:id="id735" draw:id="id735" draw:layer="layout" svg:width="22.859cm" svg:height="6.287cm" svg:x="1.138cm" svg:y="7.395cm">
          <table:table>
            <table:table-column table:style-name="co20"/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9" table:default-cell-style-name="ce28">
              <table:table-cell>
                <text:p text:style-name="P19"><text:span text:style-name="T91">1942</text:span></text:p>
              </table:table-cell>
              <table:table-cell>
                <text:p text:style-name="P19"><text:span text:style-name="T91">1478</text:span></text:p>
              </table:table-cell>
              <table:table-cell>
                <text:p text:style-name="P19"><text:span text:style-name="T91">2391</text:span></text:p>
              </table:table-cell>
              <table:table-cell>
                <text:p text:style-name="P19"><text:span text:style-name="T91">2995</text:span></text:p>
              </table:table-cell>
              <table:table-cell>
                <text:p text:style-name="P19"><text:span text:style-name="T91">3281 </text:span></text:p>
              </table:table-cell>
            </table:table-row>
            <table:table-row table:style-name="ro9" table:default-cell-style-name="ce29">
              <table:table-cell>
                <text:p text:style-name="P19"><text:span text:style-name="T91">4604</text:span></text:p>
              </table:table-cell>
              <table:table-cell>
                <text:p text:style-name="P19"><text:span text:style-name="T91">4827</text:span></text:p>
              </table:table-cell>
              <table:table-cell>
                <text:p text:style-name="P19"><text:span text:style-name="T91">4464</text:span></text:p>
              </table:table-cell>
              <table:table-cell>
                <text:p text:style-name="P19"><text:span text:style-name="T91">5436</text:span></text:p>
              </table:table-cell>
              <table:table-cell>
                <text:p text:style-name="P19"><text:span text:style-name="T91">5705</text:span></text:p>
              </table:table-cell>
            </table:table-row>
            <table:table-row table:style-name="ro9" table:default-cell-style-name="ce30">
              <table:table-cell>
                <text:p text:style-name="P19"><text:span text:style-name="T91">5724</text:span></text:p>
              </table:table-cell>
              <table:table-cell>
                <text:p text:style-name="P19"><text:span text:style-name="T91">6827</text:span></text:p>
              </table:table-cell>
              <table:table-cell>
                <text:p text:style-name="P19"><text:span text:style-name="T91">6962</text:span></text:p>
              </table:table-cell>
              <table:table-cell>
                <text:p text:style-name="P19"><text:span text:style-name="T91">6500</text:span></text:p>
              </table:table-cell>
              <table:table-cell>
                <text:p text:style-name="P19"><text:span text:style-name="T91">6334</text:span></text:p>
              </table:table-cell>
            </table:table-row>
            <table:table-row table:style-name="ro9" table:default-cell-style-name="ce29">
              <table:table-cell>
                <text:p text:style-name="P19"><text:span text:style-name="T91">8145</text:span></text:p>
              </table:table-cell>
              <table:table-cell>
                <text:p text:style-name="P19"><text:span text:style-name="T91">8467</text:span></text:p>
              </table:table-cell>
              <table:table-cell>
                <text:p text:style-name="P19"><text:span text:style-name="T91">9961</text:span></text:p>
              </table:table-cell>
              <table:table-cell>
                <text:p text:style-name="P19"><text:span text:style-name="T91">9358</text:span></text:p>
              </table:table-cell>
              <table:table-cell>
                <text:p text:style-name="P19"><text:span text:style-name="T91">9169</text:span></text:p>
              </table:table-cell>
            </table:table-row>
          </table:table>
          <draw:image xlink:href="Pictures/TablePreview56.svm" xlink:type="simple" xlink:show="embed" xlink:actuate="onLoad"/>
        </draw:frame>
        <draw:custom-shape draw:name="Заголовок 1" draw:style-name="gr448" draw:text-style-name="P70" xml:id="id732" draw:id="id732" draw:layer="layout" svg:width="22.859cm" svg:height="1.265cm" svg:x="1.442cm" svg:y="0.803cm">
          <text:p text:style-name="P26"><text:span text:style-name="T116">Поразрядная </text:span><text:span text:style-name="T117">MSD - </text:span><text:span text:style-name="T116">сортиров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4" draw:style-name="gr449" draw:text-style-name="P98" xml:id="id733" draw:id="id733" draw:layer="layout" svg:width="2.332cm" svg:height="1.926cm" svg:x="1.645cm" svg:y="3.338cm">
          <text:p text:style-name="P36"><text:span text:style-name="T127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Таблица 5" draw:style-name="standard" xml:id="id734" draw:id="id734" draw:layer="layout" svg:width="18.859cm" svg:height="2.431cm" svg:x="4.688cm" svg:y="3.034cm">
          <table:table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6" table:default-cell-style-name="ce26">
              <table:table-cell>
                <text:p text:style-name="P19"><text:span text:style-name="T125">0</text:span></text:p>
              </table:table-cell>
              <table:table-cell>
                <text:p text:style-name="P19"><text:span text:style-name="T125">1</text:span></text:p>
              </table:table-cell>
              <table:table-cell>
                <text:p text:style-name="P19"><text:span text:style-name="T125">2</text:span></text:p>
              </table:table-cell>
              <table:table-cell>
                <text:p text:style-name="P19"><text:span text:style-name="T125">3</text:span></text:p>
              </table:table-cell>
              <table:table-cell>
                <text:p text:style-name="P19"><text:span text:style-name="T125">4</text:span></text:p>
              </table:table-cell>
              <table:table-cell>
                <text:p text:style-name="P19"><text:span text:style-name="T125">5</text:span></text:p>
              </table:table-cell>
              <table:table-cell>
                <text:p text:style-name="P19"><text:span text:style-name="T125">6</text:span></text:p>
              </table:table-cell>
              <table:table-cell>
                <text:p text:style-name="P19"><text:span text:style-name="T125">7</text:span></text:p>
              </table:table-cell>
              <table:table-cell>
                <text:p text:style-name="P19"><text:span text:style-name="T125">8</text:span></text:p>
              </table:table-cell>
              <table:table-cell>
                <text:p text:style-name="P19"><text:span text:style-name="T125">9</text:span></text:p>
              </table:table-cell>
            </table:table-row>
            <table:table-row table:style-name="ro6" table:default-cell-style-name="ce27">
              <table:table-cell>
                <text:p text:style-name="P19"><text:span text:style-name="T96">0</text:span></text:p>
              </table:table-cell>
              <table:table-cell>
                <text:p text:style-name="P19"><text:span text:style-name="T107">0</text:span></text:p>
              </table:table-cell>
              <table:table-cell>
                <text:p text:style-name="P19"><text:span text:style-name="T107">2</text:span></text:p>
              </table:table-cell>
              <table:table-cell>
                <text:p text:style-name="P19"><text:span text:style-name="T107">4</text:span></text:p>
              </table:table-cell>
              <table:table-cell>
                <text:p text:style-name="P19"><text:span text:style-name="T107">5</text:span></text:p>
              </table:table-cell>
              <table:table-cell>
                <text:p text:style-name="P19"><text:span text:style-name="T107">8</text:span></text:p>
              </table:table-cell>
              <table:table-cell>
                <text:p text:style-name="P19"><text:span text:style-name="T107">11</text:span></text:p>
              </table:table-cell>
              <table:table-cell>
                <text:p text:style-name="P19"><text:span text:style-name="T107">15</text:span></text:p>
              </table:table-cell>
              <table:table-cell>
                <text:p text:style-name="P19"><text:span text:style-name="T107">15</text:span></text:p>
              </table:table-cell>
              <table:table-cell>
                <text:p text:style-name="P19"><text:span text:style-name="T107">17</text:span></text:p>
              </table:table-cell>
            </table:table-row>
          </table:table>
          <draw:image xlink:href="Pictures/TablePreview57.svm" xlink:type="simple" xlink:show="embed" xlink:actuate="onLoad"/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732" smil:attributeName="visibility" smil:to="visible"/>
                  <anim:animate smil:dur="1s" smil:fill="hold" smil:targetElement="id732" smil:attributeName="width" smil:values="width*0.70;width" smil:keyTimes="0;1"/>
                  <anim:animate smil:dur="1s" smil:fill="hold" smil:targetElement="id732" smil:attributeName="height" smil:values="height;height" smil:keyTimes="0;1"/>
                  <anim:transitionFilter smil:dur="1s" smil:targetElement="id732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733" smil:attributeName="visibility" smil:to="visible"/>
                  <anim:animate smil:dur="1s" smil:fill="hold" smil:targetElement="id733" smil:attributeName="width" smil:values="width*0.70;width" smil:keyTimes="0;1"/>
                  <anim:animate smil:dur="1s" smil:fill="hold" smil:targetElement="id733" smil:attributeName="height" smil:values="height;height" smil:keyTimes="0;1"/>
                  <anim:transitionFilter smil:dur="1s" smil:targetElement="id733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734" smil:attributeName="visibility" smil:to="visible"/>
                  <anim:animate smil:dur="1s" smil:fill="hold" smil:targetElement="id734" smil:attributeName="width" smil:values="width*0.70;width" smil:keyTimes="0;1"/>
                  <anim:animate smil:dur="1s" smil:fill="hold" smil:targetElement="id734" smil:attributeName="height" smil:values="height;height" smil:keyTimes="0;1"/>
                  <anim:transitionFilter smil:dur="1s" smil:targetElement="id734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735" smil:attributeName="visibility" smil:to="visible"/>
                  <anim:animate smil:dur="1s" smil:fill="hold" smil:targetElement="id735" smil:attributeName="width" smil:values="width*0.70;width" smil:keyTimes="0;1"/>
                  <anim:animate smil:dur="1s" smil:fill="hold" smil:targetElement="id735" smil:attributeName="height" smil:values="height;height" smil:keyTimes="0;1"/>
                  <anim:transitionFilter smil:dur="1s" smil:targetElement="id735" smil:type="fade" smil:subtype="crossfade"/>
                </anim:par>
              </anim:par>
            </anim:par>
          </anim:seq>
        </anim:par>
        <presentation:notes draw:style-name="dp3">
          <draw:page-thumbnail draw:style-name="gr20" draw:layer="layout" svg:width="19.798cm" svg:height="11.136cm" svg:x="0.6cm" svg:y="2.257cm" draw:page-number="70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/>
    <style:font-face style:name="+mn-cs1" svg:font-family="+mn-cs" style:font-pitch="variable"/>
    <style:font-face style:name="+mn-ea" svg:font-family="+mn-ea"/>
    <style:font-face style:name="+mn-ea1" svg:font-family="+mn-ea" style:font-pitch="variable"/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msFillGradient_20_1" draw:display-name="msFillGradient 1" draw:style="linear" draw:start-color="#ffffff" draw:end-color="#d3d3d3" draw:start-intensity="100%" draw:end-intensity="100%" draw:angle="0deg" draw:border="0%"/>
    <draw:gradient draw:name="msFillGradient_20_2" draw:display-name="msFillGradient 2" draw:style="linear" draw:start-color="#ffffff" draw:end-color="#d3d3d3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26" draw:display-name="msArrowOpenEnd 5 26" svg:viewBox="0 0 350 350" svg:d="M175 0l175 322-28 28-129-248v248h-37v-248l-129 248-27-28z"/>
    <draw:marker draw:name="msArrowOpenEnd_20_5_20_35" draw:display-name="msArrowOpenEnd 5 35" svg:viewBox="0 0 350 350" svg:d="M175 0l175 312-38 38-112-213v213h-50v-213l-113 213-37-38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Заголовок_20_и_20_объект-background" style:display-name="Заголовок и объект-background" style:family="presentation">
      <style:graphic-properties draw:stroke="none" draw:fill="gradient" draw:fill-gradient-name="msFillGradient_20_1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false" style:shrink-to-fit="true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ahoma" fo:font-family="Tahoma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ffffff" loext:opacity="100%" style:text-line-through-style="none" style:text-line-through-type="none" style:text-position="0% 100%" style:font-name="Tahoma" fo:font-family="Tahoma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ffffff" loext:opacity="100%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ffffff" loext:opacity="100%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ahoma2" fo:font-family="Tahoma" style:font-family-generic="swiss" style:font-pitch="variabl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Объект-background" style:family="presentation">
      <style:graphic-properties draw:stroke="none" draw:fill="gradient" draw:fill-gradient-name="msFillGradient_20_2"/>
      <style:text-properties style:letter-kerning="true"/>
    </style:style>
    <style:style style:name="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ъект-outline1" style:family="presentation">
      <style:graphic-properties draw:stroke="none" draw:fill="none" draw:auto-grow-height="false" draw:fit-to-size="false" style:shrink-to-fit="true">
        <text:list-style style:name="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ahoma" fo:font-family="Tahoma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ъект-outline2" style:family="presentation" style:parent-style-name="Объект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ffffff" loext:opacity="100%" style:text-line-through-style="none" style:text-line-through-type="none" style:text-position="0% 100%" style:font-name="Tahoma" fo:font-family="Tahoma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ъект-outline3" style:family="presentation" style:parent-style-name="Объект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ffffff" loext:opacity="100%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ъект-outline4" style:family="presentation" style:parent-style-name="Объект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ffffff" loext:opacity="100%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ъект-outline5" style:family="presentation" style:parent-style-name="Объект-outline4">
      <style:paragraph-properties fo:margin-top="0.1cm" fo:margin-bottom="0cm"/>
      <style:text-properties fo:font-size="20pt" style:font-size-asian="20pt" style:font-size-complex="20pt"/>
    </style:style>
    <style:style style:name="Объект-outline6" style:family="presentation" style:parent-style-name="Объект-outline5">
      <style:paragraph-properties fo:margin-top="0.1cm" fo:margin-bottom="0cm"/>
      <style:text-properties fo:font-size="20pt" style:font-size-asian="20pt" style:font-size-complex="20pt"/>
    </style:style>
    <style:style style:name="Объект-outline7" style:family="presentation" style:parent-style-name="Объект-outline6">
      <style:paragraph-properties fo:margin-top="0.1cm" fo:margin-bottom="0cm"/>
      <style:text-properties fo:font-size="20pt" style:font-size-asian="20pt" style:font-size-complex="20pt"/>
    </style:style>
    <style:style style:name="Объект-outline8" style:family="presentation" style:parent-style-name="Объект-outline7">
      <style:paragraph-properties fo:margin-top="0.1cm" fo:margin-bottom="0cm"/>
      <style:text-properties fo:font-size="20pt" style:font-size-asian="20pt" style:font-size-complex="20pt"/>
    </style:style>
    <style:style style:name="Объект-outline9" style:family="presentation" style:parent-style-name="Объект-outline8">
      <style:paragraph-properties fo:margin-top="0.1cm" fo:margin-bottom="0cm"/>
      <style:text-properties fo:font-size="20pt" style:font-size-asian="20pt" style:font-size-complex="20pt"/>
    </style:style>
    <style:style style:name="Объект-subtitle" style:family="presentation">
      <style:graphic-properties draw:stroke="none" draw:fill="none" draw:textarea-vertical-align="middle">
        <text:list-style style:name="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ъект-title" style:family="presentation">
      <style:graphic-properties draw:stroke="none" draw:fill="none" draw:textarea-vertical-align="middle">
        <text:list-style style:name="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ahoma2" fo:font-family="Tahoma" style:font-family-generic="swiss" style:font-pitch="variabl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Заголовок_20_и_20_объект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Заголовок_20_и_20_объект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Заголовок_20_и_20_объект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" style:family="presentation" style:parent-style-name="Заголовок_20_и_20_объект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Объект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Объект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Объект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Объект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2" style:family="paragraph">
      <style:paragraph-properties fo:text-align="start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4" style:family="paragraph">
      <style:paragraph-properties fo:text-align="center" style:writing-mode="lr-tb"/>
      <style:text-properties fo:font-size="14pt" style:font-size-asian="14pt" style:font-size-complex="14pt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e5ffff" loext:opacity="100%" style:text-line-through-style="none" style:text-line-through-type="none" style:text-position="0% 100%" style:font-name="Tahoma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Tahoma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ahoma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Tahoma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Tahoma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Заголовок_20_и_20_объект" style:display-name="Заголовок и объект" style:page-layout-name="PM1" draw:style-name="Mdp1">
      <draw:frame draw:name="Заголовок 1" presentation:style-name="Mpr1" draw:text-style-name="MP6" draw:layer="backgroundobjects" svg:width="22.859cm" svg:height="3.809cm" svg:x="1.27cm" svg:y="1.058cm" presentation:class="title" presentation:user-transformed="true">
        <draw:text-box>
          <text:p text:style-name="MP5"><text:span text:style-name="MT2">О</text:span><text:span text:style-name="MT2">б</text:span><text:span text:style-name="MT2">р</text:span><text:span text:style-name="MT2">а</text:span><text:span text:style-name="MT2">з</text:span><text:span text:style-name="MT2">е</text:span><text:span text:style-name="MT2">ц </text:span><text:span text:style-name="MT2">з</text:span><text:span text:style-name="MT2">а</text:span><text:span text:style-name="MT2">г</text:span><text:span text:style-name="MT2">о</text:span><text:span text:style-name="MT2">л</text:span><text:span text:style-name="MT2">о</text:span><text:span text:style-name="MT2">в</text:span><text:span text:style-name="MT2">к</text:span><text:span text:style-name="MT2">а</text:span></text:p>
        </draw:text-box>
      </draw:frame>
      <draw:frame draw:name="Содержимое 2" presentation:style-name="Mpr2" draw:text-style-name="MP11" draw:layer="backgroundobjects" svg:width="22.859cm" svg:height="11.429cm" svg:x="1.27cm" svg:y="5.503cm" presentation:class="outline" presentation:user-transformed="true">
        <draw:text-box>
          <text:list text:style-name="ML2">
            <text:list-item>
              <text:p text:style-name="MP7"><text:span text:style-name="MT3">Образец текста</text:span></text:p>
              <text:list>
                <text:list-item>
                  <text:p text:style-name="MP8"><text:span text:style-name="MT4">Второй уровень</text:span></text:p>
                  <text:list>
                    <text:list-item>
                      <text:p text:style-name="MP9"><text:span text:style-name="MT5">Третий уровень</text:span></text:p>
                      <text:list>
                        <text:list-item>
                          <text:p text:style-name="MP10"><text:span text:style-name="MT6">Четвертый уровень</text:span></text:p>
                          <text:list>
                            <text:list-item>
                              <text:p text:style-name="MP10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3" draw:text-style-name="MP13" draw:layer="backgroundobjects" svg:width="5.926cm" svg:height="1.322cm" svg:x="1.27cm" svg:y="17.348cm" presentation:class="date-time" presentation:user-transformed="true">
        <draw:text-box>
          <text:p text:style-name="MP12"><text:span text:style-name="MT1"><presentation:date-time/></text:span></text:p>
        </draw:text-box>
      </draw:frame>
      <draw:frame draw:name="Rectangle 5" presentation:style-name="Mpr3" draw:text-style-name="MP13" draw:layer="backgroundobjects" svg:width="8.042cm" svg:height="1.322cm" svg:x="8.678cm" svg:y="17.348cm" presentation:class="footer" presentation:user-transformed="true">
        <draw:text-box>
          <text:p text:style-name="MP14"><text:span text:style-name="MT1"><presentation:footer/></text:span></text:p>
        </draw:text-box>
      </draw:frame>
      <draw:frame draw:name="Rectangle 6" presentation:style-name="Mpr3" draw:text-style-name="MP13" draw:layer="backgroundobjects" svg:width="5.926cm" svg:height="1.322cm" svg:x="18.203cm" svg:y="17.348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Заголовок_20_и_20_объект-title" draw:layer="backgroundobjects" svg:width="19.798cm" svg:height="11.136cm" svg:x="0.6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ъект" style:page-layout-name="PM1" draw:style-name="Mdp2">
      <draw:frame draw:name="Содержимое 1" presentation:style-name="Mpr6" draw:text-style-name="MP11" draw:layer="backgroundobjects" svg:width="22.859cm" svg:height="15.874cm" svg:x="1.27cm" svg:y="1.058cm" presentation:class="outline" presentation:user-transformed="true">
        <draw:text-box>
          <text:list text:style-name="ML2">
            <text:list-item>
              <text:p text:style-name="MP7"><text:span text:style-name="MT3">Образец текста</text:span></text:p>
              <text:list>
                <text:list-item>
                  <text:p text:style-name="MP8"><text:span text:style-name="MT4">Второй уровень</text:span></text:p>
                  <text:list>
                    <text:list-item>
                      <text:p text:style-name="MP9"><text:span text:style-name="MT5">Третий уровень</text:span></text:p>
                      <text:list>
                        <text:list-item>
                          <text:p text:style-name="MP10"><text:span text:style-name="MT6">Четвертый уровень</text:span></text:p>
                          <text:list>
                            <text:list-item>
                              <text:p text:style-name="MP10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7" draw:text-style-name="MP13" draw:layer="backgroundobjects" svg:width="5.926cm" svg:height="1.322cm" svg:x="1.27cm" svg:y="17.348cm" presentation:class="date-time" presentation:user-transformed="true">
        <draw:text-box>
          <text:p text:style-name="MP12"><text:span text:style-name="MT1"><presentation:date-time/></text:span></text:p>
        </draw:text-box>
      </draw:frame>
      <draw:frame draw:name="Rectangle 5" presentation:style-name="Mpr7" draw:text-style-name="MP13" draw:layer="backgroundobjects" svg:width="8.042cm" svg:height="1.322cm" svg:x="8.678cm" svg:y="17.348cm" presentation:class="footer" presentation:user-transformed="true">
        <draw:text-box>
          <text:p text:style-name="MP14"><text:span text:style-name="MT1"><presentation:footer/></text:span></text:p>
        </draw:text-box>
      </draw:frame>
      <draw:frame draw:name="Rectangle 6" presentation:style-name="Mpr7" draw:text-style-name="MP13" draw:layer="backgroundobjects" svg:width="5.926cm" svg:height="1.322cm" svg:x="18.203cm" svg:y="17.348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draw:frame presentation:style-name="Объект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Объект-title" draw:layer="backgroundobjects" svg:width="12.699cm" svg:height="9.524cm" svg:x="3.175cm" svg:y="1.93cm" presentation:class="page"/>
        <draw:frame presentation:style-name="Объект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ИНФОРМАТИКА</dc:title>
    <meta:initial-creator>pnv</meta:initial-creator>
    <meta:editing-cycles>412</meta:editing-cycles>
    <meta:creation-date>2008-09-04T04:37:13</meta:creation-date>
    <dc:date>2025-05-10T01:07:51.250468544</dc:date>
    <meta:editing-duration>P9DT11M27S</meta:editing-duration>
    <meta:generator>LibreOffice/7.3.7.2$Linux_X86_64 LibreOffice_project/30$Build-2</meta:generator>
    <meta:document-statistic meta:object-count="1026"/>
    <meta:user-defined meta:name="AppVersion">15.0000</meta:user-defined>
    <meta:user-defined meta:name="Company">AOI</meta:user-defined>
    <meta:user-defined meta:name="Notes" meta:value-type="float">1</meta:user-defined>
    <meta:user-defined meta:name="PresentationFormat">Экран (4:3)</meta:user-defined>
    <meta:user-defined meta:name="Slides" meta:value-type="float">70</meta:user-defined>
    <meta:template xlink:type="simple" xlink:actuate="onRequest" xlink:title="Textured" xlink:href=""/>
  </office:meta>
</office:document-meta>
</file>